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60pt" svg:height="144pt" svg:x="432pt" svg:y="0pt">
            <draw:object draw:notify-on-update-of-ranges="Sheet1.A2:Sheet1.A1002 Sheet1.D2:Sheet1.D10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60pt" svg:height="144pt" svg:x="792pt" svg:y="0pt">
            <draw:object draw:notify-on-update-of-ranges="Sheet1.A2:Sheet1.A1002 Sheet1.E2:Sheet1.E10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60pt" svg:height="144pt" svg:x="432pt" svg:y="288pt">
            <draw:object draw:notify-on-update-of-ranges="Sheet1.A1:Sheet1.A1 Sheet1.A2:Sheet1.A1002 Sheet1.F1:Sheet1.F1 Sheet1.F2:Sheet1.F10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60pt" svg:height="144pt" svg:x="792pt" svg:y="144pt">
            <draw:object draw:notify-on-update-of-ranges="Sheet1.A1:Sheet1.A1 Sheet1.A2:Sheet1.A1002 Sheet1.B1:Sheet1.B1 Sheet1.B2:Sheet1.B100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360pt" svg:height="144pt" svg:x="432pt" svg:y="144pt">
            <draw:object draw:notify-on-update-of-ranges="Sheet1.A2:Sheet1.A1002 Sheet1.B1:Sheet1.B1 Sheet1.C2:Sheet1.C100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Pre-neuron</text:p>
          </table:table-cell>
          <table:table-cell office:value-type="string" calcext:value-type="string">
            <text:p>Post-neur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w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-[.B2]*[.E2]+[.C2]*[.D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]*EXP(-0.1/20)+[.B3]" office:value-type="float" office:value="0" calcext:value-type="float">
            <text:p>0</text:p>
          </table:table-cell>
          <table:table-cell table:formula="of:=[.E2]*EXP(-0.1/20)+[.C3]" office:value-type="float" office:value="0" calcext:value-type="float">
            <text:p>0</text:p>
          </table:table-cell>
          <table:table-cell table:formula="of:=-[.B3]*[.E3]+[.C3]*[.D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]*EXP(-0.1/20)+[.B4]" office:value-type="float" office:value="0" calcext:value-type="float">
            <text:p>0</text:p>
          </table:table-cell>
          <table:table-cell table:formula="of:=[.E3]*EXP(-0.1/20)+[.C4]" office:value-type="float" office:value="0" calcext:value-type="float">
            <text:p>0</text:p>
          </table:table-cell>
          <table:table-cell table:formula="of:=-[.B4]*[.E4]+[.C4]*[.D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]*EXP(-0.1/20)+[.B5]" office:value-type="float" office:value="0" calcext:value-type="float">
            <text:p>0</text:p>
          </table:table-cell>
          <table:table-cell table:formula="of:=[.E4]*EXP(-0.1/20)+[.C5]" office:value-type="float" office:value="0" calcext:value-type="float">
            <text:p>0</text:p>
          </table:table-cell>
          <table:table-cell table:formula="of:=-[.B5]*[.E5]+[.C5]*[.D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]*EXP(-0.1/20)+[.B6]" office:value-type="float" office:value="0" calcext:value-type="float">
            <text:p>0</text:p>
          </table:table-cell>
          <table:table-cell table:formula="of:=[.E5]*EXP(-0.1/20)+[.C6]" office:value-type="float" office:value="0" calcext:value-type="float">
            <text:p>0</text:p>
          </table:table-cell>
          <table:table-cell table:formula="of:=-[.B6]*[.E6]+[.C6]*[.D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]*EXP(-0.1/20)+[.B7]" office:value-type="float" office:value="0" calcext:value-type="float">
            <text:p>0</text:p>
          </table:table-cell>
          <table:table-cell table:formula="of:=[.E6]*EXP(-0.1/20)+[.C7]" office:value-type="float" office:value="0" calcext:value-type="float">
            <text:p>0</text:p>
          </table:table-cell>
          <table:table-cell table:formula="of:=-[.B7]*[.E7]+[.C7]*[.D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]*EXP(-0.1/20)+[.B8]" office:value-type="float" office:value="0" calcext:value-type="float">
            <text:p>0</text:p>
          </table:table-cell>
          <table:table-cell table:formula="of:=[.E7]*EXP(-0.1/20)+[.C8]" office:value-type="float" office:value="0" calcext:value-type="float">
            <text:p>0</text:p>
          </table:table-cell>
          <table:table-cell table:formula="of:=-[.B8]*[.E8]+[.C8]*[.D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]*EXP(-0.1/20)+[.B9]" office:value-type="float" office:value="0" calcext:value-type="float">
            <text:p>0</text:p>
          </table:table-cell>
          <table:table-cell table:formula="of:=[.E8]*EXP(-0.1/20)+[.C9]" office:value-type="float" office:value="0" calcext:value-type="float">
            <text:p>0</text:p>
          </table:table-cell>
          <table:table-cell table:formula="of:=-[.B9]*[.E9]+[.C9]*[.D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]*EXP(-0.1/20)+[.B10]" office:value-type="float" office:value="0" calcext:value-type="float">
            <text:p>0</text:p>
          </table:table-cell>
          <table:table-cell table:formula="of:=[.E9]*EXP(-0.1/20)+[.C10]" office:value-type="float" office:value="0" calcext:value-type="float">
            <text:p>0</text:p>
          </table:table-cell>
          <table:table-cell table:formula="of:=-[.B10]*[.E10]+[.C10]*[.D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]*EXP(-0.1/20)+[.B11]" office:value-type="float" office:value="0" calcext:value-type="float">
            <text:p>0</text:p>
          </table:table-cell>
          <table:table-cell table:formula="of:=[.E10]*EXP(-0.1/20)+[.C11]" office:value-type="float" office:value="0" calcext:value-type="float">
            <text:p>0</text:p>
          </table:table-cell>
          <table:table-cell table:formula="of:=-[.B11]*[.E11]+[.C11]*[.D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1]*EXP(-0.1/20)+[.B12]" office:value-type="float" office:value="0" calcext:value-type="float">
            <text:p>0</text:p>
          </table:table-cell>
          <table:table-cell table:formula="of:=[.E11]*EXP(-0.1/20)+[.C12]" office:value-type="float" office:value="0" calcext:value-type="float">
            <text:p>0</text:p>
          </table:table-cell>
          <table:table-cell table:formula="of:=-[.B12]*[.E12]+[.C12]*[.D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2]*EXP(-0.1/20)+[.B13]" office:value-type="float" office:value="0" calcext:value-type="float">
            <text:p>0</text:p>
          </table:table-cell>
          <table:table-cell table:formula="of:=[.E12]*EXP(-0.1/20)+[.C13]" office:value-type="float" office:value="0" calcext:value-type="float">
            <text:p>0</text:p>
          </table:table-cell>
          <table:table-cell table:formula="of:=-[.B13]*[.E13]+[.C13]*[.D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3]*EXP(-0.1/20)+[.B14]" office:value-type="float" office:value="0" calcext:value-type="float">
            <text:p>0</text:p>
          </table:table-cell>
          <table:table-cell table:formula="of:=[.E13]*EXP(-0.1/20)+[.C14]" office:value-type="float" office:value="0" calcext:value-type="float">
            <text:p>0</text:p>
          </table:table-cell>
          <table:table-cell table:formula="of:=-[.B14]*[.E14]+[.C14]*[.D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4]*EXP(-0.1/20)+[.B15]" office:value-type="float" office:value="0" calcext:value-type="float">
            <text:p>0</text:p>
          </table:table-cell>
          <table:table-cell table:formula="of:=[.E14]*EXP(-0.1/20)+[.C15]" office:value-type="float" office:value="0" calcext:value-type="float">
            <text:p>0</text:p>
          </table:table-cell>
          <table:table-cell table:formula="of:=-[.B15]*[.E15]+[.C15]*[.D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5]*EXP(-0.1/20)+[.B16]" office:value-type="float" office:value="0" calcext:value-type="float">
            <text:p>0</text:p>
          </table:table-cell>
          <table:table-cell table:formula="of:=[.E15]*EXP(-0.1/20)+[.C16]" office:value-type="float" office:value="0" calcext:value-type="float">
            <text:p>0</text:p>
          </table:table-cell>
          <table:table-cell table:formula="of:=-[.B16]*[.E16]+[.C16]*[.D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6]*EXP(-0.1/20)+[.B17]" office:value-type="float" office:value="0" calcext:value-type="float">
            <text:p>0</text:p>
          </table:table-cell>
          <table:table-cell table:formula="of:=[.E16]*EXP(-0.1/20)+[.C17]" office:value-type="float" office:value="0" calcext:value-type="float">
            <text:p>0</text:p>
          </table:table-cell>
          <table:table-cell table:formula="of:=-[.B17]*[.E17]+[.C17]*[.D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7]*EXP(-0.1/20)+[.B18]" office:value-type="float" office:value="0" calcext:value-type="float">
            <text:p>0</text:p>
          </table:table-cell>
          <table:table-cell table:formula="of:=[.E17]*EXP(-0.1/20)+[.C18]" office:value-type="float" office:value="0" calcext:value-type="float">
            <text:p>0</text:p>
          </table:table-cell>
          <table:table-cell table:formula="of:=-[.B18]*[.E18]+[.C18]*[.D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8]*EXP(-0.1/20)+[.B19]" office:value-type="float" office:value="0" calcext:value-type="float">
            <text:p>0</text:p>
          </table:table-cell>
          <table:table-cell table:formula="of:=[.E18]*EXP(-0.1/20)+[.C19]" office:value-type="float" office:value="0" calcext:value-type="float">
            <text:p>0</text:p>
          </table:table-cell>
          <table:table-cell table:formula="of:=-[.B19]*[.E19]+[.C19]*[.D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9]*EXP(-0.1/20)+[.B20]" office:value-type="float" office:value="0" calcext:value-type="float">
            <text:p>0</text:p>
          </table:table-cell>
          <table:table-cell table:formula="of:=[.E19]*EXP(-0.1/20)+[.C20]" office:value-type="float" office:value="0" calcext:value-type="float">
            <text:p>0</text:p>
          </table:table-cell>
          <table:table-cell table:formula="of:=-[.B20]*[.E20]+[.C20]*[.D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0]*EXP(-0.1/20)+[.B21]" office:value-type="float" office:value="0" calcext:value-type="float">
            <text:p>0</text:p>
          </table:table-cell>
          <table:table-cell table:formula="of:=[.E20]*EXP(-0.1/20)+[.C21]" office:value-type="float" office:value="0" calcext:value-type="float">
            <text:p>0</text:p>
          </table:table-cell>
          <table:table-cell table:formula="of:=-[.B21]*[.E21]+[.C21]*[.D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1]*EXP(-0.1/20)+[.B22]" office:value-type="float" office:value="0" calcext:value-type="float">
            <text:p>0</text:p>
          </table:table-cell>
          <table:table-cell table:formula="of:=[.E21]*EXP(-0.1/20)+[.C22]" office:value-type="float" office:value="0" calcext:value-type="float">
            <text:p>0</text:p>
          </table:table-cell>
          <table:table-cell table:formula="of:=-[.B22]*[.E22]+[.C22]*[.D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2]*EXP(-0.1/20)+[.B23]" office:value-type="float" office:value="0" calcext:value-type="float">
            <text:p>0</text:p>
          </table:table-cell>
          <table:table-cell table:formula="of:=[.E22]*EXP(-0.1/20)+[.C23]" office:value-type="float" office:value="0" calcext:value-type="float">
            <text:p>0</text:p>
          </table:table-cell>
          <table:table-cell table:formula="of:=-[.B23]*[.E23]+[.C23]*[.D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3]*EXP(-0.1/20)+[.B24]" office:value-type="float" office:value="0" calcext:value-type="float">
            <text:p>0</text:p>
          </table:table-cell>
          <table:table-cell table:formula="of:=[.E23]*EXP(-0.1/20)+[.C24]" office:value-type="float" office:value="0" calcext:value-type="float">
            <text:p>0</text:p>
          </table:table-cell>
          <table:table-cell table:formula="of:=-[.B24]*[.E24]+[.C24]*[.D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4]*EXP(-0.1/20)+[.B25]" office:value-type="float" office:value="0" calcext:value-type="float">
            <text:p>0</text:p>
          </table:table-cell>
          <table:table-cell table:formula="of:=[.E24]*EXP(-0.1/20)+[.C25]" office:value-type="float" office:value="0" calcext:value-type="float">
            <text:p>0</text:p>
          </table:table-cell>
          <table:table-cell table:formula="of:=-[.B25]*[.E25]+[.C25]*[.D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5]*EXP(-0.1/20)+[.B26]" office:value-type="float" office:value="0" calcext:value-type="float">
            <text:p>0</text:p>
          </table:table-cell>
          <table:table-cell table:formula="of:=[.E25]*EXP(-0.1/20)+[.C26]" office:value-type="float" office:value="0" calcext:value-type="float">
            <text:p>0</text:p>
          </table:table-cell>
          <table:table-cell table:formula="of:=-[.B26]*[.E26]+[.C26]*[.D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6]*EXP(-0.1/20)+[.B27]" office:value-type="float" office:value="0" calcext:value-type="float">
            <text:p>0</text:p>
          </table:table-cell>
          <table:table-cell table:formula="of:=[.E26]*EXP(-0.1/20)+[.C27]" office:value-type="float" office:value="0" calcext:value-type="float">
            <text:p>0</text:p>
          </table:table-cell>
          <table:table-cell table:formula="of:=-[.B27]*[.E27]+[.C27]*[.D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7]*EXP(-0.1/20)+[.B28]" office:value-type="float" office:value="0" calcext:value-type="float">
            <text:p>0</text:p>
          </table:table-cell>
          <table:table-cell table:formula="of:=[.E27]*EXP(-0.1/20)+[.C28]" office:value-type="float" office:value="0" calcext:value-type="float">
            <text:p>0</text:p>
          </table:table-cell>
          <table:table-cell table:formula="of:=-[.B28]*[.E28]+[.C28]*[.D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8]*EXP(-0.1/20)+[.B29]" office:value-type="float" office:value="0" calcext:value-type="float">
            <text:p>0</text:p>
          </table:table-cell>
          <table:table-cell table:formula="of:=[.E28]*EXP(-0.1/20)+[.C29]" office:value-type="float" office:value="0" calcext:value-type="float">
            <text:p>0</text:p>
          </table:table-cell>
          <table:table-cell table:formula="of:=-[.B29]*[.E29]+[.C29]*[.D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9]*EXP(-0.1/20)+[.B30]" office:value-type="float" office:value="0" calcext:value-type="float">
            <text:p>0</text:p>
          </table:table-cell>
          <table:table-cell table:formula="of:=[.E29]*EXP(-0.1/20)+[.C30]" office:value-type="float" office:value="0" calcext:value-type="float">
            <text:p>0</text:p>
          </table:table-cell>
          <table:table-cell table:formula="of:=-[.B30]*[.E30]+[.C30]*[.D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0]*EXP(-0.1/20)+[.B31]" office:value-type="float" office:value="0" calcext:value-type="float">
            <text:p>0</text:p>
          </table:table-cell>
          <table:table-cell table:formula="of:=[.E30]*EXP(-0.1/20)+[.C31]" office:value-type="float" office:value="0" calcext:value-type="float">
            <text:p>0</text:p>
          </table:table-cell>
          <table:table-cell table:formula="of:=-[.B31]*[.E31]+[.C31]*[.D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1]*EXP(-0.1/20)+[.B32]" office:value-type="float" office:value="0" calcext:value-type="float">
            <text:p>0</text:p>
          </table:table-cell>
          <table:table-cell table:formula="of:=[.E31]*EXP(-0.1/20)+[.C32]" office:value-type="float" office:value="0" calcext:value-type="float">
            <text:p>0</text:p>
          </table:table-cell>
          <table:table-cell table:formula="of:=-[.B32]*[.E32]+[.C32]*[.D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2]*EXP(-0.1/20)+[.B33]" office:value-type="float" office:value="0" calcext:value-type="float">
            <text:p>0</text:p>
          </table:table-cell>
          <table:table-cell table:formula="of:=[.E32]*EXP(-0.1/20)+[.C33]" office:value-type="float" office:value="0" calcext:value-type="float">
            <text:p>0</text:p>
          </table:table-cell>
          <table:table-cell table:formula="of:=-[.B33]*[.E33]+[.C33]*[.D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3]*EXP(-0.1/20)+[.B34]" office:value-type="float" office:value="0" calcext:value-type="float">
            <text:p>0</text:p>
          </table:table-cell>
          <table:table-cell table:formula="of:=[.E33]*EXP(-0.1/20)+[.C34]" office:value-type="float" office:value="0" calcext:value-type="float">
            <text:p>0</text:p>
          </table:table-cell>
          <table:table-cell table:formula="of:=-[.B34]*[.E34]+[.C34]*[.D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4]*EXP(-0.1/20)+[.B35]" office:value-type="float" office:value="0" calcext:value-type="float">
            <text:p>0</text:p>
          </table:table-cell>
          <table:table-cell table:formula="of:=[.E34]*EXP(-0.1/20)+[.C35]" office:value-type="float" office:value="0" calcext:value-type="float">
            <text:p>0</text:p>
          </table:table-cell>
          <table:table-cell table:formula="of:=-[.B35]*[.E35]+[.C35]*[.D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5]*EXP(-0.1/20)+[.B36]" office:value-type="float" office:value="0" calcext:value-type="float">
            <text:p>0</text:p>
          </table:table-cell>
          <table:table-cell table:formula="of:=[.E35]*EXP(-0.1/20)+[.C36]" office:value-type="float" office:value="0" calcext:value-type="float">
            <text:p>0</text:p>
          </table:table-cell>
          <table:table-cell table:formula="of:=-[.B36]*[.E36]+[.C36]*[.D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6]*EXP(-0.1/20)+[.B37]" office:value-type="float" office:value="0" calcext:value-type="float">
            <text:p>0</text:p>
          </table:table-cell>
          <table:table-cell table:formula="of:=[.E36]*EXP(-0.1/20)+[.C37]" office:value-type="float" office:value="0" calcext:value-type="float">
            <text:p>0</text:p>
          </table:table-cell>
          <table:table-cell table:formula="of:=-[.B37]*[.E37]+[.C37]*[.D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7]*EXP(-0.1/20)+[.B38]" office:value-type="float" office:value="0" calcext:value-type="float">
            <text:p>0</text:p>
          </table:table-cell>
          <table:table-cell table:formula="of:=[.E37]*EXP(-0.1/20)+[.C38]" office:value-type="float" office:value="0" calcext:value-type="float">
            <text:p>0</text:p>
          </table:table-cell>
          <table:table-cell table:formula="of:=-[.B38]*[.E38]+[.C38]*[.D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8]*EXP(-0.1/20)+[.B39]" office:value-type="float" office:value="0" calcext:value-type="float">
            <text:p>0</text:p>
          </table:table-cell>
          <table:table-cell table:formula="of:=[.E38]*EXP(-0.1/20)+[.C39]" office:value-type="float" office:value="0" calcext:value-type="float">
            <text:p>0</text:p>
          </table:table-cell>
          <table:table-cell table:formula="of:=-[.B39]*[.E39]+[.C39]*[.D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9]*EXP(-0.1/20)+[.B40]" office:value-type="float" office:value="0" calcext:value-type="float">
            <text:p>0</text:p>
          </table:table-cell>
          <table:table-cell table:formula="of:=[.E39]*EXP(-0.1/20)+[.C40]" office:value-type="float" office:value="0" calcext:value-type="float">
            <text:p>0</text:p>
          </table:table-cell>
          <table:table-cell table:formula="of:=-[.B40]*[.E40]+[.C40]*[.D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0]*EXP(-0.1/20)+[.B41]" office:value-type="float" office:value="0" calcext:value-type="float">
            <text:p>0</text:p>
          </table:table-cell>
          <table:table-cell table:formula="of:=[.E40]*EXP(-0.1/20)+[.C41]" office:value-type="float" office:value="0" calcext:value-type="float">
            <text:p>0</text:p>
          </table:table-cell>
          <table:table-cell table:formula="of:=-[.B41]*[.E41]+[.C41]*[.D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1]*EXP(-0.1/20)+[.B42]" office:value-type="float" office:value="0" calcext:value-type="float">
            <text:p>0</text:p>
          </table:table-cell>
          <table:table-cell table:formula="of:=[.E41]*EXP(-0.1/20)+[.C42]" office:value-type="float" office:value="0" calcext:value-type="float">
            <text:p>0</text:p>
          </table:table-cell>
          <table:table-cell table:formula="of:=-[.B42]*[.E42]+[.C42]*[.D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2]*EXP(-0.1/20)+[.B43]" office:value-type="float" office:value="0" calcext:value-type="float">
            <text:p>0</text:p>
          </table:table-cell>
          <table:table-cell table:formula="of:=[.E42]*EXP(-0.1/20)+[.C43]" office:value-type="float" office:value="0" calcext:value-type="float">
            <text:p>0</text:p>
          </table:table-cell>
          <table:table-cell table:formula="of:=-[.B43]*[.E43]+[.C43]*[.D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3]*EXP(-0.1/20)+[.B44]" office:value-type="float" office:value="0" calcext:value-type="float">
            <text:p>0</text:p>
          </table:table-cell>
          <table:table-cell table:formula="of:=[.E43]*EXP(-0.1/20)+[.C44]" office:value-type="float" office:value="0" calcext:value-type="float">
            <text:p>0</text:p>
          </table:table-cell>
          <table:table-cell table:formula="of:=-[.B44]*[.E44]+[.C44]*[.D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4]*EXP(-0.1/20)+[.B45]" office:value-type="float" office:value="0" calcext:value-type="float">
            <text:p>0</text:p>
          </table:table-cell>
          <table:table-cell table:formula="of:=[.E44]*EXP(-0.1/20)+[.C45]" office:value-type="float" office:value="0" calcext:value-type="float">
            <text:p>0</text:p>
          </table:table-cell>
          <table:table-cell table:formula="of:=-[.B45]*[.E45]+[.C45]*[.D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5]*EXP(-0.1/20)+[.B46]" office:value-type="float" office:value="0" calcext:value-type="float">
            <text:p>0</text:p>
          </table:table-cell>
          <table:table-cell table:formula="of:=[.E45]*EXP(-0.1/20)+[.C46]" office:value-type="float" office:value="0" calcext:value-type="float">
            <text:p>0</text:p>
          </table:table-cell>
          <table:table-cell table:formula="of:=-[.B46]*[.E46]+[.C46]*[.D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6]*EXP(-0.1/20)+[.B47]" office:value-type="float" office:value="0" calcext:value-type="float">
            <text:p>0</text:p>
          </table:table-cell>
          <table:table-cell table:formula="of:=[.E46]*EXP(-0.1/20)+[.C47]" office:value-type="float" office:value="0" calcext:value-type="float">
            <text:p>0</text:p>
          </table:table-cell>
          <table:table-cell table:formula="of:=-[.B47]*[.E47]+[.C47]*[.D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7]*EXP(-0.1/20)+[.B48]" office:value-type="float" office:value="0" calcext:value-type="float">
            <text:p>0</text:p>
          </table:table-cell>
          <table:table-cell table:formula="of:=[.E47]*EXP(-0.1/20)+[.C48]" office:value-type="float" office:value="0" calcext:value-type="float">
            <text:p>0</text:p>
          </table:table-cell>
          <table:table-cell table:formula="of:=-[.B48]*[.E48]+[.C48]*[.D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8]*EXP(-0.1/20)+[.B49]" office:value-type="float" office:value="0" calcext:value-type="float">
            <text:p>0</text:p>
          </table:table-cell>
          <table:table-cell table:formula="of:=[.E48]*EXP(-0.1/20)+[.C49]" office:value-type="float" office:value="0" calcext:value-type="float">
            <text:p>0</text:p>
          </table:table-cell>
          <table:table-cell table:formula="of:=-[.B49]*[.E49]+[.C49]*[.D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9]*EXP(-0.1/20)+[.B50]" office:value-type="float" office:value="0" calcext:value-type="float">
            <text:p>0</text:p>
          </table:table-cell>
          <table:table-cell table:formula="of:=[.E49]*EXP(-0.1/20)+[.C50]" office:value-type="float" office:value="0" calcext:value-type="float">
            <text:p>0</text:p>
          </table:table-cell>
          <table:table-cell table:formula="of:=-[.B50]*[.E50]+[.C50]*[.D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0]*EXP(-0.1/20)+[.B51]" office:value-type="float" office:value="0" calcext:value-type="float">
            <text:p>0</text:p>
          </table:table-cell>
          <table:table-cell table:formula="of:=[.E50]*EXP(-0.1/20)+[.C51]" office:value-type="float" office:value="0" calcext:value-type="float">
            <text:p>0</text:p>
          </table:table-cell>
          <table:table-cell table:formula="of:=-[.B51]*[.E51]+[.C51]*[.D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1]*EXP(-0.1/20)+[.B52]" office:value-type="float" office:value="0" calcext:value-type="float">
            <text:p>0</text:p>
          </table:table-cell>
          <table:table-cell table:formula="of:=[.E51]*EXP(-0.1/20)+[.C52]" office:value-type="float" office:value="0" calcext:value-type="float">
            <text:p>0</text:p>
          </table:table-cell>
          <table:table-cell table:formula="of:=-[.B52]*[.E52]+[.C52]*[.D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2]*EXP(-0.1/20)+[.B53]" office:value-type="float" office:value="0" calcext:value-type="float">
            <text:p>0</text:p>
          </table:table-cell>
          <table:table-cell table:formula="of:=[.E52]*EXP(-0.1/20)+[.C53]" office:value-type="float" office:value="0" calcext:value-type="float">
            <text:p>0</text:p>
          </table:table-cell>
          <table:table-cell table:formula="of:=-[.B53]*[.E53]+[.C53]*[.D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3]*EXP(-0.1/20)+[.B54]" office:value-type="float" office:value="0" calcext:value-type="float">
            <text:p>0</text:p>
          </table:table-cell>
          <table:table-cell table:formula="of:=[.E53]*EXP(-0.1/20)+[.C54]" office:value-type="float" office:value="0" calcext:value-type="float">
            <text:p>0</text:p>
          </table:table-cell>
          <table:table-cell table:formula="of:=-[.B54]*[.E54]+[.C54]*[.D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4]*EXP(-0.1/20)+[.B55]" office:value-type="float" office:value="0" calcext:value-type="float">
            <text:p>0</text:p>
          </table:table-cell>
          <table:table-cell table:formula="of:=[.E54]*EXP(-0.1/20)+[.C55]" office:value-type="float" office:value="0" calcext:value-type="float">
            <text:p>0</text:p>
          </table:table-cell>
          <table:table-cell table:formula="of:=-[.B55]*[.E55]+[.C55]*[.D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5]*EXP(-0.1/20)+[.B56]" office:value-type="float" office:value="0" calcext:value-type="float">
            <text:p>0</text:p>
          </table:table-cell>
          <table:table-cell table:formula="of:=[.E55]*EXP(-0.1/20)+[.C56]" office:value-type="float" office:value="0" calcext:value-type="float">
            <text:p>0</text:p>
          </table:table-cell>
          <table:table-cell table:formula="of:=-[.B56]*[.E56]+[.C56]*[.D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6]*EXP(-0.1/20)+[.B57]" office:value-type="float" office:value="0" calcext:value-type="float">
            <text:p>0</text:p>
          </table:table-cell>
          <table:table-cell table:formula="of:=[.E56]*EXP(-0.1/20)+[.C57]" office:value-type="float" office:value="0" calcext:value-type="float">
            <text:p>0</text:p>
          </table:table-cell>
          <table:table-cell table:formula="of:=-[.B57]*[.E57]+[.C57]*[.D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7]*EXP(-0.1/20)+[.B58]" office:value-type="float" office:value="0" calcext:value-type="float">
            <text:p>0</text:p>
          </table:table-cell>
          <table:table-cell table:formula="of:=[.E57]*EXP(-0.1/20)+[.C58]" office:value-type="float" office:value="0" calcext:value-type="float">
            <text:p>0</text:p>
          </table:table-cell>
          <table:table-cell table:formula="of:=-[.B58]*[.E58]+[.C58]*[.D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8]*EXP(-0.1/20)+[.B59]" office:value-type="float" office:value="0" calcext:value-type="float">
            <text:p>0</text:p>
          </table:table-cell>
          <table:table-cell table:formula="of:=[.E58]*EXP(-0.1/20)+[.C59]" office:value-type="float" office:value="0" calcext:value-type="float">
            <text:p>0</text:p>
          </table:table-cell>
          <table:table-cell table:formula="of:=-[.B59]*[.E59]+[.C59]*[.D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9]*EXP(-0.1/20)+[.B60]" office:value-type="float" office:value="0" calcext:value-type="float">
            <text:p>0</text:p>
          </table:table-cell>
          <table:table-cell table:formula="of:=[.E59]*EXP(-0.1/20)+[.C60]" office:value-type="float" office:value="0" calcext:value-type="float">
            <text:p>0</text:p>
          </table:table-cell>
          <table:table-cell table:formula="of:=-[.B60]*[.E60]+[.C60]*[.D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0]*EXP(-0.1/20)+[.B61]" office:value-type="float" office:value="0" calcext:value-type="float">
            <text:p>0</text:p>
          </table:table-cell>
          <table:table-cell table:formula="of:=[.E60]*EXP(-0.1/20)+[.C61]" office:value-type="float" office:value="0" calcext:value-type="float">
            <text:p>0</text:p>
          </table:table-cell>
          <table:table-cell table:formula="of:=-[.B61]*[.E61]+[.C61]*[.D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1]*EXP(-0.1/20)+[.B62]" office:value-type="float" office:value="0" calcext:value-type="float">
            <text:p>0</text:p>
          </table:table-cell>
          <table:table-cell table:formula="of:=[.E61]*EXP(-0.1/20)+[.C62]" office:value-type="float" office:value="0" calcext:value-type="float">
            <text:p>0</text:p>
          </table:table-cell>
          <table:table-cell table:formula="of:=-[.B62]*[.E62]+[.C62]*[.D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2]*EXP(-0.1/20)+[.B63]" office:value-type="float" office:value="0" calcext:value-type="float">
            <text:p>0</text:p>
          </table:table-cell>
          <table:table-cell table:formula="of:=[.E62]*EXP(-0.1/20)+[.C63]" office:value-type="float" office:value="0" calcext:value-type="float">
            <text:p>0</text:p>
          </table:table-cell>
          <table:table-cell table:formula="of:=-[.B63]*[.E63]+[.C63]*[.D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3]*EXP(-0.1/20)+[.B64]" office:value-type="float" office:value="0" calcext:value-type="float">
            <text:p>0</text:p>
          </table:table-cell>
          <table:table-cell table:formula="of:=[.E63]*EXP(-0.1/20)+[.C64]" office:value-type="float" office:value="0" calcext:value-type="float">
            <text:p>0</text:p>
          </table:table-cell>
          <table:table-cell table:formula="of:=-[.B64]*[.E64]+[.C64]*[.D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4]*EXP(-0.1/20)+[.B65]" office:value-type="float" office:value="0" calcext:value-type="float">
            <text:p>0</text:p>
          </table:table-cell>
          <table:table-cell table:formula="of:=[.E64]*EXP(-0.1/20)+[.C65]" office:value-type="float" office:value="0" calcext:value-type="float">
            <text:p>0</text:p>
          </table:table-cell>
          <table:table-cell table:formula="of:=-[.B65]*[.E65]+[.C65]*[.D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5]*EXP(-0.1/20)+[.B66]" office:value-type="float" office:value="0" calcext:value-type="float">
            <text:p>0</text:p>
          </table:table-cell>
          <table:table-cell table:formula="of:=[.E65]*EXP(-0.1/20)+[.C66]" office:value-type="float" office:value="0" calcext:value-type="float">
            <text:p>0</text:p>
          </table:table-cell>
          <table:table-cell table:formula="of:=-[.B66]*[.E66]+[.C66]*[.D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6]*EXP(-0.1/20)+[.B67]" office:value-type="float" office:value="0" calcext:value-type="float">
            <text:p>0</text:p>
          </table:table-cell>
          <table:table-cell table:formula="of:=[.E66]*EXP(-0.1/20)+[.C67]" office:value-type="float" office:value="0" calcext:value-type="float">
            <text:p>0</text:p>
          </table:table-cell>
          <table:table-cell table:formula="of:=-[.B67]*[.E67]+[.C67]*[.D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7]*EXP(-0.1/20)+[.B68]" office:value-type="float" office:value="0" calcext:value-type="float">
            <text:p>0</text:p>
          </table:table-cell>
          <table:table-cell table:formula="of:=[.E67]*EXP(-0.1/20)+[.C68]" office:value-type="float" office:value="0" calcext:value-type="float">
            <text:p>0</text:p>
          </table:table-cell>
          <table:table-cell table:formula="of:=-[.B68]*[.E68]+[.C68]*[.D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8]*EXP(-0.1/20)+[.B69]" office:value-type="float" office:value="0" calcext:value-type="float">
            <text:p>0</text:p>
          </table:table-cell>
          <table:table-cell table:formula="of:=[.E68]*EXP(-0.1/20)+[.C69]" office:value-type="float" office:value="0" calcext:value-type="float">
            <text:p>0</text:p>
          </table:table-cell>
          <table:table-cell table:formula="of:=-[.B69]*[.E69]+[.C69]*[.D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9]*EXP(-0.1/20)+[.B70]" office:value-type="float" office:value="0" calcext:value-type="float">
            <text:p>0</text:p>
          </table:table-cell>
          <table:table-cell table:formula="of:=[.E69]*EXP(-0.1/20)+[.C70]" office:value-type="float" office:value="0" calcext:value-type="float">
            <text:p>0</text:p>
          </table:table-cell>
          <table:table-cell table:formula="of:=-[.B70]*[.E70]+[.C70]*[.D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0]*EXP(-0.1/20)+[.B71]" office:value-type="float" office:value="0" calcext:value-type="float">
            <text:p>0</text:p>
          </table:table-cell>
          <table:table-cell table:formula="of:=[.E70]*EXP(-0.1/20)+[.C71]" office:value-type="float" office:value="0" calcext:value-type="float">
            <text:p>0</text:p>
          </table:table-cell>
          <table:table-cell table:formula="of:=-[.B71]*[.E71]+[.C71]*[.D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1]*EXP(-0.1/20)+[.B72]" office:value-type="float" office:value="0" calcext:value-type="float">
            <text:p>0</text:p>
          </table:table-cell>
          <table:table-cell table:formula="of:=[.E71]*EXP(-0.1/20)+[.C72]" office:value-type="float" office:value="0" calcext:value-type="float">
            <text:p>0</text:p>
          </table:table-cell>
          <table:table-cell table:formula="of:=-[.B72]*[.E72]+[.C72]*[.D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2]*EXP(-0.1/20)+[.B73]" office:value-type="float" office:value="0" calcext:value-type="float">
            <text:p>0</text:p>
          </table:table-cell>
          <table:table-cell table:formula="of:=[.E72]*EXP(-0.1/20)+[.C73]" office:value-type="float" office:value="0" calcext:value-type="float">
            <text:p>0</text:p>
          </table:table-cell>
          <table:table-cell table:formula="of:=-[.B73]*[.E73]+[.C73]*[.D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3]*EXP(-0.1/20)+[.B74]" office:value-type="float" office:value="0" calcext:value-type="float">
            <text:p>0</text:p>
          </table:table-cell>
          <table:table-cell table:formula="of:=[.E73]*EXP(-0.1/20)+[.C74]" office:value-type="float" office:value="0" calcext:value-type="float">
            <text:p>0</text:p>
          </table:table-cell>
          <table:table-cell table:formula="of:=-[.B74]*[.E74]+[.C74]*[.D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4]*EXP(-0.1/20)+[.B75]" office:value-type="float" office:value="0" calcext:value-type="float">
            <text:p>0</text:p>
          </table:table-cell>
          <table:table-cell table:formula="of:=[.E74]*EXP(-0.1/20)+[.C75]" office:value-type="float" office:value="0" calcext:value-type="float">
            <text:p>0</text:p>
          </table:table-cell>
          <table:table-cell table:formula="of:=-[.B75]*[.E75]+[.C75]*[.D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5]*EXP(-0.1/20)+[.B76]" office:value-type="float" office:value="0" calcext:value-type="float">
            <text:p>0</text:p>
          </table:table-cell>
          <table:table-cell table:formula="of:=[.E75]*EXP(-0.1/20)+[.C76]" office:value-type="float" office:value="0" calcext:value-type="float">
            <text:p>0</text:p>
          </table:table-cell>
          <table:table-cell table:formula="of:=-[.B76]*[.E76]+[.C76]*[.D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6]*EXP(-0.1/20)+[.B77]" office:value-type="float" office:value="0" calcext:value-type="float">
            <text:p>0</text:p>
          </table:table-cell>
          <table:table-cell table:formula="of:=[.E76]*EXP(-0.1/20)+[.C77]" office:value-type="float" office:value="0" calcext:value-type="float">
            <text:p>0</text:p>
          </table:table-cell>
          <table:table-cell table:formula="of:=-[.B77]*[.E77]+[.C77]*[.D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7]*EXP(-0.1/20)+[.B78]" office:value-type="float" office:value="0" calcext:value-type="float">
            <text:p>0</text:p>
          </table:table-cell>
          <table:table-cell table:formula="of:=[.E77]*EXP(-0.1/20)+[.C78]" office:value-type="float" office:value="0" calcext:value-type="float">
            <text:p>0</text:p>
          </table:table-cell>
          <table:table-cell table:formula="of:=-[.B78]*[.E78]+[.C78]*[.D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8]*EXP(-0.1/20)+[.B79]" office:value-type="float" office:value="0" calcext:value-type="float">
            <text:p>0</text:p>
          </table:table-cell>
          <table:table-cell table:formula="of:=[.E78]*EXP(-0.1/20)+[.C79]" office:value-type="float" office:value="0" calcext:value-type="float">
            <text:p>0</text:p>
          </table:table-cell>
          <table:table-cell table:formula="of:=-[.B79]*[.E79]+[.C79]*[.D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9]*EXP(-0.1/20)+[.B80]" office:value-type="float" office:value="0" calcext:value-type="float">
            <text:p>0</text:p>
          </table:table-cell>
          <table:table-cell table:formula="of:=[.E79]*EXP(-0.1/20)+[.C80]" office:value-type="float" office:value="0" calcext:value-type="float">
            <text:p>0</text:p>
          </table:table-cell>
          <table:table-cell table:formula="of:=-[.B80]*[.E80]+[.C80]*[.D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0]*EXP(-0.1/20)+[.B81]" office:value-type="float" office:value="0" calcext:value-type="float">
            <text:p>0</text:p>
          </table:table-cell>
          <table:table-cell table:formula="of:=[.E80]*EXP(-0.1/20)+[.C81]" office:value-type="float" office:value="0" calcext:value-type="float">
            <text:p>0</text:p>
          </table:table-cell>
          <table:table-cell table:formula="of:=-[.B81]*[.E81]+[.C81]*[.D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1]*EXP(-0.1/20)+[.B82]" office:value-type="float" office:value="0" calcext:value-type="float">
            <text:p>0</text:p>
          </table:table-cell>
          <table:table-cell table:formula="of:=[.E81]*EXP(-0.1/20)+[.C82]" office:value-type="float" office:value="0" calcext:value-type="float">
            <text:p>0</text:p>
          </table:table-cell>
          <table:table-cell table:formula="of:=-[.B82]*[.E82]+[.C82]*[.D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2]*EXP(-0.1/20)+[.B83]" office:value-type="float" office:value="0" calcext:value-type="float">
            <text:p>0</text:p>
          </table:table-cell>
          <table:table-cell table:formula="of:=[.E82]*EXP(-0.1/20)+[.C83]" office:value-type="float" office:value="0" calcext:value-type="float">
            <text:p>0</text:p>
          </table:table-cell>
          <table:table-cell table:formula="of:=-[.B83]*[.E83]+[.C83]*[.D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3]*EXP(-0.1/20)+[.B84]" office:value-type="float" office:value="0" calcext:value-type="float">
            <text:p>0</text:p>
          </table:table-cell>
          <table:table-cell table:formula="of:=[.E83]*EXP(-0.1/20)+[.C84]" office:value-type="float" office:value="0" calcext:value-type="float">
            <text:p>0</text:p>
          </table:table-cell>
          <table:table-cell table:formula="of:=-[.B84]*[.E84]+[.C84]*[.D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4]*EXP(-0.1/20)+[.B85]" office:value-type="float" office:value="0" calcext:value-type="float">
            <text:p>0</text:p>
          </table:table-cell>
          <table:table-cell table:formula="of:=[.E84]*EXP(-0.1/20)+[.C85]" office:value-type="float" office:value="0" calcext:value-type="float">
            <text:p>0</text:p>
          </table:table-cell>
          <table:table-cell table:formula="of:=-[.B85]*[.E85]+[.C85]*[.D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5]*EXP(-0.1/20)+[.B86]" office:value-type="float" office:value="0" calcext:value-type="float">
            <text:p>0</text:p>
          </table:table-cell>
          <table:table-cell table:formula="of:=[.E85]*EXP(-0.1/20)+[.C86]" office:value-type="float" office:value="0" calcext:value-type="float">
            <text:p>0</text:p>
          </table:table-cell>
          <table:table-cell table:formula="of:=-[.B86]*[.E86]+[.C86]*[.D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6]*EXP(-0.1/20)+[.B87]" office:value-type="float" office:value="0" calcext:value-type="float">
            <text:p>0</text:p>
          </table:table-cell>
          <table:table-cell table:formula="of:=[.E86]*EXP(-0.1/20)+[.C87]" office:value-type="float" office:value="0" calcext:value-type="float">
            <text:p>0</text:p>
          </table:table-cell>
          <table:table-cell table:formula="of:=-[.B87]*[.E87]+[.C87]*[.D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7]*EXP(-0.1/20)+[.B88]" office:value-type="float" office:value="0" calcext:value-type="float">
            <text:p>0</text:p>
          </table:table-cell>
          <table:table-cell table:formula="of:=[.E87]*EXP(-0.1/20)+[.C88]" office:value-type="float" office:value="0" calcext:value-type="float">
            <text:p>0</text:p>
          </table:table-cell>
          <table:table-cell table:formula="of:=-[.B88]*[.E88]+[.C88]*[.D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8]*EXP(-0.1/20)+[.B89]" office:value-type="float" office:value="0" calcext:value-type="float">
            <text:p>0</text:p>
          </table:table-cell>
          <table:table-cell table:formula="of:=[.E88]*EXP(-0.1/20)+[.C89]" office:value-type="float" office:value="0" calcext:value-type="float">
            <text:p>0</text:p>
          </table:table-cell>
          <table:table-cell table:formula="of:=-[.B89]*[.E89]+[.C89]*[.D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9]*EXP(-0.1/20)+[.B90]" office:value-type="float" office:value="0" calcext:value-type="float">
            <text:p>0</text:p>
          </table:table-cell>
          <table:table-cell table:formula="of:=[.E89]*EXP(-0.1/20)+[.C90]" office:value-type="float" office:value="0" calcext:value-type="float">
            <text:p>0</text:p>
          </table:table-cell>
          <table:table-cell table:formula="of:=-[.B90]*[.E90]+[.C90]*[.D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0]*EXP(-0.1/20)+[.B91]" office:value-type="float" office:value="0" calcext:value-type="float">
            <text:p>0</text:p>
          </table:table-cell>
          <table:table-cell table:formula="of:=[.E90]*EXP(-0.1/20)+[.C91]" office:value-type="float" office:value="0" calcext:value-type="float">
            <text:p>0</text:p>
          </table:table-cell>
          <table:table-cell table:formula="of:=-[.B91]*[.E91]+[.C91]*[.D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1]*EXP(-0.1/20)+[.B92]" office:value-type="float" office:value="0" calcext:value-type="float">
            <text:p>0</text:p>
          </table:table-cell>
          <table:table-cell table:formula="of:=[.E91]*EXP(-0.1/20)+[.C92]" office:value-type="float" office:value="0" calcext:value-type="float">
            <text:p>0</text:p>
          </table:table-cell>
          <table:table-cell table:formula="of:=-[.B92]*[.E92]+[.C92]*[.D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2]*EXP(-0.1/20)+[.B93]" office:value-type="float" office:value="0" calcext:value-type="float">
            <text:p>0</text:p>
          </table:table-cell>
          <table:table-cell table:formula="of:=[.E92]*EXP(-0.1/20)+[.C93]" office:value-type="float" office:value="0" calcext:value-type="float">
            <text:p>0</text:p>
          </table:table-cell>
          <table:table-cell table:formula="of:=-[.B93]*[.E93]+[.C93]*[.D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3]*EXP(-0.1/20)+[.B94]" office:value-type="float" office:value="0" calcext:value-type="float">
            <text:p>0</text:p>
          </table:table-cell>
          <table:table-cell table:formula="of:=[.E93]*EXP(-0.1/20)+[.C94]" office:value-type="float" office:value="0" calcext:value-type="float">
            <text:p>0</text:p>
          </table:table-cell>
          <table:table-cell table:formula="of:=-[.B94]*[.E94]+[.C94]*[.D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4]*EXP(-0.1/20)+[.B95]" office:value-type="float" office:value="0" calcext:value-type="float">
            <text:p>0</text:p>
          </table:table-cell>
          <table:table-cell table:formula="of:=[.E94]*EXP(-0.1/20)+[.C95]" office:value-type="float" office:value="0" calcext:value-type="float">
            <text:p>0</text:p>
          </table:table-cell>
          <table:table-cell table:formula="of:=-[.B95]*[.E95]+[.C95]*[.D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5]*EXP(-0.1/20)+[.B96]" office:value-type="float" office:value="0" calcext:value-type="float">
            <text:p>0</text:p>
          </table:table-cell>
          <table:table-cell table:formula="of:=[.E95]*EXP(-0.1/20)+[.C96]" office:value-type="float" office:value="0" calcext:value-type="float">
            <text:p>0</text:p>
          </table:table-cell>
          <table:table-cell table:formula="of:=-[.B96]*[.E96]+[.C96]*[.D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6]*EXP(-0.1/20)+[.B97]" office:value-type="float" office:value="0" calcext:value-type="float">
            <text:p>0</text:p>
          </table:table-cell>
          <table:table-cell table:formula="of:=[.E96]*EXP(-0.1/20)+[.C97]" office:value-type="float" office:value="0" calcext:value-type="float">
            <text:p>0</text:p>
          </table:table-cell>
          <table:table-cell table:formula="of:=-[.B97]*[.E97]+[.C97]*[.D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7]*EXP(-0.1/20)+[.B98]" office:value-type="float" office:value="0" calcext:value-type="float">
            <text:p>0</text:p>
          </table:table-cell>
          <table:table-cell table:formula="of:=[.E97]*EXP(-0.1/20)+[.C98]" office:value-type="float" office:value="0" calcext:value-type="float">
            <text:p>0</text:p>
          </table:table-cell>
          <table:table-cell table:formula="of:=-[.B98]*[.E98]+[.C98]*[.D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8]*EXP(-0.1/20)+[.B99]" office:value-type="float" office:value="0" calcext:value-type="float">
            <text:p>0</text:p>
          </table:table-cell>
          <table:table-cell table:formula="of:=[.E98]*EXP(-0.1/20)+[.C99]" office:value-type="float" office:value="0" calcext:value-type="float">
            <text:p>0</text:p>
          </table:table-cell>
          <table:table-cell table:formula="of:=-[.B99]*[.E99]+[.C99]*[.D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9]*EXP(-0.1/20)+[.B100]" office:value-type="float" office:value="0" calcext:value-type="float">
            <text:p>0</text:p>
          </table:table-cell>
          <table:table-cell table:formula="of:=[.E99]*EXP(-0.1/20)+[.C100]" office:value-type="float" office:value="0" calcext:value-type="float">
            <text:p>0</text:p>
          </table:table-cell>
          <table:table-cell table:formula="of:=-[.B100]*[.E100]+[.C100]*[.D1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0]*EXP(-0.1/20)+[.B101]" office:value-type="float" office:value="0" calcext:value-type="float">
            <text:p>0</text:p>
          </table:table-cell>
          <table:table-cell table:formula="of:=[.E100]*EXP(-0.1/20)+[.C101]" office:value-type="float" office:value="0" calcext:value-type="float">
            <text:p>0</text:p>
          </table:table-cell>
          <table:table-cell table:formula="of:=-[.B101]*[.E101]+[.C101]*[.D1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01]*EXP(-0.1/20)+[.B102]" office:value-type="float" office:value="1" calcext:value-type="float">
            <text:p>1</text:p>
          </table:table-cell>
          <table:table-cell table:formula="of:=[.E101]*EXP(-0.1/20)+[.C102]" office:value-type="float" office:value="0" calcext:value-type="float">
            <text:p>0</text:p>
          </table:table-cell>
          <table:table-cell table:formula="of:=-[.B102]*[.E102]+[.C102]*[.D1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2]*EXP(-0.1/20)+[.B103]" office:value-type="float" office:value="0.995012479192682" calcext:value-type="float">
            <text:p>0.995012479192682</text:p>
          </table:table-cell>
          <table:table-cell table:formula="of:=[.E102]*EXP(-0.1/20)+[.C103]" office:value-type="float" office:value="0" calcext:value-type="float">
            <text:p>0</text:p>
          </table:table-cell>
          <table:table-cell table:formula="of:=-[.B103]*[.E103]+[.C103]*[.D1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3]*EXP(-0.1/20)+[.B104]" office:value-type="float" office:value="0.990049833749168" calcext:value-type="float">
            <text:p>0.990049833749168</text:p>
          </table:table-cell>
          <table:table-cell table:formula="of:=[.E103]*EXP(-0.1/20)+[.C104]" office:value-type="float" office:value="0" calcext:value-type="float">
            <text:p>0</text:p>
          </table:table-cell>
          <table:table-cell table:formula="of:=-[.B104]*[.E104]+[.C104]*[.D1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4]*EXP(-0.1/20)+[.B105]" office:value-type="float" office:value="0.985111939603063" calcext:value-type="float">
            <text:p>0.985111939603063</text:p>
          </table:table-cell>
          <table:table-cell table:formula="of:=[.E104]*EXP(-0.1/20)+[.C105]" office:value-type="float" office:value="0" calcext:value-type="float">
            <text:p>0</text:p>
          </table:table-cell>
          <table:table-cell table:formula="of:=-[.B105]*[.E105]+[.C105]*[.D1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5]*EXP(-0.1/20)+[.B106]" office:value-type="float" office:value="0.980198673306755" calcext:value-type="float">
            <text:p>0.980198673306755</text:p>
          </table:table-cell>
          <table:table-cell table:formula="of:=[.E105]*EXP(-0.1/20)+[.C106]" office:value-type="float" office:value="0" calcext:value-type="float">
            <text:p>0</text:p>
          </table:table-cell>
          <table:table-cell table:formula="of:=-[.B106]*[.E106]+[.C106]*[.D1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6]*EXP(-0.1/20)+[.B107]" office:value-type="float" office:value="0.975309912028333" calcext:value-type="float">
            <text:p>0.975309912028333</text:p>
          </table:table-cell>
          <table:table-cell table:formula="of:=[.E106]*EXP(-0.1/20)+[.C107]" office:value-type="float" office:value="0" calcext:value-type="float">
            <text:p>0</text:p>
          </table:table-cell>
          <table:table-cell table:formula="of:=-[.B107]*[.E107]+[.C107]*[.D1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7]*EXP(-0.1/20)+[.B108]" office:value-type="float" office:value="0.970445533548508" calcext:value-type="float">
            <text:p>0.970445533548508</text:p>
          </table:table-cell>
          <table:table-cell table:formula="of:=[.E107]*EXP(-0.1/20)+[.C108]" office:value-type="float" office:value="0" calcext:value-type="float">
            <text:p>0</text:p>
          </table:table-cell>
          <table:table-cell table:formula="of:=-[.B108]*[.E108]+[.C108]*[.D1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8]*EXP(-0.1/20)+[.B109]" office:value-type="float" office:value="0.965605416257567" calcext:value-type="float">
            <text:p>0.965605416257567</text:p>
          </table:table-cell>
          <table:table-cell table:formula="of:=[.E108]*EXP(-0.1/20)+[.C109]" office:value-type="float" office:value="0" calcext:value-type="float">
            <text:p>0</text:p>
          </table:table-cell>
          <table:table-cell table:formula="of:=-[.B109]*[.E109]+[.C109]*[.D1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9]*EXP(-0.1/20)+[.B110]" office:value-type="float" office:value="0.960789439152323" calcext:value-type="float">
            <text:p>0.960789439152323</text:p>
          </table:table-cell>
          <table:table-cell table:formula="of:=[.E109]*EXP(-0.1/20)+[.C110]" office:value-type="float" office:value="0" calcext:value-type="float">
            <text:p>0</text:p>
          </table:table-cell>
          <table:table-cell table:formula="of:=-[.B110]*[.E110]+[.C110]*[.D1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10]*EXP(-0.1/20)+[.B111]" office:value-type="float" office:value="0.9559974818331" calcext:value-type="float">
            <text:p>0.9559974818331</text:p>
          </table:table-cell>
          <table:table-cell table:formula="of:=[.E110]*EXP(-0.1/20)+[.C111]" office:value-type="float" office:value="0" calcext:value-type="float">
            <text:p>0</text:p>
          </table:table-cell>
          <table:table-cell table:formula="of:=-[.B111]*[.E111]+[.C111]*[.D1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11]*EXP(-0.1/20)+[.B112]" office:value-type="float" office:value="0.951229424500714" calcext:value-type="float">
            <text:p>0.951229424500714</text:p>
          </table:table-cell>
          <table:table-cell table:formula="of:=[.E111]*EXP(-0.1/20)+[.C112]" office:value-type="float" office:value="0" calcext:value-type="float">
            <text:p>0</text:p>
          </table:table-cell>
          <table:table-cell table:formula="of:=-[.B112]*[.E112]+[.C112]*[.D1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12]*EXP(-0.1/20)+[.B113]" office:value-type="float" office:value="0.946485147953484" calcext:value-type="float">
            <text:p>0.946485147953484</text:p>
          </table:table-cell>
          <table:table-cell table:formula="of:=[.E112]*EXP(-0.1/20)+[.C113]" office:value-type="float" office:value="0" calcext:value-type="float">
            <text:p>0</text:p>
          </table:table-cell>
          <table:table-cell table:formula="of:=-[.B113]*[.E113]+[.C113]*[.D1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13]*EXP(-0.1/20)+[.B114]" office:value-type="float" office:value="0.941764533584249" calcext:value-type="float">
            <text:p>0.941764533584249</text:p>
          </table:table-cell>
          <table:table-cell table:formula="of:=[.E113]*EXP(-0.1/20)+[.C114]" office:value-type="float" office:value="0" calcext:value-type="float">
            <text:p>0</text:p>
          </table:table-cell>
          <table:table-cell table:formula="of:=-[.B114]*[.E114]+[.C114]*[.D1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14]*EXP(-0.1/20)+[.B115]" office:value-type="float" office:value="0.937067463377404" calcext:value-type="float">
            <text:p>0.937067463377404</text:p>
          </table:table-cell>
          <table:table-cell table:formula="of:=[.E114]*EXP(-0.1/20)+[.C115]" office:value-type="float" office:value="0" calcext:value-type="float">
            <text:p>0</text:p>
          </table:table-cell>
          <table:table-cell table:formula="of:=-[.B115]*[.E115]+[.C115]*[.D1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15]*EXP(-0.1/20)+[.B116]" office:value-type="float" office:value="0.932393819905948" calcext:value-type="float">
            <text:p>0.932393819905948</text:p>
          </table:table-cell>
          <table:table-cell table:formula="of:=[.E115]*EXP(-0.1/20)+[.C116]" office:value-type="float" office:value="0" calcext:value-type="float">
            <text:p>0</text:p>
          </table:table-cell>
          <table:table-cell table:formula="of:=-[.B116]*[.E116]+[.C116]*[.D1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16]*EXP(-0.1/20)+[.B117]" office:value-type="float" office:value="0.927743486328553" calcext:value-type="float">
            <text:p>0.927743486328553</text:p>
          </table:table-cell>
          <table:table-cell table:formula="of:=[.E116]*EXP(-0.1/20)+[.C117]" office:value-type="float" office:value="0" calcext:value-type="float">
            <text:p>0</text:p>
          </table:table-cell>
          <table:table-cell table:formula="of:=-[.B117]*[.E117]+[.C117]*[.D1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17]*EXP(-0.1/20)+[.B118]" office:value-type="float" office:value="0.923116346386636" calcext:value-type="float">
            <text:p>0.923116346386636</text:p>
          </table:table-cell>
          <table:table-cell table:formula="of:=[.E117]*EXP(-0.1/20)+[.C118]" office:value-type="float" office:value="0" calcext:value-type="float">
            <text:p>0</text:p>
          </table:table-cell>
          <table:table-cell table:formula="of:=-[.B118]*[.E118]+[.C118]*[.D1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18]*EXP(-0.1/20)+[.B119]" office:value-type="float" office:value="0.918512284401458" calcext:value-type="float">
            <text:p>0.918512284401458</text:p>
          </table:table-cell>
          <table:table-cell table:formula="of:=[.E118]*EXP(-0.1/20)+[.C119]" office:value-type="float" office:value="0" calcext:value-type="float">
            <text:p>0</text:p>
          </table:table-cell>
          <table:table-cell table:formula="of:=-[.B119]*[.E119]+[.C119]*[.D1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19]*EXP(-0.1/20)+[.B120]" office:value-type="float" office:value="0.913931185271228" calcext:value-type="float">
            <text:p>0.913931185271228</text:p>
          </table:table-cell>
          <table:table-cell table:formula="of:=[.E119]*EXP(-0.1/20)+[.C120]" office:value-type="float" office:value="0" calcext:value-type="float">
            <text:p>0</text:p>
          </table:table-cell>
          <table:table-cell table:formula="of:=-[.B120]*[.E120]+[.C120]*[.D1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20]*EXP(-0.1/20)+[.B121]" office:value-type="float" office:value="0.909372934468232" calcext:value-type="float">
            <text:p>0.909372934468232</text:p>
          </table:table-cell>
          <table:table-cell table:formula="of:=[.E120]*EXP(-0.1/20)+[.C121]" office:value-type="float" office:value="0" calcext:value-type="float">
            <text:p>0</text:p>
          </table:table-cell>
          <table:table-cell table:formula="of:=-[.B121]*[.E121]+[.C121]*[.D1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21]*EXP(-0.1/20)+[.B122]" office:value-type="float" office:value="0.90483741803596" calcext:value-type="float">
            <text:p>0.90483741803596</text:p>
          </table:table-cell>
          <table:table-cell table:formula="of:=[.E121]*EXP(-0.1/20)+[.C122]" office:value-type="float" office:value="0" calcext:value-type="float">
            <text:p>0</text:p>
          </table:table-cell>
          <table:table-cell table:formula="of:=-[.B122]*[.E122]+[.C122]*[.D1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22]*EXP(-0.1/20)+[.B123]" office:value-type="float" office:value="0.900324522586266" calcext:value-type="float">
            <text:p>0.900324522586266</text:p>
          </table:table-cell>
          <table:table-cell table:formula="of:=[.E122]*EXP(-0.1/20)+[.C123]" office:value-type="float" office:value="0" calcext:value-type="float">
            <text:p>0</text:p>
          </table:table-cell>
          <table:table-cell table:formula="of:=-[.B123]*[.E123]+[.C123]*[.D1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23]*EXP(-0.1/20)+[.B124]" office:value-type="float" office:value="0.895834135296528" calcext:value-type="float">
            <text:p>0.895834135296528</text:p>
          </table:table-cell>
          <table:table-cell table:formula="of:=[.E123]*EXP(-0.1/20)+[.C124]" office:value-type="float" office:value="0" calcext:value-type="float">
            <text:p>0</text:p>
          </table:table-cell>
          <table:table-cell table:formula="of:=-[.B124]*[.E124]+[.C124]*[.D1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24]*EXP(-0.1/20)+[.B125]" office:value-type="float" office:value="0.891366143906832" calcext:value-type="float">
            <text:p>0.891366143906832</text:p>
          </table:table-cell>
          <table:table-cell table:formula="of:=[.E124]*EXP(-0.1/20)+[.C125]" office:value-type="float" office:value="0" calcext:value-type="float">
            <text:p>0</text:p>
          </table:table-cell>
          <table:table-cell table:formula="of:=-[.B125]*[.E125]+[.C125]*[.D1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25]*EXP(-0.1/20)+[.B126]" office:value-type="float" office:value="0.886920436717158" calcext:value-type="float">
            <text:p>0.886920436717158</text:p>
          </table:table-cell>
          <table:table-cell table:formula="of:=[.E125]*EXP(-0.1/20)+[.C126]" office:value-type="float" office:value="0" calcext:value-type="float">
            <text:p>0</text:p>
          </table:table-cell>
          <table:table-cell table:formula="of:=-[.B126]*[.E126]+[.C126]*[.D1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26]*EXP(-0.1/20)+[.B127]" office:value-type="float" office:value="0.882496902584596" calcext:value-type="float">
            <text:p>0.882496902584596</text:p>
          </table:table-cell>
          <table:table-cell table:formula="of:=[.E126]*EXP(-0.1/20)+[.C127]" office:value-type="float" office:value="0" calcext:value-type="float">
            <text:p>0</text:p>
          </table:table-cell>
          <table:table-cell table:formula="of:=-[.B127]*[.E127]+[.C127]*[.D1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27]*EXP(-0.1/20)+[.B128]" office:value-type="float" office:value="0.878095430920562" calcext:value-type="float">
            <text:p>0.878095430920562</text:p>
          </table:table-cell>
          <table:table-cell table:formula="of:=[.E127]*EXP(-0.1/20)+[.C128]" office:value-type="float" office:value="0" calcext:value-type="float">
            <text:p>0</text:p>
          </table:table-cell>
          <table:table-cell table:formula="of:=-[.B128]*[.E128]+[.C128]*[.D1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28]*EXP(-0.1/20)+[.B129]" office:value-type="float" office:value="0.873715911688035" calcext:value-type="float">
            <text:p>0.873715911688035</text:p>
          </table:table-cell>
          <table:table-cell table:formula="of:=[.E128]*EXP(-0.1/20)+[.C129]" office:value-type="float" office:value="0" calcext:value-type="float">
            <text:p>0</text:p>
          </table:table-cell>
          <table:table-cell table:formula="of:=-[.B129]*[.E129]+[.C129]*[.D1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29]*EXP(-0.1/20)+[.B130]" office:value-type="float" office:value="0.869358235398806" calcext:value-type="float">
            <text:p>0.869358235398806</text:p>
          </table:table-cell>
          <table:table-cell table:formula="of:=[.E129]*EXP(-0.1/20)+[.C130]" office:value-type="float" office:value="0" calcext:value-type="float">
            <text:p>0</text:p>
          </table:table-cell>
          <table:table-cell table:formula="of:=-[.B130]*[.E130]+[.C130]*[.D1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30]*EXP(-0.1/20)+[.B131]" office:value-type="float" office:value="0.865022293110742" calcext:value-type="float">
            <text:p>0.865022293110742</text:p>
          </table:table-cell>
          <table:table-cell table:formula="of:=[.E130]*EXP(-0.1/20)+[.C131]" office:value-type="float" office:value="0" calcext:value-type="float">
            <text:p>0</text:p>
          </table:table-cell>
          <table:table-cell table:formula="of:=-[.B131]*[.E131]+[.C131]*[.D1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31]*EXP(-0.1/20)+[.B132]" office:value-type="float" office:value="0.860707976425058" calcext:value-type="float">
            <text:p>0.860707976425058</text:p>
          </table:table-cell>
          <table:table-cell table:formula="of:=[.E131]*EXP(-0.1/20)+[.C132]" office:value-type="float" office:value="0" calcext:value-type="float">
            <text:p>0</text:p>
          </table:table-cell>
          <table:table-cell table:formula="of:=-[.B132]*[.E132]+[.C132]*[.D1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32]*EXP(-0.1/20)+[.B133]" office:value-type="float" office:value="0.856415177483614" calcext:value-type="float">
            <text:p>0.856415177483614</text:p>
          </table:table-cell>
          <table:table-cell table:formula="of:=[.E132]*EXP(-0.1/20)+[.C133]" office:value-type="float" office:value="0" calcext:value-type="float">
            <text:p>0</text:p>
          </table:table-cell>
          <table:table-cell table:formula="of:=-[.B133]*[.E133]+[.C133]*[.D1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33]*EXP(-0.1/20)+[.B134]" office:value-type="float" office:value="0.852143788966212" calcext:value-type="float">
            <text:p>0.852143788966212</text:p>
          </table:table-cell>
          <table:table-cell table:formula="of:=[.E133]*EXP(-0.1/20)+[.C134]" office:value-type="float" office:value="0" calcext:value-type="float">
            <text:p>0</text:p>
          </table:table-cell>
          <table:table-cell table:formula="of:=-[.B134]*[.E134]+[.C134]*[.D1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34]*EXP(-0.1/20)+[.B135]" office:value-type="float" office:value="0.847893704087916" calcext:value-type="float">
            <text:p>0.847893704087916</text:p>
          </table:table-cell>
          <table:table-cell table:formula="of:=[.E134]*EXP(-0.1/20)+[.C135]" office:value-type="float" office:value="0" calcext:value-type="float">
            <text:p>0</text:p>
          </table:table-cell>
          <table:table-cell table:formula="of:=-[.B135]*[.E135]+[.C135]*[.D1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35]*EXP(-0.1/20)+[.B136]" office:value-type="float" office:value="0.843664816596384" calcext:value-type="float">
            <text:p>0.843664816596384</text:p>
          </table:table-cell>
          <table:table-cell table:formula="of:=[.E135]*EXP(-0.1/20)+[.C136]" office:value-type="float" office:value="0" calcext:value-type="float">
            <text:p>0</text:p>
          </table:table-cell>
          <table:table-cell table:formula="of:=-[.B136]*[.E136]+[.C136]*[.D1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36]*EXP(-0.1/20)+[.B137]" office:value-type="float" office:value="0.839457020769208" calcext:value-type="float">
            <text:p>0.839457020769208</text:p>
          </table:table-cell>
          <table:table-cell table:formula="of:=[.E136]*EXP(-0.1/20)+[.C137]" office:value-type="float" office:value="0" calcext:value-type="float">
            <text:p>0</text:p>
          </table:table-cell>
          <table:table-cell table:formula="of:=-[.B137]*[.E137]+[.C137]*[.D1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37]*EXP(-0.1/20)+[.B138]" office:value-type="float" office:value="0.835270211411272" calcext:value-type="float">
            <text:p>0.835270211411272</text:p>
          </table:table-cell>
          <table:table-cell table:formula="of:=[.E137]*EXP(-0.1/20)+[.C138]" office:value-type="float" office:value="0" calcext:value-type="float">
            <text:p>0</text:p>
          </table:table-cell>
          <table:table-cell table:formula="of:=-[.B138]*[.E138]+[.C138]*[.D1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38]*EXP(-0.1/20)+[.B139]" office:value-type="float" office:value="0.831104283852126" calcext:value-type="float">
            <text:p>0.831104283852126</text:p>
          </table:table-cell>
          <table:table-cell table:formula="of:=[.E138]*EXP(-0.1/20)+[.C139]" office:value-type="float" office:value="0" calcext:value-type="float">
            <text:p>0</text:p>
          </table:table-cell>
          <table:table-cell table:formula="of:=-[.B139]*[.E139]+[.C139]*[.D1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39]*EXP(-0.1/20)+[.B140]" office:value-type="float" office:value="0.826959133943363" calcext:value-type="float">
            <text:p>0.826959133943363</text:p>
          </table:table-cell>
          <table:table-cell table:formula="of:=[.E139]*EXP(-0.1/20)+[.C140]" office:value-type="float" office:value="0" calcext:value-type="float">
            <text:p>0</text:p>
          </table:table-cell>
          <table:table-cell table:formula="of:=-[.B140]*[.E140]+[.C140]*[.D1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40]*EXP(-0.1/20)+[.B141]" office:value-type="float" office:value="0.822834658056019" calcext:value-type="float">
            <text:p>0.822834658056019</text:p>
          </table:table-cell>
          <table:table-cell table:formula="of:=[.E140]*EXP(-0.1/20)+[.C141]" office:value-type="float" office:value="0" calcext:value-type="float">
            <text:p>0</text:p>
          </table:table-cell>
          <table:table-cell table:formula="of:=-[.B141]*[.E141]+[.C141]*[.D1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41]*EXP(-0.1/20)+[.B142]" office:value-type="float" office:value="0.818730753077982" calcext:value-type="float">
            <text:p>0.818730753077982</text:p>
          </table:table-cell>
          <table:table-cell table:formula="of:=[.E141]*EXP(-0.1/20)+[.C142]" office:value-type="float" office:value="0" calcext:value-type="float">
            <text:p>0</text:p>
          </table:table-cell>
          <table:table-cell table:formula="of:=-[.B142]*[.E142]+[.C142]*[.D1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42]*EXP(-0.1/20)+[.B143]" office:value-type="float" office:value="0.814647316411415" calcext:value-type="float">
            <text:p>0.814647316411415</text:p>
          </table:table-cell>
          <table:table-cell table:formula="of:=[.E142]*EXP(-0.1/20)+[.C143]" office:value-type="float" office:value="0" calcext:value-type="float">
            <text:p>0</text:p>
          </table:table-cell>
          <table:table-cell table:formula="of:=-[.B143]*[.E143]+[.C143]*[.D1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43]*EXP(-0.1/20)+[.B144]" office:value-type="float" office:value="0.810584245970187" calcext:value-type="float">
            <text:p>0.810584245970187</text:p>
          </table:table-cell>
          <table:table-cell table:formula="of:=[.E143]*EXP(-0.1/20)+[.C144]" office:value-type="float" office:value="0" calcext:value-type="float">
            <text:p>0</text:p>
          </table:table-cell>
          <table:table-cell table:formula="of:=-[.B144]*[.E144]+[.C144]*[.D1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44]*EXP(-0.1/20)+[.B145]" office:value-type="float" office:value="0.806541440177327" calcext:value-type="float">
            <text:p>0.806541440177327</text:p>
          </table:table-cell>
          <table:table-cell table:formula="of:=[.E144]*EXP(-0.1/20)+[.C145]" office:value-type="float" office:value="0" calcext:value-type="float">
            <text:p>0</text:p>
          </table:table-cell>
          <table:table-cell table:formula="of:=-[.B145]*[.E145]+[.C145]*[.D1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45]*EXP(-0.1/20)+[.B146]" office:value-type="float" office:value="0.802518797962479" calcext:value-type="float">
            <text:p>0.802518797962479</text:p>
          </table:table-cell>
          <table:table-cell table:formula="of:=[.E145]*EXP(-0.1/20)+[.C146]" office:value-type="float" office:value="0" calcext:value-type="float">
            <text:p>0</text:p>
          </table:table-cell>
          <table:table-cell table:formula="of:=-[.B146]*[.E146]+[.C146]*[.D1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46]*EXP(-0.1/20)+[.B147]" office:value-type="float" office:value="0.798516218759378" calcext:value-type="float">
            <text:p>0.798516218759378</text:p>
          </table:table-cell>
          <table:table-cell table:formula="of:=[.E146]*EXP(-0.1/20)+[.C147]" office:value-type="float" office:value="0" calcext:value-type="float">
            <text:p>0</text:p>
          </table:table-cell>
          <table:table-cell table:formula="of:=-[.B147]*[.E147]+[.C147]*[.D1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47]*EXP(-0.1/20)+[.B148]" office:value-type="float" office:value="0.794533602503334" calcext:value-type="float">
            <text:p>0.794533602503334</text:p>
          </table:table-cell>
          <table:table-cell table:formula="of:=[.E147]*EXP(-0.1/20)+[.C148]" office:value-type="float" office:value="0" calcext:value-type="float">
            <text:p>0</text:p>
          </table:table-cell>
          <table:table-cell table:formula="of:=-[.B148]*[.E148]+[.C148]*[.D1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48]*EXP(-0.1/20)+[.B149]" office:value-type="float" office:value="0.790570849628736" calcext:value-type="float">
            <text:p>0.790570849628736</text:p>
          </table:table-cell>
          <table:table-cell table:formula="of:=[.E148]*EXP(-0.1/20)+[.C149]" office:value-type="float" office:value="0" calcext:value-type="float">
            <text:p>0</text:p>
          </table:table-cell>
          <table:table-cell table:formula="of:=-[.B149]*[.E149]+[.C149]*[.D1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49]*EXP(-0.1/20)+[.B150]" office:value-type="float" office:value="0.786627861066554" calcext:value-type="float">
            <text:p>0.786627861066554</text:p>
          </table:table-cell>
          <table:table-cell table:formula="of:=[.E149]*EXP(-0.1/20)+[.C150]" office:value-type="float" office:value="0" calcext:value-type="float">
            <text:p>0</text:p>
          </table:table-cell>
          <table:table-cell table:formula="of:=-[.B150]*[.E150]+[.C150]*[.D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50]*EXP(-0.1/20)+[.B151]" office:value-type="float" office:value="0.782704538241869" calcext:value-type="float">
            <text:p>0.782704538241869</text:p>
          </table:table-cell>
          <table:table-cell table:formula="of:=[.E150]*EXP(-0.1/20)+[.C151]" office:value-type="float" office:value="0" calcext:value-type="float">
            <text:p>0</text:p>
          </table:table-cell>
          <table:table-cell table:formula="of:=-[.B151]*[.E151]+[.C151]*[.D1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51]*EXP(-0.1/20)+[.B152]" office:value-type="float" office:value="0.778800783071405" calcext:value-type="float">
            <text:p>0.778800783071405</text:p>
          </table:table-cell>
          <table:table-cell table:formula="of:=[.E151]*EXP(-0.1/20)+[.C152]" office:value-type="float" office:value="0" calcext:value-type="float">
            <text:p>0</text:p>
          </table:table-cell>
          <table:table-cell table:formula="of:=-[.B152]*[.E152]+[.C152]*[.D1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52]*EXP(-0.1/20)+[.B153]" office:value-type="float" office:value="0.774916497961082" calcext:value-type="float">
            <text:p>0.774916497961082</text:p>
          </table:table-cell>
          <table:table-cell table:formula="of:=[.E152]*EXP(-0.1/20)+[.C153]" office:value-type="float" office:value="0" calcext:value-type="float">
            <text:p>0</text:p>
          </table:table-cell>
          <table:table-cell table:formula="of:=-[.B153]*[.E153]+[.C153]*[.D1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53]*EXP(-0.1/20)+[.B154]" office:value-type="float" office:value="0.771051585803567" calcext:value-type="float">
            <text:p>0.771051585803567</text:p>
          </table:table-cell>
          <table:table-cell table:formula="of:=[.E153]*EXP(-0.1/20)+[.C154]" office:value-type="float" office:value="0" calcext:value-type="float">
            <text:p>0</text:p>
          </table:table-cell>
          <table:table-cell table:formula="of:=-[.B154]*[.E154]+[.C154]*[.D1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54]*EXP(-0.1/20)+[.B155]" office:value-type="float" office:value="0.767205949975856" calcext:value-type="float">
            <text:p>0.767205949975856</text:p>
          </table:table-cell>
          <table:table-cell table:formula="of:=[.E154]*EXP(-0.1/20)+[.C155]" office:value-type="float" office:value="0" calcext:value-type="float">
            <text:p>0</text:p>
          </table:table-cell>
          <table:table-cell table:formula="of:=-[.B155]*[.E155]+[.C155]*[.D1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55]*EXP(-0.1/20)+[.B156]" office:value-type="float" office:value="0.763379494336854" calcext:value-type="float">
            <text:p>0.763379494336854</text:p>
          </table:table-cell>
          <table:table-cell table:formula="of:=[.E155]*EXP(-0.1/20)+[.C156]" office:value-type="float" office:value="0" calcext:value-type="float">
            <text:p>0</text:p>
          </table:table-cell>
          <table:table-cell table:formula="of:=-[.B156]*[.E156]+[.C156]*[.D1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56]*EXP(-0.1/20)+[.B157]" office:value-type="float" office:value="0.759572123224969" calcext:value-type="float">
            <text:p>0.759572123224969</text:p>
          </table:table-cell>
          <table:table-cell table:formula="of:=[.E156]*EXP(-0.1/20)+[.C157]" office:value-type="float" office:value="0" calcext:value-type="float">
            <text:p>0</text:p>
          </table:table-cell>
          <table:table-cell table:formula="of:=-[.B157]*[.E157]+[.C157]*[.D1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57]*EXP(-0.1/20)+[.B158]" office:value-type="float" office:value="0.755783741455726" calcext:value-type="float">
            <text:p>0.755783741455726</text:p>
          </table:table-cell>
          <table:table-cell table:formula="of:=[.E157]*EXP(-0.1/20)+[.C158]" office:value-type="float" office:value="0" calcext:value-type="float">
            <text:p>0</text:p>
          </table:table-cell>
          <table:table-cell table:formula="of:=-[.B158]*[.E158]+[.C158]*[.D1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58]*EXP(-0.1/20)+[.B159]" office:value-type="float" office:value="0.752014254319383" calcext:value-type="float">
            <text:p>0.752014254319383</text:p>
          </table:table-cell>
          <table:table-cell table:formula="of:=[.E158]*EXP(-0.1/20)+[.C159]" office:value-type="float" office:value="0" calcext:value-type="float">
            <text:p>0</text:p>
          </table:table-cell>
          <table:table-cell table:formula="of:=-[.B159]*[.E159]+[.C159]*[.D1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59]*EXP(-0.1/20)+[.B160]" office:value-type="float" office:value="0.748263567578566" calcext:value-type="float">
            <text:p>0.748263567578566</text:p>
          </table:table-cell>
          <table:table-cell table:formula="of:=[.E159]*EXP(-0.1/20)+[.C160]" office:value-type="float" office:value="0" calcext:value-type="float">
            <text:p>0</text:p>
          </table:table-cell>
          <table:table-cell table:formula="of:=-[.B160]*[.E160]+[.C160]*[.D1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60]*EXP(-0.1/20)+[.B161]" office:value-type="float" office:value="0.74453158746591" calcext:value-type="float">
            <text:p>0.74453158746591</text:p>
          </table:table-cell>
          <table:table-cell table:formula="of:=[.E160]*EXP(-0.1/20)+[.C161]" office:value-type="float" office:value="0" calcext:value-type="float">
            <text:p>0</text:p>
          </table:table-cell>
          <table:table-cell table:formula="of:=-[.B161]*[.E161]+[.C161]*[.D1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61]*EXP(-0.1/20)+[.B162]" office:value-type="float" office:value="0.740818220681718" calcext:value-type="float">
            <text:p>0.740818220681718</text:p>
          </table:table-cell>
          <table:table-cell table:formula="of:=[.E161]*EXP(-0.1/20)+[.C162]" office:value-type="float" office:value="0" calcext:value-type="float">
            <text:p>0</text:p>
          </table:table-cell>
          <table:table-cell table:formula="of:=-[.B162]*[.E162]+[.C162]*[.D1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62]*EXP(-0.1/20)+[.B163]" office:value-type="float" office:value="0.737123374391628" calcext:value-type="float">
            <text:p>0.737123374391628</text:p>
          </table:table-cell>
          <table:table-cell table:formula="of:=[.E162]*EXP(-0.1/20)+[.C163]" office:value-type="float" office:value="0" calcext:value-type="float">
            <text:p>0</text:p>
          </table:table-cell>
          <table:table-cell table:formula="of:=-[.B163]*[.E163]+[.C163]*[.D1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63]*EXP(-0.1/20)+[.B164]" office:value-type="float" office:value="0.73344695622429" calcext:value-type="float">
            <text:p>0.73344695622429</text:p>
          </table:table-cell>
          <table:table-cell table:formula="of:=[.E163]*EXP(-0.1/20)+[.C164]" office:value-type="float" office:value="0" calcext:value-type="float">
            <text:p>0</text:p>
          </table:table-cell>
          <table:table-cell table:formula="of:=-[.B164]*[.E164]+[.C164]*[.D1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64]*EXP(-0.1/20)+[.B165]" office:value-type="float" office:value="0.729788874269057" calcext:value-type="float">
            <text:p>0.729788874269057</text:p>
          </table:table-cell>
          <table:table-cell table:formula="of:=[.E164]*EXP(-0.1/20)+[.C165]" office:value-type="float" office:value="0" calcext:value-type="float">
            <text:p>0</text:p>
          </table:table-cell>
          <table:table-cell table:formula="of:=-[.B165]*[.E165]+[.C165]*[.D1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65]*EXP(-0.1/20)+[.B166]" office:value-type="float" office:value="0.726149037073692" calcext:value-type="float">
            <text:p>0.726149037073692</text:p>
          </table:table-cell>
          <table:table-cell table:formula="of:=[.E165]*EXP(-0.1/20)+[.C166]" office:value-type="float" office:value="0" calcext:value-type="float">
            <text:p>0</text:p>
          </table:table-cell>
          <table:table-cell table:formula="of:=-[.B166]*[.E166]+[.C166]*[.D1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66]*EXP(-0.1/20)+[.B167]" office:value-type="float" office:value="0.722527353642073" calcext:value-type="float">
            <text:p>0.722527353642073</text:p>
          </table:table-cell>
          <table:table-cell table:formula="of:=[.E166]*EXP(-0.1/20)+[.C167]" office:value-type="float" office:value="0" calcext:value-type="float">
            <text:p>0</text:p>
          </table:table-cell>
          <table:table-cell table:formula="of:=-[.B167]*[.E167]+[.C167]*[.D1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67]*EXP(-0.1/20)+[.B168]" office:value-type="float" office:value="0.718923733431927" calcext:value-type="float">
            <text:p>0.718923733431927</text:p>
          </table:table-cell>
          <table:table-cell table:formula="of:=[.E167]*EXP(-0.1/20)+[.C168]" office:value-type="float" office:value="0" calcext:value-type="float">
            <text:p>0</text:p>
          </table:table-cell>
          <table:table-cell table:formula="of:=-[.B168]*[.E168]+[.C168]*[.D1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68]*EXP(-0.1/20)+[.B169]" office:value-type="float" office:value="0.715338086352561" calcext:value-type="float">
            <text:p>0.715338086352561</text:p>
          </table:table-cell>
          <table:table-cell table:formula="of:=[.E168]*EXP(-0.1/20)+[.C169]" office:value-type="float" office:value="0" calcext:value-type="float">
            <text:p>0</text:p>
          </table:table-cell>
          <table:table-cell table:formula="of:=-[.B169]*[.E169]+[.C169]*[.D1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69]*EXP(-0.1/20)+[.B170]" office:value-type="float" office:value="0.71177032276261" calcext:value-type="float">
            <text:p>0.71177032276261</text:p>
          </table:table-cell>
          <table:table-cell table:formula="of:=[.E169]*EXP(-0.1/20)+[.C170]" office:value-type="float" office:value="0" calcext:value-type="float">
            <text:p>0</text:p>
          </table:table-cell>
          <table:table-cell table:formula="of:=-[.B170]*[.E170]+[.C170]*[.D1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70]*EXP(-0.1/20)+[.B171]" office:value-type="float" office:value="0.708220353467801" calcext:value-type="float">
            <text:p>0.708220353467801</text:p>
          </table:table-cell>
          <table:table-cell table:formula="of:=[.E170]*EXP(-0.1/20)+[.C171]" office:value-type="float" office:value="0" calcext:value-type="float">
            <text:p>0</text:p>
          </table:table-cell>
          <table:table-cell table:formula="of:=-[.B171]*[.E171]+[.C171]*[.D1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71]*EXP(-0.1/20)+[.B172]" office:value-type="float" office:value="0.704688089718714" calcext:value-type="float">
            <text:p>0.704688089718714</text:p>
          </table:table-cell>
          <table:table-cell table:formula="of:=[.E171]*EXP(-0.1/20)+[.C172]" office:value-type="float" office:value="0" calcext:value-type="float">
            <text:p>0</text:p>
          </table:table-cell>
          <table:table-cell table:formula="of:=-[.B172]*[.E172]+[.C172]*[.D1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72]*EXP(-0.1/20)+[.B173]" office:value-type="float" office:value="0.701173443208573" calcext:value-type="float">
            <text:p>0.701173443208573</text:p>
          </table:table-cell>
          <table:table-cell table:formula="of:=[.E172]*EXP(-0.1/20)+[.C173]" office:value-type="float" office:value="0" calcext:value-type="float">
            <text:p>0</text:p>
          </table:table-cell>
          <table:table-cell table:formula="of:=-[.B173]*[.E173]+[.C173]*[.D1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73]*EXP(-0.1/20)+[.B174]" office:value-type="float" office:value="0.697676326071032" calcext:value-type="float">
            <text:p>0.697676326071032</text:p>
          </table:table-cell>
          <table:table-cell table:formula="of:=[.E173]*EXP(-0.1/20)+[.C174]" office:value-type="float" office:value="0" calcext:value-type="float">
            <text:p>0</text:p>
          </table:table-cell>
          <table:table-cell table:formula="of:=-[.B174]*[.E174]+[.C174]*[.D1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74]*EXP(-0.1/20)+[.B175]" office:value-type="float" office:value="0.694196650877979" calcext:value-type="float">
            <text:p>0.694196650877979</text:p>
          </table:table-cell>
          <table:table-cell table:formula="of:=[.E174]*EXP(-0.1/20)+[.C175]" office:value-type="float" office:value="0" calcext:value-type="float">
            <text:p>0</text:p>
          </table:table-cell>
          <table:table-cell table:formula="of:=-[.B175]*[.E175]+[.C175]*[.D1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75]*EXP(-0.1/20)+[.B176]" office:value-type="float" office:value="0.690734330637355" calcext:value-type="float">
            <text:p>0.690734330637355</text:p>
          </table:table-cell>
          <table:table-cell table:formula="of:=[.E175]*EXP(-0.1/20)+[.C176]" office:value-type="float" office:value="0" calcext:value-type="float">
            <text:p>0</text:p>
          </table:table-cell>
          <table:table-cell table:formula="of:=-[.B176]*[.E176]+[.C176]*[.D1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76]*EXP(-0.1/20)+[.B177]" office:value-type="float" office:value="0.687289278790973" calcext:value-type="float">
            <text:p>0.687289278790973</text:p>
          </table:table-cell>
          <table:table-cell table:formula="of:=[.E176]*EXP(-0.1/20)+[.C177]" office:value-type="float" office:value="0" calcext:value-type="float">
            <text:p>0</text:p>
          </table:table-cell>
          <table:table-cell table:formula="of:=-[.B177]*[.E177]+[.C177]*[.D1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77]*EXP(-0.1/20)+[.B178]" office:value-type="float" office:value="0.683861409212356" calcext:value-type="float">
            <text:p>0.683861409212356</text:p>
          </table:table-cell>
          <table:table-cell table:formula="of:=[.E177]*EXP(-0.1/20)+[.C178]" office:value-type="float" office:value="0" calcext:value-type="float">
            <text:p>0</text:p>
          </table:table-cell>
          <table:table-cell table:formula="of:=-[.B178]*[.E178]+[.C178]*[.D1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78]*EXP(-0.1/20)+[.B179]" office:value-type="float" office:value="0.680450636204588" calcext:value-type="float">
            <text:p>0.680450636204588</text:p>
          </table:table-cell>
          <table:table-cell table:formula="of:=[.E178]*EXP(-0.1/20)+[.C179]" office:value-type="float" office:value="0" calcext:value-type="float">
            <text:p>0</text:p>
          </table:table-cell>
          <table:table-cell table:formula="of:=-[.B179]*[.E179]+[.C179]*[.D1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79]*EXP(-0.1/20)+[.B180]" office:value-type="float" office:value="0.677056874498165" calcext:value-type="float">
            <text:p>0.677056874498165</text:p>
          </table:table-cell>
          <table:table-cell table:formula="of:=[.E179]*EXP(-0.1/20)+[.C180]" office:value-type="float" office:value="0" calcext:value-type="float">
            <text:p>0</text:p>
          </table:table-cell>
          <table:table-cell table:formula="of:=-[.B180]*[.E180]+[.C180]*[.D1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80]*EXP(-0.1/20)+[.B181]" office:value-type="float" office:value="0.673680039248868" calcext:value-type="float">
            <text:p>0.673680039248868</text:p>
          </table:table-cell>
          <table:table-cell table:formula="of:=[.E180]*EXP(-0.1/20)+[.C181]" office:value-type="float" office:value="0" calcext:value-type="float">
            <text:p>0</text:p>
          </table:table-cell>
          <table:table-cell table:formula="of:=-[.B181]*[.E181]+[.C181]*[.D1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81]*EXP(-0.1/20)+[.B182]" office:value-type="float" office:value="0.67032004603564" calcext:value-type="float">
            <text:p>0.67032004603564</text:p>
          </table:table-cell>
          <table:table-cell table:formula="of:=[.E181]*EXP(-0.1/20)+[.C182]" office:value-type="float" office:value="0" calcext:value-type="float">
            <text:p>0</text:p>
          </table:table-cell>
          <table:table-cell table:formula="of:=-[.B182]*[.E182]+[.C182]*[.D1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82]*EXP(-0.1/20)+[.B183]" office:value-type="float" office:value="0.666976810858475" calcext:value-type="float">
            <text:p>0.666976810858475</text:p>
          </table:table-cell>
          <table:table-cell table:formula="of:=[.E182]*EXP(-0.1/20)+[.C183]" office:value-type="float" office:value="0" calcext:value-type="float">
            <text:p>0</text:p>
          </table:table-cell>
          <table:table-cell table:formula="of:=-[.B183]*[.E183]+[.C183]*[.D1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83]*EXP(-0.1/20)+[.B184]" office:value-type="float" office:value="0.66365025013632" calcext:value-type="float">
            <text:p>0.66365025013632</text:p>
          </table:table-cell>
          <table:table-cell table:formula="of:=[.E183]*EXP(-0.1/20)+[.C184]" office:value-type="float" office:value="0" calcext:value-type="float">
            <text:p>0</text:p>
          </table:table-cell>
          <table:table-cell table:formula="of:=-[.B184]*[.E184]+[.C184]*[.D1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84]*EXP(-0.1/20)+[.B185]" office:value-type="float" office:value="0.660340280704984" calcext:value-type="float">
            <text:p>0.660340280704984</text:p>
          </table:table-cell>
          <table:table-cell table:formula="of:=[.E184]*EXP(-0.1/20)+[.C185]" office:value-type="float" office:value="0" calcext:value-type="float">
            <text:p>0</text:p>
          </table:table-cell>
          <table:table-cell table:formula="of:=-[.B185]*[.E185]+[.C185]*[.D1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85]*EXP(-0.1/20)+[.B186]" office:value-type="float" office:value="0.657046819815057" calcext:value-type="float">
            <text:p>0.657046819815057</text:p>
          </table:table-cell>
          <table:table-cell table:formula="of:=[.E185]*EXP(-0.1/20)+[.C186]" office:value-type="float" office:value="0" calcext:value-type="float">
            <text:p>0</text:p>
          </table:table-cell>
          <table:table-cell table:formula="of:=-[.B186]*[.E186]+[.C186]*[.D1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86]*EXP(-0.1/20)+[.B187]" office:value-type="float" office:value="0.653769785129848" calcext:value-type="float">
            <text:p>0.653769785129848</text:p>
          </table:table-cell>
          <table:table-cell table:formula="of:=[.E186]*EXP(-0.1/20)+[.C187]" office:value-type="float" office:value="0" calcext:value-type="float">
            <text:p>0</text:p>
          </table:table-cell>
          <table:table-cell table:formula="of:=-[.B187]*[.E187]+[.C187]*[.D1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87]*EXP(-0.1/20)+[.B188]" office:value-type="float" office:value="0.650509094723317" calcext:value-type="float">
            <text:p>0.650509094723317</text:p>
          </table:table-cell>
          <table:table-cell table:formula="of:=[.E187]*EXP(-0.1/20)+[.C188]" office:value-type="float" office:value="0" calcext:value-type="float">
            <text:p>0</text:p>
          </table:table-cell>
          <table:table-cell table:formula="of:=-[.B188]*[.E188]+[.C188]*[.D1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88]*EXP(-0.1/20)+[.B189]" office:value-type="float" office:value="0.647264667078035" calcext:value-type="float">
            <text:p>0.647264667078035</text:p>
          </table:table-cell>
          <table:table-cell table:formula="of:=[.E188]*EXP(-0.1/20)+[.C189]" office:value-type="float" office:value="0" calcext:value-type="float">
            <text:p>0</text:p>
          </table:table-cell>
          <table:table-cell table:formula="of:=-[.B189]*[.E189]+[.C189]*[.D1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89]*EXP(-0.1/20)+[.B190]" office:value-type="float" office:value="0.644036421083142" calcext:value-type="float">
            <text:p>0.644036421083142</text:p>
          </table:table-cell>
          <table:table-cell table:formula="of:=[.E189]*EXP(-0.1/20)+[.C190]" office:value-type="float" office:value="0" calcext:value-type="float">
            <text:p>0</text:p>
          </table:table-cell>
          <table:table-cell table:formula="of:=-[.B190]*[.E190]+[.C190]*[.D1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90]*EXP(-0.1/20)+[.B191]" office:value-type="float" office:value="0.64082427603232" calcext:value-type="float">
            <text:p>0.64082427603232</text:p>
          </table:table-cell>
          <table:table-cell table:formula="of:=[.E190]*EXP(-0.1/20)+[.C191]" office:value-type="float" office:value="0" calcext:value-type="float">
            <text:p>0</text:p>
          </table:table-cell>
          <table:table-cell table:formula="of:=-[.B191]*[.E191]+[.C191]*[.D1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91]*EXP(-0.1/20)+[.B192]" office:value-type="float" office:value="0.637628151621774" calcext:value-type="float">
            <text:p>0.637628151621774</text:p>
          </table:table-cell>
          <table:table-cell table:formula="of:=[.E191]*EXP(-0.1/20)+[.C192]" office:value-type="float" office:value="0" calcext:value-type="float">
            <text:p>0</text:p>
          </table:table-cell>
          <table:table-cell table:formula="of:=-[.B192]*[.E192]+[.C192]*[.D1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92]*EXP(-0.1/20)+[.B193]" office:value-type="float" office:value="0.634447967948229" calcext:value-type="float">
            <text:p>0.634447967948229</text:p>
          </table:table-cell>
          <table:table-cell table:formula="of:=[.E192]*EXP(-0.1/20)+[.C193]" office:value-type="float" office:value="0" calcext:value-type="float">
            <text:p>0</text:p>
          </table:table-cell>
          <table:table-cell table:formula="of:=-[.B193]*[.E193]+[.C193]*[.D1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93]*EXP(-0.1/20)+[.B194]" office:value-type="float" office:value="0.631283645506927" calcext:value-type="float">
            <text:p>0.631283645506927</text:p>
          </table:table-cell>
          <table:table-cell table:formula="of:=[.E193]*EXP(-0.1/20)+[.C194]" office:value-type="float" office:value="0" calcext:value-type="float">
            <text:p>0</text:p>
          </table:table-cell>
          <table:table-cell table:formula="of:=-[.B194]*[.E194]+[.C194]*[.D1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94]*EXP(-0.1/20)+[.B195]" office:value-type="float" office:value="0.628135105189642" calcext:value-type="float">
            <text:p>0.628135105189642</text:p>
          </table:table-cell>
          <table:table-cell table:formula="of:=[.E194]*EXP(-0.1/20)+[.C195]" office:value-type="float" office:value="0" calcext:value-type="float">
            <text:p>0</text:p>
          </table:table-cell>
          <table:table-cell table:formula="of:=-[.B195]*[.E195]+[.C195]*[.D1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95]*EXP(-0.1/20)+[.B196]" office:value-type="float" office:value="0.625002268282702" calcext:value-type="float">
            <text:p>0.625002268282702</text:p>
          </table:table-cell>
          <table:table-cell table:formula="of:=[.E195]*EXP(-0.1/20)+[.C196]" office:value-type="float" office:value="0" calcext:value-type="float">
            <text:p>0</text:p>
          </table:table-cell>
          <table:table-cell table:formula="of:=-[.B196]*[.E196]+[.C196]*[.D1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000000000001" calcext:value-type="float">
            <text:p>19.5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96]*EXP(-0.1/20)+[.B197]" office:value-type="float" office:value="0.621885056465021" calcext:value-type="float">
            <text:p>0.621885056465021</text:p>
          </table:table-cell>
          <table:table-cell table:formula="of:=[.E196]*EXP(-0.1/20)+[.C197]" office:value-type="float" office:value="0" calcext:value-type="float">
            <text:p>0</text:p>
          </table:table-cell>
          <table:table-cell table:formula="of:=-[.B197]*[.E197]+[.C197]*[.D1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000000000001" calcext:value-type="float">
            <text:p>19.6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97]*EXP(-0.1/20)+[.B198]" office:value-type="float" office:value="0.618783391806142" calcext:value-type="float">
            <text:p>0.618783391806142</text:p>
          </table:table-cell>
          <table:table-cell table:formula="of:=[.E197]*EXP(-0.1/20)+[.C198]" office:value-type="float" office:value="0" calcext:value-type="float">
            <text:p>0</text:p>
          </table:table-cell>
          <table:table-cell table:formula="of:=-[.B198]*[.E198]+[.C198]*[.D1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000000000001" calcext:value-type="float">
            <text:p>19.7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98]*EXP(-0.1/20)+[.B199]" office:value-type="float" office:value="0.615697196764286" calcext:value-type="float">
            <text:p>0.615697196764286</text:p>
          </table:table-cell>
          <table:table-cell table:formula="of:=[.E198]*EXP(-0.1/20)+[.C199]" office:value-type="float" office:value="0" calcext:value-type="float">
            <text:p>0</text:p>
          </table:table-cell>
          <table:table-cell table:formula="of:=-[.B199]*[.E199]+[.C199]*[.D1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000000000001" calcext:value-type="float">
            <text:p>19.8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99]*EXP(-0.1/20)+[.B200]" office:value-type="float" office:value="0.612626394184417" calcext:value-type="float">
            <text:p>0.612626394184417</text:p>
          </table:table-cell>
          <table:table-cell table:formula="of:=[.E199]*EXP(-0.1/20)+[.C200]" office:value-type="float" office:value="0" calcext:value-type="float">
            <text:p>0</text:p>
          </table:table-cell>
          <table:table-cell table:formula="of:=-[.B200]*[.E200]+[.C200]*[.D2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000000000001" calcext:value-type="float">
            <text:p>19.9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00]*EXP(-0.1/20)+[.B201]" office:value-type="float" office:value="0.60957090729631" calcext:value-type="float">
            <text:p>0.60957090729631</text:p>
          </table:table-cell>
          <table:table-cell table:formula="of:=[.E200]*EXP(-0.1/20)+[.C201]" office:value-type="float" office:value="0" calcext:value-type="float">
            <text:p>0</text:p>
          </table:table-cell>
          <table:table-cell table:formula="of:=-[.B201]*[.E201]+[.C201]*[.D2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000000000001" calcext:value-type="float">
            <text:p>20.0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01]*EXP(-0.1/20)+[.B202]" office:value-type="float" office:value="0.606530659712634" calcext:value-type="float">
            <text:p>0.606530659712634</text:p>
          </table:table-cell>
          <table:table-cell table:formula="of:=[.E201]*EXP(-0.1/20)+[.C202]" office:value-type="float" office:value="0" calcext:value-type="float">
            <text:p>0</text:p>
          </table:table-cell>
          <table:table-cell table:formula="of:=-[.B202]*[.E202]+[.C202]*[.D2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000000000001" calcext:value-type="float">
            <text:p>20.1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02]*EXP(-0.1/20)+[.B203]" office:value-type="float" office:value="0.603505575427041" calcext:value-type="float">
            <text:p>0.603505575427041</text:p>
          </table:table-cell>
          <table:table-cell table:formula="of:=[.E202]*EXP(-0.1/20)+[.C203]" office:value-type="float" office:value="0" calcext:value-type="float">
            <text:p>0</text:p>
          </table:table-cell>
          <table:table-cell table:formula="of:=-[.B203]*[.E203]+[.C203]*[.D2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000000000001" calcext:value-type="float">
            <text:p>20.2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03]*EXP(-0.1/20)+[.B204]" office:value-type="float" office:value="0.600495578812267" calcext:value-type="float">
            <text:p>0.600495578812267</text:p>
          </table:table-cell>
          <table:table-cell table:formula="of:=[.E203]*EXP(-0.1/20)+[.C204]" office:value-type="float" office:value="0" calcext:value-type="float">
            <text:p>0</text:p>
          </table:table-cell>
          <table:table-cell table:formula="of:=-[.B204]*[.E204]+[.C204]*[.D2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000000000001" calcext:value-type="float">
            <text:p>20.3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04]*EXP(-0.1/20)+[.B205]" office:value-type="float" office:value="0.597500594618238" calcext:value-type="float">
            <text:p>0.597500594618238</text:p>
          </table:table-cell>
          <table:table-cell table:formula="of:=[.E204]*EXP(-0.1/20)+[.C205]" office:value-type="float" office:value="0" calcext:value-type="float">
            <text:p>0</text:p>
          </table:table-cell>
          <table:table-cell table:formula="of:=-[.B205]*[.E205]+[.C205]*[.D2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000000000001" calcext:value-type="float">
            <text:p>20.4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05]*EXP(-0.1/20)+[.B206]" office:value-type="float" office:value="0.594520547970195" calcext:value-type="float">
            <text:p>0.594520547970195</text:p>
          </table:table-cell>
          <table:table-cell table:formula="of:=[.E205]*EXP(-0.1/20)+[.C206]" office:value-type="float" office:value="0" calcext:value-type="float">
            <text:p>0</text:p>
          </table:table-cell>
          <table:table-cell table:formula="of:=-[.B206]*[.E206]+[.C206]*[.D2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000000000001" calcext:value-type="float">
            <text:p>20.5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06]*EXP(-0.1/20)+[.B207]" office:value-type="float" office:value="0.591555364366816" calcext:value-type="float">
            <text:p>0.591555364366816</text:p>
          </table:table-cell>
          <table:table-cell table:formula="of:=[.E206]*EXP(-0.1/20)+[.C207]" office:value-type="float" office:value="0" calcext:value-type="float">
            <text:p>0</text:p>
          </table:table-cell>
          <table:table-cell table:formula="of:=-[.B207]*[.E207]+[.C207]*[.D2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000000000001" calcext:value-type="float">
            <text:p>20.6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07]*EXP(-0.1/20)+[.B208]" office:value-type="float" office:value="0.588604969678356" calcext:value-type="float">
            <text:p>0.588604969678356</text:p>
          </table:table-cell>
          <table:table-cell table:formula="of:=[.E207]*EXP(-0.1/20)+[.C208]" office:value-type="float" office:value="0" calcext:value-type="float">
            <text:p>0</text:p>
          </table:table-cell>
          <table:table-cell table:formula="of:=-[.B208]*[.E208]+[.C208]*[.D2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000000000001" calcext:value-type="float">
            <text:p>20.7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08]*EXP(-0.1/20)+[.B209]" office:value-type="float" office:value="0.585669290144794" calcext:value-type="float">
            <text:p>0.585669290144794</text:p>
          </table:table-cell>
          <table:table-cell table:formula="of:=[.E208]*EXP(-0.1/20)+[.C209]" office:value-type="float" office:value="0" calcext:value-type="float">
            <text:p>0</text:p>
          </table:table-cell>
          <table:table-cell table:formula="of:=-[.B209]*[.E209]+[.C209]*[.D2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000000000001" calcext:value-type="float">
            <text:p>20.8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09]*EXP(-0.1/20)+[.B210]" office:value-type="float" office:value="0.58274825237399" calcext:value-type="float">
            <text:p>0.58274825237399</text:p>
          </table:table-cell>
          <table:table-cell table:formula="of:=[.E209]*EXP(-0.1/20)+[.C210]" office:value-type="float" office:value="0" calcext:value-type="float">
            <text:p>0</text:p>
          </table:table-cell>
          <table:table-cell table:formula="of:=-[.B210]*[.E210]+[.C210]*[.D2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000000000001" calcext:value-type="float">
            <text:p>20.9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10]*EXP(-0.1/20)+[.B211]" office:value-type="float" office:value="0.579841783339847" calcext:value-type="float">
            <text:p>0.579841783339847</text:p>
          </table:table-cell>
          <table:table-cell table:formula="of:=[.E210]*EXP(-0.1/20)+[.C211]" office:value-type="float" office:value="0" calcext:value-type="float">
            <text:p>0</text:p>
          </table:table-cell>
          <table:table-cell table:formula="of:=-[.B211]*[.E211]+[.C211]*[.D2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000000000001" calcext:value-type="float">
            <text:p>21.0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11]*EXP(-0.1/20)+[.B212]" office:value-type="float" office:value="0.576949810380487" calcext:value-type="float">
            <text:p>0.576949810380487</text:p>
          </table:table-cell>
          <table:table-cell table:formula="of:=[.E211]*EXP(-0.1/20)+[.C212]" office:value-type="float" office:value="0" calcext:value-type="float">
            <text:p>0</text:p>
          </table:table-cell>
          <table:table-cell table:formula="of:=-[.B212]*[.E212]+[.C212]*[.D2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000000000001" calcext:value-type="float">
            <text:p>21.1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12]*EXP(-0.1/20)+[.B213]" office:value-type="float" office:value="0.574072261196437" calcext:value-type="float">
            <text:p>0.574072261196437</text:p>
          </table:table-cell>
          <table:table-cell table:formula="of:=[.E212]*EXP(-0.1/20)+[.C213]" office:value-type="float" office:value="0" calcext:value-type="float">
            <text:p>0</text:p>
          </table:table-cell>
          <table:table-cell table:formula="of:=-[.B213]*[.E213]+[.C213]*[.D2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000000000001" calcext:value-type="float">
            <text:p>21.2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13]*EXP(-0.1/20)+[.B214]" office:value-type="float" office:value="0.571209063848816" calcext:value-type="float">
            <text:p>0.571209063848816</text:p>
          </table:table-cell>
          <table:table-cell table:formula="of:=[.E213]*EXP(-0.1/20)+[.C214]" office:value-type="float" office:value="0" calcext:value-type="float">
            <text:p>0</text:p>
          </table:table-cell>
          <table:table-cell table:formula="of:=-[.B214]*[.E214]+[.C214]*[.D2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000000000001" calcext:value-type="float">
            <text:p>21.3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14]*EXP(-0.1/20)+[.B215]" office:value-type="float" office:value="0.568360146757541" calcext:value-type="float">
            <text:p>0.568360146757541</text:p>
          </table:table-cell>
          <table:table-cell table:formula="of:=[.E214]*EXP(-0.1/20)+[.C215]" office:value-type="float" office:value="0" calcext:value-type="float">
            <text:p>0</text:p>
          </table:table-cell>
          <table:table-cell table:formula="of:=-[.B215]*[.E215]+[.C215]*[.D2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000000000001" calcext:value-type="float">
            <text:p>21.4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15]*EXP(-0.1/20)+[.B216]" office:value-type="float" office:value="0.565525438699538" calcext:value-type="float">
            <text:p>0.565525438699538</text:p>
          </table:table-cell>
          <table:table-cell table:formula="of:=[.E215]*EXP(-0.1/20)+[.C216]" office:value-type="float" office:value="0" calcext:value-type="float">
            <text:p>0</text:p>
          </table:table-cell>
          <table:table-cell table:formula="of:=-[.B216]*[.E216]+[.C216]*[.D2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000000000001" calcext:value-type="float">
            <text:p>21.5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16]*EXP(-0.1/20)+[.B217]" office:value-type="float" office:value="0.562704868806956" calcext:value-type="float">
            <text:p>0.562704868806956</text:p>
          </table:table-cell>
          <table:table-cell table:formula="of:=[.E216]*EXP(-0.1/20)+[.C217]" office:value-type="float" office:value="0" calcext:value-type="float">
            <text:p>0</text:p>
          </table:table-cell>
          <table:table-cell table:formula="of:=-[.B217]*[.E217]+[.C217]*[.D2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000000000001" calcext:value-type="float">
            <text:p>21.6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17]*EXP(-0.1/20)+[.B218]" office:value-type="float" office:value="0.559898366565403" calcext:value-type="float">
            <text:p>0.559898366565403</text:p>
          </table:table-cell>
          <table:table-cell table:formula="of:=[.E217]*EXP(-0.1/20)+[.C218]" office:value-type="float" office:value="0" calcext:value-type="float">
            <text:p>0</text:p>
          </table:table-cell>
          <table:table-cell table:formula="of:=-[.B218]*[.E218]+[.C218]*[.D2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000000000001" calcext:value-type="float">
            <text:p>21.7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18]*EXP(-0.1/20)+[.B219]" office:value-type="float" office:value="0.557105861812175" calcext:value-type="float">
            <text:p>0.557105861812175</text:p>
          </table:table-cell>
          <table:table-cell table:formula="of:=[.E218]*EXP(-0.1/20)+[.C219]" office:value-type="float" office:value="0" calcext:value-type="float">
            <text:p>0</text:p>
          </table:table-cell>
          <table:table-cell table:formula="of:=-[.B219]*[.E219]+[.C219]*[.D2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000000000001" calcext:value-type="float">
            <text:p>21.8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19]*EXP(-0.1/20)+[.B220]" office:value-type="float" office:value="0.554327284734508" calcext:value-type="float">
            <text:p>0.554327284734508</text:p>
          </table:table-cell>
          <table:table-cell table:formula="of:=[.E219]*EXP(-0.1/20)+[.C220]" office:value-type="float" office:value="0" calcext:value-type="float">
            <text:p>0</text:p>
          </table:table-cell>
          <table:table-cell table:formula="of:=-[.B220]*[.E220]+[.C220]*[.D2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000000000001" calcext:value-type="float">
            <text:p>21.9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20]*EXP(-0.1/20)+[.B221]" office:value-type="float" office:value="0.551562565867831" calcext:value-type="float">
            <text:p>0.551562565867831</text:p>
          </table:table-cell>
          <table:table-cell table:formula="of:=[.E220]*EXP(-0.1/20)+[.C221]" office:value-type="float" office:value="0" calcext:value-type="float">
            <text:p>0</text:p>
          </table:table-cell>
          <table:table-cell table:formula="of:=-[.B221]*[.E221]+[.C221]*[.D2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000000000001" calcext:value-type="float">
            <text:p>22.0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21]*EXP(-0.1/20)+[.B222]" office:value-type="float" office:value="0.548811636094027" calcext:value-type="float">
            <text:p>0.548811636094027</text:p>
          </table:table-cell>
          <table:table-cell table:formula="of:=[.E221]*EXP(-0.1/20)+[.C222]" office:value-type="float" office:value="0" calcext:value-type="float">
            <text:p>0</text:p>
          </table:table-cell>
          <table:table-cell table:formula="of:=-[.B222]*[.E222]+[.C222]*[.D2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000000000001" calcext:value-type="float">
            <text:p>22.1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22]*EXP(-0.1/20)+[.B223]" office:value-type="float" office:value="0.54607442663971" calcext:value-type="float">
            <text:p>0.54607442663971</text:p>
          </table:table-cell>
          <table:table-cell table:formula="of:=[.E222]*EXP(-0.1/20)+[.C223]" office:value-type="float" office:value="0" calcext:value-type="float">
            <text:p>0</text:p>
          </table:table-cell>
          <table:table-cell table:formula="of:=-[.B223]*[.E223]+[.C223]*[.D2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000000000001" calcext:value-type="float">
            <text:p>22.2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23]*EXP(-0.1/20)+[.B224]" office:value-type="float" office:value="0.543350869074501" calcext:value-type="float">
            <text:p>0.543350869074501</text:p>
          </table:table-cell>
          <table:table-cell table:formula="of:=[.E223]*EXP(-0.1/20)+[.C224]" office:value-type="float" office:value="0" calcext:value-type="float">
            <text:p>0</text:p>
          </table:table-cell>
          <table:table-cell table:formula="of:=-[.B224]*[.E224]+[.C224]*[.D2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000000000001" calcext:value-type="float">
            <text:p>22.3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24]*EXP(-0.1/20)+[.B225]" office:value-type="float" office:value="0.540640895309317" calcext:value-type="float">
            <text:p>0.540640895309317</text:p>
          </table:table-cell>
          <table:table-cell table:formula="of:=[.E224]*EXP(-0.1/20)+[.C225]" office:value-type="float" office:value="0" calcext:value-type="float">
            <text:p>0</text:p>
          </table:table-cell>
          <table:table-cell table:formula="of:=-[.B225]*[.E225]+[.C225]*[.D2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000000000001" calcext:value-type="float">
            <text:p>22.4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25]*EXP(-0.1/20)+[.B226]" office:value-type="float" office:value="0.537944437594675" calcext:value-type="float">
            <text:p>0.537944437594675</text:p>
          </table:table-cell>
          <table:table-cell table:formula="of:=[.E225]*EXP(-0.1/20)+[.C226]" office:value-type="float" office:value="0" calcext:value-type="float">
            <text:p>0</text:p>
          </table:table-cell>
          <table:table-cell table:formula="of:=-[.B226]*[.E226]+[.C226]*[.D2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000000000001" calcext:value-type="float">
            <text:p>22.5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26]*EXP(-0.1/20)+[.B227]" office:value-type="float" office:value="0.535261428518991" calcext:value-type="float">
            <text:p>0.535261428518991</text:p>
          </table:table-cell>
          <table:table-cell table:formula="of:=[.E226]*EXP(-0.1/20)+[.C227]" office:value-type="float" office:value="0" calcext:value-type="float">
            <text:p>0</text:p>
          </table:table-cell>
          <table:table-cell table:formula="of:=-[.B227]*[.E227]+[.C227]*[.D2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000000000001" calcext:value-type="float">
            <text:p>22.6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27]*EXP(-0.1/20)+[.B228]" office:value-type="float" office:value="0.532591801006898" calcext:value-type="float">
            <text:p>0.532591801006898</text:p>
          </table:table-cell>
          <table:table-cell table:formula="of:=[.E227]*EXP(-0.1/20)+[.C228]" office:value-type="float" office:value="0" calcext:value-type="float">
            <text:p>0</text:p>
          </table:table-cell>
          <table:table-cell table:formula="of:=-[.B228]*[.E228]+[.C228]*[.D2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000000000001" calcext:value-type="float">
            <text:p>22.7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28]*EXP(-0.1/20)+[.B229]" office:value-type="float" office:value="0.529935488317569" calcext:value-type="float">
            <text:p>0.529935488317569</text:p>
          </table:table-cell>
          <table:table-cell table:formula="of:=[.E228]*EXP(-0.1/20)+[.C229]" office:value-type="float" office:value="0" calcext:value-type="float">
            <text:p>0</text:p>
          </table:table-cell>
          <table:table-cell table:formula="of:=-[.B229]*[.E229]+[.C229]*[.D2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000000000001" calcext:value-type="float">
            <text:p>22.8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29]*EXP(-0.1/20)+[.B230]" office:value-type="float" office:value="0.527292424043049" calcext:value-type="float">
            <text:p>0.527292424043049</text:p>
          </table:table-cell>
          <table:table-cell table:formula="of:=[.E229]*EXP(-0.1/20)+[.C230]" office:value-type="float" office:value="0" calcext:value-type="float">
            <text:p>0</text:p>
          </table:table-cell>
          <table:table-cell table:formula="of:=-[.B230]*[.E230]+[.C230]*[.D2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000000000001" calcext:value-type="float">
            <text:p>22.9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30]*EXP(-0.1/20)+[.B231]" office:value-type="float" office:value="0.524662542106594" calcext:value-type="float">
            <text:p>0.524662542106594</text:p>
          </table:table-cell>
          <table:table-cell table:formula="of:=[.E230]*EXP(-0.1/20)+[.C231]" office:value-type="float" office:value="0" calcext:value-type="float">
            <text:p>0</text:p>
          </table:table-cell>
          <table:table-cell table:formula="of:=-[.B231]*[.E231]+[.C231]*[.D2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000000000001" calcext:value-type="float">
            <text:p>23.0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31]*EXP(-0.1/20)+[.B232]" office:value-type="float" office:value="0.522045776761017" calcext:value-type="float">
            <text:p>0.522045776761017</text:p>
          </table:table-cell>
          <table:table-cell table:formula="of:=[.E231]*EXP(-0.1/20)+[.C232]" office:value-type="float" office:value="0" calcext:value-type="float">
            <text:p>0</text:p>
          </table:table-cell>
          <table:table-cell table:formula="of:=-[.B232]*[.E232]+[.C232]*[.D2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000000000001" calcext:value-type="float">
            <text:p>23.1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32]*EXP(-0.1/20)+[.B233]" office:value-type="float" office:value="0.519442062587049" calcext:value-type="float">
            <text:p>0.519442062587049</text:p>
          </table:table-cell>
          <table:table-cell table:formula="of:=[.E232]*EXP(-0.1/20)+[.C233]" office:value-type="float" office:value="0" calcext:value-type="float">
            <text:p>0</text:p>
          </table:table-cell>
          <table:table-cell table:formula="of:=-[.B233]*[.E233]+[.C233]*[.D2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000000000001" calcext:value-type="float">
            <text:p>23.2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33]*EXP(-0.1/20)+[.B234]" office:value-type="float" office:value="0.5168513344917" calcext:value-type="float">
            <text:p>0.5168513344917</text:p>
          </table:table-cell>
          <table:table-cell table:formula="of:=[.E233]*EXP(-0.1/20)+[.C234]" office:value-type="float" office:value="0" calcext:value-type="float">
            <text:p>0</text:p>
          </table:table-cell>
          <table:table-cell table:formula="of:=-[.B234]*[.E234]+[.C234]*[.D2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000000000001" calcext:value-type="float">
            <text:p>23.3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34]*EXP(-0.1/20)+[.B235]" office:value-type="float" office:value="0.514273527706633" calcext:value-type="float">
            <text:p>0.514273527706633</text:p>
          </table:table-cell>
          <table:table-cell table:formula="of:=[.E234]*EXP(-0.1/20)+[.C235]" office:value-type="float" office:value="0" calcext:value-type="float">
            <text:p>0</text:p>
          </table:table-cell>
          <table:table-cell table:formula="of:=-[.B235]*[.E235]+[.C235]*[.D2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000000000001" calcext:value-type="float">
            <text:p>23.4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35]*EXP(-0.1/20)+[.B236]" office:value-type="float" office:value="0.511708577786543" calcext:value-type="float">
            <text:p>0.511708577786543</text:p>
          </table:table-cell>
          <table:table-cell table:formula="of:=[.E235]*EXP(-0.1/20)+[.C236]" office:value-type="float" office:value="0" calcext:value-type="float">
            <text:p>0</text:p>
          </table:table-cell>
          <table:table-cell table:formula="of:=-[.B236]*[.E236]+[.C236]*[.D2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000000000001" calcext:value-type="float">
            <text:p>23.5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36]*EXP(-0.1/20)+[.B237]" office:value-type="float" office:value="0.50915642060755" calcext:value-type="float">
            <text:p>0.50915642060755</text:p>
          </table:table-cell>
          <table:table-cell table:formula="of:=[.E236]*EXP(-0.1/20)+[.C237]" office:value-type="float" office:value="0" calcext:value-type="float">
            <text:p>0</text:p>
          </table:table-cell>
          <table:table-cell table:formula="of:=-[.B237]*[.E237]+[.C237]*[.D2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000000000001" calcext:value-type="float">
            <text:p>23.6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37]*EXP(-0.1/20)+[.B238]" office:value-type="float" office:value="0.50661699236559" calcext:value-type="float">
            <text:p>0.50661699236559</text:p>
          </table:table-cell>
          <table:table-cell table:formula="of:=[.E237]*EXP(-0.1/20)+[.C238]" office:value-type="float" office:value="0" calcext:value-type="float">
            <text:p>0</text:p>
          </table:table-cell>
          <table:table-cell table:formula="of:=-[.B238]*[.E238]+[.C238]*[.D2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000000000001" calcext:value-type="float">
            <text:p>23.7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38]*EXP(-0.1/20)+[.B239]" office:value-type="float" office:value="0.504090229574826" calcext:value-type="float">
            <text:p>0.504090229574826</text:p>
          </table:table-cell>
          <table:table-cell table:formula="of:=[.E238]*EXP(-0.1/20)+[.C239]" office:value-type="float" office:value="0" calcext:value-type="float">
            <text:p>0</text:p>
          </table:table-cell>
          <table:table-cell table:formula="of:=-[.B239]*[.E239]+[.C239]*[.D2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000000000001" calcext:value-type="float">
            <text:p>23.8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39]*EXP(-0.1/20)+[.B240]" office:value-type="float" office:value="0.501576069066056" calcext:value-type="float">
            <text:p>0.501576069066056</text:p>
          </table:table-cell>
          <table:table-cell table:formula="of:=[.E239]*EXP(-0.1/20)+[.C240]" office:value-type="float" office:value="0" calcext:value-type="float">
            <text:p>0</text:p>
          </table:table-cell>
          <table:table-cell table:formula="of:=-[.B240]*[.E240]+[.C240]*[.D2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000000000001" calcext:value-type="float">
            <text:p>23.9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40]*EXP(-0.1/20)+[.B241]" office:value-type="float" office:value="0.499074447985137" calcext:value-type="float">
            <text:p>0.499074447985137</text:p>
          </table:table-cell>
          <table:table-cell table:formula="of:=[.E240]*EXP(-0.1/20)+[.C241]" office:value-type="float" office:value="0" calcext:value-type="float">
            <text:p>0</text:p>
          </table:table-cell>
          <table:table-cell table:formula="of:=-[.B241]*[.E241]+[.C241]*[.D2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0000000000001" calcext:value-type="float">
            <text:p>24.0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41]*EXP(-0.1/20)+[.B242]" office:value-type="float" office:value="0.49658530379141" calcext:value-type="float">
            <text:p>0.49658530379141</text:p>
          </table:table-cell>
          <table:table-cell table:formula="of:=[.E241]*EXP(-0.1/20)+[.C242]" office:value-type="float" office:value="0" calcext:value-type="float">
            <text:p>0</text:p>
          </table:table-cell>
          <table:table-cell table:formula="of:=-[.B242]*[.E242]+[.C242]*[.D2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1000000000001" calcext:value-type="float">
            <text:p>24.1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42]*EXP(-0.1/20)+[.B243]" office:value-type="float" office:value="0.494108574256142" calcext:value-type="float">
            <text:p>0.494108574256142</text:p>
          </table:table-cell>
          <table:table-cell table:formula="of:=[.E242]*EXP(-0.1/20)+[.C243]" office:value-type="float" office:value="0" calcext:value-type="float">
            <text:p>0</text:p>
          </table:table-cell>
          <table:table-cell table:formula="of:=-[.B243]*[.E243]+[.C243]*[.D2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2000000000001" calcext:value-type="float">
            <text:p>24.2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43]*EXP(-0.1/20)+[.B244]" office:value-type="float" office:value="0.491644197460966" calcext:value-type="float">
            <text:p>0.491644197460966</text:p>
          </table:table-cell>
          <table:table-cell table:formula="of:=[.E243]*EXP(-0.1/20)+[.C244]" office:value-type="float" office:value="0" calcext:value-type="float">
            <text:p>0</text:p>
          </table:table-cell>
          <table:table-cell table:formula="of:=-[.B244]*[.E244]+[.C244]*[.D2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3000000000001" calcext:value-type="float">
            <text:p>24.3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44]*EXP(-0.1/20)+[.B245]" office:value-type="float" office:value="0.489192111796332" calcext:value-type="float">
            <text:p>0.489192111796332</text:p>
          </table:table-cell>
          <table:table-cell table:formula="of:=[.E244]*EXP(-0.1/20)+[.C245]" office:value-type="float" office:value="0" calcext:value-type="float">
            <text:p>0</text:p>
          </table:table-cell>
          <table:table-cell table:formula="of:=-[.B245]*[.E245]+[.C245]*[.D2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4000000000001" calcext:value-type="float">
            <text:p>24.4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45]*EXP(-0.1/20)+[.B246]" office:value-type="float" office:value="0.486752255959972" calcext:value-type="float">
            <text:p>0.486752255959972</text:p>
          </table:table-cell>
          <table:table-cell table:formula="of:=[.E245]*EXP(-0.1/20)+[.C246]" office:value-type="float" office:value="0" calcext:value-type="float">
            <text:p>0</text:p>
          </table:table-cell>
          <table:table-cell table:formula="of:=-[.B246]*[.E246]+[.C246]*[.D2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5000000000001" calcext:value-type="float">
            <text:p>24.5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46]*EXP(-0.1/20)+[.B247]" office:value-type="float" office:value="0.484324568955363" calcext:value-type="float">
            <text:p>0.484324568955363</text:p>
          </table:table-cell>
          <table:table-cell table:formula="of:=[.E246]*EXP(-0.1/20)+[.C247]" office:value-type="float" office:value="0" calcext:value-type="float">
            <text:p>0</text:p>
          </table:table-cell>
          <table:table-cell table:formula="of:=-[.B247]*[.E247]+[.C247]*[.D2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6000000000001" calcext:value-type="float">
            <text:p>24.6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47]*EXP(-0.1/20)+[.B248]" office:value-type="float" office:value="0.481908990090203" calcext:value-type="float">
            <text:p>0.481908990090203</text:p>
          </table:table-cell>
          <table:table-cell table:formula="of:=[.E247]*EXP(-0.1/20)+[.C248]" office:value-type="float" office:value="0" calcext:value-type="float">
            <text:p>0</text:p>
          </table:table-cell>
          <table:table-cell table:formula="of:=-[.B248]*[.E248]+[.C248]*[.D2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7000000000001" calcext:value-type="float">
            <text:p>24.7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48]*EXP(-0.1/20)+[.B249]" office:value-type="float" office:value="0.479505458974895" calcext:value-type="float">
            <text:p>0.479505458974895</text:p>
          </table:table-cell>
          <table:table-cell table:formula="of:=[.E248]*EXP(-0.1/20)+[.C249]" office:value-type="float" office:value="0" calcext:value-type="float">
            <text:p>0</text:p>
          </table:table-cell>
          <table:table-cell table:formula="of:=-[.B249]*[.E249]+[.C249]*[.D2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8000000000001" calcext:value-type="float">
            <text:p>24.8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49]*EXP(-0.1/20)+[.B250]" office:value-type="float" office:value="0.477113915521035" calcext:value-type="float">
            <text:p>0.477113915521035</text:p>
          </table:table-cell>
          <table:table-cell table:formula="of:=[.E249]*EXP(-0.1/20)+[.C250]" office:value-type="float" office:value="0" calcext:value-type="float">
            <text:p>0</text:p>
          </table:table-cell>
          <table:table-cell table:formula="of:=-[.B250]*[.E250]+[.C250]*[.D2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.9000000000001" calcext:value-type="float">
            <text:p>24.9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50]*EXP(-0.1/20)+[.B251]" office:value-type="float" office:value="0.474734299939913" calcext:value-type="float">
            <text:p>0.474734299939913</text:p>
          </table:table-cell>
          <table:table-cell table:formula="of:=[.E250]*EXP(-0.1/20)+[.C251]" office:value-type="float" office:value="0" calcext:value-type="float">
            <text:p>0</text:p>
          </table:table-cell>
          <table:table-cell table:formula="of:=-[.B251]*[.E251]+[.C251]*[.D2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0000000000001" calcext:value-type="float">
            <text:p>25.0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51]*EXP(-0.1/20)+[.B252]" office:value-type="float" office:value="0.472366552741016" calcext:value-type="float">
            <text:p>0.472366552741016</text:p>
          </table:table-cell>
          <table:table-cell table:formula="of:=[.E251]*EXP(-0.1/20)+[.C252]" office:value-type="float" office:value="0" calcext:value-type="float">
            <text:p>0</text:p>
          </table:table-cell>
          <table:table-cell table:formula="of:=-[.B252]*[.E252]+[.C252]*[.D2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1000000000001" calcext:value-type="float">
            <text:p>25.1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52]*EXP(-0.1/20)+[.B253]" office:value-type="float" office:value="0.470010614730539" calcext:value-type="float">
            <text:p>0.470010614730539</text:p>
          </table:table-cell>
          <table:table-cell table:formula="of:=[.E252]*EXP(-0.1/20)+[.C253]" office:value-type="float" office:value="0" calcext:value-type="float">
            <text:p>0</text:p>
          </table:table-cell>
          <table:table-cell table:formula="of:=-[.B253]*[.E253]+[.C253]*[.D2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2000000000001" calcext:value-type="float">
            <text:p>25.2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53]*EXP(-0.1/20)+[.B254]" office:value-type="float" office:value="0.46766642700991" calcext:value-type="float">
            <text:p>0.46766642700991</text:p>
          </table:table-cell>
          <table:table-cell table:formula="of:=[.E253]*EXP(-0.1/20)+[.C254]" office:value-type="float" office:value="0" calcext:value-type="float">
            <text:p>0</text:p>
          </table:table-cell>
          <table:table-cell table:formula="of:=-[.B254]*[.E254]+[.C254]*[.D2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3000000000001" calcext:value-type="float">
            <text:p>25.3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54]*EXP(-0.1/20)+[.B255]" office:value-type="float" office:value="0.465333930974314" calcext:value-type="float">
            <text:p>0.465333930974314</text:p>
          </table:table-cell>
          <table:table-cell table:formula="of:=[.E254]*EXP(-0.1/20)+[.C255]" office:value-type="float" office:value="0" calcext:value-type="float">
            <text:p>0</text:p>
          </table:table-cell>
          <table:table-cell table:formula="of:=-[.B255]*[.E255]+[.C255]*[.D2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4000000000001" calcext:value-type="float">
            <text:p>25.4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55]*EXP(-0.1/20)+[.B256]" office:value-type="float" office:value="0.463013068311229" calcext:value-type="float">
            <text:p>0.463013068311229</text:p>
          </table:table-cell>
          <table:table-cell table:formula="of:=[.E255]*EXP(-0.1/20)+[.C256]" office:value-type="float" office:value="0" calcext:value-type="float">
            <text:p>0</text:p>
          </table:table-cell>
          <table:table-cell table:formula="of:=-[.B256]*[.E256]+[.C256]*[.D2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5000000000001" calcext:value-type="float">
            <text:p>25.5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56]*EXP(-0.1/20)+[.B257]" office:value-type="float" office:value="0.460703780998967" calcext:value-type="float">
            <text:p>0.460703780998967</text:p>
          </table:table-cell>
          <table:table-cell table:formula="of:=[.E256]*EXP(-0.1/20)+[.C257]" office:value-type="float" office:value="0" calcext:value-type="float">
            <text:p>0</text:p>
          </table:table-cell>
          <table:table-cell table:formula="of:=-[.B257]*[.E257]+[.C257]*[.D2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6000000000001" calcext:value-type="float">
            <text:p>25.6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57]*EXP(-0.1/20)+[.B258]" office:value-type="float" office:value="0.458406011305224" calcext:value-type="float">
            <text:p>0.458406011305224</text:p>
          </table:table-cell>
          <table:table-cell table:formula="of:=[.E257]*EXP(-0.1/20)+[.C258]" office:value-type="float" office:value="0" calcext:value-type="float">
            <text:p>0</text:p>
          </table:table-cell>
          <table:table-cell table:formula="of:=-[.B258]*[.E258]+[.C258]*[.D2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7000000000001" calcext:value-type="float">
            <text:p>25.7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58]*EXP(-0.1/20)+[.B259]" office:value-type="float" office:value="0.45611970178564" calcext:value-type="float">
            <text:p>0.45611970178564</text:p>
          </table:table-cell>
          <table:table-cell table:formula="of:=[.E258]*EXP(-0.1/20)+[.C259]" office:value-type="float" office:value="0" calcext:value-type="float">
            <text:p>0</text:p>
          </table:table-cell>
          <table:table-cell table:formula="of:=-[.B259]*[.E259]+[.C259]*[.D2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8000000000001" calcext:value-type="float">
            <text:p>25.8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59]*EXP(-0.1/20)+[.B260]" office:value-type="float" office:value="0.453844795282357" calcext:value-type="float">
            <text:p>0.453844795282357</text:p>
          </table:table-cell>
          <table:table-cell table:formula="of:=[.E259]*EXP(-0.1/20)+[.C260]" office:value-type="float" office:value="0" calcext:value-type="float">
            <text:p>0</text:p>
          </table:table-cell>
          <table:table-cell table:formula="of:=-[.B260]*[.E260]+[.C260]*[.D2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9000000000001" calcext:value-type="float">
            <text:p>25.9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60]*EXP(-0.1/20)+[.B261]" office:value-type="float" office:value="0.451581234922593" calcext:value-type="float">
            <text:p>0.451581234922593</text:p>
          </table:table-cell>
          <table:table-cell table:formula="of:=[.E260]*EXP(-0.1/20)+[.C261]" office:value-type="float" office:value="0" calcext:value-type="float">
            <text:p>0</text:p>
          </table:table-cell>
          <table:table-cell table:formula="of:=-[.B261]*[.E261]+[.C261]*[.D2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0000000000001" calcext:value-type="float">
            <text:p>26.0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61]*EXP(-0.1/20)+[.B262]" office:value-type="float" office:value="0.449328964117222" calcext:value-type="float">
            <text:p>0.449328964117222</text:p>
          </table:table-cell>
          <table:table-cell table:formula="of:=[.E261]*EXP(-0.1/20)+[.C262]" office:value-type="float" office:value="0" calcext:value-type="float">
            <text:p>0</text:p>
          </table:table-cell>
          <table:table-cell table:formula="of:=-[.B262]*[.E262]+[.C262]*[.D2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1000000000001" calcext:value-type="float">
            <text:p>26.1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62]*EXP(-0.1/20)+[.B263]" office:value-type="float" office:value="0.447087926559357" calcext:value-type="float">
            <text:p>0.447087926559357</text:p>
          </table:table-cell>
          <table:table-cell table:formula="of:=[.E262]*EXP(-0.1/20)+[.C263]" office:value-type="float" office:value="0" calcext:value-type="float">
            <text:p>0</text:p>
          </table:table-cell>
          <table:table-cell table:formula="of:=-[.B263]*[.E263]+[.C263]*[.D2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2000000000001" calcext:value-type="float">
            <text:p>26.2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63]*EXP(-0.1/20)+[.B264]" office:value-type="float" office:value="0.444858066222942" calcext:value-type="float">
            <text:p>0.444858066222942</text:p>
          </table:table-cell>
          <table:table-cell table:formula="of:=[.E263]*EXP(-0.1/20)+[.C264]" office:value-type="float" office:value="0" calcext:value-type="float">
            <text:p>0</text:p>
          </table:table-cell>
          <table:table-cell table:formula="of:=-[.B264]*[.E264]+[.C264]*[.D2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3000000000001" calcext:value-type="float">
            <text:p>26.3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64]*EXP(-0.1/20)+[.B265]" office:value-type="float" office:value="0.442639327361352" calcext:value-type="float">
            <text:p>0.442639327361352</text:p>
          </table:table-cell>
          <table:table-cell table:formula="of:=[.E264]*EXP(-0.1/20)+[.C265]" office:value-type="float" office:value="0" calcext:value-type="float">
            <text:p>0</text:p>
          </table:table-cell>
          <table:table-cell table:formula="of:=-[.B265]*[.E265]+[.C265]*[.D2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4000000000001" calcext:value-type="float">
            <text:p>26.4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65]*EXP(-0.1/20)+[.B266]" office:value-type="float" office:value="0.440431654506" calcext:value-type="float">
            <text:p>0.440431654506</text:p>
          </table:table-cell>
          <table:table-cell table:formula="of:=[.E265]*EXP(-0.1/20)+[.C266]" office:value-type="float" office:value="0" calcext:value-type="float">
            <text:p>0</text:p>
          </table:table-cell>
          <table:table-cell table:formula="of:=-[.B266]*[.E266]+[.C266]*[.D2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5000000000001" calcext:value-type="float">
            <text:p>26.5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66]*EXP(-0.1/20)+[.B267]" office:value-type="float" office:value="0.43823499246495" calcext:value-type="float">
            <text:p>0.43823499246495</text:p>
          </table:table-cell>
          <table:table-cell table:formula="of:=[.E266]*EXP(-0.1/20)+[.C267]" office:value-type="float" office:value="0" calcext:value-type="float">
            <text:p>0</text:p>
          </table:table-cell>
          <table:table-cell table:formula="of:=-[.B267]*[.E267]+[.C267]*[.D2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6000000000001" calcext:value-type="float">
            <text:p>26.6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67]*EXP(-0.1/20)+[.B268]" office:value-type="float" office:value="0.436049286321536" calcext:value-type="float">
            <text:p>0.436049286321536</text:p>
          </table:table-cell>
          <table:table-cell table:formula="of:=[.E267]*EXP(-0.1/20)+[.C268]" office:value-type="float" office:value="0" calcext:value-type="float">
            <text:p>0</text:p>
          </table:table-cell>
          <table:table-cell table:formula="of:=-[.B268]*[.E268]+[.C268]*[.D2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7000000000001" calcext:value-type="float">
            <text:p>26.7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68]*EXP(-0.1/20)+[.B269]" office:value-type="float" office:value="0.433874481432992" calcext:value-type="float">
            <text:p>0.433874481432992</text:p>
          </table:table-cell>
          <table:table-cell table:formula="of:=[.E268]*EXP(-0.1/20)+[.C269]" office:value-type="float" office:value="0" calcext:value-type="float">
            <text:p>0</text:p>
          </table:table-cell>
          <table:table-cell table:formula="of:=-[.B269]*[.E269]+[.C269]*[.D2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8000000000001" calcext:value-type="float">
            <text:p>26.8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69]*EXP(-0.1/20)+[.B270]" office:value-type="float" office:value="0.43171052342908" calcext:value-type="float">
            <text:p>0.43171052342908</text:p>
          </table:table-cell>
          <table:table-cell table:formula="of:=[.E269]*EXP(-0.1/20)+[.C270]" office:value-type="float" office:value="0" calcext:value-type="float">
            <text:p>0</text:p>
          </table:table-cell>
          <table:table-cell table:formula="of:=-[.B270]*[.E270]+[.C270]*[.D2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9000000000001" calcext:value-type="float">
            <text:p>26.9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70]*EXP(-0.1/20)+[.B271]" office:value-type="float" office:value="0.42955735821074" calcext:value-type="float">
            <text:p>0.42955735821074</text:p>
          </table:table-cell>
          <table:table-cell table:formula="of:=[.E270]*EXP(-0.1/20)+[.C271]" office:value-type="float" office:value="0" calcext:value-type="float">
            <text:p>0</text:p>
          </table:table-cell>
          <table:table-cell table:formula="of:=-[.B271]*[.E271]+[.C271]*[.D2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0000000000001" calcext:value-type="float">
            <text:p>27.0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71]*EXP(-0.1/20)+[.B272]" office:value-type="float" office:value="0.427414931948727" calcext:value-type="float">
            <text:p>0.427414931948727</text:p>
          </table:table-cell>
          <table:table-cell table:formula="of:=[.E271]*EXP(-0.1/20)+[.C272]" office:value-type="float" office:value="0" calcext:value-type="float">
            <text:p>0</text:p>
          </table:table-cell>
          <table:table-cell table:formula="of:=-[.B272]*[.E272]+[.C272]*[.D2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1000000000001" calcext:value-type="float">
            <text:p>27.1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72]*EXP(-0.1/20)+[.B273]" office:value-type="float" office:value="0.425283191082275" calcext:value-type="float">
            <text:p>0.425283191082275</text:p>
          </table:table-cell>
          <table:table-cell table:formula="of:=[.E272]*EXP(-0.1/20)+[.C273]" office:value-type="float" office:value="0" calcext:value-type="float">
            <text:p>0</text:p>
          </table:table-cell>
          <table:table-cell table:formula="of:=-[.B273]*[.E273]+[.C273]*[.D2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2000000000001" calcext:value-type="float">
            <text:p>27.2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73]*EXP(-0.1/20)+[.B274]" office:value-type="float" office:value="0.42316208231775" calcext:value-type="float">
            <text:p>0.42316208231775</text:p>
          </table:table-cell>
          <table:table-cell table:formula="of:=[.E273]*EXP(-0.1/20)+[.C274]" office:value-type="float" office:value="0" calcext:value-type="float">
            <text:p>0</text:p>
          </table:table-cell>
          <table:table-cell table:formula="of:=-[.B274]*[.E274]+[.C274]*[.D2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3000000000001" calcext:value-type="float">
            <text:p>27.3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74]*EXP(-0.1/20)+[.B275]" office:value-type="float" office:value="0.421051552627322" calcext:value-type="float">
            <text:p>0.421051552627322</text:p>
          </table:table-cell>
          <table:table-cell table:formula="of:=[.E274]*EXP(-0.1/20)+[.C275]" office:value-type="float" office:value="0" calcext:value-type="float">
            <text:p>0</text:p>
          </table:table-cell>
          <table:table-cell table:formula="of:=-[.B275]*[.E275]+[.C275]*[.D2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4000000000001" calcext:value-type="float">
            <text:p>27.4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75]*EXP(-0.1/20)+[.B276]" office:value-type="float" office:value="0.41895154924764" calcext:value-type="float">
            <text:p>0.41895154924764</text:p>
          </table:table-cell>
          <table:table-cell table:formula="of:=[.E275]*EXP(-0.1/20)+[.C276]" office:value-type="float" office:value="0" calcext:value-type="float">
            <text:p>0</text:p>
          </table:table-cell>
          <table:table-cell table:formula="of:=-[.B276]*[.E276]+[.C276]*[.D2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5000000000001" calcext:value-type="float">
            <text:p>27.5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76]*EXP(-0.1/20)+[.B277]" office:value-type="float" office:value="0.416862019678509" calcext:value-type="float">
            <text:p>0.416862019678509</text:p>
          </table:table-cell>
          <table:table-cell table:formula="of:=[.E276]*EXP(-0.1/20)+[.C277]" office:value-type="float" office:value="0" calcext:value-type="float">
            <text:p>0</text:p>
          </table:table-cell>
          <table:table-cell table:formula="of:=-[.B277]*[.E277]+[.C277]*[.D2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6000000000001" calcext:value-type="float">
            <text:p>27.6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77]*EXP(-0.1/20)+[.B278]" office:value-type="float" office:value="0.414782911681582" calcext:value-type="float">
            <text:p>0.414782911681582</text:p>
          </table:table-cell>
          <table:table-cell table:formula="of:=[.E277]*EXP(-0.1/20)+[.C278]" office:value-type="float" office:value="0" calcext:value-type="float">
            <text:p>0</text:p>
          </table:table-cell>
          <table:table-cell table:formula="of:=-[.B278]*[.E278]+[.C278]*[.D2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7000000000001" calcext:value-type="float">
            <text:p>27.7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78]*EXP(-0.1/20)+[.B279]" office:value-type="float" office:value="0.41271417327905" calcext:value-type="float">
            <text:p>0.41271417327905</text:p>
          </table:table-cell>
          <table:table-cell table:formula="of:=[.E278]*EXP(-0.1/20)+[.C279]" office:value-type="float" office:value="0" calcext:value-type="float">
            <text:p>0</text:p>
          </table:table-cell>
          <table:table-cell table:formula="of:=-[.B279]*[.E279]+[.C279]*[.D2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8000000000001" calcext:value-type="float">
            <text:p>27.8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79]*EXP(-0.1/20)+[.B280]" office:value-type="float" office:value="0.410655752752346" calcext:value-type="float">
            <text:p>0.410655752752346</text:p>
          </table:table-cell>
          <table:table-cell table:formula="of:=[.E279]*EXP(-0.1/20)+[.C280]" office:value-type="float" office:value="0" calcext:value-type="float">
            <text:p>0</text:p>
          </table:table-cell>
          <table:table-cell table:formula="of:=-[.B280]*[.E280]+[.C280]*[.D2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9000000000001" calcext:value-type="float">
            <text:p>27.9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80]*EXP(-0.1/20)+[.B281]" office:value-type="float" office:value="0.408607598640849" calcext:value-type="float">
            <text:p>0.408607598640849</text:p>
          </table:table-cell>
          <table:table-cell table:formula="of:=[.E280]*EXP(-0.1/20)+[.C281]" office:value-type="float" office:value="0" calcext:value-type="float">
            <text:p>0</text:p>
          </table:table-cell>
          <table:table-cell table:formula="of:=-[.B281]*[.E281]+[.C281]*[.D2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0000000000001" calcext:value-type="float">
            <text:p>28.0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81]*EXP(-0.1/20)+[.B282]" office:value-type="float" office:value="0.4065696597406" calcext:value-type="float">
            <text:p>0.4065696597406</text:p>
          </table:table-cell>
          <table:table-cell table:formula="of:=[.E281]*EXP(-0.1/20)+[.C282]" office:value-type="float" office:value="0" calcext:value-type="float">
            <text:p>0</text:p>
          </table:table-cell>
          <table:table-cell table:formula="of:=-[.B282]*[.E282]+[.C282]*[.D2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1000000000001" calcext:value-type="float">
            <text:p>28.1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82]*EXP(-0.1/20)+[.B283]" office:value-type="float" office:value="0.40454188510302" calcext:value-type="float">
            <text:p>0.40454188510302</text:p>
          </table:table-cell>
          <table:table-cell table:formula="of:=[.E282]*EXP(-0.1/20)+[.C283]" office:value-type="float" office:value="0" calcext:value-type="float">
            <text:p>0</text:p>
          </table:table-cell>
          <table:table-cell table:formula="of:=-[.B283]*[.E283]+[.C283]*[.D2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2000000000001" calcext:value-type="float">
            <text:p>28.2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83]*EXP(-0.1/20)+[.B284]" office:value-type="float" office:value="0.402524224033637" calcext:value-type="float">
            <text:p>0.402524224033637</text:p>
          </table:table-cell>
          <table:table-cell table:formula="of:=[.E283]*EXP(-0.1/20)+[.C284]" office:value-type="float" office:value="0" calcext:value-type="float">
            <text:p>0</text:p>
          </table:table-cell>
          <table:table-cell table:formula="of:=-[.B284]*[.E284]+[.C284]*[.D2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3000000000001" calcext:value-type="float">
            <text:p>28.3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84]*EXP(-0.1/20)+[.B285]" office:value-type="float" office:value="0.40051662609082" calcext:value-type="float">
            <text:p>0.40051662609082</text:p>
          </table:table-cell>
          <table:table-cell table:formula="of:=[.E284]*EXP(-0.1/20)+[.C285]" office:value-type="float" office:value="0" calcext:value-type="float">
            <text:p>0</text:p>
          </table:table-cell>
          <table:table-cell table:formula="of:=-[.B285]*[.E285]+[.C285]*[.D2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4000000000001" calcext:value-type="float">
            <text:p>28.4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85]*EXP(-0.1/20)+[.B286]" office:value-type="float" office:value="0.398519041084515" calcext:value-type="float">
            <text:p>0.398519041084515</text:p>
          </table:table-cell>
          <table:table-cell table:formula="of:=[.E285]*EXP(-0.1/20)+[.C286]" office:value-type="float" office:value="0" calcext:value-type="float">
            <text:p>0</text:p>
          </table:table-cell>
          <table:table-cell table:formula="of:=-[.B286]*[.E286]+[.C286]*[.D2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5000000000001" calcext:value-type="float">
            <text:p>28.5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86]*EXP(-0.1/20)+[.B287]" office:value-type="float" office:value="0.396531419074994" calcext:value-type="float">
            <text:p>0.396531419074994</text:p>
          </table:table-cell>
          <table:table-cell table:formula="of:=[.E286]*EXP(-0.1/20)+[.C287]" office:value-type="float" office:value="0" calcext:value-type="float">
            <text:p>0</text:p>
          </table:table-cell>
          <table:table-cell table:formula="of:=-[.B287]*[.E287]+[.C287]*[.D2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6000000000001" calcext:value-type="float">
            <text:p>28.6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87]*EXP(-0.1/20)+[.B288]" office:value-type="float" office:value="0.394553710371602" calcext:value-type="float">
            <text:p>0.394553710371602</text:p>
          </table:table-cell>
          <table:table-cell table:formula="of:=[.E287]*EXP(-0.1/20)+[.C288]" office:value-type="float" office:value="0" calcext:value-type="float">
            <text:p>0</text:p>
          </table:table-cell>
          <table:table-cell table:formula="of:=-[.B288]*[.E288]+[.C288]*[.D2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7000000000001" calcext:value-type="float">
            <text:p>28.7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88]*EXP(-0.1/20)+[.B289]" office:value-type="float" office:value="0.392585865531519" calcext:value-type="float">
            <text:p>0.392585865531519</text:p>
          </table:table-cell>
          <table:table-cell table:formula="of:=[.E288]*EXP(-0.1/20)+[.C289]" office:value-type="float" office:value="0" calcext:value-type="float">
            <text:p>0</text:p>
          </table:table-cell>
          <table:table-cell table:formula="of:=-[.B289]*[.E289]+[.C289]*[.D2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8000000000001" calcext:value-type="float">
            <text:p>28.8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89]*EXP(-0.1/20)+[.B290]" office:value-type="float" office:value="0.390627835358522" calcext:value-type="float">
            <text:p>0.390627835358522</text:p>
          </table:table-cell>
          <table:table-cell table:formula="of:=[.E289]*EXP(-0.1/20)+[.C290]" office:value-type="float" office:value="0" calcext:value-type="float">
            <text:p>0</text:p>
          </table:table-cell>
          <table:table-cell table:formula="of:=-[.B290]*[.E290]+[.C290]*[.D2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.9000000000001" calcext:value-type="float">
            <text:p>28.9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90]*EXP(-0.1/20)+[.B291]" office:value-type="float" office:value="0.388679570901754" calcext:value-type="float">
            <text:p>0.388679570901754</text:p>
          </table:table-cell>
          <table:table-cell table:formula="of:=[.E290]*EXP(-0.1/20)+[.C291]" office:value-type="float" office:value="0" calcext:value-type="float">
            <text:p>0</text:p>
          </table:table-cell>
          <table:table-cell table:formula="of:=-[.B291]*[.E291]+[.C291]*[.D2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0000000000001" calcext:value-type="float">
            <text:p>29.0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91]*EXP(-0.1/20)+[.B292]" office:value-type="float" office:value="0.386741023454502" calcext:value-type="float">
            <text:p>0.386741023454502</text:p>
          </table:table-cell>
          <table:table-cell table:formula="of:=[.E291]*EXP(-0.1/20)+[.C292]" office:value-type="float" office:value="0" calcext:value-type="float">
            <text:p>0</text:p>
          </table:table-cell>
          <table:table-cell table:formula="of:=-[.B292]*[.E292]+[.C292]*[.D2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1000000000001" calcext:value-type="float">
            <text:p>29.1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92]*EXP(-0.1/20)+[.B293]" office:value-type="float" office:value="0.384812144552979" calcext:value-type="float">
            <text:p>0.384812144552979</text:p>
          </table:table-cell>
          <table:table-cell table:formula="of:=[.E292]*EXP(-0.1/20)+[.C293]" office:value-type="float" office:value="0" calcext:value-type="float">
            <text:p>0</text:p>
          </table:table-cell>
          <table:table-cell table:formula="of:=-[.B293]*[.E293]+[.C293]*[.D2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2000000000001" calcext:value-type="float">
            <text:p>29.2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93]*EXP(-0.1/20)+[.B294]" office:value-type="float" office:value="0.382892885975113" calcext:value-type="float">
            <text:p>0.382892885975113</text:p>
          </table:table-cell>
          <table:table-cell table:formula="of:=[.E293]*EXP(-0.1/20)+[.C294]" office:value-type="float" office:value="0" calcext:value-type="float">
            <text:p>0</text:p>
          </table:table-cell>
          <table:table-cell table:formula="of:=-[.B294]*[.E294]+[.C294]*[.D2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3000000000001" calcext:value-type="float">
            <text:p>29.3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94]*EXP(-0.1/20)+[.B295]" office:value-type="float" office:value="0.380983199739338" calcext:value-type="float">
            <text:p>0.380983199739338</text:p>
          </table:table-cell>
          <table:table-cell table:formula="of:=[.E294]*EXP(-0.1/20)+[.C295]" office:value-type="float" office:value="0" calcext:value-type="float">
            <text:p>0</text:p>
          </table:table-cell>
          <table:table-cell table:formula="of:=-[.B295]*[.E295]+[.C295]*[.D2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4000000000001" calcext:value-type="float">
            <text:p>29.4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95]*EXP(-0.1/20)+[.B296]" office:value-type="float" office:value="0.379083038103399" calcext:value-type="float">
            <text:p>0.379083038103399</text:p>
          </table:table-cell>
          <table:table-cell table:formula="of:=[.E295]*EXP(-0.1/20)+[.C296]" office:value-type="float" office:value="0" calcext:value-type="float">
            <text:p>0</text:p>
          </table:table-cell>
          <table:table-cell table:formula="of:=-[.B296]*[.E296]+[.C296]*[.D2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5000000000001" calcext:value-type="float">
            <text:p>29.5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96]*EXP(-0.1/20)+[.B297]" office:value-type="float" office:value="0.377192353563158" calcext:value-type="float">
            <text:p>0.377192353563158</text:p>
          </table:table-cell>
          <table:table-cell table:formula="of:=[.E296]*EXP(-0.1/20)+[.C297]" office:value-type="float" office:value="0" calcext:value-type="float">
            <text:p>0</text:p>
          </table:table-cell>
          <table:table-cell table:formula="of:=-[.B297]*[.E297]+[.C297]*[.D2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6000000000002" calcext:value-type="float">
            <text:p>29.6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97]*EXP(-0.1/20)+[.B298]" office:value-type="float" office:value="0.3753110988514" calcext:value-type="float">
            <text:p>0.3753110988514</text:p>
          </table:table-cell>
          <table:table-cell table:formula="of:=[.E297]*EXP(-0.1/20)+[.C298]" office:value-type="float" office:value="0" calcext:value-type="float">
            <text:p>0</text:p>
          </table:table-cell>
          <table:table-cell table:formula="of:=-[.B298]*[.E298]+[.C298]*[.D2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7000000000002" calcext:value-type="float">
            <text:p>29.7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98]*EXP(-0.1/20)+[.B299]" office:value-type="float" office:value="0.373439226936662" calcext:value-type="float">
            <text:p>0.373439226936662</text:p>
          </table:table-cell>
          <table:table-cell table:formula="of:=[.E298]*EXP(-0.1/20)+[.C299]" office:value-type="float" office:value="0" calcext:value-type="float">
            <text:p>0</text:p>
          </table:table-cell>
          <table:table-cell table:formula="of:=-[.B299]*[.E299]+[.C299]*[.D2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8000000000002" calcext:value-type="float">
            <text:p>29.8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99]*EXP(-0.1/20)+[.B300]" office:value-type="float" office:value="0.371576691022046" calcext:value-type="float">
            <text:p>0.371576691022046</text:p>
          </table:table-cell>
          <table:table-cell table:formula="of:=[.E299]*EXP(-0.1/20)+[.C300]" office:value-type="float" office:value="0" calcext:value-type="float">
            <text:p>0</text:p>
          </table:table-cell>
          <table:table-cell table:formula="of:=-[.B300]*[.E300]+[.C300]*[.D3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.9000000000002" calcext:value-type="float">
            <text:p>29.9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00]*EXP(-0.1/20)+[.B301]" office:value-type="float" office:value="0.36972344454406" calcext:value-type="float">
            <text:p>0.36972344454406</text:p>
          </table:table-cell>
          <table:table-cell table:formula="of:=[.E300]*EXP(-0.1/20)+[.C301]" office:value-type="float" office:value="0" calcext:value-type="float">
            <text:p>0</text:p>
          </table:table-cell>
          <table:table-cell table:formula="of:=-[.B301]*[.E301]+[.C301]*[.D3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0000000000002" calcext:value-type="float">
            <text:p>30.00000000000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301]*EXP(-0.1/20)+[.B302]" office:value-type="float" office:value="0.367879441171443" calcext:value-type="float">
            <text:p>0.367879441171443</text:p>
          </table:table-cell>
          <table:table-cell table:formula="of:=[.E301]*EXP(-0.1/20)+[.C302]" office:value-type="float" office:value="1" calcext:value-type="float">
            <text:p>1</text:p>
          </table:table-cell>
          <table:table-cell table:formula="of:=-[.B302]*[.E302]+[.C302]*[.D302]" office:value-type="float" office:value="0.367879441171443" calcext:value-type="float">
            <text:p>0.367879441171443</text:p>
          </table:table-cell>
        </table:table-row>
        <table:table-row table:style-name="ro1">
          <table:table-cell office:value-type="float" office:value="30.1000000000002" calcext:value-type="float">
            <text:p>30.1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02]*EXP(-0.1/20)+[.B303]" office:value-type="float" office:value="0.366044634804016" calcext:value-type="float">
            <text:p>0.366044634804016</text:p>
          </table:table-cell>
          <table:table-cell table:formula="of:=[.E302]*EXP(-0.1/20)+[.C303]" office:value-type="float" office:value="0.995012479192682" calcext:value-type="float">
            <text:p>0.995012479192682</text:p>
          </table:table-cell>
          <table:table-cell table:formula="of:=-[.B303]*[.E303]+[.C303]*[.D3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2000000000002" calcext:value-type="float">
            <text:p>30.2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03]*EXP(-0.1/20)+[.B304]" office:value-type="float" office:value="0.364218979571524" calcext:value-type="float">
            <text:p>0.364218979571524</text:p>
          </table:table-cell>
          <table:table-cell table:formula="of:=[.E303]*EXP(-0.1/20)+[.C304]" office:value-type="float" office:value="0.990049833749168" calcext:value-type="float">
            <text:p>0.990049833749168</text:p>
          </table:table-cell>
          <table:table-cell table:formula="of:=-[.B304]*[.E304]+[.C304]*[.D3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3000000000002" calcext:value-type="float">
            <text:p>30.3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04]*EXP(-0.1/20)+[.B305]" office:value-type="float" office:value="0.362402429832491" calcext:value-type="float">
            <text:p>0.362402429832491</text:p>
          </table:table-cell>
          <table:table-cell table:formula="of:=[.E304]*EXP(-0.1/20)+[.C305]" office:value-type="float" office:value="0.985111939603063" calcext:value-type="float">
            <text:p>0.985111939603063</text:p>
          </table:table-cell>
          <table:table-cell table:formula="of:=-[.B305]*[.E305]+[.C305]*[.D3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4000000000002" calcext:value-type="float">
            <text:p>30.4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05]*EXP(-0.1/20)+[.B306]" office:value-type="float" office:value="0.360594940173079" calcext:value-type="float">
            <text:p>0.360594940173079</text:p>
          </table:table-cell>
          <table:table-cell table:formula="of:=[.E305]*EXP(-0.1/20)+[.C306]" office:value-type="float" office:value="0.980198673306755" calcext:value-type="float">
            <text:p>0.980198673306755</text:p>
          </table:table-cell>
          <table:table-cell table:formula="of:=-[.B306]*[.E306]+[.C306]*[.D3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5000000000002" calcext:value-type="float">
            <text:p>30.5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06]*EXP(-0.1/20)+[.B307]" office:value-type="float" office:value="0.358796465405952" calcext:value-type="float">
            <text:p>0.358796465405952</text:p>
          </table:table-cell>
          <table:table-cell table:formula="of:=[.E306]*EXP(-0.1/20)+[.C307]" office:value-type="float" office:value="0.975309912028333" calcext:value-type="float">
            <text:p>0.975309912028333</text:p>
          </table:table-cell>
          <table:table-cell table:formula="of:=-[.B307]*[.E307]+[.C307]*[.D3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6000000000002" calcext:value-type="float">
            <text:p>30.6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07]*EXP(-0.1/20)+[.B308]" office:value-type="float" office:value="0.357006960569148" calcext:value-type="float">
            <text:p>0.357006960569148</text:p>
          </table:table-cell>
          <table:table-cell table:formula="of:=[.E307]*EXP(-0.1/20)+[.C308]" office:value-type="float" office:value="0.970445533548508" calcext:value-type="float">
            <text:p>0.970445533548508</text:p>
          </table:table-cell>
          <table:table-cell table:formula="of:=-[.B308]*[.E308]+[.C308]*[.D3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7000000000002" calcext:value-type="float">
            <text:p>30.7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08]*EXP(-0.1/20)+[.B309]" office:value-type="float" office:value="0.355226380924952" calcext:value-type="float">
            <text:p>0.355226380924952</text:p>
          </table:table-cell>
          <table:table-cell table:formula="of:=[.E308]*EXP(-0.1/20)+[.C309]" office:value-type="float" office:value="0.965605416257567" calcext:value-type="float">
            <text:p>0.965605416257567</text:p>
          </table:table-cell>
          <table:table-cell table:formula="of:=-[.B309]*[.E309]+[.C309]*[.D3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8000000000002" calcext:value-type="float">
            <text:p>30.8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09]*EXP(-0.1/20)+[.B310]" office:value-type="float" office:value="0.353454681958781" calcext:value-type="float">
            <text:p>0.353454681958781</text:p>
          </table:table-cell>
          <table:table-cell table:formula="of:=[.E309]*EXP(-0.1/20)+[.C310]" office:value-type="float" office:value="0.960789439152323" calcext:value-type="float">
            <text:p>0.960789439152323</text:p>
          </table:table-cell>
          <table:table-cell table:formula="of:=-[.B310]*[.E310]+[.C310]*[.D3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.9000000000002" calcext:value-type="float">
            <text:p>30.9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10]*EXP(-0.1/20)+[.B311]" office:value-type="float" office:value="0.351691819378067" calcext:value-type="float">
            <text:p>0.351691819378067</text:p>
          </table:table-cell>
          <table:table-cell table:formula="of:=[.E310]*EXP(-0.1/20)+[.C311]" office:value-type="float" office:value="0.9559974818331" calcext:value-type="float">
            <text:p>0.9559974818331</text:p>
          </table:table-cell>
          <table:table-cell table:formula="of:=-[.B311]*[.E311]+[.C311]*[.D3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0000000000002" calcext:value-type="float">
            <text:p>31.0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11]*EXP(-0.1/20)+[.B312]" office:value-type="float" office:value="0.349937749111156" calcext:value-type="float">
            <text:p>0.349937749111156</text:p>
          </table:table-cell>
          <table:table-cell table:formula="of:=[.E311]*EXP(-0.1/20)+[.C312]" office:value-type="float" office:value="0.951229424500714" calcext:value-type="float">
            <text:p>0.951229424500714</text:p>
          </table:table-cell>
          <table:table-cell table:formula="of:=-[.B312]*[.E312]+[.C312]*[.D3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1000000000002" calcext:value-type="float">
            <text:p>31.1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12]*EXP(-0.1/20)+[.B313]" office:value-type="float" office:value="0.348192427306198" calcext:value-type="float">
            <text:p>0.348192427306198</text:p>
          </table:table-cell>
          <table:table-cell table:formula="of:=[.E312]*EXP(-0.1/20)+[.C313]" office:value-type="float" office:value="0.946485147953484" calcext:value-type="float">
            <text:p>0.946485147953484</text:p>
          </table:table-cell>
          <table:table-cell table:formula="of:=-[.B313]*[.E313]+[.C313]*[.D3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2000000000002" calcext:value-type="float">
            <text:p>31.2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13]*EXP(-0.1/20)+[.B314]" office:value-type="float" office:value="0.346455810330058" calcext:value-type="float">
            <text:p>0.346455810330058</text:p>
          </table:table-cell>
          <table:table-cell table:formula="of:=[.E313]*EXP(-0.1/20)+[.C314]" office:value-type="float" office:value="0.941764533584249" calcext:value-type="float">
            <text:p>0.941764533584249</text:p>
          </table:table-cell>
          <table:table-cell table:formula="of:=-[.B314]*[.E314]+[.C314]*[.D3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3000000000002" calcext:value-type="float">
            <text:p>31.3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14]*EXP(-0.1/20)+[.B315]" office:value-type="float" office:value="0.344727854767221" calcext:value-type="float">
            <text:p>0.344727854767221</text:p>
          </table:table-cell>
          <table:table-cell table:formula="of:=[.E314]*EXP(-0.1/20)+[.C315]" office:value-type="float" office:value="0.937067463377404" calcext:value-type="float">
            <text:p>0.937067463377404</text:p>
          </table:table-cell>
          <table:table-cell table:formula="of:=-[.B315]*[.E315]+[.C315]*[.D3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4000000000002" calcext:value-type="float">
            <text:p>31.4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15]*EXP(-0.1/20)+[.B316]" office:value-type="float" office:value="0.343008517418707" calcext:value-type="float">
            <text:p>0.343008517418707</text:p>
          </table:table-cell>
          <table:table-cell table:formula="of:=[.E315]*EXP(-0.1/20)+[.C316]" office:value-type="float" office:value="0.932393819905948" calcext:value-type="float">
            <text:p>0.932393819905948</text:p>
          </table:table-cell>
          <table:table-cell table:formula="of:=-[.B316]*[.E316]+[.C316]*[.D3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5000000000002" calcext:value-type="float">
            <text:p>31.5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16]*EXP(-0.1/20)+[.B317]" office:value-type="float" office:value="0.341297755300994" calcext:value-type="float">
            <text:p>0.341297755300994</text:p>
          </table:table-cell>
          <table:table-cell table:formula="of:=[.E316]*EXP(-0.1/20)+[.C317]" office:value-type="float" office:value="0.927743486328553" calcext:value-type="float">
            <text:p>0.927743486328553</text:p>
          </table:table-cell>
          <table:table-cell table:formula="of:=-[.B317]*[.E317]+[.C317]*[.D3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6000000000002" calcext:value-type="float">
            <text:p>31.6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17]*EXP(-0.1/20)+[.B318]" office:value-type="float" office:value="0.33959552564494" calcext:value-type="float">
            <text:p>0.33959552564494</text:p>
          </table:table-cell>
          <table:table-cell table:formula="of:=[.E317]*EXP(-0.1/20)+[.C318]" office:value-type="float" office:value="0.923116346386636" calcext:value-type="float">
            <text:p>0.923116346386636</text:p>
          </table:table-cell>
          <table:table-cell table:formula="of:=-[.B318]*[.E318]+[.C318]*[.D3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7000000000002" calcext:value-type="float">
            <text:p>31.7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18]*EXP(-0.1/20)+[.B319]" office:value-type="float" office:value="0.337901785894714" calcext:value-type="float">
            <text:p>0.337901785894714</text:p>
          </table:table-cell>
          <table:table-cell table:formula="of:=[.E318]*EXP(-0.1/20)+[.C319]" office:value-type="float" office:value="0.918512284401458" calcext:value-type="float">
            <text:p>0.918512284401458</text:p>
          </table:table-cell>
          <table:table-cell table:formula="of:=-[.B319]*[.E319]+[.C319]*[.D3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8000000000002" calcext:value-type="float">
            <text:p>31.8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19]*EXP(-0.1/20)+[.B320]" office:value-type="float" office:value="0.336216493706734" calcext:value-type="float">
            <text:p>0.336216493706734</text:p>
          </table:table-cell>
          <table:table-cell table:formula="of:=[.E319]*EXP(-0.1/20)+[.C320]" office:value-type="float" office:value="0.913931185271228" calcext:value-type="float">
            <text:p>0.913931185271228</text:p>
          </table:table-cell>
          <table:table-cell table:formula="of:=-[.B320]*[.E320]+[.C320]*[.D3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.9000000000002" calcext:value-type="float">
            <text:p>31.9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20]*EXP(-0.1/20)+[.B321]" office:value-type="float" office:value="0.334539606948608" calcext:value-type="float">
            <text:p>0.334539606948608</text:p>
          </table:table-cell>
          <table:table-cell table:formula="of:=[.E320]*EXP(-0.1/20)+[.C321]" office:value-type="float" office:value="0.909372934468232" calcext:value-type="float">
            <text:p>0.909372934468232</text:p>
          </table:table-cell>
          <table:table-cell table:formula="of:=-[.B321]*[.E321]+[.C321]*[.D3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0000000000002" calcext:value-type="float">
            <text:p>32.0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21]*EXP(-0.1/20)+[.B322]" office:value-type="float" office:value="0.33287108369808" calcext:value-type="float">
            <text:p>0.33287108369808</text:p>
          </table:table-cell>
          <table:table-cell table:formula="of:=[.E321]*EXP(-0.1/20)+[.C322]" office:value-type="float" office:value="0.90483741803596" calcext:value-type="float">
            <text:p>0.90483741803596</text:p>
          </table:table-cell>
          <table:table-cell table:formula="of:=-[.B322]*[.E322]+[.C322]*[.D3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1000000000002" calcext:value-type="float">
            <text:p>32.1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22]*EXP(-0.1/20)+[.B323]" office:value-type="float" office:value="0.331210882241982" calcext:value-type="float">
            <text:p>0.331210882241982</text:p>
          </table:table-cell>
          <table:table-cell table:formula="of:=[.E322]*EXP(-0.1/20)+[.C323]" office:value-type="float" office:value="0.900324522586266" calcext:value-type="float">
            <text:p>0.900324522586266</text:p>
          </table:table-cell>
          <table:table-cell table:formula="of:=-[.B323]*[.E323]+[.C323]*[.D3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2000000000002" calcext:value-type="float">
            <text:p>32.2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23]*EXP(-0.1/20)+[.B324]" office:value-type="float" office:value="0.32955896107519" calcext:value-type="float">
            <text:p>0.32955896107519</text:p>
          </table:table-cell>
          <table:table-cell table:formula="of:=[.E323]*EXP(-0.1/20)+[.C324]" office:value-type="float" office:value="0.895834135296528" calcext:value-type="float">
            <text:p>0.895834135296528</text:p>
          </table:table-cell>
          <table:table-cell table:formula="of:=-[.B324]*[.E324]+[.C324]*[.D3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3000000000002" calcext:value-type="float">
            <text:p>32.3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24]*EXP(-0.1/20)+[.B325]" office:value-type="float" office:value="0.327915278899589" calcext:value-type="float">
            <text:p>0.327915278899589</text:p>
          </table:table-cell>
          <table:table-cell table:formula="of:=[.E324]*EXP(-0.1/20)+[.C325]" office:value-type="float" office:value="0.891366143906832" calcext:value-type="float">
            <text:p>0.891366143906832</text:p>
          </table:table-cell>
          <table:table-cell table:formula="of:=-[.B325]*[.E325]+[.C325]*[.D3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4000000000002" calcext:value-type="float">
            <text:p>32.4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25]*EXP(-0.1/20)+[.B326]" office:value-type="float" office:value="0.32627979462304" calcext:value-type="float">
            <text:p>0.32627979462304</text:p>
          </table:table-cell>
          <table:table-cell table:formula="of:=[.E325]*EXP(-0.1/20)+[.C326]" office:value-type="float" office:value="0.886920436717158" calcext:value-type="float">
            <text:p>0.886920436717158</text:p>
          </table:table-cell>
          <table:table-cell table:formula="of:=-[.B326]*[.E326]+[.C326]*[.D3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5000000000002" calcext:value-type="float">
            <text:p>32.5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26]*EXP(-0.1/20)+[.B327]" office:value-type="float" office:value="0.32465246735835" calcext:value-type="float">
            <text:p>0.32465246735835</text:p>
          </table:table-cell>
          <table:table-cell table:formula="of:=[.E326]*EXP(-0.1/20)+[.C327]" office:value-type="float" office:value="0.882496902584596" calcext:value-type="float">
            <text:p>0.882496902584596</text:p>
          </table:table-cell>
          <table:table-cell table:formula="of:=-[.B327]*[.E327]+[.C327]*[.D3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6000000000002" calcext:value-type="float">
            <text:p>32.6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27]*EXP(-0.1/20)+[.B328]" office:value-type="float" office:value="0.323033256422254" calcext:value-type="float">
            <text:p>0.323033256422254</text:p>
          </table:table-cell>
          <table:table-cell table:formula="of:=[.E327]*EXP(-0.1/20)+[.C328]" office:value-type="float" office:value="0.878095430920562" calcext:value-type="float">
            <text:p>0.878095430920562</text:p>
          </table:table-cell>
          <table:table-cell table:formula="of:=-[.B328]*[.E328]+[.C328]*[.D3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7000000000002" calcext:value-type="float">
            <text:p>32.7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28]*EXP(-0.1/20)+[.B329]" office:value-type="float" office:value="0.321422121334392" calcext:value-type="float">
            <text:p>0.321422121334392</text:p>
          </table:table-cell>
          <table:table-cell table:formula="of:=[.E328]*EXP(-0.1/20)+[.C329]" office:value-type="float" office:value="0.873715911688035" calcext:value-type="float">
            <text:p>0.873715911688035</text:p>
          </table:table-cell>
          <table:table-cell table:formula="of:=-[.B329]*[.E329]+[.C329]*[.D3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8000000000002" calcext:value-type="float">
            <text:p>32.8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29]*EXP(-0.1/20)+[.B330]" office:value-type="float" office:value="0.319819021816304" calcext:value-type="float">
            <text:p>0.319819021816304</text:p>
          </table:table-cell>
          <table:table-cell table:formula="of:=[.E329]*EXP(-0.1/20)+[.C330]" office:value-type="float" office:value="0.869358235398806" calcext:value-type="float">
            <text:p>0.869358235398806</text:p>
          </table:table-cell>
          <table:table-cell table:formula="of:=-[.B330]*[.E330]+[.C330]*[.D3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.9000000000002" calcext:value-type="float">
            <text:p>32.9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30]*EXP(-0.1/20)+[.B331]" office:value-type="float" office:value="0.31822391779042" calcext:value-type="float">
            <text:p>0.31822391779042</text:p>
          </table:table-cell>
          <table:table-cell table:formula="of:=[.E330]*EXP(-0.1/20)+[.C331]" office:value-type="float" office:value="0.865022293110742" calcext:value-type="float">
            <text:p>0.865022293110742</text:p>
          </table:table-cell>
          <table:table-cell table:formula="of:=-[.B331]*[.E331]+[.C331]*[.D3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0000000000002" calcext:value-type="float">
            <text:p>33.0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31]*EXP(-0.1/20)+[.B332]" office:value-type="float" office:value="0.316636769379054" calcext:value-type="float">
            <text:p>0.316636769379054</text:p>
          </table:table-cell>
          <table:table-cell table:formula="of:=[.E331]*EXP(-0.1/20)+[.C332]" office:value-type="float" office:value="0.860707976425058" calcext:value-type="float">
            <text:p>0.860707976425058</text:p>
          </table:table-cell>
          <table:table-cell table:formula="of:=-[.B332]*[.E332]+[.C332]*[.D3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1000000000002" calcext:value-type="float">
            <text:p>33.1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32]*EXP(-0.1/20)+[.B333]" office:value-type="float" office:value="0.315057536903414" calcext:value-type="float">
            <text:p>0.315057536903414</text:p>
          </table:table-cell>
          <table:table-cell table:formula="of:=[.E332]*EXP(-0.1/20)+[.C333]" office:value-type="float" office:value="0.856415177483614" calcext:value-type="float">
            <text:p>0.856415177483614</text:p>
          </table:table-cell>
          <table:table-cell table:formula="of:=-[.B333]*[.E333]+[.C333]*[.D3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2000000000002" calcext:value-type="float">
            <text:p>33.2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33]*EXP(-0.1/20)+[.B334]" office:value-type="float" office:value="0.313486180882606" calcext:value-type="float">
            <text:p>0.313486180882606</text:p>
          </table:table-cell>
          <table:table-cell table:formula="of:=[.E333]*EXP(-0.1/20)+[.C334]" office:value-type="float" office:value="0.852143788966212" calcext:value-type="float">
            <text:p>0.852143788966212</text:p>
          </table:table-cell>
          <table:table-cell table:formula="of:=-[.B334]*[.E334]+[.C334]*[.D3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3000000000002" calcext:value-type="float">
            <text:p>33.3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34]*EXP(-0.1/20)+[.B335]" office:value-type="float" office:value="0.311922662032647" calcext:value-type="float">
            <text:p>0.311922662032647</text:p>
          </table:table-cell>
          <table:table-cell table:formula="of:=[.E334]*EXP(-0.1/20)+[.C335]" office:value-type="float" office:value="0.847893704087916" calcext:value-type="float">
            <text:p>0.847893704087916</text:p>
          </table:table-cell>
          <table:table-cell table:formula="of:=-[.B335]*[.E335]+[.C335]*[.D3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4000000000002" calcext:value-type="float">
            <text:p>33.4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35]*EXP(-0.1/20)+[.B336]" office:value-type="float" office:value="0.310366941265486" calcext:value-type="float">
            <text:p>0.310366941265486</text:p>
          </table:table-cell>
          <table:table-cell table:formula="of:=[.E335]*EXP(-0.1/20)+[.C336]" office:value-type="float" office:value="0.843664816596384" calcext:value-type="float">
            <text:p>0.843664816596384</text:p>
          </table:table-cell>
          <table:table-cell table:formula="of:=-[.B336]*[.E336]+[.C336]*[.D3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5000000000002" calcext:value-type="float">
            <text:p>33.5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36]*EXP(-0.1/20)+[.B337]" office:value-type="float" office:value="0.30881897968802" calcext:value-type="float">
            <text:p>0.30881897968802</text:p>
          </table:table-cell>
          <table:table-cell table:formula="of:=[.E336]*EXP(-0.1/20)+[.C337]" office:value-type="float" office:value="0.839457020769208" calcext:value-type="float">
            <text:p>0.839457020769208</text:p>
          </table:table-cell>
          <table:table-cell table:formula="of:=-[.B337]*[.E337]+[.C337]*[.D3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6000000000002" calcext:value-type="float">
            <text:p>33.6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37]*EXP(-0.1/20)+[.B338]" office:value-type="float" office:value="0.307278738601132" calcext:value-type="float">
            <text:p>0.307278738601132</text:p>
          </table:table-cell>
          <table:table-cell table:formula="of:=[.E337]*EXP(-0.1/20)+[.C338]" office:value-type="float" office:value="0.835270211411272" calcext:value-type="float">
            <text:p>0.835270211411272</text:p>
          </table:table-cell>
          <table:table-cell table:formula="of:=-[.B338]*[.E338]+[.C338]*[.D3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7000000000002" calcext:value-type="float">
            <text:p>33.7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38]*EXP(-0.1/20)+[.B339]" office:value-type="float" office:value="0.305746179498712" calcext:value-type="float">
            <text:p>0.305746179498712</text:p>
          </table:table-cell>
          <table:table-cell table:formula="of:=[.E338]*EXP(-0.1/20)+[.C339]" office:value-type="float" office:value="0.831104283852126" calcext:value-type="float">
            <text:p>0.831104283852126</text:p>
          </table:table-cell>
          <table:table-cell table:formula="of:=-[.B339]*[.E339]+[.C339]*[.D3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8000000000002" calcext:value-type="float">
            <text:p>33.8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39]*EXP(-0.1/20)+[.B340]" office:value-type="float" office:value="0.304221264066705" calcext:value-type="float">
            <text:p>0.304221264066705</text:p>
          </table:table-cell>
          <table:table-cell table:formula="of:=[.E339]*EXP(-0.1/20)+[.C340]" office:value-type="float" office:value="0.826959133943363" calcext:value-type="float">
            <text:p>0.826959133943363</text:p>
          </table:table-cell>
          <table:table-cell table:formula="of:=-[.B340]*[.E340]+[.C340]*[.D3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.9000000000002" calcext:value-type="float">
            <text:p>33.9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40]*EXP(-0.1/20)+[.B341]" office:value-type="float" office:value="0.302703954182143" calcext:value-type="float">
            <text:p>0.302703954182143</text:p>
          </table:table-cell>
          <table:table-cell table:formula="of:=[.E340]*EXP(-0.1/20)+[.C341]" office:value-type="float" office:value="0.822834658056019" calcext:value-type="float">
            <text:p>0.822834658056019</text:p>
          </table:table-cell>
          <table:table-cell table:formula="of:=-[.B341]*[.E341]+[.C341]*[.D3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0000000000002" calcext:value-type="float">
            <text:p>34.0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41]*EXP(-0.1/20)+[.B342]" office:value-type="float" office:value="0.301194211912203" calcext:value-type="float">
            <text:p>0.301194211912203</text:p>
          </table:table-cell>
          <table:table-cell table:formula="of:=[.E341]*EXP(-0.1/20)+[.C342]" office:value-type="float" office:value="0.818730753077982" calcext:value-type="float">
            <text:p>0.818730753077982</text:p>
          </table:table-cell>
          <table:table-cell table:formula="of:=-[.B342]*[.E342]+[.C342]*[.D3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1000000000002" calcext:value-type="float">
            <text:p>34.1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42]*EXP(-0.1/20)+[.B343]" office:value-type="float" office:value="0.299691999513247" calcext:value-type="float">
            <text:p>0.299691999513247</text:p>
          </table:table-cell>
          <table:table-cell table:formula="of:=[.E342]*EXP(-0.1/20)+[.C343]" office:value-type="float" office:value="0.814647316411415" calcext:value-type="float">
            <text:p>0.814647316411415</text:p>
          </table:table-cell>
          <table:table-cell table:formula="of:=-[.B343]*[.E343]+[.C343]*[.D3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2000000000002" calcext:value-type="float">
            <text:p>34.2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43]*EXP(-0.1/20)+[.B344]" office:value-type="float" office:value="0.298197279429888" calcext:value-type="float">
            <text:p>0.298197279429888</text:p>
          </table:table-cell>
          <table:table-cell table:formula="of:=[.E343]*EXP(-0.1/20)+[.C344]" office:value-type="float" office:value="0.810584245970187" calcext:value-type="float">
            <text:p>0.810584245970187</text:p>
          </table:table-cell>
          <table:table-cell table:formula="of:=-[.B344]*[.E344]+[.C344]*[.D3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3000000000002" calcext:value-type="float">
            <text:p>34.3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44]*EXP(-0.1/20)+[.B345]" office:value-type="float" office:value="0.296710014294046" calcext:value-type="float">
            <text:p>0.296710014294046</text:p>
          </table:table-cell>
          <table:table-cell table:formula="of:=[.E344]*EXP(-0.1/20)+[.C345]" office:value-type="float" office:value="0.806541440177327" calcext:value-type="float">
            <text:p>0.806541440177327</text:p>
          </table:table-cell>
          <table:table-cell table:formula="of:=-[.B345]*[.E345]+[.C345]*[.D3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4000000000002" calcext:value-type="float">
            <text:p>34.4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45]*EXP(-0.1/20)+[.B346]" office:value-type="float" office:value="0.295230166924015" calcext:value-type="float">
            <text:p>0.295230166924015</text:p>
          </table:table-cell>
          <table:table-cell table:formula="of:=[.E345]*EXP(-0.1/20)+[.C346]" office:value-type="float" office:value="0.802518797962479" calcext:value-type="float">
            <text:p>0.802518797962479</text:p>
          </table:table-cell>
          <table:table-cell table:formula="of:=-[.B346]*[.E346]+[.C346]*[.D3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5000000000002" calcext:value-type="float">
            <text:p>34.5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46]*EXP(-0.1/20)+[.B347]" office:value-type="float" office:value="0.293757700323533" calcext:value-type="float">
            <text:p>0.293757700323533</text:p>
          </table:table-cell>
          <table:table-cell table:formula="of:=[.E346]*EXP(-0.1/20)+[.C347]" office:value-type="float" office:value="0.798516218759378" calcext:value-type="float">
            <text:p>0.798516218759378</text:p>
          </table:table-cell>
          <table:table-cell table:formula="of:=-[.B347]*[.E347]+[.C347]*[.D3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6000000000002" calcext:value-type="float">
            <text:p>34.6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47]*EXP(-0.1/20)+[.B348]" office:value-type="float" office:value="0.29229257768086" calcext:value-type="float">
            <text:p>0.29229257768086</text:p>
          </table:table-cell>
          <table:table-cell table:formula="of:=[.E347]*EXP(-0.1/20)+[.C348]" office:value-type="float" office:value="0.794533602503334" calcext:value-type="float">
            <text:p>0.794533602503334</text:p>
          </table:table-cell>
          <table:table-cell table:formula="of:=-[.B348]*[.E348]+[.C348]*[.D3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7000000000002" calcext:value-type="float">
            <text:p>34.7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48]*EXP(-0.1/20)+[.B349]" office:value-type="float" office:value="0.290834762367852" calcext:value-type="float">
            <text:p>0.290834762367852</text:p>
          </table:table-cell>
          <table:table-cell table:formula="of:=[.E348]*EXP(-0.1/20)+[.C349]" office:value-type="float" office:value="0.790570849628736" calcext:value-type="float">
            <text:p>0.790570849628736</text:p>
          </table:table-cell>
          <table:table-cell table:formula="of:=-[.B349]*[.E349]+[.C349]*[.D3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8000000000002" calcext:value-type="float">
            <text:p>34.8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49]*EXP(-0.1/20)+[.B350]" office:value-type="float" office:value="0.289384217939051" calcext:value-type="float">
            <text:p>0.289384217939051</text:p>
          </table:table-cell>
          <table:table-cell table:formula="of:=[.E349]*EXP(-0.1/20)+[.C350]" office:value-type="float" office:value="0.786627861066554" calcext:value-type="float">
            <text:p>0.786627861066554</text:p>
          </table:table-cell>
          <table:table-cell table:formula="of:=-[.B350]*[.E350]+[.C350]*[.D3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.9000000000002" calcext:value-type="float">
            <text:p>34.9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50]*EXP(-0.1/20)+[.B351]" office:value-type="float" office:value="0.287940908130771" calcext:value-type="float">
            <text:p>0.287940908130771</text:p>
          </table:table-cell>
          <table:table-cell table:formula="of:=[.E350]*EXP(-0.1/20)+[.C351]" office:value-type="float" office:value="0.782704538241869" calcext:value-type="float">
            <text:p>0.782704538241869</text:p>
          </table:table-cell>
          <table:table-cell table:formula="of:=-[.B351]*[.E351]+[.C351]*[.D3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0000000000002" calcext:value-type="float">
            <text:p>35.0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51]*EXP(-0.1/20)+[.B352]" office:value-type="float" office:value="0.286504796860191" calcext:value-type="float">
            <text:p>0.286504796860191</text:p>
          </table:table-cell>
          <table:table-cell table:formula="of:=[.E351]*EXP(-0.1/20)+[.C352]" office:value-type="float" office:value="0.778800783071405" calcext:value-type="float">
            <text:p>0.778800783071405</text:p>
          </table:table-cell>
          <table:table-cell table:formula="of:=-[.B352]*[.E352]+[.C352]*[.D3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1000000000002" calcext:value-type="float">
            <text:p>35.1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52]*EXP(-0.1/20)+[.B353]" office:value-type="float" office:value="0.285075848224454" calcext:value-type="float">
            <text:p>0.285075848224454</text:p>
          </table:table-cell>
          <table:table-cell table:formula="of:=[.E352]*EXP(-0.1/20)+[.C353]" office:value-type="float" office:value="0.774916497961082" calcext:value-type="float">
            <text:p>0.774916497961082</text:p>
          </table:table-cell>
          <table:table-cell table:formula="of:=-[.B353]*[.E353]+[.C353]*[.D3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2000000000002" calcext:value-type="float">
            <text:p>35.2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53]*EXP(-0.1/20)+[.B354]" office:value-type="float" office:value="0.283654026499771" calcext:value-type="float">
            <text:p>0.283654026499771</text:p>
          </table:table-cell>
          <table:table-cell table:formula="of:=[.E353]*EXP(-0.1/20)+[.C354]" office:value-type="float" office:value="0.771051585803567" calcext:value-type="float">
            <text:p>0.771051585803567</text:p>
          </table:table-cell>
          <table:table-cell table:formula="of:=-[.B354]*[.E354]+[.C354]*[.D3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3000000000002" calcext:value-type="float">
            <text:p>35.3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54]*EXP(-0.1/20)+[.B355]" office:value-type="float" office:value="0.282239296140524" calcext:value-type="float">
            <text:p>0.282239296140524</text:p>
          </table:table-cell>
          <table:table-cell table:formula="of:=[.E354]*EXP(-0.1/20)+[.C355]" office:value-type="float" office:value="0.767205949975856" calcext:value-type="float">
            <text:p>0.767205949975856</text:p>
          </table:table-cell>
          <table:table-cell table:formula="of:=-[.B355]*[.E355]+[.C355]*[.D3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4000000000002" calcext:value-type="float">
            <text:p>35.4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55]*EXP(-0.1/20)+[.B356]" office:value-type="float" office:value="0.28083162177838" calcext:value-type="float">
            <text:p>0.28083162177838</text:p>
          </table:table-cell>
          <table:table-cell table:formula="of:=[.E355]*EXP(-0.1/20)+[.C356]" office:value-type="float" office:value="0.763379494336854" calcext:value-type="float">
            <text:p>0.763379494336854</text:p>
          </table:table-cell>
          <table:table-cell table:formula="of:=-[.B356]*[.E356]+[.C356]*[.D3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5000000000002" calcext:value-type="float">
            <text:p>35.5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56]*EXP(-0.1/20)+[.B357]" office:value-type="float" office:value="0.279430968221408" calcext:value-type="float">
            <text:p>0.279430968221408</text:p>
          </table:table-cell>
          <table:table-cell table:formula="of:=[.E356]*EXP(-0.1/20)+[.C357]" office:value-type="float" office:value="0.759572123224969" calcext:value-type="float">
            <text:p>0.759572123224969</text:p>
          </table:table-cell>
          <table:table-cell table:formula="of:=-[.B357]*[.E357]+[.C357]*[.D3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6000000000002" calcext:value-type="float">
            <text:p>35.6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57]*EXP(-0.1/20)+[.B358]" office:value-type="float" office:value="0.278037300453195" calcext:value-type="float">
            <text:p>0.278037300453195</text:p>
          </table:table-cell>
          <table:table-cell table:formula="of:=[.E357]*EXP(-0.1/20)+[.C358]" office:value-type="float" office:value="0.755783741455726" calcext:value-type="float">
            <text:p>0.755783741455726</text:p>
          </table:table-cell>
          <table:table-cell table:formula="of:=-[.B358]*[.E358]+[.C358]*[.D3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7000000000002" calcext:value-type="float">
            <text:p>35.7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58]*EXP(-0.1/20)+[.B359]" office:value-type="float" office:value="0.276650583631974" calcext:value-type="float">
            <text:p>0.276650583631974</text:p>
          </table:table-cell>
          <table:table-cell table:formula="of:=[.E358]*EXP(-0.1/20)+[.C359]" office:value-type="float" office:value="0.752014254319383" calcext:value-type="float">
            <text:p>0.752014254319383</text:p>
          </table:table-cell>
          <table:table-cell table:formula="of:=-[.B359]*[.E359]+[.C359]*[.D3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8000000000002" calcext:value-type="float">
            <text:p>35.8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59]*EXP(-0.1/20)+[.B360]" office:value-type="float" office:value="0.275270783089753" calcext:value-type="float">
            <text:p>0.275270783089753</text:p>
          </table:table-cell>
          <table:table-cell table:formula="of:=[.E359]*EXP(-0.1/20)+[.C360]" office:value-type="float" office:value="0.748263567578566" calcext:value-type="float">
            <text:p>0.748263567578566</text:p>
          </table:table-cell>
          <table:table-cell table:formula="of:=-[.B360]*[.E360]+[.C360]*[.D3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.9000000000002" calcext:value-type="float">
            <text:p>35.9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60]*EXP(-0.1/20)+[.B361]" office:value-type="float" office:value="0.273897864331446" calcext:value-type="float">
            <text:p>0.273897864331446</text:p>
          </table:table-cell>
          <table:table-cell table:formula="of:=[.E360]*EXP(-0.1/20)+[.C361]" office:value-type="float" office:value="0.74453158746591" calcext:value-type="float">
            <text:p>0.74453158746591</text:p>
          </table:table-cell>
          <table:table-cell table:formula="of:=-[.B361]*[.E361]+[.C361]*[.D3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0000000000002" calcext:value-type="float">
            <text:p>36.0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61]*EXP(-0.1/20)+[.B362]" office:value-type="float" office:value="0.272531793034013" calcext:value-type="float">
            <text:p>0.272531793034013</text:p>
          </table:table-cell>
          <table:table-cell table:formula="of:=[.E361]*EXP(-0.1/20)+[.C362]" office:value-type="float" office:value="0.740818220681718" calcext:value-type="float">
            <text:p>0.740818220681718</text:p>
          </table:table-cell>
          <table:table-cell table:formula="of:=-[.B362]*[.E362]+[.C362]*[.D3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1000000000002" calcext:value-type="float">
            <text:p>36.1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62]*EXP(-0.1/20)+[.B363]" office:value-type="float" office:value="0.2711725350456" calcext:value-type="float">
            <text:p>0.2711725350456</text:p>
          </table:table-cell>
          <table:table-cell table:formula="of:=[.E362]*EXP(-0.1/20)+[.C363]" office:value-type="float" office:value="0.737123374391628" calcext:value-type="float">
            <text:p>0.737123374391628</text:p>
          </table:table-cell>
          <table:table-cell table:formula="of:=-[.B363]*[.E363]+[.C363]*[.D3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2000000000002" calcext:value-type="float">
            <text:p>36.2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63]*EXP(-0.1/20)+[.B364]" office:value-type="float" office:value="0.269820056384687" calcext:value-type="float">
            <text:p>0.269820056384687</text:p>
          </table:table-cell>
          <table:table-cell table:formula="of:=[.E363]*EXP(-0.1/20)+[.C364]" office:value-type="float" office:value="0.73344695622429" calcext:value-type="float">
            <text:p>0.73344695622429</text:p>
          </table:table-cell>
          <table:table-cell table:formula="of:=-[.B364]*[.E364]+[.C364]*[.D3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3000000000002" calcext:value-type="float">
            <text:p>36.3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64]*EXP(-0.1/20)+[.B365]" office:value-type="float" office:value="0.268474323239237" calcext:value-type="float">
            <text:p>0.268474323239237</text:p>
          </table:table-cell>
          <table:table-cell table:formula="of:=[.E364]*EXP(-0.1/20)+[.C365]" office:value-type="float" office:value="0.729788874269057" calcext:value-type="float">
            <text:p>0.729788874269057</text:p>
          </table:table-cell>
          <table:table-cell table:formula="of:=-[.B365]*[.E365]+[.C365]*[.D3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4000000000002" calcext:value-type="float">
            <text:p>36.4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65]*EXP(-0.1/20)+[.B366]" office:value-type="float" office:value="0.267135301965851" calcext:value-type="float">
            <text:p>0.267135301965851</text:p>
          </table:table-cell>
          <table:table-cell table:formula="of:=[.E365]*EXP(-0.1/20)+[.C366]" office:value-type="float" office:value="0.726149037073692" calcext:value-type="float">
            <text:p>0.726149037073692</text:p>
          </table:table-cell>
          <table:table-cell table:formula="of:=-[.B366]*[.E366]+[.C366]*[.D3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5000000000002" calcext:value-type="float">
            <text:p>36.5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66]*EXP(-0.1/20)+[.B367]" office:value-type="float" office:value="0.265802959088927" calcext:value-type="float">
            <text:p>0.265802959088927</text:p>
          </table:table-cell>
          <table:table-cell table:formula="of:=[.E366]*EXP(-0.1/20)+[.C367]" office:value-type="float" office:value="0.722527353642073" calcext:value-type="float">
            <text:p>0.722527353642073</text:p>
          </table:table-cell>
          <table:table-cell table:formula="of:=-[.B367]*[.E367]+[.C367]*[.D3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6000000000002" calcext:value-type="float">
            <text:p>36.6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67]*EXP(-0.1/20)+[.B368]" office:value-type="float" office:value="0.264477261299825" calcext:value-type="float">
            <text:p>0.264477261299825</text:p>
          </table:table-cell>
          <table:table-cell table:formula="of:=[.E367]*EXP(-0.1/20)+[.C368]" office:value-type="float" office:value="0.718923733431927" calcext:value-type="float">
            <text:p>0.718923733431927</text:p>
          </table:table-cell>
          <table:table-cell table:formula="of:=-[.B368]*[.E368]+[.C368]*[.D3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7000000000002" calcext:value-type="float">
            <text:p>36.7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68]*EXP(-0.1/20)+[.B369]" office:value-type="float" office:value="0.263158175456029" calcext:value-type="float">
            <text:p>0.263158175456029</text:p>
          </table:table-cell>
          <table:table-cell table:formula="of:=[.E368]*EXP(-0.1/20)+[.C369]" office:value-type="float" office:value="0.715338086352561" calcext:value-type="float">
            <text:p>0.715338086352561</text:p>
          </table:table-cell>
          <table:table-cell table:formula="of:=-[.B369]*[.E369]+[.C369]*[.D3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8000000000002" calcext:value-type="float">
            <text:p>36.8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69]*EXP(-0.1/20)+[.B370]" office:value-type="float" office:value="0.261845668580327" calcext:value-type="float">
            <text:p>0.261845668580327</text:p>
          </table:table-cell>
          <table:table-cell table:formula="of:=[.E369]*EXP(-0.1/20)+[.C370]" office:value-type="float" office:value="0.71177032276261" calcext:value-type="float">
            <text:p>0.71177032276261</text:p>
          </table:table-cell>
          <table:table-cell table:formula="of:=-[.B370]*[.E370]+[.C370]*[.D3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.9000000000002" calcext:value-type="float">
            <text:p>36.9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70]*EXP(-0.1/20)+[.B371]" office:value-type="float" office:value="0.260539707859976" calcext:value-type="float">
            <text:p>0.260539707859976</text:p>
          </table:table-cell>
          <table:table-cell table:formula="of:=[.E370]*EXP(-0.1/20)+[.C371]" office:value-type="float" office:value="0.708220353467801" calcext:value-type="float">
            <text:p>0.708220353467801</text:p>
          </table:table-cell>
          <table:table-cell table:formula="of:=-[.B371]*[.E371]+[.C371]*[.D3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0000000000002" calcext:value-type="float">
            <text:p>37.0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71]*EXP(-0.1/20)+[.B372]" office:value-type="float" office:value="0.259240260645892" calcext:value-type="float">
            <text:p>0.259240260645892</text:p>
          </table:table-cell>
          <table:table-cell table:formula="of:=[.E371]*EXP(-0.1/20)+[.C372]" office:value-type="float" office:value="0.704688089718714" calcext:value-type="float">
            <text:p>0.704688089718714</text:p>
          </table:table-cell>
          <table:table-cell table:formula="of:=-[.B372]*[.E372]+[.C372]*[.D3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1000000000002" calcext:value-type="float">
            <text:p>37.1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72]*EXP(-0.1/20)+[.B373]" office:value-type="float" office:value="0.257947294451826" calcext:value-type="float">
            <text:p>0.257947294451826</text:p>
          </table:table-cell>
          <table:table-cell table:formula="of:=[.E372]*EXP(-0.1/20)+[.C373]" office:value-type="float" office:value="0.701173443208573" calcext:value-type="float">
            <text:p>0.701173443208573</text:p>
          </table:table-cell>
          <table:table-cell table:formula="of:=-[.B373]*[.E373]+[.C373]*[.D3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2000000000002" calcext:value-type="float">
            <text:p>37.2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73]*EXP(-0.1/20)+[.B374]" office:value-type="float" office:value="0.256660776953556" calcext:value-type="float">
            <text:p>0.256660776953556</text:p>
          </table:table-cell>
          <table:table-cell table:formula="of:=[.E373]*EXP(-0.1/20)+[.C374]" office:value-type="float" office:value="0.697676326071032" calcext:value-type="float">
            <text:p>0.697676326071032</text:p>
          </table:table-cell>
          <table:table-cell table:formula="of:=-[.B374]*[.E374]+[.C374]*[.D3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3000000000002" calcext:value-type="float">
            <text:p>37.3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74]*EXP(-0.1/20)+[.B375]" office:value-type="float" office:value="0.255380675988078" calcext:value-type="float">
            <text:p>0.255380675988078</text:p>
          </table:table-cell>
          <table:table-cell table:formula="of:=[.E374]*EXP(-0.1/20)+[.C375]" office:value-type="float" office:value="0.694196650877979" calcext:value-type="float">
            <text:p>0.694196650877979</text:p>
          </table:table-cell>
          <table:table-cell table:formula="of:=-[.B375]*[.E375]+[.C375]*[.D3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4000000000002" calcext:value-type="float">
            <text:p>37.4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75]*EXP(-0.1/20)+[.B376]" office:value-type="float" office:value="0.254106959552801" calcext:value-type="float">
            <text:p>0.254106959552801</text:p>
          </table:table-cell>
          <table:table-cell table:formula="of:=[.E375]*EXP(-0.1/20)+[.C376]" office:value-type="float" office:value="0.690734330637355" calcext:value-type="float">
            <text:p>0.690734330637355</text:p>
          </table:table-cell>
          <table:table-cell table:formula="of:=-[.B376]*[.E376]+[.C376]*[.D3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5000000000002" calcext:value-type="float">
            <text:p>37.5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76]*EXP(-0.1/20)+[.B377]" office:value-type="float" office:value="0.252839595804747" calcext:value-type="float">
            <text:p>0.252839595804747</text:p>
          </table:table-cell>
          <table:table-cell table:formula="of:=[.E376]*EXP(-0.1/20)+[.C377]" office:value-type="float" office:value="0.687289278790973" calcext:value-type="float">
            <text:p>0.687289278790973</text:p>
          </table:table-cell>
          <table:table-cell table:formula="of:=-[.B377]*[.E377]+[.C377]*[.D3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6000000000002" calcext:value-type="float">
            <text:p>37.6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77]*EXP(-0.1/20)+[.B378]" office:value-type="float" office:value="0.251578553059757" calcext:value-type="float">
            <text:p>0.251578553059757</text:p>
          </table:table-cell>
          <table:table-cell table:formula="of:=[.E377]*EXP(-0.1/20)+[.C378]" office:value-type="float" office:value="0.683861409212356" calcext:value-type="float">
            <text:p>0.683861409212356</text:p>
          </table:table-cell>
          <table:table-cell table:formula="of:=-[.B378]*[.E378]+[.C378]*[.D3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7000000000002" calcext:value-type="float">
            <text:p>37.7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78]*EXP(-0.1/20)+[.B379]" office:value-type="float" office:value="0.250323799791697" calcext:value-type="float">
            <text:p>0.250323799791697</text:p>
          </table:table-cell>
          <table:table-cell table:formula="of:=[.E378]*EXP(-0.1/20)+[.C379]" office:value-type="float" office:value="0.680450636204588" calcext:value-type="float">
            <text:p>0.680450636204588</text:p>
          </table:table-cell>
          <table:table-cell table:formula="of:=-[.B379]*[.E379]+[.C379]*[.D3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8000000000002" calcext:value-type="float">
            <text:p>37.8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79]*EXP(-0.1/20)+[.B380]" office:value-type="float" office:value="0.249075304631669" calcext:value-type="float">
            <text:p>0.249075304631669</text:p>
          </table:table-cell>
          <table:table-cell table:formula="of:=[.E379]*EXP(-0.1/20)+[.C380]" office:value-type="float" office:value="0.677056874498165" calcext:value-type="float">
            <text:p>0.677056874498165</text:p>
          </table:table-cell>
          <table:table-cell table:formula="of:=-[.B380]*[.E380]+[.C380]*[.D3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.9000000000002" calcext:value-type="float">
            <text:p>37.9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80]*EXP(-0.1/20)+[.B381]" office:value-type="float" office:value="0.247833036367229" calcext:value-type="float">
            <text:p>0.247833036367229</text:p>
          </table:table-cell>
          <table:table-cell table:formula="of:=[.E380]*EXP(-0.1/20)+[.C381]" office:value-type="float" office:value="0.673680039248868" calcext:value-type="float">
            <text:p>0.673680039248868</text:p>
          </table:table-cell>
          <table:table-cell table:formula="of:=-[.B381]*[.E381]+[.C381]*[.D3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0000000000002" calcext:value-type="float">
            <text:p>38.0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81]*EXP(-0.1/20)+[.B382]" office:value-type="float" office:value="0.246596963941607" calcext:value-type="float">
            <text:p>0.246596963941607</text:p>
          </table:table-cell>
          <table:table-cell table:formula="of:=[.E381]*EXP(-0.1/20)+[.C382]" office:value-type="float" office:value="0.67032004603564" calcext:value-type="float">
            <text:p>0.67032004603564</text:p>
          </table:table-cell>
          <table:table-cell table:formula="of:=-[.B382]*[.E382]+[.C382]*[.D3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1000000000002" calcext:value-type="float">
            <text:p>38.1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82]*EXP(-0.1/20)+[.B383]" office:value-type="float" office:value="0.245367056452927" calcext:value-type="float">
            <text:p>0.245367056452927</text:p>
          </table:table-cell>
          <table:table-cell table:formula="of:=[.E382]*EXP(-0.1/20)+[.C383]" office:value-type="float" office:value="0.666976810858475" calcext:value-type="float">
            <text:p>0.666976810858475</text:p>
          </table:table-cell>
          <table:table-cell table:formula="of:=-[.B383]*[.E383]+[.C383]*[.D3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2000000000002" calcext:value-type="float">
            <text:p>38.2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83]*EXP(-0.1/20)+[.B384]" office:value-type="float" office:value="0.244143283153438" calcext:value-type="float">
            <text:p>0.244143283153438</text:p>
          </table:table-cell>
          <table:table-cell table:formula="of:=[.E383]*EXP(-0.1/20)+[.C384]" office:value-type="float" office:value="0.66365025013632" calcext:value-type="float">
            <text:p>0.66365025013632</text:p>
          </table:table-cell>
          <table:table-cell table:formula="of:=-[.B384]*[.E384]+[.C384]*[.D3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3000000000002" calcext:value-type="float">
            <text:p>38.3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84]*EXP(-0.1/20)+[.B385]" office:value-type="float" office:value="0.242925613448743" calcext:value-type="float">
            <text:p>0.242925613448743</text:p>
          </table:table-cell>
          <table:table-cell table:formula="of:=[.E384]*EXP(-0.1/20)+[.C385]" office:value-type="float" office:value="0.660340280704984" calcext:value-type="float">
            <text:p>0.660340280704984</text:p>
          </table:table-cell>
          <table:table-cell table:formula="of:=-[.B385]*[.E385]+[.C385]*[.D3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4000000000002" calcext:value-type="float">
            <text:p>38.4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85]*EXP(-0.1/20)+[.B386]" office:value-type="float" office:value="0.241714016897037" calcext:value-type="float">
            <text:p>0.241714016897037</text:p>
          </table:table-cell>
          <table:table-cell table:formula="of:=[.E385]*EXP(-0.1/20)+[.C386]" office:value-type="float" office:value="0.657046819815057" calcext:value-type="float">
            <text:p>0.657046819815057</text:p>
          </table:table-cell>
          <table:table-cell table:formula="of:=-[.B386]*[.E386]+[.C386]*[.D3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5000000000002" calcext:value-type="float">
            <text:p>38.5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86]*EXP(-0.1/20)+[.B387]" office:value-type="float" office:value="0.240508463208343" calcext:value-type="float">
            <text:p>0.240508463208343</text:p>
          </table:table-cell>
          <table:table-cell table:formula="of:=[.E386]*EXP(-0.1/20)+[.C387]" office:value-type="float" office:value="0.653769785129848" calcext:value-type="float">
            <text:p>0.653769785129848</text:p>
          </table:table-cell>
          <table:table-cell table:formula="of:=-[.B387]*[.E387]+[.C387]*[.D3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6000000000002" calcext:value-type="float">
            <text:p>38.6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87]*EXP(-0.1/20)+[.B388]" office:value-type="float" office:value="0.239308922243755" calcext:value-type="float">
            <text:p>0.239308922243755</text:p>
          </table:table-cell>
          <table:table-cell table:formula="of:=[.E387]*EXP(-0.1/20)+[.C388]" office:value-type="float" office:value="0.650509094723317" calcext:value-type="float">
            <text:p>0.650509094723317</text:p>
          </table:table-cell>
          <table:table-cell table:formula="of:=-[.B388]*[.E388]+[.C388]*[.D3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7000000000002" calcext:value-type="float">
            <text:p>38.7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88]*EXP(-0.1/20)+[.B389]" office:value-type="float" office:value="0.238115364014688" calcext:value-type="float">
            <text:p>0.238115364014688</text:p>
          </table:table-cell>
          <table:table-cell table:formula="of:=[.E388]*EXP(-0.1/20)+[.C389]" office:value-type="float" office:value="0.647264667078035" calcext:value-type="float">
            <text:p>0.647264667078035</text:p>
          </table:table-cell>
          <table:table-cell table:formula="of:=-[.B389]*[.E389]+[.C389]*[.D3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8000000000002" calcext:value-type="float">
            <text:p>38.8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89]*EXP(-0.1/20)+[.B390]" office:value-type="float" office:value="0.236927758682122" calcext:value-type="float">
            <text:p>0.236927758682122</text:p>
          </table:table-cell>
          <table:table-cell table:formula="of:=[.E389]*EXP(-0.1/20)+[.C390]" office:value-type="float" office:value="0.644036421083142" calcext:value-type="float">
            <text:p>0.644036421083142</text:p>
          </table:table-cell>
          <table:table-cell table:formula="of:=-[.B390]*[.E390]+[.C390]*[.D3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.9000000000002" calcext:value-type="float">
            <text:p>38.9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90]*EXP(-0.1/20)+[.B391]" office:value-type="float" office:value="0.235746076555864" calcext:value-type="float">
            <text:p>0.235746076555864</text:p>
          </table:table-cell>
          <table:table-cell table:formula="of:=[.E390]*EXP(-0.1/20)+[.C391]" office:value-type="float" office:value="0.64082427603232" calcext:value-type="float">
            <text:p>0.64082427603232</text:p>
          </table:table-cell>
          <table:table-cell table:formula="of:=-[.B391]*[.E391]+[.C391]*[.D3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0000000000002" calcext:value-type="float">
            <text:p>39.0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91]*EXP(-0.1/20)+[.B392]" office:value-type="float" office:value="0.234570288093798" calcext:value-type="float">
            <text:p>0.234570288093798</text:p>
          </table:table-cell>
          <table:table-cell table:formula="of:=[.E391]*EXP(-0.1/20)+[.C392]" office:value-type="float" office:value="0.637628151621774" calcext:value-type="float">
            <text:p>0.637628151621774</text:p>
          </table:table-cell>
          <table:table-cell table:formula="of:=-[.B392]*[.E392]+[.C392]*[.D3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1000000000002" calcext:value-type="float">
            <text:p>39.1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92]*EXP(-0.1/20)+[.B393]" office:value-type="float" office:value="0.233400363901152" calcext:value-type="float">
            <text:p>0.233400363901152</text:p>
          </table:table-cell>
          <table:table-cell table:formula="of:=[.E392]*EXP(-0.1/20)+[.C393]" office:value-type="float" office:value="0.634447967948229" calcext:value-type="float">
            <text:p>0.634447967948229</text:p>
          </table:table-cell>
          <table:table-cell table:formula="of:=-[.B393]*[.E393]+[.C393]*[.D3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2000000000002" calcext:value-type="float">
            <text:p>39.2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93]*EXP(-0.1/20)+[.B394]" office:value-type="float" office:value="0.232236274729759" calcext:value-type="float">
            <text:p>0.232236274729759</text:p>
          </table:table-cell>
          <table:table-cell table:formula="of:=[.E393]*EXP(-0.1/20)+[.C394]" office:value-type="float" office:value="0.631283645506927" calcext:value-type="float">
            <text:p>0.631283645506927</text:p>
          </table:table-cell>
          <table:table-cell table:formula="of:=-[.B394]*[.E394]+[.C394]*[.D3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3000000000003" calcext:value-type="float">
            <text:p>39.3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94]*EXP(-0.1/20)+[.B395]" office:value-type="float" office:value="0.231077991477331" calcext:value-type="float">
            <text:p>0.231077991477331</text:p>
          </table:table-cell>
          <table:table-cell table:formula="of:=[.E394]*EXP(-0.1/20)+[.C395]" office:value-type="float" office:value="0.628135105189642" calcext:value-type="float">
            <text:p>0.628135105189642</text:p>
          </table:table-cell>
          <table:table-cell table:formula="of:=-[.B395]*[.E395]+[.C395]*[.D3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4000000000002" calcext:value-type="float">
            <text:p>39.4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95]*EXP(-0.1/20)+[.B396]" office:value-type="float" office:value="0.229925485186724" calcext:value-type="float">
            <text:p>0.229925485186724</text:p>
          </table:table-cell>
          <table:table-cell table:formula="of:=[.E395]*EXP(-0.1/20)+[.C396]" office:value-type="float" office:value="0.625002268282702" calcext:value-type="float">
            <text:p>0.625002268282702</text:p>
          </table:table-cell>
          <table:table-cell table:formula="of:=-[.B396]*[.E396]+[.C396]*[.D3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5000000000003" calcext:value-type="float">
            <text:p>39.5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96]*EXP(-0.1/20)+[.B397]" office:value-type="float" office:value="0.228778727045223" calcext:value-type="float">
            <text:p>0.228778727045223</text:p>
          </table:table-cell>
          <table:table-cell table:formula="of:=[.E396]*EXP(-0.1/20)+[.C397]" office:value-type="float" office:value="0.621885056465021" calcext:value-type="float">
            <text:p>0.621885056465021</text:p>
          </table:table-cell>
          <table:table-cell table:formula="of:=-[.B397]*[.E397]+[.C397]*[.D3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6000000000002" calcext:value-type="float">
            <text:p>39.6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97]*EXP(-0.1/20)+[.B398]" office:value-type="float" office:value="0.227637688383813" calcext:value-type="float">
            <text:p>0.227637688383813</text:p>
          </table:table-cell>
          <table:table-cell table:formula="of:=[.E397]*EXP(-0.1/20)+[.C398]" office:value-type="float" office:value="0.618783391806142" calcext:value-type="float">
            <text:p>0.618783391806142</text:p>
          </table:table-cell>
          <table:table-cell table:formula="of:=-[.B398]*[.E398]+[.C398]*[.D3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7000000000002" calcext:value-type="float">
            <text:p>39.700000000000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98]*EXP(-0.1/20)+[.B399]" office:value-type="float" office:value="0.226502340676469" calcext:value-type="float">
            <text:p>0.226502340676469</text:p>
          </table:table-cell>
          <table:table-cell table:formula="of:=[.E398]*EXP(-0.1/20)+[.C399]" office:value-type="float" office:value="0.615697196764286" calcext:value-type="float">
            <text:p>0.615697196764286</text:p>
          </table:table-cell>
          <table:table-cell table:formula="of:=-[.B399]*[.E399]+[.C399]*[.D3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8000000000003" calcext:value-type="float">
            <text:p>39.8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99]*EXP(-0.1/20)+[.B400]" office:value-type="float" office:value="0.225372655539439" calcext:value-type="float">
            <text:p>0.225372655539439</text:p>
          </table:table-cell>
          <table:table-cell table:formula="of:=[.E399]*EXP(-0.1/20)+[.C400]" office:value-type="float" office:value="0.612626394184417" calcext:value-type="float">
            <text:p>0.612626394184417</text:p>
          </table:table-cell>
          <table:table-cell table:formula="of:=-[.B400]*[.E400]+[.C400]*[.D4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.9000000000003" calcext:value-type="float">
            <text:p>39.9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00]*EXP(-0.1/20)+[.B401]" office:value-type="float" office:value="0.224248604730536" calcext:value-type="float">
            <text:p>0.224248604730536</text:p>
          </table:table-cell>
          <table:table-cell table:formula="of:=[.E400]*EXP(-0.1/20)+[.C401]" office:value-type="float" office:value="0.60957090729631" calcext:value-type="float">
            <text:p>0.60957090729631</text:p>
          </table:table-cell>
          <table:table-cell table:formula="of:=-[.B401]*[.E401]+[.C401]*[.D4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0000000000003" calcext:value-type="float">
            <text:p>40.0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01]*EXP(-0.1/20)+[.B402]" office:value-type="float" office:value="0.22313016014843" calcext:value-type="float">
            <text:p>0.22313016014843</text:p>
          </table:table-cell>
          <table:table-cell table:formula="of:=[.E401]*EXP(-0.1/20)+[.C402]" office:value-type="float" office:value="0.606530659712634" calcext:value-type="float">
            <text:p>0.606530659712634</text:p>
          </table:table-cell>
          <table:table-cell table:formula="of:=-[.B402]*[.E402]+[.C402]*[.D4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1000000000003" calcext:value-type="float">
            <text:p>40.1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02]*EXP(-0.1/20)+[.B403]" office:value-type="float" office:value="0.22201729383195" calcext:value-type="float">
            <text:p>0.22201729383195</text:p>
          </table:table-cell>
          <table:table-cell table:formula="of:=[.E402]*EXP(-0.1/20)+[.C403]" office:value-type="float" office:value="0.603505575427041" calcext:value-type="float">
            <text:p>0.603505575427041</text:p>
          </table:table-cell>
          <table:table-cell table:formula="of:=-[.B403]*[.E403]+[.C403]*[.D4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2000000000003" calcext:value-type="float">
            <text:p>40.2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03]*EXP(-0.1/20)+[.B404]" office:value-type="float" office:value="0.220909977959379" calcext:value-type="float">
            <text:p>0.220909977959379</text:p>
          </table:table-cell>
          <table:table-cell table:formula="of:=[.E403]*EXP(-0.1/20)+[.C404]" office:value-type="float" office:value="0.600495578812267" calcext:value-type="float">
            <text:p>0.600495578812267</text:p>
          </table:table-cell>
          <table:table-cell table:formula="of:=-[.B404]*[.E404]+[.C404]*[.D4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3000000000003" calcext:value-type="float">
            <text:p>40.3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04]*EXP(-0.1/20)+[.B405]" office:value-type="float" office:value="0.219808184847762" calcext:value-type="float">
            <text:p>0.219808184847762</text:p>
          </table:table-cell>
          <table:table-cell table:formula="of:=[.E404]*EXP(-0.1/20)+[.C405]" office:value-type="float" office:value="0.597500594618238" calcext:value-type="float">
            <text:p>0.597500594618238</text:p>
          </table:table-cell>
          <table:table-cell table:formula="of:=-[.B405]*[.E405]+[.C405]*[.D4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4000000000003" calcext:value-type="float">
            <text:p>40.4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05]*EXP(-0.1/20)+[.B406]" office:value-type="float" office:value="0.218711886952215" calcext:value-type="float">
            <text:p>0.218711886952215</text:p>
          </table:table-cell>
          <table:table-cell table:formula="of:=[.E405]*EXP(-0.1/20)+[.C406]" office:value-type="float" office:value="0.594520547970195" calcext:value-type="float">
            <text:p>0.594520547970195</text:p>
          </table:table-cell>
          <table:table-cell table:formula="of:=-[.B406]*[.E406]+[.C406]*[.D4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5000000000003" calcext:value-type="float">
            <text:p>40.5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06]*EXP(-0.1/20)+[.B407]" office:value-type="float" office:value="0.217621056865233" calcext:value-type="float">
            <text:p>0.217621056865233</text:p>
          </table:table-cell>
          <table:table-cell table:formula="of:=[.E406]*EXP(-0.1/20)+[.C407]" office:value-type="float" office:value="0.591555364366816" calcext:value-type="float">
            <text:p>0.591555364366816</text:p>
          </table:table-cell>
          <table:table-cell table:formula="of:=-[.B407]*[.E407]+[.C407]*[.D4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6000000000003" calcext:value-type="float">
            <text:p>40.6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07]*EXP(-0.1/20)+[.B408]" office:value-type="float" office:value="0.216535667316008" calcext:value-type="float">
            <text:p>0.216535667316008</text:p>
          </table:table-cell>
          <table:table-cell table:formula="of:=[.E407]*EXP(-0.1/20)+[.C408]" office:value-type="float" office:value="0.588604969678356" calcext:value-type="float">
            <text:p>0.588604969678356</text:p>
          </table:table-cell>
          <table:table-cell table:formula="of:=-[.B408]*[.E408]+[.C408]*[.D4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7000000000003" calcext:value-type="float">
            <text:p>40.7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08]*EXP(-0.1/20)+[.B409]" office:value-type="float" office:value="0.215455691169743" calcext:value-type="float">
            <text:p>0.215455691169743</text:p>
          </table:table-cell>
          <table:table-cell table:formula="of:=[.E408]*EXP(-0.1/20)+[.C409]" office:value-type="float" office:value="0.585669290144794" calcext:value-type="float">
            <text:p>0.585669290144794</text:p>
          </table:table-cell>
          <table:table-cell table:formula="of:=-[.B409]*[.E409]+[.C409]*[.D4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8000000000003" calcext:value-type="float">
            <text:p>40.8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09]*EXP(-0.1/20)+[.B410]" office:value-type="float" office:value="0.214381101426978" calcext:value-type="float">
            <text:p>0.214381101426978</text:p>
          </table:table-cell>
          <table:table-cell table:formula="of:=[.E409]*EXP(-0.1/20)+[.C410]" office:value-type="float" office:value="0.58274825237399" calcext:value-type="float">
            <text:p>0.58274825237399</text:p>
          </table:table-cell>
          <table:table-cell table:formula="of:=-[.B410]*[.E410]+[.C410]*[.D4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.9000000000003" calcext:value-type="float">
            <text:p>40.9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10]*EXP(-0.1/20)+[.B411]" office:value-type="float" office:value="0.213311871222916" calcext:value-type="float">
            <text:p>0.213311871222916</text:p>
          </table:table-cell>
          <table:table-cell table:formula="of:=[.E410]*EXP(-0.1/20)+[.C411]" office:value-type="float" office:value="0.579841783339847" calcext:value-type="float">
            <text:p>0.579841783339847</text:p>
          </table:table-cell>
          <table:table-cell table:formula="of:=-[.B411]*[.E411]+[.C411]*[.D4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0000000000003" calcext:value-type="float">
            <text:p>41.0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11]*EXP(-0.1/20)+[.B412]" office:value-type="float" office:value="0.212247973826744" calcext:value-type="float">
            <text:p>0.212247973826744</text:p>
          </table:table-cell>
          <table:table-cell table:formula="of:=[.E411]*EXP(-0.1/20)+[.C412]" office:value-type="float" office:value="0.576949810380487" calcext:value-type="float">
            <text:p>0.576949810380487</text:p>
          </table:table-cell>
          <table:table-cell table:formula="of:=-[.B412]*[.E412]+[.C412]*[.D4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1000000000003" calcext:value-type="float">
            <text:p>41.1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12]*EXP(-0.1/20)+[.B413]" office:value-type="float" office:value="0.211189382640972" calcext:value-type="float">
            <text:p>0.211189382640972</text:p>
          </table:table-cell>
          <table:table-cell table:formula="of:=[.E412]*EXP(-0.1/20)+[.C413]" office:value-type="float" office:value="0.574072261196437" calcext:value-type="float">
            <text:p>0.574072261196437</text:p>
          </table:table-cell>
          <table:table-cell table:formula="of:=-[.B413]*[.E413]+[.C413]*[.D4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2000000000003" calcext:value-type="float">
            <text:p>41.2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13]*EXP(-0.1/20)+[.B414]" office:value-type="float" office:value="0.210136071200765" calcext:value-type="float">
            <text:p>0.210136071200765</text:p>
          </table:table-cell>
          <table:table-cell table:formula="of:=[.E413]*EXP(-0.1/20)+[.C414]" office:value-type="float" office:value="0.571209063848816" calcext:value-type="float">
            <text:p>0.571209063848816</text:p>
          </table:table-cell>
          <table:table-cell table:formula="of:=-[.B414]*[.E414]+[.C414]*[.D4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3000000000003" calcext:value-type="float">
            <text:p>41.3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14]*EXP(-0.1/20)+[.B415]" office:value-type="float" office:value="0.209088013173283" calcext:value-type="float">
            <text:p>0.209088013173283</text:p>
          </table:table-cell>
          <table:table-cell table:formula="of:=[.E414]*EXP(-0.1/20)+[.C415]" office:value-type="float" office:value="0.568360146757541" calcext:value-type="float">
            <text:p>0.568360146757541</text:p>
          </table:table-cell>
          <table:table-cell table:formula="of:=-[.B415]*[.E415]+[.C415]*[.D4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4000000000003" calcext:value-type="float">
            <text:p>41.4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15]*EXP(-0.1/20)+[.B416]" office:value-type="float" office:value="0.208045182357021" calcext:value-type="float">
            <text:p>0.208045182357021</text:p>
          </table:table-cell>
          <table:table-cell table:formula="of:=[.E415]*EXP(-0.1/20)+[.C416]" office:value-type="float" office:value="0.565525438699538" calcext:value-type="float">
            <text:p>0.565525438699538</text:p>
          </table:table-cell>
          <table:table-cell table:formula="of:=-[.B416]*[.E416]+[.C416]*[.D4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5000000000003" calcext:value-type="float">
            <text:p>41.5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16]*EXP(-0.1/20)+[.B417]" office:value-type="float" office:value="0.207007552681153" calcext:value-type="float">
            <text:p>0.207007552681153</text:p>
          </table:table-cell>
          <table:table-cell table:formula="of:=[.E416]*EXP(-0.1/20)+[.C417]" office:value-type="float" office:value="0.562704868806956" calcext:value-type="float">
            <text:p>0.562704868806956</text:p>
          </table:table-cell>
          <table:table-cell table:formula="of:=-[.B417]*[.E417]+[.C417]*[.D4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6000000000003" calcext:value-type="float">
            <text:p>41.6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17]*EXP(-0.1/20)+[.B418]" office:value-type="float" office:value="0.205975098204884" calcext:value-type="float">
            <text:p>0.205975098204884</text:p>
          </table:table-cell>
          <table:table-cell table:formula="of:=[.E417]*EXP(-0.1/20)+[.C418]" office:value-type="float" office:value="0.559898366565403" calcext:value-type="float">
            <text:p>0.559898366565403</text:p>
          </table:table-cell>
          <table:table-cell table:formula="of:=-[.B418]*[.E418]+[.C418]*[.D4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7000000000003" calcext:value-type="float">
            <text:p>41.7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18]*EXP(-0.1/20)+[.B419]" office:value-type="float" office:value="0.204947793116798" calcext:value-type="float">
            <text:p>0.204947793116798</text:p>
          </table:table-cell>
          <table:table-cell table:formula="of:=[.E418]*EXP(-0.1/20)+[.C419]" office:value-type="float" office:value="0.557105861812175" calcext:value-type="float">
            <text:p>0.557105861812175</text:p>
          </table:table-cell>
          <table:table-cell table:formula="of:=-[.B419]*[.E419]+[.C419]*[.D4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8000000000003" calcext:value-type="float">
            <text:p>41.8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19]*EXP(-0.1/20)+[.B420]" office:value-type="float" office:value="0.203925611734214" calcext:value-type="float">
            <text:p>0.203925611734214</text:p>
          </table:table-cell>
          <table:table-cell table:formula="of:=[.E419]*EXP(-0.1/20)+[.C420]" office:value-type="float" office:value="0.554327284734508" calcext:value-type="float">
            <text:p>0.554327284734508</text:p>
          </table:table-cell>
          <table:table-cell table:formula="of:=-[.B420]*[.E420]+[.C420]*[.D4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9000000000003" calcext:value-type="float">
            <text:p>41.9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20]*EXP(-0.1/20)+[.B421]" office:value-type="float" office:value="0.202908528502545" calcext:value-type="float">
            <text:p>0.202908528502545</text:p>
          </table:table-cell>
          <table:table-cell table:formula="of:=[.E420]*EXP(-0.1/20)+[.C421]" office:value-type="float" office:value="0.551562565867831" calcext:value-type="float">
            <text:p>0.551562565867831</text:p>
          </table:table-cell>
          <table:table-cell table:formula="of:=-[.B421]*[.E421]+[.C421]*[.D4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0000000000003" calcext:value-type="float">
            <text:p>42.0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21]*EXP(-0.1/20)+[.B422]" office:value-type="float" office:value="0.201896517994656" calcext:value-type="float">
            <text:p>0.201896517994656</text:p>
          </table:table-cell>
          <table:table-cell table:formula="of:=[.E421]*EXP(-0.1/20)+[.C422]" office:value-type="float" office:value="0.548811636094027" calcext:value-type="float">
            <text:p>0.548811636094027</text:p>
          </table:table-cell>
          <table:table-cell table:formula="of:=-[.B422]*[.E422]+[.C422]*[.D4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1000000000003" calcext:value-type="float">
            <text:p>42.1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22]*EXP(-0.1/20)+[.B423]" office:value-type="float" office:value="0.200889554910233" calcext:value-type="float">
            <text:p>0.200889554910233</text:p>
          </table:table-cell>
          <table:table-cell table:formula="of:=[.E422]*EXP(-0.1/20)+[.C423]" office:value-type="float" office:value="0.54607442663971" calcext:value-type="float">
            <text:p>0.54607442663971</text:p>
          </table:table-cell>
          <table:table-cell table:formula="of:=-[.B423]*[.E423]+[.C423]*[.D4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2000000000003" calcext:value-type="float">
            <text:p>42.2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23]*EXP(-0.1/20)+[.B424]" office:value-type="float" office:value="0.199887614075145" calcext:value-type="float">
            <text:p>0.199887614075145</text:p>
          </table:table-cell>
          <table:table-cell table:formula="of:=[.E423]*EXP(-0.1/20)+[.C424]" office:value-type="float" office:value="0.543350869074501" calcext:value-type="float">
            <text:p>0.543350869074501</text:p>
          </table:table-cell>
          <table:table-cell table:formula="of:=-[.B424]*[.E424]+[.C424]*[.D4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3000000000003" calcext:value-type="float">
            <text:p>42.3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24]*EXP(-0.1/20)+[.B425]" office:value-type="float" office:value="0.19889067044082" calcext:value-type="float">
            <text:p>0.19889067044082</text:p>
          </table:table-cell>
          <table:table-cell table:formula="of:=[.E424]*EXP(-0.1/20)+[.C425]" office:value-type="float" office:value="0.540640895309317" calcext:value-type="float">
            <text:p>0.540640895309317</text:p>
          </table:table-cell>
          <table:table-cell table:formula="of:=-[.B425]*[.E425]+[.C425]*[.D4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4000000000003" calcext:value-type="float">
            <text:p>42.4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25]*EXP(-0.1/20)+[.B426]" office:value-type="float" office:value="0.197898699083615" calcext:value-type="float">
            <text:p>0.197898699083615</text:p>
          </table:table-cell>
          <table:table-cell table:formula="of:=[.E425]*EXP(-0.1/20)+[.C426]" office:value-type="float" office:value="0.537944437594675" calcext:value-type="float">
            <text:p>0.537944437594675</text:p>
          </table:table-cell>
          <table:table-cell table:formula="of:=-[.B426]*[.E426]+[.C426]*[.D4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5000000000003" calcext:value-type="float">
            <text:p>42.5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26]*EXP(-0.1/20)+[.B427]" office:value-type="float" office:value="0.196911675204195" calcext:value-type="float">
            <text:p>0.196911675204195</text:p>
          </table:table-cell>
          <table:table-cell table:formula="of:=[.E426]*EXP(-0.1/20)+[.C427]" office:value-type="float" office:value="0.535261428518991" calcext:value-type="float">
            <text:p>0.535261428518991</text:p>
          </table:table-cell>
          <table:table-cell table:formula="of:=-[.B427]*[.E427]+[.C427]*[.D4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6000000000003" calcext:value-type="float">
            <text:p>42.6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27]*EXP(-0.1/20)+[.B428]" office:value-type="float" office:value="0.19592957412691" calcext:value-type="float">
            <text:p>0.19592957412691</text:p>
          </table:table-cell>
          <table:table-cell table:formula="of:=[.E427]*EXP(-0.1/20)+[.C428]" office:value-type="float" office:value="0.532591801006898" calcext:value-type="float">
            <text:p>0.532591801006898</text:p>
          </table:table-cell>
          <table:table-cell table:formula="of:=-[.B428]*[.E428]+[.C428]*[.D4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7000000000003" calcext:value-type="float">
            <text:p>42.7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28]*EXP(-0.1/20)+[.B429]" office:value-type="float" office:value="0.194952371299183" calcext:value-type="float">
            <text:p>0.194952371299183</text:p>
          </table:table-cell>
          <table:table-cell table:formula="of:=[.E428]*EXP(-0.1/20)+[.C429]" office:value-type="float" office:value="0.529935488317569" calcext:value-type="float">
            <text:p>0.529935488317569</text:p>
          </table:table-cell>
          <table:table-cell table:formula="of:=-[.B429]*[.E429]+[.C429]*[.D4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8000000000003" calcext:value-type="float">
            <text:p>42.8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29]*EXP(-0.1/20)+[.B430]" office:value-type="float" office:value="0.193980042290893" calcext:value-type="float">
            <text:p>0.193980042290893</text:p>
          </table:table-cell>
          <table:table-cell table:formula="of:=[.E429]*EXP(-0.1/20)+[.C430]" office:value-type="float" office:value="0.527292424043049" calcext:value-type="float">
            <text:p>0.527292424043049</text:p>
          </table:table-cell>
          <table:table-cell table:formula="of:=-[.B430]*[.E430]+[.C430]*[.D4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.9000000000003" calcext:value-type="float">
            <text:p>42.9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30]*EXP(-0.1/20)+[.B431]" office:value-type="float" office:value="0.193012562793762" calcext:value-type="float">
            <text:p>0.193012562793762</text:p>
          </table:table-cell>
          <table:table-cell table:formula="of:=[.E430]*EXP(-0.1/20)+[.C431]" office:value-type="float" office:value="0.524662542106594" calcext:value-type="float">
            <text:p>0.524662542106594</text:p>
          </table:table-cell>
          <table:table-cell table:formula="of:=-[.B431]*[.E431]+[.C431]*[.D4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0000000000003" calcext:value-type="float">
            <text:p>43.0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31]*EXP(-0.1/20)+[.B432]" office:value-type="float" office:value="0.192049908620755" calcext:value-type="float">
            <text:p>0.192049908620755</text:p>
          </table:table-cell>
          <table:table-cell table:formula="of:=[.E431]*EXP(-0.1/20)+[.C432]" office:value-type="float" office:value="0.522045776761017" calcext:value-type="float">
            <text:p>0.522045776761017</text:p>
          </table:table-cell>
          <table:table-cell table:formula="of:=-[.B432]*[.E432]+[.C432]*[.D4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1000000000003" calcext:value-type="float">
            <text:p>43.1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32]*EXP(-0.1/20)+[.B433]" office:value-type="float" office:value="0.191092055705465" calcext:value-type="float">
            <text:p>0.191092055705465</text:p>
          </table:table-cell>
          <table:table-cell table:formula="of:=[.E432]*EXP(-0.1/20)+[.C433]" office:value-type="float" office:value="0.519442062587049" calcext:value-type="float">
            <text:p>0.519442062587049</text:p>
          </table:table-cell>
          <table:table-cell table:formula="of:=-[.B433]*[.E433]+[.C433]*[.D4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2000000000003" calcext:value-type="float">
            <text:p>43.2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33]*EXP(-0.1/20)+[.B434]" office:value-type="float" office:value="0.190138980101521" calcext:value-type="float">
            <text:p>0.190138980101521</text:p>
          </table:table-cell>
          <table:table-cell table:formula="of:=[.E433]*EXP(-0.1/20)+[.C434]" office:value-type="float" office:value="0.5168513344917" calcext:value-type="float">
            <text:p>0.5168513344917</text:p>
          </table:table-cell>
          <table:table-cell table:formula="of:=-[.B434]*[.E434]+[.C434]*[.D4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3000000000003" calcext:value-type="float">
            <text:p>43.3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34]*EXP(-0.1/20)+[.B435]" office:value-type="float" office:value="0.189190657981983" calcext:value-type="float">
            <text:p>0.189190657981983</text:p>
          </table:table-cell>
          <table:table-cell table:formula="of:=[.E434]*EXP(-0.1/20)+[.C435]" office:value-type="float" office:value="0.514273527706633" calcext:value-type="float">
            <text:p>0.514273527706633</text:p>
          </table:table-cell>
          <table:table-cell table:formula="of:=-[.B435]*[.E435]+[.C435]*[.D4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4000000000003" calcext:value-type="float">
            <text:p>43.4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35]*EXP(-0.1/20)+[.B436]" office:value-type="float" office:value="0.188247065638747" calcext:value-type="float">
            <text:p>0.188247065638747</text:p>
          </table:table-cell>
          <table:table-cell table:formula="of:=[.E435]*EXP(-0.1/20)+[.C436]" office:value-type="float" office:value="0.511708577786543" calcext:value-type="float">
            <text:p>0.511708577786543</text:p>
          </table:table-cell>
          <table:table-cell table:formula="of:=-[.B436]*[.E436]+[.C436]*[.D4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5000000000003" calcext:value-type="float">
            <text:p>43.5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36]*EXP(-0.1/20)+[.B437]" office:value-type="float" office:value="0.187308179481958" calcext:value-type="float">
            <text:p>0.187308179481958</text:p>
          </table:table-cell>
          <table:table-cell table:formula="of:=[.E436]*EXP(-0.1/20)+[.C437]" office:value-type="float" office:value="0.50915642060755" calcext:value-type="float">
            <text:p>0.50915642060755</text:p>
          </table:table-cell>
          <table:table-cell table:formula="of:=-[.B437]*[.E437]+[.C437]*[.D4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6000000000003" calcext:value-type="float">
            <text:p>43.6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37]*EXP(-0.1/20)+[.B438]" office:value-type="float" office:value="0.186373976039411" calcext:value-type="float">
            <text:p>0.186373976039411</text:p>
          </table:table-cell>
          <table:table-cell table:formula="of:=[.E437]*EXP(-0.1/20)+[.C438]" office:value-type="float" office:value="0.50661699236559" calcext:value-type="float">
            <text:p>0.50661699236559</text:p>
          </table:table-cell>
          <table:table-cell table:formula="of:=-[.B438]*[.E438]+[.C438]*[.D4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7000000000003" calcext:value-type="float">
            <text:p>43.7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38]*EXP(-0.1/20)+[.B439]" office:value-type="float" office:value="0.185444431955972" calcext:value-type="float">
            <text:p>0.185444431955972</text:p>
          </table:table-cell>
          <table:table-cell table:formula="of:=[.E438]*EXP(-0.1/20)+[.C439]" office:value-type="float" office:value="0.504090229574826" calcext:value-type="float">
            <text:p>0.504090229574826</text:p>
          </table:table-cell>
          <table:table-cell table:formula="of:=-[.B439]*[.E439]+[.C439]*[.D4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8000000000003" calcext:value-type="float">
            <text:p>43.8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39]*EXP(-0.1/20)+[.B440]" office:value-type="float" office:value="0.18451952399299" calcext:value-type="float">
            <text:p>0.18451952399299</text:p>
          </table:table-cell>
          <table:table-cell table:formula="of:=[.E439]*EXP(-0.1/20)+[.C440]" office:value-type="float" office:value="0.501576069066056" calcext:value-type="float">
            <text:p>0.501576069066056</text:p>
          </table:table-cell>
          <table:table-cell table:formula="of:=-[.B440]*[.E440]+[.C440]*[.D4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.9000000000003" calcext:value-type="float">
            <text:p>43.9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40]*EXP(-0.1/20)+[.B441]" office:value-type="float" office:value="0.183599229027718" calcext:value-type="float">
            <text:p>0.183599229027718</text:p>
          </table:table-cell>
          <table:table-cell table:formula="of:=[.E440]*EXP(-0.1/20)+[.C441]" office:value-type="float" office:value="0.499074447985137" calcext:value-type="float">
            <text:p>0.499074447985137</text:p>
          </table:table-cell>
          <table:table-cell table:formula="of:=-[.B441]*[.E441]+[.C441]*[.D4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0000000000003" calcext:value-type="float">
            <text:p>44.0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41]*EXP(-0.1/20)+[.B442]" office:value-type="float" office:value="0.182683524052735" calcext:value-type="float">
            <text:p>0.182683524052735</text:p>
          </table:table-cell>
          <table:table-cell table:formula="of:=[.E441]*EXP(-0.1/20)+[.C442]" office:value-type="float" office:value="0.49658530379141" calcext:value-type="float">
            <text:p>0.49658530379141</text:p>
          </table:table-cell>
          <table:table-cell table:formula="of:=-[.B442]*[.E442]+[.C442]*[.D4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1000000000003" calcext:value-type="float">
            <text:p>44.1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42]*EXP(-0.1/20)+[.B443]" office:value-type="float" office:value="0.181772386175368" calcext:value-type="float">
            <text:p>0.181772386175368</text:p>
          </table:table-cell>
          <table:table-cell table:formula="of:=[.E442]*EXP(-0.1/20)+[.C443]" office:value-type="float" office:value="0.494108574256142" calcext:value-type="float">
            <text:p>0.494108574256142</text:p>
          </table:table-cell>
          <table:table-cell table:formula="of:=-[.B443]*[.E443]+[.C443]*[.D4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2000000000003" calcext:value-type="float">
            <text:p>44.2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43]*EXP(-0.1/20)+[.B444]" office:value-type="float" office:value="0.180865792617123" calcext:value-type="float">
            <text:p>0.180865792617123</text:p>
          </table:table-cell>
          <table:table-cell table:formula="of:=[.E443]*EXP(-0.1/20)+[.C444]" office:value-type="float" office:value="0.491644197460966" calcext:value-type="float">
            <text:p>0.491644197460966</text:p>
          </table:table-cell>
          <table:table-cell table:formula="of:=-[.B444]*[.E444]+[.C444]*[.D4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3000000000003" calcext:value-type="float">
            <text:p>44.3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44]*EXP(-0.1/20)+[.B445]" office:value-type="float" office:value="0.179963720713113" calcext:value-type="float">
            <text:p>0.179963720713113</text:p>
          </table:table-cell>
          <table:table-cell table:formula="of:=[.E444]*EXP(-0.1/20)+[.C445]" office:value-type="float" office:value="0.489192111796332" calcext:value-type="float">
            <text:p>0.489192111796332</text:p>
          </table:table-cell>
          <table:table-cell table:formula="of:=-[.B445]*[.E445]+[.C445]*[.D4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4000000000003" calcext:value-type="float">
            <text:p>44.4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45]*EXP(-0.1/20)+[.B446]" office:value-type="float" office:value="0.179066147911494" calcext:value-type="float">
            <text:p>0.179066147911494</text:p>
          </table:table-cell>
          <table:table-cell table:formula="of:=[.E445]*EXP(-0.1/20)+[.C446]" office:value-type="float" office:value="0.486752255959972" calcext:value-type="float">
            <text:p>0.486752255959972</text:p>
          </table:table-cell>
          <table:table-cell table:formula="of:=-[.B446]*[.E446]+[.C446]*[.D4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5000000000003" calcext:value-type="float">
            <text:p>44.5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46]*EXP(-0.1/20)+[.B447]" office:value-type="float" office:value="0.178173051772899" calcext:value-type="float">
            <text:p>0.178173051772899</text:p>
          </table:table-cell>
          <table:table-cell table:formula="of:=[.E446]*EXP(-0.1/20)+[.C447]" office:value-type="float" office:value="0.484324568955363" calcext:value-type="float">
            <text:p>0.484324568955363</text:p>
          </table:table-cell>
          <table:table-cell table:formula="of:=-[.B447]*[.E447]+[.C447]*[.D4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6000000000003" calcext:value-type="float">
            <text:p>44.6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47]*EXP(-0.1/20)+[.B448]" office:value-type="float" office:value="0.177284409969878" calcext:value-type="float">
            <text:p>0.177284409969878</text:p>
          </table:table-cell>
          <table:table-cell table:formula="of:=[.E447]*EXP(-0.1/20)+[.C448]" office:value-type="float" office:value="0.481908990090203" calcext:value-type="float">
            <text:p>0.481908990090203</text:p>
          </table:table-cell>
          <table:table-cell table:formula="of:=-[.B448]*[.E448]+[.C448]*[.D4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7000000000003" calcext:value-type="float">
            <text:p>44.7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48]*EXP(-0.1/20)+[.B449]" office:value-type="float" office:value="0.176400200286341" calcext:value-type="float">
            <text:p>0.176400200286341</text:p>
          </table:table-cell>
          <table:table-cell table:formula="of:=[.E448]*EXP(-0.1/20)+[.C449]" office:value-type="float" office:value="0.479505458974895" calcext:value-type="float">
            <text:p>0.479505458974895</text:p>
          </table:table-cell>
          <table:table-cell table:formula="of:=-[.B449]*[.E449]+[.C449]*[.D4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8000000000003" calcext:value-type="float">
            <text:p>44.8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49]*EXP(-0.1/20)+[.B450]" office:value-type="float" office:value="0.175520400616998" calcext:value-type="float">
            <text:p>0.175520400616998</text:p>
          </table:table-cell>
          <table:table-cell table:formula="of:=[.E449]*EXP(-0.1/20)+[.C450]" office:value-type="float" office:value="0.477113915521035" calcext:value-type="float">
            <text:p>0.477113915521035</text:p>
          </table:table-cell>
          <table:table-cell table:formula="of:=-[.B450]*[.E450]+[.C450]*[.D4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.9000000000003" calcext:value-type="float">
            <text:p>44.9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50]*EXP(-0.1/20)+[.B451]" office:value-type="float" office:value="0.174644988966811" calcext:value-type="float">
            <text:p>0.174644988966811</text:p>
          </table:table-cell>
          <table:table-cell table:formula="of:=[.E450]*EXP(-0.1/20)+[.C451]" office:value-type="float" office:value="0.474734299939913" calcext:value-type="float">
            <text:p>0.474734299939913</text:p>
          </table:table-cell>
          <table:table-cell table:formula="of:=-[.B451]*[.E451]+[.C451]*[.D4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0000000000003" calcext:value-type="float">
            <text:p>45.0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51]*EXP(-0.1/20)+[.B452]" office:value-type="float" office:value="0.173773943450446" calcext:value-type="float">
            <text:p>0.173773943450446</text:p>
          </table:table-cell>
          <table:table-cell table:formula="of:=[.E451]*EXP(-0.1/20)+[.C452]" office:value-type="float" office:value="0.472366552741016" calcext:value-type="float">
            <text:p>0.472366552741016</text:p>
          </table:table-cell>
          <table:table-cell table:formula="of:=-[.B452]*[.E452]+[.C452]*[.D4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1000000000003" calcext:value-type="float">
            <text:p>45.1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52]*EXP(-0.1/20)+[.B453]" office:value-type="float" office:value="0.172907242291717" calcext:value-type="float">
            <text:p>0.172907242291717</text:p>
          </table:table-cell>
          <table:table-cell table:formula="of:=[.E452]*EXP(-0.1/20)+[.C453]" office:value-type="float" office:value="0.470010614730539" calcext:value-type="float">
            <text:p>0.470010614730539</text:p>
          </table:table-cell>
          <table:table-cell table:formula="of:=-[.B453]*[.E453]+[.C453]*[.D4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2000000000003" calcext:value-type="float">
            <text:p>45.2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53]*EXP(-0.1/20)+[.B454]" office:value-type="float" office:value="0.172044863823051" calcext:value-type="float">
            <text:p>0.172044863823051</text:p>
          </table:table-cell>
          <table:table-cell table:formula="of:=[.E453]*EXP(-0.1/20)+[.C454]" office:value-type="float" office:value="0.46766642700991" calcext:value-type="float">
            <text:p>0.46766642700991</text:p>
          </table:table-cell>
          <table:table-cell table:formula="of:=-[.B454]*[.E454]+[.C454]*[.D4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3000000000003" calcext:value-type="float">
            <text:p>45.3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54]*EXP(-0.1/20)+[.B455]" office:value-type="float" office:value="0.171186786484942" calcext:value-type="float">
            <text:p>0.171186786484942</text:p>
          </table:table-cell>
          <table:table-cell table:formula="of:=[.E454]*EXP(-0.1/20)+[.C455]" office:value-type="float" office:value="0.465333930974314" calcext:value-type="float">
            <text:p>0.465333930974314</text:p>
          </table:table-cell>
          <table:table-cell table:formula="of:=-[.B455]*[.E455]+[.C455]*[.D4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4000000000003" calcext:value-type="float">
            <text:p>45.4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55]*EXP(-0.1/20)+[.B456]" office:value-type="float" office:value="0.17033298882541" calcext:value-type="float">
            <text:p>0.17033298882541</text:p>
          </table:table-cell>
          <table:table-cell table:formula="of:=[.E455]*EXP(-0.1/20)+[.C456]" office:value-type="float" office:value="0.463013068311229" calcext:value-type="float">
            <text:p>0.463013068311229</text:p>
          </table:table-cell>
          <table:table-cell table:formula="of:=-[.B456]*[.E456]+[.C456]*[.D4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5000000000003" calcext:value-type="float">
            <text:p>45.5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56]*EXP(-0.1/20)+[.B457]" office:value-type="float" office:value="0.169483449499471" calcext:value-type="float">
            <text:p>0.169483449499471</text:p>
          </table:table-cell>
          <table:table-cell table:formula="of:=[.E456]*EXP(-0.1/20)+[.C457]" office:value-type="float" office:value="0.460703780998967" calcext:value-type="float">
            <text:p>0.460703780998967</text:p>
          </table:table-cell>
          <table:table-cell table:formula="of:=-[.B457]*[.E457]+[.C457]*[.D4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6000000000003" calcext:value-type="float">
            <text:p>45.6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57]*EXP(-0.1/20)+[.B458]" office:value-type="float" office:value="0.168638147268596" calcext:value-type="float">
            <text:p>0.168638147268596</text:p>
          </table:table-cell>
          <table:table-cell table:formula="of:=[.E457]*EXP(-0.1/20)+[.C458]" office:value-type="float" office:value="0.458406011305224" calcext:value-type="float">
            <text:p>0.458406011305224</text:p>
          </table:table-cell>
          <table:table-cell table:formula="of:=-[.B458]*[.E458]+[.C458]*[.D4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7000000000003" calcext:value-type="float">
            <text:p>45.7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58]*EXP(-0.1/20)+[.B459]" office:value-type="float" office:value="0.167797061000186" calcext:value-type="float">
            <text:p>0.167797061000186</text:p>
          </table:table-cell>
          <table:table-cell table:formula="of:=[.E458]*EXP(-0.1/20)+[.C459]" office:value-type="float" office:value="0.45611970178564" calcext:value-type="float">
            <text:p>0.45611970178564</text:p>
          </table:table-cell>
          <table:table-cell table:formula="of:=-[.B459]*[.E459]+[.C459]*[.D4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8000000000003" calcext:value-type="float">
            <text:p>45.8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59]*EXP(-0.1/20)+[.B460]" office:value-type="float" office:value="0.166960169667041" calcext:value-type="float">
            <text:p>0.166960169667041</text:p>
          </table:table-cell>
          <table:table-cell table:formula="of:=[.E459]*EXP(-0.1/20)+[.C460]" office:value-type="float" office:value="0.453844795282357" calcext:value-type="float">
            <text:p>0.453844795282357</text:p>
          </table:table-cell>
          <table:table-cell table:formula="of:=-[.B460]*[.E460]+[.C460]*[.D4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.9000000000003" calcext:value-type="float">
            <text:p>45.9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60]*EXP(-0.1/20)+[.B461]" office:value-type="float" office:value="0.166127452346834" calcext:value-type="float">
            <text:p>0.166127452346834</text:p>
          </table:table-cell>
          <table:table-cell table:formula="of:=[.E460]*EXP(-0.1/20)+[.C461]" office:value-type="float" office:value="0.451581234922593" calcext:value-type="float">
            <text:p>0.451581234922593</text:p>
          </table:table-cell>
          <table:table-cell table:formula="of:=-[.B461]*[.E461]+[.C461]*[.D4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0000000000003" calcext:value-type="float">
            <text:p>46.0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61]*EXP(-0.1/20)+[.B462]" office:value-type="float" office:value="0.165298888221587" calcext:value-type="float">
            <text:p>0.165298888221587</text:p>
          </table:table-cell>
          <table:table-cell table:formula="of:=[.E461]*EXP(-0.1/20)+[.C462]" office:value-type="float" office:value="0.449328964117222" calcext:value-type="float">
            <text:p>0.449328964117222</text:p>
          </table:table-cell>
          <table:table-cell table:formula="of:=-[.B462]*[.E462]+[.C462]*[.D4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1000000000003" calcext:value-type="float">
            <text:p>46.1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62]*EXP(-0.1/20)+[.B463]" office:value-type="float" office:value="0.164474456577156" calcext:value-type="float">
            <text:p>0.164474456577156</text:p>
          </table:table-cell>
          <table:table-cell table:formula="of:=[.E462]*EXP(-0.1/20)+[.C463]" office:value-type="float" office:value="0.447087926559357" calcext:value-type="float">
            <text:p>0.447087926559357</text:p>
          </table:table-cell>
          <table:table-cell table:formula="of:=-[.B463]*[.E463]+[.C463]*[.D4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2000000000003" calcext:value-type="float">
            <text:p>46.2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63]*EXP(-0.1/20)+[.B464]" office:value-type="float" office:value="0.163654136802705" calcext:value-type="float">
            <text:p>0.163654136802705</text:p>
          </table:table-cell>
          <table:table-cell table:formula="of:=[.E463]*EXP(-0.1/20)+[.C464]" office:value-type="float" office:value="0.444858066222942" calcext:value-type="float">
            <text:p>0.444858066222942</text:p>
          </table:table-cell>
          <table:table-cell table:formula="of:=-[.B464]*[.E464]+[.C464]*[.D4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3000000000003" calcext:value-type="float">
            <text:p>46.3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64]*EXP(-0.1/20)+[.B465]" office:value-type="float" office:value="0.162837908390198" calcext:value-type="float">
            <text:p>0.162837908390198</text:p>
          </table:table-cell>
          <table:table-cell table:formula="of:=[.E464]*EXP(-0.1/20)+[.C465]" office:value-type="float" office:value="0.442639327361352" calcext:value-type="float">
            <text:p>0.442639327361352</text:p>
          </table:table-cell>
          <table:table-cell table:formula="of:=-[.B465]*[.E465]+[.C465]*[.D4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4000000000003" calcext:value-type="float">
            <text:p>46.4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65]*EXP(-0.1/20)+[.B466]" office:value-type="float" office:value="0.162025750933881" calcext:value-type="float">
            <text:p>0.162025750933881</text:p>
          </table:table-cell>
          <table:table-cell table:formula="of:=[.E465]*EXP(-0.1/20)+[.C466]" office:value-type="float" office:value="0.440431654506" calcext:value-type="float">
            <text:p>0.440431654506</text:p>
          </table:table-cell>
          <table:table-cell table:formula="of:=-[.B466]*[.E466]+[.C466]*[.D4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5000000000003" calcext:value-type="float">
            <text:p>46.5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66]*EXP(-0.1/20)+[.B467]" office:value-type="float" office:value="0.161217644129777" calcext:value-type="float">
            <text:p>0.161217644129777</text:p>
          </table:table-cell>
          <table:table-cell table:formula="of:=[.E466]*EXP(-0.1/20)+[.C467]" office:value-type="float" office:value="0.43823499246495" calcext:value-type="float">
            <text:p>0.43823499246495</text:p>
          </table:table-cell>
          <table:table-cell table:formula="of:=-[.B467]*[.E467]+[.C467]*[.D4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6000000000003" calcext:value-type="float">
            <text:p>46.6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67]*EXP(-0.1/20)+[.B468]" office:value-type="float" office:value="0.160413567775173" calcext:value-type="float">
            <text:p>0.160413567775173</text:p>
          </table:table-cell>
          <table:table-cell table:formula="of:=[.E467]*EXP(-0.1/20)+[.C468]" office:value-type="float" office:value="0.436049286321536" calcext:value-type="float">
            <text:p>0.436049286321536</text:p>
          </table:table-cell>
          <table:table-cell table:formula="of:=-[.B468]*[.E468]+[.C468]*[.D4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7000000000003" calcext:value-type="float">
            <text:p>46.7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68]*EXP(-0.1/20)+[.B469]" office:value-type="float" office:value="0.159613501768119" calcext:value-type="float">
            <text:p>0.159613501768119</text:p>
          </table:table-cell>
          <table:table-cell table:formula="of:=[.E468]*EXP(-0.1/20)+[.C469]" office:value-type="float" office:value="0.433874481432992" calcext:value-type="float">
            <text:p>0.433874481432992</text:p>
          </table:table-cell>
          <table:table-cell table:formula="of:=-[.B469]*[.E469]+[.C469]*[.D4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8000000000003" calcext:value-type="float">
            <text:p>46.8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69]*EXP(-0.1/20)+[.B470]" office:value-type="float" office:value="0.158817426106921" calcext:value-type="float">
            <text:p>0.158817426106921</text:p>
          </table:table-cell>
          <table:table-cell table:formula="of:=[.E469]*EXP(-0.1/20)+[.C470]" office:value-type="float" office:value="0.43171052342908" calcext:value-type="float">
            <text:p>0.43171052342908</text:p>
          </table:table-cell>
          <table:table-cell table:formula="of:=-[.B470]*[.E470]+[.C470]*[.D4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.9000000000003" calcext:value-type="float">
            <text:p>46.9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70]*EXP(-0.1/20)+[.B471]" office:value-type="float" office:value="0.158025320889648" calcext:value-type="float">
            <text:p>0.158025320889648</text:p>
          </table:table-cell>
          <table:table-cell table:formula="of:=[.E470]*EXP(-0.1/20)+[.C471]" office:value-type="float" office:value="0.42955735821074" calcext:value-type="float">
            <text:p>0.42955735821074</text:p>
          </table:table-cell>
          <table:table-cell table:formula="of:=-[.B471]*[.E471]+[.C471]*[.D4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0000000000003" calcext:value-type="float">
            <text:p>47.0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71]*EXP(-0.1/20)+[.B472]" office:value-type="float" office:value="0.157237166313628" calcext:value-type="float">
            <text:p>0.157237166313628</text:p>
          </table:table-cell>
          <table:table-cell table:formula="of:=[.E471]*EXP(-0.1/20)+[.C472]" office:value-type="float" office:value="0.427414931948727" calcext:value-type="float">
            <text:p>0.427414931948727</text:p>
          </table:table-cell>
          <table:table-cell table:formula="of:=-[.B472]*[.E472]+[.C472]*[.D4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1000000000003" calcext:value-type="float">
            <text:p>47.1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72]*EXP(-0.1/20)+[.B473]" office:value-type="float" office:value="0.156452942674955" calcext:value-type="float">
            <text:p>0.156452942674955</text:p>
          </table:table-cell>
          <table:table-cell table:formula="of:=[.E472]*EXP(-0.1/20)+[.C473]" office:value-type="float" office:value="0.425283191082275" calcext:value-type="float">
            <text:p>0.425283191082275</text:p>
          </table:table-cell>
          <table:table-cell table:formula="of:=-[.B473]*[.E473]+[.C473]*[.D4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2000000000003" calcext:value-type="float">
            <text:p>47.2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73]*EXP(-0.1/20)+[.B474]" office:value-type="float" office:value="0.155672630367998" calcext:value-type="float">
            <text:p>0.155672630367998</text:p>
          </table:table-cell>
          <table:table-cell table:formula="of:=[.E473]*EXP(-0.1/20)+[.C474]" office:value-type="float" office:value="0.42316208231775" calcext:value-type="float">
            <text:p>0.42316208231775</text:p>
          </table:table-cell>
          <table:table-cell table:formula="of:=-[.B474]*[.E474]+[.C474]*[.D4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3000000000003" calcext:value-type="float">
            <text:p>47.3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74]*EXP(-0.1/20)+[.B475]" office:value-type="float" office:value="0.154896209884908" calcext:value-type="float">
            <text:p>0.154896209884908</text:p>
          </table:table-cell>
          <table:table-cell table:formula="of:=[.E474]*EXP(-0.1/20)+[.C475]" office:value-type="float" office:value="0.421051552627322" calcext:value-type="float">
            <text:p>0.421051552627322</text:p>
          </table:table-cell>
          <table:table-cell table:formula="of:=-[.B475]*[.E475]+[.C475]*[.D4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4000000000003" calcext:value-type="float">
            <text:p>47.4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75]*EXP(-0.1/20)+[.B476]" office:value-type="float" office:value="0.154123661815132" calcext:value-type="float">
            <text:p>0.154123661815132</text:p>
          </table:table-cell>
          <table:table-cell table:formula="of:=[.E475]*EXP(-0.1/20)+[.C476]" office:value-type="float" office:value="0.41895154924764" calcext:value-type="float">
            <text:p>0.41895154924764</text:p>
          </table:table-cell>
          <table:table-cell table:formula="of:=-[.B476]*[.E476]+[.C476]*[.D4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5000000000003" calcext:value-type="float">
            <text:p>47.5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76]*EXP(-0.1/20)+[.B477]" office:value-type="float" office:value="0.153354966844929" calcext:value-type="float">
            <text:p>0.153354966844929</text:p>
          </table:table-cell>
          <table:table-cell table:formula="of:=[.E476]*EXP(-0.1/20)+[.C477]" office:value-type="float" office:value="0.416862019678509" calcext:value-type="float">
            <text:p>0.416862019678509</text:p>
          </table:table-cell>
          <table:table-cell table:formula="of:=-[.B477]*[.E477]+[.C477]*[.D4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6000000000003" calcext:value-type="float">
            <text:p>47.6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77]*EXP(-0.1/20)+[.B478]" office:value-type="float" office:value="0.152590105756885" calcext:value-type="float">
            <text:p>0.152590105756885</text:p>
          </table:table-cell>
          <table:table-cell table:formula="of:=[.E477]*EXP(-0.1/20)+[.C478]" office:value-type="float" office:value="0.414782911681582" calcext:value-type="float">
            <text:p>0.414782911681582</text:p>
          </table:table-cell>
          <table:table-cell table:formula="of:=-[.B478]*[.E478]+[.C478]*[.D4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7000000000003" calcext:value-type="float">
            <text:p>47.7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78]*EXP(-0.1/20)+[.B479]" office:value-type="float" office:value="0.151829059429431" calcext:value-type="float">
            <text:p>0.151829059429431</text:p>
          </table:table-cell>
          <table:table-cell table:formula="of:=[.E478]*EXP(-0.1/20)+[.C479]" office:value-type="float" office:value="0.41271417327905" calcext:value-type="float">
            <text:p>0.41271417327905</text:p>
          </table:table-cell>
          <table:table-cell table:formula="of:=-[.B479]*[.E479]+[.C479]*[.D4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8000000000003" calcext:value-type="float">
            <text:p>47.8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79]*EXP(-0.1/20)+[.B480]" office:value-type="float" office:value="0.151071808836371" calcext:value-type="float">
            <text:p>0.151071808836371</text:p>
          </table:table-cell>
          <table:table-cell table:formula="of:=[.E479]*EXP(-0.1/20)+[.C480]" office:value-type="float" office:value="0.410655752752346" calcext:value-type="float">
            <text:p>0.410655752752346</text:p>
          </table:table-cell>
          <table:table-cell table:formula="of:=-[.B480]*[.E480]+[.C480]*[.D4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9000000000003" calcext:value-type="float">
            <text:p>47.9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80]*EXP(-0.1/20)+[.B481]" office:value-type="float" office:value="0.150318335046401" calcext:value-type="float">
            <text:p>0.150318335046401</text:p>
          </table:table-cell>
          <table:table-cell table:formula="of:=[.E480]*EXP(-0.1/20)+[.C481]" office:value-type="float" office:value="0.408607598640849" calcext:value-type="float">
            <text:p>0.408607598640849</text:p>
          </table:table-cell>
          <table:table-cell table:formula="of:=-[.B481]*[.E481]+[.C481]*[.D4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0000000000003" calcext:value-type="float">
            <text:p>48.0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81]*EXP(-0.1/20)+[.B482]" office:value-type="float" office:value="0.149568619222636" calcext:value-type="float">
            <text:p>0.149568619222636</text:p>
          </table:table-cell>
          <table:table-cell table:formula="of:=[.E481]*EXP(-0.1/20)+[.C482]" office:value-type="float" office:value="0.4065696597406" calcext:value-type="float">
            <text:p>0.4065696597406</text:p>
          </table:table-cell>
          <table:table-cell table:formula="of:=-[.B482]*[.E482]+[.C482]*[.D4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1000000000003" calcext:value-type="float">
            <text:p>48.1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82]*EXP(-0.1/20)+[.B483]" office:value-type="float" office:value="0.148822642622141" calcext:value-type="float">
            <text:p>0.148822642622141</text:p>
          </table:table-cell>
          <table:table-cell table:formula="of:=[.E482]*EXP(-0.1/20)+[.C483]" office:value-type="float" office:value="0.40454188510302" calcext:value-type="float">
            <text:p>0.40454188510302</text:p>
          </table:table-cell>
          <table:table-cell table:formula="of:=-[.B483]*[.E483]+[.C483]*[.D4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2000000000003" calcext:value-type="float">
            <text:p>48.2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83]*EXP(-0.1/20)+[.B484]" office:value-type="float" office:value="0.148080386595463" calcext:value-type="float">
            <text:p>0.148080386595463</text:p>
          </table:table-cell>
          <table:table-cell table:formula="of:=[.E483]*EXP(-0.1/20)+[.C484]" office:value-type="float" office:value="0.402524224033637" calcext:value-type="float">
            <text:p>0.402524224033637</text:p>
          </table:table-cell>
          <table:table-cell table:formula="of:=-[.B484]*[.E484]+[.C484]*[.D4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3000000000003" calcext:value-type="float">
            <text:p>48.3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84]*EXP(-0.1/20)+[.B485]" office:value-type="float" office:value="0.147341832586163" calcext:value-type="float">
            <text:p>0.147341832586163</text:p>
          </table:table-cell>
          <table:table-cell table:formula="of:=[.E484]*EXP(-0.1/20)+[.C485]" office:value-type="float" office:value="0.40051662609082" calcext:value-type="float">
            <text:p>0.40051662609082</text:p>
          </table:table-cell>
          <table:table-cell table:formula="of:=-[.B485]*[.E485]+[.C485]*[.D4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4000000000003" calcext:value-type="float">
            <text:p>48.4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85]*EXP(-0.1/20)+[.B486]" office:value-type="float" office:value="0.146606962130351" calcext:value-type="float">
            <text:p>0.146606962130351</text:p>
          </table:table-cell>
          <table:table-cell table:formula="of:=[.E485]*EXP(-0.1/20)+[.C486]" office:value-type="float" office:value="0.398519041084515" calcext:value-type="float">
            <text:p>0.398519041084515</text:p>
          </table:table-cell>
          <table:table-cell table:formula="of:=-[.B486]*[.E486]+[.C486]*[.D4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5000000000003" calcext:value-type="float">
            <text:p>48.5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86]*EXP(-0.1/20)+[.B487]" office:value-type="float" office:value="0.145875756856228" calcext:value-type="float">
            <text:p>0.145875756856228</text:p>
          </table:table-cell>
          <table:table-cell table:formula="of:=[.E486]*EXP(-0.1/20)+[.C487]" office:value-type="float" office:value="0.396531419074994" calcext:value-type="float">
            <text:p>0.396531419074994</text:p>
          </table:table-cell>
          <table:table-cell table:formula="of:=-[.B487]*[.E487]+[.C487]*[.D4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6000000000003" calcext:value-type="float">
            <text:p>48.6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87]*EXP(-0.1/20)+[.B488]" office:value-type="float" office:value="0.145148198483624" calcext:value-type="float">
            <text:p>0.145148198483624</text:p>
          </table:table-cell>
          <table:table-cell table:formula="of:=[.E487]*EXP(-0.1/20)+[.C488]" office:value-type="float" office:value="0.394553710371602" calcext:value-type="float">
            <text:p>0.394553710371602</text:p>
          </table:table-cell>
          <table:table-cell table:formula="of:=-[.B488]*[.E488]+[.C488]*[.D4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7000000000004" calcext:value-type="float">
            <text:p>48.7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88]*EXP(-0.1/20)+[.B489]" office:value-type="float" office:value="0.144424268823543" calcext:value-type="float">
            <text:p>0.144424268823543</text:p>
          </table:table-cell>
          <table:table-cell table:formula="of:=[.E488]*EXP(-0.1/20)+[.C489]" office:value-type="float" office:value="0.392585865531519" calcext:value-type="float">
            <text:p>0.392585865531519</text:p>
          </table:table-cell>
          <table:table-cell table:formula="of:=-[.B489]*[.E489]+[.C489]*[.D4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8000000000003" calcext:value-type="float">
            <text:p>48.8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89]*EXP(-0.1/20)+[.B490]" office:value-type="float" office:value="0.143703949777704" calcext:value-type="float">
            <text:p>0.143703949777704</text:p>
          </table:table-cell>
          <table:table-cell table:formula="of:=[.E489]*EXP(-0.1/20)+[.C490]" office:value-type="float" office:value="0.390627835358522" calcext:value-type="float">
            <text:p>0.390627835358522</text:p>
          </table:table-cell>
          <table:table-cell table:formula="of:=-[.B490]*[.E490]+[.C490]*[.D4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.9000000000003" calcext:value-type="float">
            <text:p>48.9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90]*EXP(-0.1/20)+[.B491]" office:value-type="float" office:value="0.142987223338094" calcext:value-type="float">
            <text:p>0.142987223338094</text:p>
          </table:table-cell>
          <table:table-cell table:formula="of:=[.E490]*EXP(-0.1/20)+[.C491]" office:value-type="float" office:value="0.388679570901754" calcext:value-type="float">
            <text:p>0.388679570901754</text:p>
          </table:table-cell>
          <table:table-cell table:formula="of:=-[.B491]*[.E491]+[.C491]*[.D4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0000000000004" calcext:value-type="float">
            <text:p>49.0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91]*EXP(-0.1/20)+[.B492]" office:value-type="float" office:value="0.142274071586514" calcext:value-type="float">
            <text:p>0.142274071586514</text:p>
          </table:table-cell>
          <table:table-cell table:formula="of:=[.E491]*EXP(-0.1/20)+[.C492]" office:value-type="float" office:value="0.386741023454502" calcext:value-type="float">
            <text:p>0.386741023454502</text:p>
          </table:table-cell>
          <table:table-cell table:formula="of:=-[.B492]*[.E492]+[.C492]*[.D4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1000000000004" calcext:value-type="float">
            <text:p>49.1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92]*EXP(-0.1/20)+[.B493]" office:value-type="float" office:value="0.141564476694135" calcext:value-type="float">
            <text:p>0.141564476694135</text:p>
          </table:table-cell>
          <table:table-cell table:formula="of:=[.E492]*EXP(-0.1/20)+[.C493]" office:value-type="float" office:value="0.384812144552979" calcext:value-type="float">
            <text:p>0.384812144552979</text:p>
          </table:table-cell>
          <table:table-cell table:formula="of:=-[.B493]*[.E493]+[.C493]*[.D4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2000000000004" calcext:value-type="float">
            <text:p>49.2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93]*EXP(-0.1/20)+[.B494]" office:value-type="float" office:value="0.140858420921046" calcext:value-type="float">
            <text:p>0.140858420921046</text:p>
          </table:table-cell>
          <table:table-cell table:formula="of:=[.E493]*EXP(-0.1/20)+[.C494]" office:value-type="float" office:value="0.382892885975113" calcext:value-type="float">
            <text:p>0.382892885975113</text:p>
          </table:table-cell>
          <table:table-cell table:formula="of:=-[.B494]*[.E494]+[.C494]*[.D4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3000000000004" calcext:value-type="float">
            <text:p>49.3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94]*EXP(-0.1/20)+[.B495]" office:value-type="float" office:value="0.140155886615816" calcext:value-type="float">
            <text:p>0.140155886615816</text:p>
          </table:table-cell>
          <table:table-cell table:formula="of:=[.E494]*EXP(-0.1/20)+[.C495]" office:value-type="float" office:value="0.380983199739338" calcext:value-type="float">
            <text:p>0.380983199739338</text:p>
          </table:table-cell>
          <table:table-cell table:formula="of:=-[.B495]*[.E495]+[.C495]*[.D4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4000000000004" calcext:value-type="float">
            <text:p>49.4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95]*EXP(-0.1/20)+[.B496]" office:value-type="float" office:value="0.139456856215052" calcext:value-type="float">
            <text:p>0.139456856215052</text:p>
          </table:table-cell>
          <table:table-cell table:formula="of:=[.E495]*EXP(-0.1/20)+[.C496]" office:value-type="float" office:value="0.379083038103399" calcext:value-type="float">
            <text:p>0.379083038103399</text:p>
          </table:table-cell>
          <table:table-cell table:formula="of:=-[.B496]*[.E496]+[.C496]*[.D4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5000000000004" calcext:value-type="float">
            <text:p>49.5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96]*EXP(-0.1/20)+[.B497]" office:value-type="float" office:value="0.138761312242956" calcext:value-type="float">
            <text:p>0.138761312242956</text:p>
          </table:table-cell>
          <table:table-cell table:formula="of:=[.E496]*EXP(-0.1/20)+[.C497]" office:value-type="float" office:value="0.377192353563158" calcext:value-type="float">
            <text:p>0.377192353563158</text:p>
          </table:table-cell>
          <table:table-cell table:formula="of:=-[.B497]*[.E497]+[.C497]*[.D4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6000000000003" calcext:value-type="float">
            <text:p>49.6000000000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97]*EXP(-0.1/20)+[.B498]" office:value-type="float" office:value="0.138069237310893" calcext:value-type="float">
            <text:p>0.138069237310893</text:p>
          </table:table-cell>
          <table:table-cell table:formula="of:=[.E497]*EXP(-0.1/20)+[.C498]" office:value-type="float" office:value="0.3753110988514" calcext:value-type="float">
            <text:p>0.3753110988514</text:p>
          </table:table-cell>
          <table:table-cell table:formula="of:=-[.B498]*[.E498]+[.C498]*[.D4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7000000000004" calcext:value-type="float">
            <text:p>49.7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98]*EXP(-0.1/20)+[.B499]" office:value-type="float" office:value="0.137380614116955" calcext:value-type="float">
            <text:p>0.137380614116955</text:p>
          </table:table-cell>
          <table:table-cell table:formula="of:=[.E498]*EXP(-0.1/20)+[.C499]" office:value-type="float" office:value="0.373439226936662" calcext:value-type="float">
            <text:p>0.373439226936662</text:p>
          </table:table-cell>
          <table:table-cell table:formula="of:=-[.B499]*[.E499]+[.C499]*[.D4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8000000000004" calcext:value-type="float">
            <text:p>49.8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99]*EXP(-0.1/20)+[.B500]" office:value-type="float" office:value="0.136695425445524" calcext:value-type="float">
            <text:p>0.136695425445524</text:p>
          </table:table-cell>
          <table:table-cell table:formula="of:=[.E499]*EXP(-0.1/20)+[.C500]" office:value-type="float" office:value="0.371576691022046" calcext:value-type="float">
            <text:p>0.371576691022046</text:p>
          </table:table-cell>
          <table:table-cell table:formula="of:=-[.B500]*[.E500]+[.C500]*[.D5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.9000000000004" calcext:value-type="float">
            <text:p>49.9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00]*EXP(-0.1/20)+[.B501]" office:value-type="float" office:value="0.13601365416685" calcext:value-type="float">
            <text:p>0.13601365416685</text:p>
          </table:table-cell>
          <table:table-cell table:formula="of:=[.E500]*EXP(-0.1/20)+[.C501]" office:value-type="float" office:value="0.36972344454406" calcext:value-type="float">
            <text:p>0.36972344454406</text:p>
          </table:table-cell>
          <table:table-cell table:formula="of:=-[.B501]*[.E501]+[.C501]*[.D5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0000000000004" calcext:value-type="float">
            <text:p>50.0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01]*EXP(-0.1/20)+[.B502]" office:value-type="float" office:value="0.135335283236613" calcext:value-type="float">
            <text:p>0.135335283236613</text:p>
          </table:table-cell>
          <table:table-cell table:formula="of:=[.E501]*EXP(-0.1/20)+[.C502]" office:value-type="float" office:value="0.367879441171443" calcext:value-type="float">
            <text:p>0.367879441171443</text:p>
          </table:table-cell>
          <table:table-cell table:formula="of:=-[.B502]*[.E502]+[.C502]*[.D5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1000000000004" calcext:value-type="float">
            <text:p>50.1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02]*EXP(-0.1/20)+[.B503]" office:value-type="float" office:value="0.134660295695506" calcext:value-type="float">
            <text:p>0.134660295695506</text:p>
          </table:table-cell>
          <table:table-cell table:formula="of:=[.E502]*EXP(-0.1/20)+[.C503]" office:value-type="float" office:value="0.366044634804016" calcext:value-type="float">
            <text:p>0.366044634804016</text:p>
          </table:table-cell>
          <table:table-cell table:formula="of:=-[.B503]*[.E503]+[.C503]*[.D5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2000000000004" calcext:value-type="float">
            <text:p>50.2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03]*EXP(-0.1/20)+[.B504]" office:value-type="float" office:value="0.133988674668806" calcext:value-type="float">
            <text:p>0.133988674668806</text:p>
          </table:table-cell>
          <table:table-cell table:formula="of:=[.E503]*EXP(-0.1/20)+[.C504]" office:value-type="float" office:value="0.364218979571524" calcext:value-type="float">
            <text:p>0.364218979571524</text:p>
          </table:table-cell>
          <table:table-cell table:formula="of:=-[.B504]*[.E504]+[.C504]*[.D5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3000000000004" calcext:value-type="float">
            <text:p>50.3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04]*EXP(-0.1/20)+[.B505]" office:value-type="float" office:value="0.13332040336595" calcext:value-type="float">
            <text:p>0.13332040336595</text:p>
          </table:table-cell>
          <table:table-cell table:formula="of:=[.E504]*EXP(-0.1/20)+[.C505]" office:value-type="float" office:value="0.362402429832491" calcext:value-type="float">
            <text:p>0.362402429832491</text:p>
          </table:table-cell>
          <table:table-cell table:formula="of:=-[.B505]*[.E505]+[.C505]*[.D5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4000000000004" calcext:value-type="float">
            <text:p>50.4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05]*EXP(-0.1/20)+[.B506]" office:value-type="float" office:value="0.132655465080122" calcext:value-type="float">
            <text:p>0.132655465080122</text:p>
          </table:table-cell>
          <table:table-cell table:formula="of:=[.E505]*EXP(-0.1/20)+[.C506]" office:value-type="float" office:value="0.360594940173079" calcext:value-type="float">
            <text:p>0.360594940173079</text:p>
          </table:table-cell>
          <table:table-cell table:formula="of:=-[.B506]*[.E506]+[.C506]*[.D5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5000000000004" calcext:value-type="float">
            <text:p>50.5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06]*EXP(-0.1/20)+[.B507]" office:value-type="float" office:value="0.131993843187831" calcext:value-type="float">
            <text:p>0.131993843187831</text:p>
          </table:table-cell>
          <table:table-cell table:formula="of:=[.E506]*EXP(-0.1/20)+[.C507]" office:value-type="float" office:value="0.358796465405952" calcext:value-type="float">
            <text:p>0.358796465405952</text:p>
          </table:table-cell>
          <table:table-cell table:formula="of:=-[.B507]*[.E507]+[.C507]*[.D5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6000000000004" calcext:value-type="float">
            <text:p>50.6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07]*EXP(-0.1/20)+[.B508]" office:value-type="float" office:value="0.131335521148494" calcext:value-type="float">
            <text:p>0.131335521148494</text:p>
          </table:table-cell>
          <table:table-cell table:formula="of:=[.E507]*EXP(-0.1/20)+[.C508]" office:value-type="float" office:value="0.357006960569148" calcext:value-type="float">
            <text:p>0.357006960569148</text:p>
          </table:table-cell>
          <table:table-cell table:formula="of:=-[.B508]*[.E508]+[.C508]*[.D5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7000000000004" calcext:value-type="float">
            <text:p>50.7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08]*EXP(-0.1/20)+[.B509]" office:value-type="float" office:value="0.130680482504026" calcext:value-type="float">
            <text:p>0.130680482504026</text:p>
          </table:table-cell>
          <table:table-cell table:formula="of:=[.E508]*EXP(-0.1/20)+[.C509]" office:value-type="float" office:value="0.355226380924952" calcext:value-type="float">
            <text:p>0.355226380924952</text:p>
          </table:table-cell>
          <table:table-cell table:formula="of:=-[.B509]*[.E509]+[.C509]*[.D5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8000000000004" calcext:value-type="float">
            <text:p>50.8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09]*EXP(-0.1/20)+[.B510]" office:value-type="float" office:value="0.130028710878426" calcext:value-type="float">
            <text:p>0.130028710878426</text:p>
          </table:table-cell>
          <table:table-cell table:formula="of:=[.E509]*EXP(-0.1/20)+[.C510]" office:value-type="float" office:value="0.353454681958781" calcext:value-type="float">
            <text:p>0.353454681958781</text:p>
          </table:table-cell>
          <table:table-cell table:formula="of:=-[.B510]*[.E510]+[.C510]*[.D5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.9000000000004" calcext:value-type="float">
            <text:p>50.9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10]*EXP(-0.1/20)+[.B511]" office:value-type="float" office:value="0.129380189977372" calcext:value-type="float">
            <text:p>0.129380189977372</text:p>
          </table:table-cell>
          <table:table-cell table:formula="of:=[.E510]*EXP(-0.1/20)+[.C511]" office:value-type="float" office:value="0.351691819378067" calcext:value-type="float">
            <text:p>0.351691819378067</text:p>
          </table:table-cell>
          <table:table-cell table:formula="of:=-[.B511]*[.E511]+[.C511]*[.D5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0000000000004" calcext:value-type="float">
            <text:p>51.0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11]*EXP(-0.1/20)+[.B512]" office:value-type="float" office:value="0.128734903587805" calcext:value-type="float">
            <text:p>0.128734903587805</text:p>
          </table:table-cell>
          <table:table-cell table:formula="of:=[.E511]*EXP(-0.1/20)+[.C512]" office:value-type="float" office:value="0.349937749111156" calcext:value-type="float">
            <text:p>0.349937749111156</text:p>
          </table:table-cell>
          <table:table-cell table:formula="of:=-[.B512]*[.E512]+[.C512]*[.D5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1000000000004" calcext:value-type="float">
            <text:p>51.1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12]*EXP(-0.1/20)+[.B513]" office:value-type="float" office:value="0.128092835577533" calcext:value-type="float">
            <text:p>0.128092835577533</text:p>
          </table:table-cell>
          <table:table-cell table:formula="of:=[.E512]*EXP(-0.1/20)+[.C513]" office:value-type="float" office:value="0.348192427306198" calcext:value-type="float">
            <text:p>0.348192427306198</text:p>
          </table:table-cell>
          <table:table-cell table:formula="of:=-[.B513]*[.E513]+[.C513]*[.D5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2000000000004" calcext:value-type="float">
            <text:p>51.2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13]*EXP(-0.1/20)+[.B514]" office:value-type="float" office:value="0.127453969894821" calcext:value-type="float">
            <text:p>0.127453969894821</text:p>
          </table:table-cell>
          <table:table-cell table:formula="of:=[.E513]*EXP(-0.1/20)+[.C514]" office:value-type="float" office:value="0.346455810330058" calcext:value-type="float">
            <text:p>0.346455810330058</text:p>
          </table:table-cell>
          <table:table-cell table:formula="of:=-[.B514]*[.E514]+[.C514]*[.D5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3000000000004" calcext:value-type="float">
            <text:p>51.3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14]*EXP(-0.1/20)+[.B515]" office:value-type="float" office:value="0.126818290567996" calcext:value-type="float">
            <text:p>0.126818290567996</text:p>
          </table:table-cell>
          <table:table-cell table:formula="of:=[.E514]*EXP(-0.1/20)+[.C515]" office:value-type="float" office:value="0.344727854767221" calcext:value-type="float">
            <text:p>0.344727854767221</text:p>
          </table:table-cell>
          <table:table-cell table:formula="of:=-[.B515]*[.E515]+[.C515]*[.D5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4000000000004" calcext:value-type="float">
            <text:p>51.4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15]*EXP(-0.1/20)+[.B516]" office:value-type="float" office:value="0.126185781705039" calcext:value-type="float">
            <text:p>0.126185781705039</text:p>
          </table:table-cell>
          <table:table-cell table:formula="of:=[.E515]*EXP(-0.1/20)+[.C516]" office:value-type="float" office:value="0.343008517418707" calcext:value-type="float">
            <text:p>0.343008517418707</text:p>
          </table:table-cell>
          <table:table-cell table:formula="of:=-[.B516]*[.E516]+[.C516]*[.D5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5000000000004" calcext:value-type="float">
            <text:p>51.5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16]*EXP(-0.1/20)+[.B517]" office:value-type="float" office:value="0.125556427493198" calcext:value-type="float">
            <text:p>0.125556427493198</text:p>
          </table:table-cell>
          <table:table-cell table:formula="of:=[.E516]*EXP(-0.1/20)+[.C517]" office:value-type="float" office:value="0.341297755300994" calcext:value-type="float">
            <text:p>0.341297755300994</text:p>
          </table:table-cell>
          <table:table-cell table:formula="of:=-[.B517]*[.E517]+[.C517]*[.D5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6000000000004" calcext:value-type="float">
            <text:p>51.6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17]*EXP(-0.1/20)+[.B518]" office:value-type="float" office:value="0.124930212198583" calcext:value-type="float">
            <text:p>0.124930212198583</text:p>
          </table:table-cell>
          <table:table-cell table:formula="of:=[.E517]*EXP(-0.1/20)+[.C518]" office:value-type="float" office:value="0.33959552564494" calcext:value-type="float">
            <text:p>0.33959552564494</text:p>
          </table:table-cell>
          <table:table-cell table:formula="of:=-[.B518]*[.E518]+[.C518]*[.D5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7000000000004" calcext:value-type="float">
            <text:p>51.7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18]*EXP(-0.1/20)+[.B519]" office:value-type="float" office:value="0.12430712016578" calcext:value-type="float">
            <text:p>0.12430712016578</text:p>
          </table:table-cell>
          <table:table-cell table:formula="of:=[.E518]*EXP(-0.1/20)+[.C519]" office:value-type="float" office:value="0.337901785894714" calcext:value-type="float">
            <text:p>0.337901785894714</text:p>
          </table:table-cell>
          <table:table-cell table:formula="of:=-[.B519]*[.E519]+[.C519]*[.D5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8000000000004" calcext:value-type="float">
            <text:p>51.8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19]*EXP(-0.1/20)+[.B520]" office:value-type="float" office:value="0.123687135817455" calcext:value-type="float">
            <text:p>0.123687135817455</text:p>
          </table:table-cell>
          <table:table-cell table:formula="of:=[.E519]*EXP(-0.1/20)+[.C520]" office:value-type="float" office:value="0.336216493706734" calcext:value-type="float">
            <text:p>0.336216493706734</text:p>
          </table:table-cell>
          <table:table-cell table:formula="of:=-[.B520]*[.E520]+[.C520]*[.D5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9000000000004" calcext:value-type="float">
            <text:p>51.9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20]*EXP(-0.1/20)+[.B521]" office:value-type="float" office:value="0.123070243653968" calcext:value-type="float">
            <text:p>0.123070243653968</text:p>
          </table:table-cell>
          <table:table-cell table:formula="of:=[.E520]*EXP(-0.1/20)+[.C521]" office:value-type="float" office:value="0.334539606948608" calcext:value-type="float">
            <text:p>0.334539606948608</text:p>
          </table:table-cell>
          <table:table-cell table:formula="of:=-[.B521]*[.E521]+[.C521]*[.D5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0000000000004" calcext:value-type="float">
            <text:p>52.0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21]*EXP(-0.1/20)+[.B522]" office:value-type="float" office:value="0.122456428252982" calcext:value-type="float">
            <text:p>0.122456428252982</text:p>
          </table:table-cell>
          <table:table-cell table:formula="of:=[.E521]*EXP(-0.1/20)+[.C522]" office:value-type="float" office:value="0.33287108369808" calcext:value-type="float">
            <text:p>0.33287108369808</text:p>
          </table:table-cell>
          <table:table-cell table:formula="of:=-[.B522]*[.E522]+[.C522]*[.D5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1000000000004" calcext:value-type="float">
            <text:p>52.1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22]*EXP(-0.1/20)+[.B523]" office:value-type="float" office:value="0.121845674269081" calcext:value-type="float">
            <text:p>0.121845674269081</text:p>
          </table:table-cell>
          <table:table-cell table:formula="of:=[.E522]*EXP(-0.1/20)+[.C523]" office:value-type="float" office:value="0.331210882241982" calcext:value-type="float">
            <text:p>0.331210882241982</text:p>
          </table:table-cell>
          <table:table-cell table:formula="of:=-[.B523]*[.E523]+[.C523]*[.D5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2000000000004" calcext:value-type="float">
            <text:p>52.2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23]*EXP(-0.1/20)+[.B524]" office:value-type="float" office:value="0.121237966433382" calcext:value-type="float">
            <text:p>0.121237966433382</text:p>
          </table:table-cell>
          <table:table-cell table:formula="of:=[.E523]*EXP(-0.1/20)+[.C524]" office:value-type="float" office:value="0.32955896107519" calcext:value-type="float">
            <text:p>0.32955896107519</text:p>
          </table:table-cell>
          <table:table-cell table:formula="of:=-[.B524]*[.E524]+[.C524]*[.D5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3000000000004" calcext:value-type="float">
            <text:p>52.3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24]*EXP(-0.1/20)+[.B525]" office:value-type="float" office:value="0.120633289553159" calcext:value-type="float">
            <text:p>0.120633289553159</text:p>
          </table:table-cell>
          <table:table-cell table:formula="of:=[.E524]*EXP(-0.1/20)+[.C525]" office:value-type="float" office:value="0.327915278899589" calcext:value-type="float">
            <text:p>0.327915278899589</text:p>
          </table:table-cell>
          <table:table-cell table:formula="of:=-[.B525]*[.E525]+[.C525]*[.D5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4000000000004" calcext:value-type="float">
            <text:p>52.4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25]*EXP(-0.1/20)+[.B526]" office:value-type="float" office:value="0.120031628511457" calcext:value-type="float">
            <text:p>0.120031628511457</text:p>
          </table:table-cell>
          <table:table-cell table:formula="of:=[.E525]*EXP(-0.1/20)+[.C526]" office:value-type="float" office:value="0.32627979462304" calcext:value-type="float">
            <text:p>0.32627979462304</text:p>
          </table:table-cell>
          <table:table-cell table:formula="of:=-[.B526]*[.E526]+[.C526]*[.D5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5000000000004" calcext:value-type="float">
            <text:p>52.5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26]*EXP(-0.1/20)+[.B527]" office:value-type="float" office:value="0.11943296826672" calcext:value-type="float">
            <text:p>0.11943296826672</text:p>
          </table:table-cell>
          <table:table-cell table:formula="of:=[.E526]*EXP(-0.1/20)+[.C527]" office:value-type="float" office:value="0.32465246735835" calcext:value-type="float">
            <text:p>0.32465246735835</text:p>
          </table:table-cell>
          <table:table-cell table:formula="of:=-[.B527]*[.E527]+[.C527]*[.D5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6000000000004" calcext:value-type="float">
            <text:p>52.6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27]*EXP(-0.1/20)+[.B528]" office:value-type="float" office:value="0.11883729385241" calcext:value-type="float">
            <text:p>0.11883729385241</text:p>
          </table:table-cell>
          <table:table-cell table:formula="of:=[.E527]*EXP(-0.1/20)+[.C528]" office:value-type="float" office:value="0.323033256422254" calcext:value-type="float">
            <text:p>0.323033256422254</text:p>
          </table:table-cell>
          <table:table-cell table:formula="of:=-[.B528]*[.E528]+[.C528]*[.D5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7000000000004" calcext:value-type="float">
            <text:p>52.7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28]*EXP(-0.1/20)+[.B529]" office:value-type="float" office:value="0.118244590376636" calcext:value-type="float">
            <text:p>0.118244590376636</text:p>
          </table:table-cell>
          <table:table-cell table:formula="of:=[.E528]*EXP(-0.1/20)+[.C529]" office:value-type="float" office:value="0.321422121334392" calcext:value-type="float">
            <text:p>0.321422121334392</text:p>
          </table:table-cell>
          <table:table-cell table:formula="of:=-[.B529]*[.E529]+[.C529]*[.D5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8000000000004" calcext:value-type="float">
            <text:p>52.8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29]*EXP(-0.1/20)+[.B530]" office:value-type="float" office:value="0.11765484302178" calcext:value-type="float">
            <text:p>0.11765484302178</text:p>
          </table:table-cell>
          <table:table-cell table:formula="of:=[.E529]*EXP(-0.1/20)+[.C530]" office:value-type="float" office:value="0.319819021816304" calcext:value-type="float">
            <text:p>0.319819021816304</text:p>
          </table:table-cell>
          <table:table-cell table:formula="of:=-[.B530]*[.E530]+[.C530]*[.D5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.9000000000004" calcext:value-type="float">
            <text:p>52.9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30]*EXP(-0.1/20)+[.B531]" office:value-type="float" office:value="0.117068037044127" calcext:value-type="float">
            <text:p>0.117068037044127</text:p>
          </table:table-cell>
          <table:table-cell table:formula="of:=[.E530]*EXP(-0.1/20)+[.C531]" office:value-type="float" office:value="0.31822391779042" calcext:value-type="float">
            <text:p>0.31822391779042</text:p>
          </table:table-cell>
          <table:table-cell table:formula="of:=-[.B531]*[.E531]+[.C531]*[.D5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0000000000004" calcext:value-type="float">
            <text:p>53.0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31]*EXP(-0.1/20)+[.B532]" office:value-type="float" office:value="0.116484157773497" calcext:value-type="float">
            <text:p>0.116484157773497</text:p>
          </table:table-cell>
          <table:table-cell table:formula="of:=[.E531]*EXP(-0.1/20)+[.C532]" office:value-type="float" office:value="0.316636769379054" calcext:value-type="float">
            <text:p>0.316636769379054</text:p>
          </table:table-cell>
          <table:table-cell table:formula="of:=-[.B532]*[.E532]+[.C532]*[.D5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1000000000004" calcext:value-type="float">
            <text:p>53.1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32]*EXP(-0.1/20)+[.B533]" office:value-type="float" office:value="0.115903190612879" calcext:value-type="float">
            <text:p>0.115903190612879</text:p>
          </table:table-cell>
          <table:table-cell table:formula="of:=[.E532]*EXP(-0.1/20)+[.C533]" office:value-type="float" office:value="0.315057536903414" calcext:value-type="float">
            <text:p>0.315057536903414</text:p>
          </table:table-cell>
          <table:table-cell table:formula="of:=-[.B533]*[.E533]+[.C533]*[.D5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2000000000004" calcext:value-type="float">
            <text:p>53.2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33]*EXP(-0.1/20)+[.B534]" office:value-type="float" office:value="0.115325121038063" calcext:value-type="float">
            <text:p>0.115325121038063</text:p>
          </table:table-cell>
          <table:table-cell table:formula="of:=[.E533]*EXP(-0.1/20)+[.C534]" office:value-type="float" office:value="0.313486180882606" calcext:value-type="float">
            <text:p>0.313486180882606</text:p>
          </table:table-cell>
          <table:table-cell table:formula="of:=-[.B534]*[.E534]+[.C534]*[.D5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3000000000004" calcext:value-type="float">
            <text:p>53.3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34]*EXP(-0.1/20)+[.B535]" office:value-type="float" office:value="0.114749934597279" calcext:value-type="float">
            <text:p>0.114749934597279</text:p>
          </table:table-cell>
          <table:table-cell table:formula="of:=[.E534]*EXP(-0.1/20)+[.C535]" office:value-type="float" office:value="0.311922662032647" calcext:value-type="float">
            <text:p>0.311922662032647</text:p>
          </table:table-cell>
          <table:table-cell table:formula="of:=-[.B535]*[.E535]+[.C535]*[.D5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4000000000004" calcext:value-type="float">
            <text:p>53.4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35]*EXP(-0.1/20)+[.B536]" office:value-type="float" office:value="0.114177616910837" calcext:value-type="float">
            <text:p>0.114177616910837</text:p>
          </table:table-cell>
          <table:table-cell table:formula="of:=[.E535]*EXP(-0.1/20)+[.C536]" office:value-type="float" office:value="0.310366941265486" calcext:value-type="float">
            <text:p>0.310366941265486</text:p>
          </table:table-cell>
          <table:table-cell table:formula="of:=-[.B536]*[.E536]+[.C536]*[.D5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5000000000004" calcext:value-type="float">
            <text:p>53.5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36]*EXP(-0.1/20)+[.B537]" office:value-type="float" office:value="0.113608153670764" calcext:value-type="float">
            <text:p>0.113608153670764</text:p>
          </table:table-cell>
          <table:table-cell table:formula="of:=[.E536]*EXP(-0.1/20)+[.C537]" office:value-type="float" office:value="0.30881897968802" calcext:value-type="float">
            <text:p>0.30881897968802</text:p>
          </table:table-cell>
          <table:table-cell table:formula="of:=-[.B537]*[.E537]+[.C537]*[.D5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6000000000004" calcext:value-type="float">
            <text:p>53.6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37]*EXP(-0.1/20)+[.B538]" office:value-type="float" office:value="0.11304153064045" calcext:value-type="float">
            <text:p>0.11304153064045</text:p>
          </table:table-cell>
          <table:table-cell table:formula="of:=[.E537]*EXP(-0.1/20)+[.C538]" office:value-type="float" office:value="0.307278738601132" calcext:value-type="float">
            <text:p>0.307278738601132</text:p>
          </table:table-cell>
          <table:table-cell table:formula="of:=-[.B538]*[.E538]+[.C538]*[.D5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7000000000004" calcext:value-type="float">
            <text:p>53.7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38]*EXP(-0.1/20)+[.B539]" office:value-type="float" office:value="0.11247773365429" calcext:value-type="float">
            <text:p>0.11247773365429</text:p>
          </table:table-cell>
          <table:table-cell table:formula="of:=[.E538]*EXP(-0.1/20)+[.C539]" office:value-type="float" office:value="0.305746179498712" calcext:value-type="float">
            <text:p>0.305746179498712</text:p>
          </table:table-cell>
          <table:table-cell table:formula="of:=-[.B539]*[.E539]+[.C539]*[.D5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8000000000004" calcext:value-type="float">
            <text:p>53.8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39]*EXP(-0.1/20)+[.B540]" office:value-type="float" office:value="0.111916748617329" calcext:value-type="float">
            <text:p>0.111916748617329</text:p>
          </table:table-cell>
          <table:table-cell table:formula="of:=[.E539]*EXP(-0.1/20)+[.C540]" office:value-type="float" office:value="0.304221264066705" calcext:value-type="float">
            <text:p>0.304221264066705</text:p>
          </table:table-cell>
          <table:table-cell table:formula="of:=-[.B540]*[.E540]+[.C540]*[.D5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.9000000000004" calcext:value-type="float">
            <text:p>53.9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40]*EXP(-0.1/20)+[.B541]" office:value-type="float" office:value="0.111358561504913" calcext:value-type="float">
            <text:p>0.111358561504913</text:p>
          </table:table-cell>
          <table:table-cell table:formula="of:=[.E540]*EXP(-0.1/20)+[.C541]" office:value-type="float" office:value="0.302703954182143" calcext:value-type="float">
            <text:p>0.302703954182143</text:p>
          </table:table-cell>
          <table:table-cell table:formula="of:=-[.B541]*[.E541]+[.C541]*[.D5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0000000000004" calcext:value-type="float">
            <text:p>54.0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41]*EXP(-0.1/20)+[.B542]" office:value-type="float" office:value="0.110803158362334" calcext:value-type="float">
            <text:p>0.110803158362334</text:p>
          </table:table-cell>
          <table:table-cell table:formula="of:=[.E541]*EXP(-0.1/20)+[.C542]" office:value-type="float" office:value="0.301194211912203" calcext:value-type="float">
            <text:p>0.301194211912203</text:p>
          </table:table-cell>
          <table:table-cell table:formula="of:=-[.B542]*[.E542]+[.C542]*[.D5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1000000000004" calcext:value-type="float">
            <text:p>54.1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42]*EXP(-0.1/20)+[.B543]" office:value-type="float" office:value="0.110250525304486" calcext:value-type="float">
            <text:p>0.110250525304486</text:p>
          </table:table-cell>
          <table:table-cell table:formula="of:=[.E542]*EXP(-0.1/20)+[.C543]" office:value-type="float" office:value="0.299691999513247" calcext:value-type="float">
            <text:p>0.299691999513247</text:p>
          </table:table-cell>
          <table:table-cell table:formula="of:=-[.B543]*[.E543]+[.C543]*[.D5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2000000000004" calcext:value-type="float">
            <text:p>54.2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43]*EXP(-0.1/20)+[.B544]" office:value-type="float" office:value="0.109700648515512" calcext:value-type="float">
            <text:p>0.109700648515512</text:p>
          </table:table-cell>
          <table:table-cell table:formula="of:=[.E543]*EXP(-0.1/20)+[.C544]" office:value-type="float" office:value="0.298197279429888" calcext:value-type="float">
            <text:p>0.298197279429888</text:p>
          </table:table-cell>
          <table:table-cell table:formula="of:=-[.B544]*[.E544]+[.C544]*[.D5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3000000000004" calcext:value-type="float">
            <text:p>54.3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44]*EXP(-0.1/20)+[.B545]" office:value-type="float" office:value="0.109153514248465" calcext:value-type="float">
            <text:p>0.109153514248465</text:p>
          </table:table-cell>
          <table:table-cell table:formula="of:=[.E544]*EXP(-0.1/20)+[.C545]" office:value-type="float" office:value="0.296710014294046" calcext:value-type="float">
            <text:p>0.296710014294046</text:p>
          </table:table-cell>
          <table:table-cell table:formula="of:=-[.B545]*[.E545]+[.C545]*[.D5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4000000000004" calcext:value-type="float">
            <text:p>54.4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45]*EXP(-0.1/20)+[.B546]" office:value-type="float" office:value="0.108609108824958" calcext:value-type="float">
            <text:p>0.108609108824958</text:p>
          </table:table-cell>
          <table:table-cell table:formula="of:=[.E545]*EXP(-0.1/20)+[.C546]" office:value-type="float" office:value="0.295230166924015" calcext:value-type="float">
            <text:p>0.295230166924015</text:p>
          </table:table-cell>
          <table:table-cell table:formula="of:=-[.B546]*[.E546]+[.C546]*[.D5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5000000000004" calcext:value-type="float">
            <text:p>54.5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46]*EXP(-0.1/20)+[.B547]" office:value-type="float" office:value="0.10806741863483" calcext:value-type="float">
            <text:p>0.10806741863483</text:p>
          </table:table-cell>
          <table:table-cell table:formula="of:=[.E546]*EXP(-0.1/20)+[.C547]" office:value-type="float" office:value="0.293757700323533" calcext:value-type="float">
            <text:p>0.293757700323533</text:p>
          </table:table-cell>
          <table:table-cell table:formula="of:=-[.B547]*[.E547]+[.C547]*[.D5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6000000000004" calcext:value-type="float">
            <text:p>54.6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47]*EXP(-0.1/20)+[.B548]" office:value-type="float" office:value="0.107528430135795" calcext:value-type="float">
            <text:p>0.107528430135795</text:p>
          </table:table-cell>
          <table:table-cell table:formula="of:=[.E547]*EXP(-0.1/20)+[.C548]" office:value-type="float" office:value="0.29229257768086" calcext:value-type="float">
            <text:p>0.29229257768086</text:p>
          </table:table-cell>
          <table:table-cell table:formula="of:=-[.B548]*[.E548]+[.C548]*[.D5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7000000000004" calcext:value-type="float">
            <text:p>54.7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48]*EXP(-0.1/20)+[.B549]" office:value-type="float" office:value="0.106992129853115" calcext:value-type="float">
            <text:p>0.106992129853115</text:p>
          </table:table-cell>
          <table:table-cell table:formula="of:=[.E548]*EXP(-0.1/20)+[.C549]" office:value-type="float" office:value="0.290834762367852" calcext:value-type="float">
            <text:p>0.290834762367852</text:p>
          </table:table-cell>
          <table:table-cell table:formula="of:=-[.B549]*[.E549]+[.C549]*[.D5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8000000000004" calcext:value-type="float">
            <text:p>54.8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49]*EXP(-0.1/20)+[.B550]" office:value-type="float" office:value="0.106458504379253" calcext:value-type="float">
            <text:p>0.106458504379253</text:p>
          </table:table-cell>
          <table:table-cell table:formula="of:=[.E549]*EXP(-0.1/20)+[.C550]" office:value-type="float" office:value="0.289384217939051" calcext:value-type="float">
            <text:p>0.289384217939051</text:p>
          </table:table-cell>
          <table:table-cell table:formula="of:=-[.B550]*[.E550]+[.C550]*[.D5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.9000000000004" calcext:value-type="float">
            <text:p>54.9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50]*EXP(-0.1/20)+[.B551]" office:value-type="float" office:value="0.105927540373546" calcext:value-type="float">
            <text:p>0.105927540373546</text:p>
          </table:table-cell>
          <table:table-cell table:formula="of:=[.E550]*EXP(-0.1/20)+[.C551]" office:value-type="float" office:value="0.287940908130771" calcext:value-type="float">
            <text:p>0.287940908130771</text:p>
          </table:table-cell>
          <table:table-cell table:formula="of:=-[.B551]*[.E551]+[.C551]*[.D5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0000000000004" calcext:value-type="float">
            <text:p>55.0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51]*EXP(-0.1/20)+[.B552]" office:value-type="float" office:value="0.105399224561865" calcext:value-type="float">
            <text:p>0.105399224561865</text:p>
          </table:table-cell>
          <table:table-cell table:formula="of:=[.E551]*EXP(-0.1/20)+[.C552]" office:value-type="float" office:value="0.286504796860191" calcext:value-type="float">
            <text:p>0.286504796860191</text:p>
          </table:table-cell>
          <table:table-cell table:formula="of:=-[.B552]*[.E552]+[.C552]*[.D5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1000000000004" calcext:value-type="float">
            <text:p>55.1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52]*EXP(-0.1/20)+[.B553]" office:value-type="float" office:value="0.104873543736287" calcext:value-type="float">
            <text:p>0.104873543736287</text:p>
          </table:table-cell>
          <table:table-cell table:formula="of:=[.E552]*EXP(-0.1/20)+[.C553]" office:value-type="float" office:value="0.285075848224454" calcext:value-type="float">
            <text:p>0.285075848224454</text:p>
          </table:table-cell>
          <table:table-cell table:formula="of:=-[.B553]*[.E553]+[.C553]*[.D5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2000000000004" calcext:value-type="float">
            <text:p>55.2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53]*EXP(-0.1/20)+[.B554]" office:value-type="float" office:value="0.104350484754766" calcext:value-type="float">
            <text:p>0.104350484754766</text:p>
          </table:table-cell>
          <table:table-cell table:formula="of:=[.E553]*EXP(-0.1/20)+[.C554]" office:value-type="float" office:value="0.283654026499771" calcext:value-type="float">
            <text:p>0.283654026499771</text:p>
          </table:table-cell>
          <table:table-cell table:formula="of:=-[.B554]*[.E554]+[.C554]*[.D5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3000000000004" calcext:value-type="float">
            <text:p>55.3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54]*EXP(-0.1/20)+[.B555]" office:value-type="float" office:value="0.103830034540797" calcext:value-type="float">
            <text:p>0.103830034540797</text:p>
          </table:table-cell>
          <table:table-cell table:formula="of:=[.E554]*EXP(-0.1/20)+[.C555]" office:value-type="float" office:value="0.282239296140524" calcext:value-type="float">
            <text:p>0.282239296140524</text:p>
          </table:table-cell>
          <table:table-cell table:formula="of:=-[.B555]*[.E555]+[.C555]*[.D5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4000000000004" calcext:value-type="float">
            <text:p>55.4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55]*EXP(-0.1/20)+[.B556]" office:value-type="float" office:value="0.103312180083101" calcext:value-type="float">
            <text:p>0.103312180083101</text:p>
          </table:table-cell>
          <table:table-cell table:formula="of:=[.E555]*EXP(-0.1/20)+[.C556]" office:value-type="float" office:value="0.28083162177838" calcext:value-type="float">
            <text:p>0.28083162177838</text:p>
          </table:table-cell>
          <table:table-cell table:formula="of:=-[.B556]*[.E556]+[.C556]*[.D5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5000000000004" calcext:value-type="float">
            <text:p>55.5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56]*EXP(-0.1/20)+[.B557]" office:value-type="float" office:value="0.102796908435287" calcext:value-type="float">
            <text:p>0.102796908435287</text:p>
          </table:table-cell>
          <table:table-cell table:formula="of:=[.E556]*EXP(-0.1/20)+[.C557]" office:value-type="float" office:value="0.279430968221408" calcext:value-type="float">
            <text:p>0.279430968221408</text:p>
          </table:table-cell>
          <table:table-cell table:formula="of:=-[.B557]*[.E557]+[.C557]*[.D5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6000000000004" calcext:value-type="float">
            <text:p>55.6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57]*EXP(-0.1/20)+[.B558]" office:value-type="float" office:value="0.102284206715538" calcext:value-type="float">
            <text:p>0.102284206715538</text:p>
          </table:table-cell>
          <table:table-cell table:formula="of:=[.E557]*EXP(-0.1/20)+[.C558]" office:value-type="float" office:value="0.278037300453195" calcext:value-type="float">
            <text:p>0.278037300453195</text:p>
          </table:table-cell>
          <table:table-cell table:formula="of:=-[.B558]*[.E558]+[.C558]*[.D5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7000000000004" calcext:value-type="float">
            <text:p>55.7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58]*EXP(-0.1/20)+[.B559]" office:value-type="float" office:value="0.101774062106284" calcext:value-type="float">
            <text:p>0.101774062106284</text:p>
          </table:table-cell>
          <table:table-cell table:formula="of:=[.E558]*EXP(-0.1/20)+[.C559]" office:value-type="float" office:value="0.276650583631974" calcext:value-type="float">
            <text:p>0.276650583631974</text:p>
          </table:table-cell>
          <table:table-cell table:formula="of:=-[.B559]*[.E559]+[.C559]*[.D5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8000000000004" calcext:value-type="float">
            <text:p>55.8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59]*EXP(-0.1/20)+[.B560]" office:value-type="float" office:value="0.101266461853884" calcext:value-type="float">
            <text:p>0.101266461853884</text:p>
          </table:table-cell>
          <table:table-cell table:formula="of:=[.E559]*EXP(-0.1/20)+[.C560]" office:value-type="float" office:value="0.275270783089753" calcext:value-type="float">
            <text:p>0.275270783089753</text:p>
          </table:table-cell>
          <table:table-cell table:formula="of:=-[.B560]*[.E560]+[.C560]*[.D5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.9000000000004" calcext:value-type="float">
            <text:p>55.9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60]*EXP(-0.1/20)+[.B561]" office:value-type="float" office:value="0.100761393268304" calcext:value-type="float">
            <text:p>0.100761393268304</text:p>
          </table:table-cell>
          <table:table-cell table:formula="of:=[.E560]*EXP(-0.1/20)+[.C561]" office:value-type="float" office:value="0.273897864331446" calcext:value-type="float">
            <text:p>0.273897864331446</text:p>
          </table:table-cell>
          <table:table-cell table:formula="of:=-[.B561]*[.E561]+[.C561]*[.D5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0000000000004" calcext:value-type="float">
            <text:p>56.0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61]*EXP(-0.1/20)+[.B562]" office:value-type="float" office:value="0.100258843722804" calcext:value-type="float">
            <text:p>0.100258843722804</text:p>
          </table:table-cell>
          <table:table-cell table:formula="of:=[.E561]*EXP(-0.1/20)+[.C562]" office:value-type="float" office:value="0.272531793034013" calcext:value-type="float">
            <text:p>0.272531793034013</text:p>
          </table:table-cell>
          <table:table-cell table:formula="of:=-[.B562]*[.E562]+[.C562]*[.D5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1000000000004" calcext:value-type="float">
            <text:p>56.1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62]*EXP(-0.1/20)+[.B563]" office:value-type="float" office:value="0.0997588006536191" calcext:value-type="float">
            <text:p>0.099758800653619</text:p>
          </table:table-cell>
          <table:table-cell table:formula="of:=[.E562]*EXP(-0.1/20)+[.C563]" office:value-type="float" office:value="0.2711725350456" calcext:value-type="float">
            <text:p>0.2711725350456</text:p>
          </table:table-cell>
          <table:table-cell table:formula="of:=-[.B563]*[.E563]+[.C563]*[.D5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2000000000004" calcext:value-type="float">
            <text:p>56.2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63]*EXP(-0.1/20)+[.B564]" office:value-type="float" office:value="0.0992612515596461" calcext:value-type="float">
            <text:p>0.099261251559646</text:p>
          </table:table-cell>
          <table:table-cell table:formula="of:=[.E563]*EXP(-0.1/20)+[.C564]" office:value-type="float" office:value="0.269820056384687" calcext:value-type="float">
            <text:p>0.269820056384687</text:p>
          </table:table-cell>
          <table:table-cell table:formula="of:=-[.B564]*[.E564]+[.C564]*[.D5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3000000000004" calcext:value-type="float">
            <text:p>56.3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64]*EXP(-0.1/20)+[.B565]" office:value-type="float" office:value="0.098766184002132" calcext:value-type="float">
            <text:p>0.098766184002132</text:p>
          </table:table-cell>
          <table:table-cell table:formula="of:=[.E564]*EXP(-0.1/20)+[.C565]" office:value-type="float" office:value="0.268474323239237" calcext:value-type="float">
            <text:p>0.268474323239237</text:p>
          </table:table-cell>
          <table:table-cell table:formula="of:=-[.B565]*[.E565]+[.C565]*[.D5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4000000000004" calcext:value-type="float">
            <text:p>56.4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65]*EXP(-0.1/20)+[.B566]" office:value-type="float" office:value="0.098273585604362" calcext:value-type="float">
            <text:p>0.098273585604362</text:p>
          </table:table-cell>
          <table:table-cell table:formula="of:=[.E565]*EXP(-0.1/20)+[.C566]" office:value-type="float" office:value="0.267135301965851" calcext:value-type="float">
            <text:p>0.267135301965851</text:p>
          </table:table-cell>
          <table:table-cell table:formula="of:=-[.B566]*[.E566]+[.C566]*[.D5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5000000000004" calcext:value-type="float">
            <text:p>56.5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66]*EXP(-0.1/20)+[.B567]" office:value-type="float" office:value="0.0977834440513505" calcext:value-type="float">
            <text:p>0.097783444051351</text:p>
          </table:table-cell>
          <table:table-cell table:formula="of:=[.E566]*EXP(-0.1/20)+[.C567]" office:value-type="float" office:value="0.265802959088927" calcext:value-type="float">
            <text:p>0.265802959088927</text:p>
          </table:table-cell>
          <table:table-cell table:formula="of:=-[.B567]*[.E567]+[.C567]*[.D5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6000000000004" calcext:value-type="float">
            <text:p>56.6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67]*EXP(-0.1/20)+[.B568]" office:value-type="float" office:value="0.0972957470895332" calcext:value-type="float">
            <text:p>0.097295747089533</text:p>
          </table:table-cell>
          <table:table-cell table:formula="of:=[.E567]*EXP(-0.1/20)+[.C568]" office:value-type="float" office:value="0.264477261299825" calcext:value-type="float">
            <text:p>0.264477261299825</text:p>
          </table:table-cell>
          <table:table-cell table:formula="of:=-[.B568]*[.E568]+[.C568]*[.D5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7000000000004" calcext:value-type="float">
            <text:p>56.7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68]*EXP(-0.1/20)+[.B569]" office:value-type="float" office:value="0.0968104825264607" calcext:value-type="float">
            <text:p>0.096810482526461</text:p>
          </table:table-cell>
          <table:table-cell table:formula="of:=[.E568]*EXP(-0.1/20)+[.C569]" office:value-type="float" office:value="0.263158175456029" calcext:value-type="float">
            <text:p>0.263158175456029</text:p>
          </table:table-cell>
          <table:table-cell table:formula="of:=-[.B569]*[.E569]+[.C569]*[.D5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8000000000004" calcext:value-type="float">
            <text:p>56.8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69]*EXP(-0.1/20)+[.B570]" office:value-type="float" office:value="0.0963276382304935" calcext:value-type="float">
            <text:p>0.096327638230494</text:p>
          </table:table-cell>
          <table:table-cell table:formula="of:=[.E569]*EXP(-0.1/20)+[.C570]" office:value-type="float" office:value="0.261845668580327" calcext:value-type="float">
            <text:p>0.261845668580327</text:p>
          </table:table-cell>
          <table:table-cell table:formula="of:=-[.B570]*[.E570]+[.C570]*[.D5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.9000000000004" calcext:value-type="float">
            <text:p>56.9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70]*EXP(-0.1/20)+[.B571]" office:value-type="float" office:value="0.0958472021304991" calcext:value-type="float">
            <text:p>0.095847202130499</text:p>
          </table:table-cell>
          <table:table-cell table:formula="of:=[.E570]*EXP(-0.1/20)+[.C571]" office:value-type="float" office:value="0.260539707859976" calcext:value-type="float">
            <text:p>0.260539707859976</text:p>
          </table:table-cell>
          <table:table-cell table:formula="of:=-[.B571]*[.E571]+[.C571]*[.D5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.0000000000004" calcext:value-type="float">
            <text:p>57.0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71]*EXP(-0.1/20)+[.B572]" office:value-type="float" office:value="0.0953691622155501" calcext:value-type="float">
            <text:p>0.09536916221555</text:p>
          </table:table-cell>
          <table:table-cell table:formula="of:=[.E571]*EXP(-0.1/20)+[.C572]" office:value-type="float" office:value="0.259240260645892" calcext:value-type="float">
            <text:p>0.259240260645892</text:p>
          </table:table-cell>
          <table:table-cell table:formula="of:=-[.B572]*[.E572]+[.C572]*[.D5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.1000000000004" calcext:value-type="float">
            <text:p>57.1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72]*EXP(-0.1/20)+[.B573]" office:value-type="float" office:value="0.0948935065346236" calcext:value-type="float">
            <text:p>0.094893506534624</text:p>
          </table:table-cell>
          <table:table-cell table:formula="of:=[.E572]*EXP(-0.1/20)+[.C573]" office:value-type="float" office:value="0.257947294451826" calcext:value-type="float">
            <text:p>0.257947294451826</text:p>
          </table:table-cell>
          <table:table-cell table:formula="of:=-[.B573]*[.E573]+[.C573]*[.D5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.2000000000004" calcext:value-type="float">
            <text:p>57.2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73]*EXP(-0.1/20)+[.B574]" office:value-type="float" office:value="0.0944202231963028" calcext:value-type="float">
            <text:p>0.094420223196303</text:p>
          </table:table-cell>
          <table:table-cell table:formula="of:=[.E573]*EXP(-0.1/20)+[.C574]" office:value-type="float" office:value="0.256660776953556" calcext:value-type="float">
            <text:p>0.256660776953556</text:p>
          </table:table-cell>
          <table:table-cell table:formula="of:=-[.B574]*[.E574]+[.C574]*[.D5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.3000000000004" calcext:value-type="float">
            <text:p>57.3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74]*EXP(-0.1/20)+[.B575]" office:value-type="float" office:value="0.0939493003684797" calcext:value-type="float">
            <text:p>0.09394930036848</text:p>
          </table:table-cell>
          <table:table-cell table:formula="of:=[.E574]*EXP(-0.1/20)+[.C575]" office:value-type="float" office:value="0.255380675988078" calcext:value-type="float">
            <text:p>0.255380675988078</text:p>
          </table:table-cell>
          <table:table-cell table:formula="of:=-[.B575]*[.E575]+[.C575]*[.D5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.4000000000004" calcext:value-type="float">
            <text:p>57.4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75]*EXP(-0.1/20)+[.B576]" office:value-type="float" office:value="0.0934807262780589" calcext:value-type="float">
            <text:p>0.093480726278059</text:p>
          </table:table-cell>
          <table:table-cell table:formula="of:=[.E575]*EXP(-0.1/20)+[.C576]" office:value-type="float" office:value="0.254106959552801" calcext:value-type="float">
            <text:p>0.254106959552801</text:p>
          </table:table-cell>
          <table:table-cell table:formula="of:=-[.B576]*[.E576]+[.C576]*[.D5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.5000000000004" calcext:value-type="float">
            <text:p>57.5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76]*EXP(-0.1/20)+[.B577]" office:value-type="float" office:value="0.0930144892106639" calcext:value-type="float">
            <text:p>0.093014489210664</text:p>
          </table:table-cell>
          <table:table-cell table:formula="of:=[.E576]*EXP(-0.1/20)+[.C577]" office:value-type="float" office:value="0.252839595804747" calcext:value-type="float">
            <text:p>0.252839595804747</text:p>
          </table:table-cell>
          <table:table-cell table:formula="of:=-[.B577]*[.E577]+[.C577]*[.D5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.6000000000004" calcext:value-type="float">
            <text:p>57.6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77]*EXP(-0.1/20)+[.B578]" office:value-type="float" office:value="0.0925505775103437" calcext:value-type="float">
            <text:p>0.092550577510344</text:p>
          </table:table-cell>
          <table:table-cell table:formula="of:=[.E577]*EXP(-0.1/20)+[.C578]" office:value-type="float" office:value="0.251578553059757" calcext:value-type="float">
            <text:p>0.251578553059757</text:p>
          </table:table-cell>
          <table:table-cell table:formula="of:=-[.B578]*[.E578]+[.C578]*[.D5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.7000000000004" calcext:value-type="float">
            <text:p>57.7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78]*EXP(-0.1/20)+[.B579]" office:value-type="float" office:value="0.0920889795792816" calcext:value-type="float">
            <text:p>0.092088979579282</text:p>
          </table:table-cell>
          <table:table-cell table:formula="of:=[.E578]*EXP(-0.1/20)+[.C579]" office:value-type="float" office:value="0.250323799791697" calcext:value-type="float">
            <text:p>0.250323799791697</text:p>
          </table:table-cell>
          <table:table-cell table:formula="of:=-[.B579]*[.E579]+[.C579]*[.D5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.8000000000004" calcext:value-type="float">
            <text:p>57.8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79]*EXP(-0.1/20)+[.B580]" office:value-type="float" office:value="0.0916296838775053" calcext:value-type="float">
            <text:p>0.091629683877505</text:p>
          </table:table-cell>
          <table:table-cell table:formula="of:=[.E579]*EXP(-0.1/20)+[.C580]" office:value-type="float" office:value="0.249075304631669" calcext:value-type="float">
            <text:p>0.249075304631669</text:p>
          </table:table-cell>
          <table:table-cell table:formula="of:=-[.B580]*[.E580]+[.C580]*[.D5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.9000000000004" calcext:value-type="float">
            <text:p>57.9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80]*EXP(-0.1/20)+[.B581]" office:value-type="float" office:value="0.0911726789225983" calcext:value-type="float">
            <text:p>0.091172678922598</text:p>
          </table:table-cell>
          <table:table-cell table:formula="of:=[.E580]*EXP(-0.1/20)+[.C581]" office:value-type="float" office:value="0.247833036367229" calcext:value-type="float">
            <text:p>0.247833036367229</text:p>
          </table:table-cell>
          <table:table-cell table:formula="of:=-[.B581]*[.E581]+[.C581]*[.D5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0000000000004" calcext:value-type="float">
            <text:p>58.0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81]*EXP(-0.1/20)+[.B582]" office:value-type="float" office:value="0.0907179532894129" calcext:value-type="float">
            <text:p>0.090717953289413</text:p>
          </table:table-cell>
          <table:table-cell table:formula="of:=[.E581]*EXP(-0.1/20)+[.C582]" office:value-type="float" office:value="0.246596963941607" calcext:value-type="float">
            <text:p>0.246596963941607</text:p>
          </table:table-cell>
          <table:table-cell table:formula="of:=-[.B582]*[.E582]+[.C582]*[.D5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1000000000004" calcext:value-type="float">
            <text:p>58.1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82]*EXP(-0.1/20)+[.B583]" office:value-type="float" office:value="0.0902654956097847" calcext:value-type="float">
            <text:p>0.090265495609785</text:p>
          </table:table-cell>
          <table:table-cell table:formula="of:=[.E582]*EXP(-0.1/20)+[.C583]" office:value-type="float" office:value="0.245367056452927" calcext:value-type="float">
            <text:p>0.245367056452927</text:p>
          </table:table-cell>
          <table:table-cell table:formula="of:=-[.B583]*[.E583]+[.C583]*[.D5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2000000000004" calcext:value-type="float">
            <text:p>58.2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83]*EXP(-0.1/20)+[.B584]" office:value-type="float" office:value="0.0898152945722481" calcext:value-type="float">
            <text:p>0.089815294572248</text:p>
          </table:table-cell>
          <table:table-cell table:formula="of:=[.E583]*EXP(-0.1/20)+[.C584]" office:value-type="float" office:value="0.244143283153438" calcext:value-type="float">
            <text:p>0.244143283153438</text:p>
          </table:table-cell>
          <table:table-cell table:formula="of:=-[.B584]*[.E584]+[.C584]*[.D5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3000000000004" calcext:value-type="float">
            <text:p>58.3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84]*EXP(-0.1/20)+[.B585]" office:value-type="float" office:value="0.0893673389217536" calcext:value-type="float">
            <text:p>0.089367338921754</text:p>
          </table:table-cell>
          <table:table-cell table:formula="of:=[.E584]*EXP(-0.1/20)+[.C585]" office:value-type="float" office:value="0.242925613448743" calcext:value-type="float">
            <text:p>0.242925613448743</text:p>
          </table:table-cell>
          <table:table-cell table:formula="of:=-[.B585]*[.E585]+[.C585]*[.D5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4000000000004" calcext:value-type="float">
            <text:p>58.4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85]*EXP(-0.1/20)+[.B586]" office:value-type="float" office:value="0.0889216174593868" calcext:value-type="float">
            <text:p>0.088921617459387</text:p>
          </table:table-cell>
          <table:table-cell table:formula="of:=[.E585]*EXP(-0.1/20)+[.C586]" office:value-type="float" office:value="0.241714016897037" calcext:value-type="float">
            <text:p>0.241714016897037</text:p>
          </table:table-cell>
          <table:table-cell table:formula="of:=-[.B586]*[.E586]+[.C586]*[.D5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5000000000004" calcext:value-type="float">
            <text:p>58.5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86]*EXP(-0.1/20)+[.B587]" office:value-type="float" office:value="0.0884781190420877" calcext:value-type="float">
            <text:p>0.088478119042088</text:p>
          </table:table-cell>
          <table:table-cell table:formula="of:=[.E586]*EXP(-0.1/20)+[.C587]" office:value-type="float" office:value="0.240508463208343" calcext:value-type="float">
            <text:p>0.240508463208343</text:p>
          </table:table-cell>
          <table:table-cell table:formula="of:=-[.B587]*[.E587]+[.C587]*[.D5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6000000000004" calcext:value-type="float">
            <text:p>58.6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87]*EXP(-0.1/20)+[.B588]" office:value-type="float" office:value="0.088036832582373" calcext:value-type="float">
            <text:p>0.088036832582373</text:p>
          </table:table-cell>
          <table:table-cell table:formula="of:=[.E587]*EXP(-0.1/20)+[.C588]" office:value-type="float" office:value="0.239308922243755" calcext:value-type="float">
            <text:p>0.239308922243755</text:p>
          </table:table-cell>
          <table:table-cell table:formula="of:=-[.B588]*[.E588]+[.C588]*[.D5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7000000000004" calcext:value-type="float">
            <text:p>58.7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88]*EXP(-0.1/20)+[.B589]" office:value-type="float" office:value="0.0875977470480581" calcext:value-type="float">
            <text:p>0.087597747048058</text:p>
          </table:table-cell>
          <table:table-cell table:formula="of:=[.E588]*EXP(-0.1/20)+[.C589]" office:value-type="float" office:value="0.238115364014688" calcext:value-type="float">
            <text:p>0.238115364014688</text:p>
          </table:table-cell>
          <table:table-cell table:formula="of:=-[.B589]*[.E589]+[.C589]*[.D5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8000000000004" calcext:value-type="float">
            <text:p>58.8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89]*EXP(-0.1/20)+[.B590]" office:value-type="float" office:value="0.0871608514619817" calcext:value-type="float">
            <text:p>0.087160851461982</text:p>
          </table:table-cell>
          <table:table-cell table:formula="of:=[.E589]*EXP(-0.1/20)+[.C590]" office:value-type="float" office:value="0.236927758682122" calcext:value-type="float">
            <text:p>0.236927758682122</text:p>
          </table:table-cell>
          <table:table-cell table:formula="of:=-[.B590]*[.E590]+[.C590]*[.D5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.9000000000005" calcext:value-type="float">
            <text:p>58.9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90]*EXP(-0.1/20)+[.B591]" office:value-type="float" office:value="0.0867261349017316" calcext:value-type="float">
            <text:p>0.086726134901732</text:p>
          </table:table-cell>
          <table:table-cell table:formula="of:=[.E590]*EXP(-0.1/20)+[.C591]" office:value-type="float" office:value="0.235746076555864" calcext:value-type="float">
            <text:p>0.235746076555864</text:p>
          </table:table-cell>
          <table:table-cell table:formula="of:=-[.B591]*[.E591]+[.C591]*[.D5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0000000000005" calcext:value-type="float">
            <text:p>59.0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91]*EXP(-0.1/20)+[.B592]" office:value-type="float" office:value="0.0862935864993709" calcext:value-type="float">
            <text:p>0.086293586499371</text:p>
          </table:table-cell>
          <table:table-cell table:formula="of:=[.E591]*EXP(-0.1/20)+[.C592]" office:value-type="float" office:value="0.234570288093798" calcext:value-type="float">
            <text:p>0.234570288093798</text:p>
          </table:table-cell>
          <table:table-cell table:formula="of:=-[.B592]*[.E592]+[.C592]*[.D5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1000000000004" calcext:value-type="float">
            <text:p>59.10000000000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92]*EXP(-0.1/20)+[.B593]" office:value-type="float" office:value="0.0858631954411673" calcext:value-type="float">
            <text:p>0.085863195441167</text:p>
          </table:table-cell>
          <table:table-cell table:formula="of:=[.E592]*EXP(-0.1/20)+[.C593]" office:value-type="float" office:value="0.233400363901152" calcext:value-type="float">
            <text:p>0.233400363901152</text:p>
          </table:table-cell>
          <table:table-cell table:formula="of:=-[.B593]*[.E593]+[.C593]*[.D5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2000000000005" calcext:value-type="float">
            <text:p>59.2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93]*EXP(-0.1/20)+[.B594]" office:value-type="float" office:value="0.0854349509673217" calcext:value-type="float">
            <text:p>0.085434950967322</text:p>
          </table:table-cell>
          <table:table-cell table:formula="of:=[.E593]*EXP(-0.1/20)+[.C594]" office:value-type="float" office:value="0.232236274729759" calcext:value-type="float">
            <text:p>0.232236274729759</text:p>
          </table:table-cell>
          <table:table-cell table:formula="of:=-[.B594]*[.E594]+[.C594]*[.D5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3000000000005" calcext:value-type="float">
            <text:p>59.3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94]*EXP(-0.1/20)+[.B595]" office:value-type="float" office:value="0.0850088423717" calcext:value-type="float">
            <text:p>0.0850088423717</text:p>
          </table:table-cell>
          <table:table-cell table:formula="of:=[.E594]*EXP(-0.1/20)+[.C595]" office:value-type="float" office:value="0.231077991477331" calcext:value-type="float">
            <text:p>0.231077991477331</text:p>
          </table:table-cell>
          <table:table-cell table:formula="of:=-[.B595]*[.E595]+[.C595]*[.D5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4000000000005" calcext:value-type="float">
            <text:p>59.4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95]*EXP(-0.1/20)+[.B596]" office:value-type="float" office:value="0.0845848590015651" calcext:value-type="float">
            <text:p>0.084584859001565</text:p>
          </table:table-cell>
          <table:table-cell table:formula="of:=[.E595]*EXP(-0.1/20)+[.C596]" office:value-type="float" office:value="0.229925485186724" calcext:value-type="float">
            <text:p>0.229925485186724</text:p>
          </table:table-cell>
          <table:table-cell table:formula="of:=-[.B596]*[.E596]+[.C596]*[.D5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5000000000005" calcext:value-type="float">
            <text:p>59.5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96]*EXP(-0.1/20)+[.B597]" office:value-type="float" office:value="0.0841629902573108" calcext:value-type="float">
            <text:p>0.084162990257311</text:p>
          </table:table-cell>
          <table:table-cell table:formula="of:=[.E596]*EXP(-0.1/20)+[.C597]" office:value-type="float" office:value="0.228778727045223" calcext:value-type="float">
            <text:p>0.228778727045223</text:p>
          </table:table-cell>
          <table:table-cell table:formula="of:=-[.B597]*[.E597]+[.C597]*[.D5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6000000000005" calcext:value-type="float">
            <text:p>59.6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97]*EXP(-0.1/20)+[.B598]" office:value-type="float" office:value="0.0837432255921964" calcext:value-type="float">
            <text:p>0.083743225592196</text:p>
          </table:table-cell>
          <table:table-cell table:formula="of:=[.E597]*EXP(-0.1/20)+[.C598]" office:value-type="float" office:value="0.227637688383813" calcext:value-type="float">
            <text:p>0.227637688383813</text:p>
          </table:table-cell>
          <table:table-cell table:formula="of:=-[.B598]*[.E598]+[.C598]*[.D5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7000000000005" calcext:value-type="float">
            <text:p>59.7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98]*EXP(-0.1/20)+[.B599]" office:value-type="float" office:value="0.0833255545120834" calcext:value-type="float">
            <text:p>0.083325554512083</text:p>
          </table:table-cell>
          <table:table-cell table:formula="of:=[.E598]*EXP(-0.1/20)+[.C599]" office:value-type="float" office:value="0.226502340676469" calcext:value-type="float">
            <text:p>0.226502340676469</text:p>
          </table:table-cell>
          <table:table-cell table:formula="of:=-[.B599]*[.E599]+[.C599]*[.D5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8000000000005" calcext:value-type="float">
            <text:p>59.8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99]*EXP(-0.1/20)+[.B600]" office:value-type="float" office:value="0.0829099665751731" calcext:value-type="float">
            <text:p>0.082909966575173</text:p>
          </table:table-cell>
          <table:table-cell table:formula="of:=[.E599]*EXP(-0.1/20)+[.C600]" office:value-type="float" office:value="0.225372655539439" calcext:value-type="float">
            <text:p>0.225372655539439</text:p>
          </table:table-cell>
          <table:table-cell table:formula="of:=-[.B600]*[.E600]+[.C600]*[.D6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.9000000000005" calcext:value-type="float">
            <text:p>59.9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00]*EXP(-0.1/20)+[.B601]" office:value-type="float" office:value="0.0824964513917454" calcext:value-type="float">
            <text:p>0.082496451391746</text:p>
          </table:table-cell>
          <table:table-cell table:formula="of:=[.E600]*EXP(-0.1/20)+[.C601]" office:value-type="float" office:value="0.224248604730536" calcext:value-type="float">
            <text:p>0.224248604730536</text:p>
          </table:table-cell>
          <table:table-cell table:formula="of:=-[.B601]*[.E601]+[.C601]*[.D6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0000000000005" calcext:value-type="float">
            <text:p>60.0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01]*EXP(-0.1/20)+[.B602]" office:value-type="float" office:value="0.0820849986238992" calcext:value-type="float">
            <text:p>0.082084998623899</text:p>
          </table:table-cell>
          <table:table-cell table:formula="of:=[.E601]*EXP(-0.1/20)+[.C602]" office:value-type="float" office:value="0.22313016014843" calcext:value-type="float">
            <text:p>0.22313016014843</text:p>
          </table:table-cell>
          <table:table-cell table:formula="of:=-[.B602]*[.E602]+[.C602]*[.D6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1000000000005" calcext:value-type="float">
            <text:p>60.1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02]*EXP(-0.1/20)+[.B603]" office:value-type="float" office:value="0.0816755979852939" calcext:value-type="float">
            <text:p>0.081675597985294</text:p>
          </table:table-cell>
          <table:table-cell table:formula="of:=[.E602]*EXP(-0.1/20)+[.C603]" office:value-type="float" office:value="0.22201729383195" calcext:value-type="float">
            <text:p>0.22201729383195</text:p>
          </table:table-cell>
          <table:table-cell table:formula="of:=-[.B603]*[.E603]+[.C603]*[.D6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2000000000005" calcext:value-type="float">
            <text:p>60.2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03]*EXP(-0.1/20)+[.B604]" office:value-type="float" office:value="0.0812682392408921" calcext:value-type="float">
            <text:p>0.081268239240892</text:p>
          </table:table-cell>
          <table:table-cell table:formula="of:=[.E603]*EXP(-0.1/20)+[.C604]" office:value-type="float" office:value="0.220909977959379" calcext:value-type="float">
            <text:p>0.220909977959379</text:p>
          </table:table-cell>
          <table:table-cell table:formula="of:=-[.B604]*[.E604]+[.C604]*[.D6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3000000000005" calcext:value-type="float">
            <text:p>60.3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04]*EXP(-0.1/20)+[.B605]" office:value-type="float" office:value="0.0808629122067041" calcext:value-type="float">
            <text:p>0.080862912206704</text:p>
          </table:table-cell>
          <table:table-cell table:formula="of:=[.E604]*EXP(-0.1/20)+[.C605]" office:value-type="float" office:value="0.219808184847762" calcext:value-type="float">
            <text:p>0.219808184847762</text:p>
          </table:table-cell>
          <table:table-cell table:formula="of:=-[.B605]*[.E605]+[.C605]*[.D6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4000000000005" calcext:value-type="float">
            <text:p>60.4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05]*EXP(-0.1/20)+[.B606]" office:value-type="float" office:value="0.0804596067495328" calcext:value-type="float">
            <text:p>0.080459606749533</text:p>
          </table:table-cell>
          <table:table-cell table:formula="of:=[.E605]*EXP(-0.1/20)+[.C606]" office:value-type="float" office:value="0.218711886952215" calcext:value-type="float">
            <text:p>0.218711886952215</text:p>
          </table:table-cell>
          <table:table-cell table:formula="of:=-[.B606]*[.E606]+[.C606]*[.D6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5000000000005" calcext:value-type="float">
            <text:p>60.5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06]*EXP(-0.1/20)+[.B607]" office:value-type="float" office:value="0.0800583127867209" calcext:value-type="float">
            <text:p>0.080058312786721</text:p>
          </table:table-cell>
          <table:table-cell table:formula="of:=[.E606]*EXP(-0.1/20)+[.C607]" office:value-type="float" office:value="0.217621056865233" calcext:value-type="float">
            <text:p>0.217621056865233</text:p>
          </table:table-cell>
          <table:table-cell table:formula="of:=-[.B607]*[.E607]+[.C607]*[.D6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6000000000005" calcext:value-type="float">
            <text:p>60.6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07]*EXP(-0.1/20)+[.B608]" office:value-type="float" office:value="0.0796590202858984" calcext:value-type="float">
            <text:p>0.079659020285899</text:p>
          </table:table-cell>
          <table:table-cell table:formula="of:=[.E607]*EXP(-0.1/20)+[.C608]" office:value-type="float" office:value="0.216535667316008" calcext:value-type="float">
            <text:p>0.216535667316008</text:p>
          </table:table-cell>
          <table:table-cell table:formula="of:=-[.B608]*[.E608]+[.C608]*[.D6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7000000000005" calcext:value-type="float">
            <text:p>60.7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08]*EXP(-0.1/20)+[.B609]" office:value-type="float" office:value="0.079261719264732" calcext:value-type="float">
            <text:p>0.079261719264732</text:p>
          </table:table-cell>
          <table:table-cell table:formula="of:=[.E608]*EXP(-0.1/20)+[.C609]" office:value-type="float" office:value="0.215455691169743" calcext:value-type="float">
            <text:p>0.215455691169743</text:p>
          </table:table-cell>
          <table:table-cell table:formula="of:=-[.B609]*[.E609]+[.C609]*[.D6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8000000000005" calcext:value-type="float">
            <text:p>60.8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09]*EXP(-0.1/20)+[.B610]" office:value-type="float" office:value="0.0788663997906753" calcext:value-type="float">
            <text:p>0.078866399790675</text:p>
          </table:table-cell>
          <table:table-cell table:formula="of:=[.E609]*EXP(-0.1/20)+[.C610]" office:value-type="float" office:value="0.214381101426978" calcext:value-type="float">
            <text:p>0.214381101426978</text:p>
          </table:table-cell>
          <table:table-cell table:formula="of:=-[.B610]*[.E610]+[.C610]*[.D6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.9000000000005" calcext:value-type="float">
            <text:p>60.9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10]*EXP(-0.1/20)+[.B611]" office:value-type="float" office:value="0.0784730519807211" calcext:value-type="float">
            <text:p>0.078473051980721</text:p>
          </table:table-cell>
          <table:table-cell table:formula="of:=[.E610]*EXP(-0.1/20)+[.C611]" office:value-type="float" office:value="0.213311871222916" calcext:value-type="float">
            <text:p>0.213311871222916</text:p>
          </table:table-cell>
          <table:table-cell table:formula="of:=-[.B611]*[.E611]+[.C611]*[.D6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0000000000005" calcext:value-type="float">
            <text:p>61.0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11]*EXP(-0.1/20)+[.B612]" office:value-type="float" office:value="0.0780816660011535" calcext:value-type="float">
            <text:p>0.078081666001154</text:p>
          </table:table-cell>
          <table:table-cell table:formula="of:=[.E611]*EXP(-0.1/20)+[.C612]" office:value-type="float" office:value="0.212247973826744" calcext:value-type="float">
            <text:p>0.212247973826744</text:p>
          </table:table-cell>
          <table:table-cell table:formula="of:=-[.B612]*[.E612]+[.C612]*[.D6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1000000000005" calcext:value-type="float">
            <text:p>61.1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12]*EXP(-0.1/20)+[.B613]" office:value-type="float" office:value="0.0776922320673028" calcext:value-type="float">
            <text:p>0.077692232067303</text:p>
          </table:table-cell>
          <table:table-cell table:formula="of:=[.E612]*EXP(-0.1/20)+[.C613]" office:value-type="float" office:value="0.211189382640972" calcext:value-type="float">
            <text:p>0.211189382640972</text:p>
          </table:table-cell>
          <table:table-cell table:formula="of:=-[.B613]*[.E613]+[.C613]*[.D6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2000000000005" calcext:value-type="float">
            <text:p>61.2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13]*EXP(-0.1/20)+[.B614]" office:value-type="float" office:value="0.0773047404433001" calcext:value-type="float">
            <text:p>0.0773047404433</text:p>
          </table:table-cell>
          <table:table-cell table:formula="of:=[.E613]*EXP(-0.1/20)+[.C614]" office:value-type="float" office:value="0.210136071200765" calcext:value-type="float">
            <text:p>0.210136071200765</text:p>
          </table:table-cell>
          <table:table-cell table:formula="of:=-[.B614]*[.E614]+[.C614]*[.D6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3000000000005" calcext:value-type="float">
            <text:p>61.3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14]*EXP(-0.1/20)+[.B615]" office:value-type="float" office:value="0.0769191814418349" calcext:value-type="float">
            <text:p>0.076919181441835</text:p>
          </table:table-cell>
          <table:table-cell table:formula="of:=[.E614]*EXP(-0.1/20)+[.C615]" office:value-type="float" office:value="0.209088013173283" calcext:value-type="float">
            <text:p>0.209088013173283</text:p>
          </table:table-cell>
          <table:table-cell table:formula="of:=-[.B615]*[.E615]+[.C615]*[.D6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4000000000005" calcext:value-type="float">
            <text:p>61.4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15]*EXP(-0.1/20)+[.B616]" office:value-type="float" office:value="0.0765355454239119" calcext:value-type="float">
            <text:p>0.076535545423912</text:p>
          </table:table-cell>
          <table:table-cell table:formula="of:=[.E615]*EXP(-0.1/20)+[.C616]" office:value-type="float" office:value="0.208045182357021" calcext:value-type="float">
            <text:p>0.208045182357021</text:p>
          </table:table-cell>
          <table:table-cell table:formula="of:=-[.B616]*[.E616]+[.C616]*[.D6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5000000000005" calcext:value-type="float">
            <text:p>61.5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16]*EXP(-0.1/20)+[.B617]" office:value-type="float" office:value="0.0761538227986107" calcext:value-type="float">
            <text:p>0.076153822798611</text:p>
          </table:table-cell>
          <table:table-cell table:formula="of:=[.E616]*EXP(-0.1/20)+[.C617]" office:value-type="float" office:value="0.207007552681153" calcext:value-type="float">
            <text:p>0.207007552681153</text:p>
          </table:table-cell>
          <table:table-cell table:formula="of:=-[.B617]*[.E617]+[.C617]*[.D6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6000000000005" calcext:value-type="float">
            <text:p>61.6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17]*EXP(-0.1/20)+[.B618]" office:value-type="float" office:value="0.0757740040228459" calcext:value-type="float">
            <text:p>0.075774004022846</text:p>
          </table:table-cell>
          <table:table-cell table:formula="of:=[.E617]*EXP(-0.1/20)+[.C618]" office:value-type="float" office:value="0.205975098204884" calcext:value-type="float">
            <text:p>0.205975098204884</text:p>
          </table:table-cell>
          <table:table-cell table:formula="of:=-[.B618]*[.E618]+[.C618]*[.D6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7000000000005" calcext:value-type="float">
            <text:p>61.7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18]*EXP(-0.1/20)+[.B619]" office:value-type="float" office:value="0.0753960796011281" calcext:value-type="float">
            <text:p>0.075396079601128</text:p>
          </table:table-cell>
          <table:table-cell table:formula="of:=[.E618]*EXP(-0.1/20)+[.C619]" office:value-type="float" office:value="0.204947793116798" calcext:value-type="float">
            <text:p>0.204947793116798</text:p>
          </table:table-cell>
          <table:table-cell table:formula="of:=-[.B619]*[.E619]+[.C619]*[.D6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8000000000005" calcext:value-type="float">
            <text:p>61.8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19]*EXP(-0.1/20)+[.B620]" office:value-type="float" office:value="0.0750200400853273" calcext:value-type="float">
            <text:p>0.075020040085327</text:p>
          </table:table-cell>
          <table:table-cell table:formula="of:=[.E619]*EXP(-0.1/20)+[.C620]" office:value-type="float" office:value="0.203925611734214" calcext:value-type="float">
            <text:p>0.203925611734214</text:p>
          </table:table-cell>
          <table:table-cell table:formula="of:=-[.B620]*[.E620]+[.C620]*[.D6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.9000000000005" calcext:value-type="float">
            <text:p>61.9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20]*EXP(-0.1/20)+[.B621]" office:value-type="float" office:value="0.0746458760744359" calcext:value-type="float">
            <text:p>0.074645876074436</text:p>
          </table:table-cell>
          <table:table-cell table:formula="of:=[.E620]*EXP(-0.1/20)+[.C621]" office:value-type="float" office:value="0.202908528502545" calcext:value-type="float">
            <text:p>0.202908528502545</text:p>
          </table:table-cell>
          <table:table-cell table:formula="of:=-[.B621]*[.E621]+[.C621]*[.D6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0000000000005" calcext:value-type="float">
            <text:p>62.0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21]*EXP(-0.1/20)+[.B622]" office:value-type="float" office:value="0.0742735782143342" calcext:value-type="float">
            <text:p>0.074273578214334</text:p>
          </table:table-cell>
          <table:table-cell table:formula="of:=[.E621]*EXP(-0.1/20)+[.C622]" office:value-type="float" office:value="0.201896517994656" calcext:value-type="float">
            <text:p>0.201896517994656</text:p>
          </table:table-cell>
          <table:table-cell table:formula="of:=-[.B622]*[.E622]+[.C622]*[.D6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1000000000005" calcext:value-type="float">
            <text:p>62.1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22]*EXP(-0.1/20)+[.B623]" office:value-type="float" office:value="0.0739031371975563" calcext:value-type="float">
            <text:p>0.073903137197556</text:p>
          </table:table-cell>
          <table:table-cell table:formula="of:=[.E622]*EXP(-0.1/20)+[.C623]" office:value-type="float" office:value="0.200889554910233" calcext:value-type="float">
            <text:p>0.200889554910233</text:p>
          </table:table-cell>
          <table:table-cell table:formula="of:=-[.B623]*[.E623]+[.C623]*[.D6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2000000000005" calcext:value-type="float">
            <text:p>62.2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23]*EXP(-0.1/20)+[.B624]" office:value-type="float" office:value="0.0735345437630574" calcext:value-type="float">
            <text:p>0.073534543763058</text:p>
          </table:table-cell>
          <table:table-cell table:formula="of:=[.E623]*EXP(-0.1/20)+[.C624]" office:value-type="float" office:value="0.199887614075145" calcext:value-type="float">
            <text:p>0.199887614075145</text:p>
          </table:table-cell>
          <table:table-cell table:formula="of:=-[.B624]*[.E624]+[.C624]*[.D6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3000000000005" calcext:value-type="float">
            <text:p>62.3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24]*EXP(-0.1/20)+[.B625]" office:value-type="float" office:value="0.0731677886959826" calcext:value-type="float">
            <text:p>0.073167788695983</text:p>
          </table:table-cell>
          <table:table-cell table:formula="of:=[.E624]*EXP(-0.1/20)+[.C625]" office:value-type="float" office:value="0.19889067044082" calcext:value-type="float">
            <text:p>0.19889067044082</text:p>
          </table:table-cell>
          <table:table-cell table:formula="of:=-[.B625]*[.E625]+[.C625]*[.D6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4000000000005" calcext:value-type="float">
            <text:p>62.4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25]*EXP(-0.1/20)+[.B626]" office:value-type="float" office:value="0.072802862827436" calcext:value-type="float">
            <text:p>0.072802862827436</text:p>
          </table:table-cell>
          <table:table-cell table:formula="of:=[.E625]*EXP(-0.1/20)+[.C626]" office:value-type="float" office:value="0.197898699083615" calcext:value-type="float">
            <text:p>0.197898699083615</text:p>
          </table:table-cell>
          <table:table-cell table:formula="of:=-[.B626]*[.E626]+[.C626]*[.D6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5000000000005" calcext:value-type="float">
            <text:p>62.5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26]*EXP(-0.1/20)+[.B627]" office:value-type="float" office:value="0.0724397570342518" calcext:value-type="float">
            <text:p>0.072439757034252</text:p>
          </table:table-cell>
          <table:table-cell table:formula="of:=[.E626]*EXP(-0.1/20)+[.C627]" office:value-type="float" office:value="0.196911675204195" calcext:value-type="float">
            <text:p>0.196911675204195</text:p>
          </table:table-cell>
          <table:table-cell table:formula="of:=-[.B627]*[.E627]+[.C627]*[.D6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6000000000005" calcext:value-type="float">
            <text:p>62.6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27]*EXP(-0.1/20)+[.B628]" office:value-type="float" office:value="0.0720784622387664" calcext:value-type="float">
            <text:p>0.072078462238767</text:p>
          </table:table-cell>
          <table:table-cell table:formula="of:=[.E627]*EXP(-0.1/20)+[.C628]" office:value-type="float" office:value="0.19592957412691" calcext:value-type="float">
            <text:p>0.19592957412691</text:p>
          </table:table-cell>
          <table:table-cell table:formula="of:=-[.B628]*[.E628]+[.C628]*[.D6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7000000000005" calcext:value-type="float">
            <text:p>62.7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28]*EXP(-0.1/20)+[.B629]" office:value-type="float" office:value="0.0717189694085911" calcext:value-type="float">
            <text:p>0.071718969408591</text:p>
          </table:table-cell>
          <table:table-cell table:formula="of:=[.E628]*EXP(-0.1/20)+[.C629]" office:value-type="float" office:value="0.194952371299183" calcext:value-type="float">
            <text:p>0.194952371299183</text:p>
          </table:table-cell>
          <table:table-cell table:formula="of:=-[.B629]*[.E629]+[.C629]*[.D6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8000000000005" calcext:value-type="float">
            <text:p>62.8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29]*EXP(-0.1/20)+[.B630]" office:value-type="float" office:value="0.0713612695563864" calcext:value-type="float">
            <text:p>0.071361269556386</text:p>
          </table:table-cell>
          <table:table-cell table:formula="of:=[.E629]*EXP(-0.1/20)+[.C630]" office:value-type="float" office:value="0.193980042290893" calcext:value-type="float">
            <text:p>0.193980042290893</text:p>
          </table:table-cell>
          <table:table-cell table:formula="of:=-[.B630]*[.E630]+[.C630]*[.D6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.9000000000005" calcext:value-type="float">
            <text:p>62.9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30]*EXP(-0.1/20)+[.B631]" office:value-type="float" office:value="0.0710053537396373" calcext:value-type="float">
            <text:p>0.071005353739637</text:p>
          </table:table-cell>
          <table:table-cell table:formula="of:=[.E630]*EXP(-0.1/20)+[.C631]" office:value-type="float" office:value="0.193012562793762" calcext:value-type="float">
            <text:p>0.193012562793762</text:p>
          </table:table-cell>
          <table:table-cell table:formula="of:=-[.B631]*[.E631]+[.C631]*[.D6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0000000000005" calcext:value-type="float">
            <text:p>63.0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31]*EXP(-0.1/20)+[.B632]" office:value-type="float" office:value="0.0706512130604299" calcext:value-type="float">
            <text:p>0.07065121306043</text:p>
          </table:table-cell>
          <table:table-cell table:formula="of:=[.E631]*EXP(-0.1/20)+[.C632]" office:value-type="float" office:value="0.192049908620755" calcext:value-type="float">
            <text:p>0.192049908620755</text:p>
          </table:table-cell>
          <table:table-cell table:formula="of:=-[.B632]*[.E632]+[.C632]*[.D6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1000000000005" calcext:value-type="float">
            <text:p>63.1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32]*EXP(-0.1/20)+[.B633]" office:value-type="float" office:value="0.0702988386652288" calcext:value-type="float">
            <text:p>0.070298838665229</text:p>
          </table:table-cell>
          <table:table-cell table:formula="of:=[.E632]*EXP(-0.1/20)+[.C633]" office:value-type="float" office:value="0.191092055705465" calcext:value-type="float">
            <text:p>0.191092055705465</text:p>
          </table:table-cell>
          <table:table-cell table:formula="of:=-[.B633]*[.E633]+[.C633]*[.D6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2000000000005" calcext:value-type="float">
            <text:p>63.2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33]*EXP(-0.1/20)+[.B634]" office:value-type="float" office:value="0.0699482217446557" calcext:value-type="float">
            <text:p>0.069948221744656</text:p>
          </table:table-cell>
          <table:table-cell table:formula="of:=[.E633]*EXP(-0.1/20)+[.C634]" office:value-type="float" office:value="0.190138980101521" calcext:value-type="float">
            <text:p>0.190138980101521</text:p>
          </table:table-cell>
          <table:table-cell table:formula="of:=-[.B634]*[.E634]+[.C634]*[.D6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3000000000005" calcext:value-type="float">
            <text:p>63.3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34]*EXP(-0.1/20)+[.B635]" office:value-type="float" office:value="0.0695993535332694" calcext:value-type="float">
            <text:p>0.069599353533269</text:p>
          </table:table-cell>
          <table:table-cell table:formula="of:=[.E634]*EXP(-0.1/20)+[.C635]" office:value-type="float" office:value="0.189190657981983" calcext:value-type="float">
            <text:p>0.189190657981983</text:p>
          </table:table-cell>
          <table:table-cell table:formula="of:=-[.B635]*[.E635]+[.C635]*[.D6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4000000000005" calcext:value-type="float">
            <text:p>63.4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35]*EXP(-0.1/20)+[.B636]" office:value-type="float" office:value="0.0692522253093463" calcext:value-type="float">
            <text:p>0.069252225309346</text:p>
          </table:table-cell>
          <table:table-cell table:formula="of:=[.E635]*EXP(-0.1/20)+[.C636]" office:value-type="float" office:value="0.188247065638747" calcext:value-type="float">
            <text:p>0.188247065638747</text:p>
          </table:table-cell>
          <table:table-cell table:formula="of:=-[.B636]*[.E636]+[.C636]*[.D6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5000000000005" calcext:value-type="float">
            <text:p>63.5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36]*EXP(-0.1/20)+[.B637]" office:value-type="float" office:value="0.0689068283946629" calcext:value-type="float">
            <text:p>0.068906828394663</text:p>
          </table:table-cell>
          <table:table-cell table:formula="of:=[.E636]*EXP(-0.1/20)+[.C637]" office:value-type="float" office:value="0.187308179481958" calcext:value-type="float">
            <text:p>0.187308179481958</text:p>
          </table:table-cell>
          <table:table-cell table:formula="of:=-[.B637]*[.E637]+[.C637]*[.D6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6000000000005" calcext:value-type="float">
            <text:p>63.6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37]*EXP(-0.1/20)+[.B638]" office:value-type="float" office:value="0.0685631541542783" calcext:value-type="float">
            <text:p>0.068563154154278</text:p>
          </table:table-cell>
          <table:table-cell table:formula="of:=[.E637]*EXP(-0.1/20)+[.C638]" office:value-type="float" office:value="0.186373976039411" calcext:value-type="float">
            <text:p>0.186373976039411</text:p>
          </table:table-cell>
          <table:table-cell table:formula="of:=-[.B638]*[.E638]+[.C638]*[.D6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7000000000005" calcext:value-type="float">
            <text:p>63.7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38]*EXP(-0.1/20)+[.B639]" office:value-type="float" office:value="0.0682211939963185" calcext:value-type="float">
            <text:p>0.068221193996319</text:p>
          </table:table-cell>
          <table:table-cell table:formula="of:=[.E638]*EXP(-0.1/20)+[.C639]" office:value-type="float" office:value="0.185444431955972" calcext:value-type="float">
            <text:p>0.185444431955972</text:p>
          </table:table-cell>
          <table:table-cell table:formula="of:=-[.B639]*[.E639]+[.C639]*[.D6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8000000000005" calcext:value-type="float">
            <text:p>63.8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39]*EXP(-0.1/20)+[.B640]" office:value-type="float" office:value="0.0678809393717618" calcext:value-type="float">
            <text:p>0.067880939371762</text:p>
          </table:table-cell>
          <table:table-cell table:formula="of:=[.E639]*EXP(-0.1/20)+[.C640]" office:value-type="float" office:value="0.18451952399299" calcext:value-type="float">
            <text:p>0.18451952399299</text:p>
          </table:table-cell>
          <table:table-cell table:formula="of:=-[.B640]*[.E640]+[.C640]*[.D6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.9000000000005" calcext:value-type="float">
            <text:p>63.9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40]*EXP(-0.1/20)+[.B641]" office:value-type="float" office:value="0.0675423817742249" calcext:value-type="float">
            <text:p>0.067542381774225</text:p>
          </table:table-cell>
          <table:table-cell table:formula="of:=[.E640]*EXP(-0.1/20)+[.C641]" office:value-type="float" office:value="0.183599229027718" calcext:value-type="float">
            <text:p>0.183599229027718</text:p>
          </table:table-cell>
          <table:table-cell table:formula="of:=-[.B641]*[.E641]+[.C641]*[.D6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0000000000005" calcext:value-type="float">
            <text:p>64.0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41]*EXP(-0.1/20)+[.B642]" office:value-type="float" office:value="0.0672055127397501" calcext:value-type="float">
            <text:p>0.06720551273975</text:p>
          </table:table-cell>
          <table:table-cell table:formula="of:=[.E641]*EXP(-0.1/20)+[.C642]" office:value-type="float" office:value="0.182683524052735" calcext:value-type="float">
            <text:p>0.182683524052735</text:p>
          </table:table-cell>
          <table:table-cell table:formula="of:=-[.B642]*[.E642]+[.C642]*[.D6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1000000000005" calcext:value-type="float">
            <text:p>64.1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42]*EXP(-0.1/20)+[.B643]" office:value-type="float" office:value="0.0668703238465942" calcext:value-type="float">
            <text:p>0.066870323846594</text:p>
          </table:table-cell>
          <table:table-cell table:formula="of:=[.E642]*EXP(-0.1/20)+[.C643]" office:value-type="float" office:value="0.181772386175368" calcext:value-type="float">
            <text:p>0.181772386175368</text:p>
          </table:table-cell>
          <table:table-cell table:formula="of:=-[.B643]*[.E643]+[.C643]*[.D6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2000000000005" calcext:value-type="float">
            <text:p>64.2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43]*EXP(-0.1/20)+[.B644]" office:value-type="float" office:value="0.0665368067150172" calcext:value-type="float">
            <text:p>0.066536806715017</text:p>
          </table:table-cell>
          <table:table-cell table:formula="of:=[.E643]*EXP(-0.1/20)+[.C644]" office:value-type="float" office:value="0.180865792617123" calcext:value-type="float">
            <text:p>0.180865792617123</text:p>
          </table:table-cell>
          <table:table-cell table:formula="of:=-[.B644]*[.E644]+[.C644]*[.D6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3000000000005" calcext:value-type="float">
            <text:p>64.3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44]*EXP(-0.1/20)+[.B645]" office:value-type="float" office:value="0.0662049530070736" calcext:value-type="float">
            <text:p>0.066204953007074</text:p>
          </table:table-cell>
          <table:table-cell table:formula="of:=[.E644]*EXP(-0.1/20)+[.C645]" office:value-type="float" office:value="0.179963720713113" calcext:value-type="float">
            <text:p>0.179963720713113</text:p>
          </table:table-cell>
          <table:table-cell table:formula="of:=-[.B645]*[.E645]+[.C645]*[.D6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4000000000005" calcext:value-type="float">
            <text:p>64.4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45]*EXP(-0.1/20)+[.B646]" office:value-type="float" office:value="0.0658747544264033" calcext:value-type="float">
            <text:p>0.065874754426403</text:p>
          </table:table-cell>
          <table:table-cell table:formula="of:=[.E645]*EXP(-0.1/20)+[.C646]" office:value-type="float" office:value="0.179066147911494" calcext:value-type="float">
            <text:p>0.179066147911494</text:p>
          </table:table-cell>
          <table:table-cell table:formula="of:=-[.B646]*[.E646]+[.C646]*[.D6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5000000000005" calcext:value-type="float">
            <text:p>64.5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46]*EXP(-0.1/20)+[.B647]" office:value-type="float" office:value="0.0655462027180247" calcext:value-type="float">
            <text:p>0.065546202718025</text:p>
          </table:table-cell>
          <table:table-cell table:formula="of:=[.E646]*EXP(-0.1/20)+[.C647]" office:value-type="float" office:value="0.178173051772899" calcext:value-type="float">
            <text:p>0.178173051772899</text:p>
          </table:table-cell>
          <table:table-cell table:formula="of:=-[.B647]*[.E647]+[.C647]*[.D6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6000000000005" calcext:value-type="float">
            <text:p>64.6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47]*EXP(-0.1/20)+[.B648]" office:value-type="float" office:value="0.0652192896681279" calcext:value-type="float">
            <text:p>0.065219289668128</text:p>
          </table:table-cell>
          <table:table-cell table:formula="of:=[.E647]*EXP(-0.1/20)+[.C648]" office:value-type="float" office:value="0.177284409969878" calcext:value-type="float">
            <text:p>0.177284409969878</text:p>
          </table:table-cell>
          <table:table-cell table:formula="of:=-[.B648]*[.E648]+[.C648]*[.D6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7000000000005" calcext:value-type="float">
            <text:p>64.7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48]*EXP(-0.1/20)+[.B649]" office:value-type="float" office:value="0.0648940071038696" calcext:value-type="float">
            <text:p>0.06489400710387</text:p>
          </table:table-cell>
          <table:table-cell table:formula="of:=[.E648]*EXP(-0.1/20)+[.C649]" office:value-type="float" office:value="0.176400200286341" calcext:value-type="float">
            <text:p>0.176400200286341</text:p>
          </table:table-cell>
          <table:table-cell table:formula="of:=-[.B649]*[.E649]+[.C649]*[.D6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8000000000005" calcext:value-type="float">
            <text:p>64.8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49]*EXP(-0.1/20)+[.B650]" office:value-type="float" office:value="0.0645703468931689" calcext:value-type="float">
            <text:p>0.064570346893169</text:p>
          </table:table-cell>
          <table:table-cell table:formula="of:=[.E649]*EXP(-0.1/20)+[.C650]" office:value-type="float" office:value="0.175520400616998" calcext:value-type="float">
            <text:p>0.175520400616998</text:p>
          </table:table-cell>
          <table:table-cell table:formula="of:=-[.B650]*[.E650]+[.C650]*[.D6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.9000000000005" calcext:value-type="float">
            <text:p>64.9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50]*EXP(-0.1/20)+[.B651]" office:value-type="float" office:value="0.0642483009445035" calcext:value-type="float">
            <text:p>0.064248300944504</text:p>
          </table:table-cell>
          <table:table-cell table:formula="of:=[.E650]*EXP(-0.1/20)+[.C651]" office:value-type="float" office:value="0.174644988966811" calcext:value-type="float">
            <text:p>0.174644988966811</text:p>
          </table:table-cell>
          <table:table-cell table:formula="of:=-[.B651]*[.E651]+[.C651]*[.D6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.0000000000005" calcext:value-type="float">
            <text:p>65.0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51]*EXP(-0.1/20)+[.B652]" office:value-type="float" office:value="0.0639278612067079" calcext:value-type="float">
            <text:p>0.063927861206708</text:p>
          </table:table-cell>
          <table:table-cell table:formula="of:=[.E651]*EXP(-0.1/20)+[.C652]" office:value-type="float" office:value="0.173773943450446" calcext:value-type="float">
            <text:p>0.173773943450446</text:p>
          </table:table-cell>
          <table:table-cell table:formula="of:=-[.B652]*[.E652]+[.C652]*[.D6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.1000000000005" calcext:value-type="float">
            <text:p>65.1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52]*EXP(-0.1/20)+[.B653]" office:value-type="float" office:value="0.0636090196687722" calcext:value-type="float">
            <text:p>0.063609019668772</text:p>
          </table:table-cell>
          <table:table-cell table:formula="of:=[.E652]*EXP(-0.1/20)+[.C653]" office:value-type="float" office:value="0.172907242291717" calcext:value-type="float">
            <text:p>0.172907242291717</text:p>
          </table:table-cell>
          <table:table-cell table:formula="of:=-[.B653]*[.E653]+[.C653]*[.D6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.2000000000005" calcext:value-type="float">
            <text:p>65.2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53]*EXP(-0.1/20)+[.B654]" office:value-type="float" office:value="0.0632917683596411" calcext:value-type="float">
            <text:p>0.063291768359641</text:p>
          </table:table-cell>
          <table:table-cell table:formula="of:=[.E653]*EXP(-0.1/20)+[.C654]" office:value-type="float" office:value="0.172044863823051" calcext:value-type="float">
            <text:p>0.172044863823051</text:p>
          </table:table-cell>
          <table:table-cell table:formula="of:=-[.B654]*[.E654]+[.C654]*[.D6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.3000000000005" calcext:value-type="float">
            <text:p>65.3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54]*EXP(-0.1/20)+[.B655]" office:value-type="float" office:value="0.0629760993480154" calcext:value-type="float">
            <text:p>0.062976099348016</text:p>
          </table:table-cell>
          <table:table-cell table:formula="of:=[.E654]*EXP(-0.1/20)+[.C655]" office:value-type="float" office:value="0.171186786484942" calcext:value-type="float">
            <text:p>0.171186786484942</text:p>
          </table:table-cell>
          <table:table-cell table:formula="of:=-[.B655]*[.E655]+[.C655]*[.D6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.4000000000005" calcext:value-type="float">
            <text:p>65.4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55]*EXP(-0.1/20)+[.B656]" office:value-type="float" office:value="0.0626620047421535" calcext:value-type="float">
            <text:p>0.062662004742154</text:p>
          </table:table-cell>
          <table:table-cell table:formula="of:=[.E655]*EXP(-0.1/20)+[.C656]" office:value-type="float" office:value="0.17033298882541" calcext:value-type="float">
            <text:p>0.17033298882541</text:p>
          </table:table-cell>
          <table:table-cell table:formula="of:=-[.B656]*[.E656]+[.C656]*[.D6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.5000000000005" calcext:value-type="float">
            <text:p>65.5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56]*EXP(-0.1/20)+[.B657]" office:value-type="float" office:value="0.0623494766896738" calcext:value-type="float">
            <text:p>0.062349476689674</text:p>
          </table:table-cell>
          <table:table-cell table:formula="of:=[.E656]*EXP(-0.1/20)+[.C657]" office:value-type="float" office:value="0.169483449499471" calcext:value-type="float">
            <text:p>0.169483449499471</text:p>
          </table:table-cell>
          <table:table-cell table:formula="of:=-[.B657]*[.E657]+[.C657]*[.D6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.6000000000005" calcext:value-type="float">
            <text:p>65.6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57]*EXP(-0.1/20)+[.B658]" office:value-type="float" office:value="0.0620385073773587" calcext:value-type="float">
            <text:p>0.062038507377359</text:p>
          </table:table-cell>
          <table:table-cell table:formula="of:=[.E657]*EXP(-0.1/20)+[.C658]" office:value-type="float" office:value="0.168638147268596" calcext:value-type="float">
            <text:p>0.168638147268596</text:p>
          </table:table-cell>
          <table:table-cell table:formula="of:=-[.B658]*[.E658]+[.C658]*[.D6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.7000000000005" calcext:value-type="float">
            <text:p>65.7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58]*EXP(-0.1/20)+[.B659]" office:value-type="float" office:value="0.0617290890309592" calcext:value-type="float">
            <text:p>0.061729089030959</text:p>
          </table:table-cell>
          <table:table-cell table:formula="of:=[.E658]*EXP(-0.1/20)+[.C659]" office:value-type="float" office:value="0.167797061000186" calcext:value-type="float">
            <text:p>0.167797061000186</text:p>
          </table:table-cell>
          <table:table-cell table:formula="of:=-[.B659]*[.E659]+[.C659]*[.D6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.8000000000005" calcext:value-type="float">
            <text:p>65.8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59]*EXP(-0.1/20)+[.B660]" office:value-type="float" office:value="0.0614212139150005" calcext:value-type="float">
            <text:p>0.061421213915001</text:p>
          </table:table-cell>
          <table:table-cell table:formula="of:=[.E659]*EXP(-0.1/20)+[.C660]" office:value-type="float" office:value="0.166960169667041" calcext:value-type="float">
            <text:p>0.166960169667041</text:p>
          </table:table-cell>
          <table:table-cell table:formula="of:=-[.B660]*[.E660]+[.C660]*[.D6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.9000000000005" calcext:value-type="float">
            <text:p>65.9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60]*EXP(-0.1/20)+[.B661]" office:value-type="float" office:value="0.0611148743325887" calcext:value-type="float">
            <text:p>0.061114874332589</text:p>
          </table:table-cell>
          <table:table-cell table:formula="of:=[.E660]*EXP(-0.1/20)+[.C661]" office:value-type="float" office:value="0.166127452346834" calcext:value-type="float">
            <text:p>0.166127452346834</text:p>
          </table:table-cell>
          <table:table-cell table:formula="of:=-[.B661]*[.E661]+[.C661]*[.D6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0000000000005" calcext:value-type="float">
            <text:p>66.0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61]*EXP(-0.1/20)+[.B662]" office:value-type="float" office:value="0.0608100626252183" calcext:value-type="float">
            <text:p>0.060810062625218</text:p>
          </table:table-cell>
          <table:table-cell table:formula="of:=[.E661]*EXP(-0.1/20)+[.C662]" office:value-type="float" office:value="0.165298888221587" calcext:value-type="float">
            <text:p>0.165298888221587</text:p>
          </table:table-cell>
          <table:table-cell table:formula="of:=-[.B662]*[.E662]+[.C662]*[.D6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1000000000005" calcext:value-type="float">
            <text:p>66.1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62]*EXP(-0.1/20)+[.B663]" office:value-type="float" office:value="0.0605067711725807" calcext:value-type="float">
            <text:p>0.060506771172581</text:p>
          </table:table-cell>
          <table:table-cell table:formula="of:=[.E662]*EXP(-0.1/20)+[.C663]" office:value-type="float" office:value="0.164474456577156" calcext:value-type="float">
            <text:p>0.164474456577156</text:p>
          </table:table-cell>
          <table:table-cell table:formula="of:=-[.B663]*[.E663]+[.C663]*[.D6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2000000000005" calcext:value-type="float">
            <text:p>66.2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63]*EXP(-0.1/20)+[.B664]" office:value-type="float" office:value="0.0602049923923739" calcext:value-type="float">
            <text:p>0.060204992392374</text:p>
          </table:table-cell>
          <table:table-cell table:formula="of:=[.E663]*EXP(-0.1/20)+[.C664]" office:value-type="float" office:value="0.163654136802705" calcext:value-type="float">
            <text:p>0.163654136802705</text:p>
          </table:table-cell>
          <table:table-cell table:formula="of:=-[.B664]*[.E664]+[.C664]*[.D6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3000000000005" calcext:value-type="float">
            <text:p>66.3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64]*EXP(-0.1/20)+[.B665]" office:value-type="float" office:value="0.0599047187401125" calcext:value-type="float">
            <text:p>0.059904718740113</text:p>
          </table:table-cell>
          <table:table-cell table:formula="of:=[.E664]*EXP(-0.1/20)+[.C665]" office:value-type="float" office:value="0.162837908390198" calcext:value-type="float">
            <text:p>0.162837908390198</text:p>
          </table:table-cell>
          <table:table-cell table:formula="of:=-[.B665]*[.E665]+[.C665]*[.D6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4000000000005" calcext:value-type="float">
            <text:p>66.4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65]*EXP(-0.1/20)+[.B666]" office:value-type="float" office:value="0.0596059427089397" calcext:value-type="float">
            <text:p>0.05960594270894</text:p>
          </table:table-cell>
          <table:table-cell table:formula="of:=[.E665]*EXP(-0.1/20)+[.C666]" office:value-type="float" office:value="0.162025750933881" calcext:value-type="float">
            <text:p>0.162025750933881</text:p>
          </table:table-cell>
          <table:table-cell table:formula="of:=-[.B666]*[.E666]+[.C666]*[.D6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5000000000005" calcext:value-type="float">
            <text:p>66.5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66]*EXP(-0.1/20)+[.B667]" office:value-type="float" office:value="0.0593086568294391" calcext:value-type="float">
            <text:p>0.059308656829439</text:p>
          </table:table-cell>
          <table:table-cell table:formula="of:=[.E666]*EXP(-0.1/20)+[.C667]" office:value-type="float" office:value="0.161217644129777" calcext:value-type="float">
            <text:p>0.161217644129777</text:p>
          </table:table-cell>
          <table:table-cell table:formula="of:=-[.B667]*[.E667]+[.C667]*[.D6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6000000000005" calcext:value-type="float">
            <text:p>66.6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67]*EXP(-0.1/20)+[.B668]" office:value-type="float" office:value="0.0590128536694482" calcext:value-type="float">
            <text:p>0.059012853669448</text:p>
          </table:table-cell>
          <table:table-cell table:formula="of:=[.E667]*EXP(-0.1/20)+[.C668]" office:value-type="float" office:value="0.160413567775173" calcext:value-type="float">
            <text:p>0.160413567775173</text:p>
          </table:table-cell>
          <table:table-cell table:formula="of:=-[.B668]*[.E668]+[.C668]*[.D6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7000000000005" calcext:value-type="float">
            <text:p>66.7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68]*EXP(-0.1/20)+[.B669]" office:value-type="float" office:value="0.0587185258338726" calcext:value-type="float">
            <text:p>0.058718525833873</text:p>
          </table:table-cell>
          <table:table-cell table:formula="of:=[.E668]*EXP(-0.1/20)+[.C669]" office:value-type="float" office:value="0.159613501768119" calcext:value-type="float">
            <text:p>0.159613501768119</text:p>
          </table:table-cell>
          <table:table-cell table:formula="of:=-[.B669]*[.E669]+[.C669]*[.D6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8000000000005" calcext:value-type="float">
            <text:p>66.8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69]*EXP(-0.1/20)+[.B670]" office:value-type="float" office:value="0.0584256659645012" calcext:value-type="float">
            <text:p>0.058425665964501</text:p>
          </table:table-cell>
          <table:table-cell table:formula="of:=[.E669]*EXP(-0.1/20)+[.C670]" office:value-type="float" office:value="0.158817426106921" calcext:value-type="float">
            <text:p>0.158817426106921</text:p>
          </table:table-cell>
          <table:table-cell table:formula="of:=-[.B670]*[.E670]+[.C670]*[.D6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.9000000000005" calcext:value-type="float">
            <text:p>66.9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70]*EXP(-0.1/20)+[.B671]" office:value-type="float" office:value="0.0581342667398218" calcext:value-type="float">
            <text:p>0.058134266739822</text:p>
          </table:table-cell>
          <table:table-cell table:formula="of:=[.E670]*EXP(-0.1/20)+[.C671]" office:value-type="float" office:value="0.158025320889648" calcext:value-type="float">
            <text:p>0.158025320889648</text:p>
          </table:table-cell>
          <table:table-cell table:formula="of:=-[.B671]*[.E671]+[.C671]*[.D6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0000000000005" calcext:value-type="float">
            <text:p>67.0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71]*EXP(-0.1/20)+[.B672]" office:value-type="float" office:value="0.0578443208748388" calcext:value-type="float">
            <text:p>0.057844320874839</text:p>
          </table:table-cell>
          <table:table-cell table:formula="of:=[.E671]*EXP(-0.1/20)+[.C672]" office:value-type="float" office:value="0.157237166313628" calcext:value-type="float">
            <text:p>0.157237166313628</text:p>
          </table:table-cell>
          <table:table-cell table:formula="of:=-[.B672]*[.E672]+[.C672]*[.D6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1000000000005" calcext:value-type="float">
            <text:p>67.1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72]*EXP(-0.1/20)+[.B673]" office:value-type="float" office:value="0.0575558211208904" calcext:value-type="float">
            <text:p>0.05755582112089</text:p>
          </table:table-cell>
          <table:table-cell table:formula="of:=[.E672]*EXP(-0.1/20)+[.C673]" office:value-type="float" office:value="0.156452942674955" calcext:value-type="float">
            <text:p>0.156452942674955</text:p>
          </table:table-cell>
          <table:table-cell table:formula="of:=-[.B673]*[.E673]+[.C673]*[.D6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2000000000005" calcext:value-type="float">
            <text:p>67.2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73]*EXP(-0.1/20)+[.B674]" office:value-type="float" office:value="0.0572687602654677" calcext:value-type="float">
            <text:p>0.057268760265468</text:p>
          </table:table-cell>
          <table:table-cell table:formula="of:=[.E673]*EXP(-0.1/20)+[.C674]" office:value-type="float" office:value="0.155672630367998" calcext:value-type="float">
            <text:p>0.155672630367998</text:p>
          </table:table-cell>
          <table:table-cell table:formula="of:=-[.B674]*[.E674]+[.C674]*[.D6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3000000000005" calcext:value-type="float">
            <text:p>67.3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74]*EXP(-0.1/20)+[.B675]" office:value-type="float" office:value="0.0569831311320344" calcext:value-type="float">
            <text:p>0.056983131132034</text:p>
          </table:table-cell>
          <table:table-cell table:formula="of:=[.E674]*EXP(-0.1/20)+[.C675]" office:value-type="float" office:value="0.154896209884908" calcext:value-type="float">
            <text:p>0.154896209884908</text:p>
          </table:table-cell>
          <table:table-cell table:formula="of:=-[.B675]*[.E675]+[.C675]*[.D6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4000000000005" calcext:value-type="float">
            <text:p>67.4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75]*EXP(-0.1/20)+[.B676]" office:value-type="float" office:value="0.0566989265798473" calcext:value-type="float">
            <text:p>0.056698926579847</text:p>
          </table:table-cell>
          <table:table-cell table:formula="of:=[.E675]*EXP(-0.1/20)+[.C676]" office:value-type="float" office:value="0.154123661815132" calcext:value-type="float">
            <text:p>0.154123661815132</text:p>
          </table:table-cell>
          <table:table-cell table:formula="of:=-[.B676]*[.E676]+[.C676]*[.D6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5000000000005" calcext:value-type="float">
            <text:p>67.5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76]*EXP(-0.1/20)+[.B677]" office:value-type="float" office:value="0.0564161395037777" calcext:value-type="float">
            <text:p>0.056416139503778</text:p>
          </table:table-cell>
          <table:table-cell table:formula="of:=[.E676]*EXP(-0.1/20)+[.C677]" office:value-type="float" office:value="0.153354966844929" calcext:value-type="float">
            <text:p>0.153354966844929</text:p>
          </table:table-cell>
          <table:table-cell table:formula="of:=-[.B677]*[.E677]+[.C677]*[.D6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6000000000005" calcext:value-type="float">
            <text:p>67.6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77]*EXP(-0.1/20)+[.B678]" office:value-type="float" office:value="0.0561347628341341" calcext:value-type="float">
            <text:p>0.056134762834134</text:p>
          </table:table-cell>
          <table:table-cell table:formula="of:=[.E677]*EXP(-0.1/20)+[.C678]" office:value-type="float" office:value="0.152590105756885" calcext:value-type="float">
            <text:p>0.152590105756885</text:p>
          </table:table-cell>
          <table:table-cell table:formula="of:=-[.B678]*[.E678]+[.C678]*[.D6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7000000000005" calcext:value-type="float">
            <text:p>67.7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78]*EXP(-0.1/20)+[.B679]" office:value-type="float" office:value="0.055854789536485" calcext:value-type="float">
            <text:p>0.055854789536485</text:p>
          </table:table-cell>
          <table:table-cell table:formula="of:=[.E678]*EXP(-0.1/20)+[.C679]" office:value-type="float" office:value="0.151829059429431" calcext:value-type="float">
            <text:p>0.151829059429431</text:p>
          </table:table-cell>
          <table:table-cell table:formula="of:=-[.B679]*[.E679]+[.C679]*[.D6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8000000000005" calcext:value-type="float">
            <text:p>67.8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79]*EXP(-0.1/20)+[.B680]" office:value-type="float" office:value="0.0555762126114834" calcext:value-type="float">
            <text:p>0.055576212611483</text:p>
          </table:table-cell>
          <table:table-cell table:formula="of:=[.E679]*EXP(-0.1/20)+[.C680]" office:value-type="float" office:value="0.151071808836371" calcext:value-type="float">
            <text:p>0.151071808836371</text:p>
          </table:table-cell>
          <table:table-cell table:formula="of:=-[.B680]*[.E680]+[.C680]*[.D6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.9000000000005" calcext:value-type="float">
            <text:p>67.9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80]*EXP(-0.1/20)+[.B681]" office:value-type="float" office:value="0.0552990250946917" calcext:value-type="float">
            <text:p>0.055299025094692</text:p>
          </table:table-cell>
          <table:table-cell table:formula="of:=[.E680]*EXP(-0.1/20)+[.C681]" office:value-type="float" office:value="0.150318335046401" calcext:value-type="float">
            <text:p>0.150318335046401</text:p>
          </table:table-cell>
          <table:table-cell table:formula="of:=-[.B681]*[.E681]+[.C681]*[.D6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0000000000005" calcext:value-type="float">
            <text:p>68.0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81]*EXP(-0.1/20)+[.B682]" office:value-type="float" office:value="0.0550232200564076" calcext:value-type="float">
            <text:p>0.055023220056408</text:p>
          </table:table-cell>
          <table:table-cell table:formula="of:=[.E681]*EXP(-0.1/20)+[.C682]" office:value-type="float" office:value="0.149568619222636" calcext:value-type="float">
            <text:p>0.149568619222636</text:p>
          </table:table-cell>
          <table:table-cell table:formula="of:=-[.B682]*[.E682]+[.C682]*[.D6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1000000000005" calcext:value-type="float">
            <text:p>68.1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82]*EXP(-0.1/20)+[.B683]" office:value-type="float" office:value="0.0547487906014906" calcext:value-type="float">
            <text:p>0.054748790601491</text:p>
          </table:table-cell>
          <table:table-cell table:formula="of:=[.E682]*EXP(-0.1/20)+[.C683]" office:value-type="float" office:value="0.148822642622141" calcext:value-type="float">
            <text:p>0.148822642622141</text:p>
          </table:table-cell>
          <table:table-cell table:formula="of:=-[.B683]*[.E683]+[.C683]*[.D6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2000000000005" calcext:value-type="float">
            <text:p>68.2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83]*EXP(-0.1/20)+[.B684]" office:value-type="float" office:value="0.0544757298691902" calcext:value-type="float">
            <text:p>0.05447572986919</text:p>
          </table:table-cell>
          <table:table-cell table:formula="of:=[.E683]*EXP(-0.1/20)+[.C684]" office:value-type="float" office:value="0.148080386595463" calcext:value-type="float">
            <text:p>0.148080386595463</text:p>
          </table:table-cell>
          <table:table-cell table:formula="of:=-[.B684]*[.E684]+[.C684]*[.D6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3000000000005" calcext:value-type="float">
            <text:p>68.3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84]*EXP(-0.1/20)+[.B685]" office:value-type="float" office:value="0.0542040310329738" calcext:value-type="float">
            <text:p>0.054204031032974</text:p>
          </table:table-cell>
          <table:table-cell table:formula="of:=[.E684]*EXP(-0.1/20)+[.C685]" office:value-type="float" office:value="0.147341832586163" calcext:value-type="float">
            <text:p>0.147341832586163</text:p>
          </table:table-cell>
          <table:table-cell table:formula="of:=-[.B685]*[.E685]+[.C685]*[.D6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4000000000006" calcext:value-type="float">
            <text:p>68.4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85]*EXP(-0.1/20)+[.B686]" office:value-type="float" office:value="0.0539336873003563" calcext:value-type="float">
            <text:p>0.053933687300356</text:p>
          </table:table-cell>
          <table:table-cell table:formula="of:=[.E685]*EXP(-0.1/20)+[.C686]" office:value-type="float" office:value="0.146606962130351" calcext:value-type="float">
            <text:p>0.146606962130351</text:p>
          </table:table-cell>
          <table:table-cell table:formula="of:=-[.B686]*[.E686]+[.C686]*[.D6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5000000000005" calcext:value-type="float">
            <text:p>68.5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86]*EXP(-0.1/20)+[.B687]" office:value-type="float" office:value="0.0536646919127305" calcext:value-type="float">
            <text:p>0.053664691912731</text:p>
          </table:table-cell>
          <table:table-cell table:formula="of:=[.E686]*EXP(-0.1/20)+[.C687]" office:value-type="float" office:value="0.145875756856228" calcext:value-type="float">
            <text:p>0.145875756856228</text:p>
          </table:table-cell>
          <table:table-cell table:formula="of:=-[.B687]*[.E687]+[.C687]*[.D6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6000000000005" calcext:value-type="float">
            <text:p>68.6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87]*EXP(-0.1/20)+[.B688]" office:value-type="float" office:value="0.0533970381451974" calcext:value-type="float">
            <text:p>0.053397038145197</text:p>
          </table:table-cell>
          <table:table-cell table:formula="of:=[.E687]*EXP(-0.1/20)+[.C688]" office:value-type="float" office:value="0.145148198483624" calcext:value-type="float">
            <text:p>0.145148198483624</text:p>
          </table:table-cell>
          <table:table-cell table:formula="of:=-[.B688]*[.E688]+[.C688]*[.D6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7000000000005" calcext:value-type="float">
            <text:p>68.7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88]*EXP(-0.1/20)+[.B689]" office:value-type="float" office:value="0.0531307193063991" calcext:value-type="float">
            <text:p>0.053130719306399</text:p>
          </table:table-cell>
          <table:table-cell table:formula="of:=[.E688]*EXP(-0.1/20)+[.C689]" office:value-type="float" office:value="0.144424268823543" calcext:value-type="float">
            <text:p>0.144424268823543</text:p>
          </table:table-cell>
          <table:table-cell table:formula="of:=-[.B689]*[.E689]+[.C689]*[.D6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8000000000006" calcext:value-type="float">
            <text:p>68.8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89]*EXP(-0.1/20)+[.B690]" office:value-type="float" office:value="0.0528657287383507" calcext:value-type="float">
            <text:p>0.052865728738351</text:p>
          </table:table-cell>
          <table:table-cell table:formula="of:=[.E689]*EXP(-0.1/20)+[.C690]" office:value-type="float" office:value="0.143703949777704" calcext:value-type="float">
            <text:p>0.143703949777704</text:p>
          </table:table-cell>
          <table:table-cell table:formula="of:=-[.B690]*[.E690]+[.C690]*[.D6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.9000000000006" calcext:value-type="float">
            <text:p>68.9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90]*EXP(-0.1/20)+[.B691]" office:value-type="float" office:value="0.0526020598162741" calcext:value-type="float">
            <text:p>0.052602059816274</text:p>
          </table:table-cell>
          <table:table-cell table:formula="of:=[.E690]*EXP(-0.1/20)+[.C691]" office:value-type="float" office:value="0.142987223338094" calcext:value-type="float">
            <text:p>0.142987223338094</text:p>
          </table:table-cell>
          <table:table-cell table:formula="of:=-[.B691]*[.E691]+[.C691]*[.D6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0000000000005" calcext:value-type="float">
            <text:p>69.0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91]*EXP(-0.1/20)+[.B692]" office:value-type="float" office:value="0.0523397059484327" calcext:value-type="float">
            <text:p>0.052339705948433</text:p>
          </table:table-cell>
          <table:table-cell table:formula="of:=[.E691]*EXP(-0.1/20)+[.C692]" office:value-type="float" office:value="0.142274071586514" calcext:value-type="float">
            <text:p>0.142274071586514</text:p>
          </table:table-cell>
          <table:table-cell table:formula="of:=-[.B692]*[.E692]+[.C692]*[.D6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1000000000006" calcext:value-type="float">
            <text:p>69.1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92]*EXP(-0.1/20)+[.B693]" office:value-type="float" office:value="0.052078660575966" calcext:value-type="float">
            <text:p>0.052078660575966</text:p>
          </table:table-cell>
          <table:table-cell table:formula="of:=[.E692]*EXP(-0.1/20)+[.C693]" office:value-type="float" office:value="0.141564476694135" calcext:value-type="float">
            <text:p>0.141564476694135</text:p>
          </table:table-cell>
          <table:table-cell table:formula="of:=-[.B693]*[.E693]+[.C693]*[.D6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2000000000006" calcext:value-type="float">
            <text:p>69.2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93]*EXP(-0.1/20)+[.B694]" office:value-type="float" office:value="0.0518189171727261" calcext:value-type="float">
            <text:p>0.051818917172726</text:p>
          </table:table-cell>
          <table:table-cell table:formula="of:=[.E693]*EXP(-0.1/20)+[.C694]" office:value-type="float" office:value="0.140858420921046" calcext:value-type="float">
            <text:p>0.140858420921046</text:p>
          </table:table-cell>
          <table:table-cell table:formula="of:=-[.B694]*[.E694]+[.C694]*[.D6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3000000000006" calcext:value-type="float">
            <text:p>69.3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94]*EXP(-0.1/20)+[.B695]" office:value-type="float" office:value="0.0515604692451145" calcext:value-type="float">
            <text:p>0.051560469245115</text:p>
          </table:table-cell>
          <table:table-cell table:formula="of:=[.E694]*EXP(-0.1/20)+[.C695]" office:value-type="float" office:value="0.140155886615816" calcext:value-type="float">
            <text:p>0.140155886615816</text:p>
          </table:table-cell>
          <table:table-cell table:formula="of:=-[.B695]*[.E695]+[.C695]*[.D6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4000000000005" calcext:value-type="float">
            <text:p>69.40000000000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95]*EXP(-0.1/20)+[.B696]" office:value-type="float" office:value="0.0513033103319194" calcext:value-type="float">
            <text:p>0.05130331033192</text:p>
          </table:table-cell>
          <table:table-cell table:formula="of:=[.E695]*EXP(-0.1/20)+[.C696]" office:value-type="float" office:value="0.139456856215052" calcext:value-type="float">
            <text:p>0.139456856215052</text:p>
          </table:table-cell>
          <table:table-cell table:formula="of:=-[.B696]*[.E696]+[.C696]*[.D6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5000000000006" calcext:value-type="float">
            <text:p>69.5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96]*EXP(-0.1/20)+[.B697]" office:value-type="float" office:value="0.0510474340041547" calcext:value-type="float">
            <text:p>0.051047434004155</text:p>
          </table:table-cell>
          <table:table-cell table:formula="of:=[.E696]*EXP(-0.1/20)+[.C697]" office:value-type="float" office:value="0.138761312242956" calcext:value-type="float">
            <text:p>0.138761312242956</text:p>
          </table:table-cell>
          <table:table-cell table:formula="of:=-[.B697]*[.E697]+[.C697]*[.D6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6000000000006" calcext:value-type="float">
            <text:p>69.6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97]*EXP(-0.1/20)+[.B698]" office:value-type="float" office:value="0.0507928338648988" calcext:value-type="float">
            <text:p>0.050792833864899</text:p>
          </table:table-cell>
          <table:table-cell table:formula="of:=[.E697]*EXP(-0.1/20)+[.C698]" office:value-type="float" office:value="0.138069237310893" calcext:value-type="float">
            <text:p>0.138069237310893</text:p>
          </table:table-cell>
          <table:table-cell table:formula="of:=-[.B698]*[.E698]+[.C698]*[.D6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7000000000006" calcext:value-type="float">
            <text:p>69.7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98]*EXP(-0.1/20)+[.B699]" office:value-type="float" office:value="0.050539503549135" calcext:value-type="float">
            <text:p>0.050539503549135</text:p>
          </table:table-cell>
          <table:table-cell table:formula="of:=[.E698]*EXP(-0.1/20)+[.C699]" office:value-type="float" office:value="0.137380614116955" calcext:value-type="float">
            <text:p>0.137380614116955</text:p>
          </table:table-cell>
          <table:table-cell table:formula="of:=-[.B699]*[.E699]+[.C699]*[.D6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8000000000006" calcext:value-type="float">
            <text:p>69.8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99]*EXP(-0.1/20)+[.B700]" office:value-type="float" office:value="0.0502874367235922" calcext:value-type="float">
            <text:p>0.050287436723592</text:p>
          </table:table-cell>
          <table:table-cell table:formula="of:=[.E699]*EXP(-0.1/20)+[.C700]" office:value-type="float" office:value="0.136695425445524" calcext:value-type="float">
            <text:p>0.136695425445524</text:p>
          </table:table-cell>
          <table:table-cell table:formula="of:=-[.B700]*[.E700]+[.C700]*[.D7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.9000000000006" calcext:value-type="float">
            <text:p>69.9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00]*EXP(-0.1/20)+[.B701]" office:value-type="float" office:value="0.0500366270865866" calcext:value-type="float">
            <text:p>0.050036627086587</text:p>
          </table:table-cell>
          <table:table-cell table:formula="of:=[.E700]*EXP(-0.1/20)+[.C701]" office:value-type="float" office:value="0.13601365416685" calcext:value-type="float">
            <text:p>0.13601365416685</text:p>
          </table:table-cell>
          <table:table-cell table:formula="of:=-[.B701]*[.E701]+[.C701]*[.D7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0000000000006" calcext:value-type="float">
            <text:p>70.0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01]*EXP(-0.1/20)+[.B702]" office:value-type="float" office:value="0.0497870683678642" calcext:value-type="float">
            <text:p>0.049787068367864</text:p>
          </table:table-cell>
          <table:table-cell table:formula="of:=[.E701]*EXP(-0.1/20)+[.C702]" office:value-type="float" office:value="0.135335283236613" calcext:value-type="float">
            <text:p>0.135335283236613</text:p>
          </table:table-cell>
          <table:table-cell table:formula="of:=-[.B702]*[.E702]+[.C702]*[.D7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1000000000006" calcext:value-type="float">
            <text:p>70.1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02]*EXP(-0.1/20)+[.B703]" office:value-type="float" office:value="0.0495387543284442" calcext:value-type="float">
            <text:p>0.049538754328444</text:p>
          </table:table-cell>
          <table:table-cell table:formula="of:=[.E702]*EXP(-0.1/20)+[.C703]" office:value-type="float" office:value="0.134660295695506" calcext:value-type="float">
            <text:p>0.134660295695506</text:p>
          </table:table-cell>
          <table:table-cell table:formula="of:=-[.B703]*[.E703]+[.C703]*[.D7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2000000000006" calcext:value-type="float">
            <text:p>70.2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03]*EXP(-0.1/20)+[.B704]" office:value-type="float" office:value="0.0492916787604625" calcext:value-type="float">
            <text:p>0.049291678760463</text:p>
          </table:table-cell>
          <table:table-cell table:formula="of:=[.E703]*EXP(-0.1/20)+[.C704]" office:value-type="float" office:value="0.133988674668806" calcext:value-type="float">
            <text:p>0.133988674668806</text:p>
          </table:table-cell>
          <table:table-cell table:formula="of:=-[.B704]*[.E704]+[.C704]*[.D7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3000000000006" calcext:value-type="float">
            <text:p>70.3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04]*EXP(-0.1/20)+[.B705]" office:value-type="float" office:value="0.049045835487017" calcext:value-type="float">
            <text:p>0.049045835487017</text:p>
          </table:table-cell>
          <table:table-cell table:formula="of:=[.E704]*EXP(-0.1/20)+[.C705]" office:value-type="float" office:value="0.13332040336595" calcext:value-type="float">
            <text:p>0.13332040336595</text:p>
          </table:table-cell>
          <table:table-cell table:formula="of:=-[.B705]*[.E705]+[.C705]*[.D7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4000000000006" calcext:value-type="float">
            <text:p>70.4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05]*EXP(-0.1/20)+[.B706]" office:value-type="float" office:value="0.0488012183620132" calcext:value-type="float">
            <text:p>0.048801218362013</text:p>
          </table:table-cell>
          <table:table-cell table:formula="of:=[.E705]*EXP(-0.1/20)+[.C706]" office:value-type="float" office:value="0.132655465080122" calcext:value-type="float">
            <text:p>0.132655465080122</text:p>
          </table:table-cell>
          <table:table-cell table:formula="of:=-[.B706]*[.E706]+[.C706]*[.D7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5000000000006" calcext:value-type="float">
            <text:p>70.5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06]*EXP(-0.1/20)+[.B707]" office:value-type="float" office:value="0.0485578212700103" calcext:value-type="float">
            <text:p>0.04855782127001</text:p>
          </table:table-cell>
          <table:table-cell table:formula="of:=[.E706]*EXP(-0.1/20)+[.C707]" office:value-type="float" office:value="0.131993843187831" calcext:value-type="float">
            <text:p>0.131993843187831</text:p>
          </table:table-cell>
          <table:table-cell table:formula="of:=-[.B707]*[.E707]+[.C707]*[.D7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6000000000006" calcext:value-type="float">
            <text:p>70.6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07]*EXP(-0.1/20)+[.B708]" office:value-type="float" office:value="0.0483156381260681" calcext:value-type="float">
            <text:p>0.048315638126068</text:p>
          </table:table-cell>
          <table:table-cell table:formula="of:=[.E707]*EXP(-0.1/20)+[.C708]" office:value-type="float" office:value="0.131335521148494" calcext:value-type="float">
            <text:p>0.131335521148494</text:p>
          </table:table-cell>
          <table:table-cell table:formula="of:=-[.B708]*[.E708]+[.C708]*[.D7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7000000000006" calcext:value-type="float">
            <text:p>70.7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08]*EXP(-0.1/20)+[.B709]" office:value-type="float" office:value="0.0480746628755955" calcext:value-type="float">
            <text:p>0.048074662875596</text:p>
          </table:table-cell>
          <table:table-cell table:formula="of:=[.E708]*EXP(-0.1/20)+[.C709]" office:value-type="float" office:value="0.130680482504026" calcext:value-type="float">
            <text:p>0.130680482504026</text:p>
          </table:table-cell>
          <table:table-cell table:formula="of:=-[.B709]*[.E709]+[.C709]*[.D7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8000000000006" calcext:value-type="float">
            <text:p>70.8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09]*EXP(-0.1/20)+[.B710]" office:value-type="float" office:value="0.0478348894941987" calcext:value-type="float">
            <text:p>0.047834889494199</text:p>
          </table:table-cell>
          <table:table-cell table:formula="of:=[.E709]*EXP(-0.1/20)+[.C710]" office:value-type="float" office:value="0.130028710878426" calcext:value-type="float">
            <text:p>0.130028710878426</text:p>
          </table:table-cell>
          <table:table-cell table:formula="of:=-[.B710]*[.E710]+[.C710]*[.D7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9000000000006" calcext:value-type="float">
            <text:p>70.9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10]*EXP(-0.1/20)+[.B711]" office:value-type="float" office:value="0.0475963119875306" calcext:value-type="float">
            <text:p>0.047596311987531</text:p>
          </table:table-cell>
          <table:table-cell table:formula="of:=[.E710]*EXP(-0.1/20)+[.C711]" office:value-type="float" office:value="0.129380189977372" calcext:value-type="float">
            <text:p>0.129380189977372</text:p>
          </table:table-cell>
          <table:table-cell table:formula="of:=-[.B711]*[.E711]+[.C711]*[.D7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0000000000006" calcext:value-type="float">
            <text:p>71.0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11]*EXP(-0.1/20)+[.B712]" office:value-type="float" office:value="0.0473589243911412" calcext:value-type="float">
            <text:p>0.047358924391141</text:p>
          </table:table-cell>
          <table:table-cell table:formula="of:=[.E711]*EXP(-0.1/20)+[.C712]" office:value-type="float" office:value="0.128734903587805" calcext:value-type="float">
            <text:p>0.128734903587805</text:p>
          </table:table-cell>
          <table:table-cell table:formula="of:=-[.B712]*[.E712]+[.C712]*[.D7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1000000000006" calcext:value-type="float">
            <text:p>71.1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12]*EXP(-0.1/20)+[.B713]" office:value-type="float" office:value="0.0471227207703282" calcext:value-type="float">
            <text:p>0.047122720770328</text:p>
          </table:table-cell>
          <table:table-cell table:formula="of:=[.E712]*EXP(-0.1/20)+[.C713]" office:value-type="float" office:value="0.128092835577533" calcext:value-type="float">
            <text:p>0.128092835577533</text:p>
          </table:table-cell>
          <table:table-cell table:formula="of:=-[.B713]*[.E713]+[.C713]*[.D7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2000000000006" calcext:value-type="float">
            <text:p>71.2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13]*EXP(-0.1/20)+[.B714]" office:value-type="float" office:value="0.0468876952199888" calcext:value-type="float">
            <text:p>0.046887695219989</text:p>
          </table:table-cell>
          <table:table-cell table:formula="of:=[.E713]*EXP(-0.1/20)+[.C714]" office:value-type="float" office:value="0.127453969894821" calcext:value-type="float">
            <text:p>0.127453969894821</text:p>
          </table:table-cell>
          <table:table-cell table:formula="of:=-[.B714]*[.E714]+[.C714]*[.D7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3000000000006" calcext:value-type="float">
            <text:p>71.3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14]*EXP(-0.1/20)+[.B715]" office:value-type="float" office:value="0.0466538418644719" calcext:value-type="float">
            <text:p>0.046653841864472</text:p>
          </table:table-cell>
          <table:table-cell table:formula="of:=[.E714]*EXP(-0.1/20)+[.C715]" office:value-type="float" office:value="0.126818290567996" calcext:value-type="float">
            <text:p>0.126818290567996</text:p>
          </table:table-cell>
          <table:table-cell table:formula="of:=-[.B715]*[.E715]+[.C715]*[.D7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4000000000006" calcext:value-type="float">
            <text:p>71.4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15]*EXP(-0.1/20)+[.B716]" office:value-type="float" office:value="0.0464211548574315" calcext:value-type="float">
            <text:p>0.046421154857432</text:p>
          </table:table-cell>
          <table:table-cell table:formula="of:=[.E715]*EXP(-0.1/20)+[.C716]" office:value-type="float" office:value="0.126185781705039" calcext:value-type="float">
            <text:p>0.126185781705039</text:p>
          </table:table-cell>
          <table:table-cell table:formula="of:=-[.B716]*[.E716]+[.C716]*[.D7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000000000006" calcext:value-type="float">
            <text:p>71.5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16]*EXP(-0.1/20)+[.B717]" office:value-type="float" office:value="0.0461896283816804" calcext:value-type="float">
            <text:p>0.04618962838168</text:p>
          </table:table-cell>
          <table:table-cell table:formula="of:=[.E716]*EXP(-0.1/20)+[.C717]" office:value-type="float" office:value="0.125556427493198" calcext:value-type="float">
            <text:p>0.125556427493198</text:p>
          </table:table-cell>
          <table:table-cell table:formula="of:=-[.B717]*[.E717]+[.C717]*[.D7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6000000000006" calcext:value-type="float">
            <text:p>71.6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17]*EXP(-0.1/20)+[.B718]" office:value-type="float" office:value="0.0459592566490445" calcext:value-type="float">
            <text:p>0.045959256649045</text:p>
          </table:table-cell>
          <table:table-cell table:formula="of:=[.E717]*EXP(-0.1/20)+[.C718]" office:value-type="float" office:value="0.124930212198583" calcext:value-type="float">
            <text:p>0.124930212198583</text:p>
          </table:table-cell>
          <table:table-cell table:formula="of:=-[.B718]*[.E718]+[.C718]*[.D7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7000000000006" calcext:value-type="float">
            <text:p>71.7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18]*EXP(-0.1/20)+[.B719]" office:value-type="float" office:value="0.0457300339002185" calcext:value-type="float">
            <text:p>0.045730033900219</text:p>
          </table:table-cell>
          <table:table-cell table:formula="of:=[.E718]*EXP(-0.1/20)+[.C719]" office:value-type="float" office:value="0.12430712016578" calcext:value-type="float">
            <text:p>0.12430712016578</text:p>
          </table:table-cell>
          <table:table-cell table:formula="of:=-[.B719]*[.E719]+[.C719]*[.D7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8000000000006" calcext:value-type="float">
            <text:p>71.8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19]*EXP(-0.1/20)+[.B720]" office:value-type="float" office:value="0.0455019544046218" calcext:value-type="float">
            <text:p>0.045501954404622</text:p>
          </table:table-cell>
          <table:table-cell table:formula="of:=[.E719]*EXP(-0.1/20)+[.C720]" office:value-type="float" office:value="0.123687135817455" calcext:value-type="float">
            <text:p>0.123687135817455</text:p>
          </table:table-cell>
          <table:table-cell table:formula="of:=-[.B720]*[.E720]+[.C720]*[.D7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9000000000006" calcext:value-type="float">
            <text:p>71.9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20]*EXP(-0.1/20)+[.B721]" office:value-type="float" office:value="0.0452750124602552" calcext:value-type="float">
            <text:p>0.045275012460255</text:p>
          </table:table-cell>
          <table:table-cell table:formula="of:=[.E720]*EXP(-0.1/20)+[.C721]" office:value-type="float" office:value="0.123070243653968" calcext:value-type="float">
            <text:p>0.123070243653968</text:p>
          </table:table-cell>
          <table:table-cell table:formula="of:=-[.B721]*[.E721]+[.C721]*[.D7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0000000000006" calcext:value-type="float">
            <text:p>72.0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21]*EXP(-0.1/20)+[.B722]" office:value-type="float" office:value="0.0450492023935581" calcext:value-type="float">
            <text:p>0.045049202393558</text:p>
          </table:table-cell>
          <table:table-cell table:formula="of:=[.E721]*EXP(-0.1/20)+[.C722]" office:value-type="float" office:value="0.122456428252982" calcext:value-type="float">
            <text:p>0.122456428252982</text:p>
          </table:table-cell>
          <table:table-cell table:formula="of:=-[.B722]*[.E722]+[.C722]*[.D7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1000000000006" calcext:value-type="float">
            <text:p>72.1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22]*EXP(-0.1/20)+[.B723]" office:value-type="float" office:value="0.0448245185592671" calcext:value-type="float">
            <text:p>0.044824518559267</text:p>
          </table:table-cell>
          <table:table-cell table:formula="of:=[.E722]*EXP(-0.1/20)+[.C723]" office:value-type="float" office:value="0.121845674269081" calcext:value-type="float">
            <text:p>0.121845674269081</text:p>
          </table:table-cell>
          <table:table-cell table:formula="of:=-[.B723]*[.E723]+[.C723]*[.D7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2000000000006" calcext:value-type="float">
            <text:p>72.2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23]*EXP(-0.1/20)+[.B724]" office:value-type="float" office:value="0.0446009553402748" calcext:value-type="float">
            <text:p>0.044600955340275</text:p>
          </table:table-cell>
          <table:table-cell table:formula="of:=[.E723]*EXP(-0.1/20)+[.C724]" office:value-type="float" office:value="0.121237966433382" calcext:value-type="float">
            <text:p>0.121237966433382</text:p>
          </table:table-cell>
          <table:table-cell table:formula="of:=-[.B724]*[.E724]+[.C724]*[.D7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3000000000006" calcext:value-type="float">
            <text:p>72.3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24]*EXP(-0.1/20)+[.B725]" office:value-type="float" office:value="0.0443785071474889" calcext:value-type="float">
            <text:p>0.044378507147489</text:p>
          </table:table-cell>
          <table:table-cell table:formula="of:=[.E724]*EXP(-0.1/20)+[.C725]" office:value-type="float" office:value="0.120633289553159" calcext:value-type="float">
            <text:p>0.120633289553159</text:p>
          </table:table-cell>
          <table:table-cell table:formula="of:=-[.B725]*[.E725]+[.C725]*[.D7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4000000000006" calcext:value-type="float">
            <text:p>72.4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25]*EXP(-0.1/20)+[.B726]" office:value-type="float" office:value="0.0441571684196931" calcext:value-type="float">
            <text:p>0.044157168419693</text:p>
          </table:table-cell>
          <table:table-cell table:formula="of:=[.E725]*EXP(-0.1/20)+[.C726]" office:value-type="float" office:value="0.120031628511457" calcext:value-type="float">
            <text:p>0.120031628511457</text:p>
          </table:table-cell>
          <table:table-cell table:formula="of:=-[.B726]*[.E726]+[.C726]*[.D7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5000000000006" calcext:value-type="float">
            <text:p>72.5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26]*EXP(-0.1/20)+[.B727]" office:value-type="float" office:value="0.0439369336234077" calcext:value-type="float">
            <text:p>0.043936933623408</text:p>
          </table:table-cell>
          <table:table-cell table:formula="of:=[.E726]*EXP(-0.1/20)+[.C727]" office:value-type="float" office:value="0.11943296826672" calcext:value-type="float">
            <text:p>0.11943296826672</text:p>
          </table:table-cell>
          <table:table-cell table:formula="of:=-[.B727]*[.E727]+[.C727]*[.D7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6000000000006" calcext:value-type="float">
            <text:p>72.6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27]*EXP(-0.1/20)+[.B728]" office:value-type="float" office:value="0.0437177972527512" calcext:value-type="float">
            <text:p>0.043717797252751</text:p>
          </table:table-cell>
          <table:table-cell table:formula="of:=[.E727]*EXP(-0.1/20)+[.C728]" office:value-type="float" office:value="0.11883729385241" calcext:value-type="float">
            <text:p>0.11883729385241</text:p>
          </table:table-cell>
          <table:table-cell table:formula="of:=-[.B728]*[.E728]+[.C728]*[.D7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7000000000006" calcext:value-type="float">
            <text:p>72.7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28]*EXP(-0.1/20)+[.B729]" office:value-type="float" office:value="0.043499753829303" calcext:value-type="float">
            <text:p>0.043499753829303</text:p>
          </table:table-cell>
          <table:table-cell table:formula="of:=[.E728]*EXP(-0.1/20)+[.C729]" office:value-type="float" office:value="0.118244590376636" calcext:value-type="float">
            <text:p>0.118244590376636</text:p>
          </table:table-cell>
          <table:table-cell table:formula="of:=-[.B729]*[.E729]+[.C729]*[.D7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8000000000006" calcext:value-type="float">
            <text:p>72.8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29]*EXP(-0.1/20)+[.B730]" office:value-type="float" office:value="0.0432827979019662" calcext:value-type="float">
            <text:p>0.043282797901966</text:p>
          </table:table-cell>
          <table:table-cell table:formula="of:=[.E729]*EXP(-0.1/20)+[.C730]" office:value-type="float" office:value="0.11765484302178" calcext:value-type="float">
            <text:p>0.11765484302178</text:p>
          </table:table-cell>
          <table:table-cell table:formula="of:=-[.B730]*[.E730]+[.C730]*[.D7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.9000000000006" calcext:value-type="float">
            <text:p>72.9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30]*EXP(-0.1/20)+[.B731]" office:value-type="float" office:value="0.0430669240468312" calcext:value-type="float">
            <text:p>0.043066924046831</text:p>
          </table:table-cell>
          <table:table-cell table:formula="of:=[.E730]*EXP(-0.1/20)+[.C731]" office:value-type="float" office:value="0.117068037044127" calcext:value-type="float">
            <text:p>0.117068037044127</text:p>
          </table:table-cell>
          <table:table-cell table:formula="of:=-[.B731]*[.E731]+[.C731]*[.D7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0000000000006" calcext:value-type="float">
            <text:p>73.0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31]*EXP(-0.1/20)+[.B732]" office:value-type="float" office:value="0.0428521268670404" calcext:value-type="float">
            <text:p>0.042852126867041</text:p>
          </table:table-cell>
          <table:table-cell table:formula="of:=[.E731]*EXP(-0.1/20)+[.C732]" office:value-type="float" office:value="0.116484157773497" calcext:value-type="float">
            <text:p>0.116484157773497</text:p>
          </table:table-cell>
          <table:table-cell table:formula="of:=-[.B732]*[.E732]+[.C732]*[.D7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1000000000006" calcext:value-type="float">
            <text:p>73.1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32]*EXP(-0.1/20)+[.B733]" office:value-type="float" office:value="0.0426384009926533" calcext:value-type="float">
            <text:p>0.042638400992653</text:p>
          </table:table-cell>
          <table:table-cell table:formula="of:=[.E732]*EXP(-0.1/20)+[.C733]" office:value-type="float" office:value="0.115903190612879" calcext:value-type="float">
            <text:p>0.115903190612879</text:p>
          </table:table-cell>
          <table:table-cell table:formula="of:=-[.B733]*[.E733]+[.C733]*[.D7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2000000000006" calcext:value-type="float">
            <text:p>73.2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33]*EXP(-0.1/20)+[.B734]" office:value-type="float" office:value="0.0424257410805116" calcext:value-type="float">
            <text:p>0.042425741080512</text:p>
          </table:table-cell>
          <table:table-cell table:formula="of:=[.E733]*EXP(-0.1/20)+[.C734]" office:value-type="float" office:value="0.115325121038063" calcext:value-type="float">
            <text:p>0.115325121038063</text:p>
          </table:table-cell>
          <table:table-cell table:formula="of:=-[.B734]*[.E734]+[.C734]*[.D7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3000000000006" calcext:value-type="float">
            <text:p>73.3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34]*EXP(-0.1/20)+[.B735]" office:value-type="float" office:value="0.0422141418141067" calcext:value-type="float">
            <text:p>0.042214141814107</text:p>
          </table:table-cell>
          <table:table-cell table:formula="of:=[.E734]*EXP(-0.1/20)+[.C735]" office:value-type="float" office:value="0.114749934597279" calcext:value-type="float">
            <text:p>0.114749934597279</text:p>
          </table:table-cell>
          <table:table-cell table:formula="of:=-[.B735]*[.E735]+[.C735]*[.D7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4000000000006" calcext:value-type="float">
            <text:p>73.4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35]*EXP(-0.1/20)+[.B736]" office:value-type="float" office:value="0.0420035979034458" calcext:value-type="float">
            <text:p>0.042003597903446</text:p>
          </table:table-cell>
          <table:table-cell table:formula="of:=[.E735]*EXP(-0.1/20)+[.C736]" office:value-type="float" office:value="0.114177616910837" calcext:value-type="float">
            <text:p>0.114177616910837</text:p>
          </table:table-cell>
          <table:table-cell table:formula="of:=-[.B736]*[.E736]+[.C736]*[.D7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5000000000006" calcext:value-type="float">
            <text:p>73.5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36]*EXP(-0.1/20)+[.B737]" office:value-type="float" office:value="0.0417941040849202" calcext:value-type="float">
            <text:p>0.04179410408492</text:p>
          </table:table-cell>
          <table:table-cell table:formula="of:=[.E736]*EXP(-0.1/20)+[.C737]" office:value-type="float" office:value="0.113608153670764" calcext:value-type="float">
            <text:p>0.113608153670764</text:p>
          </table:table-cell>
          <table:table-cell table:formula="of:=-[.B737]*[.E737]+[.C737]*[.D7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6000000000006" calcext:value-type="float">
            <text:p>73.6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37]*EXP(-0.1/20)+[.B738]" office:value-type="float" office:value="0.0415856551211734" calcext:value-type="float">
            <text:p>0.041585655121173</text:p>
          </table:table-cell>
          <table:table-cell table:formula="of:=[.E737]*EXP(-0.1/20)+[.C738]" office:value-type="float" office:value="0.11304153064045" calcext:value-type="float">
            <text:p>0.11304153064045</text:p>
          </table:table-cell>
          <table:table-cell table:formula="of:=-[.B738]*[.E738]+[.C738]*[.D7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7000000000006" calcext:value-type="float">
            <text:p>73.7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38]*EXP(-0.1/20)+[.B739]" office:value-type="float" office:value="0.0413782458009706" calcext:value-type="float">
            <text:p>0.041378245800971</text:p>
          </table:table-cell>
          <table:table-cell table:formula="of:=[.E738]*EXP(-0.1/20)+[.C739]" office:value-type="float" office:value="0.11247773365429" calcext:value-type="float">
            <text:p>0.11247773365429</text:p>
          </table:table-cell>
          <table:table-cell table:formula="of:=-[.B739]*[.E739]+[.C739]*[.D7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8000000000006" calcext:value-type="float">
            <text:p>73.8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39]*EXP(-0.1/20)+[.B740]" office:value-type="float" office:value="0.041171870939068" calcext:value-type="float">
            <text:p>0.041171870939068</text:p>
          </table:table-cell>
          <table:table-cell table:formula="of:=[.E739]*EXP(-0.1/20)+[.C740]" office:value-type="float" office:value="0.111916748617329" calcext:value-type="float">
            <text:p>0.111916748617329</text:p>
          </table:table-cell>
          <table:table-cell table:formula="of:=-[.B740]*[.E740]+[.C740]*[.D7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.9000000000006" calcext:value-type="float">
            <text:p>73.9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40]*EXP(-0.1/20)+[.B741]" office:value-type="float" office:value="0.0409665253760832" calcext:value-type="float">
            <text:p>0.040966525376083</text:p>
          </table:table-cell>
          <table:table-cell table:formula="of:=[.E740]*EXP(-0.1/20)+[.C741]" office:value-type="float" office:value="0.111358561504913" calcext:value-type="float">
            <text:p>0.111358561504913</text:p>
          </table:table-cell>
          <table:table-cell table:formula="of:=-[.B741]*[.E741]+[.C741]*[.D7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0000000000006" calcext:value-type="float">
            <text:p>74.0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41]*EXP(-0.1/20)+[.B742]" office:value-type="float" office:value="0.0407622039783665" calcext:value-type="float">
            <text:p>0.040762203978367</text:p>
          </table:table-cell>
          <table:table-cell table:formula="of:=[.E741]*EXP(-0.1/20)+[.C742]" office:value-type="float" office:value="0.110803158362334" calcext:value-type="float">
            <text:p>0.110803158362334</text:p>
          </table:table-cell>
          <table:table-cell table:formula="of:=-[.B742]*[.E742]+[.C742]*[.D7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1000000000006" calcext:value-type="float">
            <text:p>74.1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42]*EXP(-0.1/20)+[.B743]" office:value-type="float" office:value="0.0405589016378722" calcext:value-type="float">
            <text:p>0.040558901637872</text:p>
          </table:table-cell>
          <table:table-cell table:formula="of:=[.E742]*EXP(-0.1/20)+[.C743]" office:value-type="float" office:value="0.110250525304486" calcext:value-type="float">
            <text:p>0.110250525304486</text:p>
          </table:table-cell>
          <table:table-cell table:formula="of:=-[.B743]*[.E743]+[.C743]*[.D7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2000000000006" calcext:value-type="float">
            <text:p>74.2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43]*EXP(-0.1/20)+[.B744]" office:value-type="float" office:value="0.0403566132720314" calcext:value-type="float">
            <text:p>0.040356613272031</text:p>
          </table:table-cell>
          <table:table-cell table:formula="of:=[.E743]*EXP(-0.1/20)+[.C744]" office:value-type="float" office:value="0.109700648515512" calcext:value-type="float">
            <text:p>0.109700648515512</text:p>
          </table:table-cell>
          <table:table-cell table:formula="of:=-[.B744]*[.E744]+[.C744]*[.D7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3000000000006" calcext:value-type="float">
            <text:p>74.3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44]*EXP(-0.1/20)+[.B745]" office:value-type="float" office:value="0.0401553338236243" calcext:value-type="float">
            <text:p>0.040155333823624</text:p>
          </table:table-cell>
          <table:table-cell table:formula="of:=[.E744]*EXP(-0.1/20)+[.C745]" office:value-type="float" office:value="0.109153514248465" calcext:value-type="float">
            <text:p>0.109153514248465</text:p>
          </table:table-cell>
          <table:table-cell table:formula="of:=-[.B745]*[.E745]+[.C745]*[.D7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4000000000006" calcext:value-type="float">
            <text:p>74.4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45]*EXP(-0.1/20)+[.B746]" office:value-type="float" office:value="0.0399550582606541" calcext:value-type="float">
            <text:p>0.039955058260654</text:p>
          </table:table-cell>
          <table:table-cell table:formula="of:=[.E745]*EXP(-0.1/20)+[.C746]" office:value-type="float" office:value="0.108609108824958" calcext:value-type="float">
            <text:p>0.108609108824958</text:p>
          </table:table-cell>
          <table:table-cell table:formula="of:=-[.B746]*[.E746]+[.C746]*[.D7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5000000000006" calcext:value-type="float">
            <text:p>74.5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46]*EXP(-0.1/20)+[.B747]" office:value-type="float" office:value="0.0397557815762215" calcext:value-type="float">
            <text:p>0.039755781576222</text:p>
          </table:table-cell>
          <table:table-cell table:formula="of:=[.E746]*EXP(-0.1/20)+[.C747]" office:value-type="float" office:value="0.10806741863483" calcext:value-type="float">
            <text:p>0.10806741863483</text:p>
          </table:table-cell>
          <table:table-cell table:formula="of:=-[.B747]*[.E747]+[.C747]*[.D7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6000000000006" calcext:value-type="float">
            <text:p>74.6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47]*EXP(-0.1/20)+[.B748]" office:value-type="float" office:value="0.039557498788399" calcext:value-type="float">
            <text:p>0.039557498788399</text:p>
          </table:table-cell>
          <table:table-cell table:formula="of:=[.E747]*EXP(-0.1/20)+[.C748]" office:value-type="float" office:value="0.107528430135795" calcext:value-type="float">
            <text:p>0.107528430135795</text:p>
          </table:table-cell>
          <table:table-cell table:formula="of:=-[.B748]*[.E748]+[.C748]*[.D7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7000000000006" calcext:value-type="float">
            <text:p>74.7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48]*EXP(-0.1/20)+[.B749]" office:value-type="float" office:value="0.0393602049401064" calcext:value-type="float">
            <text:p>0.039360204940106</text:p>
          </table:table-cell>
          <table:table-cell table:formula="of:=[.E748]*EXP(-0.1/20)+[.C749]" office:value-type="float" office:value="0.106992129853115" calcext:value-type="float">
            <text:p>0.106992129853115</text:p>
          </table:table-cell>
          <table:table-cell table:formula="of:=-[.B749]*[.E749]+[.C749]*[.D7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8000000000006" calcext:value-type="float">
            <text:p>74.8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49]*EXP(-0.1/20)+[.B750]" office:value-type="float" office:value="0.0391638950989873" calcext:value-type="float">
            <text:p>0.039163895098987</text:p>
          </table:table-cell>
          <table:table-cell table:formula="of:=[.E749]*EXP(-0.1/20)+[.C750]" office:value-type="float" office:value="0.106458504379253" calcext:value-type="float">
            <text:p>0.106458504379253</text:p>
          </table:table-cell>
          <table:table-cell table:formula="of:=-[.B750]*[.E750]+[.C750]*[.D7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.9000000000006" calcext:value-type="float">
            <text:p>74.9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50]*EXP(-0.1/20)+[.B751]" office:value-type="float" office:value="0.0389685643572855" calcext:value-type="float">
            <text:p>0.038968564357286</text:p>
          </table:table-cell>
          <table:table-cell table:formula="of:=[.E750]*EXP(-0.1/20)+[.C751]" office:value-type="float" office:value="0.105927540373546" calcext:value-type="float">
            <text:p>0.105927540373546</text:p>
          </table:table-cell>
          <table:table-cell table:formula="of:=-[.B751]*[.E751]+[.C751]*[.D7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.0000000000006" calcext:value-type="float">
            <text:p>75.0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51]*EXP(-0.1/20)+[.B752]" office:value-type="float" office:value="0.0387742078317222" calcext:value-type="float">
            <text:p>0.038774207831722</text:p>
          </table:table-cell>
          <table:table-cell table:formula="of:=[.E751]*EXP(-0.1/20)+[.C752]" office:value-type="float" office:value="0.105399224561865" calcext:value-type="float">
            <text:p>0.105399224561865</text:p>
          </table:table-cell>
          <table:table-cell table:formula="of:=-[.B752]*[.E752]+[.C752]*[.D7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.1000000000006" calcext:value-type="float">
            <text:p>75.1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52]*EXP(-0.1/20)+[.B753]" office:value-type="float" office:value="0.0385808206633743" calcext:value-type="float">
            <text:p>0.038580820663374</text:p>
          </table:table-cell>
          <table:table-cell table:formula="of:=[.E752]*EXP(-0.1/20)+[.C753]" office:value-type="float" office:value="0.104873543736287" calcext:value-type="float">
            <text:p>0.104873543736287</text:p>
          </table:table-cell>
          <table:table-cell table:formula="of:=-[.B753]*[.E753]+[.C753]*[.D7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.2000000000006" calcext:value-type="float">
            <text:p>75.2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53]*EXP(-0.1/20)+[.B754]" office:value-type="float" office:value="0.0383883980175523" calcext:value-type="float">
            <text:p>0.038388398017552</text:p>
          </table:table-cell>
          <table:table-cell table:formula="of:=[.E753]*EXP(-0.1/20)+[.C754]" office:value-type="float" office:value="0.104350484754766" calcext:value-type="float">
            <text:p>0.104350484754766</text:p>
          </table:table-cell>
          <table:table-cell table:formula="of:=-[.B754]*[.E754]+[.C754]*[.D7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.3000000000006" calcext:value-type="float">
            <text:p>75.3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54]*EXP(-0.1/20)+[.B755]" office:value-type="float" office:value="0.0381969350836802" calcext:value-type="float">
            <text:p>0.03819693508368</text:p>
          </table:table-cell>
          <table:table-cell table:formula="of:=[.E754]*EXP(-0.1/20)+[.C755]" office:value-type="float" office:value="0.103830034540797" calcext:value-type="float">
            <text:p>0.103830034540797</text:p>
          </table:table-cell>
          <table:table-cell table:formula="of:=-[.B755]*[.E755]+[.C755]*[.D7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.4000000000006" calcext:value-type="float">
            <text:p>75.4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55]*EXP(-0.1/20)+[.B756]" office:value-type="float" office:value="0.0380064270751745" calcext:value-type="float">
            <text:p>0.038006427075175</text:p>
          </table:table-cell>
          <table:table-cell table:formula="of:=[.E755]*EXP(-0.1/20)+[.C756]" office:value-type="float" office:value="0.103312180083101" calcext:value-type="float">
            <text:p>0.103312180083101</text:p>
          </table:table-cell>
          <table:table-cell table:formula="of:=-[.B756]*[.E756]+[.C756]*[.D7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.5000000000006" calcext:value-type="float">
            <text:p>75.5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56]*EXP(-0.1/20)+[.B757]" office:value-type="float" office:value="0.0378168692293253" calcext:value-type="float">
            <text:p>0.037816869229325</text:p>
          </table:table-cell>
          <table:table-cell table:formula="of:=[.E756]*EXP(-0.1/20)+[.C757]" office:value-type="float" office:value="0.102796908435287" calcext:value-type="float">
            <text:p>0.102796908435287</text:p>
          </table:table-cell>
          <table:table-cell table:formula="of:=-[.B757]*[.E757]+[.C757]*[.D7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.6000000000006" calcext:value-type="float">
            <text:p>75.6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57]*EXP(-0.1/20)+[.B758]" office:value-type="float" office:value="0.0376282568071764" calcext:value-type="float">
            <text:p>0.037628256807177</text:p>
          </table:table-cell>
          <table:table-cell table:formula="of:=[.E757]*EXP(-0.1/20)+[.C758]" office:value-type="float" office:value="0.102284206715538" calcext:value-type="float">
            <text:p>0.102284206715538</text:p>
          </table:table-cell>
          <table:table-cell table:formula="of:=-[.B758]*[.E758]+[.C758]*[.D7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.7000000000006" calcext:value-type="float">
            <text:p>75.7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58]*EXP(-0.1/20)+[.B759]" office:value-type="float" office:value="0.0374405850934075" calcext:value-type="float">
            <text:p>0.037440585093408</text:p>
          </table:table-cell>
          <table:table-cell table:formula="of:=[.E758]*EXP(-0.1/20)+[.C759]" office:value-type="float" office:value="0.101774062106284" calcext:value-type="float">
            <text:p>0.101774062106284</text:p>
          </table:table-cell>
          <table:table-cell table:formula="of:=-[.B759]*[.E759]+[.C759]*[.D7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.8000000000006" calcext:value-type="float">
            <text:p>75.8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59]*EXP(-0.1/20)+[.B760]" office:value-type="float" office:value="0.037253849396216" calcext:value-type="float">
            <text:p>0.037253849396216</text:p>
          </table:table-cell>
          <table:table-cell table:formula="of:=[.E759]*EXP(-0.1/20)+[.C760]" office:value-type="float" office:value="0.101266461853884" calcext:value-type="float">
            <text:p>0.101266461853884</text:p>
          </table:table-cell>
          <table:table-cell table:formula="of:=-[.B760]*[.E760]+[.C760]*[.D7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.9000000000006" calcext:value-type="float">
            <text:p>75.9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60]*EXP(-0.1/20)+[.B761]" office:value-type="float" office:value="0.0370680450471997" calcext:value-type="float">
            <text:p>0.0370680450472</text:p>
          </table:table-cell>
          <table:table-cell table:formula="of:=[.E760]*EXP(-0.1/20)+[.C761]" office:value-type="float" office:value="0.100761393268304" calcext:value-type="float">
            <text:p>0.100761393268304</text:p>
          </table:table-cell>
          <table:table-cell table:formula="of:=-[.B761]*[.E761]+[.C761]*[.D7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0000000000006" calcext:value-type="float">
            <text:p>76.0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61]*EXP(-0.1/20)+[.B762]" office:value-type="float" office:value="0.0368831674012402" calcext:value-type="float">
            <text:p>0.03688316740124</text:p>
          </table:table-cell>
          <table:table-cell table:formula="of:=[.E761]*EXP(-0.1/20)+[.C762]" office:value-type="float" office:value="0.100258843722804" calcext:value-type="float">
            <text:p>0.100258843722804</text:p>
          </table:table-cell>
          <table:table-cell table:formula="of:=-[.B762]*[.E762]+[.C762]*[.D7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1000000000006" calcext:value-type="float">
            <text:p>76.1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62]*EXP(-0.1/20)+[.B763]" office:value-type="float" office:value="0.0366992118363867" calcext:value-type="float">
            <text:p>0.036699211836387</text:p>
          </table:table-cell>
          <table:table-cell table:formula="of:=[.E762]*EXP(-0.1/20)+[.C763]" office:value-type="float" office:value="0.0997588006536191" calcext:value-type="float">
            <text:p>0.099758800653619</text:p>
          </table:table-cell>
          <table:table-cell table:formula="of:=-[.B763]*[.E763]+[.C763]*[.D7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2000000000006" calcext:value-type="float">
            <text:p>76.2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63]*EXP(-0.1/20)+[.B764]" office:value-type="float" office:value="0.0365161737537406" calcext:value-type="float">
            <text:p>0.036516173753741</text:p>
          </table:table-cell>
          <table:table-cell table:formula="of:=[.E763]*EXP(-0.1/20)+[.C764]" office:value-type="float" office:value="0.0992612515596461" calcext:value-type="float">
            <text:p>0.099261251559646</text:p>
          </table:table-cell>
          <table:table-cell table:formula="of:=-[.B764]*[.E764]+[.C764]*[.D7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3000000000006" calcext:value-type="float">
            <text:p>76.3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64]*EXP(-0.1/20)+[.B765]" office:value-type="float" office:value="0.0363340485773402" calcext:value-type="float">
            <text:p>0.03633404857734</text:p>
          </table:table-cell>
          <table:table-cell table:formula="of:=[.E764]*EXP(-0.1/20)+[.C765]" office:value-type="float" office:value="0.098766184002132" calcext:value-type="float">
            <text:p>0.098766184002132</text:p>
          </table:table-cell>
          <table:table-cell table:formula="of:=-[.B765]*[.E765]+[.C765]*[.D7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4000000000006" calcext:value-type="float">
            <text:p>76.4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65]*EXP(-0.1/20)+[.B766]" office:value-type="float" office:value="0.0361528317540466" calcext:value-type="float">
            <text:p>0.036152831754047</text:p>
          </table:table-cell>
          <table:table-cell table:formula="of:=[.E765]*EXP(-0.1/20)+[.C766]" office:value-type="float" office:value="0.098273585604362" calcext:value-type="float">
            <text:p>0.098273585604362</text:p>
          </table:table-cell>
          <table:table-cell table:formula="of:=-[.B766]*[.E766]+[.C766]*[.D7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5000000000006" calcext:value-type="float">
            <text:p>76.5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66]*EXP(-0.1/20)+[.B767]" office:value-type="float" office:value="0.0359725187534299" calcext:value-type="float">
            <text:p>0.03597251875343</text:p>
          </table:table-cell>
          <table:table-cell table:formula="of:=[.E766]*EXP(-0.1/20)+[.C767]" office:value-type="float" office:value="0.0977834440513505" calcext:value-type="float">
            <text:p>0.097783444051351</text:p>
          </table:table-cell>
          <table:table-cell table:formula="of:=-[.B767]*[.E767]+[.C767]*[.D7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6000000000006" calcext:value-type="float">
            <text:p>76.6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67]*EXP(-0.1/20)+[.B768]" office:value-type="float" office:value="0.0357931050676555" calcext:value-type="float">
            <text:p>0.035793105067656</text:p>
          </table:table-cell>
          <table:table-cell table:formula="of:=[.E767]*EXP(-0.1/20)+[.C768]" office:value-type="float" office:value="0.0972957470895332" calcext:value-type="float">
            <text:p>0.097295747089533</text:p>
          </table:table-cell>
          <table:table-cell table:formula="of:=-[.B768]*[.E768]+[.C768]*[.D7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7000000000006" calcext:value-type="float">
            <text:p>76.7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68]*EXP(-0.1/20)+[.B769]" office:value-type="float" office:value="0.0356145862113721" calcext:value-type="float">
            <text:p>0.035614586211372</text:p>
          </table:table-cell>
          <table:table-cell table:formula="of:=[.E768]*EXP(-0.1/20)+[.C769]" office:value-type="float" office:value="0.0968104825264607" calcext:value-type="float">
            <text:p>0.096810482526461</text:p>
          </table:table-cell>
          <table:table-cell table:formula="of:=-[.B769]*[.E769]+[.C769]*[.D7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8000000000006" calcext:value-type="float">
            <text:p>76.8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69]*EXP(-0.1/20)+[.B770]" office:value-type="float" office:value="0.0354369577215988" calcext:value-type="float">
            <text:p>0.035436957721599</text:p>
          </table:table-cell>
          <table:table-cell table:formula="of:=[.E769]*EXP(-0.1/20)+[.C770]" office:value-type="float" office:value="0.0963276382304935" calcext:value-type="float">
            <text:p>0.096327638230494</text:p>
          </table:table-cell>
          <table:table-cell table:formula="of:=-[.B770]*[.E770]+[.C770]*[.D7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.9000000000006" calcext:value-type="float">
            <text:p>76.9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70]*EXP(-0.1/20)+[.B771]" office:value-type="float" office:value="0.0352602151576143" calcext:value-type="float">
            <text:p>0.035260215157614</text:p>
          </table:table-cell>
          <table:table-cell table:formula="of:=[.E770]*EXP(-0.1/20)+[.C771]" office:value-type="float" office:value="0.0958472021304991" calcext:value-type="float">
            <text:p>0.095847202130499</text:p>
          </table:table-cell>
          <table:table-cell table:formula="of:=-[.B771]*[.E771]+[.C771]*[.D7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0000000000006" calcext:value-type="float">
            <text:p>77.0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71]*EXP(-0.1/20)+[.B772]" office:value-type="float" office:value="0.0350843541008452" calcext:value-type="float">
            <text:p>0.035084354100845</text:p>
          </table:table-cell>
          <table:table-cell table:formula="of:=[.E771]*EXP(-0.1/20)+[.C772]" office:value-type="float" office:value="0.0953691622155501" calcext:value-type="float">
            <text:p>0.09536916221555</text:p>
          </table:table-cell>
          <table:table-cell table:formula="of:=-[.B772]*[.E772]+[.C772]*[.D7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1000000000006" calcext:value-type="float">
            <text:p>77.1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72]*EXP(-0.1/20)+[.B773]" office:value-type="float" office:value="0.034909370154756" calcext:value-type="float">
            <text:p>0.034909370154756</text:p>
          </table:table-cell>
          <table:table-cell table:formula="of:=[.E772]*EXP(-0.1/20)+[.C773]" office:value-type="float" office:value="0.0948935065346236" calcext:value-type="float">
            <text:p>0.094893506534624</text:p>
          </table:table-cell>
          <table:table-cell table:formula="of:=-[.B773]*[.E773]+[.C773]*[.D7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2000000000006" calcext:value-type="float">
            <text:p>77.2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73]*EXP(-0.1/20)+[.B774]" office:value-type="float" office:value="0.0347352589447387" calcext:value-type="float">
            <text:p>0.034735258944739</text:p>
          </table:table-cell>
          <table:table-cell table:formula="of:=[.E773]*EXP(-0.1/20)+[.C774]" office:value-type="float" office:value="0.0944202231963028" calcext:value-type="float">
            <text:p>0.094420223196303</text:p>
          </table:table-cell>
          <table:table-cell table:formula="of:=-[.B774]*[.E774]+[.C774]*[.D7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3000000000006" calcext:value-type="float">
            <text:p>77.3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74]*EXP(-0.1/20)+[.B775]" office:value-type="float" office:value="0.0345620161180043" calcext:value-type="float">
            <text:p>0.034562016118004</text:p>
          </table:table-cell>
          <table:table-cell table:formula="of:=[.E774]*EXP(-0.1/20)+[.C775]" office:value-type="float" office:value="0.0939493003684797" calcext:value-type="float">
            <text:p>0.09394930036848</text:p>
          </table:table-cell>
          <table:table-cell table:formula="of:=-[.B775]*[.E775]+[.C775]*[.D7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4000000000006" calcext:value-type="float">
            <text:p>77.4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75]*EXP(-0.1/20)+[.B776]" office:value-type="float" office:value="0.0343896373434729" calcext:value-type="float">
            <text:p>0.034389637343473</text:p>
          </table:table-cell>
          <table:table-cell table:formula="of:=[.E775]*EXP(-0.1/20)+[.C776]" office:value-type="float" office:value="0.0934807262780589" calcext:value-type="float">
            <text:p>0.093480726278059</text:p>
          </table:table-cell>
          <table:table-cell table:formula="of:=-[.B776]*[.E776]+[.C776]*[.D7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5000000000006" calcext:value-type="float">
            <text:p>77.5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76]*EXP(-0.1/20)+[.B777]" office:value-type="float" office:value="0.0342181183116662" calcext:value-type="float">
            <text:p>0.034218118311666</text:p>
          </table:table-cell>
          <table:table-cell table:formula="of:=[.E776]*EXP(-0.1/20)+[.C777]" office:value-type="float" office:value="0.0930144892106639" calcext:value-type="float">
            <text:p>0.093014489210664</text:p>
          </table:table-cell>
          <table:table-cell table:formula="of:=-[.B777]*[.E777]+[.C777]*[.D7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6000000000006" calcext:value-type="float">
            <text:p>77.6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77]*EXP(-0.1/20)+[.B778]" office:value-type="float" office:value="0.0340474547345995" calcext:value-type="float">
            <text:p>0.0340474547346</text:p>
          </table:table-cell>
          <table:table-cell table:formula="of:=[.E777]*EXP(-0.1/20)+[.C778]" office:value-type="float" office:value="0.0925505775103437" calcext:value-type="float">
            <text:p>0.092550577510344</text:p>
          </table:table-cell>
          <table:table-cell table:formula="of:=-[.B778]*[.E778]+[.C778]*[.D7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7000000000006" calcext:value-type="float">
            <text:p>77.7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78]*EXP(-0.1/20)+[.B779]" office:value-type="float" office:value="0.0338776423456745" calcext:value-type="float">
            <text:p>0.033877642345675</text:p>
          </table:table-cell>
          <table:table-cell table:formula="of:=[.E778]*EXP(-0.1/20)+[.C779]" office:value-type="float" office:value="0.0920889795792816" calcext:value-type="float">
            <text:p>0.092088979579282</text:p>
          </table:table-cell>
          <table:table-cell table:formula="of:=-[.B779]*[.E779]+[.C779]*[.D7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8000000000006" calcext:value-type="float">
            <text:p>77.8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79]*EXP(-0.1/20)+[.B780]" office:value-type="float" office:value="0.0337086768995726" calcext:value-type="float">
            <text:p>0.033708676899573</text:p>
          </table:table-cell>
          <table:table-cell table:formula="of:=[.E779]*EXP(-0.1/20)+[.C780]" office:value-type="float" office:value="0.0916296838775053" calcext:value-type="float">
            <text:p>0.091629683877505</text:p>
          </table:table-cell>
          <table:table-cell table:formula="of:=-[.B780]*[.E780]+[.C780]*[.D7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.9000000000006" calcext:value-type="float">
            <text:p>77.9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80]*EXP(-0.1/20)+[.B781]" office:value-type="float" office:value="0.0335405541721488" calcext:value-type="float">
            <text:p>0.033540554172149</text:p>
          </table:table-cell>
          <table:table-cell table:formula="of:=[.E780]*EXP(-0.1/20)+[.C781]" office:value-type="float" office:value="0.0911726789225983" calcext:value-type="float">
            <text:p>0.091172678922598</text:p>
          </table:table-cell>
          <table:table-cell table:formula="of:=-[.B781]*[.E781]+[.C781]*[.D7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0000000000006" calcext:value-type="float">
            <text:p>78.0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81]*EXP(-0.1/20)+[.B782]" office:value-type="float" office:value="0.0333732699603263" calcext:value-type="float">
            <text:p>0.033373269960326</text:p>
          </table:table-cell>
          <table:table-cell table:formula="of:=[.E781]*EXP(-0.1/20)+[.C782]" office:value-type="float" office:value="0.0907179532894129" calcext:value-type="float">
            <text:p>0.090717953289413</text:p>
          </table:table-cell>
          <table:table-cell table:formula="of:=-[.B782]*[.E782]+[.C782]*[.D7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1000000000006" calcext:value-type="float">
            <text:p>78.1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82]*EXP(-0.1/20)+[.B783]" office:value-type="float" office:value="0.0332068200819909" calcext:value-type="float">
            <text:p>0.033206820081991</text:p>
          </table:table-cell>
          <table:table-cell table:formula="of:=[.E782]*EXP(-0.1/20)+[.C783]" office:value-type="float" office:value="0.0902654956097847" calcext:value-type="float">
            <text:p>0.090265495609785</text:p>
          </table:table-cell>
          <table:table-cell table:formula="of:=-[.B783]*[.E783]+[.C783]*[.D7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2000000000006" calcext:value-type="float">
            <text:p>78.2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83]*EXP(-0.1/20)+[.B784]" office:value-type="float" office:value="0.0330412003758871" calcext:value-type="float">
            <text:p>0.033041200375887</text:p>
          </table:table-cell>
          <table:table-cell table:formula="of:=[.E783]*EXP(-0.1/20)+[.C784]" office:value-type="float" office:value="0.0898152945722481" calcext:value-type="float">
            <text:p>0.089815294572248</text:p>
          </table:table-cell>
          <table:table-cell table:formula="of:=-[.B784]*[.E784]+[.C784]*[.D7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3000000000006" calcext:value-type="float">
            <text:p>78.3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84]*EXP(-0.1/20)+[.B785]" office:value-type="float" office:value="0.0328764067015136" calcext:value-type="float">
            <text:p>0.032876406701514</text:p>
          </table:table-cell>
          <table:table-cell table:formula="of:=[.E784]*EXP(-0.1/20)+[.C785]" office:value-type="float" office:value="0.0893673389217536" calcext:value-type="float">
            <text:p>0.089367338921754</text:p>
          </table:table-cell>
          <table:table-cell table:formula="of:=-[.B785]*[.E785]+[.C785]*[.D7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4000000000007" calcext:value-type="float">
            <text:p>78.4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85]*EXP(-0.1/20)+[.B786]" office:value-type="float" office:value="0.03271243493902" calcext:value-type="float">
            <text:p>0.03271243493902</text:p>
          </table:table-cell>
          <table:table-cell table:formula="of:=[.E785]*EXP(-0.1/20)+[.C786]" office:value-type="float" office:value="0.0889216174593868" calcext:value-type="float">
            <text:p>0.088921617459387</text:p>
          </table:table-cell>
          <table:table-cell table:formula="of:=-[.B786]*[.E786]+[.C786]*[.D7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5000000000006" calcext:value-type="float">
            <text:p>78.5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86]*EXP(-0.1/20)+[.B787]" office:value-type="float" office:value="0.0325492809891036" calcext:value-type="float">
            <text:p>0.032549280989104</text:p>
          </table:table-cell>
          <table:table-cell table:formula="of:=[.E786]*EXP(-0.1/20)+[.C787]" office:value-type="float" office:value="0.0884781190420877" calcext:value-type="float">
            <text:p>0.088478119042088</text:p>
          </table:table-cell>
          <table:table-cell table:formula="of:=-[.B787]*[.E787]+[.C787]*[.D7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6000000000007" calcext:value-type="float">
            <text:p>78.6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87]*EXP(-0.1/20)+[.B788]" office:value-type="float" office:value="0.0323869407729072" calcext:value-type="float">
            <text:p>0.032386940772907</text:p>
          </table:table-cell>
          <table:table-cell table:formula="of:=[.E787]*EXP(-0.1/20)+[.C788]" office:value-type="float" office:value="0.088036832582373" calcext:value-type="float">
            <text:p>0.088036832582373</text:p>
          </table:table-cell>
          <table:table-cell table:formula="of:=-[.B788]*[.E788]+[.C788]*[.D7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7000000000006" calcext:value-type="float">
            <text:p>78.7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88]*EXP(-0.1/20)+[.B789]" office:value-type="float" office:value="0.032225410231917" calcext:value-type="float">
            <text:p>0.032225410231917</text:p>
          </table:table-cell>
          <table:table-cell table:formula="of:=[.E788]*EXP(-0.1/20)+[.C789]" office:value-type="float" office:value="0.0875977470480581" calcext:value-type="float">
            <text:p>0.087597747048058</text:p>
          </table:table-cell>
          <table:table-cell table:formula="of:=-[.B789]*[.E789]+[.C789]*[.D7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8000000000007" calcext:value-type="float">
            <text:p>78.8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89]*EXP(-0.1/20)+[.B790]" office:value-type="float" office:value="0.032064685327861" calcext:value-type="float">
            <text:p>0.032064685327861</text:p>
          </table:table-cell>
          <table:table-cell table:formula="of:=[.E789]*EXP(-0.1/20)+[.C790]" office:value-type="float" office:value="0.0871608514619817" calcext:value-type="float">
            <text:p>0.087160851461982</text:p>
          </table:table-cell>
          <table:table-cell table:formula="of:=-[.B790]*[.E790]+[.C790]*[.D7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.9000000000006" calcext:value-type="float">
            <text:p>78.9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90]*EXP(-0.1/20)+[.B791]" office:value-type="float" office:value="0.0319047620426082" calcext:value-type="float">
            <text:p>0.031904762042608</text:p>
          </table:table-cell>
          <table:table-cell table:formula="of:=[.E790]*EXP(-0.1/20)+[.C791]" office:value-type="float" office:value="0.0867261349017316" calcext:value-type="float">
            <text:p>0.086726134901732</text:p>
          </table:table-cell>
          <table:table-cell table:formula="of:=-[.B791]*[.E791]+[.C791]*[.D7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0000000000007" calcext:value-type="float">
            <text:p>79.0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91]*EXP(-0.1/20)+[.B792]" office:value-type="float" office:value="0.0317456363780681" calcext:value-type="float">
            <text:p>0.031745636378068</text:p>
          </table:table-cell>
          <table:table-cell table:formula="of:=[.E791]*EXP(-0.1/20)+[.C792]" office:value-type="float" office:value="0.0862935864993709" calcext:value-type="float">
            <text:p>0.086293586499371</text:p>
          </table:table-cell>
          <table:table-cell table:formula="of:=-[.B792]*[.E792]+[.C792]*[.D7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1000000000007" calcext:value-type="float">
            <text:p>79.1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92]*EXP(-0.1/20)+[.B793]" office:value-type="float" office:value="0.031587304356091" calcext:value-type="float">
            <text:p>0.031587304356091</text:p>
          </table:table-cell>
          <table:table-cell table:formula="of:=[.E792]*EXP(-0.1/20)+[.C793]" office:value-type="float" office:value="0.0858631954411673" calcext:value-type="float">
            <text:p>0.085863195441167</text:p>
          </table:table-cell>
          <table:table-cell table:formula="of:=-[.B793]*[.E793]+[.C793]*[.D7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2000000000007" calcext:value-type="float">
            <text:p>79.2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93]*EXP(-0.1/20)+[.B794]" office:value-type="float" office:value="0.0314297620183679" calcext:value-type="float">
            <text:p>0.031429762018368</text:p>
          </table:table-cell>
          <table:table-cell table:formula="of:=[.E793]*EXP(-0.1/20)+[.C794]" office:value-type="float" office:value="0.0854349509673217" calcext:value-type="float">
            <text:p>0.085434950967322</text:p>
          </table:table-cell>
          <table:table-cell table:formula="of:=-[.B794]*[.E794]+[.C794]*[.D7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3000000000007" calcext:value-type="float">
            <text:p>79.3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94]*EXP(-0.1/20)+[.B795]" office:value-type="float" office:value="0.0312730054263322" calcext:value-type="float">
            <text:p>0.031273005426332</text:p>
          </table:table-cell>
          <table:table-cell table:formula="of:=[.E794]*EXP(-0.1/20)+[.C795]" office:value-type="float" office:value="0.0850088423717" calcext:value-type="float">
            <text:p>0.0850088423717</text:p>
          </table:table-cell>
          <table:table-cell table:formula="of:=-[.B795]*[.E795]+[.C795]*[.D7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4000000000006" calcext:value-type="float">
            <text:p>79.40000000000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95]*EXP(-0.1/20)+[.B796]" office:value-type="float" office:value="0.031117030661061" calcext:value-type="float">
            <text:p>0.031117030661061</text:p>
          </table:table-cell>
          <table:table-cell table:formula="of:=[.E795]*EXP(-0.1/20)+[.C796]" office:value-type="float" office:value="0.0845848590015651" calcext:value-type="float">
            <text:p>0.084584859001565</text:p>
          </table:table-cell>
          <table:table-cell table:formula="of:=-[.B796]*[.E796]+[.C796]*[.D7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5000000000007" calcext:value-type="float">
            <text:p>79.5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96]*EXP(-0.1/20)+[.B797]" office:value-type="float" office:value="0.0309618338231771" calcext:value-type="float">
            <text:p>0.030961833823177</text:p>
          </table:table-cell>
          <table:table-cell table:formula="of:=[.E796]*EXP(-0.1/20)+[.C797]" office:value-type="float" office:value="0.0841629902573108" calcext:value-type="float">
            <text:p>0.084162990257311</text:p>
          </table:table-cell>
          <table:table-cell table:formula="of:=-[.B797]*[.E797]+[.C797]*[.D7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6000000000007" calcext:value-type="float">
            <text:p>79.6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97]*EXP(-0.1/20)+[.B798]" office:value-type="float" office:value="0.0308074110327513" calcext:value-type="float">
            <text:p>0.030807411032751</text:p>
          </table:table-cell>
          <table:table-cell table:formula="of:=[.E797]*EXP(-0.1/20)+[.C798]" office:value-type="float" office:value="0.0837432255921964" calcext:value-type="float">
            <text:p>0.083743225592196</text:p>
          </table:table-cell>
          <table:table-cell table:formula="of:=-[.B798]*[.E798]+[.C798]*[.D7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7000000000007" calcext:value-type="float">
            <text:p>79.7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98]*EXP(-0.1/20)+[.B799]" office:value-type="float" office:value="0.0306537584292058" calcext:value-type="float">
            <text:p>0.030653758429206</text:p>
          </table:table-cell>
          <table:table-cell table:formula="of:=[.E798]*EXP(-0.1/20)+[.C799]" office:value-type="float" office:value="0.0833255545120834" calcext:value-type="float">
            <text:p>0.083325554512083</text:p>
          </table:table-cell>
          <table:table-cell table:formula="of:=-[.B799]*[.E799]+[.C799]*[.D7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8000000000007" calcext:value-type="float">
            <text:p>79.8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99]*EXP(-0.1/20)+[.B800]" office:value-type="float" office:value="0.0305008721712177" calcext:value-type="float">
            <text:p>0.030500872171218</text:p>
          </table:table-cell>
          <table:table-cell table:formula="of:=[.E799]*EXP(-0.1/20)+[.C800]" office:value-type="float" office:value="0.0829099665751731" calcext:value-type="float">
            <text:p>0.082909966575173</text:p>
          </table:table-cell>
          <table:table-cell table:formula="of:=-[.B800]*[.E800]+[.C800]*[.D8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.9000000000007" calcext:value-type="float">
            <text:p>79.9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00]*EXP(-0.1/20)+[.B801]" office:value-type="float" office:value="0.0303487484366224" calcext:value-type="float">
            <text:p>0.030348748436622</text:p>
          </table:table-cell>
          <table:table-cell table:formula="of:=[.E800]*EXP(-0.1/20)+[.C801]" office:value-type="float" office:value="0.0824964513917454" calcext:value-type="float">
            <text:p>0.082496451391746</text:p>
          </table:table-cell>
          <table:table-cell table:formula="of:=-[.B801]*[.E801]+[.C801]*[.D8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.0000000000007" calcext:value-type="float">
            <text:p>80.0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01]*EXP(-0.1/20)+[.B802]" office:value-type="float" office:value="0.0301973834223187" calcext:value-type="float">
            <text:p>0.030197383422319</text:p>
          </table:table-cell>
          <table:table-cell table:formula="of:=[.E801]*EXP(-0.1/20)+[.C802]" office:value-type="float" office:value="0.0820849986238992" calcext:value-type="float">
            <text:p>0.082084998623899</text:p>
          </table:table-cell>
          <table:table-cell table:formula="of:=-[.B802]*[.E802]+[.C802]*[.D8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.1000000000007" calcext:value-type="float">
            <text:p>80.1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02]*EXP(-0.1/20)+[.B803]" office:value-type="float" office:value="0.0300467733441733" calcext:value-type="float">
            <text:p>0.030046773344173</text:p>
          </table:table-cell>
          <table:table-cell table:formula="of:=[.E802]*EXP(-0.1/20)+[.C803]" office:value-type="float" office:value="0.0816755979852939" calcext:value-type="float">
            <text:p>0.081675597985294</text:p>
          </table:table-cell>
          <table:table-cell table:formula="of:=-[.B803]*[.E803]+[.C803]*[.D8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.2000000000007" calcext:value-type="float">
            <text:p>80.2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03]*EXP(-0.1/20)+[.B804]" office:value-type="float" office:value="0.0298969144369265" calcext:value-type="float">
            <text:p>0.029896914436927</text:p>
          </table:table-cell>
          <table:table-cell table:formula="of:=[.E803]*EXP(-0.1/20)+[.C804]" office:value-type="float" office:value="0.0812682392408921" calcext:value-type="float">
            <text:p>0.081268239240892</text:p>
          </table:table-cell>
          <table:table-cell table:formula="of:=-[.B804]*[.E804]+[.C804]*[.D8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.3000000000007" calcext:value-type="float">
            <text:p>80.3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04]*EXP(-0.1/20)+[.B805]" office:value-type="float" office:value="0.0297478029540977" calcext:value-type="float">
            <text:p>0.029747802954098</text:p>
          </table:table-cell>
          <table:table-cell table:formula="of:=[.E804]*EXP(-0.1/20)+[.C805]" office:value-type="float" office:value="0.0808629122067041" calcext:value-type="float">
            <text:p>0.080862912206704</text:p>
          </table:table-cell>
          <table:table-cell table:formula="of:=-[.B805]*[.E805]+[.C805]*[.D8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.4000000000007" calcext:value-type="float">
            <text:p>80.4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05]*EXP(-0.1/20)+[.B806]" office:value-type="float" office:value="0.0295994351678922" calcext:value-type="float">
            <text:p>0.029599435167892</text:p>
          </table:table-cell>
          <table:table-cell table:formula="of:=[.E805]*EXP(-0.1/20)+[.C806]" office:value-type="float" office:value="0.0804596067495328" calcext:value-type="float">
            <text:p>0.080459606749533</text:p>
          </table:table-cell>
          <table:table-cell table:formula="of:=-[.B806]*[.E806]+[.C806]*[.D8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.5000000000007" calcext:value-type="float">
            <text:p>80.5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06]*EXP(-0.1/20)+[.B807]" office:value-type="float" office:value="0.0294518073691075" calcext:value-type="float">
            <text:p>0.029451807369108</text:p>
          </table:table-cell>
          <table:table-cell table:formula="of:=[.E806]*EXP(-0.1/20)+[.C807]" office:value-type="float" office:value="0.0800583127867209" calcext:value-type="float">
            <text:p>0.080058312786721</text:p>
          </table:table-cell>
          <table:table-cell table:formula="of:=-[.B807]*[.E807]+[.C807]*[.D8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.6000000000007" calcext:value-type="float">
            <text:p>80.6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07]*EXP(-0.1/20)+[.B808]" office:value-type="float" office:value="0.0293049158670409" calcext:value-type="float">
            <text:p>0.029304915867041</text:p>
          </table:table-cell>
          <table:table-cell table:formula="of:=[.E807]*EXP(-0.1/20)+[.C808]" office:value-type="float" office:value="0.0796590202858984" calcext:value-type="float">
            <text:p>0.079659020285899</text:p>
          </table:table-cell>
          <table:table-cell table:formula="of:=-[.B808]*[.E808]+[.C808]*[.D8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.7000000000007" calcext:value-type="float">
            <text:p>80.7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08]*EXP(-0.1/20)+[.B809]" office:value-type="float" office:value="0.0291587569893974" calcext:value-type="float">
            <text:p>0.029158756989397</text:p>
          </table:table-cell>
          <table:table-cell table:formula="of:=[.E808]*EXP(-0.1/20)+[.C809]" office:value-type="float" office:value="0.079261719264732" calcext:value-type="float">
            <text:p>0.079261719264732</text:p>
          </table:table-cell>
          <table:table-cell table:formula="of:=-[.B809]*[.E809]+[.C809]*[.D8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.8000000000007" calcext:value-type="float">
            <text:p>80.8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09]*EXP(-0.1/20)+[.B810]" office:value-type="float" office:value="0.0290133270821972" calcext:value-type="float">
            <text:p>0.029013327082197</text:p>
          </table:table-cell>
          <table:table-cell table:formula="of:=[.E809]*EXP(-0.1/20)+[.C810]" office:value-type="float" office:value="0.0788663997906753" calcext:value-type="float">
            <text:p>0.078866399790675</text:p>
          </table:table-cell>
          <table:table-cell table:formula="of:=-[.B810]*[.E810]+[.C810]*[.D8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.9000000000007" calcext:value-type="float">
            <text:p>80.9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10]*EXP(-0.1/20)+[.B811]" office:value-type="float" office:value="0.0288686225096853" calcext:value-type="float">
            <text:p>0.028868622509685</text:p>
          </table:table-cell>
          <table:table-cell table:formula="of:=[.E810]*EXP(-0.1/20)+[.C811]" office:value-type="float" office:value="0.0784730519807211" calcext:value-type="float">
            <text:p>0.078473051980721</text:p>
          </table:table-cell>
          <table:table-cell table:formula="of:=-[.B811]*[.E811]+[.C811]*[.D8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0000000000007" calcext:value-type="float">
            <text:p>81.0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11]*EXP(-0.1/20)+[.B812]" office:value-type="float" office:value="0.0287246396542396" calcext:value-type="float">
            <text:p>0.02872463965424</text:p>
          </table:table-cell>
          <table:table-cell table:formula="of:=[.E811]*EXP(-0.1/20)+[.C812]" office:value-type="float" office:value="0.0780816660011535" calcext:value-type="float">
            <text:p>0.078081666001154</text:p>
          </table:table-cell>
          <table:table-cell table:formula="of:=-[.B812]*[.E812]+[.C812]*[.D8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1000000000007" calcext:value-type="float">
            <text:p>81.1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12]*EXP(-0.1/20)+[.B813]" office:value-type="float" office:value="0.0285813749162814" calcext:value-type="float">
            <text:p>0.028581374916281</text:p>
          </table:table-cell>
          <table:table-cell table:formula="of:=[.E812]*EXP(-0.1/20)+[.C813]" office:value-type="float" office:value="0.0776922320673028" calcext:value-type="float">
            <text:p>0.077692232067303</text:p>
          </table:table-cell>
          <table:table-cell table:formula="of:=-[.B813]*[.E813]+[.C813]*[.D8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2000000000007" calcext:value-type="float">
            <text:p>81.2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13]*EXP(-0.1/20)+[.B814]" office:value-type="float" office:value="0.0284388247141847" calcext:value-type="float">
            <text:p>0.028438824714185</text:p>
          </table:table-cell>
          <table:table-cell table:formula="of:=[.E813]*EXP(-0.1/20)+[.C814]" office:value-type="float" office:value="0.0773047404433001" calcext:value-type="float">
            <text:p>0.0773047404433</text:p>
          </table:table-cell>
          <table:table-cell table:formula="of:=-[.B814]*[.E814]+[.C814]*[.D8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3000000000007" calcext:value-type="float">
            <text:p>81.3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14]*EXP(-0.1/20)+[.B815]" office:value-type="float" office:value="0.028296985484187" calcext:value-type="float">
            <text:p>0.028296985484187</text:p>
          </table:table-cell>
          <table:table-cell table:formula="of:=[.E814]*EXP(-0.1/20)+[.C815]" office:value-type="float" office:value="0.0769191814418349" calcext:value-type="float">
            <text:p>0.076919181441835</text:p>
          </table:table-cell>
          <table:table-cell table:formula="of:=-[.B815]*[.E815]+[.C815]*[.D8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4000000000007" calcext:value-type="float">
            <text:p>81.4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15]*EXP(-0.1/20)+[.B816]" office:value-type="float" office:value="0.0281558536803003" calcext:value-type="float">
            <text:p>0.0281558536803</text:p>
          </table:table-cell>
          <table:table-cell table:formula="of:=[.E815]*EXP(-0.1/20)+[.C816]" office:value-type="float" office:value="0.0765355454239119" calcext:value-type="float">
            <text:p>0.076535545423912</text:p>
          </table:table-cell>
          <table:table-cell table:formula="of:=-[.B816]*[.E816]+[.C816]*[.D8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5000000000007" calcext:value-type="float">
            <text:p>81.5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16]*EXP(-0.1/20)+[.B817]" office:value-type="float" office:value="0.028015425774222" calcext:value-type="float">
            <text:p>0.028015425774222</text:p>
          </table:table-cell>
          <table:table-cell table:formula="of:=[.E816]*EXP(-0.1/20)+[.C817]" office:value-type="float" office:value="0.0761538227986107" calcext:value-type="float">
            <text:p>0.076153822798611</text:p>
          </table:table-cell>
          <table:table-cell table:formula="of:=-[.B817]*[.E817]+[.C817]*[.D8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6000000000007" calcext:value-type="float">
            <text:p>81.6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17]*EXP(-0.1/20)+[.B818]" office:value-type="float" office:value="0.0278756982552472" calcext:value-type="float">
            <text:p>0.027875698255247</text:p>
          </table:table-cell>
          <table:table-cell table:formula="of:=[.E817]*EXP(-0.1/20)+[.C818]" office:value-type="float" office:value="0.0757740040228459" calcext:value-type="float">
            <text:p>0.075774004022846</text:p>
          </table:table-cell>
          <table:table-cell table:formula="of:=-[.B818]*[.E818]+[.C818]*[.D8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7000000000007" calcext:value-type="float">
            <text:p>81.7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18]*EXP(-0.1/20)+[.B819]" office:value-type="float" office:value="0.0277366676301806" calcext:value-type="float">
            <text:p>0.027736667630181</text:p>
          </table:table-cell>
          <table:table-cell table:formula="of:=[.E818]*EXP(-0.1/20)+[.C819]" office:value-type="float" office:value="0.0753960796011281" calcext:value-type="float">
            <text:p>0.075396079601128</text:p>
          </table:table-cell>
          <table:table-cell table:formula="of:=-[.B819]*[.E819]+[.C819]*[.D8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8000000000007" calcext:value-type="float">
            <text:p>81.8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19]*EXP(-0.1/20)+[.B820]" office:value-type="float" office:value="0.0275983304232494" calcext:value-type="float">
            <text:p>0.02759833042325</text:p>
          </table:table-cell>
          <table:table-cell table:formula="of:=[.E819]*EXP(-0.1/20)+[.C820]" office:value-type="float" office:value="0.0750200400853273" calcext:value-type="float">
            <text:p>0.075020040085327</text:p>
          </table:table-cell>
          <table:table-cell table:formula="of:=-[.B820]*[.E820]+[.C820]*[.D8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.9000000000007" calcext:value-type="float">
            <text:p>81.9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20]*EXP(-0.1/20)+[.B821]" office:value-type="float" office:value="0.0274606831760163" calcext:value-type="float">
            <text:p>0.027460683176016</text:p>
          </table:table-cell>
          <table:table-cell table:formula="of:=[.E820]*EXP(-0.1/20)+[.C821]" office:value-type="float" office:value="0.0746458760744359" calcext:value-type="float">
            <text:p>0.074645876074436</text:p>
          </table:table-cell>
          <table:table-cell table:formula="of:=-[.B821]*[.E821]+[.C821]*[.D8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0000000000007" calcext:value-type="float">
            <text:p>82.0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21]*EXP(-0.1/20)+[.B822]" office:value-type="float" office:value="0.0273237224472927" calcext:value-type="float">
            <text:p>0.027323722447293</text:p>
          </table:table-cell>
          <table:table-cell table:formula="of:=[.E821]*EXP(-0.1/20)+[.C822]" office:value-type="float" office:value="0.0742735782143342" calcext:value-type="float">
            <text:p>0.074273578214334</text:p>
          </table:table-cell>
          <table:table-cell table:formula="of:=-[.B822]*[.E822]+[.C822]*[.D8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1000000000007" calcext:value-type="float">
            <text:p>82.1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22]*EXP(-0.1/20)+[.B823]" office:value-type="float" office:value="0.0271874448130535" calcext:value-type="float">
            <text:p>0.027187444813054</text:p>
          </table:table-cell>
          <table:table-cell table:formula="of:=[.E822]*EXP(-0.1/20)+[.C823]" office:value-type="float" office:value="0.0739031371975563" calcext:value-type="float">
            <text:p>0.073903137197556</text:p>
          </table:table-cell>
          <table:table-cell table:formula="of:=-[.B823]*[.E823]+[.C823]*[.D8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2000000000007" calcext:value-type="float">
            <text:p>82.2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23]*EXP(-0.1/20)+[.B824]" office:value-type="float" office:value="0.0270518468663506" calcext:value-type="float">
            <text:p>0.027051846866351</text:p>
          </table:table-cell>
          <table:table-cell table:formula="of:=[.E823]*EXP(-0.1/20)+[.C824]" office:value-type="float" office:value="0.0735345437630574" calcext:value-type="float">
            <text:p>0.073534543763058</text:p>
          </table:table-cell>
          <table:table-cell table:formula="of:=-[.B824]*[.E824]+[.C824]*[.D8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3000000000007" calcext:value-type="float">
            <text:p>82.3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24]*EXP(-0.1/20)+[.B825]" office:value-type="float" office:value="0.0269169252172283" calcext:value-type="float">
            <text:p>0.026916925217228</text:p>
          </table:table-cell>
          <table:table-cell table:formula="of:=[.E824]*EXP(-0.1/20)+[.C825]" office:value-type="float" office:value="0.0731677886959826" calcext:value-type="float">
            <text:p>0.073167788695983</text:p>
          </table:table-cell>
          <table:table-cell table:formula="of:=-[.B825]*[.E825]+[.C825]*[.D8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4000000000007" calcext:value-type="float">
            <text:p>82.4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25]*EXP(-0.1/20)+[.B826]" office:value-type="float" office:value="0.0267826764926383" calcext:value-type="float">
            <text:p>0.026782676492638</text:p>
          </table:table-cell>
          <table:table-cell table:formula="of:=[.E825]*EXP(-0.1/20)+[.C826]" office:value-type="float" office:value="0.072802862827436" calcext:value-type="float">
            <text:p>0.072802862827436</text:p>
          </table:table-cell>
          <table:table-cell table:formula="of:=-[.B826]*[.E826]+[.C826]*[.D8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5000000000007" calcext:value-type="float">
            <text:p>82.5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26]*EXP(-0.1/20)+[.B827]" office:value-type="float" office:value="0.0266490973363556" calcext:value-type="float">
            <text:p>0.026649097336356</text:p>
          </table:table-cell>
          <table:table-cell table:formula="of:=[.E826]*EXP(-0.1/20)+[.C827]" office:value-type="float" office:value="0.0724397570342518" calcext:value-type="float">
            <text:p>0.072439757034252</text:p>
          </table:table-cell>
          <table:table-cell table:formula="of:=-[.B827]*[.E827]+[.C827]*[.D8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6000000000007" calcext:value-type="float">
            <text:p>82.6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27]*EXP(-0.1/20)+[.B828]" office:value-type="float" office:value="0.0265161844088943" calcext:value-type="float">
            <text:p>0.026516184408894</text:p>
          </table:table-cell>
          <table:table-cell table:formula="of:=[.E827]*EXP(-0.1/20)+[.C828]" office:value-type="float" office:value="0.0720784622387664" calcext:value-type="float">
            <text:p>0.072078462238767</text:p>
          </table:table-cell>
          <table:table-cell table:formula="of:=-[.B828]*[.E828]+[.C828]*[.D8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7000000000007" calcext:value-type="float">
            <text:p>82.7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28]*EXP(-0.1/20)+[.B829]" office:value-type="float" office:value="0.0263839343874243" calcext:value-type="float">
            <text:p>0.026383934387424</text:p>
          </table:table-cell>
          <table:table-cell table:formula="of:=[.E828]*EXP(-0.1/20)+[.C829]" office:value-type="float" office:value="0.0717189694085911" calcext:value-type="float">
            <text:p>0.071718969408591</text:p>
          </table:table-cell>
          <table:table-cell table:formula="of:=-[.B829]*[.E829]+[.C829]*[.D8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8000000000007" calcext:value-type="float">
            <text:p>82.8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29]*EXP(-0.1/20)+[.B830]" office:value-type="float" office:value="0.0262523439656881" calcext:value-type="float">
            <text:p>0.026252343965688</text:p>
          </table:table-cell>
          <table:table-cell table:formula="of:=[.E829]*EXP(-0.1/20)+[.C830]" office:value-type="float" office:value="0.0713612695563864" calcext:value-type="float">
            <text:p>0.071361269556386</text:p>
          </table:table-cell>
          <table:table-cell table:formula="of:=-[.B830]*[.E830]+[.C830]*[.D8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.9000000000007" calcext:value-type="float">
            <text:p>82.9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30]*EXP(-0.1/20)+[.B831]" office:value-type="float" office:value="0.0261214098539184" calcext:value-type="float">
            <text:p>0.026121409853918</text:p>
          </table:table-cell>
          <table:table-cell table:formula="of:=[.E830]*EXP(-0.1/20)+[.C831]" office:value-type="float" office:value="0.0710053537396373" calcext:value-type="float">
            <text:p>0.071005353739637</text:p>
          </table:table-cell>
          <table:table-cell table:formula="of:=-[.B831]*[.E831]+[.C831]*[.D8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0000000000007" calcext:value-type="float">
            <text:p>83.0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31]*EXP(-0.1/20)+[.B832]" office:value-type="float" office:value="0.0259911287787555" calcext:value-type="float">
            <text:p>0.025991128778756</text:p>
          </table:table-cell>
          <table:table-cell table:formula="of:=[.E831]*EXP(-0.1/20)+[.C832]" office:value-type="float" office:value="0.0706512130604299" calcext:value-type="float">
            <text:p>0.07065121306043</text:p>
          </table:table-cell>
          <table:table-cell table:formula="of:=-[.B832]*[.E832]+[.C832]*[.D8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1000000000007" calcext:value-type="float">
            <text:p>83.1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32]*EXP(-0.1/20)+[.B833]" office:value-type="float" office:value="0.0258614974831658" calcext:value-type="float">
            <text:p>0.025861497483166</text:p>
          </table:table-cell>
          <table:table-cell table:formula="of:=[.E832]*EXP(-0.1/20)+[.C833]" office:value-type="float" office:value="0.0702988386652288" calcext:value-type="float">
            <text:p>0.070298838665229</text:p>
          </table:table-cell>
          <table:table-cell table:formula="of:=-[.B833]*[.E833]+[.C833]*[.D8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2000000000007" calcext:value-type="float">
            <text:p>83.2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33]*EXP(-0.1/20)+[.B834]" office:value-type="float" office:value="0.0257325127263601" calcext:value-type="float">
            <text:p>0.02573251272636</text:p>
          </table:table-cell>
          <table:table-cell table:formula="of:=[.E833]*EXP(-0.1/20)+[.C834]" office:value-type="float" office:value="0.0699482217446557" calcext:value-type="float">
            <text:p>0.069948221744656</text:p>
          </table:table-cell>
          <table:table-cell table:formula="of:=-[.B834]*[.E834]+[.C834]*[.D8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3000000000007" calcext:value-type="float">
            <text:p>83.3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34]*EXP(-0.1/20)+[.B835]" office:value-type="float" office:value="0.0256041712837128" calcext:value-type="float">
            <text:p>0.025604171283713</text:p>
          </table:table-cell>
          <table:table-cell table:formula="of:=[.E834]*EXP(-0.1/20)+[.C835]" office:value-type="float" office:value="0.0695993535332694" calcext:value-type="float">
            <text:p>0.069599353533269</text:p>
          </table:table-cell>
          <table:table-cell table:formula="of:=-[.B835]*[.E835]+[.C835]*[.D8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4000000000007" calcext:value-type="float">
            <text:p>83.4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35]*EXP(-0.1/20)+[.B836]" office:value-type="float" office:value="0.0254764699466812" calcext:value-type="float">
            <text:p>0.025476469946681</text:p>
          </table:table-cell>
          <table:table-cell table:formula="of:=[.E835]*EXP(-0.1/20)+[.C836]" office:value-type="float" office:value="0.0692522253093463" calcext:value-type="float">
            <text:p>0.069252225309346</text:p>
          </table:table-cell>
          <table:table-cell table:formula="of:=-[.B836]*[.E836]+[.C836]*[.D8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5000000000007" calcext:value-type="float">
            <text:p>83.5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36]*EXP(-0.1/20)+[.B837]" office:value-type="float" office:value="0.0253494055227251" calcext:value-type="float">
            <text:p>0.025349405522725</text:p>
          </table:table-cell>
          <table:table-cell table:formula="of:=[.E836]*EXP(-0.1/20)+[.C837]" office:value-type="float" office:value="0.0689068283946629" calcext:value-type="float">
            <text:p>0.068906828394663</text:p>
          </table:table-cell>
          <table:table-cell table:formula="of:=-[.B837]*[.E837]+[.C837]*[.D8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6000000000007" calcext:value-type="float">
            <text:p>83.6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37]*EXP(-0.1/20)+[.B838]" office:value-type="float" office:value="0.0252229748352274" calcext:value-type="float">
            <text:p>0.025222974835227</text:p>
          </table:table-cell>
          <table:table-cell table:formula="of:=[.E837]*EXP(-0.1/20)+[.C838]" office:value-type="float" office:value="0.0685631541542783" calcext:value-type="float">
            <text:p>0.068563154154278</text:p>
          </table:table-cell>
          <table:table-cell table:formula="of:=-[.B838]*[.E838]+[.C838]*[.D8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7000000000007" calcext:value-type="float">
            <text:p>83.7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38]*EXP(-0.1/20)+[.B839]" office:value-type="float" office:value="0.0250971747234142" calcext:value-type="float">
            <text:p>0.025097174723414</text:p>
          </table:table-cell>
          <table:table-cell table:formula="of:=[.E838]*EXP(-0.1/20)+[.C839]" office:value-type="float" office:value="0.0682211939963185" calcext:value-type="float">
            <text:p>0.068221193996319</text:p>
          </table:table-cell>
          <table:table-cell table:formula="of:=-[.B839]*[.E839]+[.C839]*[.D8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8000000000007" calcext:value-type="float">
            <text:p>83.8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39]*EXP(-0.1/20)+[.B840]" office:value-type="float" office:value="0.0249720020422763" calcext:value-type="float">
            <text:p>0.024972002042276</text:p>
          </table:table-cell>
          <table:table-cell table:formula="of:=[.E839]*EXP(-0.1/20)+[.C840]" office:value-type="float" office:value="0.0678809393717618" calcext:value-type="float">
            <text:p>0.067880939371762</text:p>
          </table:table-cell>
          <table:table-cell table:formula="of:=-[.B840]*[.E840]+[.C840]*[.D8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.9000000000007" calcext:value-type="float">
            <text:p>83.9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40]*EXP(-0.1/20)+[.B841]" office:value-type="float" office:value="0.0248474536624901" calcext:value-type="float">
            <text:p>0.02484745366249</text:p>
          </table:table-cell>
          <table:table-cell table:formula="of:=[.E840]*EXP(-0.1/20)+[.C841]" office:value-type="float" office:value="0.0675423817742249" calcext:value-type="float">
            <text:p>0.067542381774225</text:p>
          </table:table-cell>
          <table:table-cell table:formula="of:=-[.B841]*[.E841]+[.C841]*[.D8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0000000000007" calcext:value-type="float">
            <text:p>84.0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41]*EXP(-0.1/20)+[.B842]" office:value-type="float" office:value="0.0247235264703395" calcext:value-type="float">
            <text:p>0.02472352647034</text:p>
          </table:table-cell>
          <table:table-cell table:formula="of:=[.E841]*EXP(-0.1/20)+[.C842]" office:value-type="float" office:value="0.0672055127397501" calcext:value-type="float">
            <text:p>0.06720551273975</text:p>
          </table:table-cell>
          <table:table-cell table:formula="of:=-[.B842]*[.E842]+[.C842]*[.D8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1000000000007" calcext:value-type="float">
            <text:p>84.1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42]*EXP(-0.1/20)+[.B843]" office:value-type="float" office:value="0.0246002173676384" calcext:value-type="float">
            <text:p>0.024600217367639</text:p>
          </table:table-cell>
          <table:table-cell table:formula="of:=[.E842]*EXP(-0.1/20)+[.C843]" office:value-type="float" office:value="0.0668703238465942" calcext:value-type="float">
            <text:p>0.066870323846594</text:p>
          </table:table-cell>
          <table:table-cell table:formula="of:=-[.B843]*[.E843]+[.C843]*[.D8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2000000000007" calcext:value-type="float">
            <text:p>84.2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43]*EXP(-0.1/20)+[.B844]" office:value-type="float" office:value="0.0244775232716528" calcext:value-type="float">
            <text:p>0.024477523271653</text:p>
          </table:table-cell>
          <table:table-cell table:formula="of:=[.E843]*EXP(-0.1/20)+[.C844]" office:value-type="float" office:value="0.0665368067150172" calcext:value-type="float">
            <text:p>0.066536806715017</text:p>
          </table:table-cell>
          <table:table-cell table:formula="of:=-[.B844]*[.E844]+[.C844]*[.D8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3000000000007" calcext:value-type="float">
            <text:p>84.3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44]*EXP(-0.1/20)+[.B845]" office:value-type="float" office:value="0.0243554411150238" calcext:value-type="float">
            <text:p>0.024355441115024</text:p>
          </table:table-cell>
          <table:table-cell table:formula="of:=[.E844]*EXP(-0.1/20)+[.C845]" office:value-type="float" office:value="0.0662049530070736" calcext:value-type="float">
            <text:p>0.066204953007074</text:p>
          </table:table-cell>
          <table:table-cell table:formula="of:=-[.B845]*[.E845]+[.C845]*[.D8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4000000000007" calcext:value-type="float">
            <text:p>84.4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45]*EXP(-0.1/20)+[.B846]" office:value-type="float" office:value="0.0242339678456913" calcext:value-type="float">
            <text:p>0.024233967845691</text:p>
          </table:table-cell>
          <table:table-cell table:formula="of:=[.E845]*EXP(-0.1/20)+[.C846]" office:value-type="float" office:value="0.0658747544264033" calcext:value-type="float">
            <text:p>0.065874754426403</text:p>
          </table:table-cell>
          <table:table-cell table:formula="of:=-[.B846]*[.E846]+[.C846]*[.D8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5000000000007" calcext:value-type="float">
            <text:p>84.5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46]*EXP(-0.1/20)+[.B847]" office:value-type="float" office:value="0.024113100426817" calcext:value-type="float">
            <text:p>0.024113100426817</text:p>
          </table:table-cell>
          <table:table-cell table:formula="of:=[.E846]*EXP(-0.1/20)+[.C847]" office:value-type="float" office:value="0.0655462027180247" calcext:value-type="float">
            <text:p>0.065546202718025</text:p>
          </table:table-cell>
          <table:table-cell table:formula="of:=-[.B847]*[.E847]+[.C847]*[.D8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6000000000007" calcext:value-type="float">
            <text:p>84.6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47]*EXP(-0.1/20)+[.B848]" office:value-type="float" office:value="0.0239928358367093" calcext:value-type="float">
            <text:p>0.023992835836709</text:p>
          </table:table-cell>
          <table:table-cell table:formula="of:=[.E847]*EXP(-0.1/20)+[.C848]" office:value-type="float" office:value="0.0652192896681279" calcext:value-type="float">
            <text:p>0.065219289668128</text:p>
          </table:table-cell>
          <table:table-cell table:formula="of:=-[.B848]*[.E848]+[.C848]*[.D8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7000000000007" calcext:value-type="float">
            <text:p>84.7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48]*EXP(-0.1/20)+[.B849]" office:value-type="float" office:value="0.0238731710687472" calcext:value-type="float">
            <text:p>0.023873171068747</text:p>
          </table:table-cell>
          <table:table-cell table:formula="of:=[.E848]*EXP(-0.1/20)+[.C849]" office:value-type="float" office:value="0.0648940071038696" calcext:value-type="float">
            <text:p>0.06489400710387</text:p>
          </table:table-cell>
          <table:table-cell table:formula="of:=-[.B849]*[.E849]+[.C849]*[.D8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8000000000007" calcext:value-type="float">
            <text:p>84.8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49]*EXP(-0.1/20)+[.B850]" office:value-type="float" office:value="0.0237541031313051" calcext:value-type="float">
            <text:p>0.023754103131305</text:p>
          </table:table-cell>
          <table:table-cell table:formula="of:=[.E849]*EXP(-0.1/20)+[.C850]" office:value-type="float" office:value="0.0645703468931689" calcext:value-type="float">
            <text:p>0.064570346893169</text:p>
          </table:table-cell>
          <table:table-cell table:formula="of:=-[.B850]*[.E850]+[.C850]*[.D8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.9000000000007" calcext:value-type="float">
            <text:p>84.9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50]*EXP(-0.1/20)+[.B851]" office:value-type="float" office:value="0.0236356290476786" calcext:value-type="float">
            <text:p>0.023635629047679</text:p>
          </table:table-cell>
          <table:table-cell table:formula="of:=[.E850]*EXP(-0.1/20)+[.C851]" office:value-type="float" office:value="0.0642483009445035" calcext:value-type="float">
            <text:p>0.064248300944504</text:p>
          </table:table-cell>
          <table:table-cell table:formula="of:=-[.B851]*[.E851]+[.C851]*[.D8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0000000000007" calcext:value-type="float">
            <text:p>85.0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51]*EXP(-0.1/20)+[.B852]" office:value-type="float" office:value="0.0235177458560092" calcext:value-type="float">
            <text:p>0.023517745856009</text:p>
          </table:table-cell>
          <table:table-cell table:formula="of:=[.E851]*EXP(-0.1/20)+[.C852]" office:value-type="float" office:value="0.0639278612067079" calcext:value-type="float">
            <text:p>0.063927861206708</text:p>
          </table:table-cell>
          <table:table-cell table:formula="of:=-[.B852]*[.E852]+[.C852]*[.D8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1000000000007" calcext:value-type="float">
            <text:p>85.1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52]*EXP(-0.1/20)+[.B853]" office:value-type="float" office:value="0.0234004506092112" calcext:value-type="float">
            <text:p>0.023400450609211</text:p>
          </table:table-cell>
          <table:table-cell table:formula="of:=[.E852]*EXP(-0.1/20)+[.C853]" office:value-type="float" office:value="0.0636090196687722" calcext:value-type="float">
            <text:p>0.063609019668772</text:p>
          </table:table-cell>
          <table:table-cell table:formula="of:=-[.B853]*[.E853]+[.C853]*[.D8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2000000000007" calcext:value-type="float">
            <text:p>85.2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53]*EXP(-0.1/20)+[.B854]" office:value-type="float" office:value="0.0232837403748971" calcext:value-type="float">
            <text:p>0.023283740374897</text:p>
          </table:table-cell>
          <table:table-cell table:formula="of:=[.E853]*EXP(-0.1/20)+[.C854]" office:value-type="float" office:value="0.0632917683596411" calcext:value-type="float">
            <text:p>0.063291768359641</text:p>
          </table:table-cell>
          <table:table-cell table:formula="of:=-[.B854]*[.E854]+[.C854]*[.D8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3000000000007" calcext:value-type="float">
            <text:p>85.3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54]*EXP(-0.1/20)+[.B855]" office:value-type="float" office:value="0.0231676122353052" calcext:value-type="float">
            <text:p>0.023167612235305</text:p>
          </table:table-cell>
          <table:table-cell table:formula="of:=[.E854]*EXP(-0.1/20)+[.C855]" office:value-type="float" office:value="0.0629760993480154" calcext:value-type="float">
            <text:p>0.062976099348016</text:p>
          </table:table-cell>
          <table:table-cell table:formula="of:=-[.B855]*[.E855]+[.C855]*[.D8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4000000000007" calcext:value-type="float">
            <text:p>85.4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55]*EXP(-0.1/20)+[.B856]" office:value-type="float" office:value="0.0230520632872257" calcext:value-type="float">
            <text:p>0.023052063287226</text:p>
          </table:table-cell>
          <table:table-cell table:formula="of:=[.E855]*EXP(-0.1/20)+[.C856]" office:value-type="float" office:value="0.0626620047421535" calcext:value-type="float">
            <text:p>0.062662004742154</text:p>
          </table:table-cell>
          <table:table-cell table:formula="of:=-[.B856]*[.E856]+[.C856]*[.D8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5000000000007" calcext:value-type="float">
            <text:p>85.5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56]*EXP(-0.1/20)+[.B857]" office:value-type="float" office:value="0.0229370906419291" calcext:value-type="float">
            <text:p>0.022937090641929</text:p>
          </table:table-cell>
          <table:table-cell table:formula="of:=[.E856]*EXP(-0.1/20)+[.C857]" office:value-type="float" office:value="0.0623494766896738" calcext:value-type="float">
            <text:p>0.062349476689674</text:p>
          </table:table-cell>
          <table:table-cell table:formula="of:=-[.B857]*[.E857]+[.C857]*[.D8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6000000000007" calcext:value-type="float">
            <text:p>85.6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57]*EXP(-0.1/20)+[.B858]" office:value-type="float" office:value="0.0228226914250931" calcext:value-type="float">
            <text:p>0.022822691425093</text:p>
          </table:table-cell>
          <table:table-cell table:formula="of:=[.E857]*EXP(-0.1/20)+[.C858]" office:value-type="float" office:value="0.0620385073773587" calcext:value-type="float">
            <text:p>0.062038507377359</text:p>
          </table:table-cell>
          <table:table-cell table:formula="of:=-[.B858]*[.E858]+[.C858]*[.D8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7000000000007" calcext:value-type="float">
            <text:p>85.7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58]*EXP(-0.1/20)+[.B859]" office:value-type="float" office:value="0.0227088627767315" calcext:value-type="float">
            <text:p>0.022708862776732</text:p>
          </table:table-cell>
          <table:table-cell table:formula="of:=[.E858]*EXP(-0.1/20)+[.C859]" office:value-type="float" office:value="0.0617290890309592" calcext:value-type="float">
            <text:p>0.061729089030959</text:p>
          </table:table-cell>
          <table:table-cell table:formula="of:=-[.B859]*[.E859]+[.C859]*[.D8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8000000000007" calcext:value-type="float">
            <text:p>85.8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59]*EXP(-0.1/20)+[.B860]" office:value-type="float" office:value="0.022595601851122" calcext:value-type="float">
            <text:p>0.022595601851122</text:p>
          </table:table-cell>
          <table:table-cell table:formula="of:=[.E859]*EXP(-0.1/20)+[.C860]" office:value-type="float" office:value="0.0614212139150005" calcext:value-type="float">
            <text:p>0.061421213915001</text:p>
          </table:table-cell>
          <table:table-cell table:formula="of:=-[.B860]*[.E860]+[.C860]*[.D8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.9000000000007" calcext:value-type="float">
            <text:p>85.9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60]*EXP(-0.1/20)+[.B861]" office:value-type="float" office:value="0.0224829058167357" calcext:value-type="float">
            <text:p>0.022482905816736</text:p>
          </table:table-cell>
          <table:table-cell table:formula="of:=[.E860]*EXP(-0.1/20)+[.C861]" office:value-type="float" office:value="0.0611148743325887" calcext:value-type="float">
            <text:p>0.061114874332589</text:p>
          </table:table-cell>
          <table:table-cell table:formula="of:=-[.B861]*[.E861]+[.C861]*[.D8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0000000000007" calcext:value-type="float">
            <text:p>86.0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61]*EXP(-0.1/20)+[.B862]" office:value-type="float" office:value="0.0223707718561657" calcext:value-type="float">
            <text:p>0.022370771856166</text:p>
          </table:table-cell>
          <table:table-cell table:formula="of:=[.E861]*EXP(-0.1/20)+[.C862]" office:value-type="float" office:value="0.0608100626252183" calcext:value-type="float">
            <text:p>0.060810062625218</text:p>
          </table:table-cell>
          <table:table-cell table:formula="of:=-[.B862]*[.E862]+[.C862]*[.D8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1000000000007" calcext:value-type="float">
            <text:p>86.1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62]*EXP(-0.1/20)+[.B863]" office:value-type="float" office:value="0.0222591971660573" calcext:value-type="float">
            <text:p>0.022259197166057</text:p>
          </table:table-cell>
          <table:table-cell table:formula="of:=[.E862]*EXP(-0.1/20)+[.C863]" office:value-type="float" office:value="0.0605067711725807" calcext:value-type="float">
            <text:p>0.060506771172581</text:p>
          </table:table-cell>
          <table:table-cell table:formula="of:=-[.B863]*[.E863]+[.C863]*[.D8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2000000000007" calcext:value-type="float">
            <text:p>86.2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63]*EXP(-0.1/20)+[.B864]" office:value-type="float" office:value="0.0221481789570374" calcext:value-type="float">
            <text:p>0.022148178957038</text:p>
          </table:table-cell>
          <table:table-cell table:formula="of:=[.E863]*EXP(-0.1/20)+[.C864]" office:value-type="float" office:value="0.0602049923923739" calcext:value-type="float">
            <text:p>0.060204992392374</text:p>
          </table:table-cell>
          <table:table-cell table:formula="of:=-[.B864]*[.E864]+[.C864]*[.D8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3000000000007" calcext:value-type="float">
            <text:p>86.3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64]*EXP(-0.1/20)+[.B865]" office:value-type="float" office:value="0.022037714453645" calcext:value-type="float">
            <text:p>0.022037714453645</text:p>
          </table:table-cell>
          <table:table-cell table:formula="of:=[.E864]*EXP(-0.1/20)+[.C865]" office:value-type="float" office:value="0.0599047187401125" calcext:value-type="float">
            <text:p>0.059904718740113</text:p>
          </table:table-cell>
          <table:table-cell table:formula="of:=-[.B865]*[.E865]+[.C865]*[.D8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4000000000007" calcext:value-type="float">
            <text:p>86.4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65]*EXP(-0.1/20)+[.B866]" office:value-type="float" office:value="0.0219278008942617" calcext:value-type="float">
            <text:p>0.021927800894262</text:p>
          </table:table-cell>
          <table:table-cell table:formula="of:=[.E865]*EXP(-0.1/20)+[.C866]" office:value-type="float" office:value="0.0596059427089397" calcext:value-type="float">
            <text:p>0.05960594270894</text:p>
          </table:table-cell>
          <table:table-cell table:formula="of:=-[.B866]*[.E866]+[.C866]*[.D8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5000000000007" calcext:value-type="float">
            <text:p>86.5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66]*EXP(-0.1/20)+[.B867]" office:value-type="float" office:value="0.0218184355310429" calcext:value-type="float">
            <text:p>0.021818435531043</text:p>
          </table:table-cell>
          <table:table-cell table:formula="of:=[.E866]*EXP(-0.1/20)+[.C867]" office:value-type="float" office:value="0.0593086568294391" calcext:value-type="float">
            <text:p>0.059308656829439</text:p>
          </table:table-cell>
          <table:table-cell table:formula="of:=-[.B867]*[.E867]+[.C867]*[.D8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6000000000007" calcext:value-type="float">
            <text:p>86.6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67]*EXP(-0.1/20)+[.B868]" office:value-type="float" office:value="0.0217096156298487" calcext:value-type="float">
            <text:p>0.021709615629849</text:p>
          </table:table-cell>
          <table:table-cell table:formula="of:=[.E867]*EXP(-0.1/20)+[.C868]" office:value-type="float" office:value="0.0590128536694482" calcext:value-type="float">
            <text:p>0.059012853669448</text:p>
          </table:table-cell>
          <table:table-cell table:formula="of:=-[.B868]*[.E868]+[.C868]*[.D8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7000000000007" calcext:value-type="float">
            <text:p>86.7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68]*EXP(-0.1/20)+[.B869]" office:value-type="float" office:value="0.021601338470176" calcext:value-type="float">
            <text:p>0.021601338470176</text:p>
          </table:table-cell>
          <table:table-cell table:formula="of:=[.E868]*EXP(-0.1/20)+[.C869]" office:value-type="float" office:value="0.0587185258338726" calcext:value-type="float">
            <text:p>0.058718525833873</text:p>
          </table:table-cell>
          <table:table-cell table:formula="of:=-[.B869]*[.E869]+[.C869]*[.D8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8000000000007" calcext:value-type="float">
            <text:p>86.8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69]*EXP(-0.1/20)+[.B870]" office:value-type="float" office:value="0.02149360134509" calcext:value-type="float">
            <text:p>0.02149360134509</text:p>
          </table:table-cell>
          <table:table-cell table:formula="of:=[.E869]*EXP(-0.1/20)+[.C870]" office:value-type="float" office:value="0.0584256659645012" calcext:value-type="float">
            <text:p>0.058425665964501</text:p>
          </table:table-cell>
          <table:table-cell table:formula="of:=-[.B870]*[.E870]+[.C870]*[.D8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.9000000000007" calcext:value-type="float">
            <text:p>86.9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70]*EXP(-0.1/20)+[.B871]" office:value-type="float" office:value="0.0213864015611572" calcext:value-type="float">
            <text:p>0.021386401561157</text:p>
          </table:table-cell>
          <table:table-cell table:formula="of:=[.E870]*EXP(-0.1/20)+[.C871]" office:value-type="float" office:value="0.0581342667398218" calcext:value-type="float">
            <text:p>0.058134266739822</text:p>
          </table:table-cell>
          <table:table-cell table:formula="of:=-[.B871]*[.E871]+[.C871]*[.D8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0000000000007" calcext:value-type="float">
            <text:p>87.0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71]*EXP(-0.1/20)+[.B872]" office:value-type="float" office:value="0.0212797364383773" calcext:value-type="float">
            <text:p>0.021279736438377</text:p>
          </table:table-cell>
          <table:table-cell table:formula="of:=[.E871]*EXP(-0.1/20)+[.C872]" office:value-type="float" office:value="0.0578443208748388" calcext:value-type="float">
            <text:p>0.057844320874839</text:p>
          </table:table-cell>
          <table:table-cell table:formula="of:=-[.B872]*[.E872]+[.C872]*[.D8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1000000000007" calcext:value-type="float">
            <text:p>87.1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72]*EXP(-0.1/20)+[.B873]" office:value-type="float" office:value="0.0211736033101167" calcext:value-type="float">
            <text:p>0.021173603310117</text:p>
          </table:table-cell>
          <table:table-cell table:formula="of:=[.E872]*EXP(-0.1/20)+[.C873]" office:value-type="float" office:value="0.0575558211208904" calcext:value-type="float">
            <text:p>0.05755582112089</text:p>
          </table:table-cell>
          <table:table-cell table:formula="of:=-[.B873]*[.E873]+[.C873]*[.D8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2000000000007" calcext:value-type="float">
            <text:p>87.2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73]*EXP(-0.1/20)+[.B874]" office:value-type="float" office:value="0.0210679995230416" calcext:value-type="float">
            <text:p>0.021067999523042</text:p>
          </table:table-cell>
          <table:table-cell table:formula="of:=[.E873]*EXP(-0.1/20)+[.C874]" office:value-type="float" office:value="0.0572687602654677" calcext:value-type="float">
            <text:p>0.057268760265468</text:p>
          </table:table-cell>
          <table:table-cell table:formula="of:=-[.B874]*[.E874]+[.C874]*[.D8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3000000000007" calcext:value-type="float">
            <text:p>87.3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74]*EXP(-0.1/20)+[.B875]" office:value-type="float" office:value="0.0209629224370518" calcext:value-type="float">
            <text:p>0.020962922437052</text:p>
          </table:table-cell>
          <table:table-cell table:formula="of:=[.E874]*EXP(-0.1/20)+[.C875]" office:value-type="float" office:value="0.0569831311320344" calcext:value-type="float">
            <text:p>0.056983131132034</text:p>
          </table:table-cell>
          <table:table-cell table:formula="of:=-[.B875]*[.E875]+[.C875]*[.D8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4000000000007" calcext:value-type="float">
            <text:p>87.4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75]*EXP(-0.1/20)+[.B876]" office:value-type="float" office:value="0.0208583694252148" calcext:value-type="float">
            <text:p>0.020858369425215</text:p>
          </table:table-cell>
          <table:table-cell table:formula="of:=[.E875]*EXP(-0.1/20)+[.C876]" office:value-type="float" office:value="0.0566989265798473" calcext:value-type="float">
            <text:p>0.056698926579847</text:p>
          </table:table-cell>
          <table:table-cell table:formula="of:=-[.B876]*[.E876]+[.C876]*[.D8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5000000000007" calcext:value-type="float">
            <text:p>87.5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76]*EXP(-0.1/20)+[.B877]" office:value-type="float" office:value="0.0207543378736999" calcext:value-type="float">
            <text:p>0.0207543378737</text:p>
          </table:table-cell>
          <table:table-cell table:formula="of:=[.E876]*EXP(-0.1/20)+[.C877]" office:value-type="float" office:value="0.0564161395037777" calcext:value-type="float">
            <text:p>0.056416139503778</text:p>
          </table:table-cell>
          <table:table-cell table:formula="of:=-[.B877]*[.E877]+[.C877]*[.D8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6000000000007" calcext:value-type="float">
            <text:p>87.6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77]*EXP(-0.1/20)+[.B878]" office:value-type="float" office:value="0.0206508251817127" calcext:value-type="float">
            <text:p>0.020650825181713</text:p>
          </table:table-cell>
          <table:table-cell table:formula="of:=[.E877]*EXP(-0.1/20)+[.C878]" office:value-type="float" office:value="0.0561347628341341" calcext:value-type="float">
            <text:p>0.056134762834134</text:p>
          </table:table-cell>
          <table:table-cell table:formula="of:=-[.B878]*[.E878]+[.C878]*[.D8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7000000000007" calcext:value-type="float">
            <text:p>87.7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78]*EXP(-0.1/20)+[.B879]" office:value-type="float" office:value="0.0205478287614306" calcext:value-type="float">
            <text:p>0.020547828761431</text:p>
          </table:table-cell>
          <table:table-cell table:formula="of:=[.E878]*EXP(-0.1/20)+[.C879]" office:value-type="float" office:value="0.055854789536485" calcext:value-type="float">
            <text:p>0.055854789536485</text:p>
          </table:table-cell>
          <table:table-cell table:formula="of:=-[.B879]*[.E879]+[.C879]*[.D8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8000000000007" calcext:value-type="float">
            <text:p>87.8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79]*EXP(-0.1/20)+[.B880]" office:value-type="float" office:value="0.0204453460379378" calcext:value-type="float">
            <text:p>0.020445346037938</text:p>
          </table:table-cell>
          <table:table-cell table:formula="of:=[.E879]*EXP(-0.1/20)+[.C880]" office:value-type="float" office:value="0.0555762126114834" calcext:value-type="float">
            <text:p>0.055576212611483</text:p>
          </table:table-cell>
          <table:table-cell table:formula="of:=-[.B880]*[.E880]+[.C880]*[.D8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.9000000000007" calcext:value-type="float">
            <text:p>87.9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80]*EXP(-0.1/20)+[.B881]" office:value-type="float" office:value="0.0203433744491608" calcext:value-type="float">
            <text:p>0.020343374449161</text:p>
          </table:table-cell>
          <table:table-cell table:formula="of:=[.E880]*EXP(-0.1/20)+[.C881]" office:value-type="float" office:value="0.0552990250946917" calcext:value-type="float">
            <text:p>0.055299025094692</text:p>
          </table:table-cell>
          <table:table-cell table:formula="of:=-[.B881]*[.E881]+[.C881]*[.D8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0000000000007" calcext:value-type="float">
            <text:p>88.0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81]*EXP(-0.1/20)+[.B882]" office:value-type="float" office:value="0.0202419114458045" calcext:value-type="float">
            <text:p>0.020241911445805</text:p>
          </table:table-cell>
          <table:table-cell table:formula="of:=[.E881]*EXP(-0.1/20)+[.C882]" office:value-type="float" office:value="0.0550232200564076" calcext:value-type="float">
            <text:p>0.055023220056408</text:p>
          </table:table-cell>
          <table:table-cell table:formula="of:=-[.B882]*[.E882]+[.C882]*[.D8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1000000000007" calcext:value-type="float">
            <text:p>88.1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82]*EXP(-0.1/20)+[.B883]" office:value-type="float" office:value="0.0201409544912887" calcext:value-type="float">
            <text:p>0.020140954491289</text:p>
          </table:table-cell>
          <table:table-cell table:formula="of:=[.E882]*EXP(-0.1/20)+[.C883]" office:value-type="float" office:value="0.0547487906014906" calcext:value-type="float">
            <text:p>0.054748790601491</text:p>
          </table:table-cell>
          <table:table-cell table:formula="of:=-[.B883]*[.E883]+[.C883]*[.D8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2000000000008" calcext:value-type="float">
            <text:p>88.2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83]*EXP(-0.1/20)+[.B884]" office:value-type="float" office:value="0.0200405010616841" calcext:value-type="float">
            <text:p>0.020040501061684</text:p>
          </table:table-cell>
          <table:table-cell table:formula="of:=[.E883]*EXP(-0.1/20)+[.C884]" office:value-type="float" office:value="0.0544757298691902" calcext:value-type="float">
            <text:p>0.05447572986919</text:p>
          </table:table-cell>
          <table:table-cell table:formula="of:=-[.B884]*[.E884]+[.C884]*[.D8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3000000000007" calcext:value-type="float">
            <text:p>88.3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84]*EXP(-0.1/20)+[.B885]" office:value-type="float" office:value="0.0199405486456499" calcext:value-type="float">
            <text:p>0.01994054864565</text:p>
          </table:table-cell>
          <table:table-cell table:formula="of:=[.E884]*EXP(-0.1/20)+[.C885]" office:value-type="float" office:value="0.0542040310329738" calcext:value-type="float">
            <text:p>0.054204031032974</text:p>
          </table:table-cell>
          <table:table-cell table:formula="of:=-[.B885]*[.E885]+[.C885]*[.D8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4000000000007" calcext:value-type="float">
            <text:p>88.4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85]*EXP(-0.1/20)+[.B886]" office:value-type="float" office:value="0.0198410947443704" calcext:value-type="float">
            <text:p>0.01984109474437</text:p>
          </table:table-cell>
          <table:table-cell table:formula="of:=[.E885]*EXP(-0.1/20)+[.C886]" office:value-type="float" office:value="0.0539336873003563" calcext:value-type="float">
            <text:p>0.053933687300356</text:p>
          </table:table-cell>
          <table:table-cell table:formula="of:=-[.B886]*[.E886]+[.C886]*[.D8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5000000000007" calcext:value-type="float">
            <text:p>88.5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86]*EXP(-0.1/20)+[.B887]" office:value-type="float" office:value="0.0197421368714929" calcext:value-type="float">
            <text:p>0.019742136871493</text:p>
          </table:table-cell>
          <table:table-cell table:formula="of:=[.E886]*EXP(-0.1/20)+[.C887]" office:value-type="float" office:value="0.0536646919127305" calcext:value-type="float">
            <text:p>0.053664691912731</text:p>
          </table:table-cell>
          <table:table-cell table:formula="of:=-[.B887]*[.E887]+[.C887]*[.D8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6000000000007" calcext:value-type="float">
            <text:p>88.6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87]*EXP(-0.1/20)+[.B888]" office:value-type="float" office:value="0.0196436725530654" calcext:value-type="float">
            <text:p>0.019643672553066</text:p>
          </table:table-cell>
          <table:table-cell table:formula="of:=[.E887]*EXP(-0.1/20)+[.C888]" office:value-type="float" office:value="0.0533970381451974" calcext:value-type="float">
            <text:p>0.053397038145197</text:p>
          </table:table-cell>
          <table:table-cell table:formula="of:=-[.B888]*[.E888]+[.C888]*[.D8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7000000000007" calcext:value-type="float">
            <text:p>88.7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88]*EXP(-0.1/20)+[.B889]" office:value-type="float" office:value="0.0195456993274749" calcext:value-type="float">
            <text:p>0.019545699327475</text:p>
          </table:table-cell>
          <table:table-cell table:formula="of:=[.E888]*EXP(-0.1/20)+[.C889]" office:value-type="float" office:value="0.0531307193063991" calcext:value-type="float">
            <text:p>0.053130719306399</text:p>
          </table:table-cell>
          <table:table-cell table:formula="of:=-[.B889]*[.E889]+[.C889]*[.D8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8000000000008" calcext:value-type="float">
            <text:p>88.8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89]*EXP(-0.1/20)+[.B890]" office:value-type="float" office:value="0.0194482147453855" calcext:value-type="float">
            <text:p>0.019448214745386</text:p>
          </table:table-cell>
          <table:table-cell table:formula="of:=[.E889]*EXP(-0.1/20)+[.C890]" office:value-type="float" office:value="0.0528657287383507" calcext:value-type="float">
            <text:p>0.052865728738351</text:p>
          </table:table-cell>
          <table:table-cell table:formula="of:=-[.B890]*[.E890]+[.C890]*[.D8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.9000000000008" calcext:value-type="float">
            <text:p>88.9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90]*EXP(-0.1/20)+[.B891]" office:value-type="float" office:value="0.0193512163696777" calcext:value-type="float">
            <text:p>0.019351216369678</text:p>
          </table:table-cell>
          <table:table-cell table:formula="of:=[.E890]*EXP(-0.1/20)+[.C891]" office:value-type="float" office:value="0.0526020598162741" calcext:value-type="float">
            <text:p>0.052602059816274</text:p>
          </table:table-cell>
          <table:table-cell table:formula="of:=-[.B891]*[.E891]+[.C891]*[.D8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0000000000008" calcext:value-type="float">
            <text:p>89.0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91]*EXP(-0.1/20)+[.B892]" office:value-type="float" office:value="0.019254701775387" calcext:value-type="float">
            <text:p>0.019254701775387</text:p>
          </table:table-cell>
          <table:table-cell table:formula="of:=[.E891]*EXP(-0.1/20)+[.C892]" office:value-type="float" office:value="0.0523397059484327" calcext:value-type="float">
            <text:p>0.052339705948433</text:p>
          </table:table-cell>
          <table:table-cell table:formula="of:=-[.B892]*[.E892]+[.C892]*[.D8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1000000000008" calcext:value-type="float">
            <text:p>89.1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92]*EXP(-0.1/20)+[.B893]" office:value-type="float" office:value="0.0191586685496436" calcext:value-type="float">
            <text:p>0.019158668549644</text:p>
          </table:table-cell>
          <table:table-cell table:formula="of:=[.E892]*EXP(-0.1/20)+[.C893]" office:value-type="float" office:value="0.052078660575966" calcext:value-type="float">
            <text:p>0.052078660575966</text:p>
          </table:table-cell>
          <table:table-cell table:formula="of:=-[.B893]*[.E893]+[.C893]*[.D8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2000000000008" calcext:value-type="float">
            <text:p>89.2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93]*EXP(-0.1/20)+[.B894]" office:value-type="float" office:value="0.0190631142916118" calcext:value-type="float">
            <text:p>0.019063114291612</text:p>
          </table:table-cell>
          <table:table-cell table:formula="of:=[.E893]*EXP(-0.1/20)+[.C894]" office:value-type="float" office:value="0.0518189171727261" calcext:value-type="float">
            <text:p>0.051818917172726</text:p>
          </table:table-cell>
          <table:table-cell table:formula="of:=-[.B894]*[.E894]+[.C894]*[.D8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3000000000007" calcext:value-type="float">
            <text:p>89.3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94]*EXP(-0.1/20)+[.B895]" office:value-type="float" office:value="0.0189680366124301" calcext:value-type="float">
            <text:p>0.01896803661243</text:p>
          </table:table-cell>
          <table:table-cell table:formula="of:=[.E894]*EXP(-0.1/20)+[.C895]" office:value-type="float" office:value="0.0515604692451145" calcext:value-type="float">
            <text:p>0.051560469245115</text:p>
          </table:table-cell>
          <table:table-cell table:formula="of:=-[.B895]*[.E895]+[.C895]*[.D8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4000000000008" calcext:value-type="float">
            <text:p>89.4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95]*EXP(-0.1/20)+[.B896]" office:value-type="float" office:value="0.0188734331351516" calcext:value-type="float">
            <text:p>0.018873433135152</text:p>
          </table:table-cell>
          <table:table-cell table:formula="of:=[.E895]*EXP(-0.1/20)+[.C896]" office:value-type="float" office:value="0.0513033103319194" calcext:value-type="float">
            <text:p>0.05130331033192</text:p>
          </table:table-cell>
          <table:table-cell table:formula="of:=-[.B896]*[.E896]+[.C896]*[.D8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5000000000008" calcext:value-type="float">
            <text:p>89.5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96]*EXP(-0.1/20)+[.B897]" office:value-type="float" office:value="0.0187793014946845" calcext:value-type="float">
            <text:p>0.018779301494685</text:p>
          </table:table-cell>
          <table:table-cell table:formula="of:=[.E896]*EXP(-0.1/20)+[.C897]" office:value-type="float" office:value="0.0510474340041547" calcext:value-type="float">
            <text:p>0.051047434004155</text:p>
          </table:table-cell>
          <table:table-cell table:formula="of:=-[.B897]*[.E897]+[.C897]*[.D8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6000000000008" calcext:value-type="float">
            <text:p>89.6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97]*EXP(-0.1/20)+[.B898]" office:value-type="float" office:value="0.0186856393377329" calcext:value-type="float">
            <text:p>0.018685639337733</text:p>
          </table:table-cell>
          <table:table-cell table:formula="of:=[.E897]*EXP(-0.1/20)+[.C898]" office:value-type="float" office:value="0.0507928338648988" calcext:value-type="float">
            <text:p>0.050792833864899</text:p>
          </table:table-cell>
          <table:table-cell table:formula="of:=-[.B898]*[.E898]+[.C898]*[.D8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7000000000008" calcext:value-type="float">
            <text:p>89.7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98]*EXP(-0.1/20)+[.B899]" office:value-type="float" office:value="0.0185924443227379" calcext:value-type="float">
            <text:p>0.018592444322738</text:p>
          </table:table-cell>
          <table:table-cell table:formula="of:=[.E898]*EXP(-0.1/20)+[.C899]" office:value-type="float" office:value="0.050539503549135" calcext:value-type="float">
            <text:p>0.050539503549135</text:p>
          </table:table-cell>
          <table:table-cell table:formula="of:=-[.B899]*[.E899]+[.C899]*[.D8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8000000000008" calcext:value-type="float">
            <text:p>89.8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99]*EXP(-0.1/20)+[.B900]" office:value-type="float" office:value="0.0184997141198194" calcext:value-type="float">
            <text:p>0.018499714119819</text:p>
          </table:table-cell>
          <table:table-cell table:formula="of:=[.E899]*EXP(-0.1/20)+[.C900]" office:value-type="float" office:value="0.0502874367235922" calcext:value-type="float">
            <text:p>0.050287436723592</text:p>
          </table:table-cell>
          <table:table-cell table:formula="of:=-[.B900]*[.E900]+[.C900]*[.D9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.9000000000008" calcext:value-type="float">
            <text:p>89.9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00]*EXP(-0.1/20)+[.B901]" office:value-type="float" office:value="0.0184074464107173" calcext:value-type="float">
            <text:p>0.018407446410717</text:p>
          </table:table-cell>
          <table:table-cell table:formula="of:=[.E900]*EXP(-0.1/20)+[.C901]" office:value-type="float" office:value="0.0500366270865866" calcext:value-type="float">
            <text:p>0.050036627086587</text:p>
          </table:table-cell>
          <table:table-cell table:formula="of:=-[.B901]*[.E901]+[.C901]*[.D9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0000000000007" calcext:value-type="float">
            <text:p>90.00000000000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01]*EXP(-0.1/20)+[.B902]" office:value-type="float" office:value="0.0183156388887343" calcext:value-type="float">
            <text:p>0.018315638888734</text:p>
          </table:table-cell>
          <table:table-cell table:formula="of:=[.E901]*EXP(-0.1/20)+[.C902]" office:value-type="float" office:value="0.0497870683678642" calcext:value-type="float">
            <text:p>0.049787068367864</text:p>
          </table:table-cell>
          <table:table-cell table:formula="of:=-[.B902]*[.E902]+[.C902]*[.D9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1000000000008" calcext:value-type="float">
            <text:p>90.1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02]*EXP(-0.1/20)+[.B903]" office:value-type="float" office:value="0.0182242892586774" calcext:value-type="float">
            <text:p>0.018224289258678</text:p>
          </table:table-cell>
          <table:table-cell table:formula="of:=[.E902]*EXP(-0.1/20)+[.C903]" office:value-type="float" office:value="0.0495387543284442" calcext:value-type="float">
            <text:p>0.049538754328444</text:p>
          </table:table-cell>
          <table:table-cell table:formula="of:=-[.B903]*[.E903]+[.C903]*[.D9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2000000000008" calcext:value-type="float">
            <text:p>90.2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03]*EXP(-0.1/20)+[.B904]" office:value-type="float" office:value="0.0181333952368012" calcext:value-type="float">
            <text:p>0.018133395236801</text:p>
          </table:table-cell>
          <table:table-cell table:formula="of:=[.E903]*EXP(-0.1/20)+[.C904]" office:value-type="float" office:value="0.0492916787604625" calcext:value-type="float">
            <text:p>0.049291678760463</text:p>
          </table:table-cell>
          <table:table-cell table:formula="of:=-[.B904]*[.E904]+[.C904]*[.D9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3000000000008" calcext:value-type="float">
            <text:p>90.3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04]*EXP(-0.1/20)+[.B905]" office:value-type="float" office:value="0.0180429545507503" calcext:value-type="float">
            <text:p>0.01804295455075</text:p>
          </table:table-cell>
          <table:table-cell table:formula="of:=[.E904]*EXP(-0.1/20)+[.C905]" office:value-type="float" office:value="0.049045835487017" calcext:value-type="float">
            <text:p>0.049045835487017</text:p>
          </table:table-cell>
          <table:table-cell table:formula="of:=-[.B905]*[.E905]+[.C905]*[.D9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4000000000008" calcext:value-type="float">
            <text:p>90.4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05]*EXP(-0.1/20)+[.B906]" office:value-type="float" office:value="0.017952964939503" calcext:value-type="float">
            <text:p>0.017952964939503</text:p>
          </table:table-cell>
          <table:table-cell table:formula="of:=[.E905]*EXP(-0.1/20)+[.C906]" office:value-type="float" office:value="0.0488012183620132" calcext:value-type="float">
            <text:p>0.048801218362013</text:p>
          </table:table-cell>
          <table:table-cell table:formula="of:=-[.B906]*[.E906]+[.C906]*[.D9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5000000000008" calcext:value-type="float">
            <text:p>90.5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06]*EXP(-0.1/20)+[.B907]" office:value-type="float" office:value="0.0178634241533142" calcext:value-type="float">
            <text:p>0.017863424153314</text:p>
          </table:table-cell>
          <table:table-cell table:formula="of:=[.E906]*EXP(-0.1/20)+[.C907]" office:value-type="float" office:value="0.0485578212700103" calcext:value-type="float">
            <text:p>0.04855782127001</text:p>
          </table:table-cell>
          <table:table-cell table:formula="of:=-[.B907]*[.E907]+[.C907]*[.D9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6000000000008" calcext:value-type="float">
            <text:p>90.6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07]*EXP(-0.1/20)+[.B908]" office:value-type="float" office:value="0.0177743299536596" calcext:value-type="float">
            <text:p>0.01777432995366</text:p>
          </table:table-cell>
          <table:table-cell table:formula="of:=[.E907]*EXP(-0.1/20)+[.C908]" office:value-type="float" office:value="0.0483156381260681" calcext:value-type="float">
            <text:p>0.048315638126068</text:p>
          </table:table-cell>
          <table:table-cell table:formula="of:=-[.B908]*[.E908]+[.C908]*[.D9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7000000000008" calcext:value-type="float">
            <text:p>90.7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08]*EXP(-0.1/20)+[.B909]" office:value-type="float" office:value="0.0176856801131795" calcext:value-type="float">
            <text:p>0.01768568011318</text:p>
          </table:table-cell>
          <table:table-cell table:formula="of:=[.E908]*EXP(-0.1/20)+[.C909]" office:value-type="float" office:value="0.0480746628755955" calcext:value-type="float">
            <text:p>0.048074662875596</text:p>
          </table:table-cell>
          <table:table-cell table:formula="of:=-[.B909]*[.E909]+[.C909]*[.D9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8000000000008" calcext:value-type="float">
            <text:p>90.8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09]*EXP(-0.1/20)+[.B910]" office:value-type="float" office:value="0.0175974724156235" calcext:value-type="float">
            <text:p>0.017597472415624</text:p>
          </table:table-cell>
          <table:table-cell table:formula="of:=[.E909]*EXP(-0.1/20)+[.C910]" office:value-type="float" office:value="0.0478348894941987" calcext:value-type="float">
            <text:p>0.047834889494199</text:p>
          </table:table-cell>
          <table:table-cell table:formula="of:=-[.B910]*[.E910]+[.C910]*[.D9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.9000000000008" calcext:value-type="float">
            <text:p>90.9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10]*EXP(-0.1/20)+[.B911]" office:value-type="float" office:value="0.0175097046557944" calcext:value-type="float">
            <text:p>0.017509704655794</text:p>
          </table:table-cell>
          <table:table-cell table:formula="of:=[.E910]*EXP(-0.1/20)+[.C911]" office:value-type="float" office:value="0.0475963119875306" calcext:value-type="float">
            <text:p>0.047596311987531</text:p>
          </table:table-cell>
          <table:table-cell table:formula="of:=-[.B911]*[.E911]+[.C911]*[.D9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0000000000008" calcext:value-type="float">
            <text:p>91.0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11]*EXP(-0.1/20)+[.B912]" office:value-type="float" office:value="0.0174223746394936" calcext:value-type="float">
            <text:p>0.017422374639494</text:p>
          </table:table-cell>
          <table:table-cell table:formula="of:=[.E911]*EXP(-0.1/20)+[.C912]" office:value-type="float" office:value="0.0473589243911412" calcext:value-type="float">
            <text:p>0.047358924391141</text:p>
          </table:table-cell>
          <table:table-cell table:formula="of:=-[.B912]*[.E912]+[.C912]*[.D9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1000000000008" calcext:value-type="float">
            <text:p>91.1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12]*EXP(-0.1/20)+[.B913]" office:value-type="float" office:value="0.0173354801834663" calcext:value-type="float">
            <text:p>0.017335480183466</text:p>
          </table:table-cell>
          <table:table-cell table:formula="of:=[.E912]*EXP(-0.1/20)+[.C913]" office:value-type="float" office:value="0.0471227207703282" calcext:value-type="float">
            <text:p>0.047122720770328</text:p>
          </table:table-cell>
          <table:table-cell table:formula="of:=-[.B913]*[.E913]+[.C913]*[.D9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2000000000008" calcext:value-type="float">
            <text:p>91.2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13]*EXP(-0.1/20)+[.B914]" office:value-type="float" office:value="0.0172490191153464" calcext:value-type="float">
            <text:p>0.017249019115346</text:p>
          </table:table-cell>
          <table:table-cell table:formula="of:=[.E913]*EXP(-0.1/20)+[.C914]" office:value-type="float" office:value="0.0468876952199888" calcext:value-type="float">
            <text:p>0.046887695219989</text:p>
          </table:table-cell>
          <table:table-cell table:formula="of:=-[.B914]*[.E914]+[.C914]*[.D9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3000000000008" calcext:value-type="float">
            <text:p>91.3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14]*EXP(-0.1/20)+[.B915]" office:value-type="float" office:value="0.0171629892736028" calcext:value-type="float">
            <text:p>0.017162989273603</text:p>
          </table:table-cell>
          <table:table-cell table:formula="of:=[.E914]*EXP(-0.1/20)+[.C915]" office:value-type="float" office:value="0.0466538418644719" calcext:value-type="float">
            <text:p>0.046653841864472</text:p>
          </table:table-cell>
          <table:table-cell table:formula="of:=-[.B915]*[.E915]+[.C915]*[.D9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4000000000008" calcext:value-type="float">
            <text:p>91.4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15]*EXP(-0.1/20)+[.B916]" office:value-type="float" office:value="0.0170773885074849" calcext:value-type="float">
            <text:p>0.017077388507485</text:p>
          </table:table-cell>
          <table:table-cell table:formula="of:=[.E915]*EXP(-0.1/20)+[.C916]" office:value-type="float" office:value="0.0464211548574315" calcext:value-type="float">
            <text:p>0.046421154857432</text:p>
          </table:table-cell>
          <table:table-cell table:formula="of:=-[.B916]*[.E916]+[.C916]*[.D9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5000000000008" calcext:value-type="float">
            <text:p>91.5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16]*EXP(-0.1/20)+[.B917]" office:value-type="float" office:value="0.0169922146769692" calcext:value-type="float">
            <text:p>0.016992214676969</text:p>
          </table:table-cell>
          <table:table-cell table:formula="of:=[.E916]*EXP(-0.1/20)+[.C917]" office:value-type="float" office:value="0.0461896283816804" calcext:value-type="float">
            <text:p>0.04618962838168</text:p>
          </table:table-cell>
          <table:table-cell table:formula="of:=-[.B917]*[.E917]+[.C917]*[.D9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6000000000008" calcext:value-type="float">
            <text:p>91.6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17]*EXP(-0.1/20)+[.B918]" office:value-type="float" office:value="0.0169074656527054" calcext:value-type="float">
            <text:p>0.016907465652705</text:p>
          </table:table-cell>
          <table:table-cell table:formula="of:=[.E917]*EXP(-0.1/20)+[.C918]" office:value-type="float" office:value="0.0459592566490445" calcext:value-type="float">
            <text:p>0.045959256649045</text:p>
          </table:table-cell>
          <table:table-cell table:formula="of:=-[.B918]*[.E918]+[.C918]*[.D9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7000000000008" calcext:value-type="float">
            <text:p>91.7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18]*EXP(-0.1/20)+[.B919]" office:value-type="float" office:value="0.0168231393159635" calcext:value-type="float">
            <text:p>0.016823139315964</text:p>
          </table:table-cell>
          <table:table-cell table:formula="of:=[.E918]*EXP(-0.1/20)+[.C919]" office:value-type="float" office:value="0.0457300339002185" calcext:value-type="float">
            <text:p>0.045730033900219</text:p>
          </table:table-cell>
          <table:table-cell table:formula="of:=-[.B919]*[.E919]+[.C919]*[.D9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8000000000008" calcext:value-type="float">
            <text:p>91.8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19]*EXP(-0.1/20)+[.B920]" office:value-type="float" office:value="0.0167392335585807" calcext:value-type="float">
            <text:p>0.016739233558581</text:p>
          </table:table-cell>
          <table:table-cell table:formula="of:=[.E919]*EXP(-0.1/20)+[.C920]" office:value-type="float" office:value="0.0455019544046218" calcext:value-type="float">
            <text:p>0.045501954404622</text:p>
          </table:table-cell>
          <table:table-cell table:formula="of:=-[.B920]*[.E920]+[.C920]*[.D9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.9000000000008" calcext:value-type="float">
            <text:p>91.9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20]*EXP(-0.1/20)+[.B921]" office:value-type="float" office:value="0.0166557462829088" calcext:value-type="float">
            <text:p>0.016655746282909</text:p>
          </table:table-cell>
          <table:table-cell table:formula="of:=[.E920]*EXP(-0.1/20)+[.C921]" office:value-type="float" office:value="0.0452750124602552" calcext:value-type="float">
            <text:p>0.045275012460255</text:p>
          </table:table-cell>
          <table:table-cell table:formula="of:=-[.B921]*[.E921]+[.C921]*[.D9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0000000000008" calcext:value-type="float">
            <text:p>92.0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21]*EXP(-0.1/20)+[.B922]" office:value-type="float" office:value="0.0165726754017613" calcext:value-type="float">
            <text:p>0.016572675401761</text:p>
          </table:table-cell>
          <table:table-cell table:formula="of:=[.E921]*EXP(-0.1/20)+[.C922]" office:value-type="float" office:value="0.0450492023935581" calcext:value-type="float">
            <text:p>0.045049202393558</text:p>
          </table:table-cell>
          <table:table-cell table:formula="of:=-[.B922]*[.E922]+[.C922]*[.D9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1000000000008" calcext:value-type="float">
            <text:p>92.1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22]*EXP(-0.1/20)+[.B923]" office:value-type="float" office:value="0.0164900188383621" calcext:value-type="float">
            <text:p>0.016490018838362</text:p>
          </table:table-cell>
          <table:table-cell table:formula="of:=[.E922]*EXP(-0.1/20)+[.C923]" office:value-type="float" office:value="0.0448245185592671" calcext:value-type="float">
            <text:p>0.044824518559267</text:p>
          </table:table-cell>
          <table:table-cell table:formula="of:=-[.B923]*[.E923]+[.C923]*[.D9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2000000000008" calcext:value-type="float">
            <text:p>92.2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23]*EXP(-0.1/20)+[.B924]" office:value-type="float" office:value="0.0164077745262927" calcext:value-type="float">
            <text:p>0.016407774526293</text:p>
          </table:table-cell>
          <table:table-cell table:formula="of:=[.E923]*EXP(-0.1/20)+[.C924]" office:value-type="float" office:value="0.0446009553402748" calcext:value-type="float">
            <text:p>0.044600955340275</text:p>
          </table:table-cell>
          <table:table-cell table:formula="of:=-[.B924]*[.E924]+[.C924]*[.D9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3000000000008" calcext:value-type="float">
            <text:p>92.3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24]*EXP(-0.1/20)+[.B925]" office:value-type="float" office:value="0.0163259404094411" calcext:value-type="float">
            <text:p>0.016325940409441</text:p>
          </table:table-cell>
          <table:table-cell table:formula="of:=[.E924]*EXP(-0.1/20)+[.C925]" office:value-type="float" office:value="0.0443785071474889" calcext:value-type="float">
            <text:p>0.044378507147489</text:p>
          </table:table-cell>
          <table:table-cell table:formula="of:=-[.B925]*[.E925]+[.C925]*[.D9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4000000000008" calcext:value-type="float">
            <text:p>92.4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25]*EXP(-0.1/20)+[.B926]" office:value-type="float" office:value="0.01624451444195" calcext:value-type="float">
            <text:p>0.01624451444195</text:p>
          </table:table-cell>
          <table:table-cell table:formula="of:=[.E925]*EXP(-0.1/20)+[.C926]" office:value-type="float" office:value="0.0441571684196931" calcext:value-type="float">
            <text:p>0.044157168419693</text:p>
          </table:table-cell>
          <table:table-cell table:formula="of:=-[.B926]*[.E926]+[.C926]*[.D9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5000000000008" calcext:value-type="float">
            <text:p>92.5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26]*EXP(-0.1/20)+[.B927]" office:value-type="float" office:value="0.016163494588166" calcext:value-type="float">
            <text:p>0.016163494588166</text:p>
          </table:table-cell>
          <table:table-cell table:formula="of:=[.E926]*EXP(-0.1/20)+[.C927]" office:value-type="float" office:value="0.0439369336234077" calcext:value-type="float">
            <text:p>0.043936933623408</text:p>
          </table:table-cell>
          <table:table-cell table:formula="of:=-[.B927]*[.E927]+[.C927]*[.D9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6000000000008" calcext:value-type="float">
            <text:p>92.6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27]*EXP(-0.1/20)+[.B928]" office:value-type="float" office:value="0.0160828788225885" calcext:value-type="float">
            <text:p>0.016082878822589</text:p>
          </table:table-cell>
          <table:table-cell table:formula="of:=[.E927]*EXP(-0.1/20)+[.C928]" office:value-type="float" office:value="0.0437177972527512" calcext:value-type="float">
            <text:p>0.043717797252751</text:p>
          </table:table-cell>
          <table:table-cell table:formula="of:=-[.B928]*[.E928]+[.C928]*[.D9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7000000000008" calcext:value-type="float">
            <text:p>92.7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28]*EXP(-0.1/20)+[.B929]" office:value-type="float" office:value="0.0160026651298193" calcext:value-type="float">
            <text:p>0.016002665129819</text:p>
          </table:table-cell>
          <table:table-cell table:formula="of:=[.E928]*EXP(-0.1/20)+[.C929]" office:value-type="float" office:value="0.043499753829303" calcext:value-type="float">
            <text:p>0.043499753829303</text:p>
          </table:table-cell>
          <table:table-cell table:formula="of:=-[.B929]*[.E929]+[.C929]*[.D9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8000000000008" calcext:value-type="float">
            <text:p>92.8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29]*EXP(-0.1/20)+[.B930]" office:value-type="float" office:value="0.0159228515045118" calcext:value-type="float">
            <text:p>0.015922851504512</text:p>
          </table:table-cell>
          <table:table-cell table:formula="of:=[.E929]*EXP(-0.1/20)+[.C930]" office:value-type="float" office:value="0.0432827979019662" calcext:value-type="float">
            <text:p>0.043282797901966</text:p>
          </table:table-cell>
          <table:table-cell table:formula="of:=-[.B930]*[.E930]+[.C930]*[.D9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.9000000000008" calcext:value-type="float">
            <text:p>92.9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30]*EXP(-0.1/20)+[.B931]" office:value-type="float" office:value="0.0158434359513212" calcext:value-type="float">
            <text:p>0.015843435951321</text:p>
          </table:table-cell>
          <table:table-cell table:formula="of:=[.E930]*EXP(-0.1/20)+[.C931]" office:value-type="float" office:value="0.0430669240468312" calcext:value-type="float">
            <text:p>0.043066924046831</text:p>
          </table:table-cell>
          <table:table-cell table:formula="of:=-[.B931]*[.E931]+[.C931]*[.D9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0000000000008" calcext:value-type="float">
            <text:p>93.0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31]*EXP(-0.1/20)+[.B932]" office:value-type="float" office:value="0.0157644164848546" calcext:value-type="float">
            <text:p>0.015764416484855</text:p>
          </table:table-cell>
          <table:table-cell table:formula="of:=[.E931]*EXP(-0.1/20)+[.C932]" office:value-type="float" office:value="0.0428521268670404" calcext:value-type="float">
            <text:p>0.042852126867041</text:p>
          </table:table-cell>
          <table:table-cell table:formula="of:=-[.B932]*[.E932]+[.C932]*[.D9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1000000000008" calcext:value-type="float">
            <text:p>93.1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32]*EXP(-0.1/20)+[.B933]" office:value-type="float" office:value="0.0156857911296211" calcext:value-type="float">
            <text:p>0.015685791129621</text:p>
          </table:table-cell>
          <table:table-cell table:formula="of:=[.E932]*EXP(-0.1/20)+[.C933]" office:value-type="float" office:value="0.0426384009926533" calcext:value-type="float">
            <text:p>0.042638400992653</text:p>
          </table:table-cell>
          <table:table-cell table:formula="of:=-[.B933]*[.E933]+[.C933]*[.D9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2000000000008" calcext:value-type="float">
            <text:p>93.2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33]*EXP(-0.1/20)+[.B934]" office:value-type="float" office:value="0.0156075579199829" calcext:value-type="float">
            <text:p>0.015607557919983</text:p>
          </table:table-cell>
          <table:table-cell table:formula="of:=[.E933]*EXP(-0.1/20)+[.C934]" office:value-type="float" office:value="0.0424257410805116" calcext:value-type="float">
            <text:p>0.042425741080512</text:p>
          </table:table-cell>
          <table:table-cell table:formula="of:=-[.B934]*[.E934]+[.C934]*[.D9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3000000000008" calcext:value-type="float">
            <text:p>93.3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34]*EXP(-0.1/20)+[.B935]" office:value-type="float" office:value="0.0155297149001056" calcext:value-type="float">
            <text:p>0.015529714900106</text:p>
          </table:table-cell>
          <table:table-cell table:formula="of:=[.E934]*EXP(-0.1/20)+[.C935]" office:value-type="float" office:value="0.0422141418141067" calcext:value-type="float">
            <text:p>0.042214141814107</text:p>
          </table:table-cell>
          <table:table-cell table:formula="of:=-[.B935]*[.E935]+[.C935]*[.D9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4000000000008" calcext:value-type="float">
            <text:p>93.4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35]*EXP(-0.1/20)+[.B936]" office:value-type="float" office:value="0.0154522601239096" calcext:value-type="float">
            <text:p>0.01545226012391</text:p>
          </table:table-cell>
          <table:table-cell table:formula="of:=[.E935]*EXP(-0.1/20)+[.C936]" office:value-type="float" office:value="0.0420035979034458" calcext:value-type="float">
            <text:p>0.042003597903446</text:p>
          </table:table-cell>
          <table:table-cell table:formula="of:=-[.B936]*[.E936]+[.C936]*[.D9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5000000000008" calcext:value-type="float">
            <text:p>93.5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36]*EXP(-0.1/20)+[.B937]" office:value-type="float" office:value="0.0153751916550215" calcext:value-type="float">
            <text:p>0.015375191655022</text:p>
          </table:table-cell>
          <table:table-cell table:formula="of:=[.E936]*EXP(-0.1/20)+[.C937]" office:value-type="float" office:value="0.0417941040849202" calcext:value-type="float">
            <text:p>0.04179410408492</text:p>
          </table:table-cell>
          <table:table-cell table:formula="of:=-[.B937]*[.E937]+[.C937]*[.D9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6000000000008" calcext:value-type="float">
            <text:p>93.6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37]*EXP(-0.1/20)+[.B938]" office:value-type="float" office:value="0.0152985075667256" calcext:value-type="float">
            <text:p>0.015298507566726</text:p>
          </table:table-cell>
          <table:table-cell table:formula="of:=[.E937]*EXP(-0.1/20)+[.C938]" office:value-type="float" office:value="0.0415856551211734" calcext:value-type="float">
            <text:p>0.041585655121173</text:p>
          </table:table-cell>
          <table:table-cell table:formula="of:=-[.B938]*[.E938]+[.C938]*[.D9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7000000000008" calcext:value-type="float">
            <text:p>93.7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38]*EXP(-0.1/20)+[.B939]" office:value-type="float" office:value="0.0152222059419157" calcext:value-type="float">
            <text:p>0.015222205941916</text:p>
          </table:table-cell>
          <table:table-cell table:formula="of:=[.E938]*EXP(-0.1/20)+[.C939]" office:value-type="float" office:value="0.0413782458009706" calcext:value-type="float">
            <text:p>0.041378245800971</text:p>
          </table:table-cell>
          <table:table-cell table:formula="of:=-[.B939]*[.E939]+[.C939]*[.D9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8000000000008" calcext:value-type="float">
            <text:p>93.8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39]*EXP(-0.1/20)+[.B940]" office:value-type="float" office:value="0.0151462848730471" calcext:value-type="float">
            <text:p>0.015146284873047</text:p>
          </table:table-cell>
          <table:table-cell table:formula="of:=[.E939]*EXP(-0.1/20)+[.C940]" office:value-type="float" office:value="0.041171870939068" calcext:value-type="float">
            <text:p>0.041171870939068</text:p>
          </table:table-cell>
          <table:table-cell table:formula="of:=-[.B940]*[.E940]+[.C940]*[.D9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.9000000000008" calcext:value-type="float">
            <text:p>93.9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40]*EXP(-0.1/20)+[.B941]" office:value-type="float" office:value="0.0150707424620892" calcext:value-type="float">
            <text:p>0.015070742462089</text:p>
          </table:table-cell>
          <table:table-cell table:formula="of:=[.E940]*EXP(-0.1/20)+[.C941]" office:value-type="float" office:value="0.0409665253760832" calcext:value-type="float">
            <text:p>0.040966525376083</text:p>
          </table:table-cell>
          <table:table-cell table:formula="of:=-[.B941]*[.E941]+[.C941]*[.D9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.0000000000008" calcext:value-type="float">
            <text:p>94.0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41]*EXP(-0.1/20)+[.B942]" office:value-type="float" office:value="0.0149955768204778" calcext:value-type="float">
            <text:p>0.014995576820478</text:p>
          </table:table-cell>
          <table:table-cell table:formula="of:=[.E941]*EXP(-0.1/20)+[.C942]" office:value-type="float" office:value="0.0407622039783665" calcext:value-type="float">
            <text:p>0.040762203978367</text:p>
          </table:table-cell>
          <table:table-cell table:formula="of:=-[.B942]*[.E942]+[.C942]*[.D9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.1000000000008" calcext:value-type="float">
            <text:p>94.1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42]*EXP(-0.1/20)+[.B943]" office:value-type="float" office:value="0.0149207860690679" calcext:value-type="float">
            <text:p>0.014920786069068</text:p>
          </table:table-cell>
          <table:table-cell table:formula="of:=[.E942]*EXP(-0.1/20)+[.C943]" office:value-type="float" office:value="0.0405589016378722" calcext:value-type="float">
            <text:p>0.040558901637872</text:p>
          </table:table-cell>
          <table:table-cell table:formula="of:=-[.B943]*[.E943]+[.C943]*[.D9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.2000000000008" calcext:value-type="float">
            <text:p>94.2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43]*EXP(-0.1/20)+[.B944]" office:value-type="float" office:value="0.0148463683380869" calcext:value-type="float">
            <text:p>0.014846368338087</text:p>
          </table:table-cell>
          <table:table-cell table:formula="of:=[.E943]*EXP(-0.1/20)+[.C944]" office:value-type="float" office:value="0.0403566132720314" calcext:value-type="float">
            <text:p>0.040356613272031</text:p>
          </table:table-cell>
          <table:table-cell table:formula="of:=-[.B944]*[.E944]+[.C944]*[.D9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.3000000000008" calcext:value-type="float">
            <text:p>94.3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44]*EXP(-0.1/20)+[.B945]" office:value-type="float" office:value="0.0147723217670876" calcext:value-type="float">
            <text:p>0.014772321767088</text:p>
          </table:table-cell>
          <table:table-cell table:formula="of:=[.E944]*EXP(-0.1/20)+[.C945]" office:value-type="float" office:value="0.0401553338236243" calcext:value-type="float">
            <text:p>0.040155333823624</text:p>
          </table:table-cell>
          <table:table-cell table:formula="of:=-[.B945]*[.E945]+[.C945]*[.D9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.4000000000008" calcext:value-type="float">
            <text:p>94.4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45]*EXP(-0.1/20)+[.B946]" office:value-type="float" office:value="0.0146986445049019" calcext:value-type="float">
            <text:p>0.014698644504902</text:p>
          </table:table-cell>
          <table:table-cell table:formula="of:=[.E945]*EXP(-0.1/20)+[.C946]" office:value-type="float" office:value="0.0399550582606541" calcext:value-type="float">
            <text:p>0.039955058260654</text:p>
          </table:table-cell>
          <table:table-cell table:formula="of:=-[.B946]*[.E946]+[.C946]*[.D9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.5000000000008" calcext:value-type="float">
            <text:p>94.5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46]*EXP(-0.1/20)+[.B947]" office:value-type="float" office:value="0.0146253347095943" calcext:value-type="float">
            <text:p>0.014625334709594</text:p>
          </table:table-cell>
          <table:table-cell table:formula="of:=[.E946]*EXP(-0.1/20)+[.C947]" office:value-type="float" office:value="0.0397557815762215" calcext:value-type="float">
            <text:p>0.039755781576222</text:p>
          </table:table-cell>
          <table:table-cell table:formula="of:=-[.B947]*[.E947]+[.C947]*[.D9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.6000000000008" calcext:value-type="float">
            <text:p>94.6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47]*EXP(-0.1/20)+[.B948]" office:value-type="float" office:value="0.0145523905484162" calcext:value-type="float">
            <text:p>0.014552390548416</text:p>
          </table:table-cell>
          <table:table-cell table:formula="of:=[.E947]*EXP(-0.1/20)+[.C948]" office:value-type="float" office:value="0.039557498788399" calcext:value-type="float">
            <text:p>0.039557498788399</text:p>
          </table:table-cell>
          <table:table-cell table:formula="of:=-[.B948]*[.E948]+[.C948]*[.D9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.7000000000008" calcext:value-type="float">
            <text:p>94.7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48]*EXP(-0.1/20)+[.B949]" office:value-type="float" office:value="0.0144798101977598" calcext:value-type="float">
            <text:p>0.01447981019776</text:p>
          </table:table-cell>
          <table:table-cell table:formula="of:=[.E948]*EXP(-0.1/20)+[.C949]" office:value-type="float" office:value="0.0393602049401064" calcext:value-type="float">
            <text:p>0.039360204940106</text:p>
          </table:table-cell>
          <table:table-cell table:formula="of:=-[.B949]*[.E949]+[.C949]*[.D9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.8000000000008" calcext:value-type="float">
            <text:p>94.8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49]*EXP(-0.1/20)+[.B950]" office:value-type="float" office:value="0.0144075918431124" calcext:value-type="float">
            <text:p>0.014407591843113</text:p>
          </table:table-cell>
          <table:table-cell table:formula="of:=[.E949]*EXP(-0.1/20)+[.C950]" office:value-type="float" office:value="0.0391638950989873" calcext:value-type="float">
            <text:p>0.039163895098987</text:p>
          </table:table-cell>
          <table:table-cell table:formula="of:=-[.B950]*[.E950]+[.C950]*[.D9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.9000000000008" calcext:value-type="float">
            <text:p>94.9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50]*EXP(-0.1/20)+[.B951]" office:value-type="float" office:value="0.0143357336790116" calcext:value-type="float">
            <text:p>0.014335733679012</text:p>
          </table:table-cell>
          <table:table-cell table:formula="of:=[.E950]*EXP(-0.1/20)+[.C951]" office:value-type="float" office:value="0.0389685643572855" calcext:value-type="float">
            <text:p>0.038968564357286</text:p>
          </table:table-cell>
          <table:table-cell table:formula="of:=-[.B951]*[.E951]+[.C951]*[.D9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.0000000000008" calcext:value-type="float">
            <text:p>95.0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51]*EXP(-0.1/20)+[.B952]" office:value-type="float" office:value="0.0142642339089993" calcext:value-type="float">
            <text:p>0.014264233908999</text:p>
          </table:table-cell>
          <table:table-cell table:formula="of:=[.E951]*EXP(-0.1/20)+[.C952]" office:value-type="float" office:value="0.0387742078317222" calcext:value-type="float">
            <text:p>0.038774207831722</text:p>
          </table:table-cell>
          <table:table-cell table:formula="of:=-[.B952]*[.E952]+[.C952]*[.D9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.1000000000008" calcext:value-type="float">
            <text:p>95.1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52]*EXP(-0.1/20)+[.B953]" office:value-type="float" office:value="0.0141930907455778" calcext:value-type="float">
            <text:p>0.014193090745578</text:p>
          </table:table-cell>
          <table:table-cell table:formula="of:=[.E952]*EXP(-0.1/20)+[.C953]" office:value-type="float" office:value="0.0385808206633743" calcext:value-type="float">
            <text:p>0.038580820663374</text:p>
          </table:table-cell>
          <table:table-cell table:formula="of:=-[.B953]*[.E953]+[.C953]*[.D9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.2000000000008" calcext:value-type="float">
            <text:p>95.2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53]*EXP(-0.1/20)+[.B954]" office:value-type="float" office:value="0.014122302410164" calcext:value-type="float">
            <text:p>0.014122302410164</text:p>
          </table:table-cell>
          <table:table-cell table:formula="of:=[.E953]*EXP(-0.1/20)+[.C954]" office:value-type="float" office:value="0.0383883980175523" calcext:value-type="float">
            <text:p>0.038388398017552</text:p>
          </table:table-cell>
          <table:table-cell table:formula="of:=-[.B954]*[.E954]+[.C954]*[.D9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.3000000000008" calcext:value-type="float">
            <text:p>95.3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54]*EXP(-0.1/20)+[.B955]" office:value-type="float" office:value="0.0140518671330461" calcext:value-type="float">
            <text:p>0.014051867133046</text:p>
          </table:table-cell>
          <table:table-cell table:formula="of:=[.E954]*EXP(-0.1/20)+[.C955]" office:value-type="float" office:value="0.0381969350836802" calcext:value-type="float">
            <text:p>0.03819693508368</text:p>
          </table:table-cell>
          <table:table-cell table:formula="of:=-[.B955]*[.E955]+[.C955]*[.D9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.4000000000008" calcext:value-type="float">
            <text:p>95.4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55]*EXP(-0.1/20)+[.B956]" office:value-type="float" office:value="0.0139817831533384" calcext:value-type="float">
            <text:p>0.013981783153338</text:p>
          </table:table-cell>
          <table:table-cell table:formula="of:=[.E955]*EXP(-0.1/20)+[.C956]" office:value-type="float" office:value="0.0380064270751745" calcext:value-type="float">
            <text:p>0.038006427075175</text:p>
          </table:table-cell>
          <table:table-cell table:formula="of:=-[.B956]*[.E956]+[.C956]*[.D9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.5000000000008" calcext:value-type="float">
            <text:p>95.5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56]*EXP(-0.1/20)+[.B957]" office:value-type="float" office:value="0.0139120487189377" calcext:value-type="float">
            <text:p>0.013912048718938</text:p>
          </table:table-cell>
          <table:table-cell table:formula="of:=[.E956]*EXP(-0.1/20)+[.C957]" office:value-type="float" office:value="0.0378168692293253" calcext:value-type="float">
            <text:p>0.037816869229325</text:p>
          </table:table-cell>
          <table:table-cell table:formula="of:=-[.B957]*[.E957]+[.C957]*[.D9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.6000000000008" calcext:value-type="float">
            <text:p>95.6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57]*EXP(-0.1/20)+[.B958]" office:value-type="float" office:value="0.0138426620864796" calcext:value-type="float">
            <text:p>0.01384266208648</text:p>
          </table:table-cell>
          <table:table-cell table:formula="of:=[.E957]*EXP(-0.1/20)+[.C958]" office:value-type="float" office:value="0.0376282568071764" calcext:value-type="float">
            <text:p>0.037628256807177</text:p>
          </table:table-cell>
          <table:table-cell table:formula="of:=-[.B958]*[.E958]+[.C958]*[.D9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.7000000000008" calcext:value-type="float">
            <text:p>95.7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58]*EXP(-0.1/20)+[.B959]" office:value-type="float" office:value="0.0137736215212946" calcext:value-type="float">
            <text:p>0.013773621521295</text:p>
          </table:table-cell>
          <table:table-cell table:formula="of:=[.E958]*EXP(-0.1/20)+[.C959]" office:value-type="float" office:value="0.0374405850934075" calcext:value-type="float">
            <text:p>0.037440585093408</text:p>
          </table:table-cell>
          <table:table-cell table:formula="of:=-[.B959]*[.E959]+[.C959]*[.D9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.8000000000008" calcext:value-type="float">
            <text:p>95.8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59]*EXP(-0.1/20)+[.B960]" office:value-type="float" office:value="0.013704925297365" calcext:value-type="float">
            <text:p>0.013704925297365</text:p>
          </table:table-cell>
          <table:table-cell table:formula="of:=[.E959]*EXP(-0.1/20)+[.C960]" office:value-type="float" office:value="0.037253849396216" calcext:value-type="float">
            <text:p>0.037253849396216</text:p>
          </table:table-cell>
          <table:table-cell table:formula="of:=-[.B960]*[.E960]+[.C960]*[.D9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.9000000000008" calcext:value-type="float">
            <text:p>95.9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60]*EXP(-0.1/20)+[.B961]" office:value-type="float" office:value="0.0136365716972817" calcext:value-type="float">
            <text:p>0.013636571697282</text:p>
          </table:table-cell>
          <table:table-cell table:formula="of:=[.E960]*EXP(-0.1/20)+[.C961]" office:value-type="float" office:value="0.0370680450471997" calcext:value-type="float">
            <text:p>0.0370680450472</text:p>
          </table:table-cell>
          <table:table-cell table:formula="of:=-[.B961]*[.E961]+[.C961]*[.D9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.0000000000008" calcext:value-type="float">
            <text:p>96.0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61]*EXP(-0.1/20)+[.B962]" office:value-type="float" office:value="0.013568559012201" calcext:value-type="float">
            <text:p>0.013568559012201</text:p>
          </table:table-cell>
          <table:table-cell table:formula="of:=[.E961]*EXP(-0.1/20)+[.C962]" office:value-type="float" office:value="0.0368831674012402" calcext:value-type="float">
            <text:p>0.03688316740124</text:p>
          </table:table-cell>
          <table:table-cell table:formula="of:=-[.B962]*[.E962]+[.C962]*[.D9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.1000000000008" calcext:value-type="float">
            <text:p>96.1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62]*EXP(-0.1/20)+[.B963]" office:value-type="float" office:value="0.0135008855418023" calcext:value-type="float">
            <text:p>0.013500885541802</text:p>
          </table:table-cell>
          <table:table-cell table:formula="of:=[.E962]*EXP(-0.1/20)+[.C963]" office:value-type="float" office:value="0.0366992118363867" calcext:value-type="float">
            <text:p>0.036699211836387</text:p>
          </table:table-cell>
          <table:table-cell table:formula="of:=-[.B963]*[.E963]+[.C963]*[.D9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.2000000000008" calcext:value-type="float">
            <text:p>96.2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63]*EXP(-0.1/20)+[.B964]" office:value-type="float" office:value="0.0134335495942454" calcext:value-type="float">
            <text:p>0.013433549594245</text:p>
          </table:table-cell>
          <table:table-cell table:formula="of:=[.E963]*EXP(-0.1/20)+[.C964]" office:value-type="float" office:value="0.0365161737537406" calcext:value-type="float">
            <text:p>0.036516173753741</text:p>
          </table:table-cell>
          <table:table-cell table:formula="of:=-[.B964]*[.E964]+[.C964]*[.D9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.3000000000008" calcext:value-type="float">
            <text:p>96.3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64]*EXP(-0.1/20)+[.B965]" office:value-type="float" office:value="0.013366549486128" calcext:value-type="float">
            <text:p>0.013366549486128</text:p>
          </table:table-cell>
          <table:table-cell table:formula="of:=[.E964]*EXP(-0.1/20)+[.C965]" office:value-type="float" office:value="0.0363340485773402" calcext:value-type="float">
            <text:p>0.03633404857734</text:p>
          </table:table-cell>
          <table:table-cell table:formula="of:=-[.B965]*[.E965]+[.C965]*[.D9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.4000000000008" calcext:value-type="float">
            <text:p>96.4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65]*EXP(-0.1/20)+[.B966]" office:value-type="float" office:value="0.0132998835424439" calcext:value-type="float">
            <text:p>0.013299883542444</text:p>
          </table:table-cell>
          <table:table-cell table:formula="of:=[.E965]*EXP(-0.1/20)+[.C966]" office:value-type="float" office:value="0.0361528317540466" calcext:value-type="float">
            <text:p>0.036152831754047</text:p>
          </table:table-cell>
          <table:table-cell table:formula="of:=-[.B966]*[.E966]+[.C966]*[.D9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.5000000000008" calcext:value-type="float">
            <text:p>96.5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66]*EXP(-0.1/20)+[.B967]" office:value-type="float" office:value="0.013233550096541" calcext:value-type="float">
            <text:p>0.013233550096541</text:p>
          </table:table-cell>
          <table:table-cell table:formula="of:=[.E966]*EXP(-0.1/20)+[.C967]" office:value-type="float" office:value="0.0359725187534299" calcext:value-type="float">
            <text:p>0.03597251875343</text:p>
          </table:table-cell>
          <table:table-cell table:formula="of:=-[.B967]*[.E967]+[.C967]*[.D9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.6000000000008" calcext:value-type="float">
            <text:p>96.6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67]*EXP(-0.1/20)+[.B968]" office:value-type="float" office:value="0.0131675474900798" calcext:value-type="float">
            <text:p>0.01316754749008</text:p>
          </table:table-cell>
          <table:table-cell table:formula="of:=[.E967]*EXP(-0.1/20)+[.C968]" office:value-type="float" office:value="0.0357931050676555" calcext:value-type="float">
            <text:p>0.035793105067656</text:p>
          </table:table-cell>
          <table:table-cell table:formula="of:=-[.B968]*[.E968]+[.C968]*[.D9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.7000000000008" calcext:value-type="float">
            <text:p>96.7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68]*EXP(-0.1/20)+[.B969]" office:value-type="float" office:value="0.0131018740729917" calcext:value-type="float">
            <text:p>0.013101874072992</text:p>
          </table:table-cell>
          <table:table-cell table:formula="of:=[.E968]*EXP(-0.1/20)+[.C969]" office:value-type="float" office:value="0.0356145862113721" calcext:value-type="float">
            <text:p>0.035614586211372</text:p>
          </table:table-cell>
          <table:table-cell table:formula="of:=-[.B969]*[.E969]+[.C969]*[.D9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.8000000000008" calcext:value-type="float">
            <text:p>96.8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69]*EXP(-0.1/20)+[.B970]" office:value-type="float" office:value="0.0130365282034378" calcext:value-type="float">
            <text:p>0.013036528203438</text:p>
          </table:table-cell>
          <table:table-cell table:formula="of:=[.E969]*EXP(-0.1/20)+[.C970]" office:value-type="float" office:value="0.0354369577215988" calcext:value-type="float">
            <text:p>0.035436957721599</text:p>
          </table:table-cell>
          <table:table-cell table:formula="of:=-[.B970]*[.E970]+[.C970]*[.D9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.9000000000008" calcext:value-type="float">
            <text:p>96.9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70]*EXP(-0.1/20)+[.B971]" office:value-type="float" office:value="0.012971508247768" calcext:value-type="float">
            <text:p>0.012971508247768</text:p>
          </table:table-cell>
          <table:table-cell table:formula="of:=[.E970]*EXP(-0.1/20)+[.C971]" office:value-type="float" office:value="0.0352602151576143" calcext:value-type="float">
            <text:p>0.035260215157614</text:p>
          </table:table-cell>
          <table:table-cell table:formula="of:=-[.B971]*[.E971]+[.C971]*[.D9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.0000000000008" calcext:value-type="float">
            <text:p>97.0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71]*EXP(-0.1/20)+[.B972]" office:value-type="float" office:value="0.01290681258048" calcext:value-type="float">
            <text:p>0.01290681258048</text:p>
          </table:table-cell>
          <table:table-cell table:formula="of:=[.E971]*EXP(-0.1/20)+[.C972]" office:value-type="float" office:value="0.0350843541008452" calcext:value-type="float">
            <text:p>0.035084354100845</text:p>
          </table:table-cell>
          <table:table-cell table:formula="of:=-[.B972]*[.E972]+[.C972]*[.D9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.1000000000008" calcext:value-type="float">
            <text:p>97.1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72]*EXP(-0.1/20)+[.B973]" office:value-type="float" office:value="0.0128424395841787" calcext:value-type="float">
            <text:p>0.012842439584179</text:p>
          </table:table-cell>
          <table:table-cell table:formula="of:=[.E972]*EXP(-0.1/20)+[.C973]" office:value-type="float" office:value="0.034909370154756" calcext:value-type="float">
            <text:p>0.034909370154756</text:p>
          </table:table-cell>
          <table:table-cell table:formula="of:=-[.B973]*[.E973]+[.C973]*[.D9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.2000000000008" calcext:value-type="float">
            <text:p>97.2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73]*EXP(-0.1/20)+[.B974]" office:value-type="float" office:value="0.0127783876495358" calcext:value-type="float">
            <text:p>0.012778387649536</text:p>
          </table:table-cell>
          <table:table-cell table:formula="of:=[.E973]*EXP(-0.1/20)+[.C974]" office:value-type="float" office:value="0.0347352589447387" calcext:value-type="float">
            <text:p>0.034735258944739</text:p>
          </table:table-cell>
          <table:table-cell table:formula="of:=-[.B974]*[.E974]+[.C974]*[.D9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.3000000000008" calcext:value-type="float">
            <text:p>97.3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74]*EXP(-0.1/20)+[.B975]" office:value-type="float" office:value="0.0127146551752498" calcext:value-type="float">
            <text:p>0.01271465517525</text:p>
          </table:table-cell>
          <table:table-cell table:formula="of:=[.E974]*EXP(-0.1/20)+[.C975]" office:value-type="float" office:value="0.0345620161180043" calcext:value-type="float">
            <text:p>0.034562016118004</text:p>
          </table:table-cell>
          <table:table-cell table:formula="of:=-[.B975]*[.E975]+[.C975]*[.D9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.4000000000008" calcext:value-type="float">
            <text:p>97.4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75]*EXP(-0.1/20)+[.B976]" office:value-type="float" office:value="0.0126512405680054" calcext:value-type="float">
            <text:p>0.012651240568005</text:p>
          </table:table-cell>
          <table:table-cell table:formula="of:=[.E975]*EXP(-0.1/20)+[.C976]" office:value-type="float" office:value="0.0343896373434729" calcext:value-type="float">
            <text:p>0.034389637343473</text:p>
          </table:table-cell>
          <table:table-cell table:formula="of:=-[.B976]*[.E976]+[.C976]*[.D9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.5000000000008" calcext:value-type="float">
            <text:p>97.5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76]*EXP(-0.1/20)+[.B977]" office:value-type="float" office:value="0.0125881422424341" calcext:value-type="float">
            <text:p>0.012588142242434</text:p>
          </table:table-cell>
          <table:table-cell table:formula="of:=[.E976]*EXP(-0.1/20)+[.C977]" office:value-type="float" office:value="0.0342181183116662" calcext:value-type="float">
            <text:p>0.034218118311666</text:p>
          </table:table-cell>
          <table:table-cell table:formula="of:=-[.B977]*[.E977]+[.C977]*[.D9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.6000000000008" calcext:value-type="float">
            <text:p>97.6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77]*EXP(-0.1/20)+[.B978]" office:value-type="float" office:value="0.0125253586210745" calcext:value-type="float">
            <text:p>0.012525358621075</text:p>
          </table:table-cell>
          <table:table-cell table:formula="of:=[.E977]*EXP(-0.1/20)+[.C978]" office:value-type="float" office:value="0.0340474547345995" calcext:value-type="float">
            <text:p>0.0340474547346</text:p>
          </table:table-cell>
          <table:table-cell table:formula="of:=-[.B978]*[.E978]+[.C978]*[.D9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.7000000000009" calcext:value-type="float">
            <text:p>97.70000000000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78]*EXP(-0.1/20)+[.B979]" office:value-type="float" office:value="0.0124628881343327" calcext:value-type="float">
            <text:p>0.012462888134333</text:p>
          </table:table-cell>
          <table:table-cell table:formula="of:=[.E978]*EXP(-0.1/20)+[.C979]" office:value-type="float" office:value="0.0338776423456745" calcext:value-type="float">
            <text:p>0.033877642345675</text:p>
          </table:table-cell>
          <table:table-cell table:formula="of:=-[.B979]*[.E979]+[.C979]*[.D9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.8000000000008" calcext:value-type="float">
            <text:p>97.8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79]*EXP(-0.1/20)+[.B980]" office:value-type="float" office:value="0.0124007292204435" calcext:value-type="float">
            <text:p>0.012400729220444</text:p>
          </table:table-cell>
          <table:table-cell table:formula="of:=[.E979]*EXP(-0.1/20)+[.C980]" office:value-type="float" office:value="0.0337086768995726" calcext:value-type="float">
            <text:p>0.033708676899573</text:p>
          </table:table-cell>
          <table:table-cell table:formula="of:=-[.B980]*[.E980]+[.C980]*[.D9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.9000000000008" calcext:value-type="float">
            <text:p>97.9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80]*EXP(-0.1/20)+[.B981]" office:value-type="float" office:value="0.0123388803254306" calcext:value-type="float">
            <text:p>0.012338880325431</text:p>
          </table:table-cell>
          <table:table-cell table:formula="of:=[.E980]*EXP(-0.1/20)+[.C981]" office:value-type="float" office:value="0.0335405541721488" calcext:value-type="float">
            <text:p>0.033540554172149</text:p>
          </table:table-cell>
          <table:table-cell table:formula="of:=-[.B981]*[.E981]+[.C981]*[.D9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0000000000008" calcext:value-type="float">
            <text:p>98.0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81]*EXP(-0.1/20)+[.B982]" office:value-type="float" office:value="0.0122773399030685" calcext:value-type="float">
            <text:p>0.012277339903069</text:p>
          </table:table-cell>
          <table:table-cell table:formula="of:=[.E981]*EXP(-0.1/20)+[.C982]" office:value-type="float" office:value="0.0333732699603263" calcext:value-type="float">
            <text:p>0.033373269960326</text:p>
          </table:table-cell>
          <table:table-cell table:formula="of:=-[.B982]*[.E982]+[.C982]*[.D9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1000000000008" calcext:value-type="float">
            <text:p>98.1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82]*EXP(-0.1/20)+[.B983]" office:value-type="float" office:value="0.0122161064148435" calcext:value-type="float">
            <text:p>0.012216106414844</text:p>
          </table:table-cell>
          <table:table-cell table:formula="of:=[.E982]*EXP(-0.1/20)+[.C983]" office:value-type="float" office:value="0.0332068200819909" calcext:value-type="float">
            <text:p>0.033206820081991</text:p>
          </table:table-cell>
          <table:table-cell table:formula="of:=-[.B983]*[.E983]+[.C983]*[.D9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2000000000008" calcext:value-type="float">
            <text:p>98.2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83]*EXP(-0.1/20)+[.B984]" office:value-type="float" office:value="0.012155178329915" calcext:value-type="float">
            <text:p>0.012155178329915</text:p>
          </table:table-cell>
          <table:table-cell table:formula="of:=[.E983]*EXP(-0.1/20)+[.C984]" office:value-type="float" office:value="0.0330412003758871" calcext:value-type="float">
            <text:p>0.033041200375887</text:p>
          </table:table-cell>
          <table:table-cell table:formula="of:=-[.B984]*[.E984]+[.C984]*[.D9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3000000000008" calcext:value-type="float">
            <text:p>98.3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84]*EXP(-0.1/20)+[.B985]" office:value-type="float" office:value="0.0120945541250779" calcext:value-type="float">
            <text:p>0.012094554125078</text:p>
          </table:table-cell>
          <table:table-cell table:formula="of:=[.E984]*EXP(-0.1/20)+[.C985]" office:value-type="float" office:value="0.0328764067015136" calcext:value-type="float">
            <text:p>0.032876406701514</text:p>
          </table:table-cell>
          <table:table-cell table:formula="of:=-[.B985]*[.E985]+[.C985]*[.D9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4000000000009" calcext:value-type="float">
            <text:p>98.40000000000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85]*EXP(-0.1/20)+[.B986]" office:value-type="float" office:value="0.0120342322847238" calcext:value-type="float">
            <text:p>0.012034232284724</text:p>
          </table:table-cell>
          <table:table-cell table:formula="of:=[.E985]*EXP(-0.1/20)+[.C986]" office:value-type="float" office:value="0.03271243493902" calcext:value-type="float">
            <text:p>0.03271243493902</text:p>
          </table:table-cell>
          <table:table-cell table:formula="of:=-[.B986]*[.E986]+[.C986]*[.D9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5000000000008" calcext:value-type="float">
            <text:p>98.5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86]*EXP(-0.1/20)+[.B987]" office:value-type="float" office:value="0.0119742113008037" calcext:value-type="float">
            <text:p>0.011974211300804</text:p>
          </table:table-cell>
          <table:table-cell table:formula="of:=[.E986]*EXP(-0.1/20)+[.C987]" office:value-type="float" office:value="0.0325492809891036" calcext:value-type="float">
            <text:p>0.032549280989104</text:p>
          </table:table-cell>
          <table:table-cell table:formula="of:=-[.B987]*[.E987]+[.C987]*[.D9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6000000000009" calcext:value-type="float">
            <text:p>98.60000000000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87]*EXP(-0.1/20)+[.B988]" office:value-type="float" office:value="0.0119144896727897" calcext:value-type="float">
            <text:p>0.01191448967279</text:p>
          </table:table-cell>
          <table:table-cell table:formula="of:=[.E987]*EXP(-0.1/20)+[.C988]" office:value-type="float" office:value="0.0323869407729072" calcext:value-type="float">
            <text:p>0.032386940772907</text:p>
          </table:table-cell>
          <table:table-cell table:formula="of:=-[.B988]*[.E988]+[.C988]*[.D9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7000000000008" calcext:value-type="float">
            <text:p>98.7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88]*EXP(-0.1/20)+[.B989]" office:value-type="float" office:value="0.0118550659076381" calcext:value-type="float">
            <text:p>0.011855065907638</text:p>
          </table:table-cell>
          <table:table-cell table:formula="of:=[.E988]*EXP(-0.1/20)+[.C989]" office:value-type="float" office:value="0.032225410231917" calcext:value-type="float">
            <text:p>0.032225410231917</text:p>
          </table:table-cell>
          <table:table-cell table:formula="of:=-[.B989]*[.E989]+[.C989]*[.D9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8000000000008" calcext:value-type="float">
            <text:p>98.8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89]*EXP(-0.1/20)+[.B990]" office:value-type="float" office:value="0.0117959385197516" calcext:value-type="float">
            <text:p>0.011795938519752</text:p>
          </table:table-cell>
          <table:table-cell table:formula="of:=[.E989]*EXP(-0.1/20)+[.C990]" office:value-type="float" office:value="0.032064685327861" calcext:value-type="float">
            <text:p>0.032064685327861</text:p>
          </table:table-cell>
          <table:table-cell table:formula="of:=-[.B990]*[.E990]+[.C990]*[.D9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.9000000000008" calcext:value-type="float">
            <text:p>98.9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90]*EXP(-0.1/20)+[.B991]" office:value-type="float" office:value="0.0117371060309425" calcext:value-type="float">
            <text:p>0.011737106030943</text:p>
          </table:table-cell>
          <table:table-cell table:formula="of:=[.E990]*EXP(-0.1/20)+[.C991]" office:value-type="float" office:value="0.0319047620426082" calcext:value-type="float">
            <text:p>0.031904762042608</text:p>
          </table:table-cell>
          <table:table-cell table:formula="of:=-[.B991]*[.E991]+[.C991]*[.D9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0000000000009" calcext:value-type="float">
            <text:p>99.00000000000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91]*EXP(-0.1/20)+[.B992]" office:value-type="float" office:value="0.0116785669703955" calcext:value-type="float">
            <text:p>0.011678566970396</text:p>
          </table:table-cell>
          <table:table-cell table:formula="of:=[.E991]*EXP(-0.1/20)+[.C992]" office:value-type="float" office:value="0.0317456363780681" calcext:value-type="float">
            <text:p>0.031745636378068</text:p>
          </table:table-cell>
          <table:table-cell table:formula="of:=-[.B992]*[.E992]+[.C992]*[.D9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1000000000009" calcext:value-type="float">
            <text:p>99.10000000000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92]*EXP(-0.1/20)+[.B993]" office:value-type="float" office:value="0.011620319874631" calcext:value-type="float">
            <text:p>0.011620319874631</text:p>
          </table:table-cell>
          <table:table-cell table:formula="of:=[.E992]*EXP(-0.1/20)+[.C993]" office:value-type="float" office:value="0.031587304356091" calcext:value-type="float">
            <text:p>0.031587304356091</text:p>
          </table:table-cell>
          <table:table-cell table:formula="of:=-[.B993]*[.E993]+[.C993]*[.D9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2000000000009" calcext:value-type="float">
            <text:p>99.20000000000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93]*EXP(-0.1/20)+[.B994]" office:value-type="float" office:value="0.0115623632874686" calcext:value-type="float">
            <text:p>0.011562363287469</text:p>
          </table:table-cell>
          <table:table-cell table:formula="of:=[.E993]*EXP(-0.1/20)+[.C994]" office:value-type="float" office:value="0.0314297620183679" calcext:value-type="float">
            <text:p>0.031429762018368</text:p>
          </table:table-cell>
          <table:table-cell table:formula="of:=-[.B994]*[.E994]+[.C994]*[.D9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3000000000009" calcext:value-type="float">
            <text:p>99.30000000000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94]*EXP(-0.1/20)+[.B995]" office:value-type="float" office:value="0.0115046957599906" calcext:value-type="float">
            <text:p>0.011504695759991</text:p>
          </table:table-cell>
          <table:table-cell table:formula="of:=[.E994]*EXP(-0.1/20)+[.C995]" office:value-type="float" office:value="0.0312730054263322" calcext:value-type="float">
            <text:p>0.031273005426332</text:p>
          </table:table-cell>
          <table:table-cell table:formula="of:=-[.B995]*[.E995]+[.C995]*[.D9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4000000000009" calcext:value-type="float">
            <text:p>99.40000000000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95]*EXP(-0.1/20)+[.B996]" office:value-type="float" office:value="0.0114473158505058" calcext:value-type="float">
            <text:p>0.011447315850506</text:p>
          </table:table-cell>
          <table:table-cell table:formula="of:=[.E995]*EXP(-0.1/20)+[.C996]" office:value-type="float" office:value="0.031117030661061" calcext:value-type="float">
            <text:p>0.031117030661061</text:p>
          </table:table-cell>
          <table:table-cell table:formula="of:=-[.B996]*[.E996]+[.C996]*[.D9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5000000000008" calcext:value-type="float">
            <text:p>99.5000000000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96]*EXP(-0.1/20)+[.B997]" office:value-type="float" office:value="0.0113902221245134" calcext:value-type="float">
            <text:p>0.011390222124514</text:p>
          </table:table-cell>
          <table:table-cell table:formula="of:=[.E996]*EXP(-0.1/20)+[.C997]" office:value-type="float" office:value="0.0309618338231771" calcext:value-type="float">
            <text:p>0.030961833823177</text:p>
          </table:table-cell>
          <table:table-cell table:formula="of:=-[.B997]*[.E997]+[.C997]*[.D9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6000000000009" calcext:value-type="float">
            <text:p>99.60000000000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97]*EXP(-0.1/20)+[.B998]" office:value-type="float" office:value="0.0113334131546675" calcext:value-type="float">
            <text:p>0.011333413154668</text:p>
          </table:table-cell>
          <table:table-cell table:formula="of:=[.E997]*EXP(-0.1/20)+[.C998]" office:value-type="float" office:value="0.0308074110327513" calcext:value-type="float">
            <text:p>0.030807411032751</text:p>
          </table:table-cell>
          <table:table-cell table:formula="of:=-[.B998]*[.E998]+[.C998]*[.D9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7000000000009" calcext:value-type="float">
            <text:p>99.70000000000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98]*EXP(-0.1/20)+[.B999]" office:value-type="float" office:value="0.0112768875207406" calcext:value-type="float">
            <text:p>0.011276887520741</text:p>
          </table:table-cell>
          <table:table-cell table:formula="of:=[.E998]*EXP(-0.1/20)+[.C999]" office:value-type="float" office:value="0.0306537584292058" calcext:value-type="float">
            <text:p>0.030653758429206</text:p>
          </table:table-cell>
          <table:table-cell table:formula="of:=-[.B999]*[.E999]+[.C999]*[.D9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8000000000009" calcext:value-type="float">
            <text:p>99.80000000000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999]*EXP(-0.1/20)+[.B1000]" office:value-type="float" office:value="0.0112206438095892" calcext:value-type="float">
            <text:p>0.011220643809589</text:p>
          </table:table-cell>
          <table:table-cell table:formula="of:=[.E999]*EXP(-0.1/20)+[.C1000]" office:value-type="float" office:value="0.0305008721712177" calcext:value-type="float">
            <text:p>0.030500872171218</text:p>
          </table:table-cell>
          <table:table-cell table:formula="of:=-[.B1000]*[.E1000]+[.C1000]*[.D10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.9000000000009" calcext:value-type="float">
            <text:p>99.900000000000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00]*EXP(-0.1/20)+[.B1001]" office:value-type="float" office:value="0.0111646806151173" calcext:value-type="float">
            <text:p>0.011164680615117</text:p>
          </table:table-cell>
          <table:table-cell table:formula="of:=[.E1000]*EXP(-0.1/20)+[.C1001]" office:value-type="float" office:value="0.0303487484366224" calcext:value-type="float">
            <text:p>0.030348748436622</text:p>
          </table:table-cell>
          <table:table-cell table:formula="of:=-[.B1001]*[.E1001]+[.C1001]*[.D10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.000000000001" calcext:value-type="float">
            <text:p>100.0000000000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01]*EXP(-0.1/20)+[.B1002]" office:value-type="float" office:value="0.0111089965382424" calcext:value-type="float">
            <text:p>0.011108996538242</text:p>
          </table:table-cell>
          <table:table-cell table:formula="of:=[.E1001]*EXP(-0.1/20)+[.C1002]" office:value-type="float" office:value="0.0301973834223187" calcext:value-type="float">
            <text:p>0.030197383422319</text:p>
          </table:table-cell>
          <table:table-cell table:formula="of:=-[.B1002]*[.E1002]+[.C1002]*[.D100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Zen Hei" style:language-asian="zh" style:country-asian="HK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HK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4:22:44.121103419</meta:creation-date>
    <dc:date>2019-10-31T15:37:24.133238325</dc:date>
    <meta:editing-duration>PT22M36S</meta:editing-duration>
    <meta:editing-cycles>1</meta:editing-cycles>
    <meta:document-statistic meta:table-count="1" meta:cell-count="6012" meta:object-count="5"/>
    <meta:generator>LibreOffice/6.2.8.2$Linux_X86_64 LibreOffice_project/f82ddfca21ebc1e222a662a32b25c0c9d20169ee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701cm" svg:height="5.081cm" xlink:href=".." xlink:type="simple" chart:class="chart:scatter" chart:style-name="ch1">
        <chart:plot-area chart:style-name="ch2" table:cell-range-address="Sheet1.A2:Sheet1.A1002 Sheet1.D2:Sheet1.D1002" chart:data-source-has-labels="row" svg:x="1.251cm" svg:y="0.101cm" svg:width="11.196cm" svg:height="3.912cm">
          <chartooo:coordinate-region svg:x="1.972cm" svg:y="0.305cm" svg:width="10.191cm" svg:height="3.054cm"/>
          <chart:axis chart:dimension="x" chart:name="primary-x" chart:style-name="ch3">
            <chart:title svg:x="6.745cm" svg:y="4.114cm" chart:style-name="ch4">
              <text:p>t</text:p>
            </chart:title>
            <chart:grid chart:style-name="ch5" chart:class="major"/>
          </chart:axis>
          <chart:axis chart:dimension="y" chart:name="primary-y" chart:style-name="ch3">
            <chart:title svg:x="0.451cm" svg:y="2.197cm" chart:style-name="ch6">
              <text:p>x</text:p>
            </chart:title>
            <chart:grid chart:style-name="ch5" chart:class="major"/>
          </chart:axis>
          <chart:series chart:style-name="ch7" chart:values-cell-range-address="Sheet1.D2:Sheet1.D1002" loext:label-string="&quot;Presynaptic&quot;" chart:class="chart:scatter">
            <chart:domain table:cell-range-address="Sheet1.A2:Sheet1.A1002"/>
            <chart:data-point chart:repeated="10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resynapti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002</svg:desc>
                </draw:g>
              </table:table-cell>
              <table:table-cell office:value-type="float" office:value="0">
                <text:p>0</text:p>
                <draw:g>
                  <svg:desc>Sheet1.D2:Sheet1.D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0.995012479192682">
                <text:p>0.9950124791926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0.990049833749168">
                <text:p>0.9900498337491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0.985111939603063">
                <text:p>0.9851119396030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0.980198673306755">
                <text:p>0.9801986733067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0.975309912028333">
                <text:p>0.9753099120283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0.970445533548508">
                <text:p>0.9704455335485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0.965605416257567">
                <text:p>0.9656054162575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0.960789439152323">
                <text:p>0.9607894391523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0.9559974818331">
                <text:p>0.95599748183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0.951229424500714">
                <text:p>0.9512294245007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0.946485147953484">
                <text:p>0.9464851479534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0.941764533584249">
                <text:p>0.9417645335842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0.937067463377404">
                <text:p>0.9370674633774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0.932393819905948">
                <text:p>0.9323938199059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0.927743486328553">
                <text:p>0.9277434863285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0.923116346386636">
                <text:p>0.9231163463866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0.918512284401458">
                <text:p>0.9185122844014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0.913931185271228">
                <text:p>0.9139311852712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0.909372934468232">
                <text:p>0.9093729344682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0.90483741803596">
                <text:p>0.904837418035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0.900324522586266">
                <text:p>0.9003245225862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0.895834135296528">
                <text:p>0.8958341352965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0.891366143906832">
                <text:p>0.8913661439068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0.886920436717158">
                <text:p>0.8869204367171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0.882496902584596">
                <text:p>0.8824969025845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0.878095430920562">
                <text:p>0.8780954309205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0.873715911688035">
                <text:p>0.8737159116880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0.869358235398806">
                <text:p>0.8693582353988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0.865022293110742">
                <text:p>0.8650222931107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0.860707976425058">
                <text:p>0.8607079764250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0.856415177483614">
                <text:p>0.8564151774836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0.852143788966212">
                <text:p>0.8521437889662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0.847893704087916">
                <text:p>0.8478937040879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0.843664816596384">
                <text:p>0.8436648165963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0.839457020769208">
                <text:p>0.8394570207692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0.835270211411272">
                <text:p>0.8352702114112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0.831104283852126">
                <text:p>0.8311042838521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0.826959133943363">
                <text:p>0.8269591339433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0.822834658056019">
                <text:p>0.8228346580560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0.818730753077982">
                <text:p>0.8187307530779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0.814647316411415">
                <text:p>0.8146473164114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0.810584245970187">
                <text:p>0.8105842459701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0.806541440177327">
                <text:p>0.8065414401773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0.802518797962479">
                <text:p>0.8025187979624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0.798516218759378">
                <text:p>0.7985162187593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0.794533602503334">
                <text:p>0.7945336025033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0.790570849628736">
                <text:p>0.7905708496287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0.786627861066554">
                <text:p>0.7866278610665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0.782704538241869">
                <text:p>0.7827045382418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0.778800783071405">
                <text:p>0.7788007830714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0.774916497961082">
                <text:p>0.7749164979610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0.771051585803567">
                <text:p>0.7710515858035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0.767205949975856">
                <text:p>0.7672059499758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0.763379494336854">
                <text:p>0.7633794943368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0.759572123224969">
                <text:p>0.7595721232249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">
                <text:p>15.6</text:p>
              </table:table-cell>
              <table:table-cell office:value-type="float" office:value="0.755783741455726">
                <text:p>0.7557837414557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">
                <text:p>15.7</text:p>
              </table:table-cell>
              <table:table-cell office:value-type="float" office:value="0.752014254319383">
                <text:p>0.7520142543193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">
                <text:p>15.8</text:p>
              </table:table-cell>
              <table:table-cell office:value-type="float" office:value="0.748263567578566">
                <text:p>0.7482635675785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">
                <text:p>15.9</text:p>
              </table:table-cell>
              <table:table-cell office:value-type="float" office:value="0.74453158746591">
                <text:p>0.744531587465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0.740818220681718">
                <text:p>0.7408182206817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">
                <text:p>16.1</text:p>
              </table:table-cell>
              <table:table-cell office:value-type="float" office:value="0.737123374391628">
                <text:p>0.7371233743916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">
                <text:p>16.2</text:p>
              </table:table-cell>
              <table:table-cell office:value-type="float" office:value="0.73344695622429">
                <text:p>0.7334469562242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">
                <text:p>16.3</text:p>
              </table:table-cell>
              <table:table-cell office:value-type="float" office:value="0.729788874269057">
                <text:p>0.7297888742690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">
                <text:p>16.4</text:p>
              </table:table-cell>
              <table:table-cell office:value-type="float" office:value="0.726149037073692">
                <text:p>0.7261490370736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">
                <text:p>16.5</text:p>
              </table:table-cell>
              <table:table-cell office:value-type="float" office:value="0.722527353642073">
                <text:p>0.72252735364207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">
                <text:p>16.6</text:p>
              </table:table-cell>
              <table:table-cell office:value-type="float" office:value="0.718923733431927">
                <text:p>0.7189237334319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">
                <text:p>16.7</text:p>
              </table:table-cell>
              <table:table-cell office:value-type="float" office:value="0.715338086352561">
                <text:p>0.71533808635256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">
                <text:p>16.8</text:p>
              </table:table-cell>
              <table:table-cell office:value-type="float" office:value="0.71177032276261">
                <text:p>0.711770322762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">
                <text:p>16.9</text:p>
              </table:table-cell>
              <table:table-cell office:value-type="float" office:value="0.708220353467801">
                <text:p>0.7082203534678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0.704688089718714">
                <text:p>0.7046880897187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">
                <text:p>17.1</text:p>
              </table:table-cell>
              <table:table-cell office:value-type="float" office:value="0.701173443208573">
                <text:p>0.7011734432085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">
                <text:p>17.2</text:p>
              </table:table-cell>
              <table:table-cell office:value-type="float" office:value="0.697676326071032">
                <text:p>0.69767632607103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">
                <text:p>17.3</text:p>
              </table:table-cell>
              <table:table-cell office:value-type="float" office:value="0.694196650877979">
                <text:p>0.6941966508779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">
                <text:p>17.4</text:p>
              </table:table-cell>
              <table:table-cell office:value-type="float" office:value="0.690734330637355">
                <text:p>0.6907343306373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">
                <text:p>17.5</text:p>
              </table:table-cell>
              <table:table-cell office:value-type="float" office:value="0.687289278790973">
                <text:p>0.6872892787909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">
                <text:p>17.6</text:p>
              </table:table-cell>
              <table:table-cell office:value-type="float" office:value="0.683861409212356">
                <text:p>0.6838614092123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">
                <text:p>17.7</text:p>
              </table:table-cell>
              <table:table-cell office:value-type="float" office:value="0.680450636204588">
                <text:p>0.6804506362045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">
                <text:p>17.8</text:p>
              </table:table-cell>
              <table:table-cell office:value-type="float" office:value="0.677056874498165">
                <text:p>0.6770568744981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">
                <text:p>17.9</text:p>
              </table:table-cell>
              <table:table-cell office:value-type="float" office:value="0.673680039248868">
                <text:p>0.6736800392488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0.67032004603564">
                <text:p>0.670320046035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">
                <text:p>18.1</text:p>
              </table:table-cell>
              <table:table-cell office:value-type="float" office:value="0.666976810858475">
                <text:p>0.6669768108584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">
                <text:p>18.2</text:p>
              </table:table-cell>
              <table:table-cell office:value-type="float" office:value="0.66365025013632">
                <text:p>0.663650250136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">
                <text:p>18.3</text:p>
              </table:table-cell>
              <table:table-cell office:value-type="float" office:value="0.660340280704984">
                <text:p>0.6603402807049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">
                <text:p>18.4</text:p>
              </table:table-cell>
              <table:table-cell office:value-type="float" office:value="0.657046819815057">
                <text:p>0.6570468198150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">
                <text:p>18.5</text:p>
              </table:table-cell>
              <table:table-cell office:value-type="float" office:value="0.653769785129848">
                <text:p>0.6537697851298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">
                <text:p>18.6</text:p>
              </table:table-cell>
              <table:table-cell office:value-type="float" office:value="0.650509094723317">
                <text:p>0.6505090947233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">
                <text:p>18.7</text:p>
              </table:table-cell>
              <table:table-cell office:value-type="float" office:value="0.647264667078035">
                <text:p>0.6472646670780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">
                <text:p>18.8</text:p>
              </table:table-cell>
              <table:table-cell office:value-type="float" office:value="0.644036421083142">
                <text:p>0.64403642108314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">
                <text:p>18.9</text:p>
              </table:table-cell>
              <table:table-cell office:value-type="float" office:value="0.64082427603232">
                <text:p>0.640824276032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0.637628151621774">
                <text:p>0.6376281516217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">
                <text:p>19.1</text:p>
              </table:table-cell>
              <table:table-cell office:value-type="float" office:value="0.634447967948229">
                <text:p>0.6344479679482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">
                <text:p>19.2</text:p>
              </table:table-cell>
              <table:table-cell office:value-type="float" office:value="0.631283645506927">
                <text:p>0.6312836455069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">
                <text:p>19.3</text:p>
              </table:table-cell>
              <table:table-cell office:value-type="float" office:value="0.628135105189642">
                <text:p>0.62813510518964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">
                <text:p>19.4</text:p>
              </table:table-cell>
              <table:table-cell office:value-type="float" office:value="0.625002268282702">
                <text:p>0.6250022682827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000000000001">
                <text:p>19.5000000000001</text:p>
              </table:table-cell>
              <table:table-cell office:value-type="float" office:value="0.621885056465021">
                <text:p>0.6218850564650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000000000001">
                <text:p>19.6000000000001</text:p>
              </table:table-cell>
              <table:table-cell office:value-type="float" office:value="0.618783391806142">
                <text:p>0.6187833918061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000000000001">
                <text:p>19.7000000000001</text:p>
              </table:table-cell>
              <table:table-cell office:value-type="float" office:value="0.615697196764286">
                <text:p>0.6156971967642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000000000001">
                <text:p>19.8000000000001</text:p>
              </table:table-cell>
              <table:table-cell office:value-type="float" office:value="0.612626394184417">
                <text:p>0.6126263941844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000000000001">
                <text:p>19.9000000000001</text:p>
              </table:table-cell>
              <table:table-cell office:value-type="float" office:value="0.60957090729631">
                <text:p>0.6095709072963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.0000000000001">
                <text:p>20.0000000000001</text:p>
              </table:table-cell>
              <table:table-cell office:value-type="float" office:value="0.606530659712634">
                <text:p>0.60653065971263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1000000000001">
                <text:p>20.1000000000001</text:p>
              </table:table-cell>
              <table:table-cell office:value-type="float" office:value="0.603505575427041">
                <text:p>0.6035055754270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000000000001">
                <text:p>20.2000000000001</text:p>
              </table:table-cell>
              <table:table-cell office:value-type="float" office:value="0.600495578812267">
                <text:p>0.6004955788122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000000000001">
                <text:p>20.3000000000001</text:p>
              </table:table-cell>
              <table:table-cell office:value-type="float" office:value="0.597500594618238">
                <text:p>0.5975005946182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4000000000001">
                <text:p>20.4000000000001</text:p>
              </table:table-cell>
              <table:table-cell office:value-type="float" office:value="0.594520547970195">
                <text:p>0.5945205479701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5000000000001">
                <text:p>20.5000000000001</text:p>
              </table:table-cell>
              <table:table-cell office:value-type="float" office:value="0.591555364366816">
                <text:p>0.5915553643668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6000000000001">
                <text:p>20.6000000000001</text:p>
              </table:table-cell>
              <table:table-cell office:value-type="float" office:value="0.588604969678356">
                <text:p>0.5886049696783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7000000000001">
                <text:p>20.7000000000001</text:p>
              </table:table-cell>
              <table:table-cell office:value-type="float" office:value="0.585669290144794">
                <text:p>0.58566929014479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8000000000001">
                <text:p>20.8000000000001</text:p>
              </table:table-cell>
              <table:table-cell office:value-type="float" office:value="0.58274825237399">
                <text:p>0.582748252373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9000000000001">
                <text:p>20.9000000000001</text:p>
              </table:table-cell>
              <table:table-cell office:value-type="float" office:value="0.579841783339847">
                <text:p>0.57984178333984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.0000000000001">
                <text:p>21.0000000000001</text:p>
              </table:table-cell>
              <table:table-cell office:value-type="float" office:value="0.576949810380487">
                <text:p>0.57694981038048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1000000000001">
                <text:p>21.1000000000001</text:p>
              </table:table-cell>
              <table:table-cell office:value-type="float" office:value="0.574072261196437">
                <text:p>0.57407226119643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2000000000001">
                <text:p>21.2000000000001</text:p>
              </table:table-cell>
              <table:table-cell office:value-type="float" office:value="0.571209063848816">
                <text:p>0.5712090638488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3000000000001">
                <text:p>21.3000000000001</text:p>
              </table:table-cell>
              <table:table-cell office:value-type="float" office:value="0.568360146757541">
                <text:p>0.5683601467575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4000000000001">
                <text:p>21.4000000000001</text:p>
              </table:table-cell>
              <table:table-cell office:value-type="float" office:value="0.565525438699538">
                <text:p>0.56552543869953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5000000000001">
                <text:p>21.5000000000001</text:p>
              </table:table-cell>
              <table:table-cell office:value-type="float" office:value="0.562704868806956">
                <text:p>0.56270486880695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6000000000001">
                <text:p>21.6000000000001</text:p>
              </table:table-cell>
              <table:table-cell office:value-type="float" office:value="0.559898366565403">
                <text:p>0.5598983665654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7000000000001">
                <text:p>21.7000000000001</text:p>
              </table:table-cell>
              <table:table-cell office:value-type="float" office:value="0.557105861812175">
                <text:p>0.5571058618121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8000000000001">
                <text:p>21.8000000000001</text:p>
              </table:table-cell>
              <table:table-cell office:value-type="float" office:value="0.554327284734508">
                <text:p>0.5543272847345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9000000000001">
                <text:p>21.9000000000001</text:p>
              </table:table-cell>
              <table:table-cell office:value-type="float" office:value="0.551562565867831">
                <text:p>0.55156256586783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.0000000000001">
                <text:p>22.0000000000001</text:p>
              </table:table-cell>
              <table:table-cell office:value-type="float" office:value="0.548811636094027">
                <text:p>0.5488116360940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1000000000001">
                <text:p>22.1000000000001</text:p>
              </table:table-cell>
              <table:table-cell office:value-type="float" office:value="0.54607442663971">
                <text:p>0.5460744266397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2000000000001">
                <text:p>22.2000000000001</text:p>
              </table:table-cell>
              <table:table-cell office:value-type="float" office:value="0.543350869074501">
                <text:p>0.54335086907450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3000000000001">
                <text:p>22.3000000000001</text:p>
              </table:table-cell>
              <table:table-cell office:value-type="float" office:value="0.540640895309317">
                <text:p>0.5406408953093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4000000000001">
                <text:p>22.4000000000001</text:p>
              </table:table-cell>
              <table:table-cell office:value-type="float" office:value="0.537944437594675">
                <text:p>0.5379444375946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5000000000001">
                <text:p>22.5000000000001</text:p>
              </table:table-cell>
              <table:table-cell office:value-type="float" office:value="0.535261428518991">
                <text:p>0.5352614285189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6000000000001">
                <text:p>22.6000000000001</text:p>
              </table:table-cell>
              <table:table-cell office:value-type="float" office:value="0.532591801006898">
                <text:p>0.53259180100689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7000000000001">
                <text:p>22.7000000000001</text:p>
              </table:table-cell>
              <table:table-cell office:value-type="float" office:value="0.529935488317569">
                <text:p>0.52993548831756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8000000000001">
                <text:p>22.8000000000001</text:p>
              </table:table-cell>
              <table:table-cell office:value-type="float" office:value="0.527292424043049">
                <text:p>0.52729242404304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9000000000001">
                <text:p>22.9000000000001</text:p>
              </table:table-cell>
              <table:table-cell office:value-type="float" office:value="0.524662542106594">
                <text:p>0.52466254210659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.0000000000001">
                <text:p>23.0000000000001</text:p>
              </table:table-cell>
              <table:table-cell office:value-type="float" office:value="0.522045776761017">
                <text:p>0.5220457767610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1000000000001">
                <text:p>23.1000000000001</text:p>
              </table:table-cell>
              <table:table-cell office:value-type="float" office:value="0.519442062587049">
                <text:p>0.51944206258704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2000000000001">
                <text:p>23.2000000000001</text:p>
              </table:table-cell>
              <table:table-cell office:value-type="float" office:value="0.5168513344917">
                <text:p>0.516851334491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3000000000001">
                <text:p>23.3000000000001</text:p>
              </table:table-cell>
              <table:table-cell office:value-type="float" office:value="0.514273527706633">
                <text:p>0.5142735277066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4000000000001">
                <text:p>23.4000000000001</text:p>
              </table:table-cell>
              <table:table-cell office:value-type="float" office:value="0.511708577786543">
                <text:p>0.51170857778654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5000000000001">
                <text:p>23.5000000000001</text:p>
              </table:table-cell>
              <table:table-cell office:value-type="float" office:value="0.50915642060755">
                <text:p>0.509156420607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6000000000001">
                <text:p>23.6000000000001</text:p>
              </table:table-cell>
              <table:table-cell office:value-type="float" office:value="0.50661699236559">
                <text:p>0.5066169923655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7000000000001">
                <text:p>23.7000000000001</text:p>
              </table:table-cell>
              <table:table-cell office:value-type="float" office:value="0.504090229574826">
                <text:p>0.5040902295748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8000000000001">
                <text:p>23.8000000000001</text:p>
              </table:table-cell>
              <table:table-cell office:value-type="float" office:value="0.501576069066056">
                <text:p>0.5015760690660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9000000000001">
                <text:p>23.9000000000001</text:p>
              </table:table-cell>
              <table:table-cell office:value-type="float" office:value="0.499074447985137">
                <text:p>0.4990744479851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.0000000000001">
                <text:p>24.0000000000001</text:p>
              </table:table-cell>
              <table:table-cell office:value-type="float" office:value="0.49658530379141">
                <text:p>0.496585303791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1000000000001">
                <text:p>24.1000000000001</text:p>
              </table:table-cell>
              <table:table-cell office:value-type="float" office:value="0.494108574256142">
                <text:p>0.49410857425614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2000000000001">
                <text:p>24.2000000000001</text:p>
              </table:table-cell>
              <table:table-cell office:value-type="float" office:value="0.491644197460966">
                <text:p>0.49164419746096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3000000000001">
                <text:p>24.3000000000001</text:p>
              </table:table-cell>
              <table:table-cell office:value-type="float" office:value="0.489192111796332">
                <text:p>0.48919211179633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4000000000001">
                <text:p>24.4000000000001</text:p>
              </table:table-cell>
              <table:table-cell office:value-type="float" office:value="0.486752255959972">
                <text:p>0.48675225595997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5000000000001">
                <text:p>24.5000000000001</text:p>
              </table:table-cell>
              <table:table-cell office:value-type="float" office:value="0.484324568955363">
                <text:p>0.4843245689553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6000000000001">
                <text:p>24.6000000000001</text:p>
              </table:table-cell>
              <table:table-cell office:value-type="float" office:value="0.481908990090203">
                <text:p>0.48190899009020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7000000000001">
                <text:p>24.7000000000001</text:p>
              </table:table-cell>
              <table:table-cell office:value-type="float" office:value="0.479505458974895">
                <text:p>0.47950545897489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8000000000001">
                <text:p>24.8000000000001</text:p>
              </table:table-cell>
              <table:table-cell office:value-type="float" office:value="0.477113915521035">
                <text:p>0.4771139155210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9000000000001">
                <text:p>24.9000000000001</text:p>
              </table:table-cell>
              <table:table-cell office:value-type="float" office:value="0.474734299939913">
                <text:p>0.47473429993991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.0000000000001">
                <text:p>25.0000000000001</text:p>
              </table:table-cell>
              <table:table-cell office:value-type="float" office:value="0.472366552741016">
                <text:p>0.4723665527410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1000000000001">
                <text:p>25.1000000000001</text:p>
              </table:table-cell>
              <table:table-cell office:value-type="float" office:value="0.470010614730539">
                <text:p>0.47001061473053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2000000000001">
                <text:p>25.2000000000001</text:p>
              </table:table-cell>
              <table:table-cell office:value-type="float" office:value="0.46766642700991">
                <text:p>0.467666427009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3000000000001">
                <text:p>25.3000000000001</text:p>
              </table:table-cell>
              <table:table-cell office:value-type="float" office:value="0.465333930974314">
                <text:p>0.4653339309743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4000000000001">
                <text:p>25.4000000000001</text:p>
              </table:table-cell>
              <table:table-cell office:value-type="float" office:value="0.463013068311229">
                <text:p>0.46301306831122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5000000000001">
                <text:p>25.5000000000001</text:p>
              </table:table-cell>
              <table:table-cell office:value-type="float" office:value="0.460703780998967">
                <text:p>0.4607037809989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6000000000001">
                <text:p>25.6000000000001</text:p>
              </table:table-cell>
              <table:table-cell office:value-type="float" office:value="0.458406011305224">
                <text:p>0.45840601130522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7000000000001">
                <text:p>25.7000000000001</text:p>
              </table:table-cell>
              <table:table-cell office:value-type="float" office:value="0.45611970178564">
                <text:p>0.456119701785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8000000000001">
                <text:p>25.8000000000001</text:p>
              </table:table-cell>
              <table:table-cell office:value-type="float" office:value="0.453844795282357">
                <text:p>0.45384479528235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.9000000000001">
                <text:p>25.9000000000001</text:p>
              </table:table-cell>
              <table:table-cell office:value-type="float" office:value="0.451581234922593">
                <text:p>0.45158123492259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.0000000000001">
                <text:p>26.0000000000001</text:p>
              </table:table-cell>
              <table:table-cell office:value-type="float" office:value="0.449328964117222">
                <text:p>0.44932896411722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1000000000001">
                <text:p>26.1000000000001</text:p>
              </table:table-cell>
              <table:table-cell office:value-type="float" office:value="0.447087926559357">
                <text:p>0.44708792655935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2000000000001">
                <text:p>26.2000000000001</text:p>
              </table:table-cell>
              <table:table-cell office:value-type="float" office:value="0.444858066222942">
                <text:p>0.44485806622294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3000000000001">
                <text:p>26.3000000000001</text:p>
              </table:table-cell>
              <table:table-cell office:value-type="float" office:value="0.442639327361352">
                <text:p>0.44263932736135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4000000000001">
                <text:p>26.4000000000001</text:p>
              </table:table-cell>
              <table:table-cell office:value-type="float" office:value="0.440431654506">
                <text:p>0.44043165450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5000000000001">
                <text:p>26.5000000000001</text:p>
              </table:table-cell>
              <table:table-cell office:value-type="float" office:value="0.43823499246495">
                <text:p>0.4382349924649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.6000000000001">
                <text:p>26.6000000000001</text:p>
              </table:table-cell>
              <table:table-cell office:value-type="float" office:value="0.436049286321536">
                <text:p>0.43604928632153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.7000000000001">
                <text:p>26.7000000000001</text:p>
              </table:table-cell>
              <table:table-cell office:value-type="float" office:value="0.433874481432992">
                <text:p>0.43387448143299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.8000000000001">
                <text:p>26.8000000000001</text:p>
              </table:table-cell>
              <table:table-cell office:value-type="float" office:value="0.43171052342908">
                <text:p>0.431710523429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.9000000000001">
                <text:p>26.9000000000001</text:p>
              </table:table-cell>
              <table:table-cell office:value-type="float" office:value="0.42955735821074">
                <text:p>0.4295573582107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.0000000000001">
                <text:p>27.0000000000001</text:p>
              </table:table-cell>
              <table:table-cell office:value-type="float" office:value="0.427414931948727">
                <text:p>0.42741493194872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1000000000001">
                <text:p>27.1000000000001</text:p>
              </table:table-cell>
              <table:table-cell office:value-type="float" office:value="0.425283191082275">
                <text:p>0.4252831910822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2000000000001">
                <text:p>27.2000000000001</text:p>
              </table:table-cell>
              <table:table-cell office:value-type="float" office:value="0.42316208231775">
                <text:p>0.423162082317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3000000000001">
                <text:p>27.3000000000001</text:p>
              </table:table-cell>
              <table:table-cell office:value-type="float" office:value="0.421051552627322">
                <text:p>0.4210515526273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4000000000001">
                <text:p>27.4000000000001</text:p>
              </table:table-cell>
              <table:table-cell office:value-type="float" office:value="0.41895154924764">
                <text:p>0.418951549247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5000000000001">
                <text:p>27.5000000000001</text:p>
              </table:table-cell>
              <table:table-cell office:value-type="float" office:value="0.416862019678509">
                <text:p>0.41686201967850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6000000000001">
                <text:p>27.6000000000001</text:p>
              </table:table-cell>
              <table:table-cell office:value-type="float" office:value="0.414782911681582">
                <text:p>0.4147829116815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7000000000001">
                <text:p>27.7000000000001</text:p>
              </table:table-cell>
              <table:table-cell office:value-type="float" office:value="0.41271417327905">
                <text:p>0.412714173279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.8000000000001">
                <text:p>27.8000000000001</text:p>
              </table:table-cell>
              <table:table-cell office:value-type="float" office:value="0.410655752752346">
                <text:p>0.41065575275234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9000000000001">
                <text:p>27.9000000000001</text:p>
              </table:table-cell>
              <table:table-cell office:value-type="float" office:value="0.408607598640849">
                <text:p>0.40860759864084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.0000000000001">
                <text:p>28.0000000000001</text:p>
              </table:table-cell>
              <table:table-cell office:value-type="float" office:value="0.4065696597406">
                <text:p>0.406569659740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1000000000001">
                <text:p>28.1000000000001</text:p>
              </table:table-cell>
              <table:table-cell office:value-type="float" office:value="0.40454188510302">
                <text:p>0.404541885103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2000000000001">
                <text:p>28.2000000000001</text:p>
              </table:table-cell>
              <table:table-cell office:value-type="float" office:value="0.402524224033637">
                <text:p>0.40252422403363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3000000000001">
                <text:p>28.3000000000001</text:p>
              </table:table-cell>
              <table:table-cell office:value-type="float" office:value="0.40051662609082">
                <text:p>0.4005166260908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4000000000001">
                <text:p>28.4000000000001</text:p>
              </table:table-cell>
              <table:table-cell office:value-type="float" office:value="0.398519041084515">
                <text:p>0.39851904108451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5000000000001">
                <text:p>28.5000000000001</text:p>
              </table:table-cell>
              <table:table-cell office:value-type="float" office:value="0.396531419074994">
                <text:p>0.39653141907499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6000000000001">
                <text:p>28.6000000000001</text:p>
              </table:table-cell>
              <table:table-cell office:value-type="float" office:value="0.394553710371602">
                <text:p>0.3945537103716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7000000000001">
                <text:p>28.7000000000001</text:p>
              </table:table-cell>
              <table:table-cell office:value-type="float" office:value="0.392585865531519">
                <text:p>0.3925858655315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8000000000001">
                <text:p>28.8000000000001</text:p>
              </table:table-cell>
              <table:table-cell office:value-type="float" office:value="0.390627835358522">
                <text:p>0.3906278353585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.9000000000001">
                <text:p>28.9000000000001</text:p>
              </table:table-cell>
              <table:table-cell office:value-type="float" office:value="0.388679570901754">
                <text:p>0.38867957090175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.0000000000001">
                <text:p>29.0000000000001</text:p>
              </table:table-cell>
              <table:table-cell office:value-type="float" office:value="0.386741023454502">
                <text:p>0.38674102345450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.1000000000001">
                <text:p>29.1000000000001</text:p>
              </table:table-cell>
              <table:table-cell office:value-type="float" office:value="0.384812144552979">
                <text:p>0.38481214455297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.2000000000001">
                <text:p>29.2000000000001</text:p>
              </table:table-cell>
              <table:table-cell office:value-type="float" office:value="0.382892885975113">
                <text:p>0.3828928859751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.3000000000001">
                <text:p>29.3000000000001</text:p>
              </table:table-cell>
              <table:table-cell office:value-type="float" office:value="0.380983199739338">
                <text:p>0.38098319973933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4000000000001">
                <text:p>29.4000000000001</text:p>
              </table:table-cell>
              <table:table-cell office:value-type="float" office:value="0.379083038103399">
                <text:p>0.37908303810339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5000000000001">
                <text:p>29.5000000000001</text:p>
              </table:table-cell>
              <table:table-cell office:value-type="float" office:value="0.377192353563158">
                <text:p>0.37719235356315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6000000000002">
                <text:p>29.6000000000002</text:p>
              </table:table-cell>
              <table:table-cell office:value-type="float" office:value="0.3753110988514">
                <text:p>0.375311098851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7000000000002">
                <text:p>29.7000000000002</text:p>
              </table:table-cell>
              <table:table-cell office:value-type="float" office:value="0.373439226936662">
                <text:p>0.37343922693666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8000000000002">
                <text:p>29.8000000000002</text:p>
              </table:table-cell>
              <table:table-cell office:value-type="float" office:value="0.371576691022046">
                <text:p>0.37157669102204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.9000000000002">
                <text:p>29.9000000000002</text:p>
              </table:table-cell>
              <table:table-cell office:value-type="float" office:value="0.36972344454406">
                <text:p>0.3697234445440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.0000000000002">
                <text:p>30.0000000000002</text:p>
              </table:table-cell>
              <table:table-cell office:value-type="float" office:value="0.367879441171443">
                <text:p>0.3678794411714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1000000000002">
                <text:p>30.1000000000002</text:p>
              </table:table-cell>
              <table:table-cell office:value-type="float" office:value="0.366044634804016">
                <text:p>0.3660446348040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.2000000000002">
                <text:p>30.2000000000002</text:p>
              </table:table-cell>
              <table:table-cell office:value-type="float" office:value="0.364218979571524">
                <text:p>0.36421897957152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.3000000000002">
                <text:p>30.3000000000002</text:p>
              </table:table-cell>
              <table:table-cell office:value-type="float" office:value="0.362402429832491">
                <text:p>0.36240242983249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.4000000000002">
                <text:p>30.4000000000002</text:p>
              </table:table-cell>
              <table:table-cell office:value-type="float" office:value="0.360594940173079">
                <text:p>0.36059494017307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5000000000002">
                <text:p>30.5000000000002</text:p>
              </table:table-cell>
              <table:table-cell office:value-type="float" office:value="0.358796465405952">
                <text:p>0.35879646540595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.6000000000002">
                <text:p>30.6000000000002</text:p>
              </table:table-cell>
              <table:table-cell office:value-type="float" office:value="0.357006960569148">
                <text:p>0.35700696056914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7000000000002">
                <text:p>30.7000000000002</text:p>
              </table:table-cell>
              <table:table-cell office:value-type="float" office:value="0.355226380924952">
                <text:p>0.35522638092495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.8000000000002">
                <text:p>30.8000000000002</text:p>
              </table:table-cell>
              <table:table-cell office:value-type="float" office:value="0.353454681958781">
                <text:p>0.35345468195878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.9000000000002">
                <text:p>30.9000000000002</text:p>
              </table:table-cell>
              <table:table-cell office:value-type="float" office:value="0.351691819378067">
                <text:p>0.35169181937806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.0000000000002">
                <text:p>31.0000000000002</text:p>
              </table:table-cell>
              <table:table-cell office:value-type="float" office:value="0.349937749111156">
                <text:p>0.34993774911115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.1000000000002">
                <text:p>31.1000000000002</text:p>
              </table:table-cell>
              <table:table-cell office:value-type="float" office:value="0.348192427306198">
                <text:p>0.34819242730619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.2000000000002">
                <text:p>31.2000000000002</text:p>
              </table:table-cell>
              <table:table-cell office:value-type="float" office:value="0.346455810330058">
                <text:p>0.3464558103300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.3000000000002">
                <text:p>31.3000000000002</text:p>
              </table:table-cell>
              <table:table-cell office:value-type="float" office:value="0.344727854767221">
                <text:p>0.34472785476722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.4000000000002">
                <text:p>31.4000000000002</text:p>
              </table:table-cell>
              <table:table-cell office:value-type="float" office:value="0.343008517418707">
                <text:p>0.34300851741870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.5000000000002">
                <text:p>31.5000000000002</text:p>
              </table:table-cell>
              <table:table-cell office:value-type="float" office:value="0.341297755300994">
                <text:p>0.34129775530099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.6000000000002">
                <text:p>31.6000000000002</text:p>
              </table:table-cell>
              <table:table-cell office:value-type="float" office:value="0.33959552564494">
                <text:p>0.3395955256449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.7000000000002">
                <text:p>31.7000000000002</text:p>
              </table:table-cell>
              <table:table-cell office:value-type="float" office:value="0.337901785894714">
                <text:p>0.33790178589471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.8000000000002">
                <text:p>31.8000000000002</text:p>
              </table:table-cell>
              <table:table-cell office:value-type="float" office:value="0.336216493706734">
                <text:p>0.33621649370673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.9000000000002">
                <text:p>31.9000000000002</text:p>
              </table:table-cell>
              <table:table-cell office:value-type="float" office:value="0.334539606948608">
                <text:p>0.33453960694860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.0000000000002">
                <text:p>32.0000000000002</text:p>
              </table:table-cell>
              <table:table-cell office:value-type="float" office:value="0.33287108369808">
                <text:p>0.3328710836980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.1000000000002">
                <text:p>32.1000000000002</text:p>
              </table:table-cell>
              <table:table-cell office:value-type="float" office:value="0.331210882241982">
                <text:p>0.33121088224198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.2000000000002">
                <text:p>32.2000000000002</text:p>
              </table:table-cell>
              <table:table-cell office:value-type="float" office:value="0.32955896107519">
                <text:p>0.329558961075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.3000000000002">
                <text:p>32.3000000000002</text:p>
              </table:table-cell>
              <table:table-cell office:value-type="float" office:value="0.327915278899589">
                <text:p>0.32791527889958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.4000000000002">
                <text:p>32.4000000000002</text:p>
              </table:table-cell>
              <table:table-cell office:value-type="float" office:value="0.32627979462304">
                <text:p>0.3262797946230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.5000000000002">
                <text:p>32.5000000000002</text:p>
              </table:table-cell>
              <table:table-cell office:value-type="float" office:value="0.32465246735835">
                <text:p>0.3246524673583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.6000000000002">
                <text:p>32.6000000000002</text:p>
              </table:table-cell>
              <table:table-cell office:value-type="float" office:value="0.323033256422254">
                <text:p>0.32303325642225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.7000000000002">
                <text:p>32.7000000000002</text:p>
              </table:table-cell>
              <table:table-cell office:value-type="float" office:value="0.321422121334392">
                <text:p>0.32142212133439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.8000000000002">
                <text:p>32.8000000000002</text:p>
              </table:table-cell>
              <table:table-cell office:value-type="float" office:value="0.319819021816304">
                <text:p>0.31981902181630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.9000000000002">
                <text:p>32.9000000000002</text:p>
              </table:table-cell>
              <table:table-cell office:value-type="float" office:value="0.31822391779042">
                <text:p>0.3182239177904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.0000000000002">
                <text:p>33.0000000000002</text:p>
              </table:table-cell>
              <table:table-cell office:value-type="float" office:value="0.316636769379054">
                <text:p>0.31663676937905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.1000000000002">
                <text:p>33.1000000000002</text:p>
              </table:table-cell>
              <table:table-cell office:value-type="float" office:value="0.315057536903414">
                <text:p>0.31505753690341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.2000000000002">
                <text:p>33.2000000000002</text:p>
              </table:table-cell>
              <table:table-cell office:value-type="float" office:value="0.313486180882606">
                <text:p>0.31348618088260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.3000000000002">
                <text:p>33.3000000000002</text:p>
              </table:table-cell>
              <table:table-cell office:value-type="float" office:value="0.311922662032647">
                <text:p>0.31192266203264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.4000000000002">
                <text:p>33.4000000000002</text:p>
              </table:table-cell>
              <table:table-cell office:value-type="float" office:value="0.310366941265486">
                <text:p>0.31036694126548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.5000000000002">
                <text:p>33.5000000000002</text:p>
              </table:table-cell>
              <table:table-cell office:value-type="float" office:value="0.30881897968802">
                <text:p>0.3088189796880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.6000000000002">
                <text:p>33.6000000000002</text:p>
              </table:table-cell>
              <table:table-cell office:value-type="float" office:value="0.307278738601132">
                <text:p>0.30727873860113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.7000000000002">
                <text:p>33.7000000000002</text:p>
              </table:table-cell>
              <table:table-cell office:value-type="float" office:value="0.305746179498712">
                <text:p>0.30574617949871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.8000000000002">
                <text:p>33.8000000000002</text:p>
              </table:table-cell>
              <table:table-cell office:value-type="float" office:value="0.304221264066705">
                <text:p>0.30422126406670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.9000000000002">
                <text:p>33.9000000000002</text:p>
              </table:table-cell>
              <table:table-cell office:value-type="float" office:value="0.302703954182143">
                <text:p>0.30270395418214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.0000000000002">
                <text:p>34.0000000000002</text:p>
              </table:table-cell>
              <table:table-cell office:value-type="float" office:value="0.301194211912203">
                <text:p>0.30119421191220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.1000000000002">
                <text:p>34.1000000000002</text:p>
              </table:table-cell>
              <table:table-cell office:value-type="float" office:value="0.299691999513247">
                <text:p>0.29969199951324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.2000000000002">
                <text:p>34.2000000000002</text:p>
              </table:table-cell>
              <table:table-cell office:value-type="float" office:value="0.298197279429888">
                <text:p>0.29819727942988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.3000000000002">
                <text:p>34.3000000000002</text:p>
              </table:table-cell>
              <table:table-cell office:value-type="float" office:value="0.296710014294046">
                <text:p>0.29671001429404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.4000000000002">
                <text:p>34.4000000000002</text:p>
              </table:table-cell>
              <table:table-cell office:value-type="float" office:value="0.295230166924015">
                <text:p>0.2952301669240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.5000000000002">
                <text:p>34.5000000000002</text:p>
              </table:table-cell>
              <table:table-cell office:value-type="float" office:value="0.293757700323533">
                <text:p>0.2937577003235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.6000000000002">
                <text:p>34.6000000000002</text:p>
              </table:table-cell>
              <table:table-cell office:value-type="float" office:value="0.29229257768086">
                <text:p>0.2922925776808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.7000000000002">
                <text:p>34.7000000000002</text:p>
              </table:table-cell>
              <table:table-cell office:value-type="float" office:value="0.290834762367852">
                <text:p>0.2908347623678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.8000000000002">
                <text:p>34.8000000000002</text:p>
              </table:table-cell>
              <table:table-cell office:value-type="float" office:value="0.289384217939051">
                <text:p>0.28938421793905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.9000000000002">
                <text:p>34.9000000000002</text:p>
              </table:table-cell>
              <table:table-cell office:value-type="float" office:value="0.287940908130771">
                <text:p>0.28794090813077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.0000000000002">
                <text:p>35.0000000000002</text:p>
              </table:table-cell>
              <table:table-cell office:value-type="float" office:value="0.286504796860191">
                <text:p>0.28650479686019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.1000000000002">
                <text:p>35.1000000000002</text:p>
              </table:table-cell>
              <table:table-cell office:value-type="float" office:value="0.285075848224454">
                <text:p>0.28507584822445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.2000000000002">
                <text:p>35.2000000000002</text:p>
              </table:table-cell>
              <table:table-cell office:value-type="float" office:value="0.283654026499771">
                <text:p>0.28365402649977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.3000000000002">
                <text:p>35.3000000000002</text:p>
              </table:table-cell>
              <table:table-cell office:value-type="float" office:value="0.282239296140524">
                <text:p>0.28223929614052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.4000000000002">
                <text:p>35.4000000000002</text:p>
              </table:table-cell>
              <table:table-cell office:value-type="float" office:value="0.28083162177838">
                <text:p>0.2808316217783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.5000000000002">
                <text:p>35.5000000000002</text:p>
              </table:table-cell>
              <table:table-cell office:value-type="float" office:value="0.279430968221408">
                <text:p>0.2794309682214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.6000000000002">
                <text:p>35.6000000000002</text:p>
              </table:table-cell>
              <table:table-cell office:value-type="float" office:value="0.278037300453195">
                <text:p>0.27803730045319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.7000000000002">
                <text:p>35.7000000000002</text:p>
              </table:table-cell>
              <table:table-cell office:value-type="float" office:value="0.276650583631974">
                <text:p>0.27665058363197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.8000000000002">
                <text:p>35.8000000000002</text:p>
              </table:table-cell>
              <table:table-cell office:value-type="float" office:value="0.275270783089753">
                <text:p>0.27527078308975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.9000000000002">
                <text:p>35.9000000000002</text:p>
              </table:table-cell>
              <table:table-cell office:value-type="float" office:value="0.273897864331446">
                <text:p>0.27389786433144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.0000000000002">
                <text:p>36.0000000000002</text:p>
              </table:table-cell>
              <table:table-cell office:value-type="float" office:value="0.272531793034013">
                <text:p>0.27253179303401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.1000000000002">
                <text:p>36.1000000000002</text:p>
              </table:table-cell>
              <table:table-cell office:value-type="float" office:value="0.2711725350456">
                <text:p>0.271172535045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.2000000000002">
                <text:p>36.2000000000002</text:p>
              </table:table-cell>
              <table:table-cell office:value-type="float" office:value="0.269820056384687">
                <text:p>0.26982005638468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.3000000000002">
                <text:p>36.3000000000002</text:p>
              </table:table-cell>
              <table:table-cell office:value-type="float" office:value="0.268474323239237">
                <text:p>0.26847432323923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.4000000000002">
                <text:p>36.4000000000002</text:p>
              </table:table-cell>
              <table:table-cell office:value-type="float" office:value="0.267135301965851">
                <text:p>0.26713530196585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.5000000000002">
                <text:p>36.5000000000002</text:p>
              </table:table-cell>
              <table:table-cell office:value-type="float" office:value="0.265802959088927">
                <text:p>0.26580295908892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.6000000000002">
                <text:p>36.6000000000002</text:p>
              </table:table-cell>
              <table:table-cell office:value-type="float" office:value="0.264477261299825">
                <text:p>0.2644772612998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.7000000000002">
                <text:p>36.7000000000002</text:p>
              </table:table-cell>
              <table:table-cell office:value-type="float" office:value="0.263158175456029">
                <text:p>0.26315817545602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.8000000000002">
                <text:p>36.8000000000002</text:p>
              </table:table-cell>
              <table:table-cell office:value-type="float" office:value="0.261845668580327">
                <text:p>0.26184566858032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.9000000000002">
                <text:p>36.9000000000002</text:p>
              </table:table-cell>
              <table:table-cell office:value-type="float" office:value="0.260539707859976">
                <text:p>0.26053970785997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.0000000000002">
                <text:p>37.0000000000002</text:p>
              </table:table-cell>
              <table:table-cell office:value-type="float" office:value="0.259240260645892">
                <text:p>0.25924026064589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.1000000000002">
                <text:p>37.1000000000002</text:p>
              </table:table-cell>
              <table:table-cell office:value-type="float" office:value="0.257947294451826">
                <text:p>0.25794729445182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.2000000000002">
                <text:p>37.2000000000002</text:p>
              </table:table-cell>
              <table:table-cell office:value-type="float" office:value="0.256660776953556">
                <text:p>0.25666077695355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.3000000000002">
                <text:p>37.3000000000002</text:p>
              </table:table-cell>
              <table:table-cell office:value-type="float" office:value="0.255380675988078">
                <text:p>0.25538067598807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.4000000000002">
                <text:p>37.4000000000002</text:p>
              </table:table-cell>
              <table:table-cell office:value-type="float" office:value="0.254106959552801">
                <text:p>0.25410695955280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.5000000000002">
                <text:p>37.5000000000002</text:p>
              </table:table-cell>
              <table:table-cell office:value-type="float" office:value="0.252839595804747">
                <text:p>0.25283959580474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.6000000000002">
                <text:p>37.6000000000002</text:p>
              </table:table-cell>
              <table:table-cell office:value-type="float" office:value="0.251578553059757">
                <text:p>0.25157855305975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.7000000000002">
                <text:p>37.7000000000002</text:p>
              </table:table-cell>
              <table:table-cell office:value-type="float" office:value="0.250323799791697">
                <text:p>0.25032379979169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.8000000000002">
                <text:p>37.8000000000002</text:p>
              </table:table-cell>
              <table:table-cell office:value-type="float" office:value="0.249075304631669">
                <text:p>0.24907530463166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.9000000000002">
                <text:p>37.9000000000002</text:p>
              </table:table-cell>
              <table:table-cell office:value-type="float" office:value="0.247833036367229">
                <text:p>0.24783303636722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.0000000000002">
                <text:p>38.0000000000002</text:p>
              </table:table-cell>
              <table:table-cell office:value-type="float" office:value="0.246596963941607">
                <text:p>0.24659696394160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.1000000000002">
                <text:p>38.1000000000002</text:p>
              </table:table-cell>
              <table:table-cell office:value-type="float" office:value="0.245367056452927">
                <text:p>0.24536705645292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.2000000000002">
                <text:p>38.2000000000002</text:p>
              </table:table-cell>
              <table:table-cell office:value-type="float" office:value="0.244143283153438">
                <text:p>0.24414328315343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.3000000000002">
                <text:p>38.3000000000002</text:p>
              </table:table-cell>
              <table:table-cell office:value-type="float" office:value="0.242925613448743">
                <text:p>0.24292561344874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.4000000000002">
                <text:p>38.4000000000002</text:p>
              </table:table-cell>
              <table:table-cell office:value-type="float" office:value="0.241714016897037">
                <text:p>0.24171401689703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.5000000000002">
                <text:p>38.5000000000002</text:p>
              </table:table-cell>
              <table:table-cell office:value-type="float" office:value="0.240508463208343">
                <text:p>0.24050846320834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.6000000000002">
                <text:p>38.6000000000002</text:p>
              </table:table-cell>
              <table:table-cell office:value-type="float" office:value="0.239308922243755">
                <text:p>0.23930892224375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.7000000000002">
                <text:p>38.7000000000002</text:p>
              </table:table-cell>
              <table:table-cell office:value-type="float" office:value="0.238115364014688">
                <text:p>0.23811536401468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.8000000000002">
                <text:p>38.8000000000002</text:p>
              </table:table-cell>
              <table:table-cell office:value-type="float" office:value="0.236927758682122">
                <text:p>0.23692775868212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.9000000000002">
                <text:p>38.9000000000002</text:p>
              </table:table-cell>
              <table:table-cell office:value-type="float" office:value="0.235746076555864">
                <text:p>0.23574607655586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.0000000000002">
                <text:p>39.0000000000002</text:p>
              </table:table-cell>
              <table:table-cell office:value-type="float" office:value="0.234570288093798">
                <text:p>0.23457028809379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.1000000000002">
                <text:p>39.1000000000002</text:p>
              </table:table-cell>
              <table:table-cell office:value-type="float" office:value="0.233400363901152">
                <text:p>0.23340036390115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.2000000000002">
                <text:p>39.2000000000002</text:p>
              </table:table-cell>
              <table:table-cell office:value-type="float" office:value="0.232236274729759">
                <text:p>0.23223627472975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.3000000000003">
                <text:p>39.3000000000003</text:p>
              </table:table-cell>
              <table:table-cell office:value-type="float" office:value="0.231077991477331">
                <text:p>0.23107799147733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.4000000000002">
                <text:p>39.4000000000002</text:p>
              </table:table-cell>
              <table:table-cell office:value-type="float" office:value="0.229925485186724">
                <text:p>0.22992548518672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.5000000000003">
                <text:p>39.5000000000003</text:p>
              </table:table-cell>
              <table:table-cell office:value-type="float" office:value="0.228778727045223">
                <text:p>0.22877872704522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.6000000000002">
                <text:p>39.6000000000002</text:p>
              </table:table-cell>
              <table:table-cell office:value-type="float" office:value="0.227637688383813">
                <text:p>0.22763768838381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.7000000000002">
                <text:p>39.7000000000002</text:p>
              </table:table-cell>
              <table:table-cell office:value-type="float" office:value="0.226502340676469">
                <text:p>0.22650234067646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.8000000000003">
                <text:p>39.8000000000003</text:p>
              </table:table-cell>
              <table:table-cell office:value-type="float" office:value="0.225372655539439">
                <text:p>0.22537265553943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.9000000000003">
                <text:p>39.9000000000003</text:p>
              </table:table-cell>
              <table:table-cell office:value-type="float" office:value="0.224248604730536">
                <text:p>0.22424860473053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.0000000000003">
                <text:p>40.0000000000003</text:p>
              </table:table-cell>
              <table:table-cell office:value-type="float" office:value="0.22313016014843">
                <text:p>0.2231301601484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.1000000000003">
                <text:p>40.1000000000003</text:p>
              </table:table-cell>
              <table:table-cell office:value-type="float" office:value="0.22201729383195">
                <text:p>0.2220172938319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.2000000000003">
                <text:p>40.2000000000003</text:p>
              </table:table-cell>
              <table:table-cell office:value-type="float" office:value="0.220909977959379">
                <text:p>0.22090997795937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.3000000000003">
                <text:p>40.3000000000003</text:p>
              </table:table-cell>
              <table:table-cell office:value-type="float" office:value="0.219808184847762">
                <text:p>0.21980818484776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.4000000000003">
                <text:p>40.4000000000003</text:p>
              </table:table-cell>
              <table:table-cell office:value-type="float" office:value="0.218711886952215">
                <text:p>0.21871188695221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.5000000000003">
                <text:p>40.5000000000003</text:p>
              </table:table-cell>
              <table:table-cell office:value-type="float" office:value="0.217621056865233">
                <text:p>0.21762105686523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.6000000000003">
                <text:p>40.6000000000003</text:p>
              </table:table-cell>
              <table:table-cell office:value-type="float" office:value="0.216535667316008">
                <text:p>0.21653566731600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.7000000000003">
                <text:p>40.7000000000003</text:p>
              </table:table-cell>
              <table:table-cell office:value-type="float" office:value="0.215455691169743">
                <text:p>0.21545569116974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.8000000000003">
                <text:p>40.8000000000003</text:p>
              </table:table-cell>
              <table:table-cell office:value-type="float" office:value="0.214381101426978">
                <text:p>0.21438110142697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.9000000000003">
                <text:p>40.9000000000003</text:p>
              </table:table-cell>
              <table:table-cell office:value-type="float" office:value="0.213311871222916">
                <text:p>0.2133118712229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.0000000000003">
                <text:p>41.0000000000003</text:p>
              </table:table-cell>
              <table:table-cell office:value-type="float" office:value="0.212247973826744">
                <text:p>0.21224797382674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.1000000000003">
                <text:p>41.1000000000003</text:p>
              </table:table-cell>
              <table:table-cell office:value-type="float" office:value="0.211189382640972">
                <text:p>0.21118938264097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.2000000000003">
                <text:p>41.2000000000003</text:p>
              </table:table-cell>
              <table:table-cell office:value-type="float" office:value="0.210136071200765">
                <text:p>0.21013607120076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.3000000000003">
                <text:p>41.3000000000003</text:p>
              </table:table-cell>
              <table:table-cell office:value-type="float" office:value="0.209088013173283">
                <text:p>0.20908801317328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.4000000000003">
                <text:p>41.4000000000003</text:p>
              </table:table-cell>
              <table:table-cell office:value-type="float" office:value="0.208045182357021">
                <text:p>0.20804518235702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.5000000000003">
                <text:p>41.5000000000003</text:p>
              </table:table-cell>
              <table:table-cell office:value-type="float" office:value="0.207007552681153">
                <text:p>0.20700755268115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.6000000000003">
                <text:p>41.6000000000003</text:p>
              </table:table-cell>
              <table:table-cell office:value-type="float" office:value="0.205975098204884">
                <text:p>0.20597509820488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.7000000000003">
                <text:p>41.7000000000003</text:p>
              </table:table-cell>
              <table:table-cell office:value-type="float" office:value="0.204947793116798">
                <text:p>0.20494779311679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.8000000000003">
                <text:p>41.8000000000003</text:p>
              </table:table-cell>
              <table:table-cell office:value-type="float" office:value="0.203925611734214">
                <text:p>0.20392561173421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.9000000000003">
                <text:p>41.9000000000003</text:p>
              </table:table-cell>
              <table:table-cell office:value-type="float" office:value="0.202908528502545">
                <text:p>0.20290852850254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.0000000000003">
                <text:p>42.0000000000003</text:p>
              </table:table-cell>
              <table:table-cell office:value-type="float" office:value="0.201896517994656">
                <text:p>0.20189651799465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.1000000000003">
                <text:p>42.1000000000003</text:p>
              </table:table-cell>
              <table:table-cell office:value-type="float" office:value="0.200889554910233">
                <text:p>0.20088955491023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.2000000000003">
                <text:p>42.2000000000003</text:p>
              </table:table-cell>
              <table:table-cell office:value-type="float" office:value="0.199887614075145">
                <text:p>0.19988761407514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.3000000000003">
                <text:p>42.3000000000003</text:p>
              </table:table-cell>
              <table:table-cell office:value-type="float" office:value="0.19889067044082">
                <text:p>0.1988906704408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.4000000000003">
                <text:p>42.4000000000003</text:p>
              </table:table-cell>
              <table:table-cell office:value-type="float" office:value="0.197898699083615">
                <text:p>0.19789869908361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.5000000000003">
                <text:p>42.5000000000003</text:p>
              </table:table-cell>
              <table:table-cell office:value-type="float" office:value="0.196911675204195">
                <text:p>0.19691167520419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.6000000000003">
                <text:p>42.6000000000003</text:p>
              </table:table-cell>
              <table:table-cell office:value-type="float" office:value="0.19592957412691">
                <text:p>0.1959295741269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.7000000000003">
                <text:p>42.7000000000003</text:p>
              </table:table-cell>
              <table:table-cell office:value-type="float" office:value="0.194952371299183">
                <text:p>0.19495237129918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.8000000000003">
                <text:p>42.8000000000003</text:p>
              </table:table-cell>
              <table:table-cell office:value-type="float" office:value="0.193980042290893">
                <text:p>0.19398004229089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.9000000000003">
                <text:p>42.9000000000003</text:p>
              </table:table-cell>
              <table:table-cell office:value-type="float" office:value="0.193012562793762">
                <text:p>0.19301256279376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.0000000000003">
                <text:p>43.0000000000003</text:p>
              </table:table-cell>
              <table:table-cell office:value-type="float" office:value="0.192049908620755">
                <text:p>0.19204990862075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.1000000000003">
                <text:p>43.1000000000003</text:p>
              </table:table-cell>
              <table:table-cell office:value-type="float" office:value="0.191092055705465">
                <text:p>0.19109205570546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.2000000000003">
                <text:p>43.2000000000003</text:p>
              </table:table-cell>
              <table:table-cell office:value-type="float" office:value="0.190138980101521">
                <text:p>0.19013898010152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.3000000000003">
                <text:p>43.3000000000003</text:p>
              </table:table-cell>
              <table:table-cell office:value-type="float" office:value="0.189190657981983">
                <text:p>0.18919065798198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.4000000000003">
                <text:p>43.4000000000003</text:p>
              </table:table-cell>
              <table:table-cell office:value-type="float" office:value="0.188247065638747">
                <text:p>0.18824706563874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.5000000000003">
                <text:p>43.5000000000003</text:p>
              </table:table-cell>
              <table:table-cell office:value-type="float" office:value="0.187308179481958">
                <text:p>0.18730817948195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.6000000000003">
                <text:p>43.6000000000003</text:p>
              </table:table-cell>
              <table:table-cell office:value-type="float" office:value="0.186373976039411">
                <text:p>0.18637397603941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.7000000000003">
                <text:p>43.7000000000003</text:p>
              </table:table-cell>
              <table:table-cell office:value-type="float" office:value="0.185444431955972">
                <text:p>0.18544443195597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.8000000000003">
                <text:p>43.8000000000003</text:p>
              </table:table-cell>
              <table:table-cell office:value-type="float" office:value="0.18451952399299">
                <text:p>0.1845195239929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.9000000000003">
                <text:p>43.9000000000003</text:p>
              </table:table-cell>
              <table:table-cell office:value-type="float" office:value="0.183599229027718">
                <text:p>0.18359922902771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.0000000000003">
                <text:p>44.0000000000003</text:p>
              </table:table-cell>
              <table:table-cell office:value-type="float" office:value="0.182683524052735">
                <text:p>0.18268352405273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.1000000000003">
                <text:p>44.1000000000003</text:p>
              </table:table-cell>
              <table:table-cell office:value-type="float" office:value="0.181772386175368">
                <text:p>0.18177238617536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.2000000000003">
                <text:p>44.2000000000003</text:p>
              </table:table-cell>
              <table:table-cell office:value-type="float" office:value="0.180865792617123">
                <text:p>0.18086579261712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.3000000000003">
                <text:p>44.3000000000003</text:p>
              </table:table-cell>
              <table:table-cell office:value-type="float" office:value="0.179963720713113">
                <text:p>0.17996372071311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.4000000000003">
                <text:p>44.4000000000003</text:p>
              </table:table-cell>
              <table:table-cell office:value-type="float" office:value="0.179066147911494">
                <text:p>0.17906614791149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.5000000000003">
                <text:p>44.5000000000003</text:p>
              </table:table-cell>
              <table:table-cell office:value-type="float" office:value="0.178173051772899">
                <text:p>0.17817305177289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.6000000000003">
                <text:p>44.6000000000003</text:p>
              </table:table-cell>
              <table:table-cell office:value-type="float" office:value="0.177284409969878">
                <text:p>0.17728440996987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.7000000000003">
                <text:p>44.7000000000003</text:p>
              </table:table-cell>
              <table:table-cell office:value-type="float" office:value="0.176400200286341">
                <text:p>0.17640020028634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.8000000000003">
                <text:p>44.8000000000003</text:p>
              </table:table-cell>
              <table:table-cell office:value-type="float" office:value="0.175520400616998">
                <text:p>0.17552040061699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.9000000000003">
                <text:p>44.9000000000003</text:p>
              </table:table-cell>
              <table:table-cell office:value-type="float" office:value="0.174644988966811">
                <text:p>0.17464498896681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.0000000000003">
                <text:p>45.0000000000003</text:p>
              </table:table-cell>
              <table:table-cell office:value-type="float" office:value="0.173773943450446">
                <text:p>0.17377394345044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.1000000000003">
                <text:p>45.1000000000003</text:p>
              </table:table-cell>
              <table:table-cell office:value-type="float" office:value="0.172907242291717">
                <text:p>0.17290724229171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.2000000000003">
                <text:p>45.2000000000003</text:p>
              </table:table-cell>
              <table:table-cell office:value-type="float" office:value="0.172044863823051">
                <text:p>0.17204486382305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.3000000000003">
                <text:p>45.3000000000003</text:p>
              </table:table-cell>
              <table:table-cell office:value-type="float" office:value="0.171186786484942">
                <text:p>0.17118678648494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.4000000000003">
                <text:p>45.4000000000003</text:p>
              </table:table-cell>
              <table:table-cell office:value-type="float" office:value="0.17033298882541">
                <text:p>0.1703329888254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.5000000000003">
                <text:p>45.5000000000003</text:p>
              </table:table-cell>
              <table:table-cell office:value-type="float" office:value="0.169483449499471">
                <text:p>0.16948344949947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.6000000000003">
                <text:p>45.6000000000003</text:p>
              </table:table-cell>
              <table:table-cell office:value-type="float" office:value="0.168638147268596">
                <text:p>0.16863814726859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.7000000000003">
                <text:p>45.7000000000003</text:p>
              </table:table-cell>
              <table:table-cell office:value-type="float" office:value="0.167797061000186">
                <text:p>0.16779706100018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.8000000000003">
                <text:p>45.8000000000003</text:p>
              </table:table-cell>
              <table:table-cell office:value-type="float" office:value="0.166960169667041">
                <text:p>0.16696016966704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.9000000000003">
                <text:p>45.9000000000003</text:p>
              </table:table-cell>
              <table:table-cell office:value-type="float" office:value="0.166127452346834">
                <text:p>0.16612745234683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.0000000000003">
                <text:p>46.0000000000003</text:p>
              </table:table-cell>
              <table:table-cell office:value-type="float" office:value="0.165298888221587">
                <text:p>0.16529888822158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.1000000000003">
                <text:p>46.1000000000003</text:p>
              </table:table-cell>
              <table:table-cell office:value-type="float" office:value="0.164474456577156">
                <text:p>0.16447445657715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.2000000000003">
                <text:p>46.2000000000003</text:p>
              </table:table-cell>
              <table:table-cell office:value-type="float" office:value="0.163654136802705">
                <text:p>0.16365413680270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.3000000000003">
                <text:p>46.3000000000003</text:p>
              </table:table-cell>
              <table:table-cell office:value-type="float" office:value="0.162837908390198">
                <text:p>0.16283790839019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.4000000000003">
                <text:p>46.4000000000003</text:p>
              </table:table-cell>
              <table:table-cell office:value-type="float" office:value="0.162025750933881">
                <text:p>0.16202575093388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.5000000000003">
                <text:p>46.5000000000003</text:p>
              </table:table-cell>
              <table:table-cell office:value-type="float" office:value="0.161217644129777">
                <text:p>0.16121764412977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.6000000000003">
                <text:p>46.6000000000003</text:p>
              </table:table-cell>
              <table:table-cell office:value-type="float" office:value="0.160413567775173">
                <text:p>0.16041356777517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.7000000000003">
                <text:p>46.7000000000003</text:p>
              </table:table-cell>
              <table:table-cell office:value-type="float" office:value="0.159613501768119">
                <text:p>0.15961350176811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.8000000000003">
                <text:p>46.8000000000003</text:p>
              </table:table-cell>
              <table:table-cell office:value-type="float" office:value="0.158817426106921">
                <text:p>0.15881742610692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.9000000000003">
                <text:p>46.9000000000003</text:p>
              </table:table-cell>
              <table:table-cell office:value-type="float" office:value="0.158025320889648">
                <text:p>0.15802532088964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.0000000000003">
                <text:p>47.0000000000003</text:p>
              </table:table-cell>
              <table:table-cell office:value-type="float" office:value="0.157237166313628">
                <text:p>0.15723716631362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.1000000000003">
                <text:p>47.1000000000003</text:p>
              </table:table-cell>
              <table:table-cell office:value-type="float" office:value="0.156452942674955">
                <text:p>0.15645294267495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.2000000000003">
                <text:p>47.2000000000003</text:p>
              </table:table-cell>
              <table:table-cell office:value-type="float" office:value="0.155672630367998">
                <text:p>0.15567263036799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.3000000000003">
                <text:p>47.3000000000003</text:p>
              </table:table-cell>
              <table:table-cell office:value-type="float" office:value="0.154896209884908">
                <text:p>0.15489620988490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.4000000000003">
                <text:p>47.4000000000003</text:p>
              </table:table-cell>
              <table:table-cell office:value-type="float" office:value="0.154123661815132">
                <text:p>0.15412366181513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.5000000000003">
                <text:p>47.5000000000003</text:p>
              </table:table-cell>
              <table:table-cell office:value-type="float" office:value="0.153354966844929">
                <text:p>0.15335496684492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.6000000000003">
                <text:p>47.6000000000003</text:p>
              </table:table-cell>
              <table:table-cell office:value-type="float" office:value="0.152590105756885">
                <text:p>0.15259010575688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.7000000000003">
                <text:p>47.7000000000003</text:p>
              </table:table-cell>
              <table:table-cell office:value-type="float" office:value="0.151829059429431">
                <text:p>0.15182905942943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.8000000000003">
                <text:p>47.8000000000003</text:p>
              </table:table-cell>
              <table:table-cell office:value-type="float" office:value="0.151071808836371">
                <text:p>0.15107180883637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.9000000000003">
                <text:p>47.9000000000003</text:p>
              </table:table-cell>
              <table:table-cell office:value-type="float" office:value="0.150318335046401">
                <text:p>0.15031833504640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.0000000000003">
                <text:p>48.0000000000003</text:p>
              </table:table-cell>
              <table:table-cell office:value-type="float" office:value="0.149568619222636">
                <text:p>0.14956861922263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.1000000000003">
                <text:p>48.1000000000003</text:p>
              </table:table-cell>
              <table:table-cell office:value-type="float" office:value="0.148822642622141">
                <text:p>0.14882264262214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.2000000000003">
                <text:p>48.2000000000003</text:p>
              </table:table-cell>
              <table:table-cell office:value-type="float" office:value="0.148080386595463">
                <text:p>0.14808038659546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.3000000000003">
                <text:p>48.3000000000003</text:p>
              </table:table-cell>
              <table:table-cell office:value-type="float" office:value="0.147341832586163">
                <text:p>0.14734183258616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.4000000000003">
                <text:p>48.4000000000003</text:p>
              </table:table-cell>
              <table:table-cell office:value-type="float" office:value="0.146606962130351">
                <text:p>0.14660696213035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.5000000000003">
                <text:p>48.5000000000003</text:p>
              </table:table-cell>
              <table:table-cell office:value-type="float" office:value="0.145875756856228">
                <text:p>0.14587575685622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.6000000000003">
                <text:p>48.6000000000003</text:p>
              </table:table-cell>
              <table:table-cell office:value-type="float" office:value="0.145148198483624">
                <text:p>0.14514819848362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.7000000000004">
                <text:p>48.7000000000004</text:p>
              </table:table-cell>
              <table:table-cell office:value-type="float" office:value="0.144424268823543">
                <text:p>0.14442426882354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.8000000000003">
                <text:p>48.8000000000003</text:p>
              </table:table-cell>
              <table:table-cell office:value-type="float" office:value="0.143703949777704">
                <text:p>0.14370394977770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.9000000000003">
                <text:p>48.9000000000003</text:p>
              </table:table-cell>
              <table:table-cell office:value-type="float" office:value="0.142987223338094">
                <text:p>0.14298722333809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.0000000000004">
                <text:p>49.0000000000004</text:p>
              </table:table-cell>
              <table:table-cell office:value-type="float" office:value="0.142274071586514">
                <text:p>0.14227407158651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.1000000000004">
                <text:p>49.1000000000004</text:p>
              </table:table-cell>
              <table:table-cell office:value-type="float" office:value="0.141564476694135">
                <text:p>0.14156447669413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.2000000000004">
                <text:p>49.2000000000004</text:p>
              </table:table-cell>
              <table:table-cell office:value-type="float" office:value="0.140858420921046">
                <text:p>0.14085842092104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.3000000000004">
                <text:p>49.3000000000004</text:p>
              </table:table-cell>
              <table:table-cell office:value-type="float" office:value="0.140155886615816">
                <text:p>0.14015588661581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.4000000000004">
                <text:p>49.4000000000004</text:p>
              </table:table-cell>
              <table:table-cell office:value-type="float" office:value="0.139456856215052">
                <text:p>0.13945685621505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.5000000000004">
                <text:p>49.5000000000004</text:p>
              </table:table-cell>
              <table:table-cell office:value-type="float" office:value="0.138761312242956">
                <text:p>0.13876131224295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.6000000000003">
                <text:p>49.6000000000003</text:p>
              </table:table-cell>
              <table:table-cell office:value-type="float" office:value="0.138069237310893">
                <text:p>0.13806923731089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.7000000000004">
                <text:p>49.7000000000004</text:p>
              </table:table-cell>
              <table:table-cell office:value-type="float" office:value="0.137380614116955">
                <text:p>0.13738061411695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.8000000000004">
                <text:p>49.8000000000004</text:p>
              </table:table-cell>
              <table:table-cell office:value-type="float" office:value="0.136695425445524">
                <text:p>0.13669542544552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.9000000000004">
                <text:p>49.9000000000004</text:p>
              </table:table-cell>
              <table:table-cell office:value-type="float" office:value="0.13601365416685">
                <text:p>0.1360136541668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.0000000000004">
                <text:p>50.0000000000004</text:p>
              </table:table-cell>
              <table:table-cell office:value-type="float" office:value="0.135335283236613">
                <text:p>0.13533528323661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.1000000000004">
                <text:p>50.1000000000004</text:p>
              </table:table-cell>
              <table:table-cell office:value-type="float" office:value="0.134660295695506">
                <text:p>0.13466029569550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.2000000000004">
                <text:p>50.2000000000004</text:p>
              </table:table-cell>
              <table:table-cell office:value-type="float" office:value="0.133988674668806">
                <text:p>0.13398867466880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.3000000000004">
                <text:p>50.3000000000004</text:p>
              </table:table-cell>
              <table:table-cell office:value-type="float" office:value="0.13332040336595">
                <text:p>0.1333204033659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.4000000000004">
                <text:p>50.4000000000004</text:p>
              </table:table-cell>
              <table:table-cell office:value-type="float" office:value="0.132655465080122">
                <text:p>0.13265546508012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.5000000000004">
                <text:p>50.5000000000004</text:p>
              </table:table-cell>
              <table:table-cell office:value-type="float" office:value="0.131993843187831">
                <text:p>0.13199384318783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.6000000000004">
                <text:p>50.6000000000004</text:p>
              </table:table-cell>
              <table:table-cell office:value-type="float" office:value="0.131335521148494">
                <text:p>0.13133552114849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.7000000000004">
                <text:p>50.7000000000004</text:p>
              </table:table-cell>
              <table:table-cell office:value-type="float" office:value="0.130680482504026">
                <text:p>0.13068048250402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.8000000000004">
                <text:p>50.8000000000004</text:p>
              </table:table-cell>
              <table:table-cell office:value-type="float" office:value="0.130028710878426">
                <text:p>0.13002871087842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.9000000000004">
                <text:p>50.9000000000004</text:p>
              </table:table-cell>
              <table:table-cell office:value-type="float" office:value="0.129380189977372">
                <text:p>0.12938018997737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.0000000000004">
                <text:p>51.0000000000004</text:p>
              </table:table-cell>
              <table:table-cell office:value-type="float" office:value="0.128734903587805">
                <text:p>0.12873490358780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.1000000000004">
                <text:p>51.1000000000004</text:p>
              </table:table-cell>
              <table:table-cell office:value-type="float" office:value="0.128092835577533">
                <text:p>0.12809283557753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.2000000000004">
                <text:p>51.2000000000004</text:p>
              </table:table-cell>
              <table:table-cell office:value-type="float" office:value="0.127453969894821">
                <text:p>0.12745396989482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.3000000000004">
                <text:p>51.3000000000004</text:p>
              </table:table-cell>
              <table:table-cell office:value-type="float" office:value="0.126818290567996">
                <text:p>0.12681829056799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.4000000000004">
                <text:p>51.4000000000004</text:p>
              </table:table-cell>
              <table:table-cell office:value-type="float" office:value="0.126185781705039">
                <text:p>0.12618578170503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.5000000000004">
                <text:p>51.5000000000004</text:p>
              </table:table-cell>
              <table:table-cell office:value-type="float" office:value="0.125556427493198">
                <text:p>0.12555642749319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.6000000000004">
                <text:p>51.6000000000004</text:p>
              </table:table-cell>
              <table:table-cell office:value-type="float" office:value="0.124930212198583">
                <text:p>0.12493021219858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.7000000000004">
                <text:p>51.7000000000004</text:p>
              </table:table-cell>
              <table:table-cell office:value-type="float" office:value="0.12430712016578">
                <text:p>0.1243071201657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.8000000000004">
                <text:p>51.8000000000004</text:p>
              </table:table-cell>
              <table:table-cell office:value-type="float" office:value="0.123687135817455">
                <text:p>0.12368713581745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.9000000000004">
                <text:p>51.9000000000004</text:p>
              </table:table-cell>
              <table:table-cell office:value-type="float" office:value="0.123070243653968">
                <text:p>0.12307024365396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.0000000000004">
                <text:p>52.0000000000004</text:p>
              </table:table-cell>
              <table:table-cell office:value-type="float" office:value="0.122456428252982">
                <text:p>0.12245642825298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.1000000000004">
                <text:p>52.1000000000004</text:p>
              </table:table-cell>
              <table:table-cell office:value-type="float" office:value="0.121845674269081">
                <text:p>0.12184567426908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.2000000000004">
                <text:p>52.2000000000004</text:p>
              </table:table-cell>
              <table:table-cell office:value-type="float" office:value="0.121237966433382">
                <text:p>0.12123796643338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.3000000000004">
                <text:p>52.3000000000004</text:p>
              </table:table-cell>
              <table:table-cell office:value-type="float" office:value="0.120633289553159">
                <text:p>0.12063328955315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.4000000000004">
                <text:p>52.4000000000004</text:p>
              </table:table-cell>
              <table:table-cell office:value-type="float" office:value="0.120031628511457">
                <text:p>0.12003162851145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.5000000000004">
                <text:p>52.5000000000004</text:p>
              </table:table-cell>
              <table:table-cell office:value-type="float" office:value="0.11943296826672">
                <text:p>0.1194329682667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.6000000000004">
                <text:p>52.6000000000004</text:p>
              </table:table-cell>
              <table:table-cell office:value-type="float" office:value="0.11883729385241">
                <text:p>0.1188372938524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.7000000000004">
                <text:p>52.7000000000004</text:p>
              </table:table-cell>
              <table:table-cell office:value-type="float" office:value="0.118244590376636">
                <text:p>0.11824459037663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.8000000000004">
                <text:p>52.8000000000004</text:p>
              </table:table-cell>
              <table:table-cell office:value-type="float" office:value="0.11765484302178">
                <text:p>0.1176548430217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.9000000000004">
                <text:p>52.9000000000004</text:p>
              </table:table-cell>
              <table:table-cell office:value-type="float" office:value="0.117068037044127">
                <text:p>0.11706803704412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.0000000000004">
                <text:p>53.0000000000004</text:p>
              </table:table-cell>
              <table:table-cell office:value-type="float" office:value="0.116484157773497">
                <text:p>0.11648415777349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.1000000000004">
                <text:p>53.1000000000004</text:p>
              </table:table-cell>
              <table:table-cell office:value-type="float" office:value="0.115903190612879">
                <text:p>0.11590319061287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.2000000000004">
                <text:p>53.2000000000004</text:p>
              </table:table-cell>
              <table:table-cell office:value-type="float" office:value="0.115325121038063">
                <text:p>0.11532512103806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.3000000000004">
                <text:p>53.3000000000004</text:p>
              </table:table-cell>
              <table:table-cell office:value-type="float" office:value="0.114749934597279">
                <text:p>0.11474993459727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.4000000000004">
                <text:p>53.4000000000004</text:p>
              </table:table-cell>
              <table:table-cell office:value-type="float" office:value="0.114177616910837">
                <text:p>0.11417761691083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.5000000000004">
                <text:p>53.5000000000004</text:p>
              </table:table-cell>
              <table:table-cell office:value-type="float" office:value="0.113608153670764">
                <text:p>0.11360815367076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.6000000000004">
                <text:p>53.6000000000004</text:p>
              </table:table-cell>
              <table:table-cell office:value-type="float" office:value="0.11304153064045">
                <text:p>0.1130415306404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.7000000000004">
                <text:p>53.7000000000004</text:p>
              </table:table-cell>
              <table:table-cell office:value-type="float" office:value="0.11247773365429">
                <text:p>0.1124777336542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.8000000000004">
                <text:p>53.8000000000004</text:p>
              </table:table-cell>
              <table:table-cell office:value-type="float" office:value="0.111916748617329">
                <text:p>0.11191674861732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.9000000000004">
                <text:p>53.9000000000004</text:p>
              </table:table-cell>
              <table:table-cell office:value-type="float" office:value="0.111358561504913">
                <text:p>0.11135856150491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.0000000000004">
                <text:p>54.0000000000004</text:p>
              </table:table-cell>
              <table:table-cell office:value-type="float" office:value="0.110803158362334">
                <text:p>0.11080315836233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.1000000000004">
                <text:p>54.1000000000004</text:p>
              </table:table-cell>
              <table:table-cell office:value-type="float" office:value="0.110250525304486">
                <text:p>0.11025052530448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.2000000000004">
                <text:p>54.2000000000004</text:p>
              </table:table-cell>
              <table:table-cell office:value-type="float" office:value="0.109700648515512">
                <text:p>0.10970064851551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.3000000000004">
                <text:p>54.3000000000004</text:p>
              </table:table-cell>
              <table:table-cell office:value-type="float" office:value="0.109153514248465">
                <text:p>0.10915351424846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.4000000000004">
                <text:p>54.4000000000004</text:p>
              </table:table-cell>
              <table:table-cell office:value-type="float" office:value="0.108609108824958">
                <text:p>0.10860910882495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.5000000000004">
                <text:p>54.5000000000004</text:p>
              </table:table-cell>
              <table:table-cell office:value-type="float" office:value="0.10806741863483">
                <text:p>0.1080674186348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.6000000000004">
                <text:p>54.6000000000004</text:p>
              </table:table-cell>
              <table:table-cell office:value-type="float" office:value="0.107528430135795">
                <text:p>0.10752843013579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.7000000000004">
                <text:p>54.7000000000004</text:p>
              </table:table-cell>
              <table:table-cell office:value-type="float" office:value="0.106992129853115">
                <text:p>0.10699212985311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.8000000000004">
                <text:p>54.8000000000004</text:p>
              </table:table-cell>
              <table:table-cell office:value-type="float" office:value="0.106458504379253">
                <text:p>0.10645850437925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.9000000000004">
                <text:p>54.9000000000004</text:p>
              </table:table-cell>
              <table:table-cell office:value-type="float" office:value="0.105927540373546">
                <text:p>0.10592754037354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.0000000000004">
                <text:p>55.0000000000004</text:p>
              </table:table-cell>
              <table:table-cell office:value-type="float" office:value="0.105399224561865">
                <text:p>0.10539922456186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.1000000000004">
                <text:p>55.1000000000004</text:p>
              </table:table-cell>
              <table:table-cell office:value-type="float" office:value="0.104873543736287">
                <text:p>0.10487354373628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.2000000000004">
                <text:p>55.2000000000004</text:p>
              </table:table-cell>
              <table:table-cell office:value-type="float" office:value="0.104350484754766">
                <text:p>0.10435048475476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.3000000000004">
                <text:p>55.3000000000004</text:p>
              </table:table-cell>
              <table:table-cell office:value-type="float" office:value="0.103830034540797">
                <text:p>0.10383003454079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.4000000000004">
                <text:p>55.4000000000004</text:p>
              </table:table-cell>
              <table:table-cell office:value-type="float" office:value="0.103312180083101">
                <text:p>0.10331218008310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.5000000000004">
                <text:p>55.5000000000004</text:p>
              </table:table-cell>
              <table:table-cell office:value-type="float" office:value="0.102796908435287">
                <text:p>0.10279690843528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.6000000000004">
                <text:p>55.6000000000004</text:p>
              </table:table-cell>
              <table:table-cell office:value-type="float" office:value="0.102284206715538">
                <text:p>0.10228420671553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.7000000000004">
                <text:p>55.7000000000004</text:p>
              </table:table-cell>
              <table:table-cell office:value-type="float" office:value="0.101774062106284">
                <text:p>0.10177406210628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.8000000000004">
                <text:p>55.8000000000004</text:p>
              </table:table-cell>
              <table:table-cell office:value-type="float" office:value="0.101266461853884">
                <text:p>0.10126646185388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.9000000000004">
                <text:p>55.9000000000004</text:p>
              </table:table-cell>
              <table:table-cell office:value-type="float" office:value="0.100761393268304">
                <text:p>0.10076139326830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.0000000000004">
                <text:p>56.0000000000004</text:p>
              </table:table-cell>
              <table:table-cell office:value-type="float" office:value="0.100258843722804">
                <text:p>0.10025884372280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.1000000000004">
                <text:p>56.1000000000004</text:p>
              </table:table-cell>
              <table:table-cell office:value-type="float" office:value="0.0997588006536191">
                <text:p>0.099758800653619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.2000000000004">
                <text:p>56.2000000000004</text:p>
              </table:table-cell>
              <table:table-cell office:value-type="float" office:value="0.0992612515596461">
                <text:p>0.099261251559646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.3000000000004">
                <text:p>56.3000000000004</text:p>
              </table:table-cell>
              <table:table-cell office:value-type="float" office:value="0.098766184002132">
                <text:p>0.09876618400213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.4000000000004">
                <text:p>56.4000000000004</text:p>
              </table:table-cell>
              <table:table-cell office:value-type="float" office:value="0.098273585604362">
                <text:p>0.09827358560436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.5000000000004">
                <text:p>56.5000000000004</text:p>
              </table:table-cell>
              <table:table-cell office:value-type="float" office:value="0.0977834440513505">
                <text:p>0.097783444051350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.6000000000004">
                <text:p>56.6000000000004</text:p>
              </table:table-cell>
              <table:table-cell office:value-type="float" office:value="0.0972957470895332">
                <text:p>0.097295747089533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.7000000000004">
                <text:p>56.7000000000004</text:p>
              </table:table-cell>
              <table:table-cell office:value-type="float" office:value="0.0968104825264607">
                <text:p>0.096810482526460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.8000000000004">
                <text:p>56.8000000000004</text:p>
              </table:table-cell>
              <table:table-cell office:value-type="float" office:value="0.0963276382304935">
                <text:p>0.096327638230493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.9000000000004">
                <text:p>56.9000000000004</text:p>
              </table:table-cell>
              <table:table-cell office:value-type="float" office:value="0.0958472021304991">
                <text:p>0.095847202130499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.0000000000004">
                <text:p>57.0000000000004</text:p>
              </table:table-cell>
              <table:table-cell office:value-type="float" office:value="0.0953691622155501">
                <text:p>0.095369162215550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.1000000000004">
                <text:p>57.1000000000004</text:p>
              </table:table-cell>
              <table:table-cell office:value-type="float" office:value="0.0948935065346236">
                <text:p>0.094893506534623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.2000000000004">
                <text:p>57.2000000000004</text:p>
              </table:table-cell>
              <table:table-cell office:value-type="float" office:value="0.0944202231963028">
                <text:p>0.094420223196302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.3000000000004">
                <text:p>57.3000000000004</text:p>
              </table:table-cell>
              <table:table-cell office:value-type="float" office:value="0.0939493003684797">
                <text:p>0.093949300368479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.4000000000004">
                <text:p>57.4000000000004</text:p>
              </table:table-cell>
              <table:table-cell office:value-type="float" office:value="0.0934807262780589">
                <text:p>0.093480726278058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.5000000000004">
                <text:p>57.5000000000004</text:p>
              </table:table-cell>
              <table:table-cell office:value-type="float" office:value="0.0930144892106639">
                <text:p>0.093014489210663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.6000000000004">
                <text:p>57.6000000000004</text:p>
              </table:table-cell>
              <table:table-cell office:value-type="float" office:value="0.0925505775103437">
                <text:p>0.092550577510343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.7000000000004">
                <text:p>57.7000000000004</text:p>
              </table:table-cell>
              <table:table-cell office:value-type="float" office:value="0.0920889795792816">
                <text:p>0.092088979579281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.8000000000004">
                <text:p>57.8000000000004</text:p>
              </table:table-cell>
              <table:table-cell office:value-type="float" office:value="0.0916296838775053">
                <text:p>0.091629683877505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.9000000000004">
                <text:p>57.9000000000004</text:p>
              </table:table-cell>
              <table:table-cell office:value-type="float" office:value="0.0911726789225983">
                <text:p>0.091172678922598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.0000000000004">
                <text:p>58.0000000000004</text:p>
              </table:table-cell>
              <table:table-cell office:value-type="float" office:value="0.0907179532894129">
                <text:p>0.090717953289412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.1000000000004">
                <text:p>58.1000000000004</text:p>
              </table:table-cell>
              <table:table-cell office:value-type="float" office:value="0.0902654956097847">
                <text:p>0.090265495609784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.2000000000004">
                <text:p>58.2000000000004</text:p>
              </table:table-cell>
              <table:table-cell office:value-type="float" office:value="0.0898152945722481">
                <text:p>0.089815294572248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.3000000000004">
                <text:p>58.3000000000004</text:p>
              </table:table-cell>
              <table:table-cell office:value-type="float" office:value="0.0893673389217536">
                <text:p>0.089367338921753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.4000000000004">
                <text:p>58.4000000000004</text:p>
              </table:table-cell>
              <table:table-cell office:value-type="float" office:value="0.0889216174593868">
                <text:p>0.088921617459386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.5000000000004">
                <text:p>58.5000000000004</text:p>
              </table:table-cell>
              <table:table-cell office:value-type="float" office:value="0.0884781190420877">
                <text:p>0.088478119042087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.6000000000004">
                <text:p>58.6000000000004</text:p>
              </table:table-cell>
              <table:table-cell office:value-type="float" office:value="0.088036832582373">
                <text:p>0.08803683258237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.7000000000004">
                <text:p>58.7000000000004</text:p>
              </table:table-cell>
              <table:table-cell office:value-type="float" office:value="0.0875977470480581">
                <text:p>0.087597747048058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.8000000000004">
                <text:p>58.8000000000004</text:p>
              </table:table-cell>
              <table:table-cell office:value-type="float" office:value="0.0871608514619817">
                <text:p>0.087160851461981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.9000000000005">
                <text:p>58.9000000000005</text:p>
              </table:table-cell>
              <table:table-cell office:value-type="float" office:value="0.0867261349017316">
                <text:p>0.086726134901731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.0000000000005">
                <text:p>59.0000000000005</text:p>
              </table:table-cell>
              <table:table-cell office:value-type="float" office:value="0.0862935864993709">
                <text:p>0.086293586499370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.1000000000004">
                <text:p>59.1000000000004</text:p>
              </table:table-cell>
              <table:table-cell office:value-type="float" office:value="0.0858631954411673">
                <text:p>0.085863195441167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.2000000000005">
                <text:p>59.2000000000005</text:p>
              </table:table-cell>
              <table:table-cell office:value-type="float" office:value="0.0854349509673217">
                <text:p>0.085434950967321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.3000000000005">
                <text:p>59.3000000000005</text:p>
              </table:table-cell>
              <table:table-cell office:value-type="float" office:value="0.0850088423717">
                <text:p>0.085008842371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.4000000000005">
                <text:p>59.4000000000005</text:p>
              </table:table-cell>
              <table:table-cell office:value-type="float" office:value="0.0845848590015651">
                <text:p>0.084584859001565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.5000000000005">
                <text:p>59.5000000000005</text:p>
              </table:table-cell>
              <table:table-cell office:value-type="float" office:value="0.0841629902573108">
                <text:p>0.084162990257310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.6000000000005">
                <text:p>59.6000000000005</text:p>
              </table:table-cell>
              <table:table-cell office:value-type="float" office:value="0.0837432255921964">
                <text:p>0.083743225592196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.7000000000005">
                <text:p>59.7000000000005</text:p>
              </table:table-cell>
              <table:table-cell office:value-type="float" office:value="0.0833255545120834">
                <text:p>0.083325554512083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.8000000000005">
                <text:p>59.8000000000005</text:p>
              </table:table-cell>
              <table:table-cell office:value-type="float" office:value="0.0829099665751731">
                <text:p>0.082909966575173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.9000000000005">
                <text:p>59.9000000000005</text:p>
              </table:table-cell>
              <table:table-cell office:value-type="float" office:value="0.0824964513917454">
                <text:p>0.082496451391745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.0000000000005">
                <text:p>60.0000000000005</text:p>
              </table:table-cell>
              <table:table-cell office:value-type="float" office:value="0.0820849986238992">
                <text:p>0.082084998623899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.1000000000005">
                <text:p>60.1000000000005</text:p>
              </table:table-cell>
              <table:table-cell office:value-type="float" office:value="0.0816755979852939">
                <text:p>0.081675597985293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.2000000000005">
                <text:p>60.2000000000005</text:p>
              </table:table-cell>
              <table:table-cell office:value-type="float" office:value="0.0812682392408921">
                <text:p>0.081268239240892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.3000000000005">
                <text:p>60.3000000000005</text:p>
              </table:table-cell>
              <table:table-cell office:value-type="float" office:value="0.0808629122067041">
                <text:p>0.080862912206704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.4000000000005">
                <text:p>60.4000000000005</text:p>
              </table:table-cell>
              <table:table-cell office:value-type="float" office:value="0.0804596067495328">
                <text:p>0.080459606749532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.5000000000005">
                <text:p>60.5000000000005</text:p>
              </table:table-cell>
              <table:table-cell office:value-type="float" office:value="0.0800583127867209">
                <text:p>0.080058312786720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.6000000000005">
                <text:p>60.6000000000005</text:p>
              </table:table-cell>
              <table:table-cell office:value-type="float" office:value="0.0796590202858984">
                <text:p>0.079659020285898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.7000000000005">
                <text:p>60.7000000000005</text:p>
              </table:table-cell>
              <table:table-cell office:value-type="float" office:value="0.079261719264732">
                <text:p>0.07926171926473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.8000000000005">
                <text:p>60.8000000000005</text:p>
              </table:table-cell>
              <table:table-cell office:value-type="float" office:value="0.0788663997906753">
                <text:p>0.078866399790675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.9000000000005">
                <text:p>60.9000000000005</text:p>
              </table:table-cell>
              <table:table-cell office:value-type="float" office:value="0.0784730519807211">
                <text:p>0.078473051980721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.0000000000005">
                <text:p>61.0000000000005</text:p>
              </table:table-cell>
              <table:table-cell office:value-type="float" office:value="0.0780816660011535">
                <text:p>0.078081666001153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.1000000000005">
                <text:p>61.1000000000005</text:p>
              </table:table-cell>
              <table:table-cell office:value-type="float" office:value="0.0776922320673028">
                <text:p>0.077692232067302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.2000000000005">
                <text:p>61.2000000000005</text:p>
              </table:table-cell>
              <table:table-cell office:value-type="float" office:value="0.0773047404433001">
                <text:p>0.077304740443300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.3000000000005">
                <text:p>61.3000000000005</text:p>
              </table:table-cell>
              <table:table-cell office:value-type="float" office:value="0.0769191814418349">
                <text:p>0.076919181441834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.4000000000005">
                <text:p>61.4000000000005</text:p>
              </table:table-cell>
              <table:table-cell office:value-type="float" office:value="0.0765355454239119">
                <text:p>0.076535545423911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.5000000000005">
                <text:p>61.5000000000005</text:p>
              </table:table-cell>
              <table:table-cell office:value-type="float" office:value="0.0761538227986107">
                <text:p>0.076153822798610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.6000000000005">
                <text:p>61.6000000000005</text:p>
              </table:table-cell>
              <table:table-cell office:value-type="float" office:value="0.0757740040228459">
                <text:p>0.075774004022845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.7000000000005">
                <text:p>61.7000000000005</text:p>
              </table:table-cell>
              <table:table-cell office:value-type="float" office:value="0.0753960796011281">
                <text:p>0.075396079601128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.8000000000005">
                <text:p>61.8000000000005</text:p>
              </table:table-cell>
              <table:table-cell office:value-type="float" office:value="0.0750200400853273">
                <text:p>0.075020040085327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.9000000000005">
                <text:p>61.9000000000005</text:p>
              </table:table-cell>
              <table:table-cell office:value-type="float" office:value="0.0746458760744359">
                <text:p>0.074645876074435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.0000000000005">
                <text:p>62.0000000000005</text:p>
              </table:table-cell>
              <table:table-cell office:value-type="float" office:value="0.0742735782143342">
                <text:p>0.074273578214334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.1000000000005">
                <text:p>62.1000000000005</text:p>
              </table:table-cell>
              <table:table-cell office:value-type="float" office:value="0.0739031371975563">
                <text:p>0.073903137197556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.2000000000005">
                <text:p>62.2000000000005</text:p>
              </table:table-cell>
              <table:table-cell office:value-type="float" office:value="0.0735345437630574">
                <text:p>0.073534543763057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.3000000000005">
                <text:p>62.3000000000005</text:p>
              </table:table-cell>
              <table:table-cell office:value-type="float" office:value="0.0731677886959826">
                <text:p>0.073167788695982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.4000000000005">
                <text:p>62.4000000000005</text:p>
              </table:table-cell>
              <table:table-cell office:value-type="float" office:value="0.072802862827436">
                <text:p>0.07280286282743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.5000000000005">
                <text:p>62.5000000000005</text:p>
              </table:table-cell>
              <table:table-cell office:value-type="float" office:value="0.0724397570342518">
                <text:p>0.072439757034251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.6000000000005">
                <text:p>62.6000000000005</text:p>
              </table:table-cell>
              <table:table-cell office:value-type="float" office:value="0.0720784622387664">
                <text:p>0.072078462238766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.7000000000005">
                <text:p>62.7000000000005</text:p>
              </table:table-cell>
              <table:table-cell office:value-type="float" office:value="0.0717189694085911">
                <text:p>0.071718969408591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.8000000000005">
                <text:p>62.8000000000005</text:p>
              </table:table-cell>
              <table:table-cell office:value-type="float" office:value="0.0713612695563864">
                <text:p>0.071361269556386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.9000000000005">
                <text:p>62.9000000000005</text:p>
              </table:table-cell>
              <table:table-cell office:value-type="float" office:value="0.0710053537396373">
                <text:p>0.071005353739637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.0000000000005">
                <text:p>63.0000000000005</text:p>
              </table:table-cell>
              <table:table-cell office:value-type="float" office:value="0.0706512130604299">
                <text:p>0.070651213060429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.1000000000005">
                <text:p>63.1000000000005</text:p>
              </table:table-cell>
              <table:table-cell office:value-type="float" office:value="0.0702988386652288">
                <text:p>0.070298838665228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.2000000000005">
                <text:p>63.2000000000005</text:p>
              </table:table-cell>
              <table:table-cell office:value-type="float" office:value="0.0699482217446557">
                <text:p>0.069948221744655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.3000000000005">
                <text:p>63.3000000000005</text:p>
              </table:table-cell>
              <table:table-cell office:value-type="float" office:value="0.0695993535332694">
                <text:p>0.069599353533269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.4000000000005">
                <text:p>63.4000000000005</text:p>
              </table:table-cell>
              <table:table-cell office:value-type="float" office:value="0.0692522253093463">
                <text:p>0.069252225309346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.5000000000005">
                <text:p>63.5000000000005</text:p>
              </table:table-cell>
              <table:table-cell office:value-type="float" office:value="0.0689068283946629">
                <text:p>0.068906828394662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.6000000000005">
                <text:p>63.6000000000005</text:p>
              </table:table-cell>
              <table:table-cell office:value-type="float" office:value="0.0685631541542783">
                <text:p>0.068563154154278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.7000000000005">
                <text:p>63.7000000000005</text:p>
              </table:table-cell>
              <table:table-cell office:value-type="float" office:value="0.0682211939963185">
                <text:p>0.068221193996318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.8000000000005">
                <text:p>63.8000000000005</text:p>
              </table:table-cell>
              <table:table-cell office:value-type="float" office:value="0.0678809393717618">
                <text:p>0.067880939371761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.9000000000005">
                <text:p>63.9000000000005</text:p>
              </table:table-cell>
              <table:table-cell office:value-type="float" office:value="0.0675423817742249">
                <text:p>0.067542381774224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.0000000000005">
                <text:p>64.0000000000005</text:p>
              </table:table-cell>
              <table:table-cell office:value-type="float" office:value="0.0672055127397501">
                <text:p>0.067205512739750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.1000000000005">
                <text:p>64.1000000000005</text:p>
              </table:table-cell>
              <table:table-cell office:value-type="float" office:value="0.0668703238465942">
                <text:p>0.066870323846594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.2000000000005">
                <text:p>64.2000000000005</text:p>
              </table:table-cell>
              <table:table-cell office:value-type="float" office:value="0.0665368067150172">
                <text:p>0.066536806715017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.3000000000005">
                <text:p>64.3000000000005</text:p>
              </table:table-cell>
              <table:table-cell office:value-type="float" office:value="0.0662049530070736">
                <text:p>0.066204953007073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.4000000000005">
                <text:p>64.4000000000005</text:p>
              </table:table-cell>
              <table:table-cell office:value-type="float" office:value="0.0658747544264033">
                <text:p>0.065874754426403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.5000000000005">
                <text:p>64.5000000000005</text:p>
              </table:table-cell>
              <table:table-cell office:value-type="float" office:value="0.0655462027180247">
                <text:p>0.065546202718024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.6000000000005">
                <text:p>64.6000000000005</text:p>
              </table:table-cell>
              <table:table-cell office:value-type="float" office:value="0.0652192896681279">
                <text:p>0.065219289668127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.7000000000005">
                <text:p>64.7000000000005</text:p>
              </table:table-cell>
              <table:table-cell office:value-type="float" office:value="0.0648940071038696">
                <text:p>0.064894007103869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.8000000000005">
                <text:p>64.8000000000005</text:p>
              </table:table-cell>
              <table:table-cell office:value-type="float" office:value="0.0645703468931689">
                <text:p>0.064570346893168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.9000000000005">
                <text:p>64.9000000000005</text:p>
              </table:table-cell>
              <table:table-cell office:value-type="float" office:value="0.0642483009445035">
                <text:p>0.064248300944503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.0000000000005">
                <text:p>65.0000000000005</text:p>
              </table:table-cell>
              <table:table-cell office:value-type="float" office:value="0.0639278612067079">
                <text:p>0.063927861206707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.1000000000005">
                <text:p>65.1000000000005</text:p>
              </table:table-cell>
              <table:table-cell office:value-type="float" office:value="0.0636090196687722">
                <text:p>0.063609019668772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.2000000000005">
                <text:p>65.2000000000005</text:p>
              </table:table-cell>
              <table:table-cell office:value-type="float" office:value="0.0632917683596411">
                <text:p>0.063291768359641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.3000000000005">
                <text:p>65.3000000000005</text:p>
              </table:table-cell>
              <table:table-cell office:value-type="float" office:value="0.0629760993480154">
                <text:p>0.062976099348015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.4000000000005">
                <text:p>65.4000000000005</text:p>
              </table:table-cell>
              <table:table-cell office:value-type="float" office:value="0.0626620047421535">
                <text:p>0.062662004742153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.5000000000005">
                <text:p>65.5000000000005</text:p>
              </table:table-cell>
              <table:table-cell office:value-type="float" office:value="0.0623494766896738">
                <text:p>0.062349476689673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.6000000000005">
                <text:p>65.6000000000005</text:p>
              </table:table-cell>
              <table:table-cell office:value-type="float" office:value="0.0620385073773587">
                <text:p>0.062038507377358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.7000000000005">
                <text:p>65.7000000000005</text:p>
              </table:table-cell>
              <table:table-cell office:value-type="float" office:value="0.0617290890309592">
                <text:p>0.061729089030959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.8000000000005">
                <text:p>65.8000000000005</text:p>
              </table:table-cell>
              <table:table-cell office:value-type="float" office:value="0.0614212139150005">
                <text:p>0.061421213915000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.9000000000005">
                <text:p>65.9000000000005</text:p>
              </table:table-cell>
              <table:table-cell office:value-type="float" office:value="0.0611148743325887">
                <text:p>0.061114874332588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.0000000000005">
                <text:p>66.0000000000005</text:p>
              </table:table-cell>
              <table:table-cell office:value-type="float" office:value="0.0608100626252183">
                <text:p>0.060810062625218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.1000000000005">
                <text:p>66.1000000000005</text:p>
              </table:table-cell>
              <table:table-cell office:value-type="float" office:value="0.0605067711725807">
                <text:p>0.060506771172580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.2000000000005">
                <text:p>66.2000000000005</text:p>
              </table:table-cell>
              <table:table-cell office:value-type="float" office:value="0.0602049923923739">
                <text:p>0.060204992392373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.3000000000005">
                <text:p>66.3000000000005</text:p>
              </table:table-cell>
              <table:table-cell office:value-type="float" office:value="0.0599047187401125">
                <text:p>0.059904718740112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.4000000000005">
                <text:p>66.4000000000005</text:p>
              </table:table-cell>
              <table:table-cell office:value-type="float" office:value="0.0596059427089397">
                <text:p>0.059605942708939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.5000000000005">
                <text:p>66.5000000000005</text:p>
              </table:table-cell>
              <table:table-cell office:value-type="float" office:value="0.0593086568294391">
                <text:p>0.059308656829439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.6000000000005">
                <text:p>66.6000000000005</text:p>
              </table:table-cell>
              <table:table-cell office:value-type="float" office:value="0.0590128536694482">
                <text:p>0.059012853669448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.7000000000005">
                <text:p>66.7000000000005</text:p>
              </table:table-cell>
              <table:table-cell office:value-type="float" office:value="0.0587185258338726">
                <text:p>0.058718525833872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.8000000000005">
                <text:p>66.8000000000005</text:p>
              </table:table-cell>
              <table:table-cell office:value-type="float" office:value="0.0584256659645012">
                <text:p>0.058425665964501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.9000000000005">
                <text:p>66.9000000000005</text:p>
              </table:table-cell>
              <table:table-cell office:value-type="float" office:value="0.0581342667398218">
                <text:p>0.058134266739821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.0000000000005">
                <text:p>67.0000000000005</text:p>
              </table:table-cell>
              <table:table-cell office:value-type="float" office:value="0.0578443208748388">
                <text:p>0.057844320874838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.1000000000005">
                <text:p>67.1000000000005</text:p>
              </table:table-cell>
              <table:table-cell office:value-type="float" office:value="0.0575558211208904">
                <text:p>0.057555821120890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.2000000000005">
                <text:p>67.2000000000005</text:p>
              </table:table-cell>
              <table:table-cell office:value-type="float" office:value="0.0572687602654677">
                <text:p>0.057268760265467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.3000000000005">
                <text:p>67.3000000000005</text:p>
              </table:table-cell>
              <table:table-cell office:value-type="float" office:value="0.0569831311320344">
                <text:p>0.056983131132034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.4000000000005">
                <text:p>67.4000000000005</text:p>
              </table:table-cell>
              <table:table-cell office:value-type="float" office:value="0.0566989265798473">
                <text:p>0.056698926579847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.5000000000005">
                <text:p>67.5000000000005</text:p>
              </table:table-cell>
              <table:table-cell office:value-type="float" office:value="0.0564161395037777">
                <text:p>0.056416139503777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.6000000000005">
                <text:p>67.6000000000005</text:p>
              </table:table-cell>
              <table:table-cell office:value-type="float" office:value="0.0561347628341341">
                <text:p>0.056134762834134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.7000000000005">
                <text:p>67.7000000000005</text:p>
              </table:table-cell>
              <table:table-cell office:value-type="float" office:value="0.055854789536485">
                <text:p>0.05585478953648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.8000000000005">
                <text:p>67.8000000000005</text:p>
              </table:table-cell>
              <table:table-cell office:value-type="float" office:value="0.0555762126114834">
                <text:p>0.055576212611483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.9000000000005">
                <text:p>67.9000000000005</text:p>
              </table:table-cell>
              <table:table-cell office:value-type="float" office:value="0.0552990250946917">
                <text:p>0.055299025094691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.0000000000005">
                <text:p>68.0000000000005</text:p>
              </table:table-cell>
              <table:table-cell office:value-type="float" office:value="0.0550232200564076">
                <text:p>0.055023220056407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.1000000000005">
                <text:p>68.1000000000005</text:p>
              </table:table-cell>
              <table:table-cell office:value-type="float" office:value="0.0547487906014906">
                <text:p>0.054748790601490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.2000000000005">
                <text:p>68.2000000000005</text:p>
              </table:table-cell>
              <table:table-cell office:value-type="float" office:value="0.0544757298691902">
                <text:p>0.054475729869190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.3000000000005">
                <text:p>68.3000000000005</text:p>
              </table:table-cell>
              <table:table-cell office:value-type="float" office:value="0.0542040310329738">
                <text:p>0.054204031032973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.4000000000006">
                <text:p>68.4000000000006</text:p>
              </table:table-cell>
              <table:table-cell office:value-type="float" office:value="0.0539336873003563">
                <text:p>0.053933687300356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.5000000000005">
                <text:p>68.5000000000005</text:p>
              </table:table-cell>
              <table:table-cell office:value-type="float" office:value="0.0536646919127305">
                <text:p>0.053664691912730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.6000000000005">
                <text:p>68.6000000000005</text:p>
              </table:table-cell>
              <table:table-cell office:value-type="float" office:value="0.0533970381451974">
                <text:p>0.053397038145197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.7000000000005">
                <text:p>68.7000000000005</text:p>
              </table:table-cell>
              <table:table-cell office:value-type="float" office:value="0.0531307193063991">
                <text:p>0.053130719306399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.8000000000006">
                <text:p>68.8000000000006</text:p>
              </table:table-cell>
              <table:table-cell office:value-type="float" office:value="0.0528657287383507">
                <text:p>0.052865728738350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.9000000000006">
                <text:p>68.9000000000006</text:p>
              </table:table-cell>
              <table:table-cell office:value-type="float" office:value="0.0526020598162741">
                <text:p>0.052602059816274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.0000000000005">
                <text:p>69.0000000000005</text:p>
              </table:table-cell>
              <table:table-cell office:value-type="float" office:value="0.0523397059484327">
                <text:p>0.052339705948432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.1000000000006">
                <text:p>69.1000000000006</text:p>
              </table:table-cell>
              <table:table-cell office:value-type="float" office:value="0.052078660575966">
                <text:p>0.05207866057596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.2000000000006">
                <text:p>69.2000000000006</text:p>
              </table:table-cell>
              <table:table-cell office:value-type="float" office:value="0.0518189171727261">
                <text:p>0.051818917172726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.3000000000006">
                <text:p>69.3000000000006</text:p>
              </table:table-cell>
              <table:table-cell office:value-type="float" office:value="0.0515604692451145">
                <text:p>0.051560469245114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.4000000000005">
                <text:p>69.4000000000005</text:p>
              </table:table-cell>
              <table:table-cell office:value-type="float" office:value="0.0513033103319194">
                <text:p>0.051303310331919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.5000000000006">
                <text:p>69.5000000000006</text:p>
              </table:table-cell>
              <table:table-cell office:value-type="float" office:value="0.0510474340041547">
                <text:p>0.051047434004154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.6000000000006">
                <text:p>69.6000000000006</text:p>
              </table:table-cell>
              <table:table-cell office:value-type="float" office:value="0.0507928338648988">
                <text:p>0.050792833864898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.7000000000006">
                <text:p>69.7000000000006</text:p>
              </table:table-cell>
              <table:table-cell office:value-type="float" office:value="0.050539503549135">
                <text:p>0.05053950354913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.8000000000006">
                <text:p>69.8000000000006</text:p>
              </table:table-cell>
              <table:table-cell office:value-type="float" office:value="0.0502874367235922">
                <text:p>0.050287436723592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.9000000000006">
                <text:p>69.9000000000006</text:p>
              </table:table-cell>
              <table:table-cell office:value-type="float" office:value="0.0500366270865866">
                <text:p>0.050036627086586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.0000000000006">
                <text:p>70.0000000000006</text:p>
              </table:table-cell>
              <table:table-cell office:value-type="float" office:value="0.0497870683678642">
                <text:p>0.049787068367864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.1000000000006">
                <text:p>70.1000000000006</text:p>
              </table:table-cell>
              <table:table-cell office:value-type="float" office:value="0.0495387543284442">
                <text:p>0.049538754328444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.2000000000006">
                <text:p>70.2000000000006</text:p>
              </table:table-cell>
              <table:table-cell office:value-type="float" office:value="0.0492916787604625">
                <text:p>0.049291678760462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.3000000000006">
                <text:p>70.3000000000006</text:p>
              </table:table-cell>
              <table:table-cell office:value-type="float" office:value="0.049045835487017">
                <text:p>0.04904583548701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.4000000000006">
                <text:p>70.4000000000006</text:p>
              </table:table-cell>
              <table:table-cell office:value-type="float" office:value="0.0488012183620132">
                <text:p>0.048801218362013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.5000000000006">
                <text:p>70.5000000000006</text:p>
              </table:table-cell>
              <table:table-cell office:value-type="float" office:value="0.0485578212700103">
                <text:p>0.048557821270010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.6000000000006">
                <text:p>70.6000000000006</text:p>
              </table:table-cell>
              <table:table-cell office:value-type="float" office:value="0.0483156381260681">
                <text:p>0.048315638126068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.7000000000006">
                <text:p>70.7000000000006</text:p>
              </table:table-cell>
              <table:table-cell office:value-type="float" office:value="0.0480746628755955">
                <text:p>0.048074662875595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.8000000000006">
                <text:p>70.8000000000006</text:p>
              </table:table-cell>
              <table:table-cell office:value-type="float" office:value="0.0478348894941987">
                <text:p>0.047834889494198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.9000000000006">
                <text:p>70.9000000000006</text:p>
              </table:table-cell>
              <table:table-cell office:value-type="float" office:value="0.0475963119875306">
                <text:p>0.047596311987530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.0000000000006">
                <text:p>71.0000000000006</text:p>
              </table:table-cell>
              <table:table-cell office:value-type="float" office:value="0.0473589243911412">
                <text:p>0.047358924391141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.1000000000006">
                <text:p>71.1000000000006</text:p>
              </table:table-cell>
              <table:table-cell office:value-type="float" office:value="0.0471227207703282">
                <text:p>0.047122720770328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.2000000000006">
                <text:p>71.2000000000006</text:p>
              </table:table-cell>
              <table:table-cell office:value-type="float" office:value="0.0468876952199888">
                <text:p>0.046887695219988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.3000000000006">
                <text:p>71.3000000000006</text:p>
              </table:table-cell>
              <table:table-cell office:value-type="float" office:value="0.0466538418644719">
                <text:p>0.046653841864471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.4000000000006">
                <text:p>71.4000000000006</text:p>
              </table:table-cell>
              <table:table-cell office:value-type="float" office:value="0.0464211548574315">
                <text:p>0.046421154857431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.5000000000006">
                <text:p>71.5000000000006</text:p>
              </table:table-cell>
              <table:table-cell office:value-type="float" office:value="0.0461896283816804">
                <text:p>0.046189628381680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.6000000000006">
                <text:p>71.6000000000006</text:p>
              </table:table-cell>
              <table:table-cell office:value-type="float" office:value="0.0459592566490445">
                <text:p>0.045959256649044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.7000000000006">
                <text:p>71.7000000000006</text:p>
              </table:table-cell>
              <table:table-cell office:value-type="float" office:value="0.0457300339002185">
                <text:p>0.045730033900218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.8000000000006">
                <text:p>71.8000000000006</text:p>
              </table:table-cell>
              <table:table-cell office:value-type="float" office:value="0.0455019544046218">
                <text:p>0.045501954404621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.9000000000006">
                <text:p>71.9000000000006</text:p>
              </table:table-cell>
              <table:table-cell office:value-type="float" office:value="0.0452750124602552">
                <text:p>0.045275012460255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.0000000000006">
                <text:p>72.0000000000006</text:p>
              </table:table-cell>
              <table:table-cell office:value-type="float" office:value="0.0450492023935581">
                <text:p>0.045049202393558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.1000000000006">
                <text:p>72.1000000000006</text:p>
              </table:table-cell>
              <table:table-cell office:value-type="float" office:value="0.0448245185592671">
                <text:p>0.044824518559267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.2000000000006">
                <text:p>72.2000000000006</text:p>
              </table:table-cell>
              <table:table-cell office:value-type="float" office:value="0.0446009553402748">
                <text:p>0.044600955340274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.3000000000006">
                <text:p>72.3000000000006</text:p>
              </table:table-cell>
              <table:table-cell office:value-type="float" office:value="0.0443785071474889">
                <text:p>0.044378507147488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.4000000000006">
                <text:p>72.4000000000006</text:p>
              </table:table-cell>
              <table:table-cell office:value-type="float" office:value="0.0441571684196931">
                <text:p>0.044157168419693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.5000000000006">
                <text:p>72.5000000000006</text:p>
              </table:table-cell>
              <table:table-cell office:value-type="float" office:value="0.0439369336234077">
                <text:p>0.043936933623407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.6000000000006">
                <text:p>72.6000000000006</text:p>
              </table:table-cell>
              <table:table-cell office:value-type="float" office:value="0.0437177972527512">
                <text:p>0.043717797252751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.7000000000006">
                <text:p>72.7000000000006</text:p>
              </table:table-cell>
              <table:table-cell office:value-type="float" office:value="0.043499753829303">
                <text:p>0.04349975382930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.8000000000006">
                <text:p>72.8000000000006</text:p>
              </table:table-cell>
              <table:table-cell office:value-type="float" office:value="0.0432827979019662">
                <text:p>0.043282797901966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.9000000000006">
                <text:p>72.9000000000006</text:p>
              </table:table-cell>
              <table:table-cell office:value-type="float" office:value="0.0430669240468312">
                <text:p>0.043066924046831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.0000000000006">
                <text:p>73.0000000000006</text:p>
              </table:table-cell>
              <table:table-cell office:value-type="float" office:value="0.0428521268670404">
                <text:p>0.042852126867040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.1000000000006">
                <text:p>73.1000000000006</text:p>
              </table:table-cell>
              <table:table-cell office:value-type="float" office:value="0.0426384009926533">
                <text:p>0.042638400992653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.2000000000006">
                <text:p>73.2000000000006</text:p>
              </table:table-cell>
              <table:table-cell office:value-type="float" office:value="0.0424257410805116">
                <text:p>0.042425741080511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.3000000000006">
                <text:p>73.3000000000006</text:p>
              </table:table-cell>
              <table:table-cell office:value-type="float" office:value="0.0422141418141067">
                <text:p>0.042214141814106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.4000000000006">
                <text:p>73.4000000000006</text:p>
              </table:table-cell>
              <table:table-cell office:value-type="float" office:value="0.0420035979034458">
                <text:p>0.042003597903445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.5000000000006">
                <text:p>73.5000000000006</text:p>
              </table:table-cell>
              <table:table-cell office:value-type="float" office:value="0.0417941040849202">
                <text:p>0.041794104084920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.6000000000006">
                <text:p>73.6000000000006</text:p>
              </table:table-cell>
              <table:table-cell office:value-type="float" office:value="0.0415856551211734">
                <text:p>0.041585655121173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.7000000000006">
                <text:p>73.7000000000006</text:p>
              </table:table-cell>
              <table:table-cell office:value-type="float" office:value="0.0413782458009706">
                <text:p>0.041378245800970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.8000000000006">
                <text:p>73.8000000000006</text:p>
              </table:table-cell>
              <table:table-cell office:value-type="float" office:value="0.041171870939068">
                <text:p>0.04117187093906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.9000000000006">
                <text:p>73.9000000000006</text:p>
              </table:table-cell>
              <table:table-cell office:value-type="float" office:value="0.0409665253760832">
                <text:p>0.040966525376083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.0000000000006">
                <text:p>74.0000000000006</text:p>
              </table:table-cell>
              <table:table-cell office:value-type="float" office:value="0.0407622039783665">
                <text:p>0.040762203978366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.1000000000006">
                <text:p>74.1000000000006</text:p>
              </table:table-cell>
              <table:table-cell office:value-type="float" office:value="0.0405589016378722">
                <text:p>0.040558901637872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.2000000000006">
                <text:p>74.2000000000006</text:p>
              </table:table-cell>
              <table:table-cell office:value-type="float" office:value="0.0403566132720314">
                <text:p>0.040356613272031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.3000000000006">
                <text:p>74.3000000000006</text:p>
              </table:table-cell>
              <table:table-cell office:value-type="float" office:value="0.0401553338236243">
                <text:p>0.040155333823624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.4000000000006">
                <text:p>74.4000000000006</text:p>
              </table:table-cell>
              <table:table-cell office:value-type="float" office:value="0.0399550582606541">
                <text:p>0.039955058260654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.5000000000006">
                <text:p>74.5000000000006</text:p>
              </table:table-cell>
              <table:table-cell office:value-type="float" office:value="0.0397557815762215">
                <text:p>0.039755781576221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.6000000000006">
                <text:p>74.6000000000006</text:p>
              </table:table-cell>
              <table:table-cell office:value-type="float" office:value="0.039557498788399">
                <text:p>0.03955749878839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.7000000000006">
                <text:p>74.7000000000006</text:p>
              </table:table-cell>
              <table:table-cell office:value-type="float" office:value="0.0393602049401064">
                <text:p>0.039360204940106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.8000000000006">
                <text:p>74.8000000000006</text:p>
              </table:table-cell>
              <table:table-cell office:value-type="float" office:value="0.0391638950989873">
                <text:p>0.039163895098987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.9000000000006">
                <text:p>74.9000000000006</text:p>
              </table:table-cell>
              <table:table-cell office:value-type="float" office:value="0.0389685643572855">
                <text:p>0.038968564357285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.0000000000006">
                <text:p>75.0000000000006</text:p>
              </table:table-cell>
              <table:table-cell office:value-type="float" office:value="0.0387742078317222">
                <text:p>0.038774207831722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.1000000000006">
                <text:p>75.1000000000006</text:p>
              </table:table-cell>
              <table:table-cell office:value-type="float" office:value="0.0385808206633743">
                <text:p>0.038580820663374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.2000000000006">
                <text:p>75.2000000000006</text:p>
              </table:table-cell>
              <table:table-cell office:value-type="float" office:value="0.0383883980175523">
                <text:p>0.038388398017552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.3000000000006">
                <text:p>75.3000000000006</text:p>
              </table:table-cell>
              <table:table-cell office:value-type="float" office:value="0.0381969350836802">
                <text:p>0.038196935083680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.4000000000006">
                <text:p>75.4000000000006</text:p>
              </table:table-cell>
              <table:table-cell office:value-type="float" office:value="0.0380064270751745">
                <text:p>0.038006427075174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.5000000000006">
                <text:p>75.5000000000006</text:p>
              </table:table-cell>
              <table:table-cell office:value-type="float" office:value="0.0378168692293253">
                <text:p>0.037816869229325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.6000000000006">
                <text:p>75.6000000000006</text:p>
              </table:table-cell>
              <table:table-cell office:value-type="float" office:value="0.0376282568071764">
                <text:p>0.037628256807176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.7000000000006">
                <text:p>75.7000000000006</text:p>
              </table:table-cell>
              <table:table-cell office:value-type="float" office:value="0.0374405850934075">
                <text:p>0.037440585093407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.8000000000006">
                <text:p>75.8000000000006</text:p>
              </table:table-cell>
              <table:table-cell office:value-type="float" office:value="0.037253849396216">
                <text:p>0.03725384939621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.9000000000006">
                <text:p>75.9000000000006</text:p>
              </table:table-cell>
              <table:table-cell office:value-type="float" office:value="0.0370680450471997">
                <text:p>0.037068045047199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.0000000000006">
                <text:p>76.0000000000006</text:p>
              </table:table-cell>
              <table:table-cell office:value-type="float" office:value="0.0368831674012402">
                <text:p>0.036883167401240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.1000000000006">
                <text:p>76.1000000000006</text:p>
              </table:table-cell>
              <table:table-cell office:value-type="float" office:value="0.0366992118363867">
                <text:p>0.036699211836386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.2000000000006">
                <text:p>76.2000000000006</text:p>
              </table:table-cell>
              <table:table-cell office:value-type="float" office:value="0.0365161737537406">
                <text:p>0.036516173753740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.3000000000006">
                <text:p>76.3000000000006</text:p>
              </table:table-cell>
              <table:table-cell office:value-type="float" office:value="0.0363340485773402">
                <text:p>0.036334048577340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.4000000000006">
                <text:p>76.4000000000006</text:p>
              </table:table-cell>
              <table:table-cell office:value-type="float" office:value="0.0361528317540466">
                <text:p>0.036152831754046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.5000000000006">
                <text:p>76.5000000000006</text:p>
              </table:table-cell>
              <table:table-cell office:value-type="float" office:value="0.0359725187534299">
                <text:p>0.035972518753429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.6000000000006">
                <text:p>76.6000000000006</text:p>
              </table:table-cell>
              <table:table-cell office:value-type="float" office:value="0.0357931050676555">
                <text:p>0.035793105067655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.7000000000006">
                <text:p>76.7000000000006</text:p>
              </table:table-cell>
              <table:table-cell office:value-type="float" office:value="0.0356145862113721">
                <text:p>0.035614586211372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.8000000000006">
                <text:p>76.8000000000006</text:p>
              </table:table-cell>
              <table:table-cell office:value-type="float" office:value="0.0354369577215988">
                <text:p>0.035436957721598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.9000000000006">
                <text:p>76.9000000000006</text:p>
              </table:table-cell>
              <table:table-cell office:value-type="float" office:value="0.0352602151576143">
                <text:p>0.035260215157614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.0000000000006">
                <text:p>77.0000000000006</text:p>
              </table:table-cell>
              <table:table-cell office:value-type="float" office:value="0.0350843541008452">
                <text:p>0.035084354100845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.1000000000006">
                <text:p>77.1000000000006</text:p>
              </table:table-cell>
              <table:table-cell office:value-type="float" office:value="0.034909370154756">
                <text:p>0.03490937015475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.2000000000006">
                <text:p>77.2000000000006</text:p>
              </table:table-cell>
              <table:table-cell office:value-type="float" office:value="0.0347352589447387">
                <text:p>0.034735258944738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.3000000000006">
                <text:p>77.3000000000006</text:p>
              </table:table-cell>
              <table:table-cell office:value-type="float" office:value="0.0345620161180043">
                <text:p>0.034562016118004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.4000000000006">
                <text:p>77.4000000000006</text:p>
              </table:table-cell>
              <table:table-cell office:value-type="float" office:value="0.0343896373434729">
                <text:p>0.034389637343472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.5000000000006">
                <text:p>77.5000000000006</text:p>
              </table:table-cell>
              <table:table-cell office:value-type="float" office:value="0.0342181183116662">
                <text:p>0.034218118311666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.6000000000006">
                <text:p>77.6000000000006</text:p>
              </table:table-cell>
              <table:table-cell office:value-type="float" office:value="0.0340474547345995">
                <text:p>0.034047454734599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.7000000000006">
                <text:p>77.7000000000006</text:p>
              </table:table-cell>
              <table:table-cell office:value-type="float" office:value="0.0338776423456745">
                <text:p>0.033877642345674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.8000000000006">
                <text:p>77.8000000000006</text:p>
              </table:table-cell>
              <table:table-cell office:value-type="float" office:value="0.0337086768995726">
                <text:p>0.033708676899572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.9000000000006">
                <text:p>77.9000000000006</text:p>
              </table:table-cell>
              <table:table-cell office:value-type="float" office:value="0.0335405541721488">
                <text:p>0.033540554172148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.0000000000006">
                <text:p>78.0000000000006</text:p>
              </table:table-cell>
              <table:table-cell office:value-type="float" office:value="0.0333732699603263">
                <text:p>0.033373269960326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.1000000000006">
                <text:p>78.1000000000006</text:p>
              </table:table-cell>
              <table:table-cell office:value-type="float" office:value="0.0332068200819909">
                <text:p>0.033206820081990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.2000000000006">
                <text:p>78.2000000000006</text:p>
              </table:table-cell>
              <table:table-cell office:value-type="float" office:value="0.0330412003758871">
                <text:p>0.033041200375887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.3000000000006">
                <text:p>78.3000000000006</text:p>
              </table:table-cell>
              <table:table-cell office:value-type="float" office:value="0.0328764067015136">
                <text:p>0.032876406701513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.4000000000007">
                <text:p>78.4000000000007</text:p>
              </table:table-cell>
              <table:table-cell office:value-type="float" office:value="0.03271243493902">
                <text:p>0.0327124349390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.5000000000006">
                <text:p>78.5000000000006</text:p>
              </table:table-cell>
              <table:table-cell office:value-type="float" office:value="0.0325492809891036">
                <text:p>0.032549280989103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.6000000000007">
                <text:p>78.6000000000007</text:p>
              </table:table-cell>
              <table:table-cell office:value-type="float" office:value="0.0323869407729072">
                <text:p>0.032386940772907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.7000000000006">
                <text:p>78.7000000000006</text:p>
              </table:table-cell>
              <table:table-cell office:value-type="float" office:value="0.032225410231917">
                <text:p>0.03222541023191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.8000000000007">
                <text:p>78.8000000000007</text:p>
              </table:table-cell>
              <table:table-cell office:value-type="float" office:value="0.032064685327861">
                <text:p>0.03206468532786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.9000000000006">
                <text:p>78.9000000000006</text:p>
              </table:table-cell>
              <table:table-cell office:value-type="float" office:value="0.0319047620426082">
                <text:p>0.031904762042608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.0000000000007">
                <text:p>79.0000000000007</text:p>
              </table:table-cell>
              <table:table-cell office:value-type="float" office:value="0.0317456363780681">
                <text:p>0.031745636378068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.1000000000007">
                <text:p>79.1000000000007</text:p>
              </table:table-cell>
              <table:table-cell office:value-type="float" office:value="0.031587304356091">
                <text:p>0.03158730435609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.2000000000007">
                <text:p>79.2000000000007</text:p>
              </table:table-cell>
              <table:table-cell office:value-type="float" office:value="0.0314297620183679">
                <text:p>0.031429762018367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.3000000000007">
                <text:p>79.3000000000007</text:p>
              </table:table-cell>
              <table:table-cell office:value-type="float" office:value="0.0312730054263322">
                <text:p>0.031273005426332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.4000000000006">
                <text:p>79.4000000000006</text:p>
              </table:table-cell>
              <table:table-cell office:value-type="float" office:value="0.031117030661061">
                <text:p>0.03111703066106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.5000000000007">
                <text:p>79.5000000000007</text:p>
              </table:table-cell>
              <table:table-cell office:value-type="float" office:value="0.0309618338231771">
                <text:p>0.030961833823177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.6000000000007">
                <text:p>79.6000000000007</text:p>
              </table:table-cell>
              <table:table-cell office:value-type="float" office:value="0.0308074110327513">
                <text:p>0.030807411032751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.7000000000007">
                <text:p>79.7000000000007</text:p>
              </table:table-cell>
              <table:table-cell office:value-type="float" office:value="0.0306537584292058">
                <text:p>0.030653758429205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.8000000000007">
                <text:p>79.8000000000007</text:p>
              </table:table-cell>
              <table:table-cell office:value-type="float" office:value="0.0305008721712177">
                <text:p>0.030500872171217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.9000000000007">
                <text:p>79.9000000000007</text:p>
              </table:table-cell>
              <table:table-cell office:value-type="float" office:value="0.0303487484366224">
                <text:p>0.030348748436622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.0000000000007">
                <text:p>80.0000000000007</text:p>
              </table:table-cell>
              <table:table-cell office:value-type="float" office:value="0.0301973834223187">
                <text:p>0.030197383422318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.1000000000007">
                <text:p>80.1000000000007</text:p>
              </table:table-cell>
              <table:table-cell office:value-type="float" office:value="0.0300467733441733">
                <text:p>0.030046773344173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.2000000000007">
                <text:p>80.2000000000007</text:p>
              </table:table-cell>
              <table:table-cell office:value-type="float" office:value="0.0298969144369265">
                <text:p>0.029896914436926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.3000000000007">
                <text:p>80.3000000000007</text:p>
              </table:table-cell>
              <table:table-cell office:value-type="float" office:value="0.0297478029540977">
                <text:p>0.029747802954097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.4000000000007">
                <text:p>80.4000000000007</text:p>
              </table:table-cell>
              <table:table-cell office:value-type="float" office:value="0.0295994351678922">
                <text:p>0.029599435167892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.5000000000007">
                <text:p>80.5000000000007</text:p>
              </table:table-cell>
              <table:table-cell office:value-type="float" office:value="0.0294518073691075">
                <text:p>0.029451807369107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.6000000000007">
                <text:p>80.6000000000007</text:p>
              </table:table-cell>
              <table:table-cell office:value-type="float" office:value="0.0293049158670409">
                <text:p>0.029304915867040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.7000000000007">
                <text:p>80.7000000000007</text:p>
              </table:table-cell>
              <table:table-cell office:value-type="float" office:value="0.0291587569893974">
                <text:p>0.029158756989397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.8000000000007">
                <text:p>80.8000000000007</text:p>
              </table:table-cell>
              <table:table-cell office:value-type="float" office:value="0.0290133270821972">
                <text:p>0.029013327082197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.9000000000007">
                <text:p>80.9000000000007</text:p>
              </table:table-cell>
              <table:table-cell office:value-type="float" office:value="0.0288686225096853">
                <text:p>0.028868622509685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.0000000000007">
                <text:p>81.0000000000007</text:p>
              </table:table-cell>
              <table:table-cell office:value-type="float" office:value="0.0287246396542396">
                <text:p>0.028724639654239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.1000000000007">
                <text:p>81.1000000000007</text:p>
              </table:table-cell>
              <table:table-cell office:value-type="float" office:value="0.0285813749162814">
                <text:p>0.028581374916281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.2000000000007">
                <text:p>81.2000000000007</text:p>
              </table:table-cell>
              <table:table-cell office:value-type="float" office:value="0.0284388247141847">
                <text:p>0.028438824714184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.3000000000007">
                <text:p>81.3000000000007</text:p>
              </table:table-cell>
              <table:table-cell office:value-type="float" office:value="0.028296985484187">
                <text:p>0.02829698548418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.4000000000007">
                <text:p>81.4000000000007</text:p>
              </table:table-cell>
              <table:table-cell office:value-type="float" office:value="0.0281558536803003">
                <text:p>0.028155853680300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.5000000000007">
                <text:p>81.5000000000007</text:p>
              </table:table-cell>
              <table:table-cell office:value-type="float" office:value="0.028015425774222">
                <text:p>0.02801542577422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.6000000000007">
                <text:p>81.6000000000007</text:p>
              </table:table-cell>
              <table:table-cell office:value-type="float" office:value="0.0278756982552472">
                <text:p>0.027875698255247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.7000000000007">
                <text:p>81.7000000000007</text:p>
              </table:table-cell>
              <table:table-cell office:value-type="float" office:value="0.0277366676301806">
                <text:p>0.027736667630180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.8000000000007">
                <text:p>81.8000000000007</text:p>
              </table:table-cell>
              <table:table-cell office:value-type="float" office:value="0.0275983304232494">
                <text:p>0.027598330423249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.9000000000007">
                <text:p>81.9000000000007</text:p>
              </table:table-cell>
              <table:table-cell office:value-type="float" office:value="0.0274606831760163">
                <text:p>0.027460683176016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.0000000000007">
                <text:p>82.0000000000007</text:p>
              </table:table-cell>
              <table:table-cell office:value-type="float" office:value="0.0273237224472927">
                <text:p>0.027323722447292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.1000000000007">
                <text:p>82.1000000000007</text:p>
              </table:table-cell>
              <table:table-cell office:value-type="float" office:value="0.0271874448130535">
                <text:p>0.027187444813053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.2000000000007">
                <text:p>82.2000000000007</text:p>
              </table:table-cell>
              <table:table-cell office:value-type="float" office:value="0.0270518468663506">
                <text:p>0.027051846866350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.3000000000007">
                <text:p>82.3000000000007</text:p>
              </table:table-cell>
              <table:table-cell office:value-type="float" office:value="0.0269169252172283">
                <text:p>0.026916925217228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.4000000000007">
                <text:p>82.4000000000007</text:p>
              </table:table-cell>
              <table:table-cell office:value-type="float" office:value="0.0267826764926383">
                <text:p>0.026782676492638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.5000000000007">
                <text:p>82.5000000000007</text:p>
              </table:table-cell>
              <table:table-cell office:value-type="float" office:value="0.0266490973363556">
                <text:p>0.026649097336355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.6000000000007">
                <text:p>82.6000000000007</text:p>
              </table:table-cell>
              <table:table-cell office:value-type="float" office:value="0.0265161844088943">
                <text:p>0.026516184408894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.7000000000007">
                <text:p>82.7000000000007</text:p>
              </table:table-cell>
              <table:table-cell office:value-type="float" office:value="0.0263839343874243">
                <text:p>0.026383934387424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.8000000000007">
                <text:p>82.8000000000007</text:p>
              </table:table-cell>
              <table:table-cell office:value-type="float" office:value="0.0262523439656881">
                <text:p>0.026252343965688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.9000000000007">
                <text:p>82.9000000000007</text:p>
              </table:table-cell>
              <table:table-cell office:value-type="float" office:value="0.0261214098539184">
                <text:p>0.026121409853918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.0000000000007">
                <text:p>83.0000000000007</text:p>
              </table:table-cell>
              <table:table-cell office:value-type="float" office:value="0.0259911287787555">
                <text:p>0.025991128778755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.1000000000007">
                <text:p>83.1000000000007</text:p>
              </table:table-cell>
              <table:table-cell office:value-type="float" office:value="0.0258614974831658">
                <text:p>0.025861497483165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.2000000000007">
                <text:p>83.2000000000007</text:p>
              </table:table-cell>
              <table:table-cell office:value-type="float" office:value="0.0257325127263601">
                <text:p>0.025732512726360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.3000000000007">
                <text:p>83.3000000000007</text:p>
              </table:table-cell>
              <table:table-cell office:value-type="float" office:value="0.0256041712837128">
                <text:p>0.025604171283712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.4000000000007">
                <text:p>83.4000000000007</text:p>
              </table:table-cell>
              <table:table-cell office:value-type="float" office:value="0.0254764699466812">
                <text:p>0.025476469946681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.5000000000007">
                <text:p>83.5000000000007</text:p>
              </table:table-cell>
              <table:table-cell office:value-type="float" office:value="0.0253494055227251">
                <text:p>0.025349405522725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.6000000000007">
                <text:p>83.6000000000007</text:p>
              </table:table-cell>
              <table:table-cell office:value-type="float" office:value="0.0252229748352274">
                <text:p>0.025222974835227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.7000000000007">
                <text:p>83.7000000000007</text:p>
              </table:table-cell>
              <table:table-cell office:value-type="float" office:value="0.0250971747234142">
                <text:p>0.025097174723414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.8000000000007">
                <text:p>83.8000000000007</text:p>
              </table:table-cell>
              <table:table-cell office:value-type="float" office:value="0.0249720020422763">
                <text:p>0.024972002042276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.9000000000007">
                <text:p>83.9000000000007</text:p>
              </table:table-cell>
              <table:table-cell office:value-type="float" office:value="0.0248474536624901">
                <text:p>0.024847453662490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.0000000000007">
                <text:p>84.0000000000007</text:p>
              </table:table-cell>
              <table:table-cell office:value-type="float" office:value="0.0247235264703395">
                <text:p>0.024723526470339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.1000000000007">
                <text:p>84.1000000000007</text:p>
              </table:table-cell>
              <table:table-cell office:value-type="float" office:value="0.0246002173676384">
                <text:p>0.024600217367638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.2000000000007">
                <text:p>84.2000000000007</text:p>
              </table:table-cell>
              <table:table-cell office:value-type="float" office:value="0.0244775232716528">
                <text:p>0.024477523271652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.3000000000007">
                <text:p>84.3000000000007</text:p>
              </table:table-cell>
              <table:table-cell office:value-type="float" office:value="0.0243554411150238">
                <text:p>0.024355441115023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.4000000000007">
                <text:p>84.4000000000007</text:p>
              </table:table-cell>
              <table:table-cell office:value-type="float" office:value="0.0242339678456913">
                <text:p>0.024233967845691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.5000000000007">
                <text:p>84.5000000000007</text:p>
              </table:table-cell>
              <table:table-cell office:value-type="float" office:value="0.024113100426817">
                <text:p>0.02411310042681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.6000000000007">
                <text:p>84.6000000000007</text:p>
              </table:table-cell>
              <table:table-cell office:value-type="float" office:value="0.0239928358367093">
                <text:p>0.023992835836709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.7000000000007">
                <text:p>84.7000000000007</text:p>
              </table:table-cell>
              <table:table-cell office:value-type="float" office:value="0.0238731710687472">
                <text:p>0.023873171068747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.8000000000007">
                <text:p>84.8000000000007</text:p>
              </table:table-cell>
              <table:table-cell office:value-type="float" office:value="0.0237541031313051">
                <text:p>0.023754103131305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.9000000000007">
                <text:p>84.9000000000007</text:p>
              </table:table-cell>
              <table:table-cell office:value-type="float" office:value="0.0236356290476786">
                <text:p>0.023635629047678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.0000000000007">
                <text:p>85.0000000000007</text:p>
              </table:table-cell>
              <table:table-cell office:value-type="float" office:value="0.0235177458560092">
                <text:p>0.023517745856009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.1000000000007">
                <text:p>85.1000000000007</text:p>
              </table:table-cell>
              <table:table-cell office:value-type="float" office:value="0.0234004506092112">
                <text:p>0.023400450609211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.2000000000007">
                <text:p>85.2000000000007</text:p>
              </table:table-cell>
              <table:table-cell office:value-type="float" office:value="0.0232837403748971">
                <text:p>0.023283740374897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.3000000000007">
                <text:p>85.3000000000007</text:p>
              </table:table-cell>
              <table:table-cell office:value-type="float" office:value="0.0231676122353052">
                <text:p>0.023167612235305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.4000000000007">
                <text:p>85.4000000000007</text:p>
              </table:table-cell>
              <table:table-cell office:value-type="float" office:value="0.0230520632872257">
                <text:p>0.023052063287225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.5000000000007">
                <text:p>85.5000000000007</text:p>
              </table:table-cell>
              <table:table-cell office:value-type="float" office:value="0.0229370906419291">
                <text:p>0.022937090641929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.6000000000007">
                <text:p>85.6000000000007</text:p>
              </table:table-cell>
              <table:table-cell office:value-type="float" office:value="0.0228226914250931">
                <text:p>0.022822691425093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.7000000000007">
                <text:p>85.7000000000007</text:p>
              </table:table-cell>
              <table:table-cell office:value-type="float" office:value="0.0227088627767315">
                <text:p>0.022708862776731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.8000000000007">
                <text:p>85.8000000000007</text:p>
              </table:table-cell>
              <table:table-cell office:value-type="float" office:value="0.022595601851122">
                <text:p>0.02259560185112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.9000000000007">
                <text:p>85.9000000000007</text:p>
              </table:table-cell>
              <table:table-cell office:value-type="float" office:value="0.0224829058167357">
                <text:p>0.022482905816735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.0000000000007">
                <text:p>86.0000000000007</text:p>
              </table:table-cell>
              <table:table-cell office:value-type="float" office:value="0.0223707718561657">
                <text:p>0.022370771856165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.1000000000007">
                <text:p>86.1000000000007</text:p>
              </table:table-cell>
              <table:table-cell office:value-type="float" office:value="0.0222591971660573">
                <text:p>0.022259197166057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.2000000000007">
                <text:p>86.2000000000007</text:p>
              </table:table-cell>
              <table:table-cell office:value-type="float" office:value="0.0221481789570374">
                <text:p>0.022148178957037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.3000000000007">
                <text:p>86.3000000000007</text:p>
              </table:table-cell>
              <table:table-cell office:value-type="float" office:value="0.022037714453645">
                <text:p>0.02203771445364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.4000000000007">
                <text:p>86.4000000000007</text:p>
              </table:table-cell>
              <table:table-cell office:value-type="float" office:value="0.0219278008942617">
                <text:p>0.021927800894261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.5000000000007">
                <text:p>86.5000000000007</text:p>
              </table:table-cell>
              <table:table-cell office:value-type="float" office:value="0.0218184355310429">
                <text:p>0.021818435531042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.6000000000007">
                <text:p>86.6000000000007</text:p>
              </table:table-cell>
              <table:table-cell office:value-type="float" office:value="0.0217096156298487">
                <text:p>0.021709615629848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.7000000000007">
                <text:p>86.7000000000007</text:p>
              </table:table-cell>
              <table:table-cell office:value-type="float" office:value="0.021601338470176">
                <text:p>0.02160133847017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.8000000000007">
                <text:p>86.8000000000007</text:p>
              </table:table-cell>
              <table:table-cell office:value-type="float" office:value="0.02149360134509">
                <text:p>0.0214936013450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.9000000000007">
                <text:p>86.9000000000007</text:p>
              </table:table-cell>
              <table:table-cell office:value-type="float" office:value="0.0213864015611572">
                <text:p>0.021386401561157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.0000000000007">
                <text:p>87.0000000000007</text:p>
              </table:table-cell>
              <table:table-cell office:value-type="float" office:value="0.0212797364383773">
                <text:p>0.021279736438377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.1000000000007">
                <text:p>87.1000000000007</text:p>
              </table:table-cell>
              <table:table-cell office:value-type="float" office:value="0.0211736033101167">
                <text:p>0.021173603310116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.2000000000007">
                <text:p>87.2000000000007</text:p>
              </table:table-cell>
              <table:table-cell office:value-type="float" office:value="0.0210679995230416">
                <text:p>0.021067999523041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.3000000000007">
                <text:p>87.3000000000007</text:p>
              </table:table-cell>
              <table:table-cell office:value-type="float" office:value="0.0209629224370518">
                <text:p>0.020962922437051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.4000000000007">
                <text:p>87.4000000000007</text:p>
              </table:table-cell>
              <table:table-cell office:value-type="float" office:value="0.0208583694252148">
                <text:p>0.020858369425214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.5000000000007">
                <text:p>87.5000000000007</text:p>
              </table:table-cell>
              <table:table-cell office:value-type="float" office:value="0.0207543378736999">
                <text:p>0.020754337873699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.6000000000007">
                <text:p>87.6000000000007</text:p>
              </table:table-cell>
              <table:table-cell office:value-type="float" office:value="0.0206508251817127">
                <text:p>0.020650825181712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.7000000000007">
                <text:p>87.7000000000007</text:p>
              </table:table-cell>
              <table:table-cell office:value-type="float" office:value="0.0205478287614306">
                <text:p>0.020547828761430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.8000000000007">
                <text:p>87.8000000000007</text:p>
              </table:table-cell>
              <table:table-cell office:value-type="float" office:value="0.0204453460379378">
                <text:p>0.020445346037937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.9000000000007">
                <text:p>87.9000000000007</text:p>
              </table:table-cell>
              <table:table-cell office:value-type="float" office:value="0.0203433744491608">
                <text:p>0.020343374449160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.0000000000007">
                <text:p>88.0000000000007</text:p>
              </table:table-cell>
              <table:table-cell office:value-type="float" office:value="0.0202419114458045">
                <text:p>0.020241911445804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.1000000000007">
                <text:p>88.1000000000007</text:p>
              </table:table-cell>
              <table:table-cell office:value-type="float" office:value="0.0201409544912887">
                <text:p>0.020140954491288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.2000000000008">
                <text:p>88.2000000000008</text:p>
              </table:table-cell>
              <table:table-cell office:value-type="float" office:value="0.0200405010616841">
                <text:p>0.020040501061684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.3000000000007">
                <text:p>88.3000000000007</text:p>
              </table:table-cell>
              <table:table-cell office:value-type="float" office:value="0.0199405486456499">
                <text:p>0.019940548645649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.4000000000007">
                <text:p>88.4000000000007</text:p>
              </table:table-cell>
              <table:table-cell office:value-type="float" office:value="0.0198410947443704">
                <text:p>0.019841094744370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.5000000000007">
                <text:p>88.5000000000007</text:p>
              </table:table-cell>
              <table:table-cell office:value-type="float" office:value="0.0197421368714929">
                <text:p>0.019742136871492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.6000000000007">
                <text:p>88.6000000000007</text:p>
              </table:table-cell>
              <table:table-cell office:value-type="float" office:value="0.0196436725530654">
                <text:p>0.019643672553065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.7000000000007">
                <text:p>88.7000000000007</text:p>
              </table:table-cell>
              <table:table-cell office:value-type="float" office:value="0.0195456993274749">
                <text:p>0.019545699327474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.8000000000008">
                <text:p>88.8000000000008</text:p>
              </table:table-cell>
              <table:table-cell office:value-type="float" office:value="0.0194482147453855">
                <text:p>0.019448214745385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.9000000000008">
                <text:p>88.9000000000008</text:p>
              </table:table-cell>
              <table:table-cell office:value-type="float" office:value="0.0193512163696777">
                <text:p>0.019351216369677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.0000000000008">
                <text:p>89.0000000000008</text:p>
              </table:table-cell>
              <table:table-cell office:value-type="float" office:value="0.019254701775387">
                <text:p>0.01925470177538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.1000000000008">
                <text:p>89.1000000000008</text:p>
              </table:table-cell>
              <table:table-cell office:value-type="float" office:value="0.0191586685496436">
                <text:p>0.019158668549643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.2000000000008">
                <text:p>89.2000000000008</text:p>
              </table:table-cell>
              <table:table-cell office:value-type="float" office:value="0.0190631142916118">
                <text:p>0.019063114291611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.3000000000007">
                <text:p>89.3000000000007</text:p>
              </table:table-cell>
              <table:table-cell office:value-type="float" office:value="0.0189680366124301">
                <text:p>0.018968036612430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.4000000000008">
                <text:p>89.4000000000008</text:p>
              </table:table-cell>
              <table:table-cell office:value-type="float" office:value="0.0188734331351516">
                <text:p>0.018873433135151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.5000000000008">
                <text:p>89.5000000000008</text:p>
              </table:table-cell>
              <table:table-cell office:value-type="float" office:value="0.0187793014946845">
                <text:p>0.018779301494684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.6000000000008">
                <text:p>89.6000000000008</text:p>
              </table:table-cell>
              <table:table-cell office:value-type="float" office:value="0.0186856393377329">
                <text:p>0.018685639337732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.7000000000008">
                <text:p>89.7000000000008</text:p>
              </table:table-cell>
              <table:table-cell office:value-type="float" office:value="0.0185924443227379">
                <text:p>0.018592444322737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.8000000000008">
                <text:p>89.8000000000008</text:p>
              </table:table-cell>
              <table:table-cell office:value-type="float" office:value="0.0184997141198194">
                <text:p>0.018499714119819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.9000000000008">
                <text:p>89.9000000000008</text:p>
              </table:table-cell>
              <table:table-cell office:value-type="float" office:value="0.0184074464107173">
                <text:p>0.018407446410717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.0000000000007">
                <text:p>90.0000000000007</text:p>
              </table:table-cell>
              <table:table-cell office:value-type="float" office:value="0.0183156388887343">
                <text:p>0.018315638888734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.1000000000008">
                <text:p>90.1000000000008</text:p>
              </table:table-cell>
              <table:table-cell office:value-type="float" office:value="0.0182242892586774">
                <text:p>0.018224289258677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.2000000000008">
                <text:p>90.2000000000008</text:p>
              </table:table-cell>
              <table:table-cell office:value-type="float" office:value="0.0181333952368012">
                <text:p>0.018133395236801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.3000000000008">
                <text:p>90.3000000000008</text:p>
              </table:table-cell>
              <table:table-cell office:value-type="float" office:value="0.0180429545507503">
                <text:p>0.018042954550750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.4000000000008">
                <text:p>90.4000000000008</text:p>
              </table:table-cell>
              <table:table-cell office:value-type="float" office:value="0.017952964939503">
                <text:p>0.01795296493950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.5000000000008">
                <text:p>90.5000000000008</text:p>
              </table:table-cell>
              <table:table-cell office:value-type="float" office:value="0.0178634241533142">
                <text:p>0.017863424153314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.6000000000008">
                <text:p>90.6000000000008</text:p>
              </table:table-cell>
              <table:table-cell office:value-type="float" office:value="0.0177743299536596">
                <text:p>0.017774329953659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.7000000000008">
                <text:p>90.7000000000008</text:p>
              </table:table-cell>
              <table:table-cell office:value-type="float" office:value="0.0176856801131795">
                <text:p>0.017685680113179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.8000000000008">
                <text:p>90.8000000000008</text:p>
              </table:table-cell>
              <table:table-cell office:value-type="float" office:value="0.0175974724156235">
                <text:p>0.017597472415623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.9000000000008">
                <text:p>90.9000000000008</text:p>
              </table:table-cell>
              <table:table-cell office:value-type="float" office:value="0.0175097046557944">
                <text:p>0.017509704655794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.0000000000008">
                <text:p>91.0000000000008</text:p>
              </table:table-cell>
              <table:table-cell office:value-type="float" office:value="0.0174223746394936">
                <text:p>0.017422374639493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.1000000000008">
                <text:p>91.1000000000008</text:p>
              </table:table-cell>
              <table:table-cell office:value-type="float" office:value="0.0173354801834663">
                <text:p>0.017335480183466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.2000000000008">
                <text:p>91.2000000000008</text:p>
              </table:table-cell>
              <table:table-cell office:value-type="float" office:value="0.0172490191153464">
                <text:p>0.017249019115346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.3000000000008">
                <text:p>91.3000000000008</text:p>
              </table:table-cell>
              <table:table-cell office:value-type="float" office:value="0.0171629892736028">
                <text:p>0.017162989273602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.4000000000008">
                <text:p>91.4000000000008</text:p>
              </table:table-cell>
              <table:table-cell office:value-type="float" office:value="0.0170773885074849">
                <text:p>0.017077388507484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.5000000000008">
                <text:p>91.5000000000008</text:p>
              </table:table-cell>
              <table:table-cell office:value-type="float" office:value="0.0169922146769692">
                <text:p>0.016992214676969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.6000000000008">
                <text:p>91.6000000000008</text:p>
              </table:table-cell>
              <table:table-cell office:value-type="float" office:value="0.0169074656527054">
                <text:p>0.016907465652705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.7000000000008">
                <text:p>91.7000000000008</text:p>
              </table:table-cell>
              <table:table-cell office:value-type="float" office:value="0.0168231393159635">
                <text:p>0.016823139315963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.8000000000008">
                <text:p>91.8000000000008</text:p>
              </table:table-cell>
              <table:table-cell office:value-type="float" office:value="0.0167392335585807">
                <text:p>0.016739233558580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.9000000000008">
                <text:p>91.9000000000008</text:p>
              </table:table-cell>
              <table:table-cell office:value-type="float" office:value="0.0166557462829088">
                <text:p>0.016655746282908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.0000000000008">
                <text:p>92.0000000000008</text:p>
              </table:table-cell>
              <table:table-cell office:value-type="float" office:value="0.0165726754017613">
                <text:p>0.016572675401761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.1000000000008">
                <text:p>92.1000000000008</text:p>
              </table:table-cell>
              <table:table-cell office:value-type="float" office:value="0.0164900188383621">
                <text:p>0.016490018838362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.2000000000008">
                <text:p>92.2000000000008</text:p>
              </table:table-cell>
              <table:table-cell office:value-type="float" office:value="0.0164077745262927">
                <text:p>0.016407774526292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.3000000000008">
                <text:p>92.3000000000008</text:p>
              </table:table-cell>
              <table:table-cell office:value-type="float" office:value="0.0163259404094411">
                <text:p>0.016325940409441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.4000000000008">
                <text:p>92.4000000000008</text:p>
              </table:table-cell>
              <table:table-cell office:value-type="float" office:value="0.01624451444195">
                <text:p>0.0162445144419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.5000000000008">
                <text:p>92.5000000000008</text:p>
              </table:table-cell>
              <table:table-cell office:value-type="float" office:value="0.016163494588166">
                <text:p>0.01616349458816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.6000000000008">
                <text:p>92.6000000000008</text:p>
              </table:table-cell>
              <table:table-cell office:value-type="float" office:value="0.0160828788225885">
                <text:p>0.016082878822588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.7000000000008">
                <text:p>92.7000000000008</text:p>
              </table:table-cell>
              <table:table-cell office:value-type="float" office:value="0.0160026651298193">
                <text:p>0.016002665129819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.8000000000008">
                <text:p>92.8000000000008</text:p>
              </table:table-cell>
              <table:table-cell office:value-type="float" office:value="0.0159228515045118">
                <text:p>0.015922851504511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.9000000000008">
                <text:p>92.9000000000008</text:p>
              </table:table-cell>
              <table:table-cell office:value-type="float" office:value="0.0158434359513212">
                <text:p>0.015843435951321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.0000000000008">
                <text:p>93.0000000000008</text:p>
              </table:table-cell>
              <table:table-cell office:value-type="float" office:value="0.0157644164848546">
                <text:p>0.015764416484854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.1000000000008">
                <text:p>93.1000000000008</text:p>
              </table:table-cell>
              <table:table-cell office:value-type="float" office:value="0.0156857911296211">
                <text:p>0.015685791129621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.2000000000008">
                <text:p>93.2000000000008</text:p>
              </table:table-cell>
              <table:table-cell office:value-type="float" office:value="0.0156075579199829">
                <text:p>0.015607557919982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.3000000000008">
                <text:p>93.3000000000008</text:p>
              </table:table-cell>
              <table:table-cell office:value-type="float" office:value="0.0155297149001056">
                <text:p>0.015529714900105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.4000000000008">
                <text:p>93.4000000000008</text:p>
              </table:table-cell>
              <table:table-cell office:value-type="float" office:value="0.0154522601239096">
                <text:p>0.015452260123909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.5000000000008">
                <text:p>93.5000000000008</text:p>
              </table:table-cell>
              <table:table-cell office:value-type="float" office:value="0.0153751916550215">
                <text:p>0.015375191655021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.6000000000008">
                <text:p>93.6000000000008</text:p>
              </table:table-cell>
              <table:table-cell office:value-type="float" office:value="0.0152985075667256">
                <text:p>0.015298507566725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.7000000000008">
                <text:p>93.7000000000008</text:p>
              </table:table-cell>
              <table:table-cell office:value-type="float" office:value="0.0152222059419157">
                <text:p>0.015222205941915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.8000000000008">
                <text:p>93.8000000000008</text:p>
              </table:table-cell>
              <table:table-cell office:value-type="float" office:value="0.0151462848730471">
                <text:p>0.015146284873047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.9000000000008">
                <text:p>93.9000000000008</text:p>
              </table:table-cell>
              <table:table-cell office:value-type="float" office:value="0.0150707424620892">
                <text:p>0.015070742462089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.0000000000008">
                <text:p>94.0000000000008</text:p>
              </table:table-cell>
              <table:table-cell office:value-type="float" office:value="0.0149955768204778">
                <text:p>0.014995576820477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.1000000000008">
                <text:p>94.1000000000008</text:p>
              </table:table-cell>
              <table:table-cell office:value-type="float" office:value="0.0149207860690679">
                <text:p>0.014920786069067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.2000000000008">
                <text:p>94.2000000000008</text:p>
              </table:table-cell>
              <table:table-cell office:value-type="float" office:value="0.0148463683380869">
                <text:p>0.014846368338086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.3000000000008">
                <text:p>94.3000000000008</text:p>
              </table:table-cell>
              <table:table-cell office:value-type="float" office:value="0.0147723217670876">
                <text:p>0.014772321767087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.4000000000008">
                <text:p>94.4000000000008</text:p>
              </table:table-cell>
              <table:table-cell office:value-type="float" office:value="0.0146986445049019">
                <text:p>0.014698644504901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.5000000000008">
                <text:p>94.5000000000008</text:p>
              </table:table-cell>
              <table:table-cell office:value-type="float" office:value="0.0146253347095943">
                <text:p>0.014625334709594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.6000000000008">
                <text:p>94.6000000000008</text:p>
              </table:table-cell>
              <table:table-cell office:value-type="float" office:value="0.0145523905484162">
                <text:p>0.014552390548416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.7000000000008">
                <text:p>94.7000000000008</text:p>
              </table:table-cell>
              <table:table-cell office:value-type="float" office:value="0.0144798101977598">
                <text:p>0.014479810197759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.8000000000008">
                <text:p>94.8000000000008</text:p>
              </table:table-cell>
              <table:table-cell office:value-type="float" office:value="0.0144075918431124">
                <text:p>0.014407591843112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.9000000000008">
                <text:p>94.9000000000008</text:p>
              </table:table-cell>
              <table:table-cell office:value-type="float" office:value="0.0143357336790116">
                <text:p>0.014335733679011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.0000000000008">
                <text:p>95.0000000000008</text:p>
              </table:table-cell>
              <table:table-cell office:value-type="float" office:value="0.0142642339089993">
                <text:p>0.014264233908999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.1000000000008">
                <text:p>95.1000000000008</text:p>
              </table:table-cell>
              <table:table-cell office:value-type="float" office:value="0.0141930907455778">
                <text:p>0.014193090745577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.2000000000008">
                <text:p>95.2000000000008</text:p>
              </table:table-cell>
              <table:table-cell office:value-type="float" office:value="0.014122302410164">
                <text:p>0.01412230241016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.3000000000008">
                <text:p>95.3000000000008</text:p>
              </table:table-cell>
              <table:table-cell office:value-type="float" office:value="0.0140518671330461">
                <text:p>0.014051867133046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.4000000000008">
                <text:p>95.4000000000008</text:p>
              </table:table-cell>
              <table:table-cell office:value-type="float" office:value="0.0139817831533384">
                <text:p>0.013981783153338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.5000000000008">
                <text:p>95.5000000000008</text:p>
              </table:table-cell>
              <table:table-cell office:value-type="float" office:value="0.0139120487189377">
                <text:p>0.013912048718937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.6000000000008">
                <text:p>95.6000000000008</text:p>
              </table:table-cell>
              <table:table-cell office:value-type="float" office:value="0.0138426620864796">
                <text:p>0.013842662086479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.7000000000008">
                <text:p>95.7000000000008</text:p>
              </table:table-cell>
              <table:table-cell office:value-type="float" office:value="0.0137736215212946">
                <text:p>0.013773621521294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.8000000000008">
                <text:p>95.8000000000008</text:p>
              </table:table-cell>
              <table:table-cell office:value-type="float" office:value="0.013704925297365">
                <text:p>0.01370492529736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.9000000000008">
                <text:p>95.9000000000008</text:p>
              </table:table-cell>
              <table:table-cell office:value-type="float" office:value="0.0136365716972817">
                <text:p>0.013636571697281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.0000000000008">
                <text:p>96.0000000000008</text:p>
              </table:table-cell>
              <table:table-cell office:value-type="float" office:value="0.013568559012201">
                <text:p>0.01356855901220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.1000000000008">
                <text:p>96.1000000000008</text:p>
              </table:table-cell>
              <table:table-cell office:value-type="float" office:value="0.0135008855418023">
                <text:p>0.013500885541802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.2000000000008">
                <text:p>96.2000000000008</text:p>
              </table:table-cell>
              <table:table-cell office:value-type="float" office:value="0.0134335495942454">
                <text:p>0.013433549594245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.3000000000008">
                <text:p>96.3000000000008</text:p>
              </table:table-cell>
              <table:table-cell office:value-type="float" office:value="0.013366549486128">
                <text:p>0.01336654948612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.4000000000008">
                <text:p>96.4000000000008</text:p>
              </table:table-cell>
              <table:table-cell office:value-type="float" office:value="0.0132998835424439">
                <text:p>0.013299883542443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.5000000000008">
                <text:p>96.5000000000008</text:p>
              </table:table-cell>
              <table:table-cell office:value-type="float" office:value="0.013233550096541">
                <text:p>0.01323355009654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.6000000000008">
                <text:p>96.6000000000008</text:p>
              </table:table-cell>
              <table:table-cell office:value-type="float" office:value="0.0131675474900798">
                <text:p>0.013167547490079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.7000000000008">
                <text:p>96.7000000000008</text:p>
              </table:table-cell>
              <table:table-cell office:value-type="float" office:value="0.0131018740729917">
                <text:p>0.013101874072991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.8000000000008">
                <text:p>96.8000000000008</text:p>
              </table:table-cell>
              <table:table-cell office:value-type="float" office:value="0.0130365282034378">
                <text:p>0.013036528203437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.9000000000008">
                <text:p>96.9000000000008</text:p>
              </table:table-cell>
              <table:table-cell office:value-type="float" office:value="0.012971508247768">
                <text:p>0.01297150824776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.0000000000008">
                <text:p>97.0000000000008</text:p>
              </table:table-cell>
              <table:table-cell office:value-type="float" office:value="0.01290681258048">
                <text:p>0.0129068125804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.1000000000008">
                <text:p>97.1000000000008</text:p>
              </table:table-cell>
              <table:table-cell office:value-type="float" office:value="0.0128424395841787">
                <text:p>0.012842439584178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.2000000000008">
                <text:p>97.2000000000008</text:p>
              </table:table-cell>
              <table:table-cell office:value-type="float" office:value="0.0127783876495358">
                <text:p>0.012778387649535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.3000000000008">
                <text:p>97.3000000000008</text:p>
              </table:table-cell>
              <table:table-cell office:value-type="float" office:value="0.0127146551752498">
                <text:p>0.012714655175249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.4000000000008">
                <text:p>97.4000000000008</text:p>
              </table:table-cell>
              <table:table-cell office:value-type="float" office:value="0.0126512405680054">
                <text:p>0.012651240568005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.5000000000008">
                <text:p>97.5000000000008</text:p>
              </table:table-cell>
              <table:table-cell office:value-type="float" office:value="0.0125881422424341">
                <text:p>0.012588142242434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.6000000000008">
                <text:p>97.6000000000008</text:p>
              </table:table-cell>
              <table:table-cell office:value-type="float" office:value="0.0125253586210745">
                <text:p>0.012525358621074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.7000000000009">
                <text:p>97.7000000000009</text:p>
              </table:table-cell>
              <table:table-cell office:value-type="float" office:value="0.0124628881343327">
                <text:p>0.012462888134332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.8000000000008">
                <text:p>97.8000000000008</text:p>
              </table:table-cell>
              <table:table-cell office:value-type="float" office:value="0.0124007292204435">
                <text:p>0.012400729220443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.9000000000008">
                <text:p>97.9000000000008</text:p>
              </table:table-cell>
              <table:table-cell office:value-type="float" office:value="0.0123388803254306">
                <text:p>0.012338880325430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.0000000000008">
                <text:p>98.0000000000008</text:p>
              </table:table-cell>
              <table:table-cell office:value-type="float" office:value="0.0122773399030685">
                <text:p>0.012277339903068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.1000000000008">
                <text:p>98.1000000000008</text:p>
              </table:table-cell>
              <table:table-cell office:value-type="float" office:value="0.0122161064148435">
                <text:p>0.012216106414843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.2000000000008">
                <text:p>98.2000000000008</text:p>
              </table:table-cell>
              <table:table-cell office:value-type="float" office:value="0.012155178329915">
                <text:p>0.01215517832991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.3000000000008">
                <text:p>98.3000000000008</text:p>
              </table:table-cell>
              <table:table-cell office:value-type="float" office:value="0.0120945541250779">
                <text:p>0.012094554125077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.4000000000009">
                <text:p>98.4000000000009</text:p>
              </table:table-cell>
              <table:table-cell office:value-type="float" office:value="0.0120342322847238">
                <text:p>0.012034232284723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.5000000000008">
                <text:p>98.5000000000008</text:p>
              </table:table-cell>
              <table:table-cell office:value-type="float" office:value="0.0119742113008037">
                <text:p>0.011974211300803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.6000000000009">
                <text:p>98.6000000000009</text:p>
              </table:table-cell>
              <table:table-cell office:value-type="float" office:value="0.0119144896727897">
                <text:p>0.011914489672789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.7000000000008">
                <text:p>98.7000000000008</text:p>
              </table:table-cell>
              <table:table-cell office:value-type="float" office:value="0.0118550659076381">
                <text:p>0.011855065907638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.8000000000008">
                <text:p>98.8000000000008</text:p>
              </table:table-cell>
              <table:table-cell office:value-type="float" office:value="0.0117959385197516">
                <text:p>0.011795938519751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.9000000000008">
                <text:p>98.9000000000008</text:p>
              </table:table-cell>
              <table:table-cell office:value-type="float" office:value="0.0117371060309425">
                <text:p>0.011737106030942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.0000000000009">
                <text:p>99.0000000000009</text:p>
              </table:table-cell>
              <table:table-cell office:value-type="float" office:value="0.0116785669703955">
                <text:p>0.011678566970395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.1000000000009">
                <text:p>99.1000000000009</text:p>
              </table:table-cell>
              <table:table-cell office:value-type="float" office:value="0.011620319874631">
                <text:p>0.01162031987463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.2000000000009">
                <text:p>99.2000000000009</text:p>
              </table:table-cell>
              <table:table-cell office:value-type="float" office:value="0.0115623632874686">
                <text:p>0.011562363287468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.3000000000009">
                <text:p>99.3000000000009</text:p>
              </table:table-cell>
              <table:table-cell office:value-type="float" office:value="0.0115046957599906">
                <text:p>0.011504695759990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.4000000000009">
                <text:p>99.4000000000009</text:p>
              </table:table-cell>
              <table:table-cell office:value-type="float" office:value="0.0114473158505058">
                <text:p>0.011447315850505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.5000000000008">
                <text:p>99.5000000000008</text:p>
              </table:table-cell>
              <table:table-cell office:value-type="float" office:value="0.0113902221245134">
                <text:p>0.011390222124513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.6000000000009">
                <text:p>99.6000000000009</text:p>
              </table:table-cell>
              <table:table-cell office:value-type="float" office:value="0.0113334131546675">
                <text:p>0.011333413154667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.7000000000009">
                <text:p>99.7000000000009</text:p>
              </table:table-cell>
              <table:table-cell office:value-type="float" office:value="0.0112768875207406">
                <text:p>0.011276887520740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.8000000000009">
                <text:p>99.8000000000009</text:p>
              </table:table-cell>
              <table:table-cell office:value-type="float" office:value="0.0112206438095892">
                <text:p>0.011220643809589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.9000000000009">
                <text:p>99.9000000000009</text:p>
              </table:table-cell>
              <table:table-cell office:value-type="float" office:value="0.0111646806151173">
                <text:p>0.011164680615117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.000000000001">
                <text:p>100.000000000001</text:p>
              </table:table-cell>
              <table:table-cell office:value-type="float" office:value="0.0111089965382424">
                <text:p>0.01110899653824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draw:stroke-dash="Fine_20_Dashed" svg:stroke-width="0.08cm" svg:stroke-color="#ff4000" draw:fill-color="#ff4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701cm" svg:height="5.081cm" xlink:href=".." xlink:type="simple" chart:class="chart:scatter" chart:style-name="ch1">
        <chart:plot-area chart:style-name="ch2" table:cell-range-address="Sheet1.A2:Sheet1.A1002 Sheet1.E2:Sheet1.E1002" chart:data-source-has-labels="row" svg:x="1.251cm" svg:y="0.101cm" svg:width="11.196cm" svg:height="3.912cm">
          <chartooo:coordinate-region svg:x="1.972cm" svg:y="0.305cm" svg:width="10.191cm" svg:height="3.054cm"/>
          <chart:axis chart:dimension="x" chart:name="primary-x" chart:style-name="ch3">
            <chart:title svg:x="6.745cm" svg:y="4.114cm" chart:style-name="ch4">
              <text:p>t</text:p>
            </chart:title>
            <chart:grid chart:style-name="ch5" chart:class="major"/>
          </chart:axis>
          <chart:axis chart:dimension="y" chart:name="primary-y" chart:style-name="ch3">
            <chart:title svg:x="0.451cm" svg:y="2.197cm" chart:style-name="ch6">
              <text:p>y</text:p>
            </chart:title>
            <chart:grid chart:style-name="ch5" chart:class="major"/>
          </chart:axis>
          <chart:series chart:style-name="ch7" chart:values-cell-range-address="Sheet1.E2:Sheet1.E1002" loext:label-string="&quot;Postsynaptic&quot;" chart:class="chart:scatter">
            <chart:domain table:cell-range-address="Sheet1.A2:Sheet1.A1002"/>
            <chart:data-point chart:repeated="10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stsynapti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002</svg:desc>
                </draw:g>
              </table:table-cell>
              <table:table-cell office:value-type="float" office:value="0">
                <text:p>0</text:p>
                <draw:g>
                  <svg:desc>Sheet1.E2:Sheet1.E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">
                <text:p>1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">
                <text:p>15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">
                <text:p>1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">
                <text:p>15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">
                <text:p>16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">
                <text:p>1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">
                <text:p>16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">
                <text:p>1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">
                <text:p>1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">
                <text:p>1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">
                <text:p>1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">
                <text:p>1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">
                <text:p>16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">
                <text:p>1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">
                <text:p>1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">
                <text:p>17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">
                <text:p>1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">
                <text:p>1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">
                <text:p>1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">
                <text:p>1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">
                <text:p>17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">
                <text:p>18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">
                <text:p>1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">
                <text:p>18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">
                <text:p>1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">
                <text:p>1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">
                <text:p>1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">
                <text:p>18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">
                <text:p>1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">
                <text:p>1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">
                <text:p>1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">
                <text:p>1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">
                <text:p>19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">
                <text:p>1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000000000001">
                <text:p>19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000000000001">
                <text:p>19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000000000001">
                <text:p>19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000000000001">
                <text:p>19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000000000001">
                <text:p>19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.0000000000001">
                <text:p>20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1000000000001">
                <text:p>20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000000000001">
                <text:p>20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000000000001">
                <text:p>20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4000000000001">
                <text:p>20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5000000000001">
                <text:p>20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6000000000001">
                <text:p>20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7000000000001">
                <text:p>20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8000000000001">
                <text:p>20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9000000000001">
                <text:p>20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.0000000000001">
                <text:p>21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1000000000001">
                <text:p>21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2000000000001">
                <text:p>21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3000000000001">
                <text:p>21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4000000000001">
                <text:p>21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5000000000001">
                <text:p>21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6000000000001">
                <text:p>21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7000000000001">
                <text:p>21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8000000000001">
                <text:p>21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9000000000001">
                <text:p>21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.0000000000001">
                <text:p>22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1000000000001">
                <text:p>22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2000000000001">
                <text:p>22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3000000000001">
                <text:p>22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4000000000001">
                <text:p>22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5000000000001">
                <text:p>22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6000000000001">
                <text:p>22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7000000000001">
                <text:p>22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8000000000001">
                <text:p>22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9000000000001">
                <text:p>22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.0000000000001">
                <text:p>23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1000000000001">
                <text:p>23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2000000000001">
                <text:p>23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3000000000001">
                <text:p>23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4000000000001">
                <text:p>23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5000000000001">
                <text:p>23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6000000000001">
                <text:p>23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7000000000001">
                <text:p>23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8000000000001">
                <text:p>23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9000000000001">
                <text:p>23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.0000000000001">
                <text:p>24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1000000000001">
                <text:p>24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2000000000001">
                <text:p>24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3000000000001">
                <text:p>24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4000000000001">
                <text:p>24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5000000000001">
                <text:p>24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6000000000001">
                <text:p>24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7000000000001">
                <text:p>24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8000000000001">
                <text:p>24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9000000000001">
                <text:p>24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.0000000000001">
                <text:p>25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1000000000001">
                <text:p>25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2000000000001">
                <text:p>25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3000000000001">
                <text:p>25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4000000000001">
                <text:p>25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5000000000001">
                <text:p>25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6000000000001">
                <text:p>25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7000000000001">
                <text:p>25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8000000000001">
                <text:p>25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.9000000000001">
                <text:p>25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.0000000000001">
                <text:p>26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1000000000001">
                <text:p>26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2000000000001">
                <text:p>26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3000000000001">
                <text:p>26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4000000000001">
                <text:p>26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5000000000001">
                <text:p>26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.6000000000001">
                <text:p>26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.7000000000001">
                <text:p>26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.8000000000001">
                <text:p>26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.9000000000001">
                <text:p>26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.0000000000001">
                <text:p>27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1000000000001">
                <text:p>27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2000000000001">
                <text:p>27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3000000000001">
                <text:p>27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4000000000001">
                <text:p>27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5000000000001">
                <text:p>27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6000000000001">
                <text:p>27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7000000000001">
                <text:p>27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.8000000000001">
                <text:p>27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9000000000001">
                <text:p>27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.0000000000001">
                <text:p>28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1000000000001">
                <text:p>28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2000000000001">
                <text:p>28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3000000000001">
                <text:p>28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4000000000001">
                <text:p>28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5000000000001">
                <text:p>28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6000000000001">
                <text:p>28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7000000000001">
                <text:p>28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8000000000001">
                <text:p>28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.9000000000001">
                <text:p>28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.0000000000001">
                <text:p>29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.1000000000001">
                <text:p>29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.2000000000001">
                <text:p>29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.3000000000001">
                <text:p>29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4000000000001">
                <text:p>29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5000000000001">
                <text:p>29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6000000000002">
                <text:p>29.6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7000000000002">
                <text:p>29.7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8000000000002">
                <text:p>29.8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.9000000000002">
                <text:p>29.9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.0000000000002">
                <text:p>30.00000000000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1000000000002">
                <text:p>30.1000000000002</text:p>
              </table:table-cell>
              <table:table-cell office:value-type="float" office:value="0.995012479192682">
                <text:p>0.99501247919268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.2000000000002">
                <text:p>30.2000000000002</text:p>
              </table:table-cell>
              <table:table-cell office:value-type="float" office:value="0.990049833749168">
                <text:p>0.99004983374916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.3000000000002">
                <text:p>30.3000000000002</text:p>
              </table:table-cell>
              <table:table-cell office:value-type="float" office:value="0.985111939603063">
                <text:p>0.98511193960306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.4000000000002">
                <text:p>30.4000000000002</text:p>
              </table:table-cell>
              <table:table-cell office:value-type="float" office:value="0.980198673306755">
                <text:p>0.98019867330675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5000000000002">
                <text:p>30.5000000000002</text:p>
              </table:table-cell>
              <table:table-cell office:value-type="float" office:value="0.975309912028333">
                <text:p>0.9753099120283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.6000000000002">
                <text:p>30.6000000000002</text:p>
              </table:table-cell>
              <table:table-cell office:value-type="float" office:value="0.970445533548508">
                <text:p>0.97044553354850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7000000000002">
                <text:p>30.7000000000002</text:p>
              </table:table-cell>
              <table:table-cell office:value-type="float" office:value="0.965605416257567">
                <text:p>0.96560541625756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.8000000000002">
                <text:p>30.8000000000002</text:p>
              </table:table-cell>
              <table:table-cell office:value-type="float" office:value="0.960789439152323">
                <text:p>0.96078943915232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.9000000000002">
                <text:p>30.9000000000002</text:p>
              </table:table-cell>
              <table:table-cell office:value-type="float" office:value="0.9559974818331">
                <text:p>0.955997481833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.0000000000002">
                <text:p>31.0000000000002</text:p>
              </table:table-cell>
              <table:table-cell office:value-type="float" office:value="0.951229424500714">
                <text:p>0.9512294245007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.1000000000002">
                <text:p>31.1000000000002</text:p>
              </table:table-cell>
              <table:table-cell office:value-type="float" office:value="0.946485147953484">
                <text:p>0.94648514795348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.2000000000002">
                <text:p>31.2000000000002</text:p>
              </table:table-cell>
              <table:table-cell office:value-type="float" office:value="0.941764533584249">
                <text:p>0.94176453358424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.3000000000002">
                <text:p>31.3000000000002</text:p>
              </table:table-cell>
              <table:table-cell office:value-type="float" office:value="0.937067463377404">
                <text:p>0.93706746337740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.4000000000002">
                <text:p>31.4000000000002</text:p>
              </table:table-cell>
              <table:table-cell office:value-type="float" office:value="0.932393819905948">
                <text:p>0.93239381990594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.5000000000002">
                <text:p>31.5000000000002</text:p>
              </table:table-cell>
              <table:table-cell office:value-type="float" office:value="0.927743486328553">
                <text:p>0.92774348632855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.6000000000002">
                <text:p>31.6000000000002</text:p>
              </table:table-cell>
              <table:table-cell office:value-type="float" office:value="0.923116346386636">
                <text:p>0.92311634638663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.7000000000002">
                <text:p>31.7000000000002</text:p>
              </table:table-cell>
              <table:table-cell office:value-type="float" office:value="0.918512284401458">
                <text:p>0.91851228440145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.8000000000002">
                <text:p>31.8000000000002</text:p>
              </table:table-cell>
              <table:table-cell office:value-type="float" office:value="0.913931185271228">
                <text:p>0.91393118527122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.9000000000002">
                <text:p>31.9000000000002</text:p>
              </table:table-cell>
              <table:table-cell office:value-type="float" office:value="0.909372934468232">
                <text:p>0.90937293446823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.0000000000002">
                <text:p>32.0000000000002</text:p>
              </table:table-cell>
              <table:table-cell office:value-type="float" office:value="0.90483741803596">
                <text:p>0.9048374180359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.1000000000002">
                <text:p>32.1000000000002</text:p>
              </table:table-cell>
              <table:table-cell office:value-type="float" office:value="0.900324522586266">
                <text:p>0.90032452258626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.2000000000002">
                <text:p>32.2000000000002</text:p>
              </table:table-cell>
              <table:table-cell office:value-type="float" office:value="0.895834135296528">
                <text:p>0.89583413529652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.3000000000002">
                <text:p>32.3000000000002</text:p>
              </table:table-cell>
              <table:table-cell office:value-type="float" office:value="0.891366143906832">
                <text:p>0.89136614390683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.4000000000002">
                <text:p>32.4000000000002</text:p>
              </table:table-cell>
              <table:table-cell office:value-type="float" office:value="0.886920436717158">
                <text:p>0.88692043671715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.5000000000002">
                <text:p>32.5000000000002</text:p>
              </table:table-cell>
              <table:table-cell office:value-type="float" office:value="0.882496902584596">
                <text:p>0.8824969025845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.6000000000002">
                <text:p>32.6000000000002</text:p>
              </table:table-cell>
              <table:table-cell office:value-type="float" office:value="0.878095430920562">
                <text:p>0.87809543092056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.7000000000002">
                <text:p>32.7000000000002</text:p>
              </table:table-cell>
              <table:table-cell office:value-type="float" office:value="0.873715911688035">
                <text:p>0.87371591168803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.8000000000002">
                <text:p>32.8000000000002</text:p>
              </table:table-cell>
              <table:table-cell office:value-type="float" office:value="0.869358235398806">
                <text:p>0.86935823539880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.9000000000002">
                <text:p>32.9000000000002</text:p>
              </table:table-cell>
              <table:table-cell office:value-type="float" office:value="0.865022293110742">
                <text:p>0.86502229311074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.0000000000002">
                <text:p>33.0000000000002</text:p>
              </table:table-cell>
              <table:table-cell office:value-type="float" office:value="0.860707976425058">
                <text:p>0.86070797642505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.1000000000002">
                <text:p>33.1000000000002</text:p>
              </table:table-cell>
              <table:table-cell office:value-type="float" office:value="0.856415177483614">
                <text:p>0.85641517748361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.2000000000002">
                <text:p>33.2000000000002</text:p>
              </table:table-cell>
              <table:table-cell office:value-type="float" office:value="0.852143788966212">
                <text:p>0.8521437889662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.3000000000002">
                <text:p>33.3000000000002</text:p>
              </table:table-cell>
              <table:table-cell office:value-type="float" office:value="0.847893704087916">
                <text:p>0.84789370408791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.4000000000002">
                <text:p>33.4000000000002</text:p>
              </table:table-cell>
              <table:table-cell office:value-type="float" office:value="0.843664816596384">
                <text:p>0.84366481659638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.5000000000002">
                <text:p>33.5000000000002</text:p>
              </table:table-cell>
              <table:table-cell office:value-type="float" office:value="0.839457020769208">
                <text:p>0.83945702076920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.6000000000002">
                <text:p>33.6000000000002</text:p>
              </table:table-cell>
              <table:table-cell office:value-type="float" office:value="0.835270211411272">
                <text:p>0.83527021141127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.7000000000002">
                <text:p>33.7000000000002</text:p>
              </table:table-cell>
              <table:table-cell office:value-type="float" office:value="0.831104283852126">
                <text:p>0.83110428385212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.8000000000002">
                <text:p>33.8000000000002</text:p>
              </table:table-cell>
              <table:table-cell office:value-type="float" office:value="0.826959133943363">
                <text:p>0.82695913394336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.9000000000002">
                <text:p>33.9000000000002</text:p>
              </table:table-cell>
              <table:table-cell office:value-type="float" office:value="0.822834658056019">
                <text:p>0.82283465805601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.0000000000002">
                <text:p>34.0000000000002</text:p>
              </table:table-cell>
              <table:table-cell office:value-type="float" office:value="0.818730753077982">
                <text:p>0.81873075307798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.1000000000002">
                <text:p>34.1000000000002</text:p>
              </table:table-cell>
              <table:table-cell office:value-type="float" office:value="0.814647316411415">
                <text:p>0.81464731641141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.2000000000002">
                <text:p>34.2000000000002</text:p>
              </table:table-cell>
              <table:table-cell office:value-type="float" office:value="0.810584245970187">
                <text:p>0.81058424597018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.3000000000002">
                <text:p>34.3000000000002</text:p>
              </table:table-cell>
              <table:table-cell office:value-type="float" office:value="0.806541440177327">
                <text:p>0.80654144017732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.4000000000002">
                <text:p>34.4000000000002</text:p>
              </table:table-cell>
              <table:table-cell office:value-type="float" office:value="0.802518797962479">
                <text:p>0.80251879796247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.5000000000002">
                <text:p>34.5000000000002</text:p>
              </table:table-cell>
              <table:table-cell office:value-type="float" office:value="0.798516218759378">
                <text:p>0.79851621875937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.6000000000002">
                <text:p>34.6000000000002</text:p>
              </table:table-cell>
              <table:table-cell office:value-type="float" office:value="0.794533602503334">
                <text:p>0.79453360250333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.7000000000002">
                <text:p>34.7000000000002</text:p>
              </table:table-cell>
              <table:table-cell office:value-type="float" office:value="0.790570849628736">
                <text:p>0.7905708496287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.8000000000002">
                <text:p>34.8000000000002</text:p>
              </table:table-cell>
              <table:table-cell office:value-type="float" office:value="0.786627861066554">
                <text:p>0.78662786106655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.9000000000002">
                <text:p>34.9000000000002</text:p>
              </table:table-cell>
              <table:table-cell office:value-type="float" office:value="0.782704538241869">
                <text:p>0.78270453824186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.0000000000002">
                <text:p>35.0000000000002</text:p>
              </table:table-cell>
              <table:table-cell office:value-type="float" office:value="0.778800783071405">
                <text:p>0.77880078307140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.1000000000002">
                <text:p>35.1000000000002</text:p>
              </table:table-cell>
              <table:table-cell office:value-type="float" office:value="0.774916497961082">
                <text:p>0.77491649796108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.2000000000002">
                <text:p>35.2000000000002</text:p>
              </table:table-cell>
              <table:table-cell office:value-type="float" office:value="0.771051585803567">
                <text:p>0.7710515858035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.3000000000002">
                <text:p>35.3000000000002</text:p>
              </table:table-cell>
              <table:table-cell office:value-type="float" office:value="0.767205949975856">
                <text:p>0.76720594997585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.4000000000002">
                <text:p>35.4000000000002</text:p>
              </table:table-cell>
              <table:table-cell office:value-type="float" office:value="0.763379494336854">
                <text:p>0.76337949433685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.5000000000002">
                <text:p>35.5000000000002</text:p>
              </table:table-cell>
              <table:table-cell office:value-type="float" office:value="0.759572123224969">
                <text:p>0.75957212322496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.6000000000002">
                <text:p>35.6000000000002</text:p>
              </table:table-cell>
              <table:table-cell office:value-type="float" office:value="0.755783741455726">
                <text:p>0.75578374145572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.7000000000002">
                <text:p>35.7000000000002</text:p>
              </table:table-cell>
              <table:table-cell office:value-type="float" office:value="0.752014254319383">
                <text:p>0.75201425431938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.8000000000002">
                <text:p>35.8000000000002</text:p>
              </table:table-cell>
              <table:table-cell office:value-type="float" office:value="0.748263567578566">
                <text:p>0.74826356757856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.9000000000002">
                <text:p>35.9000000000002</text:p>
              </table:table-cell>
              <table:table-cell office:value-type="float" office:value="0.74453158746591">
                <text:p>0.7445315874659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.0000000000002">
                <text:p>36.0000000000002</text:p>
              </table:table-cell>
              <table:table-cell office:value-type="float" office:value="0.740818220681718">
                <text:p>0.74081822068171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.1000000000002">
                <text:p>36.1000000000002</text:p>
              </table:table-cell>
              <table:table-cell office:value-type="float" office:value="0.737123374391628">
                <text:p>0.73712337439162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.2000000000002">
                <text:p>36.2000000000002</text:p>
              </table:table-cell>
              <table:table-cell office:value-type="float" office:value="0.73344695622429">
                <text:p>0.7334469562242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.3000000000002">
                <text:p>36.3000000000002</text:p>
              </table:table-cell>
              <table:table-cell office:value-type="float" office:value="0.729788874269057">
                <text:p>0.72978887426905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.4000000000002">
                <text:p>36.4000000000002</text:p>
              </table:table-cell>
              <table:table-cell office:value-type="float" office:value="0.726149037073692">
                <text:p>0.72614903707369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.5000000000002">
                <text:p>36.5000000000002</text:p>
              </table:table-cell>
              <table:table-cell office:value-type="float" office:value="0.722527353642073">
                <text:p>0.72252735364207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.6000000000002">
                <text:p>36.6000000000002</text:p>
              </table:table-cell>
              <table:table-cell office:value-type="float" office:value="0.718923733431927">
                <text:p>0.71892373343192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.7000000000002">
                <text:p>36.7000000000002</text:p>
              </table:table-cell>
              <table:table-cell office:value-type="float" office:value="0.715338086352561">
                <text:p>0.71533808635256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.8000000000002">
                <text:p>36.8000000000002</text:p>
              </table:table-cell>
              <table:table-cell office:value-type="float" office:value="0.71177032276261">
                <text:p>0.7117703227626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.9000000000002">
                <text:p>36.9000000000002</text:p>
              </table:table-cell>
              <table:table-cell office:value-type="float" office:value="0.708220353467801">
                <text:p>0.70822035346780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.0000000000002">
                <text:p>37.0000000000002</text:p>
              </table:table-cell>
              <table:table-cell office:value-type="float" office:value="0.704688089718714">
                <text:p>0.70468808971871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.1000000000002">
                <text:p>37.1000000000002</text:p>
              </table:table-cell>
              <table:table-cell office:value-type="float" office:value="0.701173443208573">
                <text:p>0.70117344320857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.2000000000002">
                <text:p>37.2000000000002</text:p>
              </table:table-cell>
              <table:table-cell office:value-type="float" office:value="0.697676326071032">
                <text:p>0.69767632607103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.3000000000002">
                <text:p>37.3000000000002</text:p>
              </table:table-cell>
              <table:table-cell office:value-type="float" office:value="0.694196650877979">
                <text:p>0.69419665087797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.4000000000002">
                <text:p>37.4000000000002</text:p>
              </table:table-cell>
              <table:table-cell office:value-type="float" office:value="0.690734330637355">
                <text:p>0.69073433063735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.5000000000002">
                <text:p>37.5000000000002</text:p>
              </table:table-cell>
              <table:table-cell office:value-type="float" office:value="0.687289278790973">
                <text:p>0.68728927879097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.6000000000002">
                <text:p>37.6000000000002</text:p>
              </table:table-cell>
              <table:table-cell office:value-type="float" office:value="0.683861409212356">
                <text:p>0.68386140921235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.7000000000002">
                <text:p>37.7000000000002</text:p>
              </table:table-cell>
              <table:table-cell office:value-type="float" office:value="0.680450636204588">
                <text:p>0.68045063620458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.8000000000002">
                <text:p>37.8000000000002</text:p>
              </table:table-cell>
              <table:table-cell office:value-type="float" office:value="0.677056874498165">
                <text:p>0.67705687449816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.9000000000002">
                <text:p>37.9000000000002</text:p>
              </table:table-cell>
              <table:table-cell office:value-type="float" office:value="0.673680039248868">
                <text:p>0.67368003924886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.0000000000002">
                <text:p>38.0000000000002</text:p>
              </table:table-cell>
              <table:table-cell office:value-type="float" office:value="0.67032004603564">
                <text:p>0.6703200460356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.1000000000002">
                <text:p>38.1000000000002</text:p>
              </table:table-cell>
              <table:table-cell office:value-type="float" office:value="0.666976810858475">
                <text:p>0.66697681085847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.2000000000002">
                <text:p>38.2000000000002</text:p>
              </table:table-cell>
              <table:table-cell office:value-type="float" office:value="0.66365025013632">
                <text:p>0.6636502501363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.3000000000002">
                <text:p>38.3000000000002</text:p>
              </table:table-cell>
              <table:table-cell office:value-type="float" office:value="0.660340280704984">
                <text:p>0.66034028070498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.4000000000002">
                <text:p>38.4000000000002</text:p>
              </table:table-cell>
              <table:table-cell office:value-type="float" office:value="0.657046819815057">
                <text:p>0.65704681981505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.5000000000002">
                <text:p>38.5000000000002</text:p>
              </table:table-cell>
              <table:table-cell office:value-type="float" office:value="0.653769785129848">
                <text:p>0.65376978512984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.6000000000002">
                <text:p>38.6000000000002</text:p>
              </table:table-cell>
              <table:table-cell office:value-type="float" office:value="0.650509094723317">
                <text:p>0.65050909472331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.7000000000002">
                <text:p>38.7000000000002</text:p>
              </table:table-cell>
              <table:table-cell office:value-type="float" office:value="0.647264667078035">
                <text:p>0.64726466707803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.8000000000002">
                <text:p>38.8000000000002</text:p>
              </table:table-cell>
              <table:table-cell office:value-type="float" office:value="0.644036421083142">
                <text:p>0.64403642108314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.9000000000002">
                <text:p>38.9000000000002</text:p>
              </table:table-cell>
              <table:table-cell office:value-type="float" office:value="0.64082427603232">
                <text:p>0.6408242760323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.0000000000002">
                <text:p>39.0000000000002</text:p>
              </table:table-cell>
              <table:table-cell office:value-type="float" office:value="0.637628151621774">
                <text:p>0.63762815162177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.1000000000002">
                <text:p>39.1000000000002</text:p>
              </table:table-cell>
              <table:table-cell office:value-type="float" office:value="0.634447967948229">
                <text:p>0.63444796794822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.2000000000002">
                <text:p>39.2000000000002</text:p>
              </table:table-cell>
              <table:table-cell office:value-type="float" office:value="0.631283645506927">
                <text:p>0.63128364550692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.3000000000003">
                <text:p>39.3000000000003</text:p>
              </table:table-cell>
              <table:table-cell office:value-type="float" office:value="0.628135105189642">
                <text:p>0.62813510518964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.4000000000002">
                <text:p>39.4000000000002</text:p>
              </table:table-cell>
              <table:table-cell office:value-type="float" office:value="0.625002268282702">
                <text:p>0.62500226828270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.5000000000003">
                <text:p>39.5000000000003</text:p>
              </table:table-cell>
              <table:table-cell office:value-type="float" office:value="0.621885056465021">
                <text:p>0.62188505646502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.6000000000002">
                <text:p>39.6000000000002</text:p>
              </table:table-cell>
              <table:table-cell office:value-type="float" office:value="0.618783391806142">
                <text:p>0.61878339180614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.7000000000002">
                <text:p>39.7000000000002</text:p>
              </table:table-cell>
              <table:table-cell office:value-type="float" office:value="0.615697196764286">
                <text:p>0.61569719676428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.8000000000003">
                <text:p>39.8000000000003</text:p>
              </table:table-cell>
              <table:table-cell office:value-type="float" office:value="0.612626394184417">
                <text:p>0.61262639418441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.9000000000003">
                <text:p>39.9000000000003</text:p>
              </table:table-cell>
              <table:table-cell office:value-type="float" office:value="0.60957090729631">
                <text:p>0.6095709072963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.0000000000003">
                <text:p>40.0000000000003</text:p>
              </table:table-cell>
              <table:table-cell office:value-type="float" office:value="0.606530659712634">
                <text:p>0.60653065971263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.1000000000003">
                <text:p>40.1000000000003</text:p>
              </table:table-cell>
              <table:table-cell office:value-type="float" office:value="0.603505575427041">
                <text:p>0.60350557542704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.2000000000003">
                <text:p>40.2000000000003</text:p>
              </table:table-cell>
              <table:table-cell office:value-type="float" office:value="0.600495578812267">
                <text:p>0.60049557881226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.3000000000003">
                <text:p>40.3000000000003</text:p>
              </table:table-cell>
              <table:table-cell office:value-type="float" office:value="0.597500594618238">
                <text:p>0.59750059461823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.4000000000003">
                <text:p>40.4000000000003</text:p>
              </table:table-cell>
              <table:table-cell office:value-type="float" office:value="0.594520547970195">
                <text:p>0.59452054797019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.5000000000003">
                <text:p>40.5000000000003</text:p>
              </table:table-cell>
              <table:table-cell office:value-type="float" office:value="0.591555364366816">
                <text:p>0.59155536436681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.6000000000003">
                <text:p>40.6000000000003</text:p>
              </table:table-cell>
              <table:table-cell office:value-type="float" office:value="0.588604969678356">
                <text:p>0.58860496967835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.7000000000003">
                <text:p>40.7000000000003</text:p>
              </table:table-cell>
              <table:table-cell office:value-type="float" office:value="0.585669290144794">
                <text:p>0.58566929014479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.8000000000003">
                <text:p>40.8000000000003</text:p>
              </table:table-cell>
              <table:table-cell office:value-type="float" office:value="0.58274825237399">
                <text:p>0.5827482523739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.9000000000003">
                <text:p>40.9000000000003</text:p>
              </table:table-cell>
              <table:table-cell office:value-type="float" office:value="0.579841783339847">
                <text:p>0.57984178333984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.0000000000003">
                <text:p>41.0000000000003</text:p>
              </table:table-cell>
              <table:table-cell office:value-type="float" office:value="0.576949810380487">
                <text:p>0.57694981038048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.1000000000003">
                <text:p>41.1000000000003</text:p>
              </table:table-cell>
              <table:table-cell office:value-type="float" office:value="0.574072261196437">
                <text:p>0.57407226119643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.2000000000003">
                <text:p>41.2000000000003</text:p>
              </table:table-cell>
              <table:table-cell office:value-type="float" office:value="0.571209063848816">
                <text:p>0.5712090638488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.3000000000003">
                <text:p>41.3000000000003</text:p>
              </table:table-cell>
              <table:table-cell office:value-type="float" office:value="0.568360146757541">
                <text:p>0.56836014675754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.4000000000003">
                <text:p>41.4000000000003</text:p>
              </table:table-cell>
              <table:table-cell office:value-type="float" office:value="0.565525438699538">
                <text:p>0.56552543869953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.5000000000003">
                <text:p>41.5000000000003</text:p>
              </table:table-cell>
              <table:table-cell office:value-type="float" office:value="0.562704868806956">
                <text:p>0.56270486880695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.6000000000003">
                <text:p>41.6000000000003</text:p>
              </table:table-cell>
              <table:table-cell office:value-type="float" office:value="0.559898366565403">
                <text:p>0.55989836656540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.7000000000003">
                <text:p>41.7000000000003</text:p>
              </table:table-cell>
              <table:table-cell office:value-type="float" office:value="0.557105861812175">
                <text:p>0.5571058618121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.8000000000003">
                <text:p>41.8000000000003</text:p>
              </table:table-cell>
              <table:table-cell office:value-type="float" office:value="0.554327284734508">
                <text:p>0.55432728473450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.9000000000003">
                <text:p>41.9000000000003</text:p>
              </table:table-cell>
              <table:table-cell office:value-type="float" office:value="0.551562565867831">
                <text:p>0.55156256586783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.0000000000003">
                <text:p>42.0000000000003</text:p>
              </table:table-cell>
              <table:table-cell office:value-type="float" office:value="0.548811636094027">
                <text:p>0.54881163609402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.1000000000003">
                <text:p>42.1000000000003</text:p>
              </table:table-cell>
              <table:table-cell office:value-type="float" office:value="0.54607442663971">
                <text:p>0.5460744266397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.2000000000003">
                <text:p>42.2000000000003</text:p>
              </table:table-cell>
              <table:table-cell office:value-type="float" office:value="0.543350869074501">
                <text:p>0.5433508690745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.3000000000003">
                <text:p>42.3000000000003</text:p>
              </table:table-cell>
              <table:table-cell office:value-type="float" office:value="0.540640895309317">
                <text:p>0.54064089530931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.4000000000003">
                <text:p>42.4000000000003</text:p>
              </table:table-cell>
              <table:table-cell office:value-type="float" office:value="0.537944437594675">
                <text:p>0.53794443759467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.5000000000003">
                <text:p>42.5000000000003</text:p>
              </table:table-cell>
              <table:table-cell office:value-type="float" office:value="0.535261428518991">
                <text:p>0.53526142851899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.6000000000003">
                <text:p>42.6000000000003</text:p>
              </table:table-cell>
              <table:table-cell office:value-type="float" office:value="0.532591801006898">
                <text:p>0.53259180100689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.7000000000003">
                <text:p>42.7000000000003</text:p>
              </table:table-cell>
              <table:table-cell office:value-type="float" office:value="0.529935488317569">
                <text:p>0.52993548831756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.8000000000003">
                <text:p>42.8000000000003</text:p>
              </table:table-cell>
              <table:table-cell office:value-type="float" office:value="0.527292424043049">
                <text:p>0.52729242404304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.9000000000003">
                <text:p>42.9000000000003</text:p>
              </table:table-cell>
              <table:table-cell office:value-type="float" office:value="0.524662542106594">
                <text:p>0.52466254210659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.0000000000003">
                <text:p>43.0000000000003</text:p>
              </table:table-cell>
              <table:table-cell office:value-type="float" office:value="0.522045776761017">
                <text:p>0.52204577676101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.1000000000003">
                <text:p>43.1000000000003</text:p>
              </table:table-cell>
              <table:table-cell office:value-type="float" office:value="0.519442062587049">
                <text:p>0.51944206258704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.2000000000003">
                <text:p>43.2000000000003</text:p>
              </table:table-cell>
              <table:table-cell office:value-type="float" office:value="0.5168513344917">
                <text:p>0.516851334491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.3000000000003">
                <text:p>43.3000000000003</text:p>
              </table:table-cell>
              <table:table-cell office:value-type="float" office:value="0.514273527706633">
                <text:p>0.51427352770663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.4000000000003">
                <text:p>43.4000000000003</text:p>
              </table:table-cell>
              <table:table-cell office:value-type="float" office:value="0.511708577786543">
                <text:p>0.51170857778654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.5000000000003">
                <text:p>43.5000000000003</text:p>
              </table:table-cell>
              <table:table-cell office:value-type="float" office:value="0.50915642060755">
                <text:p>0.5091564206075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.6000000000003">
                <text:p>43.6000000000003</text:p>
              </table:table-cell>
              <table:table-cell office:value-type="float" office:value="0.50661699236559">
                <text:p>0.5066169923655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.7000000000003">
                <text:p>43.7000000000003</text:p>
              </table:table-cell>
              <table:table-cell office:value-type="float" office:value="0.504090229574826">
                <text:p>0.50409022957482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.8000000000003">
                <text:p>43.8000000000003</text:p>
              </table:table-cell>
              <table:table-cell office:value-type="float" office:value="0.501576069066056">
                <text:p>0.50157606906605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.9000000000003">
                <text:p>43.9000000000003</text:p>
              </table:table-cell>
              <table:table-cell office:value-type="float" office:value="0.499074447985137">
                <text:p>0.49907444798513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.0000000000003">
                <text:p>44.0000000000003</text:p>
              </table:table-cell>
              <table:table-cell office:value-type="float" office:value="0.49658530379141">
                <text:p>0.4965853037914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.1000000000003">
                <text:p>44.1000000000003</text:p>
              </table:table-cell>
              <table:table-cell office:value-type="float" office:value="0.494108574256142">
                <text:p>0.49410857425614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.2000000000003">
                <text:p>44.2000000000003</text:p>
              </table:table-cell>
              <table:table-cell office:value-type="float" office:value="0.491644197460966">
                <text:p>0.49164419746096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.3000000000003">
                <text:p>44.3000000000003</text:p>
              </table:table-cell>
              <table:table-cell office:value-type="float" office:value="0.489192111796332">
                <text:p>0.48919211179633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.4000000000003">
                <text:p>44.4000000000003</text:p>
              </table:table-cell>
              <table:table-cell office:value-type="float" office:value="0.486752255959972">
                <text:p>0.48675225595997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.5000000000003">
                <text:p>44.5000000000003</text:p>
              </table:table-cell>
              <table:table-cell office:value-type="float" office:value="0.484324568955363">
                <text:p>0.48432456895536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.6000000000003">
                <text:p>44.6000000000003</text:p>
              </table:table-cell>
              <table:table-cell office:value-type="float" office:value="0.481908990090203">
                <text:p>0.48190899009020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.7000000000003">
                <text:p>44.7000000000003</text:p>
              </table:table-cell>
              <table:table-cell office:value-type="float" office:value="0.479505458974895">
                <text:p>0.47950545897489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.8000000000003">
                <text:p>44.8000000000003</text:p>
              </table:table-cell>
              <table:table-cell office:value-type="float" office:value="0.477113915521035">
                <text:p>0.47711391552103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.9000000000003">
                <text:p>44.9000000000003</text:p>
              </table:table-cell>
              <table:table-cell office:value-type="float" office:value="0.474734299939913">
                <text:p>0.47473429993991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.0000000000003">
                <text:p>45.0000000000003</text:p>
              </table:table-cell>
              <table:table-cell office:value-type="float" office:value="0.472366552741016">
                <text:p>0.47236655274101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.1000000000003">
                <text:p>45.1000000000003</text:p>
              </table:table-cell>
              <table:table-cell office:value-type="float" office:value="0.470010614730539">
                <text:p>0.47001061473053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.2000000000003">
                <text:p>45.2000000000003</text:p>
              </table:table-cell>
              <table:table-cell office:value-type="float" office:value="0.46766642700991">
                <text:p>0.4676664270099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.3000000000003">
                <text:p>45.3000000000003</text:p>
              </table:table-cell>
              <table:table-cell office:value-type="float" office:value="0.465333930974314">
                <text:p>0.46533393097431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.4000000000003">
                <text:p>45.4000000000003</text:p>
              </table:table-cell>
              <table:table-cell office:value-type="float" office:value="0.463013068311229">
                <text:p>0.46301306831122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.5000000000003">
                <text:p>45.5000000000003</text:p>
              </table:table-cell>
              <table:table-cell office:value-type="float" office:value="0.460703780998967">
                <text:p>0.46070378099896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.6000000000003">
                <text:p>45.6000000000003</text:p>
              </table:table-cell>
              <table:table-cell office:value-type="float" office:value="0.458406011305224">
                <text:p>0.45840601130522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.7000000000003">
                <text:p>45.7000000000003</text:p>
              </table:table-cell>
              <table:table-cell office:value-type="float" office:value="0.45611970178564">
                <text:p>0.4561197017856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.8000000000003">
                <text:p>45.8000000000003</text:p>
              </table:table-cell>
              <table:table-cell office:value-type="float" office:value="0.453844795282357">
                <text:p>0.45384479528235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.9000000000003">
                <text:p>45.9000000000003</text:p>
              </table:table-cell>
              <table:table-cell office:value-type="float" office:value="0.451581234922593">
                <text:p>0.45158123492259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.0000000000003">
                <text:p>46.0000000000003</text:p>
              </table:table-cell>
              <table:table-cell office:value-type="float" office:value="0.449328964117222">
                <text:p>0.44932896411722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.1000000000003">
                <text:p>46.1000000000003</text:p>
              </table:table-cell>
              <table:table-cell office:value-type="float" office:value="0.447087926559357">
                <text:p>0.44708792655935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.2000000000003">
                <text:p>46.2000000000003</text:p>
              </table:table-cell>
              <table:table-cell office:value-type="float" office:value="0.444858066222942">
                <text:p>0.44485806622294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.3000000000003">
                <text:p>46.3000000000003</text:p>
              </table:table-cell>
              <table:table-cell office:value-type="float" office:value="0.442639327361352">
                <text:p>0.44263932736135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.4000000000003">
                <text:p>46.4000000000003</text:p>
              </table:table-cell>
              <table:table-cell office:value-type="float" office:value="0.440431654506">
                <text:p>0.44043165450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.5000000000003">
                <text:p>46.5000000000003</text:p>
              </table:table-cell>
              <table:table-cell office:value-type="float" office:value="0.43823499246495">
                <text:p>0.4382349924649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.6000000000003">
                <text:p>46.6000000000003</text:p>
              </table:table-cell>
              <table:table-cell office:value-type="float" office:value="0.436049286321536">
                <text:p>0.43604928632153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.7000000000003">
                <text:p>46.7000000000003</text:p>
              </table:table-cell>
              <table:table-cell office:value-type="float" office:value="0.433874481432992">
                <text:p>0.43387448143299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.8000000000003">
                <text:p>46.8000000000003</text:p>
              </table:table-cell>
              <table:table-cell office:value-type="float" office:value="0.43171052342908">
                <text:p>0.4317105234290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.9000000000003">
                <text:p>46.9000000000003</text:p>
              </table:table-cell>
              <table:table-cell office:value-type="float" office:value="0.42955735821074">
                <text:p>0.4295573582107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.0000000000003">
                <text:p>47.0000000000003</text:p>
              </table:table-cell>
              <table:table-cell office:value-type="float" office:value="0.427414931948727">
                <text:p>0.42741493194872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.1000000000003">
                <text:p>47.1000000000003</text:p>
              </table:table-cell>
              <table:table-cell office:value-type="float" office:value="0.425283191082275">
                <text:p>0.42528319108227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.2000000000003">
                <text:p>47.2000000000003</text:p>
              </table:table-cell>
              <table:table-cell office:value-type="float" office:value="0.42316208231775">
                <text:p>0.4231620823177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.3000000000003">
                <text:p>47.3000000000003</text:p>
              </table:table-cell>
              <table:table-cell office:value-type="float" office:value="0.421051552627322">
                <text:p>0.42105155262732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.4000000000003">
                <text:p>47.4000000000003</text:p>
              </table:table-cell>
              <table:table-cell office:value-type="float" office:value="0.41895154924764">
                <text:p>0.4189515492476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.5000000000003">
                <text:p>47.5000000000003</text:p>
              </table:table-cell>
              <table:table-cell office:value-type="float" office:value="0.416862019678509">
                <text:p>0.41686201967850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.6000000000003">
                <text:p>47.6000000000003</text:p>
              </table:table-cell>
              <table:table-cell office:value-type="float" office:value="0.414782911681582">
                <text:p>0.41478291168158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.7000000000003">
                <text:p>47.7000000000003</text:p>
              </table:table-cell>
              <table:table-cell office:value-type="float" office:value="0.41271417327905">
                <text:p>0.4127141732790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.8000000000003">
                <text:p>47.8000000000003</text:p>
              </table:table-cell>
              <table:table-cell office:value-type="float" office:value="0.410655752752346">
                <text:p>0.41065575275234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.9000000000003">
                <text:p>47.9000000000003</text:p>
              </table:table-cell>
              <table:table-cell office:value-type="float" office:value="0.408607598640849">
                <text:p>0.40860759864084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.0000000000003">
                <text:p>48.0000000000003</text:p>
              </table:table-cell>
              <table:table-cell office:value-type="float" office:value="0.4065696597406">
                <text:p>0.406569659740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.1000000000003">
                <text:p>48.1000000000003</text:p>
              </table:table-cell>
              <table:table-cell office:value-type="float" office:value="0.40454188510302">
                <text:p>0.4045418851030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.2000000000003">
                <text:p>48.2000000000003</text:p>
              </table:table-cell>
              <table:table-cell office:value-type="float" office:value="0.402524224033637">
                <text:p>0.40252422403363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.3000000000003">
                <text:p>48.3000000000003</text:p>
              </table:table-cell>
              <table:table-cell office:value-type="float" office:value="0.40051662609082">
                <text:p>0.4005166260908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.4000000000003">
                <text:p>48.4000000000003</text:p>
              </table:table-cell>
              <table:table-cell office:value-type="float" office:value="0.398519041084515">
                <text:p>0.39851904108451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.5000000000003">
                <text:p>48.5000000000003</text:p>
              </table:table-cell>
              <table:table-cell office:value-type="float" office:value="0.396531419074994">
                <text:p>0.39653141907499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.6000000000003">
                <text:p>48.6000000000003</text:p>
              </table:table-cell>
              <table:table-cell office:value-type="float" office:value="0.394553710371602">
                <text:p>0.39455371037160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.7000000000004">
                <text:p>48.7000000000004</text:p>
              </table:table-cell>
              <table:table-cell office:value-type="float" office:value="0.392585865531519">
                <text:p>0.39258586553151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.8000000000003">
                <text:p>48.8000000000003</text:p>
              </table:table-cell>
              <table:table-cell office:value-type="float" office:value="0.390627835358522">
                <text:p>0.39062783535852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.9000000000003">
                <text:p>48.9000000000003</text:p>
              </table:table-cell>
              <table:table-cell office:value-type="float" office:value="0.388679570901754">
                <text:p>0.38867957090175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.0000000000004">
                <text:p>49.0000000000004</text:p>
              </table:table-cell>
              <table:table-cell office:value-type="float" office:value="0.386741023454502">
                <text:p>0.38674102345450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.1000000000004">
                <text:p>49.1000000000004</text:p>
              </table:table-cell>
              <table:table-cell office:value-type="float" office:value="0.384812144552979">
                <text:p>0.38481214455297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.2000000000004">
                <text:p>49.2000000000004</text:p>
              </table:table-cell>
              <table:table-cell office:value-type="float" office:value="0.382892885975113">
                <text:p>0.38289288597511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.3000000000004">
                <text:p>49.3000000000004</text:p>
              </table:table-cell>
              <table:table-cell office:value-type="float" office:value="0.380983199739338">
                <text:p>0.38098319973933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.4000000000004">
                <text:p>49.4000000000004</text:p>
              </table:table-cell>
              <table:table-cell office:value-type="float" office:value="0.379083038103399">
                <text:p>0.37908303810339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.5000000000004">
                <text:p>49.5000000000004</text:p>
              </table:table-cell>
              <table:table-cell office:value-type="float" office:value="0.377192353563158">
                <text:p>0.37719235356315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.6000000000003">
                <text:p>49.6000000000003</text:p>
              </table:table-cell>
              <table:table-cell office:value-type="float" office:value="0.3753110988514">
                <text:p>0.375311098851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.7000000000004">
                <text:p>49.7000000000004</text:p>
              </table:table-cell>
              <table:table-cell office:value-type="float" office:value="0.373439226936662">
                <text:p>0.37343922693666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.8000000000004">
                <text:p>49.8000000000004</text:p>
              </table:table-cell>
              <table:table-cell office:value-type="float" office:value="0.371576691022046">
                <text:p>0.37157669102204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.9000000000004">
                <text:p>49.9000000000004</text:p>
              </table:table-cell>
              <table:table-cell office:value-type="float" office:value="0.36972344454406">
                <text:p>0.3697234445440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.0000000000004">
                <text:p>50.0000000000004</text:p>
              </table:table-cell>
              <table:table-cell office:value-type="float" office:value="0.367879441171443">
                <text:p>0.36787944117144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.1000000000004">
                <text:p>50.1000000000004</text:p>
              </table:table-cell>
              <table:table-cell office:value-type="float" office:value="0.366044634804016">
                <text:p>0.36604463480401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.2000000000004">
                <text:p>50.2000000000004</text:p>
              </table:table-cell>
              <table:table-cell office:value-type="float" office:value="0.364218979571524">
                <text:p>0.36421897957152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.3000000000004">
                <text:p>50.3000000000004</text:p>
              </table:table-cell>
              <table:table-cell office:value-type="float" office:value="0.362402429832491">
                <text:p>0.36240242983249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.4000000000004">
                <text:p>50.4000000000004</text:p>
              </table:table-cell>
              <table:table-cell office:value-type="float" office:value="0.360594940173079">
                <text:p>0.36059494017307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.5000000000004">
                <text:p>50.5000000000004</text:p>
              </table:table-cell>
              <table:table-cell office:value-type="float" office:value="0.358796465405952">
                <text:p>0.35879646540595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.6000000000004">
                <text:p>50.6000000000004</text:p>
              </table:table-cell>
              <table:table-cell office:value-type="float" office:value="0.357006960569148">
                <text:p>0.35700696056914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.7000000000004">
                <text:p>50.7000000000004</text:p>
              </table:table-cell>
              <table:table-cell office:value-type="float" office:value="0.355226380924952">
                <text:p>0.35522638092495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.8000000000004">
                <text:p>50.8000000000004</text:p>
              </table:table-cell>
              <table:table-cell office:value-type="float" office:value="0.353454681958781">
                <text:p>0.35345468195878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.9000000000004">
                <text:p>50.9000000000004</text:p>
              </table:table-cell>
              <table:table-cell office:value-type="float" office:value="0.351691819378067">
                <text:p>0.35169181937806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.0000000000004">
                <text:p>51.0000000000004</text:p>
              </table:table-cell>
              <table:table-cell office:value-type="float" office:value="0.349937749111156">
                <text:p>0.34993774911115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.1000000000004">
                <text:p>51.1000000000004</text:p>
              </table:table-cell>
              <table:table-cell office:value-type="float" office:value="0.348192427306198">
                <text:p>0.34819242730619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.2000000000004">
                <text:p>51.2000000000004</text:p>
              </table:table-cell>
              <table:table-cell office:value-type="float" office:value="0.346455810330058">
                <text:p>0.34645581033005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.3000000000004">
                <text:p>51.3000000000004</text:p>
              </table:table-cell>
              <table:table-cell office:value-type="float" office:value="0.344727854767221">
                <text:p>0.34472785476722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.4000000000004">
                <text:p>51.4000000000004</text:p>
              </table:table-cell>
              <table:table-cell office:value-type="float" office:value="0.343008517418707">
                <text:p>0.34300851741870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.5000000000004">
                <text:p>51.5000000000004</text:p>
              </table:table-cell>
              <table:table-cell office:value-type="float" office:value="0.341297755300994">
                <text:p>0.34129775530099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.6000000000004">
                <text:p>51.6000000000004</text:p>
              </table:table-cell>
              <table:table-cell office:value-type="float" office:value="0.33959552564494">
                <text:p>0.3395955256449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.7000000000004">
                <text:p>51.7000000000004</text:p>
              </table:table-cell>
              <table:table-cell office:value-type="float" office:value="0.337901785894714">
                <text:p>0.33790178589471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.8000000000004">
                <text:p>51.8000000000004</text:p>
              </table:table-cell>
              <table:table-cell office:value-type="float" office:value="0.336216493706734">
                <text:p>0.33621649370673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.9000000000004">
                <text:p>51.9000000000004</text:p>
              </table:table-cell>
              <table:table-cell office:value-type="float" office:value="0.334539606948608">
                <text:p>0.33453960694860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.0000000000004">
                <text:p>52.0000000000004</text:p>
              </table:table-cell>
              <table:table-cell office:value-type="float" office:value="0.33287108369808">
                <text:p>0.3328710836980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.1000000000004">
                <text:p>52.1000000000004</text:p>
              </table:table-cell>
              <table:table-cell office:value-type="float" office:value="0.331210882241982">
                <text:p>0.33121088224198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.2000000000004">
                <text:p>52.2000000000004</text:p>
              </table:table-cell>
              <table:table-cell office:value-type="float" office:value="0.32955896107519">
                <text:p>0.3295589610751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.3000000000004">
                <text:p>52.3000000000004</text:p>
              </table:table-cell>
              <table:table-cell office:value-type="float" office:value="0.327915278899589">
                <text:p>0.32791527889958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.4000000000004">
                <text:p>52.4000000000004</text:p>
              </table:table-cell>
              <table:table-cell office:value-type="float" office:value="0.32627979462304">
                <text:p>0.3262797946230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.5000000000004">
                <text:p>52.5000000000004</text:p>
              </table:table-cell>
              <table:table-cell office:value-type="float" office:value="0.32465246735835">
                <text:p>0.3246524673583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.6000000000004">
                <text:p>52.6000000000004</text:p>
              </table:table-cell>
              <table:table-cell office:value-type="float" office:value="0.323033256422254">
                <text:p>0.32303325642225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.7000000000004">
                <text:p>52.7000000000004</text:p>
              </table:table-cell>
              <table:table-cell office:value-type="float" office:value="0.321422121334392">
                <text:p>0.32142212133439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.8000000000004">
                <text:p>52.8000000000004</text:p>
              </table:table-cell>
              <table:table-cell office:value-type="float" office:value="0.319819021816304">
                <text:p>0.31981902181630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.9000000000004">
                <text:p>52.9000000000004</text:p>
              </table:table-cell>
              <table:table-cell office:value-type="float" office:value="0.31822391779042">
                <text:p>0.3182239177904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.0000000000004">
                <text:p>53.0000000000004</text:p>
              </table:table-cell>
              <table:table-cell office:value-type="float" office:value="0.316636769379054">
                <text:p>0.31663676937905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.1000000000004">
                <text:p>53.1000000000004</text:p>
              </table:table-cell>
              <table:table-cell office:value-type="float" office:value="0.315057536903414">
                <text:p>0.31505753690341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.2000000000004">
                <text:p>53.2000000000004</text:p>
              </table:table-cell>
              <table:table-cell office:value-type="float" office:value="0.313486180882606">
                <text:p>0.31348618088260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.3000000000004">
                <text:p>53.3000000000004</text:p>
              </table:table-cell>
              <table:table-cell office:value-type="float" office:value="0.311922662032647">
                <text:p>0.31192266203264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.4000000000004">
                <text:p>53.4000000000004</text:p>
              </table:table-cell>
              <table:table-cell office:value-type="float" office:value="0.310366941265486">
                <text:p>0.31036694126548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.5000000000004">
                <text:p>53.5000000000004</text:p>
              </table:table-cell>
              <table:table-cell office:value-type="float" office:value="0.30881897968802">
                <text:p>0.3088189796880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.6000000000004">
                <text:p>53.6000000000004</text:p>
              </table:table-cell>
              <table:table-cell office:value-type="float" office:value="0.307278738601132">
                <text:p>0.30727873860113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.7000000000004">
                <text:p>53.7000000000004</text:p>
              </table:table-cell>
              <table:table-cell office:value-type="float" office:value="0.305746179498712">
                <text:p>0.30574617949871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.8000000000004">
                <text:p>53.8000000000004</text:p>
              </table:table-cell>
              <table:table-cell office:value-type="float" office:value="0.304221264066705">
                <text:p>0.30422126406670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.9000000000004">
                <text:p>53.9000000000004</text:p>
              </table:table-cell>
              <table:table-cell office:value-type="float" office:value="0.302703954182143">
                <text:p>0.30270395418214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.0000000000004">
                <text:p>54.0000000000004</text:p>
              </table:table-cell>
              <table:table-cell office:value-type="float" office:value="0.301194211912203">
                <text:p>0.30119421191220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.1000000000004">
                <text:p>54.1000000000004</text:p>
              </table:table-cell>
              <table:table-cell office:value-type="float" office:value="0.299691999513247">
                <text:p>0.29969199951324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.2000000000004">
                <text:p>54.2000000000004</text:p>
              </table:table-cell>
              <table:table-cell office:value-type="float" office:value="0.298197279429888">
                <text:p>0.29819727942988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.3000000000004">
                <text:p>54.3000000000004</text:p>
              </table:table-cell>
              <table:table-cell office:value-type="float" office:value="0.296710014294046">
                <text:p>0.29671001429404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.4000000000004">
                <text:p>54.4000000000004</text:p>
              </table:table-cell>
              <table:table-cell office:value-type="float" office:value="0.295230166924015">
                <text:p>0.29523016692401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.5000000000004">
                <text:p>54.5000000000004</text:p>
              </table:table-cell>
              <table:table-cell office:value-type="float" office:value="0.293757700323533">
                <text:p>0.29375770032353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.6000000000004">
                <text:p>54.6000000000004</text:p>
              </table:table-cell>
              <table:table-cell office:value-type="float" office:value="0.29229257768086">
                <text:p>0.2922925776808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.7000000000004">
                <text:p>54.7000000000004</text:p>
              </table:table-cell>
              <table:table-cell office:value-type="float" office:value="0.290834762367852">
                <text:p>0.29083476236785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.8000000000004">
                <text:p>54.8000000000004</text:p>
              </table:table-cell>
              <table:table-cell office:value-type="float" office:value="0.289384217939051">
                <text:p>0.28938421793905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.9000000000004">
                <text:p>54.9000000000004</text:p>
              </table:table-cell>
              <table:table-cell office:value-type="float" office:value="0.287940908130771">
                <text:p>0.28794090813077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.0000000000004">
                <text:p>55.0000000000004</text:p>
              </table:table-cell>
              <table:table-cell office:value-type="float" office:value="0.286504796860191">
                <text:p>0.28650479686019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.1000000000004">
                <text:p>55.1000000000004</text:p>
              </table:table-cell>
              <table:table-cell office:value-type="float" office:value="0.285075848224454">
                <text:p>0.28507584822445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.2000000000004">
                <text:p>55.2000000000004</text:p>
              </table:table-cell>
              <table:table-cell office:value-type="float" office:value="0.283654026499771">
                <text:p>0.28365402649977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.3000000000004">
                <text:p>55.3000000000004</text:p>
              </table:table-cell>
              <table:table-cell office:value-type="float" office:value="0.282239296140524">
                <text:p>0.28223929614052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.4000000000004">
                <text:p>55.4000000000004</text:p>
              </table:table-cell>
              <table:table-cell office:value-type="float" office:value="0.28083162177838">
                <text:p>0.2808316217783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.5000000000004">
                <text:p>55.5000000000004</text:p>
              </table:table-cell>
              <table:table-cell office:value-type="float" office:value="0.279430968221408">
                <text:p>0.27943096822140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.6000000000004">
                <text:p>55.6000000000004</text:p>
              </table:table-cell>
              <table:table-cell office:value-type="float" office:value="0.278037300453195">
                <text:p>0.27803730045319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.7000000000004">
                <text:p>55.7000000000004</text:p>
              </table:table-cell>
              <table:table-cell office:value-type="float" office:value="0.276650583631974">
                <text:p>0.27665058363197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.8000000000004">
                <text:p>55.8000000000004</text:p>
              </table:table-cell>
              <table:table-cell office:value-type="float" office:value="0.275270783089753">
                <text:p>0.27527078308975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.9000000000004">
                <text:p>55.9000000000004</text:p>
              </table:table-cell>
              <table:table-cell office:value-type="float" office:value="0.273897864331446">
                <text:p>0.27389786433144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.0000000000004">
                <text:p>56.0000000000004</text:p>
              </table:table-cell>
              <table:table-cell office:value-type="float" office:value="0.272531793034013">
                <text:p>0.27253179303401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.1000000000004">
                <text:p>56.1000000000004</text:p>
              </table:table-cell>
              <table:table-cell office:value-type="float" office:value="0.2711725350456">
                <text:p>0.271172535045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.2000000000004">
                <text:p>56.2000000000004</text:p>
              </table:table-cell>
              <table:table-cell office:value-type="float" office:value="0.269820056384687">
                <text:p>0.26982005638468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.3000000000004">
                <text:p>56.3000000000004</text:p>
              </table:table-cell>
              <table:table-cell office:value-type="float" office:value="0.268474323239237">
                <text:p>0.26847432323923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.4000000000004">
                <text:p>56.4000000000004</text:p>
              </table:table-cell>
              <table:table-cell office:value-type="float" office:value="0.267135301965851">
                <text:p>0.26713530196585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.5000000000004">
                <text:p>56.5000000000004</text:p>
              </table:table-cell>
              <table:table-cell office:value-type="float" office:value="0.265802959088927">
                <text:p>0.26580295908892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.6000000000004">
                <text:p>56.6000000000004</text:p>
              </table:table-cell>
              <table:table-cell office:value-type="float" office:value="0.264477261299825">
                <text:p>0.26447726129982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.7000000000004">
                <text:p>56.7000000000004</text:p>
              </table:table-cell>
              <table:table-cell office:value-type="float" office:value="0.263158175456029">
                <text:p>0.26315817545602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.8000000000004">
                <text:p>56.8000000000004</text:p>
              </table:table-cell>
              <table:table-cell office:value-type="float" office:value="0.261845668580327">
                <text:p>0.26184566858032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.9000000000004">
                <text:p>56.9000000000004</text:p>
              </table:table-cell>
              <table:table-cell office:value-type="float" office:value="0.260539707859976">
                <text:p>0.26053970785997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.0000000000004">
                <text:p>57.0000000000004</text:p>
              </table:table-cell>
              <table:table-cell office:value-type="float" office:value="0.259240260645892">
                <text:p>0.25924026064589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.1000000000004">
                <text:p>57.1000000000004</text:p>
              </table:table-cell>
              <table:table-cell office:value-type="float" office:value="0.257947294451826">
                <text:p>0.25794729445182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.2000000000004">
                <text:p>57.2000000000004</text:p>
              </table:table-cell>
              <table:table-cell office:value-type="float" office:value="0.256660776953556">
                <text:p>0.25666077695355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.3000000000004">
                <text:p>57.3000000000004</text:p>
              </table:table-cell>
              <table:table-cell office:value-type="float" office:value="0.255380675988078">
                <text:p>0.25538067598807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.4000000000004">
                <text:p>57.4000000000004</text:p>
              </table:table-cell>
              <table:table-cell office:value-type="float" office:value="0.254106959552801">
                <text:p>0.25410695955280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.5000000000004">
                <text:p>57.5000000000004</text:p>
              </table:table-cell>
              <table:table-cell office:value-type="float" office:value="0.252839595804747">
                <text:p>0.25283959580474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.6000000000004">
                <text:p>57.6000000000004</text:p>
              </table:table-cell>
              <table:table-cell office:value-type="float" office:value="0.251578553059757">
                <text:p>0.25157855305975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.7000000000004">
                <text:p>57.7000000000004</text:p>
              </table:table-cell>
              <table:table-cell office:value-type="float" office:value="0.250323799791697">
                <text:p>0.25032379979169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.8000000000004">
                <text:p>57.8000000000004</text:p>
              </table:table-cell>
              <table:table-cell office:value-type="float" office:value="0.249075304631669">
                <text:p>0.24907530463166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.9000000000004">
                <text:p>57.9000000000004</text:p>
              </table:table-cell>
              <table:table-cell office:value-type="float" office:value="0.247833036367229">
                <text:p>0.24783303636722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.0000000000004">
                <text:p>58.0000000000004</text:p>
              </table:table-cell>
              <table:table-cell office:value-type="float" office:value="0.246596963941607">
                <text:p>0.24659696394160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.1000000000004">
                <text:p>58.1000000000004</text:p>
              </table:table-cell>
              <table:table-cell office:value-type="float" office:value="0.245367056452927">
                <text:p>0.24536705645292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.2000000000004">
                <text:p>58.2000000000004</text:p>
              </table:table-cell>
              <table:table-cell office:value-type="float" office:value="0.244143283153438">
                <text:p>0.24414328315343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.3000000000004">
                <text:p>58.3000000000004</text:p>
              </table:table-cell>
              <table:table-cell office:value-type="float" office:value="0.242925613448743">
                <text:p>0.24292561344874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.4000000000004">
                <text:p>58.4000000000004</text:p>
              </table:table-cell>
              <table:table-cell office:value-type="float" office:value="0.241714016897037">
                <text:p>0.24171401689703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.5000000000004">
                <text:p>58.5000000000004</text:p>
              </table:table-cell>
              <table:table-cell office:value-type="float" office:value="0.240508463208343">
                <text:p>0.24050846320834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.6000000000004">
                <text:p>58.6000000000004</text:p>
              </table:table-cell>
              <table:table-cell office:value-type="float" office:value="0.239308922243755">
                <text:p>0.23930892224375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.7000000000004">
                <text:p>58.7000000000004</text:p>
              </table:table-cell>
              <table:table-cell office:value-type="float" office:value="0.238115364014688">
                <text:p>0.23811536401468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.8000000000004">
                <text:p>58.8000000000004</text:p>
              </table:table-cell>
              <table:table-cell office:value-type="float" office:value="0.236927758682122">
                <text:p>0.23692775868212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.9000000000005">
                <text:p>58.9000000000005</text:p>
              </table:table-cell>
              <table:table-cell office:value-type="float" office:value="0.235746076555864">
                <text:p>0.23574607655586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.0000000000005">
                <text:p>59.0000000000005</text:p>
              </table:table-cell>
              <table:table-cell office:value-type="float" office:value="0.234570288093798">
                <text:p>0.23457028809379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.1000000000004">
                <text:p>59.1000000000004</text:p>
              </table:table-cell>
              <table:table-cell office:value-type="float" office:value="0.233400363901152">
                <text:p>0.23340036390115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.2000000000005">
                <text:p>59.2000000000005</text:p>
              </table:table-cell>
              <table:table-cell office:value-type="float" office:value="0.232236274729759">
                <text:p>0.23223627472975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.3000000000005">
                <text:p>59.3000000000005</text:p>
              </table:table-cell>
              <table:table-cell office:value-type="float" office:value="0.231077991477331">
                <text:p>0.23107799147733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.4000000000005">
                <text:p>59.4000000000005</text:p>
              </table:table-cell>
              <table:table-cell office:value-type="float" office:value="0.229925485186724">
                <text:p>0.22992548518672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.5000000000005">
                <text:p>59.5000000000005</text:p>
              </table:table-cell>
              <table:table-cell office:value-type="float" office:value="0.228778727045223">
                <text:p>0.22877872704522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.6000000000005">
                <text:p>59.6000000000005</text:p>
              </table:table-cell>
              <table:table-cell office:value-type="float" office:value="0.227637688383813">
                <text:p>0.22763768838381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.7000000000005">
                <text:p>59.7000000000005</text:p>
              </table:table-cell>
              <table:table-cell office:value-type="float" office:value="0.226502340676469">
                <text:p>0.22650234067646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.8000000000005">
                <text:p>59.8000000000005</text:p>
              </table:table-cell>
              <table:table-cell office:value-type="float" office:value="0.225372655539439">
                <text:p>0.22537265553943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.9000000000005">
                <text:p>59.9000000000005</text:p>
              </table:table-cell>
              <table:table-cell office:value-type="float" office:value="0.224248604730536">
                <text:p>0.22424860473053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.0000000000005">
                <text:p>60.0000000000005</text:p>
              </table:table-cell>
              <table:table-cell office:value-type="float" office:value="0.22313016014843">
                <text:p>0.2231301601484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.1000000000005">
                <text:p>60.1000000000005</text:p>
              </table:table-cell>
              <table:table-cell office:value-type="float" office:value="0.22201729383195">
                <text:p>0.2220172938319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.2000000000005">
                <text:p>60.2000000000005</text:p>
              </table:table-cell>
              <table:table-cell office:value-type="float" office:value="0.220909977959379">
                <text:p>0.22090997795937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.3000000000005">
                <text:p>60.3000000000005</text:p>
              </table:table-cell>
              <table:table-cell office:value-type="float" office:value="0.219808184847762">
                <text:p>0.21980818484776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.4000000000005">
                <text:p>60.4000000000005</text:p>
              </table:table-cell>
              <table:table-cell office:value-type="float" office:value="0.218711886952215">
                <text:p>0.21871188695221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.5000000000005">
                <text:p>60.5000000000005</text:p>
              </table:table-cell>
              <table:table-cell office:value-type="float" office:value="0.217621056865233">
                <text:p>0.21762105686523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.6000000000005">
                <text:p>60.6000000000005</text:p>
              </table:table-cell>
              <table:table-cell office:value-type="float" office:value="0.216535667316008">
                <text:p>0.21653566731600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.7000000000005">
                <text:p>60.7000000000005</text:p>
              </table:table-cell>
              <table:table-cell office:value-type="float" office:value="0.215455691169743">
                <text:p>0.21545569116974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.8000000000005">
                <text:p>60.8000000000005</text:p>
              </table:table-cell>
              <table:table-cell office:value-type="float" office:value="0.214381101426978">
                <text:p>0.21438110142697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.9000000000005">
                <text:p>60.9000000000005</text:p>
              </table:table-cell>
              <table:table-cell office:value-type="float" office:value="0.213311871222916">
                <text:p>0.21331187122291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.0000000000005">
                <text:p>61.0000000000005</text:p>
              </table:table-cell>
              <table:table-cell office:value-type="float" office:value="0.212247973826744">
                <text:p>0.21224797382674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.1000000000005">
                <text:p>61.1000000000005</text:p>
              </table:table-cell>
              <table:table-cell office:value-type="float" office:value="0.211189382640972">
                <text:p>0.21118938264097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.2000000000005">
                <text:p>61.2000000000005</text:p>
              </table:table-cell>
              <table:table-cell office:value-type="float" office:value="0.210136071200765">
                <text:p>0.21013607120076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.3000000000005">
                <text:p>61.3000000000005</text:p>
              </table:table-cell>
              <table:table-cell office:value-type="float" office:value="0.209088013173283">
                <text:p>0.20908801317328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.4000000000005">
                <text:p>61.4000000000005</text:p>
              </table:table-cell>
              <table:table-cell office:value-type="float" office:value="0.208045182357021">
                <text:p>0.20804518235702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.5000000000005">
                <text:p>61.5000000000005</text:p>
              </table:table-cell>
              <table:table-cell office:value-type="float" office:value="0.207007552681153">
                <text:p>0.20700755268115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.6000000000005">
                <text:p>61.6000000000005</text:p>
              </table:table-cell>
              <table:table-cell office:value-type="float" office:value="0.205975098204884">
                <text:p>0.20597509820488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.7000000000005">
                <text:p>61.7000000000005</text:p>
              </table:table-cell>
              <table:table-cell office:value-type="float" office:value="0.204947793116798">
                <text:p>0.20494779311679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.8000000000005">
                <text:p>61.8000000000005</text:p>
              </table:table-cell>
              <table:table-cell office:value-type="float" office:value="0.203925611734214">
                <text:p>0.20392561173421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.9000000000005">
                <text:p>61.9000000000005</text:p>
              </table:table-cell>
              <table:table-cell office:value-type="float" office:value="0.202908528502545">
                <text:p>0.20290852850254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.0000000000005">
                <text:p>62.0000000000005</text:p>
              </table:table-cell>
              <table:table-cell office:value-type="float" office:value="0.201896517994656">
                <text:p>0.20189651799465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.1000000000005">
                <text:p>62.1000000000005</text:p>
              </table:table-cell>
              <table:table-cell office:value-type="float" office:value="0.200889554910233">
                <text:p>0.20088955491023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.2000000000005">
                <text:p>62.2000000000005</text:p>
              </table:table-cell>
              <table:table-cell office:value-type="float" office:value="0.199887614075145">
                <text:p>0.19988761407514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.3000000000005">
                <text:p>62.3000000000005</text:p>
              </table:table-cell>
              <table:table-cell office:value-type="float" office:value="0.19889067044082">
                <text:p>0.1988906704408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.4000000000005">
                <text:p>62.4000000000005</text:p>
              </table:table-cell>
              <table:table-cell office:value-type="float" office:value="0.197898699083615">
                <text:p>0.19789869908361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.5000000000005">
                <text:p>62.5000000000005</text:p>
              </table:table-cell>
              <table:table-cell office:value-type="float" office:value="0.196911675204195">
                <text:p>0.19691167520419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.6000000000005">
                <text:p>62.6000000000005</text:p>
              </table:table-cell>
              <table:table-cell office:value-type="float" office:value="0.19592957412691">
                <text:p>0.1959295741269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.7000000000005">
                <text:p>62.7000000000005</text:p>
              </table:table-cell>
              <table:table-cell office:value-type="float" office:value="0.194952371299183">
                <text:p>0.19495237129918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.8000000000005">
                <text:p>62.8000000000005</text:p>
              </table:table-cell>
              <table:table-cell office:value-type="float" office:value="0.193980042290893">
                <text:p>0.19398004229089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.9000000000005">
                <text:p>62.9000000000005</text:p>
              </table:table-cell>
              <table:table-cell office:value-type="float" office:value="0.193012562793762">
                <text:p>0.19301256279376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.0000000000005">
                <text:p>63.0000000000005</text:p>
              </table:table-cell>
              <table:table-cell office:value-type="float" office:value="0.192049908620755">
                <text:p>0.19204990862075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.1000000000005">
                <text:p>63.1000000000005</text:p>
              </table:table-cell>
              <table:table-cell office:value-type="float" office:value="0.191092055705465">
                <text:p>0.19109205570546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.2000000000005">
                <text:p>63.2000000000005</text:p>
              </table:table-cell>
              <table:table-cell office:value-type="float" office:value="0.190138980101521">
                <text:p>0.19013898010152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.3000000000005">
                <text:p>63.3000000000005</text:p>
              </table:table-cell>
              <table:table-cell office:value-type="float" office:value="0.189190657981983">
                <text:p>0.18919065798198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.4000000000005">
                <text:p>63.4000000000005</text:p>
              </table:table-cell>
              <table:table-cell office:value-type="float" office:value="0.188247065638747">
                <text:p>0.18824706563874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.5000000000005">
                <text:p>63.5000000000005</text:p>
              </table:table-cell>
              <table:table-cell office:value-type="float" office:value="0.187308179481958">
                <text:p>0.18730817948195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.6000000000005">
                <text:p>63.6000000000005</text:p>
              </table:table-cell>
              <table:table-cell office:value-type="float" office:value="0.186373976039411">
                <text:p>0.18637397603941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.7000000000005">
                <text:p>63.7000000000005</text:p>
              </table:table-cell>
              <table:table-cell office:value-type="float" office:value="0.185444431955972">
                <text:p>0.18544443195597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.8000000000005">
                <text:p>63.8000000000005</text:p>
              </table:table-cell>
              <table:table-cell office:value-type="float" office:value="0.18451952399299">
                <text:p>0.1845195239929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.9000000000005">
                <text:p>63.9000000000005</text:p>
              </table:table-cell>
              <table:table-cell office:value-type="float" office:value="0.183599229027718">
                <text:p>0.18359922902771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.0000000000005">
                <text:p>64.0000000000005</text:p>
              </table:table-cell>
              <table:table-cell office:value-type="float" office:value="0.182683524052735">
                <text:p>0.18268352405273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.1000000000005">
                <text:p>64.1000000000005</text:p>
              </table:table-cell>
              <table:table-cell office:value-type="float" office:value="0.181772386175368">
                <text:p>0.18177238617536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.2000000000005">
                <text:p>64.2000000000005</text:p>
              </table:table-cell>
              <table:table-cell office:value-type="float" office:value="0.180865792617123">
                <text:p>0.18086579261712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.3000000000005">
                <text:p>64.3000000000005</text:p>
              </table:table-cell>
              <table:table-cell office:value-type="float" office:value="0.179963720713113">
                <text:p>0.17996372071311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.4000000000005">
                <text:p>64.4000000000005</text:p>
              </table:table-cell>
              <table:table-cell office:value-type="float" office:value="0.179066147911494">
                <text:p>0.17906614791149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.5000000000005">
                <text:p>64.5000000000005</text:p>
              </table:table-cell>
              <table:table-cell office:value-type="float" office:value="0.178173051772899">
                <text:p>0.17817305177289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.6000000000005">
                <text:p>64.6000000000005</text:p>
              </table:table-cell>
              <table:table-cell office:value-type="float" office:value="0.177284409969878">
                <text:p>0.17728440996987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.7000000000005">
                <text:p>64.7000000000005</text:p>
              </table:table-cell>
              <table:table-cell office:value-type="float" office:value="0.176400200286341">
                <text:p>0.17640020028634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.8000000000005">
                <text:p>64.8000000000005</text:p>
              </table:table-cell>
              <table:table-cell office:value-type="float" office:value="0.175520400616998">
                <text:p>0.17552040061699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.9000000000005">
                <text:p>64.9000000000005</text:p>
              </table:table-cell>
              <table:table-cell office:value-type="float" office:value="0.174644988966811">
                <text:p>0.17464498896681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.0000000000005">
                <text:p>65.0000000000005</text:p>
              </table:table-cell>
              <table:table-cell office:value-type="float" office:value="0.173773943450446">
                <text:p>0.17377394345044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.1000000000005">
                <text:p>65.1000000000005</text:p>
              </table:table-cell>
              <table:table-cell office:value-type="float" office:value="0.172907242291717">
                <text:p>0.17290724229171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.2000000000005">
                <text:p>65.2000000000005</text:p>
              </table:table-cell>
              <table:table-cell office:value-type="float" office:value="0.172044863823051">
                <text:p>0.17204486382305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.3000000000005">
                <text:p>65.3000000000005</text:p>
              </table:table-cell>
              <table:table-cell office:value-type="float" office:value="0.171186786484942">
                <text:p>0.17118678648494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.4000000000005">
                <text:p>65.4000000000005</text:p>
              </table:table-cell>
              <table:table-cell office:value-type="float" office:value="0.17033298882541">
                <text:p>0.1703329888254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.5000000000005">
                <text:p>65.5000000000005</text:p>
              </table:table-cell>
              <table:table-cell office:value-type="float" office:value="0.169483449499471">
                <text:p>0.16948344949947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.6000000000005">
                <text:p>65.6000000000005</text:p>
              </table:table-cell>
              <table:table-cell office:value-type="float" office:value="0.168638147268596">
                <text:p>0.16863814726859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.7000000000005">
                <text:p>65.7000000000005</text:p>
              </table:table-cell>
              <table:table-cell office:value-type="float" office:value="0.167797061000186">
                <text:p>0.16779706100018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.8000000000005">
                <text:p>65.8000000000005</text:p>
              </table:table-cell>
              <table:table-cell office:value-type="float" office:value="0.166960169667041">
                <text:p>0.16696016966704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.9000000000005">
                <text:p>65.9000000000005</text:p>
              </table:table-cell>
              <table:table-cell office:value-type="float" office:value="0.166127452346834">
                <text:p>0.16612745234683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.0000000000005">
                <text:p>66.0000000000005</text:p>
              </table:table-cell>
              <table:table-cell office:value-type="float" office:value="0.165298888221587">
                <text:p>0.16529888822158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.1000000000005">
                <text:p>66.1000000000005</text:p>
              </table:table-cell>
              <table:table-cell office:value-type="float" office:value="0.164474456577156">
                <text:p>0.16447445657715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.2000000000005">
                <text:p>66.2000000000005</text:p>
              </table:table-cell>
              <table:table-cell office:value-type="float" office:value="0.163654136802705">
                <text:p>0.16365413680270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.3000000000005">
                <text:p>66.3000000000005</text:p>
              </table:table-cell>
              <table:table-cell office:value-type="float" office:value="0.162837908390198">
                <text:p>0.16283790839019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.4000000000005">
                <text:p>66.4000000000005</text:p>
              </table:table-cell>
              <table:table-cell office:value-type="float" office:value="0.162025750933881">
                <text:p>0.16202575093388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.5000000000005">
                <text:p>66.5000000000005</text:p>
              </table:table-cell>
              <table:table-cell office:value-type="float" office:value="0.161217644129777">
                <text:p>0.16121764412977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.6000000000005">
                <text:p>66.6000000000005</text:p>
              </table:table-cell>
              <table:table-cell office:value-type="float" office:value="0.160413567775173">
                <text:p>0.16041356777517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.7000000000005">
                <text:p>66.7000000000005</text:p>
              </table:table-cell>
              <table:table-cell office:value-type="float" office:value="0.159613501768119">
                <text:p>0.15961350176811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.8000000000005">
                <text:p>66.8000000000005</text:p>
              </table:table-cell>
              <table:table-cell office:value-type="float" office:value="0.158817426106921">
                <text:p>0.15881742610692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.9000000000005">
                <text:p>66.9000000000005</text:p>
              </table:table-cell>
              <table:table-cell office:value-type="float" office:value="0.158025320889648">
                <text:p>0.15802532088964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.0000000000005">
                <text:p>67.0000000000005</text:p>
              </table:table-cell>
              <table:table-cell office:value-type="float" office:value="0.157237166313628">
                <text:p>0.15723716631362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.1000000000005">
                <text:p>67.1000000000005</text:p>
              </table:table-cell>
              <table:table-cell office:value-type="float" office:value="0.156452942674955">
                <text:p>0.15645294267495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.2000000000005">
                <text:p>67.2000000000005</text:p>
              </table:table-cell>
              <table:table-cell office:value-type="float" office:value="0.155672630367998">
                <text:p>0.15567263036799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.3000000000005">
                <text:p>67.3000000000005</text:p>
              </table:table-cell>
              <table:table-cell office:value-type="float" office:value="0.154896209884908">
                <text:p>0.15489620988490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.4000000000005">
                <text:p>67.4000000000005</text:p>
              </table:table-cell>
              <table:table-cell office:value-type="float" office:value="0.154123661815132">
                <text:p>0.15412366181513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.5000000000005">
                <text:p>67.5000000000005</text:p>
              </table:table-cell>
              <table:table-cell office:value-type="float" office:value="0.153354966844929">
                <text:p>0.15335496684492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.6000000000005">
                <text:p>67.6000000000005</text:p>
              </table:table-cell>
              <table:table-cell office:value-type="float" office:value="0.152590105756885">
                <text:p>0.15259010575688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.7000000000005">
                <text:p>67.7000000000005</text:p>
              </table:table-cell>
              <table:table-cell office:value-type="float" office:value="0.151829059429431">
                <text:p>0.15182905942943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.8000000000005">
                <text:p>67.8000000000005</text:p>
              </table:table-cell>
              <table:table-cell office:value-type="float" office:value="0.151071808836371">
                <text:p>0.15107180883637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.9000000000005">
                <text:p>67.9000000000005</text:p>
              </table:table-cell>
              <table:table-cell office:value-type="float" office:value="0.150318335046401">
                <text:p>0.15031833504640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.0000000000005">
                <text:p>68.0000000000005</text:p>
              </table:table-cell>
              <table:table-cell office:value-type="float" office:value="0.149568619222636">
                <text:p>0.14956861922263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.1000000000005">
                <text:p>68.1000000000005</text:p>
              </table:table-cell>
              <table:table-cell office:value-type="float" office:value="0.148822642622141">
                <text:p>0.14882264262214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.2000000000005">
                <text:p>68.2000000000005</text:p>
              </table:table-cell>
              <table:table-cell office:value-type="float" office:value="0.148080386595463">
                <text:p>0.14808038659546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.3000000000005">
                <text:p>68.3000000000005</text:p>
              </table:table-cell>
              <table:table-cell office:value-type="float" office:value="0.147341832586163">
                <text:p>0.14734183258616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.4000000000006">
                <text:p>68.4000000000006</text:p>
              </table:table-cell>
              <table:table-cell office:value-type="float" office:value="0.146606962130351">
                <text:p>0.14660696213035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.5000000000005">
                <text:p>68.5000000000005</text:p>
              </table:table-cell>
              <table:table-cell office:value-type="float" office:value="0.145875756856228">
                <text:p>0.14587575685622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.6000000000005">
                <text:p>68.6000000000005</text:p>
              </table:table-cell>
              <table:table-cell office:value-type="float" office:value="0.145148198483624">
                <text:p>0.14514819848362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.7000000000005">
                <text:p>68.7000000000005</text:p>
              </table:table-cell>
              <table:table-cell office:value-type="float" office:value="0.144424268823543">
                <text:p>0.14442426882354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.8000000000006">
                <text:p>68.8000000000006</text:p>
              </table:table-cell>
              <table:table-cell office:value-type="float" office:value="0.143703949777704">
                <text:p>0.14370394977770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.9000000000006">
                <text:p>68.9000000000006</text:p>
              </table:table-cell>
              <table:table-cell office:value-type="float" office:value="0.142987223338094">
                <text:p>0.14298722333809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.0000000000005">
                <text:p>69.0000000000005</text:p>
              </table:table-cell>
              <table:table-cell office:value-type="float" office:value="0.142274071586514">
                <text:p>0.14227407158651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.1000000000006">
                <text:p>69.1000000000006</text:p>
              </table:table-cell>
              <table:table-cell office:value-type="float" office:value="0.141564476694135">
                <text:p>0.14156447669413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.2000000000006">
                <text:p>69.2000000000006</text:p>
              </table:table-cell>
              <table:table-cell office:value-type="float" office:value="0.140858420921046">
                <text:p>0.14085842092104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.3000000000006">
                <text:p>69.3000000000006</text:p>
              </table:table-cell>
              <table:table-cell office:value-type="float" office:value="0.140155886615816">
                <text:p>0.14015588661581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.4000000000005">
                <text:p>69.4000000000005</text:p>
              </table:table-cell>
              <table:table-cell office:value-type="float" office:value="0.139456856215052">
                <text:p>0.13945685621505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.5000000000006">
                <text:p>69.5000000000006</text:p>
              </table:table-cell>
              <table:table-cell office:value-type="float" office:value="0.138761312242956">
                <text:p>0.13876131224295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.6000000000006">
                <text:p>69.6000000000006</text:p>
              </table:table-cell>
              <table:table-cell office:value-type="float" office:value="0.138069237310893">
                <text:p>0.13806923731089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.7000000000006">
                <text:p>69.7000000000006</text:p>
              </table:table-cell>
              <table:table-cell office:value-type="float" office:value="0.137380614116955">
                <text:p>0.13738061411695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.8000000000006">
                <text:p>69.8000000000006</text:p>
              </table:table-cell>
              <table:table-cell office:value-type="float" office:value="0.136695425445524">
                <text:p>0.13669542544552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.9000000000006">
                <text:p>69.9000000000006</text:p>
              </table:table-cell>
              <table:table-cell office:value-type="float" office:value="0.13601365416685">
                <text:p>0.1360136541668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.0000000000006">
                <text:p>70.0000000000006</text:p>
              </table:table-cell>
              <table:table-cell office:value-type="float" office:value="0.135335283236613">
                <text:p>0.13533528323661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.1000000000006">
                <text:p>70.1000000000006</text:p>
              </table:table-cell>
              <table:table-cell office:value-type="float" office:value="0.134660295695506">
                <text:p>0.13466029569550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.2000000000006">
                <text:p>70.2000000000006</text:p>
              </table:table-cell>
              <table:table-cell office:value-type="float" office:value="0.133988674668806">
                <text:p>0.13398867466880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.3000000000006">
                <text:p>70.3000000000006</text:p>
              </table:table-cell>
              <table:table-cell office:value-type="float" office:value="0.13332040336595">
                <text:p>0.1333204033659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.4000000000006">
                <text:p>70.4000000000006</text:p>
              </table:table-cell>
              <table:table-cell office:value-type="float" office:value="0.132655465080122">
                <text:p>0.13265546508012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.5000000000006">
                <text:p>70.5000000000006</text:p>
              </table:table-cell>
              <table:table-cell office:value-type="float" office:value="0.131993843187831">
                <text:p>0.13199384318783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.6000000000006">
                <text:p>70.6000000000006</text:p>
              </table:table-cell>
              <table:table-cell office:value-type="float" office:value="0.131335521148494">
                <text:p>0.13133552114849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.7000000000006">
                <text:p>70.7000000000006</text:p>
              </table:table-cell>
              <table:table-cell office:value-type="float" office:value="0.130680482504026">
                <text:p>0.13068048250402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.8000000000006">
                <text:p>70.8000000000006</text:p>
              </table:table-cell>
              <table:table-cell office:value-type="float" office:value="0.130028710878426">
                <text:p>0.13002871087842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.9000000000006">
                <text:p>70.9000000000006</text:p>
              </table:table-cell>
              <table:table-cell office:value-type="float" office:value="0.129380189977372">
                <text:p>0.12938018997737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.0000000000006">
                <text:p>71.0000000000006</text:p>
              </table:table-cell>
              <table:table-cell office:value-type="float" office:value="0.128734903587805">
                <text:p>0.12873490358780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.1000000000006">
                <text:p>71.1000000000006</text:p>
              </table:table-cell>
              <table:table-cell office:value-type="float" office:value="0.128092835577533">
                <text:p>0.12809283557753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.2000000000006">
                <text:p>71.2000000000006</text:p>
              </table:table-cell>
              <table:table-cell office:value-type="float" office:value="0.127453969894821">
                <text:p>0.12745396989482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.3000000000006">
                <text:p>71.3000000000006</text:p>
              </table:table-cell>
              <table:table-cell office:value-type="float" office:value="0.126818290567996">
                <text:p>0.12681829056799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.4000000000006">
                <text:p>71.4000000000006</text:p>
              </table:table-cell>
              <table:table-cell office:value-type="float" office:value="0.126185781705039">
                <text:p>0.12618578170503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.5000000000006">
                <text:p>71.5000000000006</text:p>
              </table:table-cell>
              <table:table-cell office:value-type="float" office:value="0.125556427493198">
                <text:p>0.12555642749319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.6000000000006">
                <text:p>71.6000000000006</text:p>
              </table:table-cell>
              <table:table-cell office:value-type="float" office:value="0.124930212198583">
                <text:p>0.12493021219858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.7000000000006">
                <text:p>71.7000000000006</text:p>
              </table:table-cell>
              <table:table-cell office:value-type="float" office:value="0.12430712016578">
                <text:p>0.1243071201657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.8000000000006">
                <text:p>71.8000000000006</text:p>
              </table:table-cell>
              <table:table-cell office:value-type="float" office:value="0.123687135817455">
                <text:p>0.12368713581745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.9000000000006">
                <text:p>71.9000000000006</text:p>
              </table:table-cell>
              <table:table-cell office:value-type="float" office:value="0.123070243653968">
                <text:p>0.12307024365396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.0000000000006">
                <text:p>72.0000000000006</text:p>
              </table:table-cell>
              <table:table-cell office:value-type="float" office:value="0.122456428252982">
                <text:p>0.12245642825298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.1000000000006">
                <text:p>72.1000000000006</text:p>
              </table:table-cell>
              <table:table-cell office:value-type="float" office:value="0.121845674269081">
                <text:p>0.12184567426908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.2000000000006">
                <text:p>72.2000000000006</text:p>
              </table:table-cell>
              <table:table-cell office:value-type="float" office:value="0.121237966433382">
                <text:p>0.12123796643338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.3000000000006">
                <text:p>72.3000000000006</text:p>
              </table:table-cell>
              <table:table-cell office:value-type="float" office:value="0.120633289553159">
                <text:p>0.12063328955315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.4000000000006">
                <text:p>72.4000000000006</text:p>
              </table:table-cell>
              <table:table-cell office:value-type="float" office:value="0.120031628511457">
                <text:p>0.12003162851145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.5000000000006">
                <text:p>72.5000000000006</text:p>
              </table:table-cell>
              <table:table-cell office:value-type="float" office:value="0.11943296826672">
                <text:p>0.1194329682667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.6000000000006">
                <text:p>72.6000000000006</text:p>
              </table:table-cell>
              <table:table-cell office:value-type="float" office:value="0.11883729385241">
                <text:p>0.1188372938524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.7000000000006">
                <text:p>72.7000000000006</text:p>
              </table:table-cell>
              <table:table-cell office:value-type="float" office:value="0.118244590376636">
                <text:p>0.11824459037663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.8000000000006">
                <text:p>72.8000000000006</text:p>
              </table:table-cell>
              <table:table-cell office:value-type="float" office:value="0.11765484302178">
                <text:p>0.1176548430217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.9000000000006">
                <text:p>72.9000000000006</text:p>
              </table:table-cell>
              <table:table-cell office:value-type="float" office:value="0.117068037044127">
                <text:p>0.11706803704412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.0000000000006">
                <text:p>73.0000000000006</text:p>
              </table:table-cell>
              <table:table-cell office:value-type="float" office:value="0.116484157773497">
                <text:p>0.11648415777349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.1000000000006">
                <text:p>73.1000000000006</text:p>
              </table:table-cell>
              <table:table-cell office:value-type="float" office:value="0.115903190612879">
                <text:p>0.11590319061287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.2000000000006">
                <text:p>73.2000000000006</text:p>
              </table:table-cell>
              <table:table-cell office:value-type="float" office:value="0.115325121038063">
                <text:p>0.11532512103806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.3000000000006">
                <text:p>73.3000000000006</text:p>
              </table:table-cell>
              <table:table-cell office:value-type="float" office:value="0.114749934597279">
                <text:p>0.11474993459727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.4000000000006">
                <text:p>73.4000000000006</text:p>
              </table:table-cell>
              <table:table-cell office:value-type="float" office:value="0.114177616910837">
                <text:p>0.11417761691083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.5000000000006">
                <text:p>73.5000000000006</text:p>
              </table:table-cell>
              <table:table-cell office:value-type="float" office:value="0.113608153670764">
                <text:p>0.11360815367076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.6000000000006">
                <text:p>73.6000000000006</text:p>
              </table:table-cell>
              <table:table-cell office:value-type="float" office:value="0.11304153064045">
                <text:p>0.1130415306404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.7000000000006">
                <text:p>73.7000000000006</text:p>
              </table:table-cell>
              <table:table-cell office:value-type="float" office:value="0.11247773365429">
                <text:p>0.1124777336542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.8000000000006">
                <text:p>73.8000000000006</text:p>
              </table:table-cell>
              <table:table-cell office:value-type="float" office:value="0.111916748617329">
                <text:p>0.11191674861732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.9000000000006">
                <text:p>73.9000000000006</text:p>
              </table:table-cell>
              <table:table-cell office:value-type="float" office:value="0.111358561504913">
                <text:p>0.11135856150491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.0000000000006">
                <text:p>74.0000000000006</text:p>
              </table:table-cell>
              <table:table-cell office:value-type="float" office:value="0.110803158362334">
                <text:p>0.11080315836233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.1000000000006">
                <text:p>74.1000000000006</text:p>
              </table:table-cell>
              <table:table-cell office:value-type="float" office:value="0.110250525304486">
                <text:p>0.11025052530448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.2000000000006">
                <text:p>74.2000000000006</text:p>
              </table:table-cell>
              <table:table-cell office:value-type="float" office:value="0.109700648515512">
                <text:p>0.10970064851551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.3000000000006">
                <text:p>74.3000000000006</text:p>
              </table:table-cell>
              <table:table-cell office:value-type="float" office:value="0.109153514248465">
                <text:p>0.10915351424846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.4000000000006">
                <text:p>74.4000000000006</text:p>
              </table:table-cell>
              <table:table-cell office:value-type="float" office:value="0.108609108824958">
                <text:p>0.10860910882495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.5000000000006">
                <text:p>74.5000000000006</text:p>
              </table:table-cell>
              <table:table-cell office:value-type="float" office:value="0.10806741863483">
                <text:p>0.1080674186348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.6000000000006">
                <text:p>74.6000000000006</text:p>
              </table:table-cell>
              <table:table-cell office:value-type="float" office:value="0.107528430135795">
                <text:p>0.10752843013579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.7000000000006">
                <text:p>74.7000000000006</text:p>
              </table:table-cell>
              <table:table-cell office:value-type="float" office:value="0.106992129853115">
                <text:p>0.10699212985311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.8000000000006">
                <text:p>74.8000000000006</text:p>
              </table:table-cell>
              <table:table-cell office:value-type="float" office:value="0.106458504379253">
                <text:p>0.10645850437925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.9000000000006">
                <text:p>74.9000000000006</text:p>
              </table:table-cell>
              <table:table-cell office:value-type="float" office:value="0.105927540373546">
                <text:p>0.10592754037354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.0000000000006">
                <text:p>75.0000000000006</text:p>
              </table:table-cell>
              <table:table-cell office:value-type="float" office:value="0.105399224561865">
                <text:p>0.10539922456186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.1000000000006">
                <text:p>75.1000000000006</text:p>
              </table:table-cell>
              <table:table-cell office:value-type="float" office:value="0.104873543736287">
                <text:p>0.10487354373628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.2000000000006">
                <text:p>75.2000000000006</text:p>
              </table:table-cell>
              <table:table-cell office:value-type="float" office:value="0.104350484754766">
                <text:p>0.10435048475476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.3000000000006">
                <text:p>75.3000000000006</text:p>
              </table:table-cell>
              <table:table-cell office:value-type="float" office:value="0.103830034540797">
                <text:p>0.10383003454079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.4000000000006">
                <text:p>75.4000000000006</text:p>
              </table:table-cell>
              <table:table-cell office:value-type="float" office:value="0.103312180083101">
                <text:p>0.10331218008310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.5000000000006">
                <text:p>75.5000000000006</text:p>
              </table:table-cell>
              <table:table-cell office:value-type="float" office:value="0.102796908435287">
                <text:p>0.10279690843528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.6000000000006">
                <text:p>75.6000000000006</text:p>
              </table:table-cell>
              <table:table-cell office:value-type="float" office:value="0.102284206715538">
                <text:p>0.10228420671553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.7000000000006">
                <text:p>75.7000000000006</text:p>
              </table:table-cell>
              <table:table-cell office:value-type="float" office:value="0.101774062106284">
                <text:p>0.10177406210628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.8000000000006">
                <text:p>75.8000000000006</text:p>
              </table:table-cell>
              <table:table-cell office:value-type="float" office:value="0.101266461853884">
                <text:p>0.10126646185388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.9000000000006">
                <text:p>75.9000000000006</text:p>
              </table:table-cell>
              <table:table-cell office:value-type="float" office:value="0.100761393268304">
                <text:p>0.10076139326830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.0000000000006">
                <text:p>76.0000000000006</text:p>
              </table:table-cell>
              <table:table-cell office:value-type="float" office:value="0.100258843722804">
                <text:p>0.10025884372280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.1000000000006">
                <text:p>76.1000000000006</text:p>
              </table:table-cell>
              <table:table-cell office:value-type="float" office:value="0.0997588006536191">
                <text:p>0.099758800653619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.2000000000006">
                <text:p>76.2000000000006</text:p>
              </table:table-cell>
              <table:table-cell office:value-type="float" office:value="0.0992612515596461">
                <text:p>0.099261251559646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.3000000000006">
                <text:p>76.3000000000006</text:p>
              </table:table-cell>
              <table:table-cell office:value-type="float" office:value="0.098766184002132">
                <text:p>0.09876618400213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.4000000000006">
                <text:p>76.4000000000006</text:p>
              </table:table-cell>
              <table:table-cell office:value-type="float" office:value="0.098273585604362">
                <text:p>0.09827358560436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.5000000000006">
                <text:p>76.5000000000006</text:p>
              </table:table-cell>
              <table:table-cell office:value-type="float" office:value="0.0977834440513505">
                <text:p>0.097783444051350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.6000000000006">
                <text:p>76.6000000000006</text:p>
              </table:table-cell>
              <table:table-cell office:value-type="float" office:value="0.0972957470895332">
                <text:p>0.097295747089533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.7000000000006">
                <text:p>76.7000000000006</text:p>
              </table:table-cell>
              <table:table-cell office:value-type="float" office:value="0.0968104825264607">
                <text:p>0.096810482526460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.8000000000006">
                <text:p>76.8000000000006</text:p>
              </table:table-cell>
              <table:table-cell office:value-type="float" office:value="0.0963276382304935">
                <text:p>0.096327638230493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.9000000000006">
                <text:p>76.9000000000006</text:p>
              </table:table-cell>
              <table:table-cell office:value-type="float" office:value="0.0958472021304991">
                <text:p>0.095847202130499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.0000000000006">
                <text:p>77.0000000000006</text:p>
              </table:table-cell>
              <table:table-cell office:value-type="float" office:value="0.0953691622155501">
                <text:p>0.095369162215550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.1000000000006">
                <text:p>77.1000000000006</text:p>
              </table:table-cell>
              <table:table-cell office:value-type="float" office:value="0.0948935065346236">
                <text:p>0.094893506534623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.2000000000006">
                <text:p>77.2000000000006</text:p>
              </table:table-cell>
              <table:table-cell office:value-type="float" office:value="0.0944202231963028">
                <text:p>0.094420223196302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.3000000000006">
                <text:p>77.3000000000006</text:p>
              </table:table-cell>
              <table:table-cell office:value-type="float" office:value="0.0939493003684797">
                <text:p>0.093949300368479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.4000000000006">
                <text:p>77.4000000000006</text:p>
              </table:table-cell>
              <table:table-cell office:value-type="float" office:value="0.0934807262780589">
                <text:p>0.093480726278058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.5000000000006">
                <text:p>77.5000000000006</text:p>
              </table:table-cell>
              <table:table-cell office:value-type="float" office:value="0.0930144892106639">
                <text:p>0.093014489210663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.6000000000006">
                <text:p>77.6000000000006</text:p>
              </table:table-cell>
              <table:table-cell office:value-type="float" office:value="0.0925505775103437">
                <text:p>0.092550577510343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.7000000000006">
                <text:p>77.7000000000006</text:p>
              </table:table-cell>
              <table:table-cell office:value-type="float" office:value="0.0920889795792816">
                <text:p>0.092088979579281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.8000000000006">
                <text:p>77.8000000000006</text:p>
              </table:table-cell>
              <table:table-cell office:value-type="float" office:value="0.0916296838775053">
                <text:p>0.091629683877505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.9000000000006">
                <text:p>77.9000000000006</text:p>
              </table:table-cell>
              <table:table-cell office:value-type="float" office:value="0.0911726789225983">
                <text:p>0.091172678922598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.0000000000006">
                <text:p>78.0000000000006</text:p>
              </table:table-cell>
              <table:table-cell office:value-type="float" office:value="0.0907179532894129">
                <text:p>0.090717953289412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.1000000000006">
                <text:p>78.1000000000006</text:p>
              </table:table-cell>
              <table:table-cell office:value-type="float" office:value="0.0902654956097847">
                <text:p>0.090265495609784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.2000000000006">
                <text:p>78.2000000000006</text:p>
              </table:table-cell>
              <table:table-cell office:value-type="float" office:value="0.0898152945722481">
                <text:p>0.089815294572248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.3000000000006">
                <text:p>78.3000000000006</text:p>
              </table:table-cell>
              <table:table-cell office:value-type="float" office:value="0.0893673389217536">
                <text:p>0.089367338921753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.4000000000007">
                <text:p>78.4000000000007</text:p>
              </table:table-cell>
              <table:table-cell office:value-type="float" office:value="0.0889216174593868">
                <text:p>0.088921617459386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.5000000000006">
                <text:p>78.5000000000006</text:p>
              </table:table-cell>
              <table:table-cell office:value-type="float" office:value="0.0884781190420877">
                <text:p>0.088478119042087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.6000000000007">
                <text:p>78.6000000000007</text:p>
              </table:table-cell>
              <table:table-cell office:value-type="float" office:value="0.088036832582373">
                <text:p>0.08803683258237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.7000000000006">
                <text:p>78.7000000000006</text:p>
              </table:table-cell>
              <table:table-cell office:value-type="float" office:value="0.0875977470480581">
                <text:p>0.087597747048058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.8000000000007">
                <text:p>78.8000000000007</text:p>
              </table:table-cell>
              <table:table-cell office:value-type="float" office:value="0.0871608514619817">
                <text:p>0.087160851461981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.9000000000006">
                <text:p>78.9000000000006</text:p>
              </table:table-cell>
              <table:table-cell office:value-type="float" office:value="0.0867261349017316">
                <text:p>0.086726134901731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.0000000000007">
                <text:p>79.0000000000007</text:p>
              </table:table-cell>
              <table:table-cell office:value-type="float" office:value="0.0862935864993709">
                <text:p>0.086293586499370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.1000000000007">
                <text:p>79.1000000000007</text:p>
              </table:table-cell>
              <table:table-cell office:value-type="float" office:value="0.0858631954411673">
                <text:p>0.085863195441167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.2000000000007">
                <text:p>79.2000000000007</text:p>
              </table:table-cell>
              <table:table-cell office:value-type="float" office:value="0.0854349509673217">
                <text:p>0.085434950967321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.3000000000007">
                <text:p>79.3000000000007</text:p>
              </table:table-cell>
              <table:table-cell office:value-type="float" office:value="0.0850088423717">
                <text:p>0.085008842371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.4000000000006">
                <text:p>79.4000000000006</text:p>
              </table:table-cell>
              <table:table-cell office:value-type="float" office:value="0.0845848590015651">
                <text:p>0.084584859001565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.5000000000007">
                <text:p>79.5000000000007</text:p>
              </table:table-cell>
              <table:table-cell office:value-type="float" office:value="0.0841629902573108">
                <text:p>0.084162990257310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.6000000000007">
                <text:p>79.6000000000007</text:p>
              </table:table-cell>
              <table:table-cell office:value-type="float" office:value="0.0837432255921964">
                <text:p>0.083743225592196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.7000000000007">
                <text:p>79.7000000000007</text:p>
              </table:table-cell>
              <table:table-cell office:value-type="float" office:value="0.0833255545120834">
                <text:p>0.083325554512083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.8000000000007">
                <text:p>79.8000000000007</text:p>
              </table:table-cell>
              <table:table-cell office:value-type="float" office:value="0.0829099665751731">
                <text:p>0.082909966575173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.9000000000007">
                <text:p>79.9000000000007</text:p>
              </table:table-cell>
              <table:table-cell office:value-type="float" office:value="0.0824964513917454">
                <text:p>0.082496451391745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.0000000000007">
                <text:p>80.0000000000007</text:p>
              </table:table-cell>
              <table:table-cell office:value-type="float" office:value="0.0820849986238992">
                <text:p>0.082084998623899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.1000000000007">
                <text:p>80.1000000000007</text:p>
              </table:table-cell>
              <table:table-cell office:value-type="float" office:value="0.0816755979852939">
                <text:p>0.081675597985293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.2000000000007">
                <text:p>80.2000000000007</text:p>
              </table:table-cell>
              <table:table-cell office:value-type="float" office:value="0.0812682392408921">
                <text:p>0.081268239240892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.3000000000007">
                <text:p>80.3000000000007</text:p>
              </table:table-cell>
              <table:table-cell office:value-type="float" office:value="0.0808629122067041">
                <text:p>0.080862912206704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.4000000000007">
                <text:p>80.4000000000007</text:p>
              </table:table-cell>
              <table:table-cell office:value-type="float" office:value="0.0804596067495328">
                <text:p>0.080459606749532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.5000000000007">
                <text:p>80.5000000000007</text:p>
              </table:table-cell>
              <table:table-cell office:value-type="float" office:value="0.0800583127867209">
                <text:p>0.080058312786720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.6000000000007">
                <text:p>80.6000000000007</text:p>
              </table:table-cell>
              <table:table-cell office:value-type="float" office:value="0.0796590202858984">
                <text:p>0.079659020285898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.7000000000007">
                <text:p>80.7000000000007</text:p>
              </table:table-cell>
              <table:table-cell office:value-type="float" office:value="0.079261719264732">
                <text:p>0.07926171926473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.8000000000007">
                <text:p>80.8000000000007</text:p>
              </table:table-cell>
              <table:table-cell office:value-type="float" office:value="0.0788663997906753">
                <text:p>0.078866399790675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.9000000000007">
                <text:p>80.9000000000007</text:p>
              </table:table-cell>
              <table:table-cell office:value-type="float" office:value="0.0784730519807211">
                <text:p>0.078473051980721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.0000000000007">
                <text:p>81.0000000000007</text:p>
              </table:table-cell>
              <table:table-cell office:value-type="float" office:value="0.0780816660011535">
                <text:p>0.078081666001153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.1000000000007">
                <text:p>81.1000000000007</text:p>
              </table:table-cell>
              <table:table-cell office:value-type="float" office:value="0.0776922320673028">
                <text:p>0.077692232067302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.2000000000007">
                <text:p>81.2000000000007</text:p>
              </table:table-cell>
              <table:table-cell office:value-type="float" office:value="0.0773047404433001">
                <text:p>0.077304740443300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.3000000000007">
                <text:p>81.3000000000007</text:p>
              </table:table-cell>
              <table:table-cell office:value-type="float" office:value="0.0769191814418349">
                <text:p>0.076919181441834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.4000000000007">
                <text:p>81.4000000000007</text:p>
              </table:table-cell>
              <table:table-cell office:value-type="float" office:value="0.0765355454239119">
                <text:p>0.076535545423911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.5000000000007">
                <text:p>81.5000000000007</text:p>
              </table:table-cell>
              <table:table-cell office:value-type="float" office:value="0.0761538227986107">
                <text:p>0.076153822798610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.6000000000007">
                <text:p>81.6000000000007</text:p>
              </table:table-cell>
              <table:table-cell office:value-type="float" office:value="0.0757740040228459">
                <text:p>0.075774004022845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.7000000000007">
                <text:p>81.7000000000007</text:p>
              </table:table-cell>
              <table:table-cell office:value-type="float" office:value="0.0753960796011281">
                <text:p>0.075396079601128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.8000000000007">
                <text:p>81.8000000000007</text:p>
              </table:table-cell>
              <table:table-cell office:value-type="float" office:value="0.0750200400853273">
                <text:p>0.075020040085327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.9000000000007">
                <text:p>81.9000000000007</text:p>
              </table:table-cell>
              <table:table-cell office:value-type="float" office:value="0.0746458760744359">
                <text:p>0.074645876074435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.0000000000007">
                <text:p>82.0000000000007</text:p>
              </table:table-cell>
              <table:table-cell office:value-type="float" office:value="0.0742735782143342">
                <text:p>0.074273578214334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.1000000000007">
                <text:p>82.1000000000007</text:p>
              </table:table-cell>
              <table:table-cell office:value-type="float" office:value="0.0739031371975563">
                <text:p>0.073903137197556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.2000000000007">
                <text:p>82.2000000000007</text:p>
              </table:table-cell>
              <table:table-cell office:value-type="float" office:value="0.0735345437630574">
                <text:p>0.073534543763057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.3000000000007">
                <text:p>82.3000000000007</text:p>
              </table:table-cell>
              <table:table-cell office:value-type="float" office:value="0.0731677886959826">
                <text:p>0.073167788695982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.4000000000007">
                <text:p>82.4000000000007</text:p>
              </table:table-cell>
              <table:table-cell office:value-type="float" office:value="0.072802862827436">
                <text:p>0.07280286282743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.5000000000007">
                <text:p>82.5000000000007</text:p>
              </table:table-cell>
              <table:table-cell office:value-type="float" office:value="0.0724397570342518">
                <text:p>0.072439757034251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.6000000000007">
                <text:p>82.6000000000007</text:p>
              </table:table-cell>
              <table:table-cell office:value-type="float" office:value="0.0720784622387664">
                <text:p>0.072078462238766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.7000000000007">
                <text:p>82.7000000000007</text:p>
              </table:table-cell>
              <table:table-cell office:value-type="float" office:value="0.0717189694085911">
                <text:p>0.071718969408591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.8000000000007">
                <text:p>82.8000000000007</text:p>
              </table:table-cell>
              <table:table-cell office:value-type="float" office:value="0.0713612695563864">
                <text:p>0.071361269556386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.9000000000007">
                <text:p>82.9000000000007</text:p>
              </table:table-cell>
              <table:table-cell office:value-type="float" office:value="0.0710053537396373">
                <text:p>0.071005353739637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.0000000000007">
                <text:p>83.0000000000007</text:p>
              </table:table-cell>
              <table:table-cell office:value-type="float" office:value="0.0706512130604299">
                <text:p>0.070651213060429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.1000000000007">
                <text:p>83.1000000000007</text:p>
              </table:table-cell>
              <table:table-cell office:value-type="float" office:value="0.0702988386652288">
                <text:p>0.070298838665228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.2000000000007">
                <text:p>83.2000000000007</text:p>
              </table:table-cell>
              <table:table-cell office:value-type="float" office:value="0.0699482217446557">
                <text:p>0.069948221744655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.3000000000007">
                <text:p>83.3000000000007</text:p>
              </table:table-cell>
              <table:table-cell office:value-type="float" office:value="0.0695993535332694">
                <text:p>0.069599353533269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.4000000000007">
                <text:p>83.4000000000007</text:p>
              </table:table-cell>
              <table:table-cell office:value-type="float" office:value="0.0692522253093463">
                <text:p>0.069252225309346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.5000000000007">
                <text:p>83.5000000000007</text:p>
              </table:table-cell>
              <table:table-cell office:value-type="float" office:value="0.0689068283946629">
                <text:p>0.068906828394662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.6000000000007">
                <text:p>83.6000000000007</text:p>
              </table:table-cell>
              <table:table-cell office:value-type="float" office:value="0.0685631541542783">
                <text:p>0.068563154154278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.7000000000007">
                <text:p>83.7000000000007</text:p>
              </table:table-cell>
              <table:table-cell office:value-type="float" office:value="0.0682211939963185">
                <text:p>0.068221193996318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.8000000000007">
                <text:p>83.8000000000007</text:p>
              </table:table-cell>
              <table:table-cell office:value-type="float" office:value="0.0678809393717618">
                <text:p>0.067880939371761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.9000000000007">
                <text:p>83.9000000000007</text:p>
              </table:table-cell>
              <table:table-cell office:value-type="float" office:value="0.0675423817742249">
                <text:p>0.067542381774224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.0000000000007">
                <text:p>84.0000000000007</text:p>
              </table:table-cell>
              <table:table-cell office:value-type="float" office:value="0.0672055127397501">
                <text:p>0.067205512739750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.1000000000007">
                <text:p>84.1000000000007</text:p>
              </table:table-cell>
              <table:table-cell office:value-type="float" office:value="0.0668703238465942">
                <text:p>0.066870323846594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.2000000000007">
                <text:p>84.2000000000007</text:p>
              </table:table-cell>
              <table:table-cell office:value-type="float" office:value="0.0665368067150172">
                <text:p>0.066536806715017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.3000000000007">
                <text:p>84.3000000000007</text:p>
              </table:table-cell>
              <table:table-cell office:value-type="float" office:value="0.0662049530070736">
                <text:p>0.066204953007073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.4000000000007">
                <text:p>84.4000000000007</text:p>
              </table:table-cell>
              <table:table-cell office:value-type="float" office:value="0.0658747544264033">
                <text:p>0.065874754426403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.5000000000007">
                <text:p>84.5000000000007</text:p>
              </table:table-cell>
              <table:table-cell office:value-type="float" office:value="0.0655462027180247">
                <text:p>0.065546202718024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.6000000000007">
                <text:p>84.6000000000007</text:p>
              </table:table-cell>
              <table:table-cell office:value-type="float" office:value="0.0652192896681279">
                <text:p>0.065219289668127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.7000000000007">
                <text:p>84.7000000000007</text:p>
              </table:table-cell>
              <table:table-cell office:value-type="float" office:value="0.0648940071038696">
                <text:p>0.064894007103869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.8000000000007">
                <text:p>84.8000000000007</text:p>
              </table:table-cell>
              <table:table-cell office:value-type="float" office:value="0.0645703468931689">
                <text:p>0.064570346893168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.9000000000007">
                <text:p>84.9000000000007</text:p>
              </table:table-cell>
              <table:table-cell office:value-type="float" office:value="0.0642483009445035">
                <text:p>0.064248300944503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.0000000000007">
                <text:p>85.0000000000007</text:p>
              </table:table-cell>
              <table:table-cell office:value-type="float" office:value="0.0639278612067079">
                <text:p>0.063927861206707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.1000000000007">
                <text:p>85.1000000000007</text:p>
              </table:table-cell>
              <table:table-cell office:value-type="float" office:value="0.0636090196687722">
                <text:p>0.063609019668772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.2000000000007">
                <text:p>85.2000000000007</text:p>
              </table:table-cell>
              <table:table-cell office:value-type="float" office:value="0.0632917683596411">
                <text:p>0.063291768359641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.3000000000007">
                <text:p>85.3000000000007</text:p>
              </table:table-cell>
              <table:table-cell office:value-type="float" office:value="0.0629760993480154">
                <text:p>0.062976099348015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.4000000000007">
                <text:p>85.4000000000007</text:p>
              </table:table-cell>
              <table:table-cell office:value-type="float" office:value="0.0626620047421535">
                <text:p>0.062662004742153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.5000000000007">
                <text:p>85.5000000000007</text:p>
              </table:table-cell>
              <table:table-cell office:value-type="float" office:value="0.0623494766896738">
                <text:p>0.062349476689673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.6000000000007">
                <text:p>85.6000000000007</text:p>
              </table:table-cell>
              <table:table-cell office:value-type="float" office:value="0.0620385073773587">
                <text:p>0.062038507377358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.7000000000007">
                <text:p>85.7000000000007</text:p>
              </table:table-cell>
              <table:table-cell office:value-type="float" office:value="0.0617290890309592">
                <text:p>0.061729089030959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.8000000000007">
                <text:p>85.8000000000007</text:p>
              </table:table-cell>
              <table:table-cell office:value-type="float" office:value="0.0614212139150005">
                <text:p>0.061421213915000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.9000000000007">
                <text:p>85.9000000000007</text:p>
              </table:table-cell>
              <table:table-cell office:value-type="float" office:value="0.0611148743325887">
                <text:p>0.061114874332588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.0000000000007">
                <text:p>86.0000000000007</text:p>
              </table:table-cell>
              <table:table-cell office:value-type="float" office:value="0.0608100626252183">
                <text:p>0.060810062625218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.1000000000007">
                <text:p>86.1000000000007</text:p>
              </table:table-cell>
              <table:table-cell office:value-type="float" office:value="0.0605067711725807">
                <text:p>0.060506771172580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.2000000000007">
                <text:p>86.2000000000007</text:p>
              </table:table-cell>
              <table:table-cell office:value-type="float" office:value="0.0602049923923739">
                <text:p>0.060204992392373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.3000000000007">
                <text:p>86.3000000000007</text:p>
              </table:table-cell>
              <table:table-cell office:value-type="float" office:value="0.0599047187401125">
                <text:p>0.059904718740112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.4000000000007">
                <text:p>86.4000000000007</text:p>
              </table:table-cell>
              <table:table-cell office:value-type="float" office:value="0.0596059427089397">
                <text:p>0.059605942708939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.5000000000007">
                <text:p>86.5000000000007</text:p>
              </table:table-cell>
              <table:table-cell office:value-type="float" office:value="0.0593086568294391">
                <text:p>0.059308656829439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.6000000000007">
                <text:p>86.6000000000007</text:p>
              </table:table-cell>
              <table:table-cell office:value-type="float" office:value="0.0590128536694482">
                <text:p>0.059012853669448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.7000000000007">
                <text:p>86.7000000000007</text:p>
              </table:table-cell>
              <table:table-cell office:value-type="float" office:value="0.0587185258338726">
                <text:p>0.058718525833872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.8000000000007">
                <text:p>86.8000000000007</text:p>
              </table:table-cell>
              <table:table-cell office:value-type="float" office:value="0.0584256659645012">
                <text:p>0.058425665964501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.9000000000007">
                <text:p>86.9000000000007</text:p>
              </table:table-cell>
              <table:table-cell office:value-type="float" office:value="0.0581342667398218">
                <text:p>0.058134266739821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.0000000000007">
                <text:p>87.0000000000007</text:p>
              </table:table-cell>
              <table:table-cell office:value-type="float" office:value="0.0578443208748388">
                <text:p>0.057844320874838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.1000000000007">
                <text:p>87.1000000000007</text:p>
              </table:table-cell>
              <table:table-cell office:value-type="float" office:value="0.0575558211208904">
                <text:p>0.057555821120890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.2000000000007">
                <text:p>87.2000000000007</text:p>
              </table:table-cell>
              <table:table-cell office:value-type="float" office:value="0.0572687602654677">
                <text:p>0.057268760265467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.3000000000007">
                <text:p>87.3000000000007</text:p>
              </table:table-cell>
              <table:table-cell office:value-type="float" office:value="0.0569831311320344">
                <text:p>0.056983131132034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.4000000000007">
                <text:p>87.4000000000007</text:p>
              </table:table-cell>
              <table:table-cell office:value-type="float" office:value="0.0566989265798473">
                <text:p>0.056698926579847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.5000000000007">
                <text:p>87.5000000000007</text:p>
              </table:table-cell>
              <table:table-cell office:value-type="float" office:value="0.0564161395037777">
                <text:p>0.056416139503777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.6000000000007">
                <text:p>87.6000000000007</text:p>
              </table:table-cell>
              <table:table-cell office:value-type="float" office:value="0.0561347628341341">
                <text:p>0.056134762834134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.7000000000007">
                <text:p>87.7000000000007</text:p>
              </table:table-cell>
              <table:table-cell office:value-type="float" office:value="0.055854789536485">
                <text:p>0.05585478953648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.8000000000007">
                <text:p>87.8000000000007</text:p>
              </table:table-cell>
              <table:table-cell office:value-type="float" office:value="0.0555762126114834">
                <text:p>0.055576212611483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.9000000000007">
                <text:p>87.9000000000007</text:p>
              </table:table-cell>
              <table:table-cell office:value-type="float" office:value="0.0552990250946917">
                <text:p>0.055299025094691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.0000000000007">
                <text:p>88.0000000000007</text:p>
              </table:table-cell>
              <table:table-cell office:value-type="float" office:value="0.0550232200564076">
                <text:p>0.055023220056407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.1000000000007">
                <text:p>88.1000000000007</text:p>
              </table:table-cell>
              <table:table-cell office:value-type="float" office:value="0.0547487906014906">
                <text:p>0.054748790601490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.2000000000008">
                <text:p>88.2000000000008</text:p>
              </table:table-cell>
              <table:table-cell office:value-type="float" office:value="0.0544757298691902">
                <text:p>0.054475729869190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.3000000000007">
                <text:p>88.3000000000007</text:p>
              </table:table-cell>
              <table:table-cell office:value-type="float" office:value="0.0542040310329738">
                <text:p>0.054204031032973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.4000000000007">
                <text:p>88.4000000000007</text:p>
              </table:table-cell>
              <table:table-cell office:value-type="float" office:value="0.0539336873003563">
                <text:p>0.053933687300356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.5000000000007">
                <text:p>88.5000000000007</text:p>
              </table:table-cell>
              <table:table-cell office:value-type="float" office:value="0.0536646919127305">
                <text:p>0.053664691912730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.6000000000007">
                <text:p>88.6000000000007</text:p>
              </table:table-cell>
              <table:table-cell office:value-type="float" office:value="0.0533970381451974">
                <text:p>0.053397038145197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.7000000000007">
                <text:p>88.7000000000007</text:p>
              </table:table-cell>
              <table:table-cell office:value-type="float" office:value="0.0531307193063991">
                <text:p>0.053130719306399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.8000000000008">
                <text:p>88.8000000000008</text:p>
              </table:table-cell>
              <table:table-cell office:value-type="float" office:value="0.0528657287383507">
                <text:p>0.052865728738350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.9000000000008">
                <text:p>88.9000000000008</text:p>
              </table:table-cell>
              <table:table-cell office:value-type="float" office:value="0.0526020598162741">
                <text:p>0.052602059816274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.0000000000008">
                <text:p>89.0000000000008</text:p>
              </table:table-cell>
              <table:table-cell office:value-type="float" office:value="0.0523397059484327">
                <text:p>0.052339705948432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.1000000000008">
                <text:p>89.1000000000008</text:p>
              </table:table-cell>
              <table:table-cell office:value-type="float" office:value="0.052078660575966">
                <text:p>0.05207866057596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.2000000000008">
                <text:p>89.2000000000008</text:p>
              </table:table-cell>
              <table:table-cell office:value-type="float" office:value="0.0518189171727261">
                <text:p>0.051818917172726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.3000000000007">
                <text:p>89.3000000000007</text:p>
              </table:table-cell>
              <table:table-cell office:value-type="float" office:value="0.0515604692451145">
                <text:p>0.051560469245114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.4000000000008">
                <text:p>89.4000000000008</text:p>
              </table:table-cell>
              <table:table-cell office:value-type="float" office:value="0.0513033103319194">
                <text:p>0.051303310331919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.5000000000008">
                <text:p>89.5000000000008</text:p>
              </table:table-cell>
              <table:table-cell office:value-type="float" office:value="0.0510474340041547">
                <text:p>0.051047434004154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.6000000000008">
                <text:p>89.6000000000008</text:p>
              </table:table-cell>
              <table:table-cell office:value-type="float" office:value="0.0507928338648988">
                <text:p>0.050792833864898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.7000000000008">
                <text:p>89.7000000000008</text:p>
              </table:table-cell>
              <table:table-cell office:value-type="float" office:value="0.050539503549135">
                <text:p>0.05053950354913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.8000000000008">
                <text:p>89.8000000000008</text:p>
              </table:table-cell>
              <table:table-cell office:value-type="float" office:value="0.0502874367235922">
                <text:p>0.050287436723592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.9000000000008">
                <text:p>89.9000000000008</text:p>
              </table:table-cell>
              <table:table-cell office:value-type="float" office:value="0.0500366270865866">
                <text:p>0.050036627086586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.0000000000007">
                <text:p>90.0000000000007</text:p>
              </table:table-cell>
              <table:table-cell office:value-type="float" office:value="0.0497870683678642">
                <text:p>0.049787068367864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.1000000000008">
                <text:p>90.1000000000008</text:p>
              </table:table-cell>
              <table:table-cell office:value-type="float" office:value="0.0495387543284442">
                <text:p>0.049538754328444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.2000000000008">
                <text:p>90.2000000000008</text:p>
              </table:table-cell>
              <table:table-cell office:value-type="float" office:value="0.0492916787604625">
                <text:p>0.049291678760462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.3000000000008">
                <text:p>90.3000000000008</text:p>
              </table:table-cell>
              <table:table-cell office:value-type="float" office:value="0.049045835487017">
                <text:p>0.04904583548701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.4000000000008">
                <text:p>90.4000000000008</text:p>
              </table:table-cell>
              <table:table-cell office:value-type="float" office:value="0.0488012183620132">
                <text:p>0.048801218362013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.5000000000008">
                <text:p>90.5000000000008</text:p>
              </table:table-cell>
              <table:table-cell office:value-type="float" office:value="0.0485578212700103">
                <text:p>0.048557821270010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.6000000000008">
                <text:p>90.6000000000008</text:p>
              </table:table-cell>
              <table:table-cell office:value-type="float" office:value="0.0483156381260681">
                <text:p>0.048315638126068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.7000000000008">
                <text:p>90.7000000000008</text:p>
              </table:table-cell>
              <table:table-cell office:value-type="float" office:value="0.0480746628755955">
                <text:p>0.048074662875595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.8000000000008">
                <text:p>90.8000000000008</text:p>
              </table:table-cell>
              <table:table-cell office:value-type="float" office:value="0.0478348894941987">
                <text:p>0.047834889494198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.9000000000008">
                <text:p>90.9000000000008</text:p>
              </table:table-cell>
              <table:table-cell office:value-type="float" office:value="0.0475963119875306">
                <text:p>0.047596311987530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.0000000000008">
                <text:p>91.0000000000008</text:p>
              </table:table-cell>
              <table:table-cell office:value-type="float" office:value="0.0473589243911412">
                <text:p>0.047358924391141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.1000000000008">
                <text:p>91.1000000000008</text:p>
              </table:table-cell>
              <table:table-cell office:value-type="float" office:value="0.0471227207703282">
                <text:p>0.047122720770328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.2000000000008">
                <text:p>91.2000000000008</text:p>
              </table:table-cell>
              <table:table-cell office:value-type="float" office:value="0.0468876952199888">
                <text:p>0.046887695219988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.3000000000008">
                <text:p>91.3000000000008</text:p>
              </table:table-cell>
              <table:table-cell office:value-type="float" office:value="0.0466538418644719">
                <text:p>0.046653841864471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.4000000000008">
                <text:p>91.4000000000008</text:p>
              </table:table-cell>
              <table:table-cell office:value-type="float" office:value="0.0464211548574315">
                <text:p>0.046421154857431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.5000000000008">
                <text:p>91.5000000000008</text:p>
              </table:table-cell>
              <table:table-cell office:value-type="float" office:value="0.0461896283816804">
                <text:p>0.046189628381680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.6000000000008">
                <text:p>91.6000000000008</text:p>
              </table:table-cell>
              <table:table-cell office:value-type="float" office:value="0.0459592566490445">
                <text:p>0.045959256649044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.7000000000008">
                <text:p>91.7000000000008</text:p>
              </table:table-cell>
              <table:table-cell office:value-type="float" office:value="0.0457300339002185">
                <text:p>0.045730033900218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.8000000000008">
                <text:p>91.8000000000008</text:p>
              </table:table-cell>
              <table:table-cell office:value-type="float" office:value="0.0455019544046218">
                <text:p>0.045501954404621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.9000000000008">
                <text:p>91.9000000000008</text:p>
              </table:table-cell>
              <table:table-cell office:value-type="float" office:value="0.0452750124602552">
                <text:p>0.045275012460255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.0000000000008">
                <text:p>92.0000000000008</text:p>
              </table:table-cell>
              <table:table-cell office:value-type="float" office:value="0.0450492023935581">
                <text:p>0.045049202393558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.1000000000008">
                <text:p>92.1000000000008</text:p>
              </table:table-cell>
              <table:table-cell office:value-type="float" office:value="0.0448245185592671">
                <text:p>0.044824518559267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.2000000000008">
                <text:p>92.2000000000008</text:p>
              </table:table-cell>
              <table:table-cell office:value-type="float" office:value="0.0446009553402748">
                <text:p>0.044600955340274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.3000000000008">
                <text:p>92.3000000000008</text:p>
              </table:table-cell>
              <table:table-cell office:value-type="float" office:value="0.0443785071474889">
                <text:p>0.044378507147488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.4000000000008">
                <text:p>92.4000000000008</text:p>
              </table:table-cell>
              <table:table-cell office:value-type="float" office:value="0.0441571684196931">
                <text:p>0.044157168419693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.5000000000008">
                <text:p>92.5000000000008</text:p>
              </table:table-cell>
              <table:table-cell office:value-type="float" office:value="0.0439369336234077">
                <text:p>0.043936933623407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.6000000000008">
                <text:p>92.6000000000008</text:p>
              </table:table-cell>
              <table:table-cell office:value-type="float" office:value="0.0437177972527512">
                <text:p>0.043717797252751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.7000000000008">
                <text:p>92.7000000000008</text:p>
              </table:table-cell>
              <table:table-cell office:value-type="float" office:value="0.043499753829303">
                <text:p>0.04349975382930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.8000000000008">
                <text:p>92.8000000000008</text:p>
              </table:table-cell>
              <table:table-cell office:value-type="float" office:value="0.0432827979019662">
                <text:p>0.043282797901966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.9000000000008">
                <text:p>92.9000000000008</text:p>
              </table:table-cell>
              <table:table-cell office:value-type="float" office:value="0.0430669240468312">
                <text:p>0.043066924046831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.0000000000008">
                <text:p>93.0000000000008</text:p>
              </table:table-cell>
              <table:table-cell office:value-type="float" office:value="0.0428521268670404">
                <text:p>0.042852126867040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.1000000000008">
                <text:p>93.1000000000008</text:p>
              </table:table-cell>
              <table:table-cell office:value-type="float" office:value="0.0426384009926533">
                <text:p>0.042638400992653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.2000000000008">
                <text:p>93.2000000000008</text:p>
              </table:table-cell>
              <table:table-cell office:value-type="float" office:value="0.0424257410805116">
                <text:p>0.042425741080511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.3000000000008">
                <text:p>93.3000000000008</text:p>
              </table:table-cell>
              <table:table-cell office:value-type="float" office:value="0.0422141418141067">
                <text:p>0.042214141814106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.4000000000008">
                <text:p>93.4000000000008</text:p>
              </table:table-cell>
              <table:table-cell office:value-type="float" office:value="0.0420035979034458">
                <text:p>0.042003597903445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.5000000000008">
                <text:p>93.5000000000008</text:p>
              </table:table-cell>
              <table:table-cell office:value-type="float" office:value="0.0417941040849202">
                <text:p>0.041794104084920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.6000000000008">
                <text:p>93.6000000000008</text:p>
              </table:table-cell>
              <table:table-cell office:value-type="float" office:value="0.0415856551211734">
                <text:p>0.041585655121173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.7000000000008">
                <text:p>93.7000000000008</text:p>
              </table:table-cell>
              <table:table-cell office:value-type="float" office:value="0.0413782458009706">
                <text:p>0.041378245800970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.8000000000008">
                <text:p>93.8000000000008</text:p>
              </table:table-cell>
              <table:table-cell office:value-type="float" office:value="0.041171870939068">
                <text:p>0.04117187093906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.9000000000008">
                <text:p>93.9000000000008</text:p>
              </table:table-cell>
              <table:table-cell office:value-type="float" office:value="0.0409665253760832">
                <text:p>0.040966525376083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.0000000000008">
                <text:p>94.0000000000008</text:p>
              </table:table-cell>
              <table:table-cell office:value-type="float" office:value="0.0407622039783665">
                <text:p>0.040762203978366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.1000000000008">
                <text:p>94.1000000000008</text:p>
              </table:table-cell>
              <table:table-cell office:value-type="float" office:value="0.0405589016378722">
                <text:p>0.040558901637872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.2000000000008">
                <text:p>94.2000000000008</text:p>
              </table:table-cell>
              <table:table-cell office:value-type="float" office:value="0.0403566132720314">
                <text:p>0.040356613272031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.3000000000008">
                <text:p>94.3000000000008</text:p>
              </table:table-cell>
              <table:table-cell office:value-type="float" office:value="0.0401553338236243">
                <text:p>0.040155333823624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.4000000000008">
                <text:p>94.4000000000008</text:p>
              </table:table-cell>
              <table:table-cell office:value-type="float" office:value="0.0399550582606541">
                <text:p>0.039955058260654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.5000000000008">
                <text:p>94.5000000000008</text:p>
              </table:table-cell>
              <table:table-cell office:value-type="float" office:value="0.0397557815762215">
                <text:p>0.039755781576221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.6000000000008">
                <text:p>94.6000000000008</text:p>
              </table:table-cell>
              <table:table-cell office:value-type="float" office:value="0.039557498788399">
                <text:p>0.03955749878839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.7000000000008">
                <text:p>94.7000000000008</text:p>
              </table:table-cell>
              <table:table-cell office:value-type="float" office:value="0.0393602049401064">
                <text:p>0.039360204940106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.8000000000008">
                <text:p>94.8000000000008</text:p>
              </table:table-cell>
              <table:table-cell office:value-type="float" office:value="0.0391638950989873">
                <text:p>0.039163895098987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.9000000000008">
                <text:p>94.9000000000008</text:p>
              </table:table-cell>
              <table:table-cell office:value-type="float" office:value="0.0389685643572855">
                <text:p>0.038968564357285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.0000000000008">
                <text:p>95.0000000000008</text:p>
              </table:table-cell>
              <table:table-cell office:value-type="float" office:value="0.0387742078317222">
                <text:p>0.038774207831722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.1000000000008">
                <text:p>95.1000000000008</text:p>
              </table:table-cell>
              <table:table-cell office:value-type="float" office:value="0.0385808206633743">
                <text:p>0.038580820663374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.2000000000008">
                <text:p>95.2000000000008</text:p>
              </table:table-cell>
              <table:table-cell office:value-type="float" office:value="0.0383883980175523">
                <text:p>0.038388398017552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.3000000000008">
                <text:p>95.3000000000008</text:p>
              </table:table-cell>
              <table:table-cell office:value-type="float" office:value="0.0381969350836802">
                <text:p>0.038196935083680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.4000000000008">
                <text:p>95.4000000000008</text:p>
              </table:table-cell>
              <table:table-cell office:value-type="float" office:value="0.0380064270751745">
                <text:p>0.038006427075174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.5000000000008">
                <text:p>95.5000000000008</text:p>
              </table:table-cell>
              <table:table-cell office:value-type="float" office:value="0.0378168692293253">
                <text:p>0.037816869229325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.6000000000008">
                <text:p>95.6000000000008</text:p>
              </table:table-cell>
              <table:table-cell office:value-type="float" office:value="0.0376282568071764">
                <text:p>0.037628256807176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.7000000000008">
                <text:p>95.7000000000008</text:p>
              </table:table-cell>
              <table:table-cell office:value-type="float" office:value="0.0374405850934075">
                <text:p>0.037440585093407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.8000000000008">
                <text:p>95.8000000000008</text:p>
              </table:table-cell>
              <table:table-cell office:value-type="float" office:value="0.037253849396216">
                <text:p>0.03725384939621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.9000000000008">
                <text:p>95.9000000000008</text:p>
              </table:table-cell>
              <table:table-cell office:value-type="float" office:value="0.0370680450471997">
                <text:p>0.037068045047199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.0000000000008">
                <text:p>96.0000000000008</text:p>
              </table:table-cell>
              <table:table-cell office:value-type="float" office:value="0.0368831674012402">
                <text:p>0.036883167401240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.1000000000008">
                <text:p>96.1000000000008</text:p>
              </table:table-cell>
              <table:table-cell office:value-type="float" office:value="0.0366992118363867">
                <text:p>0.036699211836386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.2000000000008">
                <text:p>96.2000000000008</text:p>
              </table:table-cell>
              <table:table-cell office:value-type="float" office:value="0.0365161737537406">
                <text:p>0.036516173753740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.3000000000008">
                <text:p>96.3000000000008</text:p>
              </table:table-cell>
              <table:table-cell office:value-type="float" office:value="0.0363340485773402">
                <text:p>0.036334048577340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.4000000000008">
                <text:p>96.4000000000008</text:p>
              </table:table-cell>
              <table:table-cell office:value-type="float" office:value="0.0361528317540466">
                <text:p>0.036152831754046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.5000000000008">
                <text:p>96.5000000000008</text:p>
              </table:table-cell>
              <table:table-cell office:value-type="float" office:value="0.0359725187534299">
                <text:p>0.035972518753429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.6000000000008">
                <text:p>96.6000000000008</text:p>
              </table:table-cell>
              <table:table-cell office:value-type="float" office:value="0.0357931050676555">
                <text:p>0.035793105067655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.7000000000008">
                <text:p>96.7000000000008</text:p>
              </table:table-cell>
              <table:table-cell office:value-type="float" office:value="0.0356145862113721">
                <text:p>0.035614586211372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.8000000000008">
                <text:p>96.8000000000008</text:p>
              </table:table-cell>
              <table:table-cell office:value-type="float" office:value="0.0354369577215988">
                <text:p>0.035436957721598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.9000000000008">
                <text:p>96.9000000000008</text:p>
              </table:table-cell>
              <table:table-cell office:value-type="float" office:value="0.0352602151576143">
                <text:p>0.035260215157614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.0000000000008">
                <text:p>97.0000000000008</text:p>
              </table:table-cell>
              <table:table-cell office:value-type="float" office:value="0.0350843541008452">
                <text:p>0.035084354100845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.1000000000008">
                <text:p>97.1000000000008</text:p>
              </table:table-cell>
              <table:table-cell office:value-type="float" office:value="0.034909370154756">
                <text:p>0.03490937015475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.2000000000008">
                <text:p>97.2000000000008</text:p>
              </table:table-cell>
              <table:table-cell office:value-type="float" office:value="0.0347352589447387">
                <text:p>0.034735258944738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.3000000000008">
                <text:p>97.3000000000008</text:p>
              </table:table-cell>
              <table:table-cell office:value-type="float" office:value="0.0345620161180043">
                <text:p>0.034562016118004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.4000000000008">
                <text:p>97.4000000000008</text:p>
              </table:table-cell>
              <table:table-cell office:value-type="float" office:value="0.0343896373434729">
                <text:p>0.034389637343472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.5000000000008">
                <text:p>97.5000000000008</text:p>
              </table:table-cell>
              <table:table-cell office:value-type="float" office:value="0.0342181183116662">
                <text:p>0.034218118311666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.6000000000008">
                <text:p>97.6000000000008</text:p>
              </table:table-cell>
              <table:table-cell office:value-type="float" office:value="0.0340474547345995">
                <text:p>0.034047454734599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.7000000000009">
                <text:p>97.7000000000009</text:p>
              </table:table-cell>
              <table:table-cell office:value-type="float" office:value="0.0338776423456745">
                <text:p>0.033877642345674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.8000000000008">
                <text:p>97.8000000000008</text:p>
              </table:table-cell>
              <table:table-cell office:value-type="float" office:value="0.0337086768995726">
                <text:p>0.033708676899572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.9000000000008">
                <text:p>97.9000000000008</text:p>
              </table:table-cell>
              <table:table-cell office:value-type="float" office:value="0.0335405541721488">
                <text:p>0.033540554172148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.0000000000008">
                <text:p>98.0000000000008</text:p>
              </table:table-cell>
              <table:table-cell office:value-type="float" office:value="0.0333732699603263">
                <text:p>0.033373269960326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.1000000000008">
                <text:p>98.1000000000008</text:p>
              </table:table-cell>
              <table:table-cell office:value-type="float" office:value="0.0332068200819909">
                <text:p>0.033206820081990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.2000000000008">
                <text:p>98.2000000000008</text:p>
              </table:table-cell>
              <table:table-cell office:value-type="float" office:value="0.0330412003758871">
                <text:p>0.033041200375887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.3000000000008">
                <text:p>98.3000000000008</text:p>
              </table:table-cell>
              <table:table-cell office:value-type="float" office:value="0.0328764067015136">
                <text:p>0.032876406701513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.4000000000009">
                <text:p>98.4000000000009</text:p>
              </table:table-cell>
              <table:table-cell office:value-type="float" office:value="0.03271243493902">
                <text:p>0.0327124349390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.5000000000008">
                <text:p>98.5000000000008</text:p>
              </table:table-cell>
              <table:table-cell office:value-type="float" office:value="0.0325492809891036">
                <text:p>0.032549280989103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.6000000000009">
                <text:p>98.6000000000009</text:p>
              </table:table-cell>
              <table:table-cell office:value-type="float" office:value="0.0323869407729072">
                <text:p>0.032386940772907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.7000000000008">
                <text:p>98.7000000000008</text:p>
              </table:table-cell>
              <table:table-cell office:value-type="float" office:value="0.032225410231917">
                <text:p>0.03222541023191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.8000000000008">
                <text:p>98.8000000000008</text:p>
              </table:table-cell>
              <table:table-cell office:value-type="float" office:value="0.032064685327861">
                <text:p>0.03206468532786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.9000000000008">
                <text:p>98.9000000000008</text:p>
              </table:table-cell>
              <table:table-cell office:value-type="float" office:value="0.0319047620426082">
                <text:p>0.031904762042608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.0000000000009">
                <text:p>99.0000000000009</text:p>
              </table:table-cell>
              <table:table-cell office:value-type="float" office:value="0.0317456363780681">
                <text:p>0.031745636378068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.1000000000009">
                <text:p>99.1000000000009</text:p>
              </table:table-cell>
              <table:table-cell office:value-type="float" office:value="0.031587304356091">
                <text:p>0.03158730435609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.2000000000009">
                <text:p>99.2000000000009</text:p>
              </table:table-cell>
              <table:table-cell office:value-type="float" office:value="0.0314297620183679">
                <text:p>0.031429762018367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.3000000000009">
                <text:p>99.3000000000009</text:p>
              </table:table-cell>
              <table:table-cell office:value-type="float" office:value="0.0312730054263322">
                <text:p>0.031273005426332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.4000000000009">
                <text:p>99.4000000000009</text:p>
              </table:table-cell>
              <table:table-cell office:value-type="float" office:value="0.031117030661061">
                <text:p>0.03111703066106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.5000000000008">
                <text:p>99.5000000000008</text:p>
              </table:table-cell>
              <table:table-cell office:value-type="float" office:value="0.0309618338231771">
                <text:p>0.030961833823177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.6000000000009">
                <text:p>99.6000000000009</text:p>
              </table:table-cell>
              <table:table-cell office:value-type="float" office:value="0.0308074110327513">
                <text:p>0.030807411032751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.7000000000009">
                <text:p>99.7000000000009</text:p>
              </table:table-cell>
              <table:table-cell office:value-type="float" office:value="0.0306537584292058">
                <text:p>0.030653758429205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.8000000000009">
                <text:p>99.8000000000009</text:p>
              </table:table-cell>
              <table:table-cell office:value-type="float" office:value="0.0305008721712177">
                <text:p>0.030500872171217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.9000000000009">
                <text:p>99.9000000000009</text:p>
              </table:table-cell>
              <table:table-cell office:value-type="float" office:value="0.0303487484366224">
                <text:p>0.030348748436622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.000000000001">
                <text:p>100.000000000001</text:p>
              </table:table-cell>
              <table:table-cell office:value-type="float" office:value="0.0301973834223187">
                <text:p>0.03019738342231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f82ddfca21ebc1e222a662a32b25c0c9d20169e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701cm" svg:height="5.081cm" xlink:href=".." xlink:type="simple" chart:class="chart:scatter" chart:style-name="ch1">
        <chart:plot-area chart:style-name="ch2" table:cell-range-address="Sheet1.A1:Sheet1.A1002 Sheet1.F1:Sheet1.F1002" chart:data-source-has-labels="row" svg:x="1.251cm" svg:y="0.101cm" svg:width="11.196cm" svg:height="3.912cm">
          <chartooo:coordinate-region svg:x="1.972cm" svg:y="0.304cm" svg:width="10.191cm" svg:height="3.055cm"/>
          <chart:axis chart:dimension="x" chart:name="primary-x" chart:style-name="ch3">
            <chart:title svg:x="6.745cm" svg:y="4.114cm" chart:style-name="ch4">
              <text:p>t</text:p>
            </chart:title>
          </chart:axis>
          <chart:axis chart:dimension="y" chart:name="primary-y" chart:style-name="ch5">
            <chart:title svg:x="0.451cm" svg:y="2.302cm" chart:style-name="ch6">
              <text:p>dw</text:p>
            </chart:title>
            <chart:grid chart:style-name="ch7" chart:class="major"/>
          </chart:axis>
          <chart:series chart:style-name="ch8" chart:values-cell-range-address="Sheet1.F2:Sheet1.F1002" chart:label-cell-address="Sheet1.F1:Sheet1.F1" chart:class="chart:scatter">
            <chart:domain table:cell-range-address="Sheet1.A2:Sheet1.A1002"/>
            <chart:data-point chart:repeated="10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w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002</svg:desc>
                </draw:g>
              </table:table-cell>
              <table:table-cell office:value-type="float" office:value="0">
                <text:p>0</text:p>
                <draw:g>
                  <svg:desc>Sheet1.F2:Sheet1.F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">
                <text:p>1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">
                <text:p>15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">
                <text:p>1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">
                <text:p>15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">
                <text:p>16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">
                <text:p>1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">
                <text:p>16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">
                <text:p>1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">
                <text:p>1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">
                <text:p>1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">
                <text:p>1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">
                <text:p>1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">
                <text:p>16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">
                <text:p>1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">
                <text:p>1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">
                <text:p>17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">
                <text:p>1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">
                <text:p>1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">
                <text:p>1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">
                <text:p>1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">
                <text:p>17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">
                <text:p>18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">
                <text:p>1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">
                <text:p>18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">
                <text:p>1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">
                <text:p>1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">
                <text:p>1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">
                <text:p>18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">
                <text:p>1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">
                <text:p>1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">
                <text:p>1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">
                <text:p>1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">
                <text:p>19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">
                <text:p>1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000000000001">
                <text:p>19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000000000001">
                <text:p>19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000000000001">
                <text:p>19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000000000001">
                <text:p>19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000000000001">
                <text:p>19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.0000000000001">
                <text:p>20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1000000000001">
                <text:p>20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000000000001">
                <text:p>20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000000000001">
                <text:p>20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4000000000001">
                <text:p>20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5000000000001">
                <text:p>20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6000000000001">
                <text:p>20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7000000000001">
                <text:p>20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8000000000001">
                <text:p>20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9000000000001">
                <text:p>20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.0000000000001">
                <text:p>21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1000000000001">
                <text:p>21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2000000000001">
                <text:p>21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3000000000001">
                <text:p>21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4000000000001">
                <text:p>21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5000000000001">
                <text:p>21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6000000000001">
                <text:p>21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7000000000001">
                <text:p>21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8000000000001">
                <text:p>21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9000000000001">
                <text:p>21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.0000000000001">
                <text:p>22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1000000000001">
                <text:p>22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2000000000001">
                <text:p>22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3000000000001">
                <text:p>22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4000000000001">
                <text:p>22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5000000000001">
                <text:p>22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6000000000001">
                <text:p>22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7000000000001">
                <text:p>22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8000000000001">
                <text:p>22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9000000000001">
                <text:p>22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.0000000000001">
                <text:p>23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1000000000001">
                <text:p>23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2000000000001">
                <text:p>23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3000000000001">
                <text:p>23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4000000000001">
                <text:p>23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5000000000001">
                <text:p>23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6000000000001">
                <text:p>23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7000000000001">
                <text:p>23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8000000000001">
                <text:p>23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9000000000001">
                <text:p>23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.0000000000001">
                <text:p>24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1000000000001">
                <text:p>24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2000000000001">
                <text:p>24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3000000000001">
                <text:p>24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4000000000001">
                <text:p>24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5000000000001">
                <text:p>24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6000000000001">
                <text:p>24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7000000000001">
                <text:p>24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8000000000001">
                <text:p>24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9000000000001">
                <text:p>24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.0000000000001">
                <text:p>25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1000000000001">
                <text:p>25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2000000000001">
                <text:p>25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3000000000001">
                <text:p>25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4000000000001">
                <text:p>25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5000000000001">
                <text:p>25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6000000000001">
                <text:p>25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7000000000001">
                <text:p>25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8000000000001">
                <text:p>25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.9000000000001">
                <text:p>25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.0000000000001">
                <text:p>26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1000000000001">
                <text:p>26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2000000000001">
                <text:p>26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3000000000001">
                <text:p>26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4000000000001">
                <text:p>26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5000000000001">
                <text:p>26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.6000000000001">
                <text:p>26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.7000000000001">
                <text:p>26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.8000000000001">
                <text:p>26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.9000000000001">
                <text:p>26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.0000000000001">
                <text:p>27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1000000000001">
                <text:p>27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2000000000001">
                <text:p>27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3000000000001">
                <text:p>27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4000000000001">
                <text:p>27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5000000000001">
                <text:p>27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6000000000001">
                <text:p>27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7000000000001">
                <text:p>27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.8000000000001">
                <text:p>27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9000000000001">
                <text:p>27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.0000000000001">
                <text:p>28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1000000000001">
                <text:p>28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2000000000001">
                <text:p>28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3000000000001">
                <text:p>28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4000000000001">
                <text:p>28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5000000000001">
                <text:p>28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6000000000001">
                <text:p>28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7000000000001">
                <text:p>28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8000000000001">
                <text:p>28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.9000000000001">
                <text:p>28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.0000000000001">
                <text:p>29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.1000000000001">
                <text:p>29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.2000000000001">
                <text:p>29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.3000000000001">
                <text:p>29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4000000000001">
                <text:p>29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5000000000001">
                <text:p>29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6000000000002">
                <text:p>29.6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7000000000002">
                <text:p>29.7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8000000000002">
                <text:p>29.8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.9000000000002">
                <text:p>29.9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.0000000000002">
                <text:p>30.0000000000002</text:p>
              </table:table-cell>
              <table:table-cell office:value-type="float" office:value="0.367879441171443">
                <text:p>0.3678794411714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1000000000002">
                <text:p>30.1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.2000000000002">
                <text:p>30.2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.3000000000002">
                <text:p>30.3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.4000000000002">
                <text:p>30.4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5000000000002">
                <text:p>30.5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.6000000000002">
                <text:p>30.6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7000000000002">
                <text:p>30.7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.8000000000002">
                <text:p>30.8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.9000000000002">
                <text:p>30.9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.0000000000002">
                <text:p>31.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.1000000000002">
                <text:p>31.1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.2000000000002">
                <text:p>31.2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.3000000000002">
                <text:p>31.3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.4000000000002">
                <text:p>31.4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.5000000000002">
                <text:p>31.5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.6000000000002">
                <text:p>31.6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.7000000000002">
                <text:p>31.7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.8000000000002">
                <text:p>31.8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.9000000000002">
                <text:p>31.9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.0000000000002">
                <text:p>32.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.1000000000002">
                <text:p>32.1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.2000000000002">
                <text:p>32.2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.3000000000002">
                <text:p>32.3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.4000000000002">
                <text:p>32.4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.5000000000002">
                <text:p>32.5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.6000000000002">
                <text:p>32.6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.7000000000002">
                <text:p>32.7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.8000000000002">
                <text:p>32.8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.9000000000002">
                <text:p>32.9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.0000000000002">
                <text:p>33.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.1000000000002">
                <text:p>33.1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.2000000000002">
                <text:p>33.2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.3000000000002">
                <text:p>33.3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.4000000000002">
                <text:p>33.4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.5000000000002">
                <text:p>33.5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.6000000000002">
                <text:p>33.6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.7000000000002">
                <text:p>33.7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.8000000000002">
                <text:p>33.8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.9000000000002">
                <text:p>33.9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.0000000000002">
                <text:p>34.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.1000000000002">
                <text:p>34.1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.2000000000002">
                <text:p>34.2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.3000000000002">
                <text:p>34.3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.4000000000002">
                <text:p>34.4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.5000000000002">
                <text:p>34.5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.6000000000002">
                <text:p>34.6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.7000000000002">
                <text:p>34.7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.8000000000002">
                <text:p>34.8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.9000000000002">
                <text:p>34.9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.0000000000002">
                <text:p>35.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.1000000000002">
                <text:p>35.1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.2000000000002">
                <text:p>35.2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.3000000000002">
                <text:p>35.3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.4000000000002">
                <text:p>35.4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.5000000000002">
                <text:p>35.5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.6000000000002">
                <text:p>35.6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.7000000000002">
                <text:p>35.7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.8000000000002">
                <text:p>35.8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.9000000000002">
                <text:p>35.9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.0000000000002">
                <text:p>36.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.1000000000002">
                <text:p>36.1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.2000000000002">
                <text:p>36.2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.3000000000002">
                <text:p>36.3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.4000000000002">
                <text:p>36.4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.5000000000002">
                <text:p>36.5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.6000000000002">
                <text:p>36.6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.7000000000002">
                <text:p>36.7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.8000000000002">
                <text:p>36.8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.9000000000002">
                <text:p>36.9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.0000000000002">
                <text:p>37.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.1000000000002">
                <text:p>37.1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.2000000000002">
                <text:p>37.2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.3000000000002">
                <text:p>37.3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.4000000000002">
                <text:p>37.4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.5000000000002">
                <text:p>37.5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.6000000000002">
                <text:p>37.6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.7000000000002">
                <text:p>37.7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.8000000000002">
                <text:p>37.8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.9000000000002">
                <text:p>37.9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.0000000000002">
                <text:p>38.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.1000000000002">
                <text:p>38.1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.2000000000002">
                <text:p>38.2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.3000000000002">
                <text:p>38.3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.4000000000002">
                <text:p>38.4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.5000000000002">
                <text:p>38.5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.6000000000002">
                <text:p>38.6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.7000000000002">
                <text:p>38.7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.8000000000002">
                <text:p>38.8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.9000000000002">
                <text:p>38.9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.0000000000002">
                <text:p>39.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.1000000000002">
                <text:p>39.1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.2000000000002">
                <text:p>39.2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.3000000000003">
                <text:p>39.3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.4000000000002">
                <text:p>39.4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.5000000000003">
                <text:p>39.5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.6000000000002">
                <text:p>39.6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.7000000000002">
                <text:p>39.7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.8000000000003">
                <text:p>39.8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.9000000000003">
                <text:p>39.9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.0000000000003">
                <text:p>40.0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.1000000000003">
                <text:p>40.1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.2000000000003">
                <text:p>40.2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.3000000000003">
                <text:p>40.3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.4000000000003">
                <text:p>40.4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.5000000000003">
                <text:p>40.5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.6000000000003">
                <text:p>40.6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.7000000000003">
                <text:p>40.7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.8000000000003">
                <text:p>40.8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.9000000000003">
                <text:p>40.9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.0000000000003">
                <text:p>41.0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.1000000000003">
                <text:p>41.1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.2000000000003">
                <text:p>41.2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.3000000000003">
                <text:p>41.3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.4000000000003">
                <text:p>41.4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.5000000000003">
                <text:p>41.5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.6000000000003">
                <text:p>41.6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.7000000000003">
                <text:p>41.7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.8000000000003">
                <text:p>41.8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.9000000000003">
                <text:p>41.9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.0000000000003">
                <text:p>42.0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.1000000000003">
                <text:p>42.1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.2000000000003">
                <text:p>42.2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.3000000000003">
                <text:p>42.3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.4000000000003">
                <text:p>42.4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.5000000000003">
                <text:p>42.5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.6000000000003">
                <text:p>42.6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.7000000000003">
                <text:p>42.7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.8000000000003">
                <text:p>42.8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.9000000000003">
                <text:p>42.9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.0000000000003">
                <text:p>43.0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.1000000000003">
                <text:p>43.1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.2000000000003">
                <text:p>43.2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.3000000000003">
                <text:p>43.3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.4000000000003">
                <text:p>43.4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.5000000000003">
                <text:p>43.5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.6000000000003">
                <text:p>43.6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.7000000000003">
                <text:p>43.7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.8000000000003">
                <text:p>43.8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.9000000000003">
                <text:p>43.9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.0000000000003">
                <text:p>44.0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.1000000000003">
                <text:p>44.1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.2000000000003">
                <text:p>44.2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.3000000000003">
                <text:p>44.3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.4000000000003">
                <text:p>44.4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.5000000000003">
                <text:p>44.5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.6000000000003">
                <text:p>44.6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.7000000000003">
                <text:p>44.7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.8000000000003">
                <text:p>44.8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.9000000000003">
                <text:p>44.9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.0000000000003">
                <text:p>45.0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.1000000000003">
                <text:p>45.1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.2000000000003">
                <text:p>45.2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.3000000000003">
                <text:p>45.3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.4000000000003">
                <text:p>45.4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.5000000000003">
                <text:p>45.5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.6000000000003">
                <text:p>45.6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.7000000000003">
                <text:p>45.7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.8000000000003">
                <text:p>45.8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.9000000000003">
                <text:p>45.9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.0000000000003">
                <text:p>46.0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.1000000000003">
                <text:p>46.1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.2000000000003">
                <text:p>46.2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.3000000000003">
                <text:p>46.3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.4000000000003">
                <text:p>46.4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.5000000000003">
                <text:p>46.5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.6000000000003">
                <text:p>46.6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.7000000000003">
                <text:p>46.7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.8000000000003">
                <text:p>46.8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.9000000000003">
                <text:p>46.9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.0000000000003">
                <text:p>47.0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.1000000000003">
                <text:p>47.1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.2000000000003">
                <text:p>47.2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.3000000000003">
                <text:p>47.3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.4000000000003">
                <text:p>47.4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.5000000000003">
                <text:p>47.5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.6000000000003">
                <text:p>47.6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.7000000000003">
                <text:p>47.7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.8000000000003">
                <text:p>47.8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.9000000000003">
                <text:p>47.9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.0000000000003">
                <text:p>48.0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.1000000000003">
                <text:p>48.1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.2000000000003">
                <text:p>48.2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.3000000000003">
                <text:p>48.3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.4000000000003">
                <text:p>48.4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.5000000000003">
                <text:p>48.5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.6000000000003">
                <text:p>48.6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.7000000000004">
                <text:p>48.7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.8000000000003">
                <text:p>48.8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.9000000000003">
                <text:p>48.9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.0000000000004">
                <text:p>49.0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.1000000000004">
                <text:p>49.1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.2000000000004">
                <text:p>49.2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.3000000000004">
                <text:p>49.3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.4000000000004">
                <text:p>49.4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.5000000000004">
                <text:p>49.5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.6000000000003">
                <text:p>49.6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.7000000000004">
                <text:p>49.7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.8000000000004">
                <text:p>49.8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.9000000000004">
                <text:p>49.9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.0000000000004">
                <text:p>50.0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.1000000000004">
                <text:p>50.1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.2000000000004">
                <text:p>50.2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.3000000000004">
                <text:p>50.3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.4000000000004">
                <text:p>50.4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.5000000000004">
                <text:p>50.5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.6000000000004">
                <text:p>50.6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.7000000000004">
                <text:p>50.7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.8000000000004">
                <text:p>50.8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.9000000000004">
                <text:p>50.9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.0000000000004">
                <text:p>51.0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.1000000000004">
                <text:p>51.1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.2000000000004">
                <text:p>51.2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.3000000000004">
                <text:p>51.3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.4000000000004">
                <text:p>51.4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.5000000000004">
                <text:p>51.5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.6000000000004">
                <text:p>51.6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.7000000000004">
                <text:p>51.7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.8000000000004">
                <text:p>51.8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.9000000000004">
                <text:p>51.9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.0000000000004">
                <text:p>52.0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.1000000000004">
                <text:p>52.1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.2000000000004">
                <text:p>52.2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.3000000000004">
                <text:p>52.3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.4000000000004">
                <text:p>52.4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.5000000000004">
                <text:p>52.5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.6000000000004">
                <text:p>52.6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.7000000000004">
                <text:p>52.7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.8000000000004">
                <text:p>52.8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.9000000000004">
                <text:p>52.9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.0000000000004">
                <text:p>53.0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.1000000000004">
                <text:p>53.1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.2000000000004">
                <text:p>53.2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.3000000000004">
                <text:p>53.3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.4000000000004">
                <text:p>53.4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.5000000000004">
                <text:p>53.5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.6000000000004">
                <text:p>53.6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.7000000000004">
                <text:p>53.7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.8000000000004">
                <text:p>53.8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.9000000000004">
                <text:p>53.9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.0000000000004">
                <text:p>54.0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.1000000000004">
                <text:p>54.1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.2000000000004">
                <text:p>54.2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.3000000000004">
                <text:p>54.3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.4000000000004">
                <text:p>54.4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.5000000000004">
                <text:p>54.5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.6000000000004">
                <text:p>54.6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.7000000000004">
                <text:p>54.7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.8000000000004">
                <text:p>54.8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.9000000000004">
                <text:p>54.9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.0000000000004">
                <text:p>55.0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.1000000000004">
                <text:p>55.1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.2000000000004">
                <text:p>55.2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.3000000000004">
                <text:p>55.3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.4000000000004">
                <text:p>55.4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.5000000000004">
                <text:p>55.5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.6000000000004">
                <text:p>55.6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.7000000000004">
                <text:p>55.7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.8000000000004">
                <text:p>55.8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.9000000000004">
                <text:p>55.9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.0000000000004">
                <text:p>56.0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.1000000000004">
                <text:p>56.1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.2000000000004">
                <text:p>56.2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.3000000000004">
                <text:p>56.3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.4000000000004">
                <text:p>56.4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.5000000000004">
                <text:p>56.5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.6000000000004">
                <text:p>56.6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.7000000000004">
                <text:p>56.7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.8000000000004">
                <text:p>56.8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.9000000000004">
                <text:p>56.9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.0000000000004">
                <text:p>57.0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.1000000000004">
                <text:p>57.1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.2000000000004">
                <text:p>57.2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.3000000000004">
                <text:p>57.3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.4000000000004">
                <text:p>57.4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.5000000000004">
                <text:p>57.5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.6000000000004">
                <text:p>57.6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.7000000000004">
                <text:p>57.7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.8000000000004">
                <text:p>57.8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.9000000000004">
                <text:p>57.9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.0000000000004">
                <text:p>58.0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.1000000000004">
                <text:p>58.1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.2000000000004">
                <text:p>58.2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.3000000000004">
                <text:p>58.3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.4000000000004">
                <text:p>58.4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.5000000000004">
                <text:p>58.5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.6000000000004">
                <text:p>58.6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.7000000000004">
                <text:p>58.7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.8000000000004">
                <text:p>58.8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.9000000000005">
                <text:p>58.9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.0000000000005">
                <text:p>59.0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.1000000000004">
                <text:p>59.1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.2000000000005">
                <text:p>59.2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.3000000000005">
                <text:p>59.3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.4000000000005">
                <text:p>59.4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.5000000000005">
                <text:p>59.5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.6000000000005">
                <text:p>59.6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.7000000000005">
                <text:p>59.7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.8000000000005">
                <text:p>59.8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.9000000000005">
                <text:p>59.9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.0000000000005">
                <text:p>60.0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.1000000000005">
                <text:p>60.1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.2000000000005">
                <text:p>60.2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.3000000000005">
                <text:p>60.3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.4000000000005">
                <text:p>60.4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.5000000000005">
                <text:p>60.5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.6000000000005">
                <text:p>60.6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.7000000000005">
                <text:p>60.7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.8000000000005">
                <text:p>60.8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.9000000000005">
                <text:p>60.9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.0000000000005">
                <text:p>61.0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.1000000000005">
                <text:p>61.1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.2000000000005">
                <text:p>61.2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.3000000000005">
                <text:p>61.3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.4000000000005">
                <text:p>61.4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.5000000000005">
                <text:p>61.5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.6000000000005">
                <text:p>61.6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.7000000000005">
                <text:p>61.7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.8000000000005">
                <text:p>61.8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.9000000000005">
                <text:p>61.9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.0000000000005">
                <text:p>62.0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.1000000000005">
                <text:p>62.1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.2000000000005">
                <text:p>62.2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.3000000000005">
                <text:p>62.3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.4000000000005">
                <text:p>62.4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.5000000000005">
                <text:p>62.5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.6000000000005">
                <text:p>62.6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.7000000000005">
                <text:p>62.7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.8000000000005">
                <text:p>62.8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.9000000000005">
                <text:p>62.9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.0000000000005">
                <text:p>63.0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.1000000000005">
                <text:p>63.1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.2000000000005">
                <text:p>63.2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.3000000000005">
                <text:p>63.3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.4000000000005">
                <text:p>63.4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.5000000000005">
                <text:p>63.5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.6000000000005">
                <text:p>63.6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.7000000000005">
                <text:p>63.7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.8000000000005">
                <text:p>63.8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.9000000000005">
                <text:p>63.9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.0000000000005">
                <text:p>64.0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.1000000000005">
                <text:p>64.1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.2000000000005">
                <text:p>64.2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.3000000000005">
                <text:p>64.3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.4000000000005">
                <text:p>64.4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.5000000000005">
                <text:p>64.5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.6000000000005">
                <text:p>64.6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.7000000000005">
                <text:p>64.7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.8000000000005">
                <text:p>64.8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.9000000000005">
                <text:p>64.9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.0000000000005">
                <text:p>65.0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.1000000000005">
                <text:p>65.1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.2000000000005">
                <text:p>65.2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.3000000000005">
                <text:p>65.3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.4000000000005">
                <text:p>65.4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.5000000000005">
                <text:p>65.5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.6000000000005">
                <text:p>65.6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.7000000000005">
                <text:p>65.7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.8000000000005">
                <text:p>65.8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.9000000000005">
                <text:p>65.9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.0000000000005">
                <text:p>66.0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.1000000000005">
                <text:p>66.1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.2000000000005">
                <text:p>66.2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.3000000000005">
                <text:p>66.3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.4000000000005">
                <text:p>66.4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.5000000000005">
                <text:p>66.5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.6000000000005">
                <text:p>66.6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.7000000000005">
                <text:p>66.7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.8000000000005">
                <text:p>66.8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.9000000000005">
                <text:p>66.9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.0000000000005">
                <text:p>67.0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.1000000000005">
                <text:p>67.1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.2000000000005">
                <text:p>67.2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.3000000000005">
                <text:p>67.3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.4000000000005">
                <text:p>67.4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.5000000000005">
                <text:p>67.5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.6000000000005">
                <text:p>67.6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.7000000000005">
                <text:p>67.7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.8000000000005">
                <text:p>67.8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.9000000000005">
                <text:p>67.9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.0000000000005">
                <text:p>68.0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.1000000000005">
                <text:p>68.1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.2000000000005">
                <text:p>68.2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.3000000000005">
                <text:p>68.3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.4000000000006">
                <text:p>68.4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.5000000000005">
                <text:p>68.5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.6000000000005">
                <text:p>68.6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.7000000000005">
                <text:p>68.7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.8000000000006">
                <text:p>68.8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.9000000000006">
                <text:p>68.9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.0000000000005">
                <text:p>69.0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.1000000000006">
                <text:p>69.1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.2000000000006">
                <text:p>69.2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.3000000000006">
                <text:p>69.3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.4000000000005">
                <text:p>69.4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.5000000000006">
                <text:p>69.5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.6000000000006">
                <text:p>69.6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.7000000000006">
                <text:p>69.7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.8000000000006">
                <text:p>69.8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.9000000000006">
                <text:p>69.9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.0000000000006">
                <text:p>70.0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.1000000000006">
                <text:p>70.1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.2000000000006">
                <text:p>70.2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.3000000000006">
                <text:p>70.3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.4000000000006">
                <text:p>70.4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.5000000000006">
                <text:p>70.5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.6000000000006">
                <text:p>70.6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.7000000000006">
                <text:p>70.7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.8000000000006">
                <text:p>70.8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.9000000000006">
                <text:p>70.9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.0000000000006">
                <text:p>71.0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.1000000000006">
                <text:p>71.1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.2000000000006">
                <text:p>71.2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.3000000000006">
                <text:p>71.3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.4000000000006">
                <text:p>71.4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.5000000000006">
                <text:p>71.5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.6000000000006">
                <text:p>71.6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.7000000000006">
                <text:p>71.7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.8000000000006">
                <text:p>71.8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.9000000000006">
                <text:p>71.9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.0000000000006">
                <text:p>72.0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.1000000000006">
                <text:p>72.1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.2000000000006">
                <text:p>72.2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.3000000000006">
                <text:p>72.3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.4000000000006">
                <text:p>72.4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.5000000000006">
                <text:p>72.5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.6000000000006">
                <text:p>72.6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.7000000000006">
                <text:p>72.7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.8000000000006">
                <text:p>72.8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.9000000000006">
                <text:p>72.9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.0000000000006">
                <text:p>73.0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.1000000000006">
                <text:p>73.1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.2000000000006">
                <text:p>73.2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.3000000000006">
                <text:p>73.3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.4000000000006">
                <text:p>73.4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.5000000000006">
                <text:p>73.5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.6000000000006">
                <text:p>73.6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.7000000000006">
                <text:p>73.7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.8000000000006">
                <text:p>73.8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.9000000000006">
                <text:p>73.9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.0000000000006">
                <text:p>74.0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.1000000000006">
                <text:p>74.1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.2000000000006">
                <text:p>74.2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.3000000000006">
                <text:p>74.3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.4000000000006">
                <text:p>74.4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.5000000000006">
                <text:p>74.5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.6000000000006">
                <text:p>74.6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.7000000000006">
                <text:p>74.7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.8000000000006">
                <text:p>74.8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.9000000000006">
                <text:p>74.9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.0000000000006">
                <text:p>75.0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.1000000000006">
                <text:p>75.1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.2000000000006">
                <text:p>75.2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.3000000000006">
                <text:p>75.3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.4000000000006">
                <text:p>75.4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.5000000000006">
                <text:p>75.5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.6000000000006">
                <text:p>75.6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.7000000000006">
                <text:p>75.7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.8000000000006">
                <text:p>75.8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.9000000000006">
                <text:p>75.9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.0000000000006">
                <text:p>76.0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.1000000000006">
                <text:p>76.1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.2000000000006">
                <text:p>76.2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.3000000000006">
                <text:p>76.3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.4000000000006">
                <text:p>76.4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.5000000000006">
                <text:p>76.5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.6000000000006">
                <text:p>76.6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.7000000000006">
                <text:p>76.7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.8000000000006">
                <text:p>76.8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.9000000000006">
                <text:p>76.9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.0000000000006">
                <text:p>77.0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.1000000000006">
                <text:p>77.1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.2000000000006">
                <text:p>77.2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.3000000000006">
                <text:p>77.3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.4000000000006">
                <text:p>77.4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.5000000000006">
                <text:p>77.5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.6000000000006">
                <text:p>77.6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.7000000000006">
                <text:p>77.7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.8000000000006">
                <text:p>77.8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.9000000000006">
                <text:p>77.9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.0000000000006">
                <text:p>78.0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.1000000000006">
                <text:p>78.1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.2000000000006">
                <text:p>78.2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.3000000000006">
                <text:p>78.3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.4000000000007">
                <text:p>78.4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.5000000000006">
                <text:p>78.5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.6000000000007">
                <text:p>78.6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.7000000000006">
                <text:p>78.7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.8000000000007">
                <text:p>78.8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.9000000000006">
                <text:p>78.9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.0000000000007">
                <text:p>79.0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.1000000000007">
                <text:p>79.1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.2000000000007">
                <text:p>79.2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.3000000000007">
                <text:p>79.3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.4000000000006">
                <text:p>79.4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.5000000000007">
                <text:p>79.5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.6000000000007">
                <text:p>79.6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.7000000000007">
                <text:p>79.7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.8000000000007">
                <text:p>79.8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.9000000000007">
                <text:p>79.9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.0000000000007">
                <text:p>80.0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.1000000000007">
                <text:p>80.1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.2000000000007">
                <text:p>80.2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.3000000000007">
                <text:p>80.3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.4000000000007">
                <text:p>80.4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.5000000000007">
                <text:p>80.5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.6000000000007">
                <text:p>80.6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.7000000000007">
                <text:p>80.7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.8000000000007">
                <text:p>80.8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.9000000000007">
                <text:p>80.9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.0000000000007">
                <text:p>81.0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.1000000000007">
                <text:p>81.1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.2000000000007">
                <text:p>81.2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.3000000000007">
                <text:p>81.3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.4000000000007">
                <text:p>81.4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.5000000000007">
                <text:p>81.5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.6000000000007">
                <text:p>81.6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.7000000000007">
                <text:p>81.7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.8000000000007">
                <text:p>81.8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.9000000000007">
                <text:p>81.9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.0000000000007">
                <text:p>82.0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.1000000000007">
                <text:p>82.1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.2000000000007">
                <text:p>82.2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.3000000000007">
                <text:p>82.3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.4000000000007">
                <text:p>82.4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.5000000000007">
                <text:p>82.5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.6000000000007">
                <text:p>82.6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.7000000000007">
                <text:p>82.7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.8000000000007">
                <text:p>82.8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.9000000000007">
                <text:p>82.9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.0000000000007">
                <text:p>83.0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.1000000000007">
                <text:p>83.1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.2000000000007">
                <text:p>83.2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.3000000000007">
                <text:p>83.3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.4000000000007">
                <text:p>83.4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.5000000000007">
                <text:p>83.5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.6000000000007">
                <text:p>83.6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.7000000000007">
                <text:p>83.7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.8000000000007">
                <text:p>83.8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.9000000000007">
                <text:p>83.9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.0000000000007">
                <text:p>84.0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.1000000000007">
                <text:p>84.1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.2000000000007">
                <text:p>84.2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.3000000000007">
                <text:p>84.3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.4000000000007">
                <text:p>84.4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.5000000000007">
                <text:p>84.5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.6000000000007">
                <text:p>84.6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.7000000000007">
                <text:p>84.7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.8000000000007">
                <text:p>84.8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.9000000000007">
                <text:p>84.9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.0000000000007">
                <text:p>85.0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.1000000000007">
                <text:p>85.1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.2000000000007">
                <text:p>85.2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.3000000000007">
                <text:p>85.3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.4000000000007">
                <text:p>85.4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.5000000000007">
                <text:p>85.5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.6000000000007">
                <text:p>85.6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.7000000000007">
                <text:p>85.7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.8000000000007">
                <text:p>85.8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.9000000000007">
                <text:p>85.9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.0000000000007">
                <text:p>86.0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.1000000000007">
                <text:p>86.1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.2000000000007">
                <text:p>86.2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.3000000000007">
                <text:p>86.3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.4000000000007">
                <text:p>86.4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.5000000000007">
                <text:p>86.5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.6000000000007">
                <text:p>86.6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.7000000000007">
                <text:p>86.7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.8000000000007">
                <text:p>86.8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.9000000000007">
                <text:p>86.9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.0000000000007">
                <text:p>87.0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.1000000000007">
                <text:p>87.1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.2000000000007">
                <text:p>87.2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.3000000000007">
                <text:p>87.3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.4000000000007">
                <text:p>87.4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.5000000000007">
                <text:p>87.5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.6000000000007">
                <text:p>87.6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.7000000000007">
                <text:p>87.7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.8000000000007">
                <text:p>87.8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.9000000000007">
                <text:p>87.9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.0000000000007">
                <text:p>88.0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.1000000000007">
                <text:p>88.1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.2000000000008">
                <text:p>88.2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.3000000000007">
                <text:p>88.3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.4000000000007">
                <text:p>88.4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.5000000000007">
                <text:p>88.5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.6000000000007">
                <text:p>88.6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.7000000000007">
                <text:p>88.7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.8000000000008">
                <text:p>88.8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.9000000000008">
                <text:p>88.9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.0000000000008">
                <text:p>89.0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.1000000000008">
                <text:p>89.1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.2000000000008">
                <text:p>89.2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.3000000000007">
                <text:p>89.3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.4000000000008">
                <text:p>89.4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.5000000000008">
                <text:p>89.5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.6000000000008">
                <text:p>89.6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.7000000000008">
                <text:p>89.7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.8000000000008">
                <text:p>89.8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.9000000000008">
                <text:p>89.9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.0000000000007">
                <text:p>90.0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.1000000000008">
                <text:p>90.1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.2000000000008">
                <text:p>90.2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.3000000000008">
                <text:p>90.3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.4000000000008">
                <text:p>90.4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.5000000000008">
                <text:p>90.5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.6000000000008">
                <text:p>90.6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.7000000000008">
                <text:p>90.7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.8000000000008">
                <text:p>90.8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.9000000000008">
                <text:p>90.9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.0000000000008">
                <text:p>91.0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.1000000000008">
                <text:p>91.1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.2000000000008">
                <text:p>91.2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.3000000000008">
                <text:p>91.3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.4000000000008">
                <text:p>91.4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.5000000000008">
                <text:p>91.5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.6000000000008">
                <text:p>91.6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.7000000000008">
                <text:p>91.7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.8000000000008">
                <text:p>91.8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.9000000000008">
                <text:p>91.9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.0000000000008">
                <text:p>92.0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.1000000000008">
                <text:p>92.1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.2000000000008">
                <text:p>92.2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.3000000000008">
                <text:p>92.3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.4000000000008">
                <text:p>92.4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.5000000000008">
                <text:p>92.5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.6000000000008">
                <text:p>92.6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.7000000000008">
                <text:p>92.7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.8000000000008">
                <text:p>92.8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.9000000000008">
                <text:p>92.9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.0000000000008">
                <text:p>93.0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.1000000000008">
                <text:p>93.1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.2000000000008">
                <text:p>93.2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.3000000000008">
                <text:p>93.3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.4000000000008">
                <text:p>93.4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.5000000000008">
                <text:p>93.5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.6000000000008">
                <text:p>93.6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.7000000000008">
                <text:p>93.7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.8000000000008">
                <text:p>93.8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.9000000000008">
                <text:p>93.9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.0000000000008">
                <text:p>94.0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.1000000000008">
                <text:p>94.1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.2000000000008">
                <text:p>94.2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.3000000000008">
                <text:p>94.3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.4000000000008">
                <text:p>94.4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.5000000000008">
                <text:p>94.5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.6000000000008">
                <text:p>94.6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.7000000000008">
                <text:p>94.7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.8000000000008">
                <text:p>94.8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.9000000000008">
                <text:p>94.9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.0000000000008">
                <text:p>95.0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.1000000000008">
                <text:p>95.1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.2000000000008">
                <text:p>95.2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.3000000000008">
                <text:p>95.3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.4000000000008">
                <text:p>95.4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.5000000000008">
                <text:p>95.5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.6000000000008">
                <text:p>95.6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.7000000000008">
                <text:p>95.7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.8000000000008">
                <text:p>95.8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.9000000000008">
                <text:p>95.9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.0000000000008">
                <text:p>96.0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.1000000000008">
                <text:p>96.1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.2000000000008">
                <text:p>96.2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.3000000000008">
                <text:p>96.3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.4000000000008">
                <text:p>96.4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.5000000000008">
                <text:p>96.5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.6000000000008">
                <text:p>96.6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.7000000000008">
                <text:p>96.7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.8000000000008">
                <text:p>96.8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.9000000000008">
                <text:p>96.9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.0000000000008">
                <text:p>97.0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.1000000000008">
                <text:p>97.1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.2000000000008">
                <text:p>97.2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.3000000000008">
                <text:p>97.3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.4000000000008">
                <text:p>97.4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.5000000000008">
                <text:p>97.5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.6000000000008">
                <text:p>97.6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.7000000000009">
                <text:p>97.700000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.8000000000008">
                <text:p>97.8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.9000000000008">
                <text:p>97.9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.0000000000008">
                <text:p>98.0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.1000000000008">
                <text:p>98.1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.2000000000008">
                <text:p>98.2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.3000000000008">
                <text:p>98.3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.4000000000009">
                <text:p>98.400000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.5000000000008">
                <text:p>98.5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.6000000000009">
                <text:p>98.600000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.7000000000008">
                <text:p>98.7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.8000000000008">
                <text:p>98.8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.9000000000008">
                <text:p>98.9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.0000000000009">
                <text:p>99.000000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.1000000000009">
                <text:p>99.100000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.2000000000009">
                <text:p>99.200000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.3000000000009">
                <text:p>99.300000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.4000000000009">
                <text:p>99.400000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.5000000000008">
                <text:p>99.5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.6000000000009">
                <text:p>99.600000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.7000000000009">
                <text:p>99.700000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.8000000000009">
                <text:p>99.800000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.9000000000009">
                <text:p>99.900000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.000000000001">
                <text:p>100.0000000000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f82ddfca21ebc1e222a662a32b25c0c9d20169e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701cm" svg:height="5.081cm" xlink:href=".." xlink:type="simple" chart:class="chart:scatter" chart:style-name="ch1">
        <chart:plot-area chart:style-name="ch2" table:cell-range-address="Sheet1.A1:Sheet1.B1002" chart:data-source-has-labels="row" svg:x="1.251cm" svg:y="0.101cm" svg:width="11.196cm" svg:height="3.912cm">
          <chartooo:coordinate-region svg:x="1.972cm" svg:y="0.305cm" svg:width="10.191cm" svg:height="3.054cm"/>
          <chart:axis chart:dimension="x" chart:name="primary-x" chart:style-name="ch3">
            <chart:title svg:x="6.745cm" svg:y="4.114cm" chart:style-name="ch4">
              <text:p>t</text:p>
            </chart:title>
          </chart:axis>
          <chart:axis chart:dimension="y" chart:name="primary-y" chart:style-name="ch5">
            <chart:title svg:x="0.451cm" svg:y="2.502cm" chart:style-name="ch6">
              <text:p>Spike</text:p>
            </chart:title>
            <chart:grid chart:style-name="ch7" chart:class="major"/>
          </chart:axis>
          <chart:series chart:style-name="ch8" chart:values-cell-range-address="Sheet1.B2:Sheet1.B1002" chart:label-cell-address="Sheet1.B1:Sheet1.B1" chart:class="chart:scatter">
            <chart:domain table:cell-range-address="Sheet1.A2:Sheet1.A1002"/>
            <chart:data-point chart:repeated="10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re-neuro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002</svg:desc>
                </draw:g>
              </table:table-cell>
              <table:table-cell office:value-type="float" office:value="0">
                <text:p>0</text:p>
                <draw:g>
                  <svg:desc>Sheet1.B2:Sheet1.B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">
                <text:p>1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">
                <text:p>15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">
                <text:p>1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">
                <text:p>15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">
                <text:p>16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">
                <text:p>1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">
                <text:p>16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">
                <text:p>1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">
                <text:p>1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">
                <text:p>1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">
                <text:p>1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">
                <text:p>1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">
                <text:p>16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">
                <text:p>1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">
                <text:p>1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">
                <text:p>17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">
                <text:p>1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">
                <text:p>1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">
                <text:p>1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">
                <text:p>1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">
                <text:p>17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">
                <text:p>18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">
                <text:p>1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">
                <text:p>18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">
                <text:p>1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">
                <text:p>1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">
                <text:p>1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">
                <text:p>18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">
                <text:p>1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">
                <text:p>1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">
                <text:p>1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">
                <text:p>1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">
                <text:p>19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">
                <text:p>1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000000000001">
                <text:p>19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000000000001">
                <text:p>19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000000000001">
                <text:p>19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000000000001">
                <text:p>19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000000000001">
                <text:p>19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.0000000000001">
                <text:p>20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1000000000001">
                <text:p>20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000000000001">
                <text:p>20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000000000001">
                <text:p>20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4000000000001">
                <text:p>20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5000000000001">
                <text:p>20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6000000000001">
                <text:p>20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7000000000001">
                <text:p>20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8000000000001">
                <text:p>20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9000000000001">
                <text:p>20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.0000000000001">
                <text:p>21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1000000000001">
                <text:p>21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2000000000001">
                <text:p>21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3000000000001">
                <text:p>21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4000000000001">
                <text:p>21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5000000000001">
                <text:p>21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6000000000001">
                <text:p>21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7000000000001">
                <text:p>21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8000000000001">
                <text:p>21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9000000000001">
                <text:p>21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.0000000000001">
                <text:p>22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1000000000001">
                <text:p>22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2000000000001">
                <text:p>22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3000000000001">
                <text:p>22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4000000000001">
                <text:p>22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5000000000001">
                <text:p>22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6000000000001">
                <text:p>22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7000000000001">
                <text:p>22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8000000000001">
                <text:p>22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9000000000001">
                <text:p>22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.0000000000001">
                <text:p>23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1000000000001">
                <text:p>23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2000000000001">
                <text:p>23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3000000000001">
                <text:p>23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4000000000001">
                <text:p>23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5000000000001">
                <text:p>23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6000000000001">
                <text:p>23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7000000000001">
                <text:p>23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8000000000001">
                <text:p>23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9000000000001">
                <text:p>23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.0000000000001">
                <text:p>24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1000000000001">
                <text:p>24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2000000000001">
                <text:p>24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3000000000001">
                <text:p>24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4000000000001">
                <text:p>24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5000000000001">
                <text:p>24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6000000000001">
                <text:p>24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7000000000001">
                <text:p>24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8000000000001">
                <text:p>24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9000000000001">
                <text:p>24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.0000000000001">
                <text:p>25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1000000000001">
                <text:p>25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2000000000001">
                <text:p>25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3000000000001">
                <text:p>25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4000000000001">
                <text:p>25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5000000000001">
                <text:p>25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6000000000001">
                <text:p>25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7000000000001">
                <text:p>25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8000000000001">
                <text:p>25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.9000000000001">
                <text:p>25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.0000000000001">
                <text:p>26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1000000000001">
                <text:p>26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2000000000001">
                <text:p>26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3000000000001">
                <text:p>26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4000000000001">
                <text:p>26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5000000000001">
                <text:p>26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.6000000000001">
                <text:p>26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.7000000000001">
                <text:p>26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.8000000000001">
                <text:p>26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.9000000000001">
                <text:p>26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.0000000000001">
                <text:p>27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1000000000001">
                <text:p>27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2000000000001">
                <text:p>27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3000000000001">
                <text:p>27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4000000000001">
                <text:p>27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5000000000001">
                <text:p>27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6000000000001">
                <text:p>27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7000000000001">
                <text:p>27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.8000000000001">
                <text:p>27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9000000000001">
                <text:p>27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.0000000000001">
                <text:p>28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1000000000001">
                <text:p>28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2000000000001">
                <text:p>28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3000000000001">
                <text:p>28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4000000000001">
                <text:p>28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5000000000001">
                <text:p>28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6000000000001">
                <text:p>28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7000000000001">
                <text:p>28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8000000000001">
                <text:p>28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.9000000000001">
                <text:p>28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.0000000000001">
                <text:p>29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.1000000000001">
                <text:p>29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.2000000000001">
                <text:p>29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.3000000000001">
                <text:p>29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4000000000001">
                <text:p>29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5000000000001">
                <text:p>29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6000000000002">
                <text:p>29.6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7000000000002">
                <text:p>29.7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8000000000002">
                <text:p>29.8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.9000000000002">
                <text:p>29.9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.0000000000002">
                <text:p>30.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1000000000002">
                <text:p>30.1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.2000000000002">
                <text:p>30.2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.3000000000002">
                <text:p>30.3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.4000000000002">
                <text:p>30.4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5000000000002">
                <text:p>30.5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.6000000000002">
                <text:p>30.6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7000000000002">
                <text:p>30.7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.8000000000002">
                <text:p>30.8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.9000000000002">
                <text:p>30.9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.0000000000002">
                <text:p>31.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.1000000000002">
                <text:p>31.1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.2000000000002">
                <text:p>31.2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.3000000000002">
                <text:p>31.3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.4000000000002">
                <text:p>31.4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.5000000000002">
                <text:p>31.5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.6000000000002">
                <text:p>31.6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.7000000000002">
                <text:p>31.7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.8000000000002">
                <text:p>31.8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.9000000000002">
                <text:p>31.9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.0000000000002">
                <text:p>32.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.1000000000002">
                <text:p>32.1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.2000000000002">
                <text:p>32.2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.3000000000002">
                <text:p>32.3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.4000000000002">
                <text:p>32.4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.5000000000002">
                <text:p>32.5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.6000000000002">
                <text:p>32.6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.7000000000002">
                <text:p>32.7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.8000000000002">
                <text:p>32.8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.9000000000002">
                <text:p>32.9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.0000000000002">
                <text:p>33.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.1000000000002">
                <text:p>33.1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.2000000000002">
                <text:p>33.2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.3000000000002">
                <text:p>33.3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.4000000000002">
                <text:p>33.4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.5000000000002">
                <text:p>33.5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.6000000000002">
                <text:p>33.6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.7000000000002">
                <text:p>33.7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.8000000000002">
                <text:p>33.8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.9000000000002">
                <text:p>33.9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.0000000000002">
                <text:p>34.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.1000000000002">
                <text:p>34.1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.2000000000002">
                <text:p>34.2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.3000000000002">
                <text:p>34.3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.4000000000002">
                <text:p>34.4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.5000000000002">
                <text:p>34.5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.6000000000002">
                <text:p>34.6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.7000000000002">
                <text:p>34.7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.8000000000002">
                <text:p>34.8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.9000000000002">
                <text:p>34.9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.0000000000002">
                <text:p>35.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.1000000000002">
                <text:p>35.1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.2000000000002">
                <text:p>35.2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.3000000000002">
                <text:p>35.3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.4000000000002">
                <text:p>35.4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.5000000000002">
                <text:p>35.5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.6000000000002">
                <text:p>35.6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.7000000000002">
                <text:p>35.7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.8000000000002">
                <text:p>35.8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.9000000000002">
                <text:p>35.9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.0000000000002">
                <text:p>36.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.1000000000002">
                <text:p>36.1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.2000000000002">
                <text:p>36.2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.3000000000002">
                <text:p>36.3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.4000000000002">
                <text:p>36.4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.5000000000002">
                <text:p>36.5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.6000000000002">
                <text:p>36.6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.7000000000002">
                <text:p>36.7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.8000000000002">
                <text:p>36.8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.9000000000002">
                <text:p>36.9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.0000000000002">
                <text:p>37.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.1000000000002">
                <text:p>37.1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.2000000000002">
                <text:p>37.2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.3000000000002">
                <text:p>37.3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.4000000000002">
                <text:p>37.4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.5000000000002">
                <text:p>37.5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.6000000000002">
                <text:p>37.6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.7000000000002">
                <text:p>37.7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.8000000000002">
                <text:p>37.8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.9000000000002">
                <text:p>37.9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.0000000000002">
                <text:p>38.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.1000000000002">
                <text:p>38.1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.2000000000002">
                <text:p>38.2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.3000000000002">
                <text:p>38.3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.4000000000002">
                <text:p>38.4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.5000000000002">
                <text:p>38.5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.6000000000002">
                <text:p>38.6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.7000000000002">
                <text:p>38.7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.8000000000002">
                <text:p>38.8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.9000000000002">
                <text:p>38.9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.0000000000002">
                <text:p>39.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.1000000000002">
                <text:p>39.1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.2000000000002">
                <text:p>39.2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.3000000000003">
                <text:p>39.3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.4000000000002">
                <text:p>39.4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.5000000000003">
                <text:p>39.5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.6000000000002">
                <text:p>39.6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.7000000000002">
                <text:p>39.7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.8000000000003">
                <text:p>39.8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.9000000000003">
                <text:p>39.9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.0000000000003">
                <text:p>40.0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.1000000000003">
                <text:p>40.1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.2000000000003">
                <text:p>40.2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.3000000000003">
                <text:p>40.3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.4000000000003">
                <text:p>40.4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.5000000000003">
                <text:p>40.5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.6000000000003">
                <text:p>40.6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.7000000000003">
                <text:p>40.7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.8000000000003">
                <text:p>40.8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.9000000000003">
                <text:p>40.9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.0000000000003">
                <text:p>41.0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.1000000000003">
                <text:p>41.1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.2000000000003">
                <text:p>41.2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.3000000000003">
                <text:p>41.3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.4000000000003">
                <text:p>41.4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.5000000000003">
                <text:p>41.5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.6000000000003">
                <text:p>41.6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.7000000000003">
                <text:p>41.7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.8000000000003">
                <text:p>41.8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.9000000000003">
                <text:p>41.9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.0000000000003">
                <text:p>42.0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.1000000000003">
                <text:p>42.1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.2000000000003">
                <text:p>42.2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.3000000000003">
                <text:p>42.3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.4000000000003">
                <text:p>42.4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.5000000000003">
                <text:p>42.5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.6000000000003">
                <text:p>42.6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.7000000000003">
                <text:p>42.7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.8000000000003">
                <text:p>42.8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.9000000000003">
                <text:p>42.9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.0000000000003">
                <text:p>43.0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.1000000000003">
                <text:p>43.1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.2000000000003">
                <text:p>43.2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.3000000000003">
                <text:p>43.3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.4000000000003">
                <text:p>43.4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.5000000000003">
                <text:p>43.5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.6000000000003">
                <text:p>43.6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.7000000000003">
                <text:p>43.7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.8000000000003">
                <text:p>43.8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.9000000000003">
                <text:p>43.9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.0000000000003">
                <text:p>44.0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.1000000000003">
                <text:p>44.1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.2000000000003">
                <text:p>44.2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.3000000000003">
                <text:p>44.3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.4000000000003">
                <text:p>44.4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.5000000000003">
                <text:p>44.5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.6000000000003">
                <text:p>44.6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.7000000000003">
                <text:p>44.7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.8000000000003">
                <text:p>44.8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.9000000000003">
                <text:p>44.9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.0000000000003">
                <text:p>45.0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.1000000000003">
                <text:p>45.1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.2000000000003">
                <text:p>45.2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.3000000000003">
                <text:p>45.3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.4000000000003">
                <text:p>45.4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.5000000000003">
                <text:p>45.5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.6000000000003">
                <text:p>45.6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.7000000000003">
                <text:p>45.7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.8000000000003">
                <text:p>45.8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.9000000000003">
                <text:p>45.9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.0000000000003">
                <text:p>46.0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.1000000000003">
                <text:p>46.1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.2000000000003">
                <text:p>46.2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.3000000000003">
                <text:p>46.3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.4000000000003">
                <text:p>46.4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.5000000000003">
                <text:p>46.5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.6000000000003">
                <text:p>46.6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.7000000000003">
                <text:p>46.7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.8000000000003">
                <text:p>46.8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.9000000000003">
                <text:p>46.9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.0000000000003">
                <text:p>47.0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.1000000000003">
                <text:p>47.1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.2000000000003">
                <text:p>47.2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.3000000000003">
                <text:p>47.3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.4000000000003">
                <text:p>47.4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.5000000000003">
                <text:p>47.5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.6000000000003">
                <text:p>47.6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.7000000000003">
                <text:p>47.7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.8000000000003">
                <text:p>47.8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.9000000000003">
                <text:p>47.9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.0000000000003">
                <text:p>48.0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.1000000000003">
                <text:p>48.1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.2000000000003">
                <text:p>48.2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.3000000000003">
                <text:p>48.3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.4000000000003">
                <text:p>48.4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.5000000000003">
                <text:p>48.5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.6000000000003">
                <text:p>48.6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.7000000000004">
                <text:p>48.7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.8000000000003">
                <text:p>48.8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.9000000000003">
                <text:p>48.9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.0000000000004">
                <text:p>49.0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.1000000000004">
                <text:p>49.1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.2000000000004">
                <text:p>49.2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.3000000000004">
                <text:p>49.3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.4000000000004">
                <text:p>49.4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.5000000000004">
                <text:p>49.5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.6000000000003">
                <text:p>49.6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.7000000000004">
                <text:p>49.7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.8000000000004">
                <text:p>49.8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.9000000000004">
                <text:p>49.9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.0000000000004">
                <text:p>50.0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.1000000000004">
                <text:p>50.1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.2000000000004">
                <text:p>50.2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.3000000000004">
                <text:p>50.3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.4000000000004">
                <text:p>50.4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.5000000000004">
                <text:p>50.5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.6000000000004">
                <text:p>50.6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.7000000000004">
                <text:p>50.7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.8000000000004">
                <text:p>50.8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.9000000000004">
                <text:p>50.9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.0000000000004">
                <text:p>51.0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.1000000000004">
                <text:p>51.1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.2000000000004">
                <text:p>51.2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.3000000000004">
                <text:p>51.3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.4000000000004">
                <text:p>51.4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.5000000000004">
                <text:p>51.5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.6000000000004">
                <text:p>51.6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.7000000000004">
                <text:p>51.7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.8000000000004">
                <text:p>51.8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.9000000000004">
                <text:p>51.9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.0000000000004">
                <text:p>52.0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.1000000000004">
                <text:p>52.1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.2000000000004">
                <text:p>52.2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.3000000000004">
                <text:p>52.3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.4000000000004">
                <text:p>52.4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.5000000000004">
                <text:p>52.5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.6000000000004">
                <text:p>52.6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.7000000000004">
                <text:p>52.7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.8000000000004">
                <text:p>52.8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.9000000000004">
                <text:p>52.9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.0000000000004">
                <text:p>53.0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.1000000000004">
                <text:p>53.1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.2000000000004">
                <text:p>53.2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.3000000000004">
                <text:p>53.3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.4000000000004">
                <text:p>53.4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.5000000000004">
                <text:p>53.5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.6000000000004">
                <text:p>53.6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.7000000000004">
                <text:p>53.7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.8000000000004">
                <text:p>53.8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.9000000000004">
                <text:p>53.9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.0000000000004">
                <text:p>54.0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.1000000000004">
                <text:p>54.1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.2000000000004">
                <text:p>54.2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.3000000000004">
                <text:p>54.3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.4000000000004">
                <text:p>54.4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.5000000000004">
                <text:p>54.5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.6000000000004">
                <text:p>54.6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.7000000000004">
                <text:p>54.7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.8000000000004">
                <text:p>54.8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.9000000000004">
                <text:p>54.9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.0000000000004">
                <text:p>55.0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.1000000000004">
                <text:p>55.1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.2000000000004">
                <text:p>55.2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.3000000000004">
                <text:p>55.3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.4000000000004">
                <text:p>55.4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.5000000000004">
                <text:p>55.5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.6000000000004">
                <text:p>55.6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.7000000000004">
                <text:p>55.7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.8000000000004">
                <text:p>55.8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.9000000000004">
                <text:p>55.9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.0000000000004">
                <text:p>56.0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.1000000000004">
                <text:p>56.1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.2000000000004">
                <text:p>56.2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.3000000000004">
                <text:p>56.3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.4000000000004">
                <text:p>56.4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.5000000000004">
                <text:p>56.5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.6000000000004">
                <text:p>56.6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.7000000000004">
                <text:p>56.7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.8000000000004">
                <text:p>56.8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.9000000000004">
                <text:p>56.9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.0000000000004">
                <text:p>57.0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.1000000000004">
                <text:p>57.1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.2000000000004">
                <text:p>57.2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.3000000000004">
                <text:p>57.3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.4000000000004">
                <text:p>57.4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.5000000000004">
                <text:p>57.5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.6000000000004">
                <text:p>57.6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.7000000000004">
                <text:p>57.7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.8000000000004">
                <text:p>57.8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.9000000000004">
                <text:p>57.9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.0000000000004">
                <text:p>58.0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.1000000000004">
                <text:p>58.1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.2000000000004">
                <text:p>58.2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.3000000000004">
                <text:p>58.3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.4000000000004">
                <text:p>58.4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.5000000000004">
                <text:p>58.5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.6000000000004">
                <text:p>58.6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.7000000000004">
                <text:p>58.7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.8000000000004">
                <text:p>58.8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.9000000000005">
                <text:p>58.9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.0000000000005">
                <text:p>59.0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.1000000000004">
                <text:p>59.1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.2000000000005">
                <text:p>59.2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.3000000000005">
                <text:p>59.3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.4000000000005">
                <text:p>59.4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.5000000000005">
                <text:p>59.5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.6000000000005">
                <text:p>59.6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.7000000000005">
                <text:p>59.7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.8000000000005">
                <text:p>59.8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.9000000000005">
                <text:p>59.9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.0000000000005">
                <text:p>60.0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.1000000000005">
                <text:p>60.1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.2000000000005">
                <text:p>60.2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.3000000000005">
                <text:p>60.3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.4000000000005">
                <text:p>60.4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.5000000000005">
                <text:p>60.5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.6000000000005">
                <text:p>60.6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.7000000000005">
                <text:p>60.7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.8000000000005">
                <text:p>60.8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.9000000000005">
                <text:p>60.9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.0000000000005">
                <text:p>61.0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.1000000000005">
                <text:p>61.1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.2000000000005">
                <text:p>61.2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.3000000000005">
                <text:p>61.3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.4000000000005">
                <text:p>61.4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.5000000000005">
                <text:p>61.5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.6000000000005">
                <text:p>61.6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.7000000000005">
                <text:p>61.7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.8000000000005">
                <text:p>61.8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.9000000000005">
                <text:p>61.9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.0000000000005">
                <text:p>62.0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.1000000000005">
                <text:p>62.1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.2000000000005">
                <text:p>62.2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.3000000000005">
                <text:p>62.3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.4000000000005">
                <text:p>62.4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.5000000000005">
                <text:p>62.5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.6000000000005">
                <text:p>62.6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.7000000000005">
                <text:p>62.7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.8000000000005">
                <text:p>62.8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.9000000000005">
                <text:p>62.9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.0000000000005">
                <text:p>63.0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.1000000000005">
                <text:p>63.1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.2000000000005">
                <text:p>63.2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.3000000000005">
                <text:p>63.3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.4000000000005">
                <text:p>63.4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.5000000000005">
                <text:p>63.5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.6000000000005">
                <text:p>63.6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.7000000000005">
                <text:p>63.7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.8000000000005">
                <text:p>63.8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.9000000000005">
                <text:p>63.9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.0000000000005">
                <text:p>64.0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.1000000000005">
                <text:p>64.1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.2000000000005">
                <text:p>64.2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.3000000000005">
                <text:p>64.3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.4000000000005">
                <text:p>64.4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.5000000000005">
                <text:p>64.5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.6000000000005">
                <text:p>64.6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.7000000000005">
                <text:p>64.7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.8000000000005">
                <text:p>64.8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.9000000000005">
                <text:p>64.9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.0000000000005">
                <text:p>65.0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.1000000000005">
                <text:p>65.1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.2000000000005">
                <text:p>65.2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.3000000000005">
                <text:p>65.3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.4000000000005">
                <text:p>65.4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.5000000000005">
                <text:p>65.5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.6000000000005">
                <text:p>65.6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.7000000000005">
                <text:p>65.7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.8000000000005">
                <text:p>65.8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.9000000000005">
                <text:p>65.9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.0000000000005">
                <text:p>66.0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.1000000000005">
                <text:p>66.1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.2000000000005">
                <text:p>66.2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.3000000000005">
                <text:p>66.3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.4000000000005">
                <text:p>66.4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.5000000000005">
                <text:p>66.5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.6000000000005">
                <text:p>66.6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.7000000000005">
                <text:p>66.7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.8000000000005">
                <text:p>66.8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.9000000000005">
                <text:p>66.9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.0000000000005">
                <text:p>67.0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.1000000000005">
                <text:p>67.1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.2000000000005">
                <text:p>67.2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.3000000000005">
                <text:p>67.3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.4000000000005">
                <text:p>67.4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.5000000000005">
                <text:p>67.5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.6000000000005">
                <text:p>67.6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.7000000000005">
                <text:p>67.7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.8000000000005">
                <text:p>67.8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.9000000000005">
                <text:p>67.9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.0000000000005">
                <text:p>68.0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.1000000000005">
                <text:p>68.1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.2000000000005">
                <text:p>68.2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.3000000000005">
                <text:p>68.3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.4000000000006">
                <text:p>68.4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.5000000000005">
                <text:p>68.5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.6000000000005">
                <text:p>68.6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.7000000000005">
                <text:p>68.7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.8000000000006">
                <text:p>68.8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.9000000000006">
                <text:p>68.9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.0000000000005">
                <text:p>69.0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.1000000000006">
                <text:p>69.1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.2000000000006">
                <text:p>69.2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.3000000000006">
                <text:p>69.3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.4000000000005">
                <text:p>69.4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.5000000000006">
                <text:p>69.5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.6000000000006">
                <text:p>69.6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.7000000000006">
                <text:p>69.7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.8000000000006">
                <text:p>69.8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.9000000000006">
                <text:p>69.9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.0000000000006">
                <text:p>70.0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.1000000000006">
                <text:p>70.1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.2000000000006">
                <text:p>70.2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.3000000000006">
                <text:p>70.3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.4000000000006">
                <text:p>70.4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.5000000000006">
                <text:p>70.5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.6000000000006">
                <text:p>70.6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.7000000000006">
                <text:p>70.7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.8000000000006">
                <text:p>70.8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.9000000000006">
                <text:p>70.9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.0000000000006">
                <text:p>71.0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.1000000000006">
                <text:p>71.1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.2000000000006">
                <text:p>71.2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.3000000000006">
                <text:p>71.3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.4000000000006">
                <text:p>71.4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.5000000000006">
                <text:p>71.5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.6000000000006">
                <text:p>71.6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.7000000000006">
                <text:p>71.7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.8000000000006">
                <text:p>71.8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.9000000000006">
                <text:p>71.9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.0000000000006">
                <text:p>72.0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.1000000000006">
                <text:p>72.1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.2000000000006">
                <text:p>72.2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.3000000000006">
                <text:p>72.3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.4000000000006">
                <text:p>72.4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.5000000000006">
                <text:p>72.5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.6000000000006">
                <text:p>72.6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.7000000000006">
                <text:p>72.7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.8000000000006">
                <text:p>72.8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.9000000000006">
                <text:p>72.9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.0000000000006">
                <text:p>73.0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.1000000000006">
                <text:p>73.1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.2000000000006">
                <text:p>73.2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.3000000000006">
                <text:p>73.3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.4000000000006">
                <text:p>73.4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.5000000000006">
                <text:p>73.5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.6000000000006">
                <text:p>73.6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.7000000000006">
                <text:p>73.7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.8000000000006">
                <text:p>73.8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.9000000000006">
                <text:p>73.9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.0000000000006">
                <text:p>74.0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.1000000000006">
                <text:p>74.1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.2000000000006">
                <text:p>74.2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.3000000000006">
                <text:p>74.3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.4000000000006">
                <text:p>74.4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.5000000000006">
                <text:p>74.5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.6000000000006">
                <text:p>74.6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.7000000000006">
                <text:p>74.7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.8000000000006">
                <text:p>74.8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.9000000000006">
                <text:p>74.9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.0000000000006">
                <text:p>75.0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.1000000000006">
                <text:p>75.1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.2000000000006">
                <text:p>75.2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.3000000000006">
                <text:p>75.3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.4000000000006">
                <text:p>75.4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.5000000000006">
                <text:p>75.5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.6000000000006">
                <text:p>75.6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.7000000000006">
                <text:p>75.7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.8000000000006">
                <text:p>75.8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.9000000000006">
                <text:p>75.9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.0000000000006">
                <text:p>76.0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.1000000000006">
                <text:p>76.1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.2000000000006">
                <text:p>76.2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.3000000000006">
                <text:p>76.3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.4000000000006">
                <text:p>76.4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.5000000000006">
                <text:p>76.5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.6000000000006">
                <text:p>76.6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.7000000000006">
                <text:p>76.7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.8000000000006">
                <text:p>76.8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.9000000000006">
                <text:p>76.9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.0000000000006">
                <text:p>77.0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.1000000000006">
                <text:p>77.1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.2000000000006">
                <text:p>77.2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.3000000000006">
                <text:p>77.3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.4000000000006">
                <text:p>77.4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.5000000000006">
                <text:p>77.5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.6000000000006">
                <text:p>77.6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.7000000000006">
                <text:p>77.7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.8000000000006">
                <text:p>77.8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.9000000000006">
                <text:p>77.9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.0000000000006">
                <text:p>78.0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.1000000000006">
                <text:p>78.1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.2000000000006">
                <text:p>78.2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.3000000000006">
                <text:p>78.3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.4000000000007">
                <text:p>78.4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.5000000000006">
                <text:p>78.5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.6000000000007">
                <text:p>78.6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.7000000000006">
                <text:p>78.7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.8000000000007">
                <text:p>78.8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.9000000000006">
                <text:p>78.9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.0000000000007">
                <text:p>79.0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.1000000000007">
                <text:p>79.1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.2000000000007">
                <text:p>79.2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.3000000000007">
                <text:p>79.3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.4000000000006">
                <text:p>79.4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.5000000000007">
                <text:p>79.5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.6000000000007">
                <text:p>79.6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.7000000000007">
                <text:p>79.7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.8000000000007">
                <text:p>79.8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.9000000000007">
                <text:p>79.9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.0000000000007">
                <text:p>80.0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.1000000000007">
                <text:p>80.1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.2000000000007">
                <text:p>80.2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.3000000000007">
                <text:p>80.3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.4000000000007">
                <text:p>80.4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.5000000000007">
                <text:p>80.5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.6000000000007">
                <text:p>80.6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.7000000000007">
                <text:p>80.7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.8000000000007">
                <text:p>80.8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.9000000000007">
                <text:p>80.9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.0000000000007">
                <text:p>81.0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.1000000000007">
                <text:p>81.1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.2000000000007">
                <text:p>81.2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.3000000000007">
                <text:p>81.3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.4000000000007">
                <text:p>81.4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.5000000000007">
                <text:p>81.5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.6000000000007">
                <text:p>81.6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.7000000000007">
                <text:p>81.7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.8000000000007">
                <text:p>81.8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.9000000000007">
                <text:p>81.9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.0000000000007">
                <text:p>82.0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.1000000000007">
                <text:p>82.1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.2000000000007">
                <text:p>82.2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.3000000000007">
                <text:p>82.3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.4000000000007">
                <text:p>82.4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.5000000000007">
                <text:p>82.5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.6000000000007">
                <text:p>82.6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.7000000000007">
                <text:p>82.7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.8000000000007">
                <text:p>82.8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.9000000000007">
                <text:p>82.9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.0000000000007">
                <text:p>83.0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.1000000000007">
                <text:p>83.1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.2000000000007">
                <text:p>83.2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.3000000000007">
                <text:p>83.3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.4000000000007">
                <text:p>83.4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.5000000000007">
                <text:p>83.5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.6000000000007">
                <text:p>83.6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.7000000000007">
                <text:p>83.7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.8000000000007">
                <text:p>83.8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.9000000000007">
                <text:p>83.9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.0000000000007">
                <text:p>84.0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.1000000000007">
                <text:p>84.1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.2000000000007">
                <text:p>84.2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.3000000000007">
                <text:p>84.3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.4000000000007">
                <text:p>84.4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.5000000000007">
                <text:p>84.5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.6000000000007">
                <text:p>84.6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.7000000000007">
                <text:p>84.7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.8000000000007">
                <text:p>84.8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.9000000000007">
                <text:p>84.9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.0000000000007">
                <text:p>85.0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.1000000000007">
                <text:p>85.1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.2000000000007">
                <text:p>85.2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.3000000000007">
                <text:p>85.3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.4000000000007">
                <text:p>85.4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.5000000000007">
                <text:p>85.5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.6000000000007">
                <text:p>85.6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.7000000000007">
                <text:p>85.7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.8000000000007">
                <text:p>85.8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.9000000000007">
                <text:p>85.9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.0000000000007">
                <text:p>86.0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.1000000000007">
                <text:p>86.1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.2000000000007">
                <text:p>86.2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.3000000000007">
                <text:p>86.3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.4000000000007">
                <text:p>86.4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.5000000000007">
                <text:p>86.5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.6000000000007">
                <text:p>86.6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.7000000000007">
                <text:p>86.7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.8000000000007">
                <text:p>86.8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.9000000000007">
                <text:p>86.9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.0000000000007">
                <text:p>87.0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.1000000000007">
                <text:p>87.1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.2000000000007">
                <text:p>87.2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.3000000000007">
                <text:p>87.3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.4000000000007">
                <text:p>87.4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.5000000000007">
                <text:p>87.5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.6000000000007">
                <text:p>87.6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.7000000000007">
                <text:p>87.7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.8000000000007">
                <text:p>87.8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.9000000000007">
                <text:p>87.9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.0000000000007">
                <text:p>88.0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.1000000000007">
                <text:p>88.1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.2000000000008">
                <text:p>88.2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.3000000000007">
                <text:p>88.3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.4000000000007">
                <text:p>88.4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.5000000000007">
                <text:p>88.5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.6000000000007">
                <text:p>88.6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.7000000000007">
                <text:p>88.7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.8000000000008">
                <text:p>88.8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.9000000000008">
                <text:p>88.9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.0000000000008">
                <text:p>89.0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.1000000000008">
                <text:p>89.1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.2000000000008">
                <text:p>89.2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.3000000000007">
                <text:p>89.3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.4000000000008">
                <text:p>89.4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.5000000000008">
                <text:p>89.5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.6000000000008">
                <text:p>89.6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.7000000000008">
                <text:p>89.7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.8000000000008">
                <text:p>89.8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.9000000000008">
                <text:p>89.9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.0000000000007">
                <text:p>90.0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.1000000000008">
                <text:p>90.1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.2000000000008">
                <text:p>90.2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.3000000000008">
                <text:p>90.3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.4000000000008">
                <text:p>90.4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.5000000000008">
                <text:p>90.5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.6000000000008">
                <text:p>90.6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.7000000000008">
                <text:p>90.7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.8000000000008">
                <text:p>90.8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.9000000000008">
                <text:p>90.9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.0000000000008">
                <text:p>91.0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.1000000000008">
                <text:p>91.1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.2000000000008">
                <text:p>91.2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.3000000000008">
                <text:p>91.3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.4000000000008">
                <text:p>91.4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.5000000000008">
                <text:p>91.5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.6000000000008">
                <text:p>91.6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.7000000000008">
                <text:p>91.7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.8000000000008">
                <text:p>91.8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.9000000000008">
                <text:p>91.9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.0000000000008">
                <text:p>92.0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.1000000000008">
                <text:p>92.1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.2000000000008">
                <text:p>92.2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.3000000000008">
                <text:p>92.3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.4000000000008">
                <text:p>92.4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.5000000000008">
                <text:p>92.5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.6000000000008">
                <text:p>92.6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.7000000000008">
                <text:p>92.7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.8000000000008">
                <text:p>92.8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.9000000000008">
                <text:p>92.9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.0000000000008">
                <text:p>93.0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.1000000000008">
                <text:p>93.1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.2000000000008">
                <text:p>93.2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.3000000000008">
                <text:p>93.3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.4000000000008">
                <text:p>93.4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.5000000000008">
                <text:p>93.5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.6000000000008">
                <text:p>93.6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.7000000000008">
                <text:p>93.7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.8000000000008">
                <text:p>93.8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.9000000000008">
                <text:p>93.9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.0000000000008">
                <text:p>94.0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.1000000000008">
                <text:p>94.1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.2000000000008">
                <text:p>94.2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.3000000000008">
                <text:p>94.3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.4000000000008">
                <text:p>94.4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.5000000000008">
                <text:p>94.5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.6000000000008">
                <text:p>94.6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.7000000000008">
                <text:p>94.7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.8000000000008">
                <text:p>94.8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.9000000000008">
                <text:p>94.9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.0000000000008">
                <text:p>95.0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.1000000000008">
                <text:p>95.1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.2000000000008">
                <text:p>95.2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.3000000000008">
                <text:p>95.3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.4000000000008">
                <text:p>95.4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.5000000000008">
                <text:p>95.5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.6000000000008">
                <text:p>95.6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.7000000000008">
                <text:p>95.7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.8000000000008">
                <text:p>95.8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.9000000000008">
                <text:p>95.9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.0000000000008">
                <text:p>96.0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.1000000000008">
                <text:p>96.1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.2000000000008">
                <text:p>96.2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.3000000000008">
                <text:p>96.3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.4000000000008">
                <text:p>96.4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.5000000000008">
                <text:p>96.5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.6000000000008">
                <text:p>96.6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.7000000000008">
                <text:p>96.7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.8000000000008">
                <text:p>96.8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.9000000000008">
                <text:p>96.9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.0000000000008">
                <text:p>97.0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.1000000000008">
                <text:p>97.1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.2000000000008">
                <text:p>97.2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.3000000000008">
                <text:p>97.3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.4000000000008">
                <text:p>97.4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.5000000000008">
                <text:p>97.5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.6000000000008">
                <text:p>97.6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.7000000000009">
                <text:p>97.700000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.8000000000008">
                <text:p>97.8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.9000000000008">
                <text:p>97.9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.0000000000008">
                <text:p>98.0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.1000000000008">
                <text:p>98.1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.2000000000008">
                <text:p>98.2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.3000000000008">
                <text:p>98.3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.4000000000009">
                <text:p>98.400000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.5000000000008">
                <text:p>98.5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.6000000000009">
                <text:p>98.600000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.7000000000008">
                <text:p>98.7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.8000000000008">
                <text:p>98.8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.9000000000008">
                <text:p>98.9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.0000000000009">
                <text:p>99.000000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.1000000000009">
                <text:p>99.100000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.2000000000009">
                <text:p>99.200000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.3000000000009">
                <text:p>99.300000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.4000000000009">
                <text:p>99.400000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.5000000000008">
                <text:p>99.5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.6000000000009">
                <text:p>99.600000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.7000000000009">
                <text:p>99.700000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.8000000000009">
                <text:p>99.800000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.9000000000009">
                <text:p>99.900000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.000000000001">
                <text:p>100.0000000000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f82ddfca21ebc1e222a662a32b25c0c9d20169e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000" draw:fill-color="#ff4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701cm" svg:height="5.081cm" xlink:href=".." xlink:type="simple" chart:class="chart:scatter" chart:style-name="ch1">
        <chart:plot-area chart:style-name="ch2" table:cell-range-address="Sheet1.A2:Sheet1.A1002 Sheet1.B1:Sheet1.B1 Sheet1.C2:Sheet1.C1002" chart:data-source-has-labels="row" svg:x="1.251cm" svg:y="0.101cm" svg:width="11.196cm" svg:height="3.912cm">
          <chartooo:coordinate-region svg:x="1.972cm" svg:y="0.305cm" svg:width="10.191cm" svg:height="3.054cm"/>
          <chart:axis chart:dimension="x" chart:name="primary-x" chart:style-name="ch3">
            <chart:title svg:x="6.745cm" svg:y="4.114cm" chart:style-name="ch4">
              <text:p>t</text:p>
            </chart:title>
          </chart:axis>
          <chart:axis chart:dimension="y" chart:name="primary-y" chart:style-name="ch3">
            <chart:title svg:x="0.451cm" svg:y="2.502cm" chart:style-name="ch5">
              <text:p>Spike</text:p>
            </chart:title>
            <chart:grid chart:style-name="ch6" chart:class="major"/>
          </chart:axis>
          <chart:series chart:style-name="ch7" chart:values-cell-range-address="Sheet1.C2:Sheet1.C1002" chart:label-cell-address="Sheet1.B1:Sheet1.B1" chart:class="chart:scatter">
            <chart:domain table:cell-range-address="Sheet1.A2:Sheet1.A1002"/>
            <chart:data-point chart:repeated="10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re-neuro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002</svg:desc>
                </draw:g>
              </table:table-cell>
              <table:table-cell office:value-type="float" office:value="0">
                <text:p>0</text:p>
                <draw:g>
                  <svg:desc>Sheet1.C2:Sheet1.C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">
                <text:p>5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">
                <text:p>6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">
                <text:p>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7">
                <text:p>9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">
                <text:p>1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">
                <text:p>1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">
                <text:p>1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8">
                <text:p>1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9">
                <text:p>1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1">
                <text:p>1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2">
                <text:p>1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3">
                <text:p>1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7">
                <text:p>1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8">
                <text:p>1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2">
                <text:p>1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4">
                <text:p>1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8">
                <text:p>1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">
                <text:p>1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2">
                <text:p>1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">
                <text:p>1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">
                <text:p>13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">
                <text:p>1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">
                <text:p>13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1">
                <text:p>1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2">
                <text:p>1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4">
                <text:p>1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5">
                <text:p>1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6">
                <text:p>1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8">
                <text:p>1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9">
                <text:p>14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">
                <text:p>15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2">
                <text:p>1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3">
                <text:p>15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">
                <text:p>1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6">
                <text:p>1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">
                <text:p>15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8">
                <text:p>1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9">
                <text:p>15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1">
                <text:p>16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2">
                <text:p>1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3">
                <text:p>16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4">
                <text:p>1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5">
                <text:p>1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6">
                <text:p>1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7">
                <text:p>1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8">
                <text:p>1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9">
                <text:p>16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1">
                <text:p>1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2">
                <text:p>1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3">
                <text:p>17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4">
                <text:p>1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6">
                <text:p>1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7">
                <text:p>1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8">
                <text:p>1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9">
                <text:p>17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">
                <text:p>18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">
                <text:p>1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3">
                <text:p>18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4">
                <text:p>1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5">
                <text:p>1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6">
                <text:p>1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7">
                <text:p>18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8">
                <text:p>1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9">
                <text:p>1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1">
                <text:p>1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2">
                <text:p>1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3">
                <text:p>19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">
                <text:p>1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000000000001">
                <text:p>19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000000000001">
                <text:p>19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000000000001">
                <text:p>19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000000000001">
                <text:p>19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000000000001">
                <text:p>19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.0000000000001">
                <text:p>20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1000000000001">
                <text:p>20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2000000000001">
                <text:p>20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3000000000001">
                <text:p>20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4000000000001">
                <text:p>20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5000000000001">
                <text:p>20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6000000000001">
                <text:p>20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7000000000001">
                <text:p>20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8000000000001">
                <text:p>20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9000000000001">
                <text:p>20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.0000000000001">
                <text:p>21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1000000000001">
                <text:p>21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2000000000001">
                <text:p>21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3000000000001">
                <text:p>21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4000000000001">
                <text:p>21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5000000000001">
                <text:p>21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6000000000001">
                <text:p>21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7000000000001">
                <text:p>21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8000000000001">
                <text:p>21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9000000000001">
                <text:p>21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.0000000000001">
                <text:p>22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1000000000001">
                <text:p>22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2000000000001">
                <text:p>22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3000000000001">
                <text:p>22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4000000000001">
                <text:p>22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5000000000001">
                <text:p>22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6000000000001">
                <text:p>22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7000000000001">
                <text:p>22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8000000000001">
                <text:p>22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9000000000001">
                <text:p>22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.0000000000001">
                <text:p>23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1000000000001">
                <text:p>23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2000000000001">
                <text:p>23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3000000000001">
                <text:p>23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4000000000001">
                <text:p>23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5000000000001">
                <text:p>23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6000000000001">
                <text:p>23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7000000000001">
                <text:p>23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8000000000001">
                <text:p>23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9000000000001">
                <text:p>23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.0000000000001">
                <text:p>24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1000000000001">
                <text:p>24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2000000000001">
                <text:p>24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3000000000001">
                <text:p>24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4000000000001">
                <text:p>24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5000000000001">
                <text:p>24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6000000000001">
                <text:p>24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7000000000001">
                <text:p>24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8000000000001">
                <text:p>24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9000000000001">
                <text:p>24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.0000000000001">
                <text:p>25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1000000000001">
                <text:p>25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2000000000001">
                <text:p>25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3000000000001">
                <text:p>25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4000000000001">
                <text:p>25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5000000000001">
                <text:p>25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6000000000001">
                <text:p>25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7000000000001">
                <text:p>25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8000000000001">
                <text:p>25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.9000000000001">
                <text:p>25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.0000000000001">
                <text:p>26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1000000000001">
                <text:p>26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2000000000001">
                <text:p>26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3000000000001">
                <text:p>26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4000000000001">
                <text:p>26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5000000000001">
                <text:p>26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.6000000000001">
                <text:p>26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.7000000000001">
                <text:p>26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.8000000000001">
                <text:p>26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.9000000000001">
                <text:p>26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.0000000000001">
                <text:p>27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1000000000001">
                <text:p>27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2000000000001">
                <text:p>27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3000000000001">
                <text:p>27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4000000000001">
                <text:p>27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5000000000001">
                <text:p>27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6000000000001">
                <text:p>27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7000000000001">
                <text:p>27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.8000000000001">
                <text:p>27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9000000000001">
                <text:p>27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.0000000000001">
                <text:p>28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1000000000001">
                <text:p>28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2000000000001">
                <text:p>28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3000000000001">
                <text:p>28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4000000000001">
                <text:p>28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5000000000001">
                <text:p>28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6000000000001">
                <text:p>28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7000000000001">
                <text:p>28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8000000000001">
                <text:p>28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.9000000000001">
                <text:p>28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.0000000000001">
                <text:p>29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.1000000000001">
                <text:p>29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.2000000000001">
                <text:p>29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.3000000000001">
                <text:p>29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4000000000001">
                <text:p>29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5000000000001">
                <text:p>29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6000000000002">
                <text:p>29.6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7000000000002">
                <text:p>29.7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8000000000002">
                <text:p>29.8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.9000000000002">
                <text:p>29.9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.0000000000002">
                <text:p>30.00000000000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1000000000002">
                <text:p>30.1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.2000000000002">
                <text:p>30.2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.3000000000002">
                <text:p>30.3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.4000000000002">
                <text:p>30.4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5000000000002">
                <text:p>30.5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.6000000000002">
                <text:p>30.6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7000000000002">
                <text:p>30.7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.8000000000002">
                <text:p>30.8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.9000000000002">
                <text:p>30.9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.0000000000002">
                <text:p>31.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.1000000000002">
                <text:p>31.1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.2000000000002">
                <text:p>31.2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.3000000000002">
                <text:p>31.3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.4000000000002">
                <text:p>31.4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.5000000000002">
                <text:p>31.5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.6000000000002">
                <text:p>31.6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.7000000000002">
                <text:p>31.7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.8000000000002">
                <text:p>31.8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.9000000000002">
                <text:p>31.9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.0000000000002">
                <text:p>32.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.1000000000002">
                <text:p>32.1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.2000000000002">
                <text:p>32.2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.3000000000002">
                <text:p>32.3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.4000000000002">
                <text:p>32.4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.5000000000002">
                <text:p>32.5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.6000000000002">
                <text:p>32.6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.7000000000002">
                <text:p>32.7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.8000000000002">
                <text:p>32.8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.9000000000002">
                <text:p>32.9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.0000000000002">
                <text:p>33.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.1000000000002">
                <text:p>33.1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.2000000000002">
                <text:p>33.2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.3000000000002">
                <text:p>33.3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.4000000000002">
                <text:p>33.4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.5000000000002">
                <text:p>33.5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.6000000000002">
                <text:p>33.6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.7000000000002">
                <text:p>33.7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.8000000000002">
                <text:p>33.8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.9000000000002">
                <text:p>33.9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.0000000000002">
                <text:p>34.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.1000000000002">
                <text:p>34.1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.2000000000002">
                <text:p>34.2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.3000000000002">
                <text:p>34.3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.4000000000002">
                <text:p>34.4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.5000000000002">
                <text:p>34.5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.6000000000002">
                <text:p>34.6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.7000000000002">
                <text:p>34.7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.8000000000002">
                <text:p>34.8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.9000000000002">
                <text:p>34.9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.0000000000002">
                <text:p>35.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.1000000000002">
                <text:p>35.1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.2000000000002">
                <text:p>35.2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.3000000000002">
                <text:p>35.3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.4000000000002">
                <text:p>35.4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.5000000000002">
                <text:p>35.5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.6000000000002">
                <text:p>35.6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.7000000000002">
                <text:p>35.7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.8000000000002">
                <text:p>35.8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.9000000000002">
                <text:p>35.9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.0000000000002">
                <text:p>36.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.1000000000002">
                <text:p>36.1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.2000000000002">
                <text:p>36.2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.3000000000002">
                <text:p>36.3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.4000000000002">
                <text:p>36.4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.5000000000002">
                <text:p>36.5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.6000000000002">
                <text:p>36.6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.7000000000002">
                <text:p>36.7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.8000000000002">
                <text:p>36.8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.9000000000002">
                <text:p>36.9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.0000000000002">
                <text:p>37.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.1000000000002">
                <text:p>37.1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.2000000000002">
                <text:p>37.2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.3000000000002">
                <text:p>37.3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.4000000000002">
                <text:p>37.4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.5000000000002">
                <text:p>37.5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.6000000000002">
                <text:p>37.6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.7000000000002">
                <text:p>37.7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.8000000000002">
                <text:p>37.8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.9000000000002">
                <text:p>37.9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.0000000000002">
                <text:p>38.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.1000000000002">
                <text:p>38.1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.2000000000002">
                <text:p>38.2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.3000000000002">
                <text:p>38.3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.4000000000002">
                <text:p>38.4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.5000000000002">
                <text:p>38.5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.6000000000002">
                <text:p>38.6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.7000000000002">
                <text:p>38.7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.8000000000002">
                <text:p>38.8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.9000000000002">
                <text:p>38.9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.0000000000002">
                <text:p>39.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.1000000000002">
                <text:p>39.1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.2000000000002">
                <text:p>39.2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.3000000000003">
                <text:p>39.3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.4000000000002">
                <text:p>39.4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.5000000000003">
                <text:p>39.5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.6000000000002">
                <text:p>39.6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.7000000000002">
                <text:p>39.7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.8000000000003">
                <text:p>39.8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.9000000000003">
                <text:p>39.9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.0000000000003">
                <text:p>40.0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.1000000000003">
                <text:p>40.1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.2000000000003">
                <text:p>40.2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.3000000000003">
                <text:p>40.3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.4000000000003">
                <text:p>40.4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.5000000000003">
                <text:p>40.5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.6000000000003">
                <text:p>40.6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.7000000000003">
                <text:p>40.7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.8000000000003">
                <text:p>40.8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.9000000000003">
                <text:p>40.9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.0000000000003">
                <text:p>41.0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.1000000000003">
                <text:p>41.1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.2000000000003">
                <text:p>41.2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.3000000000003">
                <text:p>41.3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.4000000000003">
                <text:p>41.4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.5000000000003">
                <text:p>41.5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.6000000000003">
                <text:p>41.6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.7000000000003">
                <text:p>41.7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.8000000000003">
                <text:p>41.8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.9000000000003">
                <text:p>41.9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.0000000000003">
                <text:p>42.0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.1000000000003">
                <text:p>42.1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.2000000000003">
                <text:p>42.2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.3000000000003">
                <text:p>42.3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.4000000000003">
                <text:p>42.4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.5000000000003">
                <text:p>42.5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.6000000000003">
                <text:p>42.6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.7000000000003">
                <text:p>42.7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.8000000000003">
                <text:p>42.8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.9000000000003">
                <text:p>42.9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.0000000000003">
                <text:p>43.0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.1000000000003">
                <text:p>43.1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.2000000000003">
                <text:p>43.2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.3000000000003">
                <text:p>43.3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.4000000000003">
                <text:p>43.4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.5000000000003">
                <text:p>43.5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.6000000000003">
                <text:p>43.6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.7000000000003">
                <text:p>43.7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.8000000000003">
                <text:p>43.8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.9000000000003">
                <text:p>43.9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.0000000000003">
                <text:p>44.0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.1000000000003">
                <text:p>44.1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.2000000000003">
                <text:p>44.2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.3000000000003">
                <text:p>44.3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.4000000000003">
                <text:p>44.4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.5000000000003">
                <text:p>44.5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.6000000000003">
                <text:p>44.6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.7000000000003">
                <text:p>44.7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.8000000000003">
                <text:p>44.8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.9000000000003">
                <text:p>44.9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.0000000000003">
                <text:p>45.0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.1000000000003">
                <text:p>45.1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.2000000000003">
                <text:p>45.2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.3000000000003">
                <text:p>45.3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.4000000000003">
                <text:p>45.4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.5000000000003">
                <text:p>45.5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.6000000000003">
                <text:p>45.6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.7000000000003">
                <text:p>45.7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.8000000000003">
                <text:p>45.8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.9000000000003">
                <text:p>45.9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.0000000000003">
                <text:p>46.0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.1000000000003">
                <text:p>46.1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.2000000000003">
                <text:p>46.2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.3000000000003">
                <text:p>46.3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.4000000000003">
                <text:p>46.4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.5000000000003">
                <text:p>46.5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.6000000000003">
                <text:p>46.6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.7000000000003">
                <text:p>46.7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.8000000000003">
                <text:p>46.8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.9000000000003">
                <text:p>46.9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.0000000000003">
                <text:p>47.0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.1000000000003">
                <text:p>47.1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.2000000000003">
                <text:p>47.2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.3000000000003">
                <text:p>47.3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.4000000000003">
                <text:p>47.4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.5000000000003">
                <text:p>47.5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.6000000000003">
                <text:p>47.6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.7000000000003">
                <text:p>47.7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.8000000000003">
                <text:p>47.8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.9000000000003">
                <text:p>47.9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.0000000000003">
                <text:p>48.0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.1000000000003">
                <text:p>48.1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.2000000000003">
                <text:p>48.2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.3000000000003">
                <text:p>48.3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.4000000000003">
                <text:p>48.4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.5000000000003">
                <text:p>48.5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.6000000000003">
                <text:p>48.6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.7000000000004">
                <text:p>48.7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.8000000000003">
                <text:p>48.8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.9000000000003">
                <text:p>48.9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.0000000000004">
                <text:p>49.0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.1000000000004">
                <text:p>49.1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.2000000000004">
                <text:p>49.2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.3000000000004">
                <text:p>49.3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.4000000000004">
                <text:p>49.4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.5000000000004">
                <text:p>49.5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.6000000000003">
                <text:p>49.60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.7000000000004">
                <text:p>49.7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.8000000000004">
                <text:p>49.8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.9000000000004">
                <text:p>49.9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.0000000000004">
                <text:p>50.0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.1000000000004">
                <text:p>50.1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.2000000000004">
                <text:p>50.2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.3000000000004">
                <text:p>50.3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.4000000000004">
                <text:p>50.4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.5000000000004">
                <text:p>50.5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.6000000000004">
                <text:p>50.6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.7000000000004">
                <text:p>50.7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.8000000000004">
                <text:p>50.8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.9000000000004">
                <text:p>50.9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.0000000000004">
                <text:p>51.0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.1000000000004">
                <text:p>51.1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.2000000000004">
                <text:p>51.2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.3000000000004">
                <text:p>51.3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.4000000000004">
                <text:p>51.4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.5000000000004">
                <text:p>51.5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.6000000000004">
                <text:p>51.6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.7000000000004">
                <text:p>51.7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.8000000000004">
                <text:p>51.8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.9000000000004">
                <text:p>51.9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.0000000000004">
                <text:p>52.0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.1000000000004">
                <text:p>52.1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.2000000000004">
                <text:p>52.2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.3000000000004">
                <text:p>52.3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.4000000000004">
                <text:p>52.4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.5000000000004">
                <text:p>52.5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.6000000000004">
                <text:p>52.6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.7000000000004">
                <text:p>52.7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.8000000000004">
                <text:p>52.8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.9000000000004">
                <text:p>52.9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.0000000000004">
                <text:p>53.0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.1000000000004">
                <text:p>53.1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.2000000000004">
                <text:p>53.2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.3000000000004">
                <text:p>53.3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.4000000000004">
                <text:p>53.4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.5000000000004">
                <text:p>53.5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.6000000000004">
                <text:p>53.6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.7000000000004">
                <text:p>53.7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.8000000000004">
                <text:p>53.8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.9000000000004">
                <text:p>53.9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.0000000000004">
                <text:p>54.0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.1000000000004">
                <text:p>54.1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.2000000000004">
                <text:p>54.2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.3000000000004">
                <text:p>54.3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.4000000000004">
                <text:p>54.4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.5000000000004">
                <text:p>54.5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.6000000000004">
                <text:p>54.6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.7000000000004">
                <text:p>54.7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.8000000000004">
                <text:p>54.8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.9000000000004">
                <text:p>54.9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.0000000000004">
                <text:p>55.0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.1000000000004">
                <text:p>55.1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.2000000000004">
                <text:p>55.2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.3000000000004">
                <text:p>55.3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.4000000000004">
                <text:p>55.4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.5000000000004">
                <text:p>55.5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.6000000000004">
                <text:p>55.6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.7000000000004">
                <text:p>55.7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.8000000000004">
                <text:p>55.8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.9000000000004">
                <text:p>55.9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.0000000000004">
                <text:p>56.0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.1000000000004">
                <text:p>56.1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.2000000000004">
                <text:p>56.2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.3000000000004">
                <text:p>56.3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.4000000000004">
                <text:p>56.4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.5000000000004">
                <text:p>56.5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.6000000000004">
                <text:p>56.6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.7000000000004">
                <text:p>56.7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.8000000000004">
                <text:p>56.8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.9000000000004">
                <text:p>56.9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.0000000000004">
                <text:p>57.0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.1000000000004">
                <text:p>57.1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.2000000000004">
                <text:p>57.2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.3000000000004">
                <text:p>57.3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.4000000000004">
                <text:p>57.4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.5000000000004">
                <text:p>57.5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.6000000000004">
                <text:p>57.6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.7000000000004">
                <text:p>57.7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.8000000000004">
                <text:p>57.8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.9000000000004">
                <text:p>57.9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.0000000000004">
                <text:p>58.0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.1000000000004">
                <text:p>58.1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.2000000000004">
                <text:p>58.2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.3000000000004">
                <text:p>58.3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.4000000000004">
                <text:p>58.4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.5000000000004">
                <text:p>58.5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.6000000000004">
                <text:p>58.6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.7000000000004">
                <text:p>58.7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.8000000000004">
                <text:p>58.8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.9000000000005">
                <text:p>58.9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.0000000000005">
                <text:p>59.0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.1000000000004">
                <text:p>59.1000000000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.2000000000005">
                <text:p>59.2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.3000000000005">
                <text:p>59.3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.4000000000005">
                <text:p>59.4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.5000000000005">
                <text:p>59.5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.6000000000005">
                <text:p>59.6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.7000000000005">
                <text:p>59.7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.8000000000005">
                <text:p>59.8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.9000000000005">
                <text:p>59.9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.0000000000005">
                <text:p>60.0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.1000000000005">
                <text:p>60.1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.2000000000005">
                <text:p>60.2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.3000000000005">
                <text:p>60.3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.4000000000005">
                <text:p>60.4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.5000000000005">
                <text:p>60.5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.6000000000005">
                <text:p>60.6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.7000000000005">
                <text:p>60.7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.8000000000005">
                <text:p>60.8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.9000000000005">
                <text:p>60.9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.0000000000005">
                <text:p>61.0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.1000000000005">
                <text:p>61.1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.2000000000005">
                <text:p>61.2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.3000000000005">
                <text:p>61.3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.4000000000005">
                <text:p>61.4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.5000000000005">
                <text:p>61.5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.6000000000005">
                <text:p>61.6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.7000000000005">
                <text:p>61.7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.8000000000005">
                <text:p>61.8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.9000000000005">
                <text:p>61.9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.0000000000005">
                <text:p>62.0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.1000000000005">
                <text:p>62.1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.2000000000005">
                <text:p>62.2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.3000000000005">
                <text:p>62.3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.4000000000005">
                <text:p>62.4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.5000000000005">
                <text:p>62.5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.6000000000005">
                <text:p>62.6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.7000000000005">
                <text:p>62.7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.8000000000005">
                <text:p>62.8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.9000000000005">
                <text:p>62.9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.0000000000005">
                <text:p>63.0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.1000000000005">
                <text:p>63.1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.2000000000005">
                <text:p>63.2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.3000000000005">
                <text:p>63.3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.4000000000005">
                <text:p>63.4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.5000000000005">
                <text:p>63.5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.6000000000005">
                <text:p>63.6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.7000000000005">
                <text:p>63.7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.8000000000005">
                <text:p>63.8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.9000000000005">
                <text:p>63.9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.0000000000005">
                <text:p>64.0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.1000000000005">
                <text:p>64.1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.2000000000005">
                <text:p>64.2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.3000000000005">
                <text:p>64.3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.4000000000005">
                <text:p>64.4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.5000000000005">
                <text:p>64.5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.6000000000005">
                <text:p>64.6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.7000000000005">
                <text:p>64.7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.8000000000005">
                <text:p>64.8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.9000000000005">
                <text:p>64.9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.0000000000005">
                <text:p>65.0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.1000000000005">
                <text:p>65.1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.2000000000005">
                <text:p>65.2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.3000000000005">
                <text:p>65.3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.4000000000005">
                <text:p>65.4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.5000000000005">
                <text:p>65.5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.6000000000005">
                <text:p>65.6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.7000000000005">
                <text:p>65.7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.8000000000005">
                <text:p>65.8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.9000000000005">
                <text:p>65.9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.0000000000005">
                <text:p>66.0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.1000000000005">
                <text:p>66.1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.2000000000005">
                <text:p>66.2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.3000000000005">
                <text:p>66.3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.4000000000005">
                <text:p>66.4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.5000000000005">
                <text:p>66.5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.6000000000005">
                <text:p>66.6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.7000000000005">
                <text:p>66.7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.8000000000005">
                <text:p>66.8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.9000000000005">
                <text:p>66.9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.0000000000005">
                <text:p>67.0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.1000000000005">
                <text:p>67.1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.2000000000005">
                <text:p>67.2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.3000000000005">
                <text:p>67.3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.4000000000005">
                <text:p>67.4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.5000000000005">
                <text:p>67.5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.6000000000005">
                <text:p>67.6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.7000000000005">
                <text:p>67.7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.8000000000005">
                <text:p>67.8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.9000000000005">
                <text:p>67.9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.0000000000005">
                <text:p>68.0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.1000000000005">
                <text:p>68.1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.2000000000005">
                <text:p>68.2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.3000000000005">
                <text:p>68.3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.4000000000006">
                <text:p>68.4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.5000000000005">
                <text:p>68.5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.6000000000005">
                <text:p>68.6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.7000000000005">
                <text:p>68.7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.8000000000006">
                <text:p>68.8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.9000000000006">
                <text:p>68.9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.0000000000005">
                <text:p>69.0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.1000000000006">
                <text:p>69.1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.2000000000006">
                <text:p>69.2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.3000000000006">
                <text:p>69.3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.4000000000005">
                <text:p>69.400000000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.5000000000006">
                <text:p>69.5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.6000000000006">
                <text:p>69.6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.7000000000006">
                <text:p>69.7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.8000000000006">
                <text:p>69.8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.9000000000006">
                <text:p>69.9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.0000000000006">
                <text:p>70.0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.1000000000006">
                <text:p>70.1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.2000000000006">
                <text:p>70.2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.3000000000006">
                <text:p>70.3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.4000000000006">
                <text:p>70.4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.5000000000006">
                <text:p>70.5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.6000000000006">
                <text:p>70.6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.7000000000006">
                <text:p>70.7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.8000000000006">
                <text:p>70.8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.9000000000006">
                <text:p>70.9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.0000000000006">
                <text:p>71.0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.1000000000006">
                <text:p>71.1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.2000000000006">
                <text:p>71.2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.3000000000006">
                <text:p>71.3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.4000000000006">
                <text:p>71.4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.5000000000006">
                <text:p>71.5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.6000000000006">
                <text:p>71.6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.7000000000006">
                <text:p>71.7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.8000000000006">
                <text:p>71.8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.9000000000006">
                <text:p>71.9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.0000000000006">
                <text:p>72.0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.1000000000006">
                <text:p>72.1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.2000000000006">
                <text:p>72.2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.3000000000006">
                <text:p>72.3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.4000000000006">
                <text:p>72.4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.5000000000006">
                <text:p>72.5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.6000000000006">
                <text:p>72.6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.7000000000006">
                <text:p>72.7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.8000000000006">
                <text:p>72.8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.9000000000006">
                <text:p>72.9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.0000000000006">
                <text:p>73.0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.1000000000006">
                <text:p>73.1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.2000000000006">
                <text:p>73.2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.3000000000006">
                <text:p>73.3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.4000000000006">
                <text:p>73.4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.5000000000006">
                <text:p>73.5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.6000000000006">
                <text:p>73.6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.7000000000006">
                <text:p>73.7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.8000000000006">
                <text:p>73.8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.9000000000006">
                <text:p>73.9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.0000000000006">
                <text:p>74.0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.1000000000006">
                <text:p>74.1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.2000000000006">
                <text:p>74.2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.3000000000006">
                <text:p>74.3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.4000000000006">
                <text:p>74.4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.5000000000006">
                <text:p>74.5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.6000000000006">
                <text:p>74.6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.7000000000006">
                <text:p>74.7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.8000000000006">
                <text:p>74.8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.9000000000006">
                <text:p>74.9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.0000000000006">
                <text:p>75.0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.1000000000006">
                <text:p>75.1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.2000000000006">
                <text:p>75.2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.3000000000006">
                <text:p>75.3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.4000000000006">
                <text:p>75.4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.5000000000006">
                <text:p>75.5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.6000000000006">
                <text:p>75.6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.7000000000006">
                <text:p>75.7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.8000000000006">
                <text:p>75.8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.9000000000006">
                <text:p>75.9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.0000000000006">
                <text:p>76.0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.1000000000006">
                <text:p>76.1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.2000000000006">
                <text:p>76.2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.3000000000006">
                <text:p>76.3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.4000000000006">
                <text:p>76.4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.5000000000006">
                <text:p>76.5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.6000000000006">
                <text:p>76.6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.7000000000006">
                <text:p>76.7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.8000000000006">
                <text:p>76.8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.9000000000006">
                <text:p>76.9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.0000000000006">
                <text:p>77.0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.1000000000006">
                <text:p>77.1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.2000000000006">
                <text:p>77.2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.3000000000006">
                <text:p>77.3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.4000000000006">
                <text:p>77.4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.5000000000006">
                <text:p>77.5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.6000000000006">
                <text:p>77.6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.7000000000006">
                <text:p>77.7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.8000000000006">
                <text:p>77.8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.9000000000006">
                <text:p>77.9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.0000000000006">
                <text:p>78.0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.1000000000006">
                <text:p>78.1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.2000000000006">
                <text:p>78.2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.3000000000006">
                <text:p>78.3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.4000000000007">
                <text:p>78.4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.5000000000006">
                <text:p>78.5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.6000000000007">
                <text:p>78.6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.7000000000006">
                <text:p>78.7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.8000000000007">
                <text:p>78.8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.9000000000006">
                <text:p>78.9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.0000000000007">
                <text:p>79.0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.1000000000007">
                <text:p>79.1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.2000000000007">
                <text:p>79.2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.3000000000007">
                <text:p>79.3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.4000000000006">
                <text:p>79.40000000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.5000000000007">
                <text:p>79.5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.6000000000007">
                <text:p>79.6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.7000000000007">
                <text:p>79.7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.8000000000007">
                <text:p>79.8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.9000000000007">
                <text:p>79.9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.0000000000007">
                <text:p>80.0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.1000000000007">
                <text:p>80.1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.2000000000007">
                <text:p>80.2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.3000000000007">
                <text:p>80.3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.4000000000007">
                <text:p>80.4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.5000000000007">
                <text:p>80.5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.6000000000007">
                <text:p>80.6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.7000000000007">
                <text:p>80.7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.8000000000007">
                <text:p>80.8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.9000000000007">
                <text:p>80.9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.0000000000007">
                <text:p>81.0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.1000000000007">
                <text:p>81.1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.2000000000007">
                <text:p>81.2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.3000000000007">
                <text:p>81.3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.4000000000007">
                <text:p>81.4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.5000000000007">
                <text:p>81.5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.6000000000007">
                <text:p>81.6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.7000000000007">
                <text:p>81.7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.8000000000007">
                <text:p>81.8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.9000000000007">
                <text:p>81.9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.0000000000007">
                <text:p>82.0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.1000000000007">
                <text:p>82.1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.2000000000007">
                <text:p>82.2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.3000000000007">
                <text:p>82.3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.4000000000007">
                <text:p>82.4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.5000000000007">
                <text:p>82.5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.6000000000007">
                <text:p>82.6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.7000000000007">
                <text:p>82.7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.8000000000007">
                <text:p>82.8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.9000000000007">
                <text:p>82.9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.0000000000007">
                <text:p>83.0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.1000000000007">
                <text:p>83.1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.2000000000007">
                <text:p>83.2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.3000000000007">
                <text:p>83.3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.4000000000007">
                <text:p>83.4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.5000000000007">
                <text:p>83.5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.6000000000007">
                <text:p>83.6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.7000000000007">
                <text:p>83.7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.8000000000007">
                <text:p>83.8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.9000000000007">
                <text:p>83.9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.0000000000007">
                <text:p>84.0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.1000000000007">
                <text:p>84.1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.2000000000007">
                <text:p>84.2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.3000000000007">
                <text:p>84.3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.4000000000007">
                <text:p>84.4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.5000000000007">
                <text:p>84.5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.6000000000007">
                <text:p>84.6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.7000000000007">
                <text:p>84.7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.8000000000007">
                <text:p>84.8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.9000000000007">
                <text:p>84.9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.0000000000007">
                <text:p>85.0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.1000000000007">
                <text:p>85.1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.2000000000007">
                <text:p>85.2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.3000000000007">
                <text:p>85.3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.4000000000007">
                <text:p>85.4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.5000000000007">
                <text:p>85.5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.6000000000007">
                <text:p>85.6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.7000000000007">
                <text:p>85.7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.8000000000007">
                <text:p>85.8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.9000000000007">
                <text:p>85.9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.0000000000007">
                <text:p>86.0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.1000000000007">
                <text:p>86.1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.2000000000007">
                <text:p>86.2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.3000000000007">
                <text:p>86.3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.4000000000007">
                <text:p>86.4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.5000000000007">
                <text:p>86.5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.6000000000007">
                <text:p>86.6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.7000000000007">
                <text:p>86.7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.8000000000007">
                <text:p>86.8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.9000000000007">
                <text:p>86.9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.0000000000007">
                <text:p>87.0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.1000000000007">
                <text:p>87.1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.2000000000007">
                <text:p>87.2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.3000000000007">
                <text:p>87.3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.4000000000007">
                <text:p>87.4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.5000000000007">
                <text:p>87.5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.6000000000007">
                <text:p>87.6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.7000000000007">
                <text:p>87.7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.8000000000007">
                <text:p>87.8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.9000000000007">
                <text:p>87.9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.0000000000007">
                <text:p>88.0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.1000000000007">
                <text:p>88.1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.2000000000008">
                <text:p>88.2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.3000000000007">
                <text:p>88.3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.4000000000007">
                <text:p>88.4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.5000000000007">
                <text:p>88.5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.6000000000007">
                <text:p>88.6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.7000000000007">
                <text:p>88.7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.8000000000008">
                <text:p>88.8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.9000000000008">
                <text:p>88.9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.0000000000008">
                <text:p>89.0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.1000000000008">
                <text:p>89.1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.2000000000008">
                <text:p>89.2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.3000000000007">
                <text:p>89.3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.4000000000008">
                <text:p>89.4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.5000000000008">
                <text:p>89.5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.6000000000008">
                <text:p>89.6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.7000000000008">
                <text:p>89.7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.8000000000008">
                <text:p>89.8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.9000000000008">
                <text:p>89.9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.0000000000007">
                <text:p>90.00000000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.1000000000008">
                <text:p>90.1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.2000000000008">
                <text:p>90.2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.3000000000008">
                <text:p>90.3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.4000000000008">
                <text:p>90.4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.5000000000008">
                <text:p>90.5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.6000000000008">
                <text:p>90.6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.7000000000008">
                <text:p>90.7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.8000000000008">
                <text:p>90.8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.9000000000008">
                <text:p>90.9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.0000000000008">
                <text:p>91.0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.1000000000008">
                <text:p>91.1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.2000000000008">
                <text:p>91.2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.3000000000008">
                <text:p>91.3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.4000000000008">
                <text:p>91.4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.5000000000008">
                <text:p>91.5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.6000000000008">
                <text:p>91.6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.7000000000008">
                <text:p>91.7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.8000000000008">
                <text:p>91.8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.9000000000008">
                <text:p>91.9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.0000000000008">
                <text:p>92.0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.1000000000008">
                <text:p>92.1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.2000000000008">
                <text:p>92.2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.3000000000008">
                <text:p>92.3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.4000000000008">
                <text:p>92.4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.5000000000008">
                <text:p>92.5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.6000000000008">
                <text:p>92.6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.7000000000008">
                <text:p>92.7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.8000000000008">
                <text:p>92.8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.9000000000008">
                <text:p>92.9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.0000000000008">
                <text:p>93.0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.1000000000008">
                <text:p>93.1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.2000000000008">
                <text:p>93.2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.3000000000008">
                <text:p>93.3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.4000000000008">
                <text:p>93.4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.5000000000008">
                <text:p>93.5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.6000000000008">
                <text:p>93.6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.7000000000008">
                <text:p>93.7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.8000000000008">
                <text:p>93.8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.9000000000008">
                <text:p>93.9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.0000000000008">
                <text:p>94.0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.1000000000008">
                <text:p>94.1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.2000000000008">
                <text:p>94.2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.3000000000008">
                <text:p>94.3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.4000000000008">
                <text:p>94.4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.5000000000008">
                <text:p>94.5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.6000000000008">
                <text:p>94.6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.7000000000008">
                <text:p>94.7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.8000000000008">
                <text:p>94.8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.9000000000008">
                <text:p>94.9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.0000000000008">
                <text:p>95.0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.1000000000008">
                <text:p>95.1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.2000000000008">
                <text:p>95.2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.3000000000008">
                <text:p>95.3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.4000000000008">
                <text:p>95.4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.5000000000008">
                <text:p>95.5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.6000000000008">
                <text:p>95.6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.7000000000008">
                <text:p>95.7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.8000000000008">
                <text:p>95.8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.9000000000008">
                <text:p>95.9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.0000000000008">
                <text:p>96.0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.1000000000008">
                <text:p>96.1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.2000000000008">
                <text:p>96.2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.3000000000008">
                <text:p>96.3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.4000000000008">
                <text:p>96.4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.5000000000008">
                <text:p>96.5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.6000000000008">
                <text:p>96.6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.7000000000008">
                <text:p>96.7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.8000000000008">
                <text:p>96.8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.9000000000008">
                <text:p>96.9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.0000000000008">
                <text:p>97.0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.1000000000008">
                <text:p>97.1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.2000000000008">
                <text:p>97.2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.3000000000008">
                <text:p>97.3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.4000000000008">
                <text:p>97.4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.5000000000008">
                <text:p>97.5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.6000000000008">
                <text:p>97.6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.7000000000009">
                <text:p>97.700000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.8000000000008">
                <text:p>97.8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.9000000000008">
                <text:p>97.9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.0000000000008">
                <text:p>98.0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.1000000000008">
                <text:p>98.1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.2000000000008">
                <text:p>98.2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.3000000000008">
                <text:p>98.3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.4000000000009">
                <text:p>98.400000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.5000000000008">
                <text:p>98.5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.6000000000009">
                <text:p>98.600000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.7000000000008">
                <text:p>98.7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.8000000000008">
                <text:p>98.8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.9000000000008">
                <text:p>98.9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.0000000000009">
                <text:p>99.000000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.1000000000009">
                <text:p>99.100000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.2000000000009">
                <text:p>99.200000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.3000000000009">
                <text:p>99.300000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.4000000000009">
                <text:p>99.400000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.5000000000008">
                <text:p>99.5000000000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.6000000000009">
                <text:p>99.600000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.7000000000009">
                <text:p>99.700000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.8000000000009">
                <text:p>99.800000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.9000000000009">
                <text:p>99.9000000000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.000000000001">
                <text:p>100.0000000000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f82ddfca21ebc1e222a662a32b25c0c9d20169e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